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The International Sun Sports Federation (FIL) continued with the removal of Russians from competitions</text:span>
</text:h>
      <text:p text:style-name="P4">
Author: ['АРМІЯINFORM']</text:p>
      <text:p text:style-name="P4">
Time: 2023-06-19T0:00:00-04:00</text:p>
      <text:p text:style-name="P4">
Description: The federal federal federal federal federal sport (FIL) was bored with the force of the Russian Rosiyan VID Section ... The war with Ukraine 2022, the war with Ukraine is the latest news today, the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5025963_577956974506599_2898806578112000090_n.jpg" text:style-name="Internet_20_link" text:visited-style-name="Visited_20_Internet_20_Link">
355025963_577956974506599_2898806578112000090_n.jpg</text:a>
']</text:p>
      <text:p text:style-name="P4">
Tags: ['FIL', 'STOPRUSSIA', 'АГРЕСІЯ РФ', 'ВІЙНА', 'ВТОРГНЕННЯ РФ']</text:p>
      <text:p text:style-name="P4">
Category: News</text:p>
      <!--METADATA-->
      <text:p text:style-name="P4">
<draw:frame draw:style-name="fr1" draw:name="Image2" text:anchor-type="as-char" svg:width="6.9236in" svg:height="6.9236in" draw:z-index="0">
<draw:image xlink:href="../Images/AРМІЯINFORM/2023-06-19T0-00-00-04-00/355025963_577956974506599_2898806578112000090_n.jpg" xlink:type="simple" xlink:show="embed" xlink:actuate="onLoad" draw:mime-type="image/jpeg"/>
</draw:frame>
International Sanny Sport Federation(FIL)Leave in the force of removal the Russian one participation in competitions under its auspices.</text:p>
      <text:p text:style-name="P4">
This decision was <text:a xlink:type="simple" xlink:href="https://l.facebook.com/l.php" text:style-name="Internet_20_link" text:visited-style-name="Visited_20_Internet_20_Link">
made</text:a>
At the Congress of the Organization in Bucharest, the Ministry of Youth of Tasport of Ukraine reports.</text:p>
      <text:p text:style-name="P4">
“Due to the continuing invasive war of Russia against Ukraine, it is decided to suspend all the rights to participate athletes, coaches, instructors and other officials of sled sports in the RF competitions, sanctioned FIL. The presence of Russian representatives is related to the high rise for the safety, peacefulness and integrity of these competitions and the participants, including the Russian Federation itself, ”the testimony reads.</text:p>
      <text:p text:style-name="P4">
It should be noted that in March 2022, FIL forbade Russia and Belarus to participate in tournaments under its auspices in response to a full -scale invasion of the Russian Federation in Ukraine. In September of the same year, the International Sanity Federation for the second time was renovated by Russian and Belarusian sleds after Russia was able to fulfill its rights in the organization.</text:p>
      <text:p text:style-name="P4">
We thank the world sports community for the adamant support of Ukraine as well as the aggressor policy.</text:p>
      <text:p text:style-name="P4">
News Source: <text:a xlink:type="simple" xlink:href="https://armyinform.com.ua/2023/06/19/mizhnarodna-federacziya-sannogo-sportu-fil-prodovzhyla-vidstoronennya-rosiyan-vid-zmagan/" text:style-name="Internet_20_link" text:visited-style-name="Visited_20_Internet_20_Link">
https://armyinform.com.ua/2023/06/19/mizhnarodna-federacziya-sannogo-sportu-fil-prodovzhyla-vidstoronennya-rosiyan-vid-zmagan/</text:a>
</text:p>
      <!--NEWS-->
      <text:h text:style-name="P10" text:outline-level="1">
<text:span text:style-name="T4">
As a result of Kakhovskaya hydroelectric power station, the house-museum of Pauline Rayko was destroyed</text:span>
</text:h>
      <text:p text:style-name="P4">
Author: ['АРМІЯINFORM']</text:p>
      <text:p text:style-name="P4">
Time: 2023-06-19T10:00:00-04:00</text:p>
      <text:p text:style-name="P4">
Description: Nazhgada, and the wounded the way, the flooding of izhirne was worshiped at the same tim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4242163_574813531469538_2141362019538776934_n-e1687098742404.jpg" text:style-name="Internet_20_link" text:visited-style-name="Visited_20_Internet_20_Link">
354242163_574813531469538_2141362019538776934_n-e1687098742404.jpg</text:a>
', '<text:a xlink:type="simple" xlink:href="https://armyinform.com.ua/wp-content/uploads/2023/06/354594960_574813534802871_7138105101816486547_n-150x150.jpg" text:style-name="Internet_20_link" text:visited-style-name="Visited_20_Internet_20_Link">
354594960_574813534802871_7138105101816486547_n-150x150.jpg</text:a>
', '<text:a xlink:type="simple" xlink:href="https://armyinform.com.ua/wp-content/uploads/2023/06/354253111_574813628136195_5875187069722788910_n-150x150.jpg" text:style-name="Internet_20_link" text:visited-style-name="Visited_20_Internet_20_Link">
354253111_574813628136195_5875187069722788910_n-150x150.jpg</text:a>
', '<text:a xlink:type="simple" xlink:href="https://armyinform.com.ua/wp-content/uploads/2023/06/354221561_574813621469529_1174973426027257340_n-150x150.jpg" text:style-name="Internet_20_link" text:visited-style-name="Visited_20_Internet_20_Link">
354221561_574813621469529_1174973426027257340_n-150x150.jpg</text:a>
']</text:p>
      <text:p text:style-name="P4">
Tags: ['STOPRUSSIA', 'АГРЕСІЯ РФ', 'БУДИНОК-МУЗЕЙ', 'ВІЙНА', 'ВТОРГНЕННЯ РФ']</text:p>
      <text:p text:style-name="P4">
Category: News</text:p>
      <!--METADATA-->
      <text:p text:style-name="P4">
<draw:frame draw:style-name="fr1" draw:name="Image3" text:anchor-type="as-char" svg:width="6.9236in" svg:height="3.910552in" draw:z-index="0">
<draw:image xlink:href="../Images/AРМІЯINFORM/2023-06-19T10-00-00-04-00/354242163_574813531469538_2141362019538776934_n-e1687098742404.jpg" xlink:type="simple" xlink:show="embed" xlink:actuate="onLoad" draw:mime-type="image/jpeg"/>
</draw:frame>
We will remind that earlier the network has already spread information about the probable flooding of the house-museum. At the time, it was impossible to confirm this, since the house of the city is in temporarily occupied Oleshki in Kherson region, [reports] this <text:a xlink:type="simple" xlink:href="https://www.facebook.com/MCIPUkraine/posts/pfbid0mUAff7XPofii8gC1hqDpVi563XrYtZS3Va6C9FKE4DPxvEphrs9HxPjcKS83XQRal" text:style-name="Internet_20_link" text:visited-style-name="Visited_20_Internet_20_Link">
reports</text:a>
Ministry of Culture and Information Policy of Ukraine.</text:p>
      <text:p text:style-name="P4">
Unfortunately, the information about the destruction of the house-museum of Polina Rayko has confirmed the first photos of the consequences of destroying the country-terrorist of one of the striking accessories of Ukrainian art, which carried history.</text:p>
      <text:p text:style-name="P4">
<text:a xlink:type="simple" xlink:href="https://armyinform.com.ua/wp-content/uploads/2023/06/354594960_574813534802871_7138105101816486547_n.jpg" text:style-name="Internet_20_link" text:visited-style-name="Visited_20_Internet_20_Link">
!(Images/AРМІЯINFORM/2023-06-19T10-00-00-04-00/354594960_574813534802871_7138105101816486547_n-150x150.jpg)</text:a>
</text:p>
      <text:p text:style-name="P4">
<text:a xlink:type="simple" xlink:href="https://armyinform.com.ua/wp-content/uploads/2023/06/354253111_574813628136195_5875187069722788910_n.jpg" text:style-name="Internet_20_link" text:visited-style-name="Visited_20_Internet_20_Link">
<draw:frame draw:style-name="fr1" draw:name="Image4" text:anchor-type="as-char" svg:width="6.9236in" svg:height="6.9236in" draw:z-index="0">
<draw:image xlink:href="../Images/AРМІЯINFORM/2023-06-19T10-00-00-04-00/354253111_574813628136195_5875187069722788910_n-150x150.jpg" xlink:type="simple" xlink:show="embed" xlink:actuate="onLoad" draw:mime-type="image/jpeg"/>
</draw:frame>
</text:a>
</text:p>
      <text:p text:style-name="P4">
<text:a xlink:type="simple" xlink:href="https://armyinform.com.ua/wp-content/uploads/2023/06/354221561_574813621469529_1174973426027257340_n.jpg" text:style-name="Internet_20_link" text:visited-style-name="Visited_20_Internet_20_Link">
<draw:frame draw:style-name="fr1" draw:name="Image5" text:anchor-type="as-char" svg:width="6.9236in" svg:height="6.9236in" draw:z-index="0">
<draw:image xlink:href="../Images/AРМІЯINFORM/2023-06-19T10-00-00-04-00/354221561_574813621469529_1174973426027257340_n-150x150.jpg" xlink:type="simple" xlink:show="embed" xlink:actuate="onLoad" draw:mime-type="image/jpeg"/>
</draw:frame>
</text:a>
On the walls of her own home, Raico reproduced her own biography, depicted the family -toe, as well as favorite symbols and birds - different shapes, colors of species: ducks, geese, roosters, swallows, owls, woodpeckers.</text:p>
      <text:p text:style-name="P4">
The importance of such unique places is another demonstration of how Russia is to destroy Ukrainian culture and history.</text:p>
      <text:p text:style-name="P4">
<text:span text:style-name="T5">
Foto: Eugene Nikiforov</text:span>
</text:p>
      <text:p text:style-name="P4">
News Source: <text:a xlink:type="simple" xlink:href="https://armyinform.com.ua/2023/06/19/vnaslidok-pidryvu-kahovskoyi-ges-znyshheno-budynok-muzej-poliny-rajko/" text:style-name="Internet_20_link" text:visited-style-name="Visited_20_Internet_20_Link">
https://armyinform.com.ua/2023/06/19/vnaslidok-pidryvu-kahovskoyi-ges-znyshheno-budynok-muzej-poliny-rajko/</text:a>
</text:p>
      <!--NEWS-->
      <text:h text:style-name="P10" text:outline-level="1">
<text:span text:style-name="T4">
Artillerymen about their work: "fill" as much as possible and as accurately as possible</text:span>
</text:h>
      <text:p text:style-name="P4">
Author: ['АРМІЯINFORM']</text:p>
      <text:p text:style-name="P4">
Time: 2023-06-19T12:00:00-04:00</text:p>
      <text:p text:style-name="P4">
Description: &amp; nbsp; Rozrahunovs of self -artillery installation 2C1 "Cloves" in positions. Ekipage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352375165_647648704069382_1423752490519330615_n.jpg" text:style-name="Internet_20_link" text:visited-style-name="Visited_20_Internet_20_Link">
352375165_647648704069382_1423752490519330615_n.jpg</text:a>
', '<text:a xlink:type="simple" xlink:href="https://armyinform.com.ua/wp-content/uploads/2023/06/348673913_647648647402721_8530810447658287370_n-150x150.jpg" text:style-name="Internet_20_link" text:visited-style-name="Visited_20_Internet_20_Link">
348673913_647648647402721_8530810447658287370_n-150x150.jpg</text:a>
', '<text:a xlink:type="simple" xlink:href="https://armyinform.com.ua/wp-content/uploads/2023/06/346883413_647648750736044_2424157996674574225_n-150x150.jpg" text:style-name="Internet_20_link" text:visited-style-name="Visited_20_Internet_20_Link">
346883413_647648750736044_2424157996674574225_n-150x150.jpg</text:a>
', '<text:a xlink:type="simple" xlink:href="https://armyinform.com.ua/wp-content/uploads/2023/06/347648589_647648777402708_6641189658539873642_n-150x150.jpg" text:style-name="Internet_20_link" text:visited-style-name="Visited_20_Internet_20_Link">
347648589_647648777402708_6641189658539873642_n-150x150.jpg</text:a>
', '<text:a xlink:type="simple" xlink:href="https://armyinform.com.ua/wp-content/uploads/2023/06/347009256_647648877402698_2511885720080642111_n-150x150.jpg" text:style-name="Internet_20_link" text:visited-style-name="Visited_20_Internet_20_Link">
347009256_647648877402698_2511885720080642111_n-150x150.jpg</text:a>
', '<text:a xlink:type="simple" xlink:href="https://armyinform.com.ua/wp-content/uploads/2023/06/347115709_647648894069363_3278237382155671439_n-150x150.jpg" text:style-name="Internet_20_link" text:visited-style-name="Visited_20_Internet_20_Link">
347115709_647648894069363_3278237382155671439_n-150x150.jpg</text:a>
', '<text:a xlink:type="simple" xlink:href="https://armyinform.com.ua/wp-content/uploads/2023/06/347127500_647649394069313_525520345696156874_n-150x150.jpg" text:style-name="Internet_20_link" text:visited-style-name="Visited_20_Internet_20_Link">
347127500_647649394069313_525520345696156874_n-150x150.jpg</text:a>
', '<text:a xlink:type="simple" xlink:href="https://armyinform.com.ua/wp-content/uploads/2023/06/348327743_647649434069309_3783072686471173499_n-150x150.jpg" text:style-name="Internet_20_link" text:visited-style-name="Visited_20_Internet_20_Link">
348327743_647649434069309_3783072686471173499_n-150x150.jpg</text:a>
', '<text:a xlink:type="simple" xlink:href="https://armyinform.com.ua/wp-content/uploads/2023/06/346878102_647648604069392_1108607779644982475_n-150x150.jpg" text:style-name="Internet_20_link" text:visited-style-name="Visited_20_Internet_20_Link">
346878102_647648604069392_1108607779644982475_n-150x150.jpg</text:a>
']</text:p>
      <text:p text:style-name="P4">
Tags: ['STOPRUSSIA', 'АГРЕСІЯ РФ', 'АРТИЛЕРИСТИ', 'ВІЙНА', 'ВМС ЗС УКРАЇНИ', 'ВТОРГНЕННЯ РФ']</text:p>
      <text:p text:style-name="P4">
Category: News</text:p>
      <!--METADATA-->
      <text:p text:style-name="P4">
<draw:frame draw:style-name="fr1" draw:name="Image6" text:anchor-type="as-char" svg:width="6.9236in" svg:height="3.89773in" draw:z-index="0">
<draw:image xlink:href="../Images/AРМІЯINFORM/2023-06-19T12-00-00-04-00/352375165_647648704069382_1423752490519330615_n.jpg" xlink:type="simple" xlink:show="embed" xlink:actuate="onLoad" draw:mime-type="image/jpeg"/>
</draw:frame>
The calculation of the self -propelled artillery installation 2C1 "Carnation" in positions. The exquisite is trained, hardened in battles and daily combat tasks.</text:p>
      <text:p text:style-name="P4">
<text:a xlink:type="simple" xlink:href="https://armyinform.com.ua/wp-content/uploads/2023/06/348673913_647648647402721_8530810447658287370_n.jpg" text:style-name="Internet_20_link" text:visited-style-name="Visited_20_Internet_20_Link">
!(Images/AРМІЯINFORM/2023-06-19T12-00-00-04-00/348673913_647648647402721_8530810447658287370_n-150x150.jpg)</text:a>
</text:p>
      <text:p text:style-name="P4">
<text:a xlink:type="simple" xlink:href="https://armyinform.com.ua/wp-content/uploads/2023/06/346883413_647648750736044_2424157996674574225_n.jpg" text:style-name="Internet_20_link" text:visited-style-name="Visited_20_Internet_20_Link">
<draw:frame draw:style-name="fr1" draw:name="Image7" text:anchor-type="as-char" svg:width="6.9236in" svg:height="6.9236in" draw:z-index="0">
<draw:image xlink:href="../Images/AРМІЯINFORM/2023-06-19T12-00-00-04-00/346883413_647648750736044_2424157996674574225_n-150x150.jpg" xlink:type="simple" xlink:show="embed" xlink:actuate="onLoad" draw:mime-type="image/jpeg"/>
</draw:frame>
</text:a>
</text:p>
      <text:p text:style-name="P4">
<text:a xlink:type="simple" xlink:href="https://armyinform.com.ua/wp-content/uploads/2023/06/347648589_647648777402708_6641189658539873642_n.jpg" text:style-name="Internet_20_link" text:visited-style-name="Visited_20_Internet_20_Link">
<draw:frame draw:style-name="fr1" draw:name="Image8" text:anchor-type="as-char" svg:width="6.9236in" svg:height="6.9236in" draw:z-index="0">
<draw:image xlink:href="../Images/AРМІЯINFORM/2023-06-19T12-00-00-04-00/347648589_647648777402708_6641189658539873642_n-150x150.jpg" xlink:type="simple" xlink:show="embed" xlink:actuate="onLoad" draw:mime-type="image/jpeg"/>
</draw:frame>
</text:a>
</text:p>
      <text:p text:style-name="P4">
<text:a xlink:type="simple" xlink:href="https://armyinform.com.ua/wp-content/uploads/2023/06/347009256_647648877402698_2511885720080642111_n.jpg" text:style-name="Internet_20_link" text:visited-style-name="Visited_20_Internet_20_Link">
<draw:frame draw:style-name="fr1" draw:name="Image9" text:anchor-type="as-char" svg:width="6.9236in" svg:height="6.9236in" draw:z-index="0">
<draw:image xlink:href="../Images/AРМІЯINFORM/2023-06-19T12-00-00-04-00/347009256_647648877402698_2511885720080642111_n-150x150.jpg" xlink:type="simple" xlink:show="embed" xlink:actuate="onLoad" draw:mime-type="image/jpeg"/>
</draw:frame>
</text:a>
</text:p>
      <text:p text:style-name="P4">
<text:a xlink:type="simple" xlink:href="https://armyinform.com.ua/wp-content/uploads/2023/06/347115709_647648894069363_3278237382155671439_n.jpg" text:style-name="Internet_20_link" text:visited-style-name="Visited_20_Internet_20_Link">
<draw:frame draw:style-name="fr1" draw:name="Image10" text:anchor-type="as-char" svg:width="6.9236in" svg:height="6.9236in" draw:z-index="0">
<draw:image xlink:href="../Images/AРМІЯINFORM/2023-06-19T12-00-00-04-00/347115709_647648894069363_3278237382155671439_n-150x150.jpg" xlink:type="simple" xlink:show="embed" xlink:actuate="onLoad" draw:mime-type="image/jpeg"/>
</draw:frame>
</text:a>
</text:p>
      <text:p text:style-name="P4">
<text:a xlink:type="simple" xlink:href="https://armyinform.com.ua/wp-content/uploads/2023/06/347127500_647649394069313_525520345696156874_n.jpg" text:style-name="Internet_20_link" text:visited-style-name="Visited_20_Internet_20_Link">
<draw:frame draw:style-name="fr1" draw:name="Image11" text:anchor-type="as-char" svg:width="6.9236in" svg:height="6.9236in" draw:z-index="0">
<draw:image xlink:href="../Images/AРМІЯINFORM/2023-06-19T12-00-00-04-00/347127500_647649394069313_525520345696156874_n-150x150.jpg" xlink:type="simple" xlink:show="embed" xlink:actuate="onLoad" draw:mime-type="image/jpeg"/>
</draw:frame>
</text:a>
</text:p>
      <text:p text:style-name="P4">
<text:a xlink:type="simple" xlink:href="https://armyinform.com.ua/wp-content/uploads/2023/06/348327743_647649434069309_3783072686471173499_n.jpg" text:style-name="Internet_20_link" text:visited-style-name="Visited_20_Internet_20_Link">
<draw:frame draw:style-name="fr1" draw:name="Image12" text:anchor-type="as-char" svg:width="6.9236in" svg:height="6.9236in" draw:z-index="0">
<draw:image xlink:href="../Images/AРМІЯINFORM/2023-06-19T12-00-00-04-00/348327743_647649434069309_3783072686471173499_n-150x150.jpg" xlink:type="simple" xlink:show="embed" xlink:actuate="onLoad" draw:mime-type="image/jpeg"/>
</draw:frame>
</text:a>
</text:p>
      <text:p text:style-name="P4">
<text:a xlink:type="simple" xlink:href="https://armyinform.com.ua/wp-content/uploads/2023/06/346878102_647648604069392_1108607779644982475_n.jpg" text:style-name="Internet_20_link" text:visited-style-name="Visited_20_Internet_20_Link">
<draw:frame draw:style-name="fr1" draw:name="Image13" text:anchor-type="as-char" svg:width="6.9236in" svg:height="6.9236in" draw:z-index="0">
<draw:image xlink:href="../Images/AРМІЯINFORM/2023-06-19T12-00-00-04-00/346878102_647648604069392_1108607779644982475_n-150x150.jpg" xlink:type="simple" xlink:show="embed" xlink:actuate="onLoad" draw:mime-type="image/jpeg"/>
</draw:frame>
</text:a>
The fighters say, “Our task is to" fill "as much as possible and as accurately as possible. In this task, we do perfectly. ”</text:p>
      <text:p text:style-name="P4">
<text:span text:style-name="T4">
 Source: </text:span>
 _ <text:a xlink:type="simple" xlink:href="https://www.facebook.com/navy.mil.gov.ua/posts/pfbid0K5G3W7efvPmW1MhAgL5ZXKU4d5SratkkALXbaahBmUKzVgPKBaPrZTqouLZaaiTml" text:style-name="Internet_20_link" text:visited-style-name="Visited_20_Internet_20_Link">
Navy of the Armed Forces of Ukraine</text:a>
._</text:p>
      <text:p text:style-name="P4">
News Source: <text:a xlink:type="simple" xlink:href="https://armyinform.com.ua/2023/06/19/artylerysty-37-okremoyi-brygady-morskoyi-pihoty-zavzhdy-gotovi-pidtrymaty-vognem-pihotyncziv-pid-chas-shturmovyh-dij/" text:style-name="Internet_20_link" text:visited-style-name="Visited_20_Internet_20_Link">
https://armyinform.com.ua/2023/06/19/artylerysty-37-okremoyi-brygady-morskoyi-pihoty-zavzhdy-gotovi-pidtrymaty-vognem-pihotyncziv-pid-chas-shturmovyh-dij/</text:a>
</text:p>
      <!--NEWS-->
      <text:h text:style-name="P10" text:outline-level="1">
<text:span text:style-name="T4">
The Kharkiv resident was injured as a result of a mortar shelling</text:span>
</text:h>
      <text:p text:style-name="P4">
Author: ['АРМІЯINFORM']</text:p>
      <text:p text:style-name="P4">
Time: 2023-06-19T14:00:00-04:00</text:p>
      <text:p text:style-name="P4">
Description: For the proprietary Kerivnitva Dergachyvo, the Kommersant Prosecutor's Prosecutor's Office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49928503_656196826543154_8786483647969386339_n.jpg" text:style-name="Internet_20_link" text:visited-style-name="Visited_20_Internet_20_Link">
349928503_656196826543154_8786483647969386339_n.jpg</text:a>
', '<text:a xlink:type="simple" xlink:href="https://armyinform.com.ua/wp-content/uploads/2023/06/347149233_656196229876547_3204085940457998704_n-150x150.jpg" text:style-name="Internet_20_link" text:visited-style-name="Visited_20_Internet_20_Link">
347149233_656196229876547_3204085940457998704_n-150x150.jpg</text:a>
', '<text:a xlink:type="simple" xlink:href="https://armyinform.com.ua/wp-content/uploads/2023/06/347440184_656196189876551_7126766757715667808_n-150x150.jpg" text:style-name="Internet_20_link" text:visited-style-name="Visited_20_Internet_20_Link">
347440184_656196189876551_7126766757715667808_n-150x150.jpg</text:a>
', '<text:a xlink:type="simple" xlink:href="https://armyinform.com.ua/wp-content/uploads/2023/06/348321151_656196203209883_5690742012374313022_n-150x150.jpg" text:style-name="Internet_20_link" text:visited-style-name="Visited_20_Internet_20_Link">
348321151_656196203209883_5690742012374313022_n-150x150.jpg</text:a>
', '<text:a xlink:type="simple" xlink:href="https://armyinform.com.ua/wp-content/uploads/2023/06/349935922_656196803209823_4562372834322544374_n-150x150.jpg" text:style-name="Internet_20_link" text:visited-style-name="Visited_20_Internet_20_Link">
349935922_656196803209823_4562372834322544374_n-150x150.jpg</text:a>
', '<text:a xlink:type="simple" xlink:href="https://armyinform.com.ua/wp-content/uploads/2023/06/350328496_656196793209824_7890364370852605486_n-150x150.jpg" text:style-name="Internet_20_link" text:visited-style-name="Visited_20_Internet_20_Link">
350328496_656196793209824_7890364370852605486_n-150x150.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14" text:anchor-type="as-char" svg:width="6.9236in" svg:height="6.813976in" draw:z-index="0">
<draw:image xlink:href="../Images/AРМІЯINFORM/2023-06-19T14-00-00-04-00/349928503_656196826543154_8786483647969386339_n.jpg" xlink:type="simple" xlink:show="embed" xlink:actuate="onLoad" draw:mime-type="image/jpeg"/>
</draw:frame>
Under the procedural leadership of the Dergachiv and Kupyansk district prosecutors, pre -trial investigations on the facts of violations of laws and customs of war were launched(Part 1 of Art. 438 of the Criminal Code of Ukraine), <text:a xlink:type="simple" xlink:href="https://www.facebook.com/pgo.gov.ua/posts/pfbid0xGVE3Qvt1JohZwf83PJ7MCuwgU7FJA4kDyTAFJjaeapmc9treSExV85FBqvtr2yhl" text:style-name="Internet_20_link" text:visited-style-name="Visited_20_Internet_20_Link">
informs</text:a>
Office of the Prosecutor General.</text:p>
      <text:p text:style-name="P4">
“According to the investigation, on June 18 at about 3:00 pm, the invaders fired the village of Liptsi. For previous information, with mortar. The local resident was injured. Residential buildings and cars were injured, ”the message reads.</text:p>
      <text:p text:style-name="P4">
<text:a xlink:type="simple" xlink:href="https://armyinform.com.ua/wp-content/uploads/2023/06/347149233_656196229876547_3204085940457998704_n.jpg" text:style-name="Internet_20_link" text:visited-style-name="Visited_20_Internet_20_Link">
!(Images/AРМІЯINFORM/2023-06-19T14-00-00-04-00/347149233_656196229876547_3204085940457998704_n-150x150.jpg)</text:a>
</text:p>
      <text:p text:style-name="P4">
<text:a xlink:type="simple" xlink:href="https://armyinform.com.ua/wp-content/uploads/2023/06/347440184_656196189876551_7126766757715667808_n.jpg" text:style-name="Internet_20_link" text:visited-style-name="Visited_20_Internet_20_Link">
<draw:frame draw:style-name="fr1" draw:name="Image15" text:anchor-type="as-char" svg:width="6.9236in" svg:height="6.9236in" draw:z-index="0">
<draw:image xlink:href="../Images/AРМІЯINFORM/2023-06-19T14-00-00-04-00/347440184_656196189876551_7126766757715667808_n-150x150.jpg" xlink:type="simple" xlink:show="embed" xlink:actuate="onLoad" draw:mime-type="image/jpeg"/>
</draw:frame>
</text:a>
</text:p>
      <text:p text:style-name="P4">
<text:a xlink:type="simple" xlink:href="https://armyinform.com.ua/wp-content/uploads/2023/06/348321151_656196203209883_5690742012374313022_n.jpg" text:style-name="Internet_20_link" text:visited-style-name="Visited_20_Internet_20_Link">
<draw:frame draw:style-name="fr1" draw:name="Image16" text:anchor-type="as-char" svg:width="6.9236in" svg:height="6.9236in" draw:z-index="0">
<draw:image xlink:href="../Images/AРМІЯINFORM/2023-06-19T14-00-00-04-00/348321151_656196203209883_5690742012374313022_n-150x150.jpg" xlink:type="simple" xlink:show="embed" xlink:actuate="onLoad" draw:mime-type="image/jpeg"/>
</draw:frame>
</text:a>
</text:p>
      <text:p text:style-name="P4">
<text:a xlink:type="simple" xlink:href="https://armyinform.com.ua/wp-content/uploads/2023/06/349935922_656196803209823_4562372834322544374_n.jpg" text:style-name="Internet_20_link" text:visited-style-name="Visited_20_Internet_20_Link">
<draw:frame draw:style-name="fr1" draw:name="Image17" text:anchor-type="as-char" svg:width="6.9236in" svg:height="6.9236in" draw:z-index="0">
<draw:image xlink:href="../Images/AРМІЯINFORM/2023-06-19T14-00-00-04-00/349935922_656196803209823_4562372834322544374_n-150x150.jpg" xlink:type="simple" xlink:show="embed" xlink:actuate="onLoad" draw:mime-type="image/jpeg"/>
</draw:frame>
</text:a>
</text:p>
      <text:p text:style-name="P4">
<text:a xlink:type="simple" xlink:href="https://armyinform.com.ua/wp-content/uploads/2023/06/350328496_656196793209824_7890364370852605486_n.jpg" text:style-name="Internet_20_link" text:visited-style-name="Visited_20_Internet_20_Link">
<draw:frame draw:style-name="fr1" draw:name="Image18" text:anchor-type="as-char" svg:width="6.9236in" svg:height="6.9236in" draw:z-index="0">
<draw:image xlink:href="../Images/AРМІЯINFORM/2023-06-19T14-00-00-04-00/350328496_656196793209824_7890364370852605486_n-150x150.jpg" xlink:type="simple" xlink:show="embed" xlink:actuate="onLoad" draw:mime-type="image/jpeg"/>
</draw:frame>
</text:a>
In addition, during the day, the Russian military fired Kupyansk. Damage to private households, farm buildings of the Tavtomobils of the locals was recorded. The prosecutorial groups documented the effects of armored aggression of the Russian Federation.</text:p>
      <text:p text:style-name="P4">
News Source: <text:a xlink:type="simple" xlink:href="https://armyinform.com.ua/2023/06/19/meshkanecz-harkivshhyny-otrymav-poranennya-vnaslidok-minometnogo-obstrilu-rashystiv/" text:style-name="Internet_20_link" text:visited-style-name="Visited_20_Internet_20_Link">
https://armyinform.com.ua/2023/06/19/meshkanecz-harkivshhyny-otrymav-poranennya-vnaslidok-minometnogo-obstrilu-rashystiv/</text:a>
</text:p>
      <!--NEWS-->
      <text:h text:style-name="P10" text:outline-level="1">
<text:span text:style-name="T4">
The enemy concentrates efforts in four directions, a day - 24 combat collisions</text:span>
</text:h>
      <text:p text:style-name="P4">
Author: ['АРМІЯINFORM']</text:p>
      <text:p text:style-name="P4">
Time: 2023-06-19T16:00:00-04:00</text:p>
      <text:p text:style-name="P4">
Description: About CED DOIMLAY GS ZS Ukrainian. “The opponent of the I was Zoservzhu, the basic zusil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6/354470773_606346508345098_4236756637192535242_n.jpg" text:style-name="Internet_20_link" text:visited-style-name="Visited_20_Internet_20_Link">
354470773_606346508345098_4236756637192535242_n.jpg</text:a>
']</text:p>
      <text:p text:style-name="P4">
Tags: ['STOPRUSSIA', 'БАХМУТ', 'ВТОРГНЕННЯ РФ', 'ГШ ЗС УКРАЇНИ', 'МАР’ЇНКА']</text:p>
      <text:p text:style-name="P4">
Category: News</text:p>
      <!--METADATA-->
      <text:p text:style-name="P4">
<draw:frame draw:style-name="fr1" draw:name="Image19" text:anchor-type="as-char" svg:width="6.9236in" svg:height="4.615733in" draw:z-index="0">
<draw:image xlink:href="../Images/AРМІЯINFORM/2023-06-19T16-00-00-04-00/354470773_606346508345098_4236756637192535242_n.jpg" xlink:type="simple" xlink:show="embed" xlink:actuate="onLoad" draw:mime-type="image/jpeg"/>
</draw:frame>
<text:span text:style-name="T4">
 🔥 Situation on the Russian invasion </text:span>
 about it <text:a xlink:type="simple" xlink:href="https://www.facebook.com/GeneralStaff.ua/posts/pfbid02S2FA1yMz1eq1Znt5f8FM2GGqECLSLoh11AyaPzygK5RTVt7HqgsZ1ZKw1ccfviWcl" text:style-name="Internet_20_link" text:visited-style-name="Visited_20_Internet_20_Link">
reports</text:a>
General of the Armed Forces of Ukraine.</text:p>
      <text:p text:style-name="P4">
"The enemy continues to focus the main efforts in Limansky, Bakhmut, Avdiiv and Marinsky directions - 24 combat reports took place during the day," the statement said.</text:p>
      <text:p text:style-name="P4">
It is noted that in the Kupyansk direction the enemy performed offensive actions by Unapryamka of the Novoselselovsk Luhansk region, but did not success. The enemy performed offensive actions in the direction of the controversial, had no success. In the Bakhmut direction, the enemy performed unsuccessful actions in the direction of Orikhovo-Vasylivka. In the Shakhtar direction, he conducted offensive actions in the directions of Novomykhailivka and coal of Donetsk region, and did not success.</text:p>
      <text:p text:style-name="P4">
In the Mariinsky direction, our defenders repelled all the attacks of the enemy in the Marinka's city.</text:p>
      <text:p text:style-name="P4">
In Zaporizhzhya and Kherson directions, the enemy continues to conduct defense.</text:p>
      <text:p text:style-name="P4">
News Source: <text:a xlink:type="simple" xlink:href="https://armyinform.com.ua/2023/06/19/protyvnyk-zoseredzhuye-zusyllya-na-chotyroh-napryamkah-za-dobu-24-bojovyh-zitknennya/" text:style-name="Internet_20_link" text:visited-style-name="Visited_20_Internet_20_Link">
https://armyinform.com.ua/2023/06/19/protyvnyk-zoseredzhuye-zusyllya-na-chotyroh-napryamkah-za-dobu-24-bojovyh-zitknennya/</text:a>
</text:p>
      <!--NEWS-->
      <text:h text:style-name="P10" text:outline-level="1">
<text:span text:style-name="T4">
Rashists have inflicted 59 aircraft, among the victims are children</text:span>
</text:h>
      <text:p text:style-name="P4">
Author: ['АРМІЯINFORM']</text:p>
      <text:p text:style-name="P4">
Time: 2023-06-19T18:00:00-04:00</text:p>
      <text:p text:style-name="P4">
Description: About CED DOIMLAY GS ZS Ukrainian. “The adversary of the Office has been gone ... The war with Ukraine 2022, the war with Ukraine is the latest news today, the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harkiv-obstrid-2022.jpg" text:style-name="Internet_20_link" text:visited-style-name="Visited_20_Internet_20_Link">
harkiv-obstrid-2022.jpg</text:a>
']</text:p>
      <text:p text:style-name="P4">
Tags: ['STOPRUSSIA', 'ВТОРГНЕННЯ РФ', 'ГШ ЗС УКРАЇНИ']</text:p>
      <text:p text:style-name="P4">
Category: News</text:p>
      <!--METADATA-->
      <text:p text:style-name="P4">
<draw:frame draw:style-name="fr1" draw:name="Image20" text:anchor-type="as-char" svg:width="6.9236in" svg:height="5.160921in" draw:z-index="0">
<draw:image xlink:href="../Images/AРМІЯINFORM/2023-06-19T18-00-00-04-00/harkiv-obstrid-2022.jpg" xlink:type="simple" xlink:show="embed" xlink:actuate="onLoad" draw:mime-type="image/jpeg"/>
</draw:frame>
<text:span text:style-name="T4">
 🔥 Situation on the Russian invasion </text:span>
 about it <text:a xlink:type="simple" xlink:href="https://www.facebook.com/GeneralStaff.ua/posts/pfbid02S2FA1yMz1eq1Znt5f8FM2GGqECLSLoh11AyaPzygK5RTVt7HqgsZ1ZKw1ccfviWcl" text:style-name="Internet_20_link" text:visited-style-name="Visited_20_Internet_20_Link">
reports</text:a>
General of the Armed Forces of Ukraine.</text:p>
      <text:p text:style-name="P4">
“Over the past day, the enemy has struck 59 aviation strikes and made more than 100 shelling of rocket launchers on the positions of our tansselica troops. There are killed and injured among civilians, including children, damaged critical infrastructure, destroyed and damaged as 20 houses and schools, ”the message reads.</text:p>
      <text:p text:style-name="P4">
The Ministry of Internal Affairs of Ukraine also reminded that the likelihood of missile and aircraft strikes throughout Ukraine remains high.</text:p>
      <text:p text:style-name="P4">
News Source: <text:a xlink:type="simple" xlink:href="https://armyinform.com.ua/2023/06/19/protyvnyk-zavdav-59-aviaudariv-sered-postrazhdalyh-ye-dity/" text:style-name="Internet_20_link" text:visited-style-name="Visited_20_Internet_20_Link">
https://armyinform.com.ua/2023/06/19/protyvnyk-zavdav-59-aviaudariv-sered-postrazhdalyh-ye-dity/</text:a>
</text:p>
      <!--NEWS-->
      <text:h text:style-name="P10" text:outline-level="1">
<text:span text:style-name="T4">
The Kherson region is affected by the Russian Brigade Office</text:span>
</text:h>
      <text:p text:style-name="P4">
Author: ['АРМІЯINFORM']</text:p>
      <text:p text:style-name="P4">
Time: 2023-06-19T20:00:00-04:00</text:p>
      <text:p text:style-name="P4">
Description: Lent out to the Kherson region, Bulo Bulzhen, the control point of the Vorozhoma brigad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4470773_606346508345098_4236756637192535242_n-1.jpg" text:style-name="Internet_20_link" text:visited-style-name="Visited_20_Internet_20_Link">
354470773_606346508345098_4236756637192535242_n-1.jpg</text:a>
']</text:p>
      <text:p text:style-name="P4">
Tags: ['STOPRUSSIA', 'БПЛА "ОРЛАН-10"', 'ВТОРГНЕННЯ РФ', 'ОК «ПІВДЕНЬ»']</text:p>
      <text:p text:style-name="P4">
Category: News</text:p>
      <!--METADATA-->
      <text:p text:style-name="P4">
<draw:frame draw:style-name="fr1" draw:name="Image21" text:anchor-type="as-char" svg:width="6.9236in" svg:height="4.615733in" draw:z-index="0">
<draw:image xlink:href="../Images/AРМІЯINFORM/2023-06-19T20-00-00-04-00/354470773_606346508345098_4236756637192535242_n-1.jpg" xlink:type="simple" xlink:show="embed" xlink:actuate="onLoad" draw:mime-type="image/jpeg"/>
</draw:frame>
During the last day in Kherson region, the control point of the hostile and 20 converted boats was affected.</text:p>
      <text:p text:style-name="P4">
About it <text:a xlink:type="simple" xlink:href="https://www.facebook.com/OperationalCommandSouth/posts/pfbid0nBZMBAD5VkvRcuDyCrLXKjxDyigNFivji4xCeZFytGhRduBqsAPBdsyt7LSyGNuul" text:style-name="Internet_20_link" text:visited-style-name="Visited_20_Internet_20_Link">
reports</text:a>
OK South.</text:p>
      <text:p text:style-name="P4">
"Our rocket-artillery units in the framework of firefighting in interaction with air forces have caused significant losses of the enemy. 103 racists and more Radiorelelet communication deployment station. The Skadovsky District has a hostile team and 20 converted boats. And the Vakhovsky district destroyed 2 felds of ammunition, ”the presentation reads.</text:p>
      <text:p text:style-name="P4">
In addition, two enemy "lancets" and "Orlan-10" were destroyed in Kherson region yesterday.</text:p>
      <text:p text:style-name="P4">
News Source: <text:a xlink:type="simple" xlink:href="https://armyinform.com.ua/2023/06/19/na-hersonshhyni-urazheno-punkt-upravlinnya-rosijskoyi-brygady/" text:style-name="Internet_20_link" text:visited-style-name="Visited_20_Internet_20_Link">
https://armyinform.com.ua/2023/06/19/na-hersonshhyni-urazheno-punkt-upravlinnya-rosijskoyi-brygady/</text:a>
</text:p>
      <!--NEWS-->
      <text:h text:style-name="P10" text:outline-level="1">
<text:span text:style-name="T4">
More than 220 thousand soldiers have lost the army of the Russian Federation in Ukraine since the beginning of large -scale aggression</text:span>
</text:h>
      <text:p text:style-name="P4">
Author: ['АРМІЯINFORM']</text:p>
      <text:p text:style-name="P4">
Time: 2023-06-19T22:00:00-04:00</text:p>
      <text:p text:style-name="P4">
Description: Zagalni Boyov, take the enemy on 02/24/22 to 06/19/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98634c55-a2dd-4ff7-b93d-b9ec82f89740-scaled.jpg" text:style-name="Internet_20_link" text:visited-style-name="Visited_20_Internet_20_Link">
98634c55-a2dd-4ff7-b93d-b9ec82f89740-scaled.jpg</text:a>
']</text:p>
      <text:p text:style-name="P4">
Tags: ['АГРЕСІЯ РФ', 'ВТОРГНЕННЯ РФ', 'ВТРАТИ ВОРОГА', 'ГШ ЗСУ']</text:p>
      <text:p text:style-name="P4">
Category: News</text:p>
      <!--METADATA-->
      <text:p text:style-name="P4">
<draw:frame draw:style-name="fr1" draw:name="Image22" text:anchor-type="as-char" svg:width="6.9236in" svg:height="6.969757in" draw:z-index="0">
<draw:image xlink:href="../Images/AРМІЯINFORM/2023-06-19T22-00-00-04-00/98634c55-a2dd-4ff7-b93d-b9ec82f89740-scaled.jpg" xlink:type="simple" xlink:show="embed" xlink:actuate="onLoad" draw:mime-type="image/jpeg"/>
</draw:frame>
The total combat loss of the enemy from 24.02.22 to 19.06.23 will be orientated:</text:p>
      <text:p text:style-name="P4">
<text:span text:style-name="T4">
<text:span text:style-name="T5">
 Personnel - </text:span>
* 220450(+630)persons eliminated</text:span>
<text:span text:style-name="T5">
 tanks - </text:span>
<text:span text:style-name="T5">
 3989(+5)</text:span>
<text:span text:style-name="T4">
 combat armored vehicles - </text:span>
 7735(+6)<text:span text:style-name="T4">
<text:span text:style-name="T5">
 Artillery systems - </text:span>
<text:span text:style-name="T5">
 3865(+18)</text:span>
 </text:span>
 RSZV - <text:span text:style-name="T4">
 610(0)</text:span>
<text:span text:style-name="T5">
 air defense means - </text:span>
<text:span text:style-name="T5">
 370(+6)</text:span>
<text:span text:style-name="T4">
 aircraft - </text:span>
 314(0)<text:span text:style-name="T4">
<text:span text:style-name="T5">
 helicopters - </text:span>
* 305(+1)</text:span>
<text:span text:style-name="T5">
 UAV Operative Tactical Level-</text:span>
<text:span text:style-name="T5">
 3383(+12)</text:span>
<text:span text:style-name="T4">
 Winged missiles - </text:span>
 1211(0)<text:span text:style-name="T4">
<text:span text:style-name="T5">
 ships / boats - </text:span>
* 18(0)</text:span>
<text:span text:style-name="T5">
 Automobile equipment and tanks - </text:span>
<text:span text:style-name="T5">
 6613(+42)</text:span>
<text:span text:style-name="T4">
 Special equipment - </text:span>
 526(+4)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9.06.23.</text:p>
      <text:p text:style-name="P4">
News Source: <text:a xlink:type="simple" xlink:href="https://armyinform.com.ua/2023/06/19/ponad-220-tysyach-vijskovyh-vtratyla-armiya-rf-v-ukrayini-z-pochatku-shyrokomasshtabnoyi-agresiyi/" text:style-name="Internet_20_link" text:visited-style-name="Visited_20_Internet_20_Link">
https://armyinform.com.ua/2023/06/19/ponad-220-tysyach-vijskovyh-vtratyla-armiya-rf-v-ukrayini-z-pochatku-shyrokomasshtabnoyi-agresiyi/</text:a>
</text:p>
      <!--NEWS-->
      <text:h text:style-name="P10" text:outline-level="1">
<text:span text:style-name="T4">
The air defense forces destroyed all eight enemy air targets at night</text:span>
</text:h>
      <text:p text:style-name="P4">
Author: ['АРМІЯINFORM']</text:p>
      <text:p text:style-name="P4">
Time: 2023-06-19T24:00:00-04:00</text:p>
      <text:p text:style-name="P4">
Description: Vnochi 19 worm enemy seizure on the pyvnoye one of the CHOTIRMA SCIDENT LIGHT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 'РАКЕТИ «КАЛІБР»']</text:p>
      <text:p text:style-name="P4">
Category: News</text:p>
      <!--METADATA-->
      <text:p text:style-name="P4">
<draw:frame draw:style-name="fr1" draw:name="Image23" text:anchor-type="as-char" svg:width="6.9236in" svg:height="3.899934in" draw:z-index="0">
<draw:image xlink:href="../Images/AРМІЯINFORM/2023-06-19T24-00-00-04-00/ppo.jpg" xlink:type="simple" xlink:show="embed" xlink:actuate="onLoad" draw:mime-type="image/jpeg"/>
</draw:frame>
On the night of June 19, the enemy struck in the southern and eastern destinations of the Caliber Winged Rockets and four shock drones of Iranian production Shahd-136/131.</text:p>
      <text:p text:style-name="P4">
About it <text:a xlink:type="simple" xlink:href="https://t.me/kpszsu/2631" text:style-name="Internet_20_link" text:visited-style-name="Visited_20_Internet_20_Link">
reports</text:a>
Armed Forces Command.</text:p>
      <text:p text:style-name="P4">
Winged rockets were made from a submarine in the Black Sea, Shahaneda - from the east coast of the Azov Sea.</text:p>
      <text:p text:style-name="P4">
All eight air goals were destroyed by air defense in the areas of responsibility of the South Air Command and the East Air Command.</text:p>
      <text:p text:style-name="P4">
News Source: <text:a xlink:type="simple" xlink:href="https://armyinform.com.ua/2023/06/19/syly-ppo-vnochi-znyshhyly-vsi-visim-vorozhyh-povitryanyh-czilej/" text:style-name="Internet_20_link" text:visited-style-name="Visited_20_Internet_20_Link">
https://armyinform.com.ua/2023/06/19/syly-ppo-vnochi-znyshhyly-vsi-visim-vorozhyh-povitryanyh-czilej/</text:a>
</text:p>
      <!--NEWS-->
      <text:h text:style-name="P10" text:outline-level="1">
<text:span text:style-name="T4">
In Berdyansk and Melitopol directions, 8 settlements - Anna Malyar - were released in two weeks</text:span>
</text:h>
      <text:p text:style-name="P4">
Author: ['АРМІЯINFORM']</text:p>
      <text:p text:style-name="P4">
Time: 2023-06-19T26:00:00-04:00</text:p>
      <text:p text:style-name="P4">
Description: Hodі Tizhniv’s advanced leads at Berdyanskoye by the Melitopolsky lif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93980.jpg" text:style-name="Internet_20_link" text:visited-style-name="Visited_20_Internet_20_Link">
193980.jpg</text:a>
']</text:p>
      <text:p text:style-name="P4">
Tags: ['STOPRUSSIA', 'АГРЕСІЯ РФ', 'ВТОРГНЕННЯ РФ', 'ГАННА МАЛЯР', 'ХРОНІКА ОБОРОНИ']</text:p>
      <text:p text:style-name="P4">
Category: News</text:p>
      <!--METADATA-->
      <text:p text:style-name="P4">
<draw:frame draw:style-name="fr1" draw:name="Image24" text:anchor-type="as-char" svg:width="6.9236in" svg:height="3.952222in" draw:z-index="0">
<draw:image xlink:href="../Images/AРМІЯINFORM/2023-06-19T26-00-00-04-00/193980.jpg" xlink:type="simple" xlink:show="embed" xlink:actuate="onLoad" draw:mime-type="image/jpeg"/>
</draw:frame>
In the course of two weeks of offensive actions at Berdyansk and Melitopol, the units of Tavriya were released <text:span text:style-name="T4">
 8 </text:span>
 settlements: <text:span text:style-name="T4">
 Novodarivka, Levadne, Storozhev, Makarivka, Blessed, Pubkov, Nescny, Five. </text:span>
 **</text:p>
      <text:p text:style-name="P4">
This was reported by Deputy Minister of Defense of Ukraine Anna Malyar in <text:a xlink:type="simple" xlink:href="https://t.me/annamaliar/858" text:style-name="Internet_20_link" text:visited-style-name="Visited_20_Internet_20_Link">
telegram</text:a>
.</text:p>
      <text:p text:style-name="P4">
«На півдні протягом минулого тижня відбувався наступ на декількох напрямках.Підрозділи ракетних військ і артилерії Сил оборони Таврійського напрямкупротягом тижня виконали <text:span text:style-name="T4">
10 125</text:span>
 вогневих завдань», — зазначила вона.</text:p>
      <text:p text:style-name="P4">
Ц цілому, за словами Ганни Маляр, підрозділи на Таврійському напрямкупросунулися в глибину противника <text:span text:style-name="T4">
до 7 км</text:span>
.</text:p>
      <text:p text:style-name="P4">
Звільнена на півдні площа складає <text:span text:style-name="T4">
113</text:span>
 квадратних кілометрів. Активнаробота Сил оборони Таврійського напрямку триває.</text:p>
      <text:p text:style-name="P4">
«За минулий тиждень ворог ніс суттєві втрати. Зокрема, втрати противника навсіх напрямках склали понад <text:span text:style-name="T4">
4600</text:span>
 вбитих та поранених, крім того, нашіоборонці взяли в полон понад <text:span text:style-name="T4">
80</text:span>
 бійців агресора», — заявила вона.</text:p>
      <text:p text:style-name="P4">
Також, як наголосила заступник Міністра оборони України, нашими Силами оборонибуло знищено понад <text:span text:style-name="T4">
400</text:span>
 одиниць ворожої техніки та озброєння, серед яких —вертольоти, танки, гаубиці, протитанковий ракетний комплекс тощо.</text:p>
      <text:p text:style-name="P4">
News Source: <text:a xlink:type="simple" xlink:href="https://armyinform.com.ua/2023/06/19/na-berdyanskomu-ta-melitopolskomu-napryamkah-za-dva-tyzhni-zvilneno-8-naselenyh-punktiv-ganna-malyar/" text:style-name="Internet_20_link" text:visited-style-name="Visited_20_Internet_20_Link">
https://armyinform.com.ua/2023/06/19/na-berdyanskomu-ta-melitopolskomu-napryamkah-za-dva-tyzhni-zvilneno-8-naselenyh-punktiv-ganna-malyar/</text:a>
</text:p>
      <!--NEWS-->
      <text:h text:style-name="P10" text:outline-level="1">
<text:span text:style-name="T4">
Brigade Aerospace found enemy targets that later destroyed artillery</text:span>
</text:h>
      <text:p text:style-name="P4">
Author: ['АРМІЯINFORM']</text:p>
      <text:p text:style-name="P4">
Time: 2023-06-19T2: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Source: <text:a xlink:type="simple" xlink:href="https://www.facebook.com/GeneralStaff.ua/videos/932486448058304/" text:style-name="Internet_20_link" text:visited-style-name="Visited_20_Internet_20_Link">
General Staff of the UKRAINE</text:a>
</text:p>
      <text:p text:style-name="P4">
News Source: <text:a xlink:type="simple" xlink:href="https://armyinform.com.ua/2023/06/19/brygadna-aerorozvidka-vyyavyla-vorozhi-czili-vognevi-artylerijski-grupy-brygady-uspishno-yih-znyshhyly/" text:style-name="Internet_20_link" text:visited-style-name="Visited_20_Internet_20_Link">
https://armyinform.com.ua/2023/06/19/brygadna-aerorozvidka-vyyavyla-vorozhi-czili-vognevi-artylerijski-grupy-brygady-uspishno-yih-znyshhyly/</text:a>
</text:p>
      <!--NEWS-->
      <text:h text:style-name="P10" text:outline-level="1">
<text:span text:style-name="T4">
Ukraine and the world - against Russian aggression - external intelligence service</text:span>
</text:h>
      <text:p text:style-name="P4">
Author: ['АРМІЯINFORM']</text:p>
      <text:p text:style-name="P4">
Time: 2023-06-19T4:00:00-04:00</text:p>
      <text:p text:style-name="P4">
Description: Take BIS-BISTRET-MICHNIVEN NATO SUSTRISE OFSITION OF COMPLENSY, YAI RASED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ntyrosijski-sankcziyi.jpg" text:style-name="Internet_20_link" text:visited-style-name="Visited_20_Internet_20_Link">
antyrosijski-sankcziyi.jpg</text:a>
']</text:p>
      <text:p text:style-name="P4">
Tags: ['STOPRUSSIA', 'АГРЕСІЯ РФ', 'ВІЙНА', 'ВТОРГНЕННЯ РФ', 'СЛУЖБА ЗОВНІШНЬОЇ РОЗВІДКИ']</text:p>
      <text:p text:style-name="P4">
Category: News</text:p>
      <!--METADATA-->
      <text:p text:style-name="P4">
<draw:frame draw:style-name="fr1" draw:name="Image25" text:anchor-type="as-char" svg:width="6.9236in" svg:height="3.894525in" draw:z-index="0">
<draw:image xlink:href="../Images/AРМІЯINFORM/2023-06-19T4-00-00-04-00/antyrosijski-sankcziyi.jpg" xlink:type="simple" xlink:show="embed" xlink:actuate="onLoad" draw:mime-type="image/jpeg"/>
</draw:frame>
More and more NATO member states support Ukraine's simplified access(Chipboard), and this decision can be affixed at the Alliance summit in Vilnius, <text:a xlink:type="simple" xlink:href="https://www.facebook.com/SZRUkraine/posts/pfbid0BKRXjKtyy6WySJpkGSzpSyiK7vWWwYQc9gME1s5NFr6hqRmqMAkN68cRBFQA7jHYl" text:style-name="Internet_20_link" text:visited-style-name="Visited_20_Internet_20_Link">
reports</text:a>
The Foreign Intelligence Service of Ukraine on its official Facebook page.</text:p>
      <text:p text:style-name="P4">
In the coming days, the Canadian Aid, namely 6 750 assault rifles, 1.1 million rounds of 7.62 mm caliber, 250 thousand rounds of 5.56 mm caliber and 70 thousand sniper rounds, will be delivered to Ukraine.</text:p>
      <text:p text:style-name="P4">
The US Defense Budget Project for the 2024 Financial Year provides 300 million dollar dollar to initiative to promote Ukraine's security(After), which allows the Pentagonon to make new contacts for weapons production for our country. Of these, "no less than $ 80 million" is suggested to spend on the tactical missile systems of the elastic range of ATACMS.</text:p>
      <text:p text:style-name="P4">
The United States has an additional $ 205 million for humanitarian aid for Ukrainian.</text:p>
      <text:p text:style-name="P4">
The Belgium Council has approved the fifteenth package of military aid. Within this package, the country will buy and pass armored personnel carriers13 as soon as the Belgian defense business will carry out their technical service.</text:p>
      <text:p text:style-name="P4">
V. O. Denmark's Defense Minister Troyels Lund Polesen reported that the authorities of the country of Gotov to transfer the F-16 fighter jets to Ukraine, but subject to the approval of the United States, which is prepared by these planes.</text:p>
      <text:p text:style-name="P4">
Ukraine has agreed with the Czech Republic and Slovakia on the purchase and service of BMP.</text:p>
      <text:p text:style-name="P4">
Ukraine, as part of international military assistance, will receive Portuguese Bplatekever AR3, funded by the funds of one of the British funds.</text:p>
      <text:p text:style-name="P4">
The Lower Chamber of the Polish Parliament approved a resolution in which Ukraine supported Ukraine.</text:p>
      <text:p text:style-name="P4">
Canadian Defense Minister Anita Anand has announced the decision to deploy 15 tank LEOPARD 2 in Latvia within the effort to strengthen the Eastern Flangounato. At the same time, NATO will increase air defense on the eastern borders.</text:p>
      <text:p text:style-name="P4">
The North Atlantic Alliance has opened a new center for protecting underwater pipes and cables.</text:p>
      <text:p text:style-name="P4">
News Source: <text:a xlink:type="simple" xlink:href="https://armyinform.com.ua/2023/06/19/ukrayina-i-svit-proty-rosijskoyi-agresiyi-sluzhba-zovnishnoyi-rozvidky/" text:style-name="Internet_20_link" text:visited-style-name="Visited_20_Internet_20_Link">
https://armyinform.com.ua/2023/06/19/ukrayina-i-svit-proty-rosijskoyi-agresiyi-sluzhba-zovnishnoyi-rozvidky/</text:a>
</text:p>
      <!--NEWS-->
      <text:h text:style-name="P10" text:outline-level="1">
<text:span text:style-name="T4">
Mikhail Fedorov: Our task is to create the best conditions for the development of Ukrainian UAVs in the world</text:span>
</text:h>
      <text:p text:style-name="P4">
Author: ['АРМІЯINFORM']</text:p>
      <text:p text:style-name="P4">
Time: 2023-06-19T51:00:00-04:00</text:p>
      <text:p text:style-name="P4">
Description: Nini in Ukraine is actively sinking to іnnovatsya at the sphere of defense technology. For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0/operatory-bpla-5.jpg" text:style-name="Internet_20_link" text:visited-style-name="Visited_20_Internet_20_Link">
operatory-bpla-5.jpg</text:a>
']</text:p>
      <text:p text:style-name="P4">
Tags: ['STOPRUSSIA', 'АГРЕСІЯ РФ', 'БПЛА', 'ВІЙНА', 'ВТОРГНЕННЯ РФ', 'МИХАЙЛО ФЕДОРОВ', 'УРЯДОВИЙ ПОРТАЛ']</text:p>
      <text:p text:style-name="P4">
Category: News</text:p>
      <!--METADATA-->
      <text:p text:style-name="P4">
<draw:frame draw:style-name="fr1" draw:name="Image26" text:anchor-type="as-char" svg:width="6.9236in" svg:height="4.609964in" draw:z-index="0">
<draw:image xlink:href="../Images/AРМІЯINFORM/2023-06-19T51-00-00-04-00/operatory-bpla-5.jpg" xlink:type="simple" xlink:show="embed" xlink:actuate="onLoad" draw:mime-type="image/jpeg"/>
</draw:frame>
Currently, innovations in the field of defense technologies are actively developing in Ukraine. To accelerate the development of Defense-Tech, the Brave1 cluster is already working, the project of the drone army is also working to develop. We do everything to create the best conditions for the start of technological companies. The Viceremier-Minister of Zinnovations, the Development of Education, Science and Technology-Minister of Digital Transformation Mikhail Fedorov.</text:p>
      <text:p text:style-name="P4">
The Drone Army began within the Fandering Platform United24, when people from all over the world united in support of Ukraine. Gradually projector into a large state program. In total, 3864 drones were purchased at the expense of United24 alone for more than UAH 4.3 billion.</text:p>
      <text:p text:style-name="P4">
“We have achieved significant results to increase the number of drones of Ukrainian production at the front hundreds of times. For Ukrainian manufacturers, they have been cleaned, we have increased funding, assisting with logistics and components. In general, thanks to the project of the Drone Army began to change the doctrine of application of the Armed Forces in the Armed Forces. 11 shock mouths have already been created, working on a new doctrine. Agenda is to create the best conditions in the world to make UAVs in Ukraine more. The technologies keep the lives of the military. Everything is simple: there is a drone - there is information on the movement of Russians. There is a drone - there is information as artillery to hit the target. CEMINIMUM, which is performed by drones on the front, ”said Mikhail Fedorov.</text:p>
      <text:p text:style-name="P4">
-Viceremier-Minister also spoke about the most popular services among Ukrainians in action. These include digital documents, business registration services, taxes, and war -related services. By the end of the year, the Ministry of Defense is planning to make 100 % of the most popular state services available online.</text:p>
      <text:p text:style-name="P4">
“We are now working to restore the place of change of the place of registration, which will be automatic. In the work of new services for drivers. In particular, re -registration of a car for several clicks in action. It will be a revolutionary service. We are working out to work on customs clearance of cars in an application and social services. Also on the action for civil servants. It will be a special profile in the application, which will display goals, ministries and their results. We introduce artificial intelligence in action to make our service farther and more convenient for Ukrainians. Each of these services is about the change of philosophy of the government and culture of public administration, ”Mikhailofedorov said.Source: <text:a xlink:type="simple" xlink:href="https://www.kmu.gov.ua/news/mykhailo-fedorov-nashe-zavdannia-stvoryty-naikrashchi-u-sviti-umovy-dlia-rozvytku-ukrainskykh-bpla" text:style-name="Internet_20_link" text:visited-style-name="Visited_20_Internet_20_Link">
Government Portal</text:a>
</text:p>
      <text:p text:style-name="P4">
News Source: <text:a xlink:type="simple" xlink:href="https://armyinform.com.ua/2023/06/19/nashe-zavdannya-stvoryty-najkrashhi-u-sviti-umovy-dlya-rozvytku-ukrayinskyh-bpla-myhajlo-fedorov/" text:style-name="Internet_20_link" text:visited-style-name="Visited_20_Internet_20_Link">
https://armyinform.com.ua/2023/06/19/nashe-zavdannya-stvoryty-najkrashhi-u-sviti-umovy-dlya-rozvytku-ukrayinskyh-bpla-myhajlo-fedorov/</text:a>
</text:p>
      <!--NEWS-->
      <text:h text:style-name="P10" text:outline-level="1">
<text:span text:style-name="T4">
Ukrainian fighters fight the consequences</text:span>
</text:h>
      <text:p text:style-name="P4">
Author: ['АРМІЯINFORM']</text:p>
      <text:p text:style-name="P4">
Time: 2023-06-19T53:00:00-04:00</text:p>
      <text:p text:style-name="P4">
Description: PIDRIV Kakhovo GIDOROLEKTRANTSIA, Having become a Chergovym the wake of the Pociy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355128041_578315574467525_7581757618324053477_n.jpg" text:style-name="Internet_20_link" text:visited-style-name="Visited_20_Internet_20_Link">
355128041_578315574467525_7581757618324053477_n.jpg</text:a>
', '<text:a xlink:type="simple" xlink:href="https://armyinform.com.ua/wp-content/uploads/2023/06/354576404_578315587800857_4417510441361849892_n.jpg" text:style-name="Internet_20_link" text:visited-style-name="Visited_20_Internet_20_Link">
354576404_578315587800857_4417510441361849892_n.jpg</text:a>
']</text:p>
      <text:p text:style-name="P4">
Tags: ['STOPRUSSIA', 'АГРЕСІЯ РФ', 'ВІЙНА', 'ВТОРГНЕННЯ РФ', 'КОМАНДУВАННЯ СИЛ ТЕРОБОРОНИ ЗСУ']</text:p>
      <text:p text:style-name="P4">
Category: News</text:p>
      <!--METADATA-->
      <text:p text:style-name="P4">
<draw:frame draw:style-name="fr1" draw:name="Image27" text:anchor-type="as-char" svg:width="6.9236in" svg:height="4.612827in" draw:z-index="0">
<draw:image xlink:href="../Images/AРМІЯINFORM/2023-06-19T53-00-00-04-00/355128041_578315574467525_7581757618324053477_n.jpg" xlink:type="simple" xlink:show="embed" xlink:actuate="onLoad" draw:mime-type="image/jpeg"/>
</draw:frame>
The undermining of the Kakhovka hydroelectric power plant has become another military crime of Pocian.</text:p>
      <text:p text:style-name="P4">
The fighters of the Kherson Territorial Defense Forces forces, despite all the difficulties of dance safety, are actively engaged in the evacuation of people with dangerous zones of their basic needs.</text:p>
      <text:p text:style-name="P4">
Due to the high preparation and proper coordination of actions, warriors promptly respond to an emergency, regarding the most effective allocation of resources to assist the victims.</text:p>
      <text:p text:style-name="P4">
<draw:frame draw:style-name="fr1" draw:name="Image28" text:anchor-type="as-char" svg:width="6.9236in" svg:height="5.1927in" draw:z-index="0">
<draw:image xlink:href="../Images/AРМІЯINFORM/2023-06-19T53-00-00-04-00/354576404_578315587800857_4417510441361849892_n.jpg" xlink:type="simple" xlink:show="embed" xlink:actuate="onLoad" draw:mime-type="image/jpeg"/>
</draw:frame>
Self -sacrifice, courage and willingness to fight for every meter of their land will produce Ukrainians strong in these difficult times. Our people are able to cope with any challenges and obstacles to freedom and independence!</text:p>
      <text:p text:style-name="P4">
<text:span text:style-name="T4">
 Source: </text:span>
 _ <text:a xlink:type="simple" xlink:href="https://www.facebook.com/TROPIVDEN" text:style-name="Internet_20_link" text:visited-style-name="Visited_20_Internet_20_Link">
Regional Directorate of Forces of Territorial Defense "South" of ZSUKRAIN.</text:a>
_</text:p>
      <text:p text:style-name="P4">
News Source: <text:a xlink:type="simple" xlink:href="https://armyinform.com.ua/2023/06/19/ukrayinski-bijczi-boryatsya-z-naslidkamy-pidryvu-kahovskoyi-gidroelektrostancziyi/" text:style-name="Internet_20_link" text:visited-style-name="Visited_20_Internet_20_Link">
https://armyinform.com.ua/2023/06/19/ukrayinski-bijczi-boryatsya-z-naslidkamy-pidryvu-kahovskoyi-gidroelektrostancziyi/</text:a>
</text:p>
      <!--NEWS-->
      <text:h text:style-name="P10" text:outline-level="1">
<text:span text:style-name="T4">
In Rivne, a hub will work for integration of internally displaced persons</text:span>
</text:h>
      <text:p text:style-name="P4">
Author: ['АРМІЯINFORM']</text:p>
      <text:p text:style-name="P4">
Time: 2023-06-19T55:00:00-04:00</text:p>
      <text:p text:style-name="P4">
Description: At the RIMIT, a simple -minded person is for the inside of the resettlement of the same huge people, ... the war with Ukraine 2022, the war with Ukraine is the latest news today, the News War with Ukraine 2022 is the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318c551-652c-434b-9391-45b53d7fc057.jpg" text:style-name="Internet_20_link" text:visited-style-name="Visited_20_Internet_20_Link">
1318c551-652c-434b-9391-45b53d7fc057.jpg</text:a>
']</text:p>
      <text:p text:style-name="P4">
Tags: ['STOPRUSSIA', 'АГРЕСІЯ РФ', 'ВІЙНА', 'ВТОРГНЕННЯ РФ', 'ДОПОМОГА ВПО', 'МІНРЕІНТЕГРАЦІЇ', 'РІВЕНЩИНА']</text:p>
      <text:p text:style-name="P4">
Category: News</text:p>
      <!--METADATA-->
      <text:p text:style-name="P4">
<draw:frame draw:style-name="fr1" draw:name="Image29" text:anchor-type="as-char" svg:width="6.9236in" svg:height="4.275323in" draw:z-index="0">
<draw:image xlink:href="../Images/AРМІЯINFORM/2023-06-19T55-00-00-04-00/1318c551-652c-434b-9391-45b53d7fc057.jpg" xlink:type="simple" xlink:show="embed" xlink:actuate="onLoad" draw:mime-type="image/jpeg"/>
</draw:frame>
Rivne creates a space of integration for internal migrants and other citizens affected by war. This will help them quickly and conveniently, report to Rivne Ova.</text:p>
      <text:p text:style-name="P4">
It is noted that it will be a hub with multifunctional services. Tamvniastically displaced persons will be able to obtain legal and psychological advisers, as well as social or humanitarian assistance.</text:p>
      <text:p text:style-name="P4">
The algorithm for providing employment, business relaxation or opening your own business will also be processed separately.</text:p>
      <text:p text:style-name="P4">
Repairs are currently underway in the premises that are funded by international specialists. The opening of the hub is scheduled for autumn.</text:p>
      <text:p text:style-name="P4">
<text:span text:style-name="T4">
 Source: </text:span>
 <text:a xlink:type="simple" xlink:href="https://t.me/minre_ua/3587" text:style-name="Internet_20_link" text:visited-style-name="Visited_20_Internet_20_Link">
<text:span text:style-name="T5">
Menrointegration</text:span>
</text:a>
.</text:p>
      <text:p text:style-name="P4">
News Source: <text:a xlink:type="simple" xlink:href="https://armyinform.com.ua/2023/06/19/u-rivnomu-zapraczyuye-hab-dlya-integracziyi-vnutrishno-peremishhenyh-osib/" text:style-name="Internet_20_link" text:visited-style-name="Visited_20_Internet_20_Link">
https://armyinform.com.ua/2023/06/19/u-rivnomu-zapraczyuye-hab-dlya-integracziyi-vnutrishno-peremishhenyh-osib/</text:a>
</text:p>
      <!--NEWS-->
      <text:h text:style-name="P10" text:outline-level="1">
<text:span text:style-name="T4">
2 points of management, 4 SPRs and 2 enemy ammunition</text:span>
</text:h>
      <text:p text:style-name="P4">
Author: ['АРМІЯINFORM']</text:p>
      <text:p text:style-name="P4">
Time: 2023-06-19T57:00:00-04:00</text:p>
      <text:p text:style-name="P4">
Description: About CED DOIMLAY GS ZS Ukrainian. “The rocket launches of the rocket and the artist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9/3-zvedennya-genshtab.jpg" text:style-name="Internet_20_link" text:visited-style-name="Visited_20_Internet_20_Link">
3-zvedennya-genshtab.jpg</text:a>
']</text:p>
      <text:p text:style-name="P4">
Tags: ['3 БПЛА', 'SHAHED', 'STOPRUSSIA', 'ВТОРГНЕННЯ РФ', 'ГШ ЗС УКРАЇНИ', 'КА-52', 'ХРОНІКА ОБОРОНИ']</text:p>
      <text:p text:style-name="P4">
Category: News</text:p>
      <!--METADATA-->
      <text:p text:style-name="P4">
<draw:frame draw:style-name="fr1" draw:name="Image30" text:anchor-type="as-char" svg:width="6.9236in" svg:height="4.615733in" draw:z-index="0">
<draw:image xlink:href="../Images/AРМІЯINFORM/2023-06-19T57-00-00-04-00/3-zvedennya-genshtab.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S2FA1yMz1eq1Znt5f8FM2GGqECLSLoh11AyaPzygK5RTVt7HqgsZ1ZKw1ccfviWcl" text:style-name="Internet_20_link" text:visited-style-name="Visited_20_Internet_20_Link">
reports</text:a>
General of the Armed Forces of Ukraine.</text:p>
      <text:p text:style-name="P4">
"Missile troops and artillery units have affected the last day 2 points of management, 4 anti-aircraft missile complexes, 2 areas of concentration of personnel and enemy military equipment and 2 ammunition depots." - This is a testament.</text:p>
      <text:p text:style-name="P4">
In addition, the aviation of defense forces over the past 24 hours has struck 10 strokes in the areas of the enemy's personnel and the enemy anti-aircraft missile complex was affected. Our defenders also destroyed the enemy helicopter-52, 3 Iranian shock UAVs type "Shahd" and 7 reconnaissance UAVs.</text:p>
      <text:p text:style-name="P4">
News Source: <text:a xlink:type="simple" xlink:href="https://armyinform.com.ua/2023/06/19/urazheno-2-punkty-upravlinnya-4-zrk-ta-2-sklady-boyeprypasiv-protyvnyka/" text:style-name="Internet_20_link" text:visited-style-name="Visited_20_Internet_20_Link">
https://armyinform.com.ua/2023/06/19/urazheno-2-punkty-upravlinnya-4-zrk-ta-2-sklady-boyeprypasiv-protyvnyka/</text:a>
</text:p>
      <!--NEWS-->
      <text:h text:style-name="P10" text:outline-level="1">
<text:span text:style-name="T4">
At night the enemy attacked the Odesa with four winged maritime -based missiles</text:span>
</text:h>
      <text:p text:style-name="P4">
Author: ['АРМІЯINFORM']</text:p>
      <text:p text:style-name="P4">
Time: 2023-06-19T59:00:00-04:00</text:p>
      <text:p text:style-name="P4">
Description: About the cereal ok “Piveng” “Vnochi, attacking the clothing of Krilatimi missiles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ТОРГНЕННЯ РФ', 'РАКЕТИ']</text:p>
      <text:p text:style-name="P4">
Category: News</text:p>
      <!--METADATA-->
      <text:p text:style-name="P4">
<draw:frame draw:style-name="fr1" draw:name="Image31" text:anchor-type="as-char" svg:width="6.9236in" svg:height="4.615733in" draw:z-index="0">
<draw:image xlink:href="../Images/AРМІЯINFORM/2023-06-19T59-00-00-04-00/raketa-kalibr-pusk-chorne-more.jpg" xlink:type="simple" xlink:show="embed" xlink:actuate="onLoad" draw:mime-type="image/jpeg"/>
</draw:frame>
Illustrative photo</text:p>
      <text:p text:style-name="P4">
About it <text:a xlink:type="simple" xlink:href="https://www.facebook.com/OperationalCommandSouth/posts/pfbid0nBZMBAD5VkvRcuDyCrLXKjxDyigNFivji4xCeZFytGhRduBqsAPBdsyt7LSyGNuul" text:style-name="Internet_20_link" text:visited-style-name="Visited_20_Internet_20_Link">
reports</text:a>
OK “south”</text:p>
      <text:p text:style-name="P4">
“At night, the enemy attacked Odesa region with winged maritime base missiles, released from the Black Sea waters, from the underwater rocket carrier. Silpropypical defense worked perfectly. All 4 rockets were destroyed to the coast, ”the message reads.</text:p>
      <text:p text:style-name="P4">
News Source: <text:a xlink:type="simple" xlink:href="https://armyinform.com.ua/2023/06/19/vnochi-vorog-atakuvav-odeshhynu-chotyrma-krylatymy-raketamy-morskogo-bazuvannya/" text:style-name="Internet_20_link" text:visited-style-name="Visited_20_Internet_20_Link">
https://armyinform.com.ua/2023/06/19/vnochi-vorog-atakuvav-odeshhynu-chotyrma-krylatymy-raketamy-morskogo-bazuvannya/</text:a>
</text:p>
      <!--NEWS-->
      <text:h text:style-name="P10" text:outline-level="1">
<text:span text:style-name="T4">
The Prosecutor General's Office has documented more than 111,000 crimes against Ukraine</text:span>
</text:h>
      <text:p text:style-name="P4">
Author: ['АРМІЯINFORM']</text:p>
      <text:p text:style-name="P4">
Time: 2023-06-19T60: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64.jpg" text:style-name="Internet_20_link" text:visited-style-name="Visited_20_Internet_20_Link">
1-64.jpg</text:a>
', '<text:a xlink:type="simple" xlink:href="https://armyinform.com.ua/wp-content/uploads/2023/06/2-64.jpg" text:style-name="Internet_20_link" text:visited-style-name="Visited_20_Internet_20_Link">
2-64.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2" text:anchor-type="as-char" svg:width="6.9236in" svg:height="4.448413in" draw:z-index="0">
<draw:image xlink:href="../Images/AРМІЯINFORM/2023-06-19T60-00-00-04-00/1-64.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19, it is registered:</text:p>
      <ul>
        <li>
94 271 Military crime, * 17 357 crimes against national security of Ukraine.</li>
      </ul>
      <text:p text:style-name="P4">
In addition, according to official data of juvenile prosecutors, 1516 children were affected by the aggression of the Russian Federation, of which:</text:p>
      <ul>
        <li>
490 - children were killed, * 1026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3" text:anchor-type="as-char" svg:width="6.9236in" svg:height="4.448413in" draw:z-index="0">
<draw:image xlink:href="../Images/AРМІЯINFORM/2023-06-19T60-00-00-04-00/2-64.jpg" xlink:type="simple" xlink:show="embed" xlink:actuate="onLoad" draw:mime-type="image/jpeg"/>
</draw:frame>
</text:p>
      <text:p text:style-name="P4">
News Source: <text:a xlink:type="simple" xlink:href="https://armyinform.com.ua/2023/06/19/ofis-generalnogo-prokurora-zadokumentuvav-ponad-111-tysyach-zlochyniv-proty-ukrayiny/" text:style-name="Internet_20_link" text:visited-style-name="Visited_20_Internet_20_Link">
https://armyinform.com.ua/2023/06/19/ofis-generalnogo-prokurora-zadokumentuvav-ponad-111-tysyach-zlochyniv-proty-ukrayiny/</text:a>
</text:p>
      <!--NEWS-->
      <text:h text:style-name="P10" text:outline-level="1">
<text:span text:style-name="T4">
Our troops moved into the depth of the enemy in several sections in the Bakhmut direction - Anna Malyar</text:span>
</text:h>
      <text:p text:style-name="P4">
Author: ['АРМІЯINFORM']</text:p>
      <text:p text:style-name="P4">
Time: 2023-06-19T61:00:00-04:00</text:p>
      <text:p text:style-name="P4">
Description: The INTENSIVE of the battleship at the Bakhmutsky effort of Minoi Tizhnya came up, at once ... the war with Ukraine 2022, the war with Ukraine is the latest news today, the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e6860e4605965dd1-1024x681-1.jpg" text:style-name="Internet_20_link" text:visited-style-name="Visited_20_Internet_20_Link">
e6860e4605965dd1-1024x681-1.jpg</text:a>
']</text:p>
      <text:p text:style-name="P4">
Tags: ['БАХМУТСЬКИЙ НАПРЯМОК', 'ГАННА МАЛЯР', 'СИТУАЦІЯ НА ФРОНТІ']</text:p>
      <text:p text:style-name="P4">
Category: News</text:p>
      <!--METADATA-->
      <text:p text:style-name="P4">
<draw:frame draw:style-name="fr1" draw:name="Image34" text:anchor-type="as-char" svg:width="6.9236in" svg:height="4.604464in" draw:z-index="0">
<draw:image xlink:href="../Images/AРМІЯINFORM/2023-06-19T61-00-00-04-00/e6860e4605965dd1-1024x681-1.jpg" xlink:type="simple" xlink:show="embed" xlink:actuate="onLoad" draw:mime-type="image/jpeg"/>
</draw:frame>
The overall intensity of battles in the Bakhmut direction last week decreased, at the same time, fighting continued - 41 hostages occurred. The forces of Ukraine's defense have taken depth of the enemy in several areas.</text:p>
      <text:p text:style-name="P4">
About this Deputy Minister of Defense of Ukraine Anna Malyar <text:a xlink:type="simple" xlink:href="https://t.me/annamaliar/858" text:style-name="Internet_20_link" text:visited-style-name="Visited_20_Internet_20_Link">
wrote</text:a>
In his telegram.</text:p>
      <text:p text:style-name="P4">
According to her, last week our troops were both in the offensive and the Vabroni.</text:p>
      <text:p text:style-name="P4">
“In the East, the enemy made a lot of efforts to stop the promotion of our Bakhmut troops. He overtook additional units and increased the number of shelling, ”her post reads.</text:p>
      <text:p text:style-name="P4">
The enemy continued last week to step on the Limano-Kupjian, Avdiiv and Marinsky directions.</text:p>
      <text:p text:style-name="P4">
"We have not lost any meters of land in these areas through the professionalism of our fighters," Anna Malyar said.</text:p>
      <text:p text:style-name="P4">
She added that last week in the East the enemy made more than 5,800 -straps and used 277 022 ammunition.</text:p>
      <text:p text:style-name="P4">
News Source: <text:a xlink:type="simple" xlink:href="https://armyinform.com.ua/2023/06/19/nashi-vijska-prosunulysya-v-glybynu-protyvnyka-na-kilkoh-dilyankah-na-bahmutskomu-napryamku-ganna-malyar/" text:style-name="Internet_20_link" text:visited-style-name="Visited_20_Internet_20_Link">
https://armyinform.com.ua/2023/06/19/nashi-vijska-prosunulysya-v-glybynu-protyvnyka-na-kilkoh-dilyankah-na-bahmutskomu-napryamku-ganna-malyar/</text:a>
</text:p>
      <!--NEWS-->
      <text:h text:style-name="P10" text:outline-level="1">
<text:span text:style-name="T4">
How to deal with a person who returned from the front?</text:span>
</text:h>
      <text:p text:style-name="P4">
Author: ['АРМІЯINFORM']</text:p>
      <text:p text:style-name="P4">
Time: 2023-06-19T6:00:00-04:00</text:p>
      <text:p text:style-name="P4">
Description: With Zustrichi with people, they turn to the front, it is important to show the TURBOT TALL TO SPIVCHETE, ... War with Ukraine 2022, War with Ukraine Latest news today, News War with Ukraine 2022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13_main-v1678627976.jpg" text:style-name="Internet_20_link" text:visited-style-name="Visited_20_Internet_20_Link">
13_main-v1678627976.jpg</text:a>
']</text:p>
      <text:p text:style-name="P4">
Tags: ['MILITARY MEDIA CENTER', 'STOPRUSSIA', 'АГРЕСІЯ РФ', 'ВІЙНА', 'ВТОРГНЕННЯ РФ']</text:p>
      <text:p text:style-name="P4">
Category: News</text:p>
      <!--METADATA-->
      <text:p text:style-name="P4">
<draw:frame draw:style-name="fr1" draw:name="Image35" text:anchor-type="as-char" svg:width="6.9236in" svg:height="4.61903in" draw:z-index="0">
<draw:image xlink:href="../Images/AРМІЯINFORM/2023-06-19T6-00-00-04-00/13_main-v1678627976.jpg" xlink:type="simple" xlink:show="embed" xlink:actuate="onLoad" draw:mime-type="image/jpeg"/>
</draw:frame>
Illustrative photo</text:p>
      <text:p text:style-name="P4">
When meeting with people returning from the front, it is important to show the care of tasseling instead of pathos through flowers, orchestras and applause. It will help you feel the sincerity of your feelings and experiences.</text:p>
      <text:p text:style-name="P4">
About it <text:a xlink:type="simple" xlink:href="https://t.me/militarymediacenter/2281" text:style-name="Internet_20_link" text:visited-style-name="Visited_20_Internet_20_Link">
reports</text:a>
Military Mediacenter.</text:p>
      <text:p text:style-name="P4">
<text:span text:style-name="T4">
 Respect those who have come back from the front. </text:span>
</text:p>
      <ul>
        <li>
You need to be prepared for the fact that a person who has gone to war can significantly change their life principles and views. It can also be expected that after the war it can change its attitude to material assets. * It is necessary to prepare the relatives of the military for the arrival of their loved ones from the front. Relatives should have information conversations in advance in order to know how to act in order not to cause injuries to soldiers in the family circle and how to support them in society during the adaptation period. * It is important to give the military time to deal with the issues of arriving from the front. If they are at rest, they will be able to resolve business issues and will not bring their weapons to home where there are children and will avoid conflicts with management in the future. This will allow them to relax after rotation. * It is important to learn how to critically perceive information when a native person is at the front. You should not trust the fighting information that comes from unverified sources, and you should not panic relatives at the front without evidence. * It is important to tell the fighters at the front that everything is well at home, as it is important for them to know that relatives have peace and peace.</li>
      </ul>
      <text:p text:style-name="P4">
<text:span text:style-name="T4">
 What don't need to do? </text:span>
</text:p>
      <ul>
        <li>
Avoid conflicts and negative emotions that can return the military to the past in the war. * Do not try to understand the reality in which warriors live. * Do not ask about the dead brothers if the military does not want to talk about it. * Do not download household chores. Limit the military from family household cases for several months - be independent in solving tricky issues. * Limit conversations about the war and are not interested in the course of the fighting and the place of stay of the fighters, as it can create additional stress for them.</li>
      </ul>
      <text:p text:style-name="P4">
News Source: <text:a xlink:type="simple" xlink:href="https://armyinform.com.ua/2023/06/19/yak-povodytysya-z-lyudynoyu-yaka-povernulas-z-frontu/" text:style-name="Internet_20_link" text:visited-style-name="Visited_20_Internet_20_Link">
https://armyinform.com.ua/2023/06/19/yak-povodytysya-z-lyudynoyu-yaka-povernulas-z-frontu/</text:a>
</text:p>
      <!--NEWS-->
      <text:h text:style-name="P10" text:outline-level="1">
<text:span text:style-name="T4">
Kakhovskaya HPP: Problems and Prospects for Agrarian Sector Recovery</text:span>
</text:h>
      <text:p text:style-name="P4">
Author: ['АРМІЯINFORM']</text:p>
      <text:p text:style-name="P4">
Time: 2023-06-19T82:00:00-04:00</text:p>
      <text:p text:style-name="P4">
Description: About the ceremony of the headquarters of the likvіdatsії Naslidkiv Pіdriva Kakhovo Ges. Yak Rozoviv Member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317416726ff5a86402f0ca245cc8802b.jpg" text:style-name="Internet_20_link" text:visited-style-name="Visited_20_Internet_20_Link">
317416726ff5a86402f0ca245cc8802b.jpg</text:a>
']</text:p>
      <text:p text:style-name="P4">
Tags: ['STOPRUSSIA', 'АГРЕСІЯ РФ', 'ВТОРГНЕННЯ РФ', 'КАХОВСЬКА ГЕС', 'КАХОВСЬКА ГЕС/ШТАБ INFO', 'ШТАБ З ЛІКВІДАЦІЇ НАСЛІДКІВ ПІДРИВУ']</text:p>
      <text:p text:style-name="P4">
Category: News</text:p>
      <!--METADATA-->
      <text:p text:style-name="P4">
<draw:frame draw:style-name="fr1" draw:name="Image36" text:anchor-type="as-char" svg:width="6.9236in" svg:height="3.4618in" draw:z-index="0">
<draw:image xlink:href="../Images/AРМІЯINFORM/2023-06-19T82-00-00-04-00/317416726ff5a86402f0ca245cc8802b.jpg" xlink:type="simple" xlink:show="embed" xlink:actuate="onLoad" draw:mime-type="image/jpeg"/>
</draw:frame>
About it <text:a xlink:type="simple" xlink:href="https://t.me/shtab_kakhovska_hes/1020" text:style-name="Internet_20_link" text:visited-style-name="Visited_20_Internet_20_Link">
reports</text:a>
Headquarters for the elimination of consequences of Kakhovskaya hydroelectric power station.</text:p>
      <text:p text:style-name="P4">
According to Serhiylabaziuk, a member of the Agrarian and Land Policy Committee, undermining the Kakhovka Hydroelectric power plant, he became a devastating blow to the agrarian sector of Ukraine. The losses already reach 1.5-2 million tons of agricultural products, and the restoration of land for sowing can be for several years.</text:p>
      <text:p text:style-name="P4">
The official also noted that agrarians would change the structure of sowing some part of the lands that were flooded, in a year or two will be restored to the work, but without watering. This can be physically done only after the completion of the territory is completed.</text:p>
      <text:p text:style-name="P4">
News Source: <text:a xlink:type="simple" xlink:href="https://armyinform.com.ua/2023/06/19/kahovska-ges-problemy-ta-perspektyvy-vidnovlennya-agrarnogo-sektoru/" text:style-name="Internet_20_link" text:visited-style-name="Visited_20_Internet_20_Link">
https://armyinform.com.ua/2023/06/19/kahovska-ges-problemy-ta-perspektyvy-vidnovlennya-agrarnogo-sektoru/</text:a>
</text:p>
      <!--NEWS-->
      <text:h text:style-name="P10" text:outline-level="1">
<text:span text:style-name="T4">
Russian hackers are trying to access the mailboxes Ukr.net - State Security</text:span>
</text:h>
      <text:p text:style-name="P4">
Author: ['АРМІЯINFORM']</text:p>
      <text:p text:style-name="P4">
Time: 2023-06-19T83:00:00-04:00</text:p>
      <text:p text:style-name="P4">
Description: About Shahraiska Activity Shto Koristuvachiv servis UKR.NET PAYSHICELY ARECTIVE AREMEN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1/hakerska-ataka-uryadovi-sajty.jpg" text:style-name="Internet_20_link" text:visited-style-name="Visited_20_Internet_20_Link">
hakerska-ataka-uryadovi-sajty.jpg</text:a>
']</text:p>
      <text:p text:style-name="P4">
Tags: ['CERT-UA', 'UKR.NET', 'ДЕРЖСПЕЦЗВ’ЯЗКУ', 'ФІШИНГОВА АТАКА', 'ХАКЕРСЬКА АТАКА']</text:p>
      <text:p text:style-name="P4">
Category: News</text:p>
      <!--METADATA-->
      <text:p text:style-name="P4">
<draw:frame draw:style-name="fr1" draw:name="Image37" text:anchor-type="as-char" svg:width="6.9236in" svg:height="4.311095in" draw:z-index="0">
<draw:image xlink:href="../Images/AРМІЯINFORM/2023-06-19T83-00-00-04-00/hakerska-ataka-uryadovi-sajty.jpg" xlink:type="simple" xlink:show="embed" xlink:actuate="onLoad" draw:mime-type="image/jpeg"/>
</draw:frame>
Cert-UAT warns about fraudulent activity on UKR.NET users of the UKR.net service.</text:p>
      <text:p text:style-name="P4">
About it <text:a xlink:type="simple" xlink:href="https://www.facebook.com/dsszzi/posts/pfbid0KmLgzVdxdgdL4xbwShkrbkMdxPHeyc9v5evDqFFaqiRYZMGqbZnjtjrgvUP1UWaRl" text:style-name="Internet_20_link" text:visited-style-name="Visited_20_Internet_20_Link">
reports</text:a>
State Service for Special Communication and Information Protection of Ukraine.</text:p>
      <text:p text:style-name="P4">
The attackers seem to be on behalf of technical support Ukr.net send electronic letters with the topic "noticed the suspicious activity @ ukr.net" and the additional form of the PDF file with the name "Safety Preventing.pdf"(Electronic addressee - account.support.0@ukr.net).</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Bahamas).</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The group is also known as Cold River, Callisto)and is carried out in the interests of the Special Service Federation.</text:p>
      <text:p text:style-name="P4">
CERT-UA experts recommend Ukr.net users:</text:p>
      <ul>
        <li>
Do not move on suspicious links, * Set up multifactorial authentication * check what third -party devices or applications have access to the mailbox and take other security enhancement measures.</li>
      </ul>
      <text:p text:style-name="P4">
News Source: <text:a xlink:type="simple" xlink:href="https://armyinform.com.ua/2023/06/19/fishyngovymy-lystamy-hakery-rf-namagayutsya-distaty-dostup-do-poshtovyh-skrynok-ukr-net-derzhspeczzvyazku/" text:style-name="Internet_20_link" text:visited-style-name="Visited_20_Internet_20_Link">
https://armyinform.com.ua/2023/06/19/fishyngovymy-lystamy-hakery-rf-namagayutsya-distaty-dostup-do-poshtovyh-skrynok-ukr-net-derzhspeczzvyazku/</text:a>
</text:p>
      <!--NEWS-->
      <text:h text:style-name="P10" text:outline-level="1">
<text:span text:style-name="T4">
Tips for parents for safe evacuation with a child</text:span>
</text:h>
      <text:p text:style-name="P4">
Author: ['АРМІЯINFORM']</text:p>
      <text:p text:style-name="P4">
Time: 2023-06-19T8:00:00-04:00</text:p>
      <text:p text:style-name="P4">
Description: Abdadavati is not Pan -Gubeenosti that Panіki PID Hour of Evakuatsiy, Olders Mayat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eda4a82-depositphotos-trioc.jpg" text:style-name="Internet_20_link" text:visited-style-name="Visited_20_Internet_20_Link">
eda4a82-depositphotos-trioc.jpg</text:a>
']</text:p>
      <text:p text:style-name="P4">
Tags: ['STOPRUSSIA', 'АГРЕСІЯ РФ', 'ВІЙНА', 'ВТОРГНЕННЯ РФ', 'ЕВАКУАЦІЯ', 'МІНРЕІНТЕГРАЦІЇ']</text:p>
      <text:p text:style-name="P4">
Category: News</text:p>
      <!--METADATA-->
      <text:p text:style-name="P4">
<draw:frame draw:style-name="fr1" draw:name="Image38" text:anchor-type="as-char" svg:width="6.9236in" svg:height="4.585166in" draw:z-index="0">
<draw:image xlink:href="../Images/AРМІЯINFORM/2023-06-19T8-00-00-04-00/eda4a82-depositphotos-trioc.jpg" xlink:type="simple" xlink:show="embed" xlink:actuate="onLoad" draw:mime-type="image/jpeg"/>
</draw:frame>
Illustrative photo</text:p>
      <text:p text:style-name="P4">
<text:span text:style-name="T4">
 In order not to be confused and panic during evacuation, parents remember some simple rules: </text:span>
 **</text:p>
      <ol>
        <li>
Hold the baby only by the hand. If your baby holds you by a sleeve or a bag, it can be very easy to get lost in the crowd. 2. Walking to the destination in the crowd, lead the children in front of you. 3. Always carry a picture of your baby with you(In particular, on the phone), preferably fresh. If the baby is lost, the picture of passers -by is easier to remember and help you find quickly.</li>
      </ol>
      <text:p text:style-name="P4">
<text:span text:style-name="T4">
 How to prepare for evacuation: </text:span>
</text:p>
      <ol>
        <li>
Teach your child to know their own name, age, parents' names, home address, and, if possible, one parent contact number. 2. Sign her things. Indicate the contact person and phone number. 3. Additionally, put a business card with information about the contact person, copies of birth certificate and parents' passport data.</li>
      </ol>
      <text:p text:style-name="P4">
<text:span text:style-name="T4">
 How to act if you found a lost baby: </text:span>
</text:p>
      <ol>
        <li>
Find out the name of the child and where she is. Ask when she saw her parents or other adult who was with her. 2. Take the baby to a safe place. 3. Call a line 102 immediately, it may be already looking for relatives.</li>
      </ol>
      <text:p text:style-name="P4">
<text:span text:style-name="T4">
 Source: </text:span>
 <text:a xlink:type="simple" xlink:href="https://minre.gov.ua/2023/06/18/porady-batkam-dlya-bezpechnoyi-evakuacziyi-z-dytynoyu/" text:style-name="Internet_20_link" text:visited-style-name="Visited_20_Internet_20_Link">
<text:span text:style-name="T5">
Menrointegration</text:span>
</text:a>
.</text:p>
      <text:p text:style-name="P4">
News Source: <text:a xlink:type="simple" xlink:href="https://armyinform.com.ua/2023/06/19/porady-batkam-dlya-bezpechnoyi-evakuacziyi-z-dytynoyu/" text:style-name="Internet_20_link" text:visited-style-name="Visited_20_Internet_20_Link">
https://armyinform.com.ua/2023/06/19/porady-batkam-dlya-bezpechnoyi-evakuacziyi-z-dytynoyu/</text:a>
</text:p>
      <!--NEWS-->
      <text:h text:style-name="P10" text:outline-level="1">
<text:span text:style-name="T4">
There is no such fortifications or reserves that will stop Ukraine-President</text:span>
</text:h>
      <text:p text:style-name="P4">
Author: ['АРМІЯINFORM']</text:p>
      <text:p text:style-name="P4">
Time: 2023-06-19T96:00:00-04:00</text:p>
      <text:p text:style-name="P4">
Description: About Tse Volodymyr Zelensky, saying at his brutal. "Bid. Persches - Front, ... War with Ukraine 2022, War with Ukraine latest news today, News War with Ukraine 2022 Last for today, will there be a war between Ukraine and Russia and when, the war with Ukraine in 2022 will be or not, will there be, will there The war with Ukraine in the near future says, the war with Ukraine, Ukrainian news today, Ukrainian news in Ukrainian media in Russian</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ІЙНА', 'ВОЛОДИМИР ЗЕЛЕНСЬКИЙ', 'ВТОРГНЕННЯ РФ']</text:p>
      <text:p text:style-name="P4">
Category: News</text:p>
      <!--METADATA-->
      <text:p text:style-name="P4">
<draw:frame draw:style-name="fr1" draw:name="Image39" text:anchor-type="as-char" svg:width="6.9236in" svg:height="4.644693in" draw:z-index="0">
<draw:image xlink:href="../Images/AРМІЯINFORM/2023-06-19T96-00-00-04-00/60d462d34973fbfc331efbabaa2d16ff_1686166501_extra_large.jpeg" xlink:type="simple" xlink:show="embed" xlink:actuate="onLoad" draw:mime-type="image/jpeg"/>
</draw:frame>
President of Ukraine Volodymyr Zelenskyy</text:p>
      <text:p text:style-name="P4">
Volodymyr Zelenskyy <text:a xlink:type="simple" xlink:href="https://www.president.gov.ua/news/nemaye-u-derzhavi-zla-takih-fortifikacij-chi-rezerviv-yaki-z-83681" text:style-name="Internet_20_link" text:visited-style-name="Visited_20_Internet_20_Link">
said</text:a>
in your conversation.</text:p>
      <text:p text:style-name="P4">
"Rate. Priority - advanced, specific issues of offensive. There were reporters and commanders directly from the directions of fighting. Also reporting Committee, Head of GUR.</text:p>
      <text:p text:style-name="P4">
Separately and in detail they considered the preparation and provision of new brigade Guard and our border guards - those who are waiting for their time for combat actions.</text:p>
      <text:p text:style-name="P4">
In some directions, our warriors move forward, in some directions protect positions and oppose storms and increased attacks of the invaders. There will be lost positions. Only released. They have only losses. And in general-the resolution of pressure, our pressure, which allows you to pave the path of our flag. Syno-yellow colors will be throughout our south and throughout our east. Bommy is on their land, and it gives the greatest power.</text:p>
      <text:p text:style-name="P4">
I thank all our soldiers - every soldier, every sergeant, every officer of every general who is attracted to our active offensive and defensives now. I thank you for every liberated and for every protected position!</text:p>
      <text:p text:style-name="P4">
Today, in a conversation with the Prime Minister of Great Britain, Rice Sunak, defense needs as a time, thanked for the defense support. For example, the British "Svedou" - long -range missiles - make a very useful and accurate business at the front. Like many other weapons. And this cooperation will be a significant continuation.</text:p>
      <text:p text:style-name="P4">
Of course, they discussed with Richa, Mr. Prime Minister, preparing a NATO Vilnius summit and a meaningful filling of this Alliance meeting.</text:p>
      <text:p text:style-name="P4">
Today, there is also a significant political decision of Britain on sanctions - to keep junctions against Russia, until the aggressor compensates for all the damage caused to our country, our country. And it is very important that the assets of the aggressor state and all persons associated with it are related to the system of domination built by the Kremlin territory . It will be fair, and I am grateful to the British who support us on the path of justice.Both the conference and financial cooperation and our movement in the EU have discussed Ursula Der Lyen with the presidential community. Already this week we are expecting an intermediate oral evaluation of our work on the recommendations of the European Commission. And discussed in detail, the 11th sanctional package against Russia for the war.</text:p>
      <text:p text:style-name="P4">
He also spoke with the Netherlands Prime Minister Mark Rutte Tapremier, Denmark, Matte Frederixen. As always, they paid attention to the forefront and our joint defense efforts, thanked for their support and readiness to develop our cooperation for the sake of safety, " - the message reads.</text:p>
      <text:p text:style-name="P4">
The President also informed about negotiations with the leaders and representatives of Africa, who were in Ukraine last week and then visited the terrorist state. Each such international step only convinces again and again that Svetuvarto is more active in working with the formula of peace. Because only this formula is sufficiently reacting to every aspect of Russian madness.</text:p>
      <text:p text:style-name="P4">
Also, Volodymyr Zelenskyy spoke with the President of the Bank today. And not only about cooperation now, but also about the post -war transformation of Ukraine. About those decisions about those steps, about the new doctrine of the new Ukraine, which wins Ukraine, - the quotes that we prepare and implement. All together. Just as we now expose this aggression.</text:p>
      <text:p text:style-name="P4">
“Thank you all who are in battle now, in combat posts, in combat positions!</text:p>
      <text:p text:style-name="P4">
Especially today I will note the assault unit of GRU "Artan" and its commissarayor Torkotyuk. Thank you!</text:p>
      <text:p text:style-name="P4">
And yet - our special operations. Victor, all the guys - thank you very much!</text:p>
      <text:p text:style-name="P4">
Thank you all who are fighting and working for Ukraine!</text:p>
      <text:p text:style-name="P4">
Glory to Ukraine!" Said the President.</text:p>
      <text:p text:style-name="P4">
Source: <text:a xlink:type="simple" xlink:href="https://www.president.gov.ua/news/nemaye-u-derzhavi-zla-takih-fortifikacij-chi-rezerviv-yaki-z-836" text:style-name="Internet_20_link" text:visited-style-name="Visited_20_Internet_20_Link">
Presidential Office of Ukraine</text:a>
</text:p>
      <text:p text:style-name="P4">
News Source: <text:a xlink:type="simple" xlink:href="https://armyinform.com.ua/2023/06/19/nemaye-u-derzhavy-zla-takyh-fortyfikaczij-chy-rezerviv-yaki-zupynyat-ukrayinu-prezydent/" text:style-name="Internet_20_link" text:visited-style-name="Visited_20_Internet_20_Link">
https://armyinform.com.ua/2023/06/19/nemaye-u-derzhavy-zla-takyh-fortyfikaczij-chy-rezerviv-yaki-zupynyat-ukrayinu-prezydent/</text:a>
</text:p>
      <!--NEWS-->
      <text:h text:style-name="P10" text:outline-level="1">
<text:span text:style-name="T4">
In Complex "Yad Vasem" launched Ukrainian -language audiohyde</text:span>
</text:h>
      <text:p text:style-name="P4">
Authors: Ukrinform (Person)</text:p>
      <text:p text:style-name="P4">
Publisher: Укринформ (Organization)</text:p>
      <text:p text:style-name="P4">
Published Time: 2023-06-20T-11:23:00+03:00</text:p>
      <text:p text:style-name="P4">
Modified Time: 2023-06-20T19:23:00+03:00</text:p>
      <text:p text:style-name="P4">
Description: The Memorial Complex of Holocaust History "Yad Vashem" launched Ukrainian -language audiohyde. - Ukrinform.</text:p>
      <text:p text:style-name="P4">
Images: ['<text:a xlink:type="simple" xlink:href="https://static.ukrinform.com/photos/2023_06/thumb_files/630_360_1687278099-171.jpg" text:style-name="Internet_20_link" text:visited-style-name="Visited_20_Internet_20_Link">
630_360_16872...</text:a>
']</text:p>
      <text:p text:style-name="P4">
Tags: ['Ізраїль', 'Олена Зеленська', 'Аудіогід', 'Яд Вашем']</text:p>
      <text:p text:style-name="P4">
Type: Article</text:p>
      <!--METADATA-->
      <text:p text:style-name="P4">
<draw:frame draw:style-name="fr1" draw:name="Image40" text:anchor-type="as-char" svg:width="6.9236in" svg:height="3.956343in" draw:z-index="0">
<draw:image xlink:href="../Images/yкринформ/2023-06-20T-11-23-00-03-00/630_360_1687278099-171.jpg" xlink:type="simple" xlink:show="embed" xlink:actuate="onLoad" draw:mime-type="image/jpeg"/>
</draw:frame>
The Umemorial Complex of Holocaust History "Yad Vashem" launched a Ukrainian -language audiohyde.</text:p>
      <text:p text:style-name="P4">
This was reported by President's wife Olena Zelensk in <text:a xlink:type="simple" xlink:href="https://t.me/FirstLadyOfUkraine/3458" text:style-name="Internet_20_link" text:visited-style-name="Visited_20_Internet_20_Link">
telegram</text:a>
, reports Ukrinform.</text:p>
      <text:p text:style-name="P4">
"Holocaust Memorial Complex" Yad Vashem. , - the first lady.</text:p>
      <text:p text:style-name="P4">
<text:span text:style-name="T5">
Video: Elena Zelenska</text:span>
</text:p>
      <text:p text:style-name="P4">
According to her, the Ukrainian -language audio guide in "Yad Vashem" <text:a xlink:type="simple" xlink:href="https://t.me/FirstLadyOfUkraine/3457" text:style-name="Internet_20_link" text:visited-style-name="Visited_20_Internet_20_Link">
became the first in Israel.</text:a>
The president's wife thanked the Embassy of Ukraine in the State of Israel and the Ministry of Internal Affairs and emphasized that each of such guides not only about the convenience of tourists, but that the Ukrainian language is honorable in the list of world languages, which speak the most powerful cultural monuments, about what, about what that our language sounds louder, reminding the world of the people who are struggling for their right to exist.</text:p>
      <text:p text:style-name="P4">
Zelenskaya is also convinced that "Yad Vashem" should visit every person of the Education.</text:p>
      <text:p text:style-name="P4">
"A place that shows us how a whole people can be driven and repeated - the harsh it is. And at the same time a place ", - she stressed.</text:p>
      <text:p text:style-name="P4">
<text:span text:style-name="T4">
 Read also: </text:span>
 <text:a xlink:type="simple" xlink:href="https://www.ukrinform.ua/rubric-culture/3713956-u-finlandii-ta-niderlandah-zavilis-novi-ukrainomovni-audiogidi.html" text:style-name="Internet_20_link" text:visited-style-name="Visited_20_Internet_20_Link">
in Finland and the Netherlands new Ukrainian -language <text:span text:style-name="T4">
 audiogide </text:span>
 and</text:a>
The first lady noted that in "(https://www.ukrinform.ua/tag-ad-vasem)"The names of millions of Jews that have been destroyed and undergoing, hundreds of thousands of evidence to confirm one of the greatest crimes of Humanity's Vistoria. So, in her opinion, there is a worldview function: looking at the Jewish people, Ukrainians believe that they will find their faces and so The memory of every Ukrainian whose life has taken away the aggressor.</text:p>
      <text:p text:style-name="P4">
As it was reported, President's wife Olena Zelenskaya has been a junior in Israel since June 19.</text:p>
      <text:p text:style-name="P4">
<text:span text:style-name="T5">
Foto: Elena Zelenska</text:span>
</text:p>
      <text:p text:style-name="P4">
News Source: <text:a xlink:type="simple" xlink:href="https://www.ukrinform.ua/rubric-culture/3725479-u-kompleksi-ad-vasem-zapustili-ukrainomovnij-audiogid.html" text:style-name="Internet_20_link" text:visited-style-name="Visited_20_Internet_20_Link">
https://www.ukrinform.ua/rubric-culture/3725479-u-kompleksi-ad-vasem-zapustili-ukrainomovnij-audiogid.html</text:a>
</text:p>
      <!--NEWS-->
      <text:h text:style-name="P10" text:outline-level="1">
<text:span text:style-name="T4">
Three wounded in Kherson rescuers are in serious condition - the head of the Ova</text:span>
</text:h>
      <text:p text:style-name="P4">
Authors: Ukrinform (Person)</text:p>
      <text:p text:style-name="P4">
Publisher: Укринформ (Organization)</text:p>
      <text:p text:style-name="P4">
Published Time: 2023-06-20T-12:23:00+03:00</text:p>
      <text:p text:style-name="P4">
Modified Time: 2023-06-20T19:23:00+03:00</text:p>
      <text:p text:style-name="P4">
Description: Three wounded rescuers in Kherson are in serious condition, and five more are in a state of moderate.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 'Війна з Росією', 'Рятувальники']</text:p>
      <text:p text:style-name="P4">
Type: Article</text:p>
      <!--METADATA-->
      <text:p text:style-name="P4">
<draw:frame draw:style-name="fr1" draw:name="Image44" text:anchor-type="as-char" svg:width="6.9236in" svg:height="3.956343in" draw:z-index="0">
<draw:image xlink:href="../Images/yкринформ/2023-06-20T-12-23-00-03-00/630_360_1654768443-794.jpg" xlink:type="simple" xlink:show="embed" xlink:actuate="onLoad" draw:mime-type="image/jpeg"/>
</draw:frame>
Rescuers are in serious condition in Kherson, and five more than moderate.</text:p>
      <text:p text:style-name="P4">
Oleksandr Proudin said this on the air of the All -Ukrainian Teleterna "Unified News" "The Unified News", Ukrinform reports.</text:p>
      <text:p text:style-name="P4">
"Three wounded are now in serious condition, five - received moderate severity, they were hospitalized at the medical institution of Israz with all the necessary assistance," Proudin informed.</text:p>
      <text:p text:style-name="P4">
*!(https://www.ukrinform.ua/rubric-regions/3725461-ukraina-vstanovila-misceperebuvanna-ponad-200-hersonciv-aki-znikli-pisla-pidrivu-kahovskoi-ges.html)He noted that rescuers were cleaning the territory of the island, which was most suffered from flooding when the Russians began shelling. The dead man was 25 years old.</text:p>
      <text:p text:style-name="P4">
Proudin added that at about 11 am, Russian troops with artillery fired Kherson residential quarters.</text:p>
      <text:p text:style-name="P4">
“They beat civilian sites, homes, kindergartens, educational institutions and a service station. The fire was also killed by a peaceful man. Also under the shelling today the brigade of the "ambulance", which was heading for the aid of the Kherson. Thank you, health workers were not injured, ”the Ova Chief said.</text:p>
      <text:p text:style-name="P4">
<text:span text:style-name="T4">
 Read also: </text:span>
 <text:a xlink:type="simple" xlink:href="https://www.ukrinform.ua/rubric-ato/3725405-u-rikovomu-na-hersonsini-rosiani-virisili-pidirvati-20-tonn-svoih-boepripasiv-zmi.html" text:style-name="Internet_20_link" text:visited-style-name="Visited_20_Internet_20_Link">
in the river on <text:span text:style-name="T4">
 Kherson </text:span>
 Dozhni Russians decided to blow up 20 tons of their ammunition - the media</text:a>
As reported by Ukrinform, <text:a xlink:type="simple" xlink:href="https://www.ukrinform.ua/rubric-ato/3725372-rosijska-armia-u-hersoni-obstrilala-ratuvalnikiv-odin-zagiblij-visim-poranenih.html" text:style-name="Internet_20_link" text:visited-style-name="Visited_20_Internet_20_Link">
on June 20, troops of the Russian Federation were fired at the Khersonstators</text:a>
, which was cleaned. One SES employee was killed, eight more were injured.</text:p>
      <text:p text:style-name="P4">
News Source: <text:a xlink:type="simple" xlink:href="https://www.ukrinform.ua/rubric-regions/3725481-troe-poranenih-u-hersoni-ratuvalnikiv-perebuvaut-u-vazkomu-stani-golova-ova.html" text:style-name="Internet_20_link" text:visited-style-name="Visited_20_Internet_20_Link">
https://www.ukrinform.ua/rubric-regions/3725481-troe-poranenih-u-hersoni-ratuvalnikiv-perebuvaut-u-vazkomu-stani-golova-ova.html</text:a>
</text:p>
      <!--NEWS-->
      <text:h text:style-name="P10" text:outline-level="1">
<text:span text:style-name="T4">
In Austria, journalists found Putin's daughter's villa</text:span>
</text:h>
      <text:p text:style-name="P4">
Authors: Ukrinform (Person)</text:p>
      <text:p text:style-name="P4">
Publisher: Укринформ (Organization)</text:p>
      <text:p text:style-name="P4">
Published Time: 2023-06-20T-15:49:00+03:00</text:p>
      <text:p text:style-name="P4">
Modified Time: 2023-06-20T17:49:00+03:00</text:p>
      <text:p text:style-name="P4">
Description: In one of the most famous Austrian resorts, Kitsbuel is a villa worth 10 million euros, which is considered to belong to the Russian oligarch Arcadia Rothenberg and was used to rest Putin's daughter Maria Vorontsova. - Ukrinform.</text:p>
      <text:p text:style-name="P4">
Images: ['<text:a xlink:type="simple" xlink:href="https://static.ukrinform.com/photos/2023_06/thumb_files/630_360_1687272325-894.jpg" text:style-name="Internet_20_link" text:visited-style-name="Visited_20_Internet_20_Link">
630_360_16872...</text:a>
']</text:p>
      <text:p text:style-name="P4">
Tags: None</text:p>
      <text:p text:style-name="P4">
Type: Article</text:p>
      <!--METADATA-->
      <text:p text:style-name="P4">
<draw:frame draw:style-name="fr1" draw:name="Image45" text:anchor-type="as-char" svg:width="6.9236in" svg:height="3.951518in" draw:z-index="0">
<draw:image xlink:href="../Images/yкринформ/2023-06-20T-15-49-00-03-00/630_360_1687272325-894.jpg" xlink:type="simple" xlink:show="embed" xlink:actuate="onLoad" draw:mime-type="image/jpeg"/>
</draw:frame>
In one of the most famous Austrian resorts, Kitsbuel is located a villa worth 10 million euro, which is considered to belong to the Russian oligarch Arcadia Rothenbergut used to rest Putin's daughter Maria Vorontsova.</text:p>
      <text:p text:style-name="P4">
According to Ukrinform, this is stated in a journalistic investigation conducted by the Austrian newspaper <text:a xlink:type="simple" xlink:href="https://www.derstandard.at/story/3000000175251/eine-oligarchenvilla-in-kitzbuehel-fuer-putins-tochter" text:style-name="Internet_20_link" text:visited-style-name="Visited_20_Internet_20_Link">
der Standard</text:a>
together with international partners.</text:p>
      <text:p text:style-name="P4">
"Internal documents indicate that Putin's trusted person Arkady Rothenberg -financed the purchase of chalet in Kitzbuel. The house was also used by daughter <text:a xlink:type="simple" xlink:href="https://www.ukrinform.ua/tag-putin" text:style-name="Internet_20_link" text:visited-style-name="Visited_20_Internet_20_Link">
Putin</text:a>
", - said in the material" Villa Oligarch in Kitsbuel for Putin's daughter. "</text:p>
      <text:p text:style-name="P4">
It is noted that it is a house at Oberlyatenweg 31b of the Kitsbuel Highlands in Tyrol. Officially, the local authorities, the Nifederal Ministry of Internal Affairs, do not know who actually owns a house of 800 square meters with great view, garden and swimming pool.</text:p>
      <text:p text:style-name="P4">
"A joint investigation of a project of investigation of corruption and organized traffic(OCCRP), Russian emigrant edition "History", edition of Standard and many other international media partners, such as Spiegel, "Dyerotenberg" reveals to whom can Will be owned US since 2014. All assets of the oligarchy have long been frozen in the EU- at least, so it should be in theory, "- the article states.</text:p>
      <text:p text:style-name="P4">
<text:span text:style-name="T4">
 Read also: </text:span>
 [Ministry of Justice filed a claim for confiscation of assets of Russians <text:span text:style-name="T4">
 Rothenberg </text:span>
 s(https://www.ukrinform.ua/rubric-economy/3677800-minust-podav-pozov-pro-konfiskaciu-aktiviv-rosian-rotenbergiv.html)According to Standard, the State Protection and Intelligence Department is Austrian to find out the true owners of the house since April 2022. The Osage Service does not exclude that the property belongs to the sub -person, but this hut was not confirmed today.</text:p>
      <text:p text:style-name="P4">
Also does not know the owner and mayor Kitsbuel Klaus Wincler(from the Austrian People's Party), who told reporters that he "unknown whether persons who have been submitted to EU sanctions, real estate in Kitsbuel.""Internal documents at the disposal of Standard and its international partners, testify to the system of company schemes, false persons and intermediaries of the EU, with which there was a long -term deception of the authorities. According to the same, money used to buy chalet was received from Arcadiaroenberg", - The investigation is said.</text:p>
      <text:p text:style-name="P4">
Thus, the purchase of real estate has been funded at the expense of a loan from the Cypriot company Olpon Investments, which is owned by Rothenberg since 2003. Olpon has 11.5 million euros at the time of SMP Bank in Latvia, which, in turn, belonged to Rothenbergam. From there the money got to Wayblue. Later, due to the response of Rothenbergs, SMP became Meridian Trade Bank, the loan went to the Estonian financial services supplier, which claimed that he had stopped Wayblue's business relationship in 2021.</text:p>
      <text:p text:style-name="P4">
According to journalists, who owns the Wayblue Limited Figure Company. It is only known that it is controlled by another Cyprus company with a velidom limited, which is a trust service provider and manages assets for third parties.</text:p>
      <text:p text:style-name="P4">
"However, not only who financed the purchase of real estate, but also who are its permanent visitors were well hidden. Since 2015, along with her husband, Dutch Yoritaphaassen, and their child, ”the article reads.</text:p>
      <text:p text:style-name="P4">
According to the investigation, Putin's daughter has always been guarded. It was especially often in the house in early January, when in Russia is celebrated Christmas.</text:p>
      <text:p text:style-name="P4">
One of the catering workers told the newspaper that he used to cook food on this occasion. At that time, the attendees were, as it is claimed, about 30 people, allegedly even Putin himself. Another person told Der Standard, and also saw Putin and his guards at Opestleteweg in Kitsbuel.</text:p>
      <text:p text:style-name="P4">
"There is no independent evidence of this, but the data on the trips of the younger daughter of Putinacaterna Tikhonova show that she also stopped several times in Kitsbuel past years," the article said.</text:p>
      <text:p text:style-name="P4">
<text:span text:style-name="T4">
 Read also: </text:span>
 <text:a xlink:type="simple" xlink:href="https://www.ukrinform.ua/rubric-economy/3686024-sud-arestuvav-aktivi-rosijskogo-oligarha-na-20-miljoniv.html" text:style-name="Internet_20_link" text:visited-style-name="Visited_20_Internet_20_Link">
Court arrested the assets of the Russian oligarch for ₴ 20 million</text:a>
</text:p>
      <text:p text:style-name="P4">
As reported by Ukrinform, the Austrian Banking Group Raiffeisen Bankinternational(RBI)Since 2002, at least, until 2016, a clerical firm in Cyprus has been servicing, through which hundreds of millions of euros passed and which is obviously owned by the Russian <text:a xlink:type="simple" xlink:href="https://www.ukrinform.ua/rubric-kyiv/3684783-vaks-konfiskuvav-castku-rotenbergiv-u-ocean-plaza.html" text:style-name="Internet_20_link" text:visited-style-name="Visited_20_Internet_20_Link">
oligarchs Rothenbergam</text:a>
from Putin's closest environment.</text:p>
      <text:p text:style-name="P4">
Photo: Der Standard</text:p>
      <text:p text:style-name="P4">
News Source: <text:a xlink:type="simple" xlink:href="https://www.ukrinform.ua/rubric-world/3725426-v-avstrii-zurnalisti-viavili-villu-donki-putina.html" text:style-name="Internet_20_link" text:visited-style-name="Visited_20_Internet_20_Link">
https://www.ukrinform.ua/rubric-world/3725426-v-avstrii-zurnalisti-viavili-villu-donki-putina.html</text:a>
</text:p>
      <!--NEWS-->
      <text:h text:style-name="P10" text:outline-level="1">
<text:span text:style-name="T4">
Rothenberg's pod -Russian oligarchs retained foreign assets - journalistic investigation</text:span>
</text:h>
      <text:p text:style-name="P4">
Authors: Ukrinform (Person)</text:p>
      <text:p text:style-name="P4">
Publisher: Укринформ (Organization)</text:p>
      <text:p text:style-name="P4">
Published Time: 2023-06-20T-16:52:00+03:00</text:p>
      <text:p text:style-name="P4">
Modified Time: 2023-06-20T17:52:00+03:00</text:p>
      <text:p text:style-name="P4">
Description: Russian oligarchs Brothers Arkady and Boris Rothenberg hide their foreign companies, real estate, yachts and planes, thanks to trusted persons, "frontmen" that help them to bypass Western sanctions. - Ukrinform.</text:p>
      <text:p text:style-name="P4">
Images: ['<text:a xlink:type="simple" xlink:href="https://static.ukrinform.com/photos/2023_06/thumb_files/630_360_1687272402-309.jpg" text:style-name="Internet_20_link" text:visited-style-name="Visited_20_Internet_20_Link">
630_360_16872...</text:a>
']</text:p>
      <text:p text:style-name="P4">
Tags: ['Ротенберг', 'Санкції', 'Росія']</text:p>
      <text:p text:style-name="P4">
Type: Article</text:p>
      <!--METADATA-->
      <text:p text:style-name="P4">
<draw:frame draw:style-name="fr1" draw:name="Image46" text:anchor-type="as-char" svg:width="6.9236in" svg:height="3.946312in" draw:z-index="0">
<draw:image xlink:href="../Images/yкринформ/2023-06-20T-16-52-00-03-00/630_360_1687272402-309.jpg" xlink:type="simple" xlink:show="embed" xlink:actuate="onLoad" draw:mime-type="image/jpeg"/>
</draw:frame>
Russian Ooligers Brothers Arkady and Boris Rothenberg hide their foreign companies, real estate, yachts and planes, thanks to trusted persons, "frontmen", which are out of order for them to bypass Western sanctions.</text:p>
      <text:p text:style-name="P4">
According to Ukrinform, this is stated in a joint investigation, which is published on <text:a xlink:type="simple" xlink:href="https://istories.media/stories/2023/06/20/frontmen-dlya-priblizhennikh-putina/" text:style-name="Internet_20_link" text:visited-style-name="Visited_20_Internet_20_Link">
site</text:a>
and in <text:a xlink:type="simple" xlink:href="https://www.youtube.com/watch" text:style-name="Internet_20_link" text:visited-style-name="Visited_20_Internet_20_Link">
YouTube</text:a>
Important Stories.</text:p>
      <text:p text:style-name="P4">
It is noted that the archive of correspondence of one of the "frontmen" of Rothenberg Maxim Viktorov was at the disposal of the publication. After that, "important stories" shared documents with journalists OCCRP, Le Monde, Forbes, the Times of the world's media.</text:p>
      <text:p text:style-name="P4">
<text:span text:style-name="T4">
 Read also: </text:span>
 <text:a xlink:type="simple" xlink:href="https://www.ukrinform.ua/rubric-world/3710707-finlandia-konfiskuvala-aktivi-putinskogo-oligarha-na-323-000.html" text:style-name="Internet_20_link" text:visited-style-name="Visited_20_Internet_20_Link">
Finland has confiscated Putin oligarch's assets for € 323 000</text:a>
The Rothenberg Archive contains more than 50,000 files, including almost 30 thousand electronic sheets and about 12,000 documents. These materials demonstrate how Rothenbergs have retained their foreign assets for the assistance of trusted persons whose task is to conduct the financial and personal affairs of their patrons, an alletak, so that no one knows in whose interests it is done.</text:p>
      <text:p text:style-name="P4">
One of the "frontmen", Maxim Viktorov, is a former employee of the KGB of the USSR, who worked in 2012 by an adviser to the experts of defense of the Russian Federation Anatoly Serdyukov. . Also, according to the newspaper, Viktor Ebiznes-partner of British Prince Michael Kent.</text:p>
      <text:p text:style-name="P4">
Viktorov began helping Rothenberg in 2014 after being launched on the US and EU sanctions list. They gradually came out of the asset management, but the share in their companies, according to investigators, moved to various closed unit investment funds, which managed the Evocorpus, owned by Viktor.</text:p>
      <text:p text:style-name="P4">
<text:span text:style-name="T4">
 Read also: </text:span>
 <text:a xlink:type="simple" xlink:href="https://www.ukrinform.ua/rubric-polytics/3706663-vidpovid-na-agresiu-ak-ukraina-vilucae-rosijski-aktivi.html" text:style-name="Internet_20_link" text:visited-style-name="Visited_20_Internet_20_Link">
Reply to Aggression: How Ukraine seizes Russian assets</text:a>
</text:p>
      <text:p text:style-name="P4">
Helped brothers Rothenbergam by missing Western sanctions their wives: Doddanasha Karina Rothenberg and Latvia Citizen Maria Bordunova(Sources call her "not official wife" by Arcadia Rothenberg). Бородунова почала накопичуватиелітну нерухомість за кордоном у 2013 році після знайомства з олігархом.«Очевидно, що якби всі активи, які належали Марії Бородуновій та двом їїдочкам, перебували у володінні Аркадія Ротенберга, то їхню закордонну частинуточно чекала б замороження», - зробили висновок розслідувачі.</text:p>
      <text:p text:style-name="P4">
Своєю чергою дружина Бориса Ротенберга Каріна володіє, згідно з файлами з"архіву", половиною всієї західної нерухомості свого чоловіка. Таким чином,наприклад, оформлена її частка в маєтку площею 30 гектарів у Муан-Сарту, за 50кілометрів від Монако. Вартість маєтку за цінами 2014 року – понад 17 млнєвро. У сукупності активи Каріни та Бориса Ротенбергів лише у Монако таФранції становили понад 60 млн євро.</text:p>
      <text:p text:style-name="P4">
<text:span text:style-name="T4">
Читайте також:</text:span>
 <text:a xlink:type="simple" xlink:href="https://www.ukrinform.ua/rubric-kyiv/3684783-vaks-konfiskuvav-castku-rotenbergiv-u-ocean-plaza.html" text:style-name="Internet_20_link" text:visited-style-name="Visited_20_Internet_20_Link">
 ВАКС конфіскував частку <text:span text:style-name="T4">
Ротенберг</text:span>
 ів у Ocean Plaza</text:a>
Arkady and Boris Rothenberg are part of Putin's "near circle", they have been familiar with the time of Leningrad's youth. After Putin's arrival, brothers are sustained. Sometimes they themselves perform the functions of the Frontman for the President of the Russian Federation, Arkady Rothenberg called himself the owner of Putin's "Putin's Palace".</text:p>
      <text:p text:style-name="P4">
News Source: <text:a xlink:type="simple" xlink:href="https://www.ukrinform.ua/rubric-world/3725427-pidsankcijni-rosijski-oligarhi-rotenbergi-zberegli-zakordonni-aktivi-zurnalistske-rozsliduvanna.html" text:style-name="Internet_20_link" text:visited-style-name="Visited_20_Internet_20_Link">
https://www.ukrinform.ua/rubric-world/3725427-pidsankcijni-rosijski-oligarhi-rotenbergi-zberegli-zakordonni-aktivi-zurnalistske-rozsliduvanna.html</text:a>
</text:p>
      <!--NEWS-->
      <text:h text:style-name="P10" text:outline-level="1">
<text:span text:style-name="T4">
In Austria, journalists found Putin's daughter's villa</text:span>
</text:h>
      <text:p text:style-name="P4">
Authors: Ukrinform (Person)</text:p>
      <text:p text:style-name="P4">
Publisher: Укринформ (Organization)</text:p>
      <text:p text:style-name="P4">
Published Time: 2023-06-20T-17:49:00+03:00</text:p>
      <text:p text:style-name="P4">
Modified Time: 2023-06-20T17:49:00+03:00</text:p>
      <text:p text:style-name="P4">
Description: In one of the most famous Austrian resorts, Kitsbuel is a villa worth 10 million euros, which is considered to belong to the Russian oligarch Arcadia Rothenberg and was used to rest Putin's daughter Maria Vorontsova. - Ukrinform.</text:p>
      <text:p text:style-name="P4">
Images: ['<text:a xlink:type="simple" xlink:href="https://static.ukrinform.com/photos/2023_06/thumb_files/630_360_1687272325-894.jpg" text:style-name="Internet_20_link" text:visited-style-name="Visited_20_Internet_20_Link">
630_360_16872...</text:a>
']</text:p>
      <text:p text:style-name="P4">
Tags: None</text:p>
      <text:p text:style-name="P4">
Type: Article</text:p>
      <!--METADATA-->
      <text:p text:style-name="P4">
<draw:frame draw:style-name="fr1" draw:name="Image47" text:anchor-type="as-char" svg:width="6.9236in" svg:height="3.951518in" draw:z-index="0">
<draw:image xlink:href="../Images/yкринформ/2023-06-20T-17-49-00-03-00/630_360_1687272325-894.jpg" xlink:type="simple" xlink:show="embed" xlink:actuate="onLoad" draw:mime-type="image/jpeg"/>
</draw:frame>
In one of the most famous Austrian resorts, Kitsbuel is located a villa worth 10 million euro, which is considered to belong to the Russian oligarch Arcadia Rothenbergut used to rest Putin's daughter Maria Vorontsova.</text:p>
      <text:p text:style-name="P4">
According to Ukrinform, this is stated in a journalistic investigation conducted by the Austrian newspaper <text:a xlink:type="simple" xlink:href="https://www.derstandard.at/story/3000000175251/eine-oligarchenvilla-in-kitzbuehel-fuer-putins-tochter" text:style-name="Internet_20_link" text:visited-style-name="Visited_20_Internet_20_Link">
der Standard</text:a>
together with international partners.</text:p>
      <text:p text:style-name="P4">
"Internal documents indicate that Putin's trusted person Arkady Rothenberg -financed the purchase of chalet in Kitzbuel. The house was also used by daughter <text:a xlink:type="simple" xlink:href="https://www.ukrinform.ua/tag-putin" text:style-name="Internet_20_link" text:visited-style-name="Visited_20_Internet_20_Link">
Putin</text:a>
", - said in the material" Villa Oligarch in Kitsbuel for Putin's daughter. "</text:p>
      <text:p text:style-name="P4">
It is noted that it is a house at Oberlyatenweg 31b of the Kitsbuel Highlands in Tyrol. Officially, the local authorities, the Nifederal Ministry of Internal Affairs, do not know who actually owns a house of 800 square meters with great view, garden and swimming pool.</text:p>
      <text:p text:style-name="P4">
"A joint investigation of a project of investigation of corruption and organized traffic(OCCRP), Russian emigrant edition "History", edition of Standard and many other international media partners, such as Spiegel, "Dyerotenberg" reveals to whom can Will be owned US since 2014. All assets of the oligarchy have long been frozen in the EU- at least, so it should be in theory, "- the article states.</text:p>
      <text:p text:style-name="P4">
<text:span text:style-name="T4">
 Read also: </text:span>
 [Ministry of Justice filed a claim for confiscation of assets of Russians <text:span text:style-name="T4">
 Rothenberg </text:span>
 s(https://www.ukrinform.ua/rubric-economy/3677800-minust-podav-pozov-pro-konfiskaciu-aktiviv-rosian-rotenbergiv.html)According to Standard, the State Protection and Intelligence Department is Austrian to find out the true owners of the house since April 2022. The Osage Service does not exclude that the property belongs to the sub -person, but this hut was not confirmed today.</text:p>
      <text:p text:style-name="P4">
Also does not know the owner and mayor Kitsbuel Klaus Wincler(from the Austrian People's Party), who told reporters that he "unknown whether persons who have been submitted to EU sanctions, real estate in Kitsbuel.""Internal documents at the disposal of Standard and its international partners, testify to the system of company schemes, false persons and intermediaries of the EU, with which there was a long -term deception of the authorities. According to the same, money used to buy chalet was received from Arcadiaroenberg", - The investigation is said.</text:p>
      <text:p text:style-name="P4">
Thus, the purchase of real estate has been funded at the expense of a loan from the Cypriot company Olpon Investments, which is owned by Rothenberg since 2003. Olpon has 11.5 million euros at the time of SMP Bank in Latvia, which, in turn, belonged to Rothenbergam. From there the money got to Wayblue. Later, due to the response of Rothenbergs, SMP became Meridian Trade Bank, the loan went to the Estonian financial services supplier, which claimed that he had stopped Wayblue's business relationship in 2021.</text:p>
      <text:p text:style-name="P4">
According to journalists, who owns the Wayblue Limited Figure Company. It is only known that it is controlled by another Cyprus company with a velidom limited, which is a trust service provider and manages assets for third parties.</text:p>
      <text:p text:style-name="P4">
"However, not only who financed the purchase of real estate, but also who are its permanent visitors were well hidden. Since 2015, along with her husband, Dutch Yoritaphaassen, and their child, ”the article reads.</text:p>
      <text:p text:style-name="P4">
According to the investigation, Putin's daughter has always been guarded. It was especially often in the house in early January, when in Russia is celebrated Christmas.</text:p>
      <text:p text:style-name="P4">
One of the catering workers told the newspaper that he used to cook food on this occasion. At that time, the attendees were, as it is claimed, about 30 people, allegedly even Putin himself. Another person told Der Standard, and also saw Putin and his guards at Opestleteweg in Kitsbuel.</text:p>
      <text:p text:style-name="P4">
"There is no independent evidence of this, but the data on the trips of the younger daughter of Putinacaterna Tikhonova show that she also stopped several times in Kitsbuel past years," the article said.</text:p>
      <text:p text:style-name="P4">
<text:span text:style-name="T4">
 Read also: </text:span>
 <text:a xlink:type="simple" xlink:href="https://www.ukrinform.ua/rubric-economy/3686024-sud-arestuvav-aktivi-rosijskogo-oligarha-na-20-miljoniv.html" text:style-name="Internet_20_link" text:visited-style-name="Visited_20_Internet_20_Link">
Court arrested the assets of the Russian oligarch for ₴ 20 million</text:a>
</text:p>
      <text:p text:style-name="P4">
As reported by Ukrinform, the Austrian Banking Group Raiffeisen Bankinternational(RBI)Since 2002, at least, until 2016, a clerical firm in Cyprus has been servicing, through which hundreds of millions of euros passed and which is obviously owned by the Russian <text:a xlink:type="simple" xlink:href="https://www.ukrinform.ua/rubric-kyiv/3684783-vaks-konfiskuvav-castku-rotenbergiv-u-ocean-plaza.html" text:style-name="Internet_20_link" text:visited-style-name="Visited_20_Internet_20_Link">
oligarchs Rothenbergam</text:a>
from Putin's closest environment.</text:p>
      <text:p text:style-name="P4">
Photo: Der Standard</text:p>
      <text:p text:style-name="P4">
News Source: <text:a xlink:type="simple" xlink:href="https://www.ukrinform.ua/rubric-world/3725426-v-avstrii-zurnalisti-viavili-villu-donki-putina.html" text:style-name="Internet_20_link" text:visited-style-name="Visited_20_Internet_20_Link">
https://www.ukrinform.ua/rubric-world/3725426-v-avstrii-zurnalisti-viavili-villu-donki-putina.html</text:a>
</text:p>
      <!--NEWS-->
      <text:h text:style-name="P10" text:outline-level="1">
<text:span text:style-name="T4">
Explosive Letters: The court in Spain accused the suspected pensioner of terrorism</text:span>
</text:h>
      <text:p text:style-name="P4">
Authors: Ukrinform (Person)</text:p>
      <text:p text:style-name="P4">
Publisher: Укринформ (Organization)</text:p>
      <text:p text:style-name="P4">
Published Time: 2023-06-20T-18:48:12+03:00</text:p>
      <text:p text:style-name="P4">
Modified Time: 2023-06-20T17:48:12+03:00</text:p>
      <text:p text:style-name="P4">
Description: Investigating Judge Jose Luis Kalama, in a high court of Madrid, accused a 74-year-old suspect in sending several letters with explosives to government, diplomatic and defense institutions at the end of 2022, at two points of accusation of terrorism. - Ukrinform.</text:p>
      <text:p text:style-name="P4">
Images: ['<text:a xlink:type="simple" xlink:href="https://static.ukrinform.com/photos/2018_10/thumb_files/630_360_1540839872-223.jpg" text:style-name="Internet_20_link" text:visited-style-name="Visited_20_Internet_20_Link">
630_360_15408...</text:a>
']</text:p>
      <text:p text:style-name="P4">
Tags: ['Іспанія', 'Суд', 'Тероризм', 'Вибухівка', 'Лист']</text:p>
      <text:p text:style-name="P4">
Type: Article</text:p>
      <!--METADATA-->
      <text:p text:style-name="P4">
<draw:frame draw:style-name="fr1" draw:name="Image48" text:anchor-type="as-char" svg:width="6.9236in" svg:height="3.956343in" draw:z-index="0">
<draw:image xlink:href="../Images/yкринформ/2023-06-20T-18-48-12-03-00/630_360_1540839872-223.jpg" xlink:type="simple" xlink:show="embed" xlink:actuate="onLoad" draw:mime-type="image/jpeg"/>
</draw:frame>
The investigator Jose Luis Kalama, speaking in the high court of Madrid, accused the74-year-old suspect of sending several letters from explosives to the regulation, diplomatic and defense institutions at the end of 2022, on two-piece accusations of terrorism in aggravating circumstances.</text:p>
      <text:p text:style-name="P4">
About it reports <text:a xlink:type="simple" xlink:href="https://www.reuters.com/world/spanish-court-charges-parcel-bomb-suspect-with-terrorism-offences-2023-06-20/" text:style-name="Internet_20_link" text:visited-style-name="Visited_20_Internet_20_Link">
Reuters</text:a>
, reports Ukrinform.</text:p>
      <text:p text:style-name="P4">
As it is noted, Pumplez Paskal was arrested in January after last year from November 24 to December 2, he sent six parcels to the Samamorobut explosives against Prime Minister Pedro Sanchez, Margarita Robles Ministers, Embassies of Ukraine and the United States in Madrid, military -air base and weapon manufacturer. Most of the ammunition was disposed of. The security worker of the Security Service of the Ukrainian Embassy suffered slight injuries during the detonation of one of them.</text:p>
      <text:p text:style-name="P4">
The investigating judge stated that both accusations of terrorism and manufacturing devices for terrorist purposes were substantiated, even if the evidence was not evidence that the suspect belonged to the organized terrorist group or joined it. Character and context of acts, the use of explosive devices, as well as political motifs - such as violations of public order and forcing the government to stop Ukraine's support in the war against Russia, are considered to be reasonable.</text:p>
      <text:p text:style-name="P4">
Both crimes were qualified as crimes with aggravating circumstances, since two parcels were addressed to high -ranking officials - Sanchez Irobles.</text:p>
      <text:p text:style-name="P4">
Gonzalez is a former state -owned retirement. He lives in Miranda Del-Ebar in the northern province of Burgos.</text:p>
      <text:p text:style-name="P4">
In the course of the investigation, police found traces of DNA on explosive devices that run from Gonzalez's DNA.</text:p>
      <text:p text:style-name="P4">
The records provided by Amazon's online store showed that Gonzalez was buying Precrurses for <text:a xlink:type="simple" xlink:href="https://www.ukrinform.ua/tag-vibuhivka" text:style-name="Internet_20_link" text:visited-style-name="Visited_20_Internet_20_Link">
explosives</text:a>
, Medidrots, adhesive tape and templates for inscriptions in June and July 2022.</text:p>
      <text:p text:style-name="P4">
In December, the Spanish media reported an explosion in the Ukrainian police in Madrid. Dipulast's commandant was minor injuries and was hosted - the envelope exploded in his hands. The rest of the employees were unmarried.<text:span text:style-name="T4">
 Read also: </text:span>
 <text:a xlink:type="simple" xlink:href="https://www.ukrinform.ua/rubric-world/3657265-postovou-rozsilkou-vibuhivok-v-ispanii-keruvali-rosijski-specsluzbi-nyt.html" text:style-name="Internet_20_link" text:visited-style-name="Visited_20_Internet_20_Link">
<text:span text:style-name="T4">
 by mail </text:span>
 <text:span text:style-name="T4">
 by a mailing </text:span>
 <text:span text:style-name="T4">
 explosives </text:span>
 in <text:span text:style-name="T4">
 Spain </text:span>
<text:span text:style-name="T4">
 managed </text:span>
 <text:span text:style-name="T4">
 </text:span>
 *</text:a>
In addition, the office of Spain Prime Minister Pedro Sanchez was a leaf from an explosive device similar to those mentioned. The US Embassy in Madrid received a similar letter.</text:p>
      <text:p text:style-name="P4">
January <text:a xlink:type="simple" xlink:href="https://www.ukrinform.ua/rubric-world/3660868-listi-z-vibuhivkou-sud-v-ispanii-obvinuvativ-pensionera-v-terorizmi.html" text:style-name="Internet_20_link" text:visited-style-name="Visited_20_Internet_20_Link">
a court in Spain sued a pensioner's terrorism</text:a>
, which is suspected of being involved in the mailing packages with explosives. The man put in custody because he believed that he "could escape to Russian territory by the help of Russian citizens."</text:p>
      <text:p text:style-name="P4">
In April, the judge of the National Court of Spain dismissed a 74-year-old pensioner who is suspected of sending letters with explosives by Spanish ministers, defense companies and Embassy of Ukraine. The court referred to his warrior, lack of convictions, and the fact that the stage of collecting evidence in the investigation had become.</text:p>
      <text:p text:style-name="P4">
He was seized a passport and banned from leaving the country. He is also obliged to appear in the nearest court every week and constantly inform the court of his location.</text:p>
      <text:p text:style-name="P4">
News Source: <text:a xlink:type="simple" xlink:href="https://www.ukrinform.ua/rubric-world/3725425-listi-z-vibuhivkou-sud-v-ispanii-zvinuvativ-pidozruvanogo-pensionera-u-terorizmi.html" text:style-name="Internet_20_link" text:visited-style-name="Visited_20_Internet_20_Link">
https://www.ukrinform.ua/rubric-world/3725425-listi-z-vibuhivkou-sud-v-ispanii-zvinuvativ-pidozruvanogo-pensionera-u-terorizmi.html</text:a>
</text:p>
      <!--NEWS-->
      <text:h text:style-name="P10" text:outline-level="1">
<text:span text:style-name="T4">
Yuri Maximov became the head coach of Zvyagel</text:span>
</text:h>
      <text:p text:style-name="P4">
Authors: Ukrinform (Person)</text:p>
      <text:p text:style-name="P4">
Publisher: Укринформ (Organization)</text:p>
      <text:p text:style-name="P4">
Published Time: 2023-06-20T-1:59:12+03:00</text:p>
      <text:p text:style-name="P4">
Modified Time: 2023-06-20T21:59:12+03:00</text:p>
      <text:p text:style-name="P4">
Description: Yuri Maximov became the new head coach of Zvyagel. - Ukrinform.</text:p>
      <text:p text:style-name="P4">
Images: ['<text:a xlink:type="simple" xlink:href="https://static.ukrinform.com/photos/2023_06/thumb_files/630_360_1687287474-256.jpg" text:style-name="Internet_20_link" text:visited-style-name="Visited_20_Internet_20_Link">
630_360_16872...</text:a>
']</text:p>
      <text:p text:style-name="P4">
Tags: ['Футбол']</text:p>
      <text:p text:style-name="P4">
Type: Article</text:p>
      <!--METADATA-->
      <text:p text:style-name="P4">
<draw:frame draw:style-name="fr1" draw:name="Image49" text:anchor-type="as-char" svg:width="6.9236in" svg:height="3.956343in" draw:z-index="0">
<draw:image xlink:href="../Images/yкринформ/2023-06-20T-1-59-12-03-00/630_360_1687287474-256.jpg" xlink:type="simple" xlink:show="embed" xlink:actuate="onLoad" draw:mime-type="image/jpeg"/>
</draw:frame>
Yuri Maximov became the new head coach of Zvyagel.</text:p>
      <text:p text:style-name="P4">
This was reported <text:a xlink:type="simple" xlink:href="https://www.facebook.com/pfczvyagel/posts/715945863872531" text:style-name="Internet_20_link" text:visited-style-name="Visited_20_Internet_20_Link">
press service</text:a>
Ufeysbook teams, Ukrinform reports.</text:p>
      <text:p text:style-name="P4">
“Yuri Maximov is a legend of Ukrainian football. As a player, he scored for Dynamo Barcelona in the Champions League. He broke the German Bundesliga. As a trainer won the Azerbaijan, the Poltava Vorskla was brought to the final of the Cup of Ukraine and the Vevrocubka. Each team under the leadership of Maximov became stronger. The taperator, which would be glad to see in everyone, emphasize - in everyone - the team of Ukrainian premiere. It is an honor for us that Maximov is now the chief trainer of Zvyagel, - said the club president Dmitry Kostyuk.</text:p>
      <text:p text:style-name="P4">
<text:span text:style-name="T4">
 Read also: </text:span>
 <text:a xlink:type="simple" xlink:href="https://www.ukrinform.ua/rubric-sports/3725449-upl-rusin-najkrasij-gravec-travnacervna-ponomarov-najkrasij-trener.html" text:style-name="Internet_20_link" text:visited-style-name="Visited_20_Internet_20_Link">
UPL: Rusyn is the best player in May-June, Ponomarev- Best Coach</text:a>
As it was reported, the last coaching place of work Yuri Maximov was Vorskla. In the 2019/2020 season, he brought Poltava to the finals of the Cup of Ukraine. Also in the premiere-League Maximov trained Kiev "Obolon", Kryvyi Rih "Kryvbas", Donetsk "Metallurg".</text:p>
      <text:p text:style-name="P4">
Zvyagel acts in the second league. Last season, the team took 5th place.</text:p>
      <text:p text:style-name="P4">
Maximov has been holding the position of Polesie's sports director since late April. He has not worked as a chief trainer since May 2022, when he left Vorskla.</text:p>
      <text:p text:style-name="P4">
Photo: facebook.com/pfczvyagel/</text:p>
      <text:p text:style-name="P4">
News Source: <text:a xlink:type="simple" xlink:href="https://www.ukrinform.ua/rubric-sports/3725533-urij-maksimov-stav-golovnim-trenerom-zvagela.html" text:style-name="Internet_20_link" text:visited-style-name="Visited_20_Internet_20_Link">
https://www.ukrinform.ua/rubric-sports/3725533-urij-maksimov-stav-golovnim-trenerom-zvagela.html</text:a>
</text:p>
      <!--NEWS-->
      <text:h text:style-name="P10" text:outline-level="1">
<text:span text:style-name="T4">
Shmigal: We start work in London to participate in the Conference on Recovery of Ukraine</text:span>
</text:h>
      <text:p text:style-name="P4">
Authors: Ukrinform (Person)</text:p>
      <text:p text:style-name="P4">
Publisher: Укринформ (Organization)</text:p>
      <text:p text:style-name="P4">
Published Time: 2023-06-20T-2:53:00+03:00</text:p>
      <text:p text:style-name="P4">
Modified Time: 2023-06-20T21:53:00+03:00</text:p>
      <text:p text:style-name="P4">
Description: Representatives of the Ukrainian authorities begin work in London to participate in the Conference on the Restoration of Ukraine. - Ukrinform.</text:p>
      <text:p text:style-name="P4">
Images: ['<text:a xlink:type="simple" xlink:href="https://static.ukrinform.com/photos/2023_05/thumb_files/630_360_1684314967-865.jpeg" text:style-name="Internet_20_link" text:visited-style-name="Visited_20_Internet_20_Link">
630_360_16843...</text:a>
']</text:p>
      <text:p text:style-name="P4">
Tags: ['Лондон', 'Шмигаль', 'Конференція']</text:p>
      <text:p text:style-name="P4">
Type: Article</text:p>
      <!--METADATA-->
      <text:p text:style-name="P4">
<draw:frame draw:style-name="fr1" draw:name="Image50" text:anchor-type="as-char" svg:width="6.9236in" svg:height="3.956343in" draw:z-index="0">
<draw:image xlink:href="../Images/yкринформ/2023-06-20T-2-53-00-03-00/630_360_1684314967-865.jpeg" xlink:type="simple" xlink:show="embed" xlink:actuate="onLoad" draw:mime-type="image/jpeg"/>
</draw:frame>
Representatives of the Ukrainian authorities begin work in London to participate in the reconstruction of Ukraine.</text:p>
      <text:p text:style-name="P4">
About it in <text:a xlink:type="simple" xlink:href="https://t.me/Denys_Smyhal/5432" text:style-name="Internet_20_link" text:visited-style-name="Visited_20_Internet_20_Link">
telegram</text:a>
Denis Shmigal wrote to Prime Minister of Ukraine, Ukrinform reports.</text:p>
      <text:p text:style-name="P4">
"Within the framework of the event we will present and discuss with international partners the basic reconstruction: rapid restoration, attraction of private investments in vibrant areas, intensification of interregional partnership," - stressed.</text:p>
      <text:p text:style-name="P4">
<text:span text:style-name="T4">
 Read also: </text:span>
 <text:a xlink:type="simple" xlink:href="https://www.ukrinform.ua/rubric-vidbudova/3725076-proekt-vidbudovi-ukraini-e-odnim-z-najbils-ambitnih-i-dorogih-z-casiv-drugoi-svitovoi-simmons.html" text:style-name="Internet_20_link" text:visited-style-name="Visited_20_Internet_20_Link">
Ukraine's project of Ukraine is one of the most ambitious Idoro's since World War II - Simmons</text:a>
Schmigal informed that the Ukrainian authorities, following the conference in Londonono, to sign a number of important agreements, memoranda, declarations that will promote the reconstruction and development of Ukraine.</text:p>
      <text:p text:style-name="P4">
As it was reported, on June 19, Shmigal spoke about key aspects at which the zinc at the London Conference on the Restoration of Ukraine.</text:p>
      <text:p text:style-name="P4">
Photo: Denis Shmigal, Telegrams</text:p>
      <text:p text:style-name="P4">
News Source: <text:a xlink:type="simple" xlink:href="https://www.ukrinform.ua/rubric-vidbudova/3725531-smigal-rozpocinaemo-robotu-v-londoni-dla-ucasti-v-konferencii-z-pitan-vidnovlenna-ukraini.html" text:style-name="Internet_20_link" text:visited-style-name="Visited_20_Internet_20_Link">
https://www.ukrinform.ua/rubric-vidbudova/3725531-smigal-rozpocinaemo-robotu-v-londoni-dla-ucasti-v-konferencii-z-pitan-vidnovlenna-ukraini.html</text:a>
</text:p>
      <!--NEWS-->
      <text:h text:style-name="P10" text:outline-level="1">
<text:span text:style-name="T4">
Kuleba met with Blinken - talked about the counter -offensive and the formula of peace</text:span>
</text:h>
      <text:p text:style-name="P4">
Authors: Ukrinform (Person)</text:p>
      <text:p text:style-name="P4">
Publisher: Укринформ (Organization)</text:p>
      <text:p text:style-name="P4">
Published Time: 2023-06-20T-3:51:00+03:00</text:p>
      <text:p text:style-name="P4">
Modified Time: 2023-06-20T21:51:00+03:00</text:p>
      <text:p text:style-name="P4">
Description: Foreign Minister Dmytro Kuleba, at a meeting with US Secretary of State, Anthony Blinken in London, discussed the strengthening of Ukraine's counter -offensive capabilities. - Ukrinform.</text:p>
      <text:p text:style-name="P4">
Images: ['<text:a xlink:type="simple" xlink:href="https://static.ukrinform.com/photos/2023_06/thumb_files/630_360_1687287453-969.jpg" text:style-name="Internet_20_link" text:visited-style-name="Visited_20_Internet_20_Link">
630_360_16872...</text:a>
']</text:p>
      <text:p text:style-name="P4">
Tags: ['Дмитро Кулеба', 'Блінкен', 'Контрнаступ', 'Формула миру']</text:p>
      <text:p text:style-name="P4">
Type: Article</text:p>
      <!--METADATA-->
      <text:p text:style-name="P4">
<draw:frame draw:style-name="fr1" draw:name="Image51" text:anchor-type="as-char" svg:width="6.9236in" svg:height="3.956343in" draw:z-index="0">
<draw:image xlink:href="../Images/yкринформ/2023-06-20T-3-51-00-03-00/630_360_1687287453-969.jpg" xlink:type="simple" xlink:show="embed" xlink:actuate="onLoad" draw:mime-type="image/jpeg"/>
</draw:frame>
At a meeting with US Secretary of State, Anthony Blinken in Londononic, the head of the US Secretary of State, Anthony Blinken in Londonnoni.</text:p>
      <text:p text:style-name="P4">
According to Ukrinform, Kuleba reported in <text:a xlink:type="simple" xlink:href="http://twitter.com/DmytroKuleba/status/1671221303041196044" text:style-name="Internet_20_link" text:visited-style-name="Visited_20_Internet_20_Link">
Twitter</text:a>
.</text:p>
      <text:p text:style-name="P4">
"In London, I met Anthony Blinken and thanked the US for her support," the minister wrote.</text:p>
      <text:p text:style-name="Quotations">

<text:p text:style-name="P4">
In London, I Met with <text:a xlink:type="simple" xlink:href="https://twitter.com/SecBlinken" text:style-name="Internet_20_link" text:visited-style-name="Visited_20_Internet_20_Link">
@secblinken&gt;
</text:a>
and thanked US for its&gt;
 support. We discussed next steps to bolster Ukraine's counter-offensive&gt;
 capabilities, preparing the Vilnius summit deliverables on Ukraine's NATO&gt;
 membership perspective, and growing the global support for the Peace&gt;
 Formula. <text:a xlink:type="simple" xlink:href="https://t.co/4B0gj3ygsk" text:style-name="Internet_20_link" text:visited-style-name="Visited_20_Internet_20_Link">
 pic.twitter.com/4B0gj3ygsk </text:a>
&gt;
&gt;
 - Dmytro Kuleba(Dmitrykuleba)<text:a xlink:type="simple" xlink:href="https://twitter.com/DmytroKuleba/status/1671221303041196044" text:style-name="Internet_20_link" text:visited-style-name="Visited_20_Internet_20_Link">
 June 20, 2023&gt;
 </text:a>
The Foreign Minister said that during the meeting the following steps were discussed for Ukraine's counter -offensive capabilities, preparation for the practical results of the Vilnius summit on the prospect of our country's membership in <text:a xlink:type="simple" xlink:href="https://www.ukrinform.ua/tag-nato" text:style-name="Internet_20_link" text:visited-style-name="Visited_20_Internet_20_Link">
NATO</text:a>
But the growth of global support has formed peace.</text:p>

</text:p>
      <text:p text:style-name="P4">
It was reported that on June 21 in London there will be an International Conference of Customs of Ukraine, which will determine the priority, medium -term and perspective tasks for post -war reconstruction and modernization of the country.</text:p>
      <text:p text:style-name="P4">
News Source: <text:a xlink:type="simple" xlink:href="https://www.ukrinform.ua/rubric-polytics/3725532-kuleba-zustrivsa-z-blinkenom-u-londoni-govorili-pro-kontrnastup-i-formulu-miru.html" text:style-name="Internet_20_link" text:visited-style-name="Visited_20_Internet_20_Link">
https://www.ukrinform.ua/rubric-polytics/3725532-kuleba-zustrivsa-z-blinkenom-u-londoni-govorili-pro-kontrnastup-i-formulu-miru.html</text:a>
</text:p>
      <!--NEWS-->
      <text:h text:style-name="P10" text:outline-level="1">
<text:span text:style-name="T4">
Rain in the capital: Kyivavtodor eliminates flooding</text:span>
</text:h>
      <text:p text:style-name="P4">
Authors: Ukrinform (Person)</text:p>
      <text:p text:style-name="P4">
Publisher: Укринформ (Organization)</text:p>
      <text:p text:style-name="P4">
Published Time: 2023-06-20T-4:40:00+03:00</text:p>
      <text:p text:style-name="P4">
Modified Time: 2023-06-20T21:40:00+03:00</text:p>
      <text:p text:style-name="P4">
Description: Kyivavtodor hydraulic services work on the elimination of floods caused by the storm, which has covered the capital today. - Ukrinform.</text:p>
      <text:p text:style-name="P4">
Images: ['<text:a xlink:type="simple" xlink:href="https://static.ukrinform.com/photos/2023_06/thumb_files/630_360_1687286178-357.jpg" text:style-name="Internet_20_link" text:visited-style-name="Visited_20_Internet_20_Link">
630_360_16872...</text:a>
']</text:p>
      <text:p text:style-name="P4">
Tags: ['Дощ', 'КМДА', 'Київ', 'Київавтодор', 'Підтоплення']</text:p>
      <text:p text:style-name="P4">
Type: Article</text:p>
      <!--METADATA-->
      <text:p text:style-name="P4">
<draw:frame draw:style-name="fr1" draw:name="Image52" text:anchor-type="as-char" svg:width="6.9236in" svg:height="3.956343in" draw:z-index="0">
<draw:image xlink:href="../Images/yкринформ/2023-06-20T-4-40-00-03-00/630_360_1687286178-357.jpg" xlink:type="simple" xlink:show="embed" xlink:actuate="onLoad" draw:mime-type="image/jpeg"/>
</draw:frame>
Kyivavtodor hydraulic services are conducted on the elimination of flooding, which is caused by the capital today.</text:p>
      <text:p text:style-name="P4">
As Ukrinform reports, about it in <text:a xlink:type="simple" xlink:href="http://t.me/KyivCityOfficial/7069" text:style-name="Internet_20_link" text:visited-style-name="Visited_20_Internet_20_Link">
telegram</text:a>
The KSCA press service reports.</text:p>
      <text:p text:style-name="P4">
“As a result of the rails, local floods occurred in several areas of the scene. The main reason for such flooding is the inability of the rainfall system to cope with instant large amounts of precipitation. The places of hydraulic services of Kyivavtodor, the special equipment of taspets equipment, ” - said in the message, - the message reads.</text:p>
      <text:p text:style-name="P4">
As noted, according to the Ukrhydromet Center, in the next hour, compliance will continue for the end of the day <text:a xlink:type="simple" xlink:href="https://www.ukrinform.ua/tag-dos" text:style-name="Internet_20_link" text:visited-style-name="Visited_20_Internet_20_Link">
rain</text:a>
.</text:p>
      <text:p text:style-name="P4">
<text:span text:style-name="T4">
 Read also: </text:span>
 [in Kiev through <text:span text:style-name="T4">
 drain </text:span>
 flooded several streets and district of the left -bank metro station]](https://www.ukrinform.ua/rubric-kyiv/3721083-u-kievi-cerez-zlivu-pidtopleni-kilka-vulic-ta-rajon-stancii-metro-livoberezna.html)The KSCA urged citizens in the event of flooding of the roadway or sidewalks to the dispatching Kievavtodor: 044 284 7419.</text:p>
      <text:p text:style-name="P4">
Today, Kiev covered a powerful downpour, a hail fell. Some streets are underwent, traffic jams were formed on the roads.</text:p>
      <text:p text:style-name="P4">
<text:span text:style-name="T5">
Foto: KSCA, Facebook</text:span>
</text:p>
      <text:p text:style-name="P4">
News Source: <text:a xlink:type="simple" xlink:href="https://www.ukrinform.ua/rubric-kyiv/3725529-zliva-u-stolici-kiivavtodor-likvidovue-pidtoplenna.html" text:style-name="Internet_20_link" text:visited-style-name="Visited_20_Internet_20_Link">
https://www.ukrinform.ua/rubric-kyiv/3725529-zliva-u-stolici-kiivavtodor-likvidovue-pidtoplenna.html</text:a>
</text:p>
      <!--NEWS-->
      <text:h text:style-name="P10" text:outline-level="1">
<text:span text:style-name="T4">
Lithuanian customs strengthens the rules of transportation of goods through the Russian Federation and Belarus</text:span>
</text:h>
      <text:p text:style-name="P4">
Authors: Ukrinform (Person)</text:p>
      <text:p text:style-name="P4">
Publisher: Укринформ (Organization)</text:p>
      <text:p text:style-name="P4">
Published Time: 2023-06-20T-5:37:38+03:00</text:p>
      <text:p text:style-name="P4">
Modified Time: 2023-06-20T21:37:38+03:00</text:p>
      <text:p text:style-name="P4">
Description: Shipmen that carry some goods from Lithuania transit through the territory of the Russian Federation or RB, from July 3, will have to file a manufacturer's declaration. - Ukrinform.</text:p>
      <text:p text:style-name="P4">
Images: ['<text:a xlink:type="simple" xlink:href="https://static.ukrinform.com/photos/2023_06/thumb_files/630_360_1687286230-207.jpg" text:style-name="Internet_20_link" text:visited-style-name="Visited_20_Internet_20_Link">
630_360_16872...</text:a>
']</text:p>
      <text:p text:style-name="P4">
Tags: ['Білорусь', 'Литва', 'Митниця', 'Торгівля', 'Росія']</text:p>
      <text:p text:style-name="P4">
Type: Article</text:p>
      <!--METADATA-->
      <text:p text:style-name="P4">
<draw:frame draw:style-name="fr1" draw:name="Image53" text:anchor-type="as-char" svg:width="6.9236in" svg:height="3.956343in" draw:z-index="0">
<draw:image xlink:href="../Images/yкринформ/2023-06-20T-5-37-38-03-00/630_360_1687286230-207.jpg" xlink:type="simple" xlink:show="embed" xlink:actuate="onLoad" draw:mime-type="image/jpeg"/>
</draw:frame>
Shipmen that carry some products from Lithuania transit through the territory of the Russian Federation or RB, from July 3, will have to file a manufacturer's declaration.</text:p>
      <text:p text:style-name="P4">
As Ukrinform reports, it reports <text:a xlink:type="simple" xlink:href="https://www.lrt.lt/ru/novosti/17/2017201/tamozhnia-litvy-vnov-uzhestochaet-pravila-provoza-tovarov-iz-litvy-cherez-rf-i-belarus#lg=2017201&amp;slide=496982" text:style-name="Internet_20_link" text:visited-style-name="Visited_20_Internet_20_Link">
LRT</text:a>
.</text:p>
      <text:p text:style-name="P4">
Перелік, затверджений Митним департаментом, включає декілька десятків товарівподвійного призначення, які можуть бути використані у військових цілях або длязбільшення потужностей російської промисловості.</text:p>
      <text:p text:style-name="P4">
У декларації виробник повинен буде підтвердити, що знає продавця та покупцясвого товару у третій країні, а також те, що вони перевозитимуться транзитомчерез Білорусь чи Росію, що вони не будуть перепродані чи перевалені у цихкраїнах, і хто їхній кінцевий споживач знаходиться у третій країні.</text:p>
      <text:p text:style-name="P4">
Декларації виробника будуть потрібні на литовській митниці з 3 липня придекларуванні товарів на експорт та реекспорт, а з 17 липня - і на митницях,які діють у пунктах прикордонного контролю.</text:p>
      <text:p text:style-name="P4">
З 5 червня Митний департамент застосовує суворіші перевірки для запобіганняможливому обходу санкцій та ввезення товарів до Росії — перевізники повинніподати документи, що підтверджують це. Проте статистика показує, щовідбувається паралельний імпорт деяких товарів до Росії та Білорусі.</text:p>
      <text:p text:style-name="P4">
<text:span text:style-name="T4">
Читайте також:</text:span>
 <text:a xlink:type="simple" xlink:href="https://www.ukrinform.ua/rubric-economy/3725392-es-vidstezuvatime-import-cerez-treti-kraini-pidsankcijnih-tovariv-do-rosii-specpredstavnik.html" text:style-name="Internet_20_link" text:visited-style-name="Visited_20_Internet_20_Link">
 ЄС відстежуватиме імпорт через треті країни підсанкційнихтоварів до Росії - <text:span text:style-name="T4">
спецпредставник</text:span>
 </text:a>
The Ministry of Economy and Innovation also proposes the government temporarily - for one year - to ban the transportation of dual -use goods through Lithuania from Lithuania, which can be used in the war against Ukraine. It is suggested to rest with 65 commodity codes, but this list may change.</text:p>
      <text:p text:style-name="P4">
According to the calculations of the Lithuanian Bank, last year since the beginning of the war, total export from <text:a xlink:type="simple" xlink:href="https://www.ukrinform.ua/tag-litva" text:style-name="Internet_20_link" text:visited-style-name="Visited_20_Internet_20_Link">
Lithuania</text:a>
to Russia decreased by 4%, but exports to other countries of the Independent State Commonwealth increased by 4.2%(CIS). Є припущення, що під реекспорт маскується ввезення до Росіїсанкційних товарів.</text:p>
      <text:p text:style-name="P4">
<text:span text:style-name="T5">
Фото: BNS</text:span>
</text:p>
      <text:p text:style-name="P4">
News Source: <text:a xlink:type="simple" xlink:href="https://www.ukrinform.ua/rubric-economy/3725527-mitnica-litvi-posilue-pravila-provezenna-tovariv-cerez-rf-ta-bilorus.html" text:style-name="Internet_20_link" text:visited-style-name="Visited_20_Internet_20_Link">
https://www.ukrinform.ua/rubric-economy/3725527-mitnica-litvi-posilue-pravila-provezenna-tovariv-cerez-rf-ta-bilorus.html</text:a>
</text:p>
      <!--NEWS-->
      <text:h text:style-name="P10" text:outline-level="1">
<text:span text:style-name="T4">
Russian servicemen do not give information about losses in Ukraine - interception</text:span>
</text:h>
      <text:p text:style-name="P4">
Authors: Ukrinform (Person)</text:p>
      <text:p text:style-name="P4">
Publisher: Укринформ (Organization)</text:p>
      <text:p text:style-name="P4">
Published Time: 2023-06-20T-6:35:33+03:00</text:p>
      <text:p text:style-name="P4">
Modified Time: 2023-06-20T21:35:33+03:00</text:p>
      <text:p text:style-name="P4">
Description: Russia's servicemen do not talk about the real loss of their troops in Ukraine, although they themselves are aware that these losses are very high.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Окупація', 'Росія', 'Війна з Росією']</text:p>
      <text:p text:style-name="P4">
Type: Article</text:p>
      <!--METADATA-->
      <text:p text:style-name="P4">
<draw:frame draw:style-name="fr1" draw:name="Image54" text:anchor-type="as-char" svg:width="6.9236in" svg:height="3.956343in" draw:z-index="0">
<draw:image xlink:href="../Images/yкринформ/2023-06-20T-6-35-33-03-00/630_360_1680422407-224.png" xlink:type="simple" xlink:show="embed" xlink:actuate="onLoad" draw:mime-type="image/png"/>
</draw:frame>
Russia's servicemen do not talk about the real loss of their troops in Ukraine, although they themselves are aware that these losses are very high.</text:p>
      <text:p text:style-name="P4">
This is stated in the conversation of two Russian servicemen whose audio recording <text:a xlink:type="simple" xlink:href="https://gur.gov.ua/content/da-uzhe-b-po-kyevu-u-baly-by-bombochkoi-takoi-chtoby-hrybok-podnialsia-u-nykh-tam-y-opustylsia.html" text:style-name="Internet_20_link" text:visited-style-name="Visited_20_Internet_20_Link">
press service of the Main Directorate of Intelligence of the Ministry of Defense</text:a>
, reports Ukrinform.</text:p>
      <text:p text:style-name="P4">
“Petrukha was 4 months old. He knows where he was? In Donetsk and Luhansk regions. Well, the dead, says, a lot. Also ours is very sorry. We are not aware of how many dead, ”the first Russian said.</text:p>
      <text:p text:style-name="P4">
<text:span text:style-name="T4">
 Read also: </text:span>
 <text:a xlink:type="simple" xlink:href="https://www.ukrinform.ua/rubric-ato/3724533-iz-frontu-tila-vagnerivciv-vivozat-kamazami-perehoplenna.html" text:style-name="Internet_20_link" text:visited-style-name="Visited_20_Internet_20_Link">
from the Front of the Wagner Body, KAMAZ is taken out - <text:span text:style-name="T4">
 interception </text:span>
</text:a>
Another Russian military says that there are a lot of dead, and confirms that they don't say anything about it too, "We just see it all."</text:p>
      <text:p text:style-name="P4">
In the course of the conversation about the mobilization, the first Russian serviceman noted that his acquaintance, Alexander Cheshuin, was summoned to the military enlistment office.</text:p>
      <text:p text:style-name="P4">
“Now, they say, from April 1-mobilization seems to be. I do not know how much - no - no - here every week mobilization. Type, 400 people need to be dial.Koeve, his(Called - ed.)In the military enlistment office, I laugh… He is doing to the tamoda now, type protrusion(The initial stage of hernia formation in the spine - ed.)He, etc., ”he said.</text:p>
      <text:p text:style-name="P4">
<text:span text:style-name="T4">
 Read also: </text:span>
 <text:a xlink:type="simple" xlink:href="https://www.ukrinform.ua/rubric-ato/3720431-perehoplenna-sbu-pidtverdzue-so-kahovsku-ges-pidirvala-diversijna-grupa-rosian.html" text:style-name="Internet_20_link" text:visited-style-name="Visited_20_Internet_20_Link">
<text:span text:style-name="T4">
 interception </text:span>
 SBU confirms that the Kakhovsk Hese was undermined by a sabotage group of Russians</text:a>
In response, the Second Military Russian Federation said that if Cheshuin is in Russia, the town will be "swollen."</text:p>
      <text:p text:style-name="P4">
"When it comes here, it will be difficult," he says.</text:p>
      <text:p text:style-name="P4">
Answering the questions of the first Russian whether he passed the commission, the second replied that he was not.</text:p>
      <text:p text:style-name="P4">
They also discussed the issue of the Russian Federation in Kiev.</text:p>
      <text:p text:style-name="P4">
"Yes, they would be hit in Kiev with such a bomb that" the fungus rises in them there, " - said the first Russian military, to which the second told him:" Of course. "</text:p>
      <text:p text:style-name="P4">
GUR assured that for every military crime committed against Ukraine, the ricitive retribution.</text:p>
      <text:p text:style-name="P4">
As it was reported, the head of the GUR Kirill Budanov declared all the collaborators of Zagarbnik that no one will remain forgotten.</text:p>
      <text:p text:style-name="P4">
News Source: <text:a xlink:type="simple" xlink:href="https://www.ukrinform.ua/rubric-ato/3725526-vijskovosluzbovcam-rf-ne-daut-informacii-pro-vtrati-v-ukraini-perehoplenna.html" text:style-name="Internet_20_link" text:visited-style-name="Visited_20_Internet_20_Link">
https://www.ukrinform.ua/rubric-ato/3725526-vijskovosluzbovcam-rf-ne-daut-informacii-pro-vtrati-v-ukraini-perehoplenna.html</text:a>
</text:p>
      <!--NEWS-->
      <text:h text:style-name="P10" text:outline-level="1">
<text:span text:style-name="T4">
Galushchenko met with the management of the British energy regulator</text:span>
</text:h>
      <text:p text:style-name="P4">
Authors: Ukrinform (Person)</text:p>
      <text:p text:style-name="P4">
Publisher: Укринформ (Organization)</text:p>
      <text:p text:style-name="P4">
Published Time: 2023-06-20T-7:29:33+03:00</text:p>
      <text:p text:style-name="P4">
Modified Time: 2023-06-20T21:29:33+03:00</text:p>
      <text:p text:style-name="P4">
Description: At a meeting with the management of the UK Electricity and Natural Gas Regulator (ofgem), the Minister of Energy of Ukraine Herman Galushchenko declared interest in the British experience of building and development of modern distribution networks in the regions. - Ukrinform.</text:p>
      <text:p text:style-name="P4">
Images: ['<text:a xlink:type="simple" xlink:href="https://static.ukrinform.com/photos/2023_06/thumb_files/630_360_1687285569-155.jpg" text:style-name="Internet_20_link" text:visited-style-name="Visited_20_Internet_20_Link">
630_360_16872...</text:a>
']</text:p>
      <text:p text:style-name="P4">
Tags: ['Британія', 'Енергетика', 'Європа', 'Міненерго', 'Ринок', 'Галущенко']</text:p>
      <text:p text:style-name="P4">
Type: Article</text:p>
      <!--METADATA-->
      <text:p text:style-name="P4">
<draw:frame draw:style-name="fr1" draw:name="Image55" text:anchor-type="as-char" svg:width="6.9236in" svg:height="3.956343in" draw:z-index="0">
<draw:image xlink:href="../Images/yкринформ/2023-06-20T-7-29-33-03-00/630_360_1687285569-155.jpg" xlink:type="simple" xlink:show="embed" xlink:actuate="onLoad" draw:mime-type="image/jpeg"/>
</draw:frame>
To meet with the management of the regulator of the electricity and natural gas markets(Ofgem)Energy Minister of Ukraine Herman Galushchenko has declared interest in the British experience of building and development of modern distribution networks in the regions.</text:p>
      <text:p text:style-name="P4">
According to Ukrinform, this was reported <text:a xlink:type="simple" xlink:href="https://mev.gov.ua/novyna/pryskorennya-intehratsiyi-ukrayiny-do-yevropeyskykh-rynkiv-hazu-ta-elektroenerhiyi-zustrich" text:style-name="Internet_20_link" text:visited-style-name="Visited_20_Internet_20_Link">
Ministry press service</text:a>
.</text:p>
      <text:p text:style-name="P4">
"Energy Minister of Ukraine Herman Galushchenko, during a working visit of Dalonon, met with the management of an independent state regulator of market electricity and natural gas of Great Britain - The Office of Gas andelectricity Markets(Ofgem). Участь у зустрічі, зокрема, взяв генеральнийдиректор компанії Джонатан Брірлі", - йдеться у повідомленні.</text:p>
      <text:p text:style-name="P4">
Зазначається, що сторони обговорили напрямки співпраці у процесі інтеграціїУкраїни до європейських ринків газу та <text:a xlink:type="simple" xlink:href="https://www.ukrinform.ua/tag-elektroenergia" text:style-name="Internet_20_link" text:visited-style-name="Visited_20_Internet_20_Link">
 електроенергії</text:a>
, as well as the help of British partners in enhancing the stability of the Ukrainian power system.</text:p>
      <text:p text:style-name="P4">
The head of the Ministry of Energy has outlined the current situation of the current situation in the energy sector of measures taken to balancing the system after the Russian terract of the Kakhovka hydroelectric power station. At the same time, Galushchenko emphasized the need to accept ENTSO-E to increase the capacity for commercial exchange of electricity and increase the capacity of imports up to 2 GW.</text:p>
      <text:p text:style-name="P4">
<text:span text:style-name="T4">
 Read also: </text:span>
 <text:a xlink:type="simple" xlink:href="https://www.ukrinform.ua/rubric-economy/3697565-entsoe-zbilsilo-tehnicni-mozlivosti-dla-importu-elektroenergii-v-ukrainu.html" text:style-name="Internet_20_link" text:visited-style-name="Visited_20_Internet_20_Link">
<text:span text:style-name="T4">
 ENTSO </text:span>
 -E has increased technical capabilities for importer -electricity in Ukraine</text:a>
The Ukrainian Minister emphasized the prospects of increasing cooperation in the gas -firmair. He recalled that our country proposes partners to use Ukrainian underground gas storage facilities for gas storage, the reliability of which confirms the certification of operator repositories under European rules.</text:p>
      <text:p text:style-name="P4">
The issue of restoration of energy infrastructure, in particular, was also discussed. The Minister stated that Ukraine is interested in the British experience of building modern distribution networks in the regions, especially the implementation of corresponding projections in de -industrial territories.Particular attention was paid to the meetings of the parties to the nuclear security and the influence of the Russian terrorist attack on the Kakhovskaya hydroelectric power station on the safety of the occupied ZPP. Galushchenko, the only response of the civilized world to the state-terrorist state, should become the exclusion of Russian nuclear technologies from the world market.</text:p>
      <text:p text:style-name="P4">
As reported by Ukrinform, the Ministry of Energy states that one of the following crops of support for the international community of Ukraine should be the exclusion(IRENA).</text:p>
      <text:p text:style-name="P4">
<text:span text:style-name="T5">
Фото: mev.gov.ua</text:span>
</text:p>
      <text:p text:style-name="P4">
News Source: <text:a xlink:type="simple" xlink:href="https://www.ukrinform.ua/rubric-economy/3725523-galusenko-zustrivsa-z-kerivnictvom-britanskogo-energeticnogo-regulatora.html" text:style-name="Internet_20_link" text:visited-style-name="Visited_20_Internet_20_Link">
https://www.ukrinform.ua/rubric-economy/3725523-galusenko-zustrivsa-z-kerivnictvom-britanskogo-energeticnogo-regulatora.html</text:a>
</text:p>
      <!--NEWS-->
      <text:h text:style-name="P10" text:outline-level="1">
<text:span text:style-name="T4">
USA expects India to continue to buy Russian oil at limited prices</text:span>
</text:h>
      <text:p text:style-name="P4">
Authors: Ukrinform (Person)</text:p>
      <text:p text:style-name="P4">
Publisher: Укринформ (Organization)</text:p>
      <text:p text:style-name="P4">
Published Time: 2023-06-20T-8:24:00+03:00</text:p>
      <text:p text:style-name="P4">
Modified Time: 2023-06-20T21:24:00+03:00</text:p>
      <text:p text:style-name="P4">
Description: The United States believes that setting a limit on the price for Russian oil in the international market works effectively and expects India will continue to buy fuel from the Russians in accordance with the restrictions entered. - Ukrinform.</text:p>
      <text:p text:style-name="P4">
Images: ['<text:a xlink:type="simple" xlink:href="https://static.ukrinform.com/photos/2020_04/thumb_files/630_360_1587540254-431.jpg" text:style-name="Internet_20_link" text:visited-style-name="Visited_20_Internet_20_Link">
630_360_15875...</text:a>
']</text:p>
      <text:p text:style-name="P4">
Tags: ['Індія', 'нафта', 'США', 'Росія']</text:p>
      <text:p text:style-name="P4">
Type: Article</text:p>
      <!--METADATA-->
      <text:p text:style-name="P4">
<draw:frame draw:style-name="fr1" draw:name="Image58" text:anchor-type="as-char" svg:width="6.9236in" svg:height="3.956343in" draw:z-index="0">
<draw:image xlink:href="../Images/yкринформ/2023-06-20T-8-24-00-03-00/630_360_1587540254-431.jpg" xlink:type="simple" xlink:show="embed" xlink:actuate="onLoad" draw:mime-type="image/jpeg"/>
</draw:frame>
The combination believes that setting a limit on the price for Russian oil in the international market works effectively and expect that India will continue the purchased from the Russians in accordance with the restrictions introduced.</text:p>
      <text:p text:style-name="P4">
This was stated on Tuesday during a pressing dedicated to the planned prime minister of India to Washington, a representative of the White House John Kirby, reports Ukrinform his own correspondent.</text:p>
      <text:p text:style-name="P4">
“Price limit(For Russian oil - ed.)He works, ”the US administration said.</text:p>
      <text:p text:style-name="P4">
He noted that the effectiveness of this instrument was proven, first of all, to preserve the availability of <text:a xlink:type="simple" xlink:href="https://www.ukrinform.ua/tag-nafta" text:style-name="Internet_20_link" text:visited-style-name="Visited_20_Internet_20_Link">
oil</text:a>
International markets, as well as the lack of profits in Russia.</text:p>
      <text:p text:style-name="P4">
<text:span text:style-name="T4">
 Read also: </text:span>
 <text:a xlink:type="simple" xlink:href="https://www.ukrinform.ua/rubric-economy/3717138-kitaj-ta-india-u-travni-otrimali-rekordni-obsagi-rosijskoi-nafti.html" text:style-name="Internet_20_link" text:visited-style-name="Visited_20_Internet_20_Link">
China and India in May received record volumes <text:span text:style-name="T4">
 Russian </text:span>
 <text:span text:style-name="T4">
 </text:span>
 oil **</text:a>
“We hope they(The Government of India - Ed.)continue to make purchases according to(established - ed.)Restriction, because it works and has its own influence to maintain the stability of offers in the market, but it does not allow possible to make money on it, ”Kirby said.</text:p>
      <text:p text:style-name="P4">
As reported by Ukrinform, <text:a xlink:type="simple" xlink:href="https://www.ukrinform.ua/rubric-economy/3724561-india-zbilsila-import-rosijskoi-nafti-v-10-raziv-zmi.html" text:style-name="Internet_20_link" text:visited-style-name="Visited_20_Internet_20_Link">
India increased imports of Russian oil</text:a>
Ten times and in the future plans to increase this figure.</text:p>
      <text:p text:style-name="P4">
News Source: <text:a xlink:type="simple" xlink:href="https://www.ukrinform.ua/rubric-economy/3725520-ssa-ocikuut-so-india-prodovzit-zakupati-rosijsku-naftu-za-obmezenimi-cinami.html" text:style-name="Internet_20_link" text:visited-style-name="Visited_20_Internet_20_Link">
https://www.ukrinform.ua/rubric-economy/3725520-ssa-ocikuut-so-india-prodovzit-zakupati-rosijsku-naftu-za-obmezenimi-cinami.html</text:a>
</text:p>
      <!--NEWS-->
      <text:h text:style-name="P10" text:outline-level="1">
<text:span text:style-name="T4">
During the day the Russians were fired 14 times the border of Sumy region</text:span>
</text:h>
      <text:p text:style-name="P4">
Authors: Ukrinform (Person)</text:p>
      <text:p text:style-name="P4">
Publisher: Укринформ (Organization)</text:p>
      <text:p text:style-name="P4">
Published Time: 2023-06-20T10:47:00+03:00</text:p>
      <text:p text:style-name="P4">
Modified Time: 2023-06-20T22:47:00+03:00</text:p>
      <text:p text:style-name="P4">
Description: During the day, the Russians fired 14 times border communities in Sumy region.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59" text:anchor-type="as-char" svg:width="6.9236in" svg:height="3.956343in" draw:z-index="0">
<draw:image xlink:href="../Images/yкринформ/2023-06-20T10-47-00-03-00/630_360_1686425057-568.jpg" xlink:type="simple" xlink:show="embed" xlink:actuate="onLoad" draw:mime-type="image/jpeg"/>
</draw:frame>
During the day, the Russians fired 14 times border communities in Sumy region.</text:p>
      <text:p text:style-name="P4">
This was reported in <text:a xlink:type="simple" xlink:href="https://t.me/Sumy_news_ODA/17162" text:style-name="Internet_20_link" text:visited-style-name="Visited_20_Internet_20_Link">
telegram</text:a>
Sumy regional military administration, Ukrinform reports.</text:p>
      <text:p text:style-name="P4">
“During the day, the Russians carried out 14 border shelling. 109 explosions were recorded. The shelling was suffered by Yunakovskaya, Krasnopil, Khotinskaya, Belopilsk, Seredi -Buda, Novoslobidskaya, Velikopisariv communities, ” -is in the message.</text:p>
      <text:p text:style-name="P4">
<text:span text:style-name="T4">
 Read also: </text:span>
 <text:a xlink:type="simple" xlink:href="https://www.ukrinform.ua/rubric-ato/3725542-zelenskij-obicae-vidpovid-rosijskim-teroristam-za-udar-po-ratuvalnikah-u-hersoni.html" text:style-name="Internet_20_link" text:visited-style-name="Visited_20_Internet_20_Link">
Zelensky promises to response to Russian terrorists for the impact of rescuers in Kherson</text:a>
It is noted that in the Yunak community that has suffered a shelling(7 explosions)Tadva mortar shelling(5 explosions), 2 private households were damaged. In the Hotin community, the enemy dropped 10 mines. Ukrasnopilskaya - was a mortar fire(3 explosions)and firing with AGS(29 blades). Новослобідська громада зазнала мінометного обстрілу (5 explosions)What are the middle-Budskaya(12 explosions)and Velikopisariv communities(14 explosions).</text:p>
      <text:p text:style-name="P4">
У Білопільській громаді внаслідок артобстрілу (13 explosions)Private house and Civic car "Gazelle" were damaged. There were also mortar shelling(11 explosions).</text:p>
      <text:p text:style-name="P4">
<text:span text:style-name="T4">
Читайте також:</text:span>
 <text:a xlink:type="simple" xlink:href="https://www.ukrinform.ua/rubric-ato/3725505-vorog-znovu-obstrilav-nikopolskij-rajon-poranenij-civilnij.html" text:style-name="Internet_20_link" text:visited-style-name="Visited_20_Internet_20_Link">
 Ворог знову <text:span text:style-name="T4">
обстріл</text:span>
 яв Нікопольський район, пораненийцивільний </text:a>
As it was reported, the nights and morning on June 20, Russian troops fired at seven -border communities in Sumy region.</text:p>
      <text:p text:style-name="P4">
News Source: <text:a xlink:type="simple" xlink:href="https://www.ukrinform.ua/rubric-ato/3725545-protagom-dna-rosiani-14-raziv-obstrilali-prikordonna-sumsini.html" text:style-name="Internet_20_link" text:visited-style-name="Visited_20_Internet_20_Link">
https://www.ukrinform.ua/rubric-ato/3725545-protagom-dna-rosiani-14-raziv-obstrilali-prikordonna-sumsini.html</text:a>
</text:p>
      <!--NEWS-->
      <text:h text:style-name="P10" text:outline-level="1">
<text:span text:style-name="T4">
The National Bank promises to punish for refusal to exchange the "worn out" currency</text:span>
</text:h>
      <text:p text:style-name="P4">
Authors: Ukrinform (Person)</text:p>
      <text:p text:style-name="P4">
Publisher: Укринформ (Organization)</text:p>
      <text:p text:style-name="P4">
Published Time: 2023-06-20T11:53:00+03:00</text:p>
      <text:p text:style-name="P4">
Modified Time: 2023-06-20T22:53:00+03:00</text:p>
      <text:p text:style-name="P4">
Description: The National Bank of Ukraine has canceled the determination of minor banknotes and prohibited financial institutions to refuse customers in exchange of currency, if the detector at the cashier confirmed the authenticity of money. - Ukrinform.</text:p>
      <text:p text:style-name="P4">
Images: ['<text:a xlink:type="simple" xlink:href="https://static.ukrinform.com/photos/2020_01/thumb_files/630_360_1579022721-516.jpg" text:style-name="Internet_20_link" text:visited-style-name="Visited_20_Internet_20_Link">
630_360_15790...</text:a>
']</text:p>
      <text:p text:style-name="P4">
Tags: ['Нацбанк', 'Валюта', 'Гроші', 'Андрій Пишний']</text:p>
      <text:p text:style-name="P4">
Type: Article</text:p>
      <!--METADATA-->
      <text:p text:style-name="P4">
<draw:frame draw:style-name="fr1" draw:name="Image60" text:anchor-type="as-char" svg:width="6.9236in" svg:height="3.956343in" draw:z-index="0">
<draw:image xlink:href="../Images/yкринформ/2023-06-20T11-53-00-03-00/630_360_1579022721-516.jpg" xlink:type="simple" xlink:show="embed" xlink:actuate="onLoad" draw:mime-type="image/jpeg"/>
</draw:frame>
The National Bank of Ukraine has canceled the determination of a slight wear of the banknotes of tasabronically refused to refuse customers in exchange of currency, if the Detector Nakasi confirmed the authenticity of money.</text:p>
      <text:p text:style-name="P4">
About it in <text:a xlink:type="simple" xlink:href="https://www.facebook.com/pyshnyy/" text:style-name="Internet_20_link" text:visited-style-name="Visited_20_Internet_20_Link">
Facebook</text:a>
The head of the National Bank reports Andriy Pishny reports Ukrinform.</text:p>
      <text:p text:style-name="P4">
“Cash exchange in Ukraine is one with Toptm, which has rapidly flashed in recent weeks. Immediately gave the service to the services to work out complex: to find out the real reasons, the number of participants and to work the decision that would resolve the issue, ”he wrote.</text:p>
      <text:p text:style-name="P4">
According to the lush, the National Bank investigated the question: “We have held a number of meetings by banks of banks and non-banking financial institutions that carry out training and exchange operations, to analyze the situation in detail in detail. Tomorrow we will hold another meeting with market participants -we will get a decision that was made today!”</text:p>
      <text:p text:style-name="P4">
According to the head of the NBU, it is an artificially created hype, which, unfortunately, deliberately or unconsciously "played" some non -bank financial institutions. And which led to a wave of persons.</text:p>
      <text:p text:style-name="P4">
Pizhny noted that the National Bank did not set any restrictions on the exchange of currency basis of the year of issue of banknotes. NBU regulatory acts are explicitly imposed on any such restrictions.</text:p>
      <text:p text:style-name="P4">
<text:span text:style-name="T4">
 Read also: </text:span>
 <text:a xlink:type="simple" xlink:href="https://www.ukrinform.ua/rubric-economy/3723381-u-nacbanku-vvazaut-stucnou-situaciu-navkolo-obminu-znosenoi-valuti.html" text:style-name="Internet_20_link" text:visited-style-name="Visited_20_Internet_20_Link">
in the National Bank consider an artificial situation around the exchange of "worn out" currency</text:a>
"I would like to say separately about fraudulent proposals for the exchange of 100" white "dollars of 90" blue " - it is not just a gross violation, it is immoral and unacceptable, especially in the conditions of war," he emphasized.</text:p>
      <text:p text:style-name="P4">
In order to make it impossible to make such unfinished speculation and minimize understanding, today the National Bank has approved changes to its "normative" - the abolition of the determination of minor banknotes and prohibited financial institutions to refuse currency exchange, if the counter or detector on the cashier.</text:p>
      <text:p text:style-name="P4">
“This means that the cashier cannot" eye "evaluate the authenticity of banknotes or their standing and refuse to perform a foreign exchange transaction, because it seemed that it did not coincide the drawing or not that color. So, we are completely removing the human factor!” - Lush assured.The National Bank, depending on the level of offense committed, apply exposure to the exposure, which also provides for significant penalties of up to 400,000 UAH for <text:a xlink:type="simple" xlink:href="https://www.ukrinform.ua/tag-bank" text:style-name="Internet_20_link" text:visited-style-name="Visited_20_Internet_20_Link">
banks</text:a>
, "Which will soon increase for significant violations and up to 5% of the size of the institution's own capital, for non -banking institutions."</text:p>
      <text:p text:style-name="P4">
<text:span text:style-name="T4">
 Read also: </text:span>
 <text:a xlink:type="simple" xlink:href="https://www.ukrinform.ua/rubric-economy/3719616-banki-ta-obminniki-otrimaut-vid-nbu-poperedzenna-za-komisiu-zi-znosenoi-valuti-getmancev.html" text:style-name="Internet_20_link" text:visited-style-name="Visited_20_Internet_20_Link">
banks and <text:span text:style-name="T4">
 exchanger </text:span>
 and will receive from the NBU a warning of the "worn out" currency - Getmantsev</text:a>
The head of the NBU appealed to the citizens, emphasizing: the banknotes of previous years, which are a legitimate means in a foreign country, are valid, so they can be exchanged for hryvnia at any time.</text:p>
      <text:p text:style-name="P4">
“Do not lose your savings in the provoked panic of the pursuit of the exchange of" white "for" blue ". The phantom warnings you can hear or to read about such banknotes are unfounded, ”Pyshny said.</text:p>
      <text:p text:style-name="P4">
He assured that the National Bank is holding this issue on increased control and considering citizens' complaints about banks or non -banking financial institutions have a subjective refusal to exchange currency, properly responding to the violation of improvisability.</text:p>
      <text:p text:style-name="P4">
News Source: <text:a xlink:type="simple" xlink:href="https://www.ukrinform.ua/rubric-economy/3725547-nacbank-obicae-karati-za-vidmovu-v-obmini-znosenoi-valuti.html" text:style-name="Internet_20_link" text:visited-style-name="Visited_20_Internet_20_Link">
https://www.ukrinform.ua/rubric-economy/3725547-nacbank-obicae-karati-za-vidmovu-v-obmini-znosenoi-valuti.html</text:a>
</text:p>
      <!--NEWS-->
      <text:h text:style-name="P10" text:outline-level="1">
<text:span text:style-name="T4">
The White House hopes to continue the grain initiative</text:span>
</text:h>
      <text:p text:style-name="P4">
Authors: Ukrinform (Person)</text:p>
      <text:p text:style-name="P4">
Publisher: Укринформ (Organization)</text:p>
      <text:p text:style-name="P4">
Published Time: 2023-06-20T13:07:00+03:00</text:p>
      <text:p text:style-name="P4">
Modified Time: 2023-06-20T23:07:00+03:00</text:p>
      <text:p text:style-name="P4">
Description: The Black Sea Grain Initiative plays an important role in strengthening food security around the world, so the United States supports its mandatory continuation despite the fact that Russia is trying to block the agreement. - Ukrinform.</text:p>
      <text:p text:style-name="P4">
Images: ['<text:a xlink:type="simple" xlink:href="https://static.ukrinform.com/photos/2023_04/thumb_files/630_360_1680511197-485.jpg" text:style-name="Internet_20_link" text:visited-style-name="Visited_20_Internet_20_Link">
630_360_16805...</text:a>
']</text:p>
      <text:p text:style-name="P4">
Tags: None</text:p>
      <text:p text:style-name="P4">
Type: Article</text:p>
      <!--METADATA-->
      <text:p text:style-name="P4">
<draw:frame draw:style-name="fr1" draw:name="Image61" text:anchor-type="as-char" svg:width="6.9236in" svg:height="3.956343in" draw:z-index="0">
<draw:image xlink:href="../Images/yкринформ/2023-06-20T13-07-00-03-00/630_360_1680511197-485.jpg" xlink:type="simple" xlink:show="embed" xlink:actuate="onLoad" draw:mime-type="image/jpeg"/>
</draw:frame>
The Black Sea Grain Initiative plays an important role in strengthening food security around the world, so the United States supports its mandatory continuation that Russia is trying to block the agreement.</text:p>
      <text:p text:style-name="P4">
This was stated at the Washington pressing coordinator of the National Security Council John Kirby, reports Ukrinform.</text:p>
      <text:p text:style-name="P4">
“This initiative benefits people around the world, especially in the so -called global south, which have suffered from a lack of food security as a result of the Russian War in Ukraine. Therefore, we hope that the Black Sea Grain will be continued, ”the White House representative said.</text:p>
      <text:p text:style-name="P4">
He stressed that the United States will continue to maintain efforts <text:a xlink:type="simple" xlink:href="https://www.ukrinform.ua/tag-oon" text:style-name="Internet_20_link" text:visited-style-name="Visited_20_Internet_20_Link">
UN</text:a>
And Turkey, for the sake of prolonging the action of this assignment, "because it really matters to people outside the region."</text:p>
      <text:p text:style-name="P4">
<text:span text:style-name="T4">
 Read also: </text:span>
 <text:a xlink:type="simple" xlink:href="https://www.ukrinform.ua/rubric-economy/3725398-eksport-zernovim-koridorom-za-tizden-skorotivsa-na-tretinu-ukab.html" text:style-name="Internet_20_link" text:visited-style-name="Visited_20_Internet_20_Link">
export "<text:span text:style-name="T4">
 grain </text:span>
 m corridor" in a week reduced one third - UKAB</text:a>
As reported by Ukrinform, <text:a xlink:type="simple" xlink:href="http://www.ukrinform.ua/rubric-economy/3724964-kubrakov-pro-zupinku-zernovogo-koridoru-rosiani-vidkrito-sabotuut-inspekcii-suden.html" text:style-name="Internet_20_link" text:visited-style-name="Visited_20_Internet_20_Link">
in the Government of Ukraine stated</text:a>
Profactic blocking by the Russian side of the grain initiative. In particular, it was reported that the Russian Federation opened the inspections of ships, which reduced the capacity of the corridor to less than 20% of the possible.</text:p>
      <text:p text:style-name="P4">
Meanwhile, Russia is again declared the likelihood that the Black Sea Treasury will not continue.</text:p>
      <text:p text:style-name="P4">
<text:span text:style-name="T5">
Foto: Minagro</text:span>
</text:p>
      <text:p text:style-name="P4">
News Source: <text:a xlink:type="simple" xlink:href="https://www.ukrinform.ua/rubric-economy/3725549-bilij-dim-spodivaetsa-na-prodovzenna-zernovoi-iniciativi.html" text:style-name="Internet_20_link" text:visited-style-name="Visited_20_Internet_20_Link">
https://www.ukrinform.ua/rubric-economy/3725549-bilij-dim-spodivaetsa-na-prodovzenna-zernovoi-iniciativi.html</text:a>
</text:p>
      <!--NEWS-->
      <text:h text:style-name="P10" text:outline-level="1">
<text:span text:style-name="T4">
Cyberatics on Ukr.net: Malimists send phishing letters on behalf of technical support</text:span>
</text:h>
      <text:p text:style-name="P4">
Author: ['АРМІЯINFORM']</text:p>
      <text:p text:style-name="P4">
Time: 2023-06-20T14:00:00-04:00</text:p>
      <text:p text:style-name="P4">
Description: URYAVARA REPARONNIA OF THE COMPETERNISHICE OSVICHENISHINISARY CERT-UA, Yaka DIX Under ... War with Ukraine 2022, War with Ukraine Latest news today, News War with Ukraine 2022 Last for today, will there be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site000327.png" text:style-name="Internet_20_link" text:visited-style-name="Visited_20_Internet_20_Link">
site000327.png</text:a>
']</text:p>
      <text:p text:style-name="P4">
Tags: ['ІНФОРМАЦІЙНІ ЗАГРОЗИ', 'КІБЕРБЕЗПЕКА']</text:p>
      <text:p text:style-name="P4">
Category: News</text:p>
      <!--METADATA-->
      <text:p text:style-name="P4">
<draw:frame draw:style-name="fr1" draw:name="Image62" text:anchor-type="as-char" svg:width="6.9236in" svg:height="5.204239in" draw:z-index="0">
<draw:image xlink:href="../Images/AРМІЯINFORM/2023-06-20T14-00-00-04-00/site000327.png" xlink:type="simple" xlink:show="embed" xlink:actuate="onLoad" draw:mime-type="image/png"/>
</draw:frame>
The Government Response Team of Ukraine CERT-UA, which operates at the State Secretariat of Communications, warns of fraudulent activity against UKR.net users.</text:p>
      <text:p text:style-name="P4">
The attackers seem to be on behalf of technical support Ukr.net send electronic letters with the topic "noticed suspicious activity @ukr.net" and an additional form of the PDF file with the name "Safety Anti-Security"(Electronic addresse - <text:a xlink:type="simple" xlink:href="mailto:account.support.0@ukr.net)" text:style-name="Internet_20_link" text:visited-style-name="Visited_20_Internet_20_Link">
account.support.0@ukr.net)</text:a>
.</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Bahamas).</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The group is also known as Cold River, Callisto)and is carried out in the interests of the Special Service Federation.</text:p>
      <text:p text:style-name="P4">
CERT-UA experts recommend Ukr.net users:</text:p>
      <ul>
        <li>
Do not move on suspicious links, * Set up multifactorial authentication * check what third -party devices / apps were accessed to the mailbox, and take other security enhancements.</li>
      </ul>
      <text:p text:style-name="P4">
News Source: <text:a xlink:type="simple" xlink:href="https://armyinform.com.ua/2023/06/20/kiberataka-na-ukr-net-zlovmysnyky-nadsylayut-fishyngovi-lysty-vid-imeni-tehpidtrymky/" text:style-name="Internet_20_link" text:visited-style-name="Visited_20_Internet_20_Link">
https://armyinform.com.ua/2023/06/20/kiberataka-na-ukr-net-zlovmysnyky-nadsylayut-fishyngovi-lysty-vid-imeni-tehpidtrymky/</text:a>
</text:p>
      <!--NEWS-->
      <text:h text:style-name="P10" text:outline-level="1">
<text:span text:style-name="T4">
States aimed at supporting economic recovery in Ukraine - State Department</text:span>
</text:h>
      <text:p text:style-name="P4">
Authors: Ukrinform (Person)</text:p>
      <text:p text:style-name="P4">
Publisher: Укринформ (Organization)</text:p>
      <text:p text:style-name="P4">
Published Time: 2023-06-20T14:25:00+03:00</text:p>
      <text:p text:style-name="P4">
Modified Time: 2023-06-20T23:25:00+03:00</text:p>
      <text:p text:style-name="P4">
Description: The United States administration is aimed at supporting the process of reconstruction of Ukraine, as well as close interaction among donors to achieve this goal.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Дмитро Кулеба', 'США', 'Держдеп', 'Блінкен', 'Відбудова']</text:p>
      <text:p text:style-name="P4">
Type: Article</text:p>
      <!--METADATA-->
      <text:p text:style-name="P4">
<draw:frame draw:style-name="fr1" draw:name="Image63" text:anchor-type="as-char" svg:width="6.9236in" svg:height="3.956343in" draw:z-index="0">
<draw:image xlink:href="../Images/yкринформ/2023-06-20T14-25-00-03-00/630_360_1517552325-3537.jpg" xlink:type="simple" xlink:show="embed" xlink:actuate="onLoad" draw:mime-type="image/jpeg"/>
</draw:frame>
The United States Administration is aimed at supporting the process of rebuilding Ukraine, as well as close interaction among donors to achieve this goal.</text:p>
      <text:p text:style-name="P4">
This is stated in the State Department's message as a result of a meeting in Londonidmitmitra Kuleba and Anthony Blinken, Ukrinform reports.</text:p>
      <text:p text:style-name="P4">
"The Secretary of State Blinken emphasized the support of the US economic restoration of Ukraine, as well as the importance of continuing close cooperation through the interagency platform of donor coordination," the State Department indicates.</text:p>
      <text:p text:style-name="P4">
The head of American diplomacy also assured that the United States is committed to the cooperative sector, "to ensure the modernization and revival of Ukraine".</text:p>
      <text:p text:style-name="P4">
<text:span text:style-name="T4">
 Read also: </text:span>
 <text:a xlink:type="simple" xlink:href="https://www.ukrinform.ua/rubric-vidbudova/3725544-zelenskij-rozpovist-pro-aspekti-transformacii-ukraini-na-londonskij-konferencii-z-vidbudovi.html" text:style-name="Internet_20_link" text:visited-style-name="Visited_20_Internet_20_Link">
<text:span text:style-name="T4">
 Zelensky </text:span>
 will talk about aspects of transformation of Ukraine at the London Conference on Reconstruction</text:a>
The parties discussed the need for further reforms in Ukraine to create an investment environment as well as sustainable economic growth.</text:p>
      <text:p text:style-name="P4">
In addition, <text:a xlink:type="simple" xlink:href="https://www.ukrinform.ua/tag-blinken" text:style-name="Internet_20_link" text:visited-style-name="Visited_20_Internet_20_Link">
Blinken</text:a>
Informed the Corner about the results of his trip to the PRC, during which the Tempoints resolved by Russia against Ukraine were discussed.</text:p>
      <text:p text:style-name="P4">
<text:span text:style-name="T4">
 Read also: </text:span>
 [<text:span text:style-name="T4">
 Blinken </text:span>
 met with the head of the Ministry of Foreign Affairs of China, spokes of states and China and War in Ukraine have spoken]](https://www.ukrinform.ua/rubric-polytics/3724578-blinken-zustrivsa-z-glavou-mzs-kitau-govorili-pro-vidnosini-stativ-i-knr-ta-vijnu-v-ukraini.html)The parties also discussed the continuation of the United States of Economic and Energy Support, as well as assistance to Ukraine in the field of security. "</text:p>
      <text:p text:style-name="P4">
As <text:a xlink:type="simple" xlink:href="http://www.ukrinform.ua/rubric-polytics/3725532-kuleba-zustrivsa-z-blinkenom-u-londoni-govorili-pro-kontrnastup-i-formulu-miru.html" text:style-name="Internet_20_link" text:visited-style-name="Visited_20_Internet_20_Link">
reported Ukrinform</text:a>
, Foreign Minister Dmytro Kuleba and US Secretary of State Blinken met in London in the fields of the Ukrainian Recovery Conference.</text:p>
      <text:p text:style-name="P4">
News Source: <text:a xlink:type="simple" xlink:href="https://www.ukrinform.ua/rubric-vidbudova/3725552-ssa-nacileni-na-pidtrimku-ekonomicnogo-vidnovlenna-v-ukraini-derzdep.html" text:style-name="Internet_20_link" text:visited-style-name="Visited_20_Internet_20_Link">
https://www.ukrinform.ua/rubric-vidbudova/3725552-ssa-nacileni-na-pidtrimku-ekonomicnogo-vidnovlenna-v-ukraini-derzdep.html</text:a>
</text:p>
      <!--NEWS-->
      <text:h text:style-name="P10" text:outline-level="1">
<text:span text:style-name="T4">
Ronaldo spent a record 200th match for his career team</text:span>
</text:h>
      <text:p text:style-name="P4">
Authors: Ukrinform (Person)</text:p>
      <text:p text:style-name="P4">
Publisher: Укринформ (Organization)</text:p>
      <text:p text:style-name="P4">
Published Time: 2023-06-20T15:30:45+03:00</text:p>
      <text:p text:style-name="P4">
Modified Time: 2023-06-20T23:30:45+03:00</text:p>
      <text:p text:style-name="P4">
Description: The captain of the Portugal national team Cristiano Ronaldo in the midst of the national team and set the absolute record for the number of performances for the national team. - Ukrinform.</text:p>
      <text:p text:style-name="P4">
Images: ['<text:a xlink:type="simple" xlink:href="https://static.ukrinform.com/photos/2023_06/thumb_files/630_360_1687292965-389.jpg" text:style-name="Internet_20_link" text:visited-style-name="Visited_20_Internet_20_Link">
630_360_16872...</text:a>
']</text:p>
      <text:p text:style-name="P4">
Tags: ['Футбол', 'Роналду']</text:p>
      <text:p text:style-name="P4">
Type: Article</text:p>
      <!--METADATA-->
      <text:p text:style-name="P4">
<draw:frame draw:style-name="fr1" draw:name="Image64" text:anchor-type="as-char" svg:width="6.9236in" svg:height="3.956343in" draw:z-index="0">
<draw:image xlink:href="../Images/yкринформ/2023-06-20T15-30-45-03-00/630_360_1687292965-389.jpg" xlink:type="simple" xlink:show="embed" xlink:actuate="onLoad" draw:mime-type="image/jpeg"/>
</draw:frame>
Cristiano Ronaldo Cristiano Crist. Ronalda went to the field as part of the national team I set an absolute record for the number of speeches for the national team.</text:p>
      <text:p text:style-name="P4">
Cristiano Ronaldo, the Portugal Ronaldo, was a starting staff of Euro-2024 qualification against Iceland, Ukrinform reports.</text:p>
      <text:p text:style-name="P4">
The attacker spent the 200th team. He became the first in the history of football to play 200 matches for the national team.</text:p>
      <text:p text:style-name="P4">
<text:span text:style-name="T4">
 Read also: </text:span>
 <text:a xlink:type="simple" xlink:href="https://www.ukrinform.ua/rubric-sports/3725046-mudrik-rizikue-propustiti-molodiznij-evro2023-z-futbolu.html" text:style-name="Internet_20_link" text:visited-style-name="Visited_20_Internet_20_Link">
Mudryk risks missing youth Euro 2023 with <text:span text:style-name="T4">
 football </text:span>
 u</text:a>
The 38-year-old attacker scored 122 goals for the national team. Also in his asset43 goal gears.</text:p>
      <text:p text:style-name="P4">
Photo: Getty Images</text:p>
      <text:p text:style-name="P4">
News Source: <text:a xlink:type="simple" xlink:href="https://www.ukrinform.ua/rubric-sports/3725551-ronaldu-proviv-rekordnij-200j-poedinok-za-zbirnu-v-kareri.html" text:style-name="Internet_20_link" text:visited-style-name="Visited_20_Internet_20_Link">
https://www.ukrinform.ua/rubric-sports/3725551-ronaldu-proviv-rekordnij-200j-poedinok-za-zbirnu-v-kareri.html</text:a>
</text:p>
      <!--NEWS-->
      <text:h text:style-name="P10" text:outline-level="1">
<text:span text:style-name="T4">
Japan will help Ukraine with the restoration of affected territories</text:span>
</text:h>
      <text:p text:style-name="P4">
Author: ['АРМІЯINFORM']</text:p>
      <text:p text:style-name="P4">
Time: 2023-06-20T16:00:00-04:00</text:p>
      <text:p text:style-name="P4">
Description: Minіtystvo Rosvitka Gromad, Terita Tu INFRASTRUSTURIA of Ukrainian, the agenc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yaponiya-ukrayina-prapor.jpg" text:style-name="Internet_20_link" text:visited-style-name="Visited_20_Internet_20_Link">
yaponiya-ukrayina-prapor.jpg</text:a>
']</text:p>
      <text:p text:style-name="P4">
Tags: ['АГРЕСІЯ РФ', 'ЯПОНІЯ']</text:p>
      <text:p text:style-name="P4">
Category: News</text:p>
      <!--METADATA-->
      <text:p text:style-name="P4">
<draw:frame draw:style-name="fr1" draw:name="Image65" text:anchor-type="as-char" svg:width="6.9236in" svg:height="4.369813in" draw:z-index="0">
<draw:image xlink:href="../Images/AРМІЯINFORM/2023-06-20T16-00-00-04-00/yaponiya-ukrayina-prapor.jpg" xlink:type="simple" xlink:show="embed" xlink:actuate="onLoad" draw:mime-type="image/jpeg"/>
</draw:frame>
The Ministry of Community Development, Territories and Infrastructure of Ukraine and Japan Agency will be exchanged by the experience of eliminating the consequences of natural man -made catastrophes, as well as providing consulting tacative support for the restoration of affected communities and territories.</text:p>
      <text:p text:style-name="P4">
The corresponding memorandum on cooperation and promotion of sustainable restoration of cities was signed by the Vice Prime Minister for the Restoration of Ukraine-Minister of Development of Communities, Territories and Infrastructure of Ukraine Oleksandr Kubrakov and Minister of Defense of Japan Hiromichi Vatanabe.</text:p>
      <text:p text:style-name="P4">
“The experience of the reconstruction agency in the restoration of infrastructure after the Grand Eastern Japanese Earthquake, the return of normality in the affected districts for the noun is invaluable. Especially now, when the terrorist act of the Russian Federation from the Podrivkakhovsky hydroelectric power station has led to one of the largest man -made disasters in Europe in recent decades.</text:p>
      <text:p text:style-name="P4">
The successful experience of our Japanese colleagues will avoid many mistakes in the planning and implementation of recovery projects, so we will be able to save time and do everything much faster and more efficiently.</text:p>
      <text:p text:style-name="P4">
I thank the Hiromichi Vatanabe Minister and the team of the Agency for Reconstruction of Care and Willingness to Start Practical Exchange of Experience as soon as possible, ”Alexander Kubrakov reported.</text:p>
      <text:p text:style-name="P4">
According to the Minister of Japan's Restoration, Hiromichi Vatanabe, Japanese experience will show that before the start of full recovery, the key needs of the population of the affected communities are key. This is about housing, critical infrastructure(heat, water and power supply systems)Turvings of economic activity in communities.</text:p>
      <text:p text:style-name="P4">
The parties have agreed that it was in this direction of work of the Ministry of Infrastructure that the Taigality of Reconstruction has been activating the exchange of experience in the near future.</text:p>
      <text:p text:style-name="P4">
The exchange itself will be done through the organization of regular bilateral zooms, workshops and seminars.</text:p>
      <text:p text:style-name="P4">
The Reconstruction Agency, established in February 2012, is the main body of government responsible for the recovery process after the Great East Japanese Earths on March 11, 2011. He caused a triple catastrophe - a countryside, a tsunami and a nuclear accident at Fukushima NPP.</text:p>
      <text:p text:style-name="P4">
The agency was established directly under the Cabinet of Ministers of Ukraine for the Centralized Management of Reconstruction measures, coordination of all those who have participated in it, and cooperation with local authorities.</text:p>
      <text:p text:style-name="P4">
News Source: <text:a xlink:type="simple" xlink:href="https://armyinform.com.ua/2023/06/20/yaponiya-dopomozhe-ukrayini-z-vidnovlennyam-postrazhdalyh-terytorij/" text:style-name="Internet_20_link" text:visited-style-name="Visited_20_Internet_20_Link">
https://armyinform.com.ua/2023/06/20/yaponiya-dopomozhe-ukrayini-z-vidnovlennyam-postrazhdalyh-terytorij/</text:a>
</text:p>
      <!--NEWS-->
      <text:h text:style-name="P10" text:outline-level="1">
<text:span text:style-name="T4">
In Complex "Yad Vasem" launched Ukrainian -language audiohyde</text:span>
</text:h>
      <text:p text:style-name="P4">
Authors: Ukrinform (Person)</text:p>
      <text:p text:style-name="P4">
Publisher: Укринформ (Organization)</text:p>
      <text:p text:style-name="P4">
Published Time: 2023-06-20T16:23:00+03:00</text:p>
      <text:p text:style-name="P4">
Modified Time: 2023-06-20T19:23:00+03:00</text:p>
      <text:p text:style-name="P4">
Description: The Memorial Complex of Holocaust History "Yad Vashem" launched Ukrainian -language audiohyde. - Ukrinform.</text:p>
      <text:p text:style-name="P4">
Images: ['<text:a xlink:type="simple" xlink:href="https://static.ukrinform.com/photos/2023_06/thumb_files/630_360_1687278099-171.jpg" text:style-name="Internet_20_link" text:visited-style-name="Visited_20_Internet_20_Link">
630_360_16872...</text:a>
']</text:p>
      <text:p text:style-name="P4">
Tags: ['Ізраїль', 'Олена Зеленська', 'Аудіогід', 'Яд Вашем']</text:p>
      <text:p text:style-name="P4">
Type: Article</text:p>
      <!--METADATA-->
      <text:p text:style-name="P4">
<draw:frame draw:style-name="fr1" draw:name="Image66" text:anchor-type="as-char" svg:width="6.9236in" svg:height="3.956343in" draw:z-index="0">
<draw:image xlink:href="../Images/yкринформ/2023-06-20T16-23-00-03-00/630_360_1687278099-171.jpg" xlink:type="simple" xlink:show="embed" xlink:actuate="onLoad" draw:mime-type="image/jpeg"/>
</draw:frame>
The Umemorial Complex of Holocaust History "Yad Vashem" launched a Ukrainian -language audiohyde.</text:p>
      <text:p text:style-name="P4">
This was reported by President's wife Olena Zelensk in <text:a xlink:type="simple" xlink:href="https://t.me/FirstLadyOfUkraine/3458" text:style-name="Internet_20_link" text:visited-style-name="Visited_20_Internet_20_Link">
telegram</text:a>
, reports Ukrinform.</text:p>
      <text:p text:style-name="P4">
"Holocaust Memorial Complex" Yad Vashem. , - the first lady.</text:p>
      <text:p text:style-name="P4">
<text:span text:style-name="T5">
Video: Elena Zelenska</text:span>
</text:p>
      <text:p text:style-name="P4">
According to her, the Ukrainian -language audio guide in "Yad Vashem" <text:a xlink:type="simple" xlink:href="https://t.me/FirstLadyOfUkraine/3457" text:style-name="Internet_20_link" text:visited-style-name="Visited_20_Internet_20_Link">
became the first in Israel.</text:a>
The president's wife thanked the Embassy of Ukraine in the State of Israel and the Ministry of Internal Affairs and emphasized that each of such guides not only about the convenience of tourists, but that the Ukrainian language is honorable in the list of world languages, which speak the most powerful cultural monuments, about what, about what that our language sounds louder, reminding the world of the people who are struggling for their right to exist.</text:p>
      <text:p text:style-name="P4">
Zelenskaya is also convinced that "Yad Vashem" should visit every person of the Education.</text:p>
      <text:p text:style-name="P4">
"A place that shows us how a whole people can be driven and repeated - the harsh it is. And at the same time a place ", - she stressed.</text:p>
      <text:p text:style-name="P4">
<text:span text:style-name="T4">
 Read also: </text:span>
 <text:a xlink:type="simple" xlink:href="https://www.ukrinform.ua/rubric-culture/3713956-u-finlandii-ta-niderlandah-zavilis-novi-ukrainomovni-audiogidi.html" text:style-name="Internet_20_link" text:visited-style-name="Visited_20_Internet_20_Link">
in Finland and the Netherlands new Ukrainian -language <text:span text:style-name="T4">
 audiogide </text:span>
 and</text:a>
The first lady noted that in "(https://www.ukrinform.ua/tag-ad-vasem)"The names of millions of Jews that have been destroyed and undergoing, hundreds of thousands of evidence to confirm one of the greatest crimes of Humanity's Vistoria. So, in her opinion, there is a worldview function: looking at the Jewish people, Ukrainians believe that they will find their faces and so The memory of every Ukrainian whose life has taken away the aggressor.</text:p>
      <text:p text:style-name="P4">
As it was reported, President's wife Olena Zelenskaya has been a junior in Israel since June 19.</text:p>
      <text:p text:style-name="P4">
<text:span text:style-name="T5">
Foto: Elena Zelenska</text:span>
</text:p>
      <text:p text:style-name="P4">
News Source: <text:a xlink:type="simple" xlink:href="https://www.ukrinform.ua/rubric-culture/3725479-u-kompleksi-ad-vasem-zapustili-ukrainomovnij-audiogid.html" text:style-name="Internet_20_link" text:visited-style-name="Visited_20_Internet_20_Link">
https://www.ukrinform.ua/rubric-culture/3725479-u-kompleksi-ad-vasem-zapustili-ukrainomovnij-audiogid.html</text:a>
</text:p>
      <!--NEWS-->
      <text:h text:style-name="P10" text:outline-level="1">
<text:span text:style-name="T4">
One of Venice's most famous cathedrals restore for € 3.3 million</text:span>
</text:h>
      <text:p text:style-name="P4">
Authors: Ukrinform (Person)</text:p>
      <text:p text:style-name="P4">
Publisher: Укринформ (Organization)</text:p>
      <text:p text:style-name="P4">
Published Time: 2023-06-20T16:29:00+03:00</text:p>
      <text:p text:style-name="P4">
Modified Time: 2023-06-20T16:29:00+03:00</text:p>
      <text:p text:style-name="P4">
Description: The Italian authorities have declared the intention to reconstruct St. Mark's basilica in Venice, and the project will cost 3.3 million euros. - Ukrinform.</text:p>
      <text:p text:style-name="P4">
Images: ['<text:a xlink:type="simple" xlink:href="https://static.ukrinform.com/photos/2023_06/thumb_files/630_360_1687266055-839.jpg" text:style-name="Internet_20_link" text:visited-style-name="Visited_20_Internet_20_Link">
630_360_16872...</text:a>
']</text:p>
      <text:p text:style-name="P4">
Tags: ['Італія', 'Венеція', 'Реставрація', 'Собор']</text:p>
      <text:p text:style-name="P4">
Type: Article</text:p>
      <!--METADATA-->
      <text:p text:style-name="P4">
<draw:frame draw:style-name="fr1" draw:name="Image70" text:anchor-type="as-char" svg:width="6.9236in" svg:height="3.956343in" draw:z-index="0">
<draw:image xlink:href="../Images/yкринформ/2023-06-20T16-29-00-03-00/630_360_1687266055-839.jpg" xlink:type="simple" xlink:show="embed" xlink:actuate="onLoad" draw:mime-type="image/jpeg"/>
</draw:frame>
Italian Cavor has announced the intention to reconstruct St. Mark's basilica in Venice, and the project will cost 3.3 million euros.</text:p>
      <text:p text:style-name="P4">
As Ukrinform reports, it reports <text:a xlink:type="simple" xlink:href="https://www.ansa.it/english/news/2023/06/20/st-marks-to-get-3.3-mn-facelift_0efd804b-174c-4676-9471-2045438fb795.html" text:style-name="Internet_20_link" text:visited-style-name="Visited_20_Internet_20_Link">
ANSA</text:a>
.</text:p>
      <text:p text:style-name="P4">
<text:a xlink:type="simple" xlink:href="https://www.ukrinform.ua/tag-restavracia" text:style-name="Internet_20_link" text:visited-style-name="Visited_20_Internet_20_Link">
Restoration</text:a>
The interior and the facade of the building will concern, and the work will start in the coming days. The large part of the work will be carried out from the reconstruction of the atrium and the floor damaged by the recent tides.</text:p>
      <text:p text:style-name="P4">
<text:span text:style-name="T4">
 Read also: </text:span>
 <text:a xlink:type="simple" xlink:href="https://www.ukrinform.ua/rubric-culture/3721370-unesko-profinansue-restavraciu-cerkvi-vsih-svatih-aku-zbuduvav-mazepa.html" text:style-name="Internet_20_link" text:visited-style-name="Visited_20_Internet_20_Link">
UNESCO funds <text:span text:style-name="T4">
 restoration </text:span>
 churches of all saints built by Mazepa</text:a>
27 companies were submitted for participation in the tender, the final choice fell by RTI Lares Lavori Di Restauro from Venice. Experts have stated that it will take two years and four months to cover the project.</text:p>
      <text:p text:style-name="P4">
As reported by Ukrinform, <text:a xlink:type="simple" xlink:href="https://www.ukrinform.ua/rubric-world/3715300-voda-u-centralnomu-kanali-venecii-z-nevidomih-pricin-stala-zelenou.html" text:style-name="Internet_20_link" text:visited-style-name="Visited_20_Internet_20_Link">
Venice authorities have launched an investigation</text:a>
After the water in the central channel of the city became green on May 28.  <text:span text:style-name="T5">
Foto: ANSI</text:span>
</text:p>
      <text:p text:style-name="P4">
News Source: <text:a xlink:type="simple" xlink:href="https://www.ukrinform.ua/rubric-culture/3725370-odin-iz-najvidomisih-soboriv-venecii-vidrestavruut-za-33-miljona.html" text:style-name="Internet_20_link" text:visited-style-name="Visited_20_Internet_20_Link">
https://www.ukrinform.ua/rubric-culture/3725370-odin-iz-najvidomisih-soboriv-venecii-vidrestavruut-za-33-miljona.html</text:a>
</text:p>
      <!--NEWS-->
      <text:h text:style-name="P10" text:outline-level="1">
<text:span text:style-name="T4">
The honorary consulate of Lithuania was opened in Poltava region</text:span>
</text:h>
      <text:p text:style-name="P4">
Authors: Ukrinform (Person)</text:p>
      <text:p text:style-name="P4">
Publisher: Укринформ (Organization)</text:p>
      <text:p text:style-name="P4">
Published Time: 2023-06-20T16:30:00+03:00</text:p>
      <text:p text:style-name="P4">
Modified Time: 2023-06-20T16:30:00+03:00</text:p>
      <text:p text:style-name="P4">
Description: In the Poltava region, an honorary consulate of the Lithuanian Republic was launched on June 20. - Ukrinform.</text:p>
      <text:p text:style-name="P4">
Images: ['<text:a xlink:type="simple" xlink:href="https://static.ukrinform.com/photos/2023_06/thumb_files/630_360_1687267229-407.jpg" text:style-name="Internet_20_link" text:visited-style-name="Visited_20_Internet_20_Link">
630_360_16872...</text:a>
']</text:p>
      <text:p text:style-name="P4">
Tags: ['Консульство', 'Литва', 'Полтавщина']</text:p>
      <text:p text:style-name="P4">
Type: Article</text:p>
      <!--METADATA-->
      <text:p text:style-name="P4">
<draw:frame draw:style-name="fr1" draw:name="Image71" text:anchor-type="as-char" svg:width="6.9236in" svg:height="3.956343in" draw:z-index="0">
<draw:image xlink:href="../Images/yкринформ/2023-06-20T16-30-00-03-00/630_360_1687267229-407.jpg" xlink:type="simple" xlink:show="embed" xlink:actuate="onLoad" draw:mime-type="image/jpeg"/>
</draw:frame>
On June 20, the Honorary Consulate of the Lithuanian Republic was launched on June 20.</text:p>
      <text:p text:style-name="P4">
According to Ukrinform, the head of Poltava Ova Dmitry Lunin reports <text:a xlink:type="simple" xlink:href="https://www.facebook.com/Dmytro.Lunin/posts/pfbid02toeeTxMNyig6eTbMwnw966GT4MfGBw42vPSHLGLV9ZJJsE5S9yLcKftUD7ERBJU6l" text:style-name="Internet_20_link" text:visited-style-name="Visited_20_Internet_20_Link">
Facebook</text:a>
.</text:p>
      <text:p text:style-name="P4">
"Відсьогодні запрацювало Почесне консульство <text:a xlink:type="simple" xlink:href="https://www.ukrinform.ua/tag-litva" text:style-name="Internet_20_link" text:visited-style-name="Visited_20_Internet_20_Link">
 Литовської Республіки</text:a>
in the Poltava region. The opening of Lithuanian Ambassador to the Ukrainian Lithuanian Sarappinas, the honorary consul of Lithuania in the Poltava region, Pylypenko and the People's Deputy from the "servant of the people" Oleksiemusenko, was visited with the Oleksimusenko, " - the message reads.</text:p>
      <text:p text:style-name="P4">
*!(https://www.ukrinform.ua/rubric-regions/3725205-na-poltavsini-perejmenuvali-krinicu-nazvanu-na-cest-petra-i.html)It is noted that the representative office will assist and protect citizens and will promote the relationship between Lithuania and Poltava in various areas of life. The expert council, which will include well -known Lithuanians, figures of education, medicine, science will include. Representatives of the communities of our region, executive authorities will be able to join.</text:p>
      <text:p text:style-name="P4">
As it was reported, the honorary consulate of the Lithuanian Republic in the Luhansk region, <text:a xlink:type="simple" xlink:href="https://www.ukrinform.ua/rubric-regions/3238487-u-severodonecku-vidkrilos-pocesne-konsulstvo-litvi.html" text:style-name="Internet_20_link" text:visited-style-name="Visited_20_Internet_20_Link">
opened in the last year in Severodonetsk</text:a>
, restore his work in the Dnieper.</text:p>
      <text:p text:style-name="P4">
<text:span text:style-name="T5">
Foto: Dmitry Lunin/Facebook</text:span>
</text:p>
      <text:p text:style-name="P4">
News Source: <text:a xlink:type="simple" xlink:href="https://www.ukrinform.ua/rubric-regions/3725378-na-poltavsini-vidkrili-pocesne-konsulstvo-litvi.html" text:style-name="Internet_20_link" text:visited-style-name="Visited_20_Internet_20_Link">
https://www.ukrinform.ua/rubric-regions/3725378-na-poltavsini-vidkrili-pocesne-konsulstvo-litvi.html</text:a>
</text:p>
      <!--NEWS-->
      <text:h text:style-name="P10" text:outline-level="1">
<text:span text:style-name="T4">
Scholtz met with China Prime Minister and called Beijing to influence Moscow</text:span>
</text:h>
      <text:p text:style-name="P4">
Authors: Ukrinform (Person)</text:p>
      <text:p text:style-name="P4">
Publisher: Укринформ (Organization)</text:p>
      <text:p text:style-name="P4">
Published Time: 2023-06-20T16:31:41+03:00</text:p>
      <text:p text:style-name="P4">
Modified Time: 2023-06-20T16:31:41+03:00</text:p>
      <text:p text:style-name="P4">
Description: German Chancellor Olaf Soltz once again asked Beijing to use his influence on Moscow and prevent the establishment of unfair peace in Ukraine. - Ukrinform.</text:p>
      <text:p text:style-name="P4">
Images: ['<text:a xlink:type="simple" xlink:href="https://static.ukrinform.com/photos/2023_06/thumb_files/630_360_1687267817-714.jpg" text:style-name="Internet_20_link" text:visited-style-name="Visited_20_Internet_20_Link">
630_360_16872...</text:a>
']</text:p>
      <text:p text:style-name="P4">
Tags: ['Китай', 'Німеччина', 'Шольц', 'Війна з Росією']</text:p>
      <text:p text:style-name="P4">
Type: Article</text:p>
      <!--METADATA-->
      <text:p text:style-name="P4">
<draw:frame draw:style-name="fr1" draw:name="Image75" text:anchor-type="as-char" svg:width="6.9236in" svg:height="3.956343in" draw:z-index="0">
<draw:image xlink:href="../Images/yкринформ/2023-06-20T16-31-41-03-00/630_360_1687267817-714.jpg" xlink:type="simple" xlink:show="embed" xlink:actuate="onLoad" draw:mime-type="image/jpeg"/>
</draw:frame>
Chancellorfrn Olaf Scholz once again asked Beijing to use his influence on Moskvut to prevent the establishment of unfair peace in Ukraine.</text:p>
      <text:p text:style-name="P4">
The Head of the German Government stated this during a briefing in Berlin, jointly with the Prime Minister of the State Radikn, after 7 intergovernmental consultations, Ukrinform correspondent reports.</text:p>
      <text:p text:style-name="P4">
Scholz informed that the parties discussed the brutal attack of Russia on Ukraine.</text:p>
      <text:p text:style-name="P4">
<text:span text:style-name="T4">
 Read also: </text:span>
 <text:a xlink:type="simple" xlink:href="https://www.ukrinform.ua/rubric-polytics/3724807-nimeccina-gotuetsa-pidtrimuvati-ukrainu-v-dovgostrokovij-perspektivi-solc.html" text:style-name="Internet_20_link" text:visited-style-name="Visited_20_Internet_20_Link">
Germany is preparing to support Ukraine in the long -term perpetrator - <text:span text:style-name="T4">
 SHOLC </text:span>
</text:a>
“Peace cannot and should not be established without taking into account the rights of Ukraine, which are enforced in the UN Charter, namely the right to territorial integrity On the basis of this international order, based on rules, states around the world and should coexist and not on the principle of the right. Therefore, peace should be based on international law and sovereignty of Ukraine, ”Solz said.</text:p>
      <text:p text:style-name="P4">
He called it clear that no state has the right to consider other countries as a "back yard" and try to move borders with a violent way.</text:p>
      <text:p text:style-name="P4">
“Imperialism is never a solution. Currently, in order to prevent frostbite of conflict, Russia must take away its troops, ”the German government emphasized.</text:p>
      <text:p text:style-name="P4">
<text:span text:style-name="T4">
 Read also: </text:span>
 <text:a xlink:type="simple" xlink:href="https://www.ukrinform.ua/rubric-world/3724879-kitaj-zapevniv-so-ne-mae-namiriv-postacati-zbrou-v-rosiu-blinken.html" text:style-name="Internet_20_link" text:visited-style-name="Visited_20_Internet_20_Link">
<text:span text:style-name="T4">
 Whale </text:span>
 and assured that he has no intention to supply weapons - Blinken</text:a>
He emphasized the importance that China continues to hold on to Russian weapons. Scholt also remembered his last year's visit to Beijing, when he and the head of the PRC, Xi Jinipin, clearly declared the use of nuclear weapons and even threats of its use. This requirement is relevant and Berlin is grateful to Beijing for his position, said Chancellor.</text:p>
      <text:p text:style-name="P4">
The destruction of Kakhovskaya hydroelectric power station, according to him, is another terrible consequence of the Russian aggressive war, which brought further suffering of the Ukrainian people and harm to Ukrainian infrastructure and ecology.He listed other consultation topics and made several announcements. In particular, at the beginning of November, the German-Chinese Forum on Ecology of Ministers will be held, and later this year it is planned to hold the 3rd financial dialogue in Berlin.</text:p>
      <text:p text:style-name="P4">
<text:span text:style-name="T4">
 Read also: </text:span>
 <text:a xlink:type="simple" xlink:href="https://www.ukrinform.ua/rubric-world/3724822-blinken-zustrivsa-z-si-czinpinom-pid-cas-poizdki-do-kitau.html" text:style-name="Internet_20_link" text:visited-style-name="Visited_20_Internet_20_Link">
Blinken met with Xi Jinping while traveling to <text:span text:style-name="T4">
 whale </text:span>
 yu</text:a>
The Prime Minister of the State Council of China Lee Tsan did not mention Ukraine at all. Instead, he worked about the development of "global peace", multipolarity and the world economy. He also reported that more than 10 agreements were concluded between the PRC and Germany.</text:p>
      <text:p text:style-name="P4">
LI leads a delegation of the PRC on intergovernmental consultations with <text:a xlink:type="simple" xlink:href="https://www.ukrinform.ua/tag-nimeccina" text:style-name="Internet_20_link" text:visited-style-name="Visited_20_Internet_20_Link">
Germany</text:a>
. In addition, he was conducting the Federal President of Germany Frank-Valter Steinmeyer Icanzler Scholts on the eve of Germany.</text:p>
      <text:p text:style-name="P4">
This is the first foreign visit of Lee after he headed the China's government.</text:p>
      <text:p text:style-name="P4">
The current German-Chinese government consultations are 7. A meeting of ministers with representatives of both countries was organized as well. The 11th German-Chinese Forum of Economic and Technological Security was planned.</text:p>
      <text:p text:style-name="P4">
<text:span text:style-name="T5">
Foto: Getty Images</text:span>
</text:p>
      <text:p text:style-name="P4">
News Source: <text:a xlink:type="simple" xlink:href="https://www.ukrinform.ua/rubric-world/3725382-solc-zustrivsa-z-premerom-kitau-i-zaklikav-pekin-vplinuti-na-moskvu.html" text:style-name="Internet_20_link" text:visited-style-name="Visited_20_Internet_20_Link">
https://www.ukrinform.ua/rubric-world/3725382-solc-zustrivsa-z-premerom-kitau-i-zaklikav-pekin-vplinuti-na-moskvu.html</text:a>
</text:p>
      <!--NEWS-->
      <text:h text:style-name="P10" text:outline-level="1">
<text:span text:style-name="T4">
The Kakhovsky Overpass movement in Kiev was partially restricted by July 20</text:span>
</text:h>
      <text:p text:style-name="P4">
Authors: Ukrinform (Person)</text:p>
      <text:p text:style-name="P4">
Publisher: Укринформ (Organization)</text:p>
      <text:p text:style-name="P4">
Published Time: 2023-06-20T16:37:15+03:00</text:p>
      <text:p text:style-name="P4">
Modified Time: 2023-06-20T16:37:15+03:00</text:p>
      <text:p text:style-name="P4">
Description: The Kakhovsky overpass in Kiev is partially restricted by traffic by July 20. - Ukrinform.</text:p>
      <text:p text:style-name="P4">
Images: ['<text:a xlink:type="simple" xlink:href="https://static.ukrinform.com/photos/2023_03/thumb_files/630_360_1678897393-922.jpg" text:style-name="Internet_20_link" text:visited-style-name="Visited_20_Internet_20_Link">
630_360_16788...</text:a>
']</text:p>
      <text:p text:style-name="P4">
Tags: ['Дороги', 'Київ', 'Ремонт']</text:p>
      <text:p text:style-name="P4">
Type: Article</text:p>
      <!--METADATA-->
      <text:p text:style-name="P4">
<draw:frame draw:style-name="fr1" draw:name="Image76" text:anchor-type="as-char" svg:width="6.9236in" svg:height="3.956343in" draw:z-index="0">
<draw:image xlink:href="../Images/yкринформ/2023-06-20T16-37-15-03-00/630_360_1678897393-922.jpg" xlink:type="simple" xlink:show="embed" xlink:actuate="onLoad" draw:mime-type="image/jpeg"/>
</draw:frame>
The Kakhovsky overpass in Kiev will partially restrict traffic by July 20.  About it in <text:a xlink:type="simple" xlink:href="https://t.me/KyivCityOfficial/7066" text:style-name="Internet_20_link" text:visited-style-name="Visited_20_Internet_20_Link">
telegram</text:a>
Informed the press service of the Kyiv City State Administration, Ukrinform reports.</text:p>
      <text:p text:style-name="P4">
It is noted that at the overpass, located on the Brovarsky Prospect of the Boli Stanon Station "Left Bank", ongoing repairs began. Roads work out for the departure from the city.</text:p>
      <text:p text:style-name="P4">
<text:span text:style-name="T4">
 Read also: </text:span>
 <text:a xlink:type="simple" xlink:href="https://www.ukrinform.ua/rubric-kyiv/3724683-u-kievi-obmezili-ruh-do-30-veresna-na-vulici-serbakivskogo.html" text:style-name="Internet_20_link" text:visited-style-name="Visited_20_Internet_20_Link">
in Kiev <text:span text:style-name="T4">
 Restrict </text:span>
 or traffic by September 30 on Shcherbakivsky Street</text:a>
As reported by Ukrinform, in Kiev on Voskresensky avenue <text:a xlink:type="simple" xlink:href="https://www.ukrinform.ua/rubric-kyiv/3722229-u-kievi-na-prospekti-voskresenskomu-castkovo-obmezili-ruh-do-30-veresna.html" text:style-name="Internet_20_link" text:visited-style-name="Visited_20_Internet_20_Link">
partial lumping by September 30 due to repair work</text:a>
.</text:p>
      <text:p text:style-name="P4">
Photo: Getty images</text:p>
      <text:p text:style-name="P4">
News Source: <text:a xlink:type="simple" xlink:href="https://www.ukrinform.ua/rubric-kyiv/3725384-ruh-kahovskim-slahoprovodom-u-kievi-castkovo-obmezili-do-20-lipna.html" text:style-name="Internet_20_link" text:visited-style-name="Visited_20_Internet_20_Link">
https://www.ukrinform.ua/rubric-kyiv/3725384-ruh-kahovskim-slahoprovodom-u-kievi-castkovo-obmezili-do-20-lipna.html</text:a>
</text:p>
      <!--NEWS-->
      <text:h text:style-name="P10" text:outline-level="1">
<text:span text:style-name="T4">
IAEA inspected the South Ukrainian NPP - not found nuclear materials were not found</text:span>
</text:h>
      <text:p text:style-name="P4">
Authors: Ukrinform (Person)</text:p>
      <text:p text:style-name="P4">
Publisher: Укринформ (Organization)</text:p>
      <text:p text:style-name="P4">
Published Time: 2023-06-20T16:37:26+03:00</text:p>
      <text:p text:style-name="P4">
Modified Time: 2023-06-20T16:37:26+03:00</text:p>
      <text:p text:style-name="P4">
Description: The South Ukrainian NPP has successfully conducted an inspection of the International Atomic Energy Agency (IAEA) for the presence of unbearable nuclear materials. - Ukrinform.</text:p>
      <text:p text:style-name="P4">
Images: ['<text:a xlink:type="simple" xlink:href="https://static.ukrinform.com/photos/2016_02/thumb_files/630_360_1455963921-6001.jpg" text:style-name="Internet_20_link" text:visited-style-name="Visited_20_Internet_20_Link">
630_360_14559...</text:a>
']</text:p>
      <text:p text:style-name="P4">
Tags: ['АЕС', 'МАГАТЕ', 'перевірки']</text:p>
      <text:p text:style-name="P4">
Type: Article</text:p>
      <!--METADATA-->
      <text:p text:style-name="P4">
<draw:frame draw:style-name="fr1" draw:name="Image77" text:anchor-type="as-char" svg:width="6.9236in" svg:height="3.956343in" draw:z-index="0">
<draw:image xlink:href="../Images/yкринформ/2023-06-20T16-37-26-03-00/630_360_1455963921-6001.jpg" xlink:type="simple" xlink:show="embed" xlink:actuate="onLoad" draw:mime-type="image/jpeg"/>
</draw:frame>
The Semi -Day NPP has successfully conducted an inspection of the International Guard Energy Agency(IDA)for the presence of unable nuclear materials.</text:p>
      <text:p text:style-name="P4">
According to Ukrinform, it reports <text:a xlink:type="simple" xlink:href="https://snriu.gov.ua/news/na-vp-pivdennoukrainska-aes-uspishno-provedeno-inspektsiiu-mahate" text:style-name="Internet_20_link" text:visited-style-name="Visited_20_Internet_20_Link">
State Inspectorate of Nuclear Regulation. </text:a>
“From June 18 to June 1923, the Inspectorate of the International Atomic Energy Agency within the framework of Ukraine and the IAEA] was successfully conducted at the South Ukrainian NPP.(https://www.ukrinform.ua/tag-magate)in connection with the non -proliferation of nuclear weapons. The audit was carried out by inspectors of the Agency with the participation of the Inspector of the State Social Registration, ”the message reads.</text:p>
      <text:p text:style-name="P4">
It is noted that the purpose of the inspections is to check the absence of non -detected nuclear materials and information about the design of the nuclear installation, which was provided by Ukraine in accordance with the Agreement. The inspection was without remarks.</text:p>
      <text:p text:style-name="P4">
<text:span text:style-name="T4">
 Read also: </text:span>
 <text:a xlink:type="simple" xlink:href="https://www.ukrinform.ua/rubric-economy/3724904-na-vsih-ukrainskih-aes-vidbulisa-rotacii-misij-magate.html" text:style-name="Internet_20_link" text:visited-style-name="Visited_20_Internet_20_Link">
On all Ukrainian NPPs there were rotations of missions <text:span text:style-name="T4">
 IAEA </text:span>
</text:a>
It was reported that from 9 to 19 May 2023 at the South Ukrainian NPP, the Inspection of the International Atomic Energy Agency Agreement between Ukraine and the IAEA was successfully conducted in connection with the contract for non -distribution of nuclear weapons.</text:p>
      <text:p text:style-name="P4">
News Source: <text:a xlink:type="simple" xlink:href="https://www.ukrinform.ua/rubric-economy/3725385-magate-proinspektuvala-pivdennoukrainsku-aes-nezaavlenih-adernih-materialiv-ne-znajsli.html" text:style-name="Internet_20_link" text:visited-style-name="Visited_20_Internet_20_Link">
https://www.ukrinform.ua/rubric-economy/3725385-magate-proinspektuvala-pivdennoukrainsku-aes-nezaavlenih-adernih-materialiv-ne-znajsli.html</text:a>
</text:p>
      <!--NEWS-->
      <text:h text:style-name="P10" text:outline-level="1">
<text:span text:style-name="T4">
Media forum in Bonn: During the speech of Russian Muratov turned on the alarm alarm</text:span>
</text:h>
      <text:p text:style-name="P4">
Authors: Ukrinform (Person)</text:p>
      <text:p text:style-name="P4">
Publisher: Укринформ (Organization)</text:p>
      <text:p text:style-name="P4">
Published Time: 2023-06-20T16:38:00+03:00</text:p>
      <text:p text:style-name="P4">
Modified Time: 2023-06-20T16:38:00+03:00</text:p>
      <text:p text:style-name="P4">
Description: During the early session at the Deutsche Welle global media forum, air alarm began to be heard in the Bonn Hall and the invitation to be in Ukrainian. - Ukrinform.</text:p>
      <text:p text:style-name="P4">
Images: ['<text:a xlink:type="simple" xlink:href="https://static.ukrinform.com/photos/2023_06/thumb_files/630_360_1687268108-215.jpeg" text:style-name="Internet_20_link" text:visited-style-name="Visited_20_Internet_20_Link">
630_360_16872...</text:a>
']</text:p>
      <text:p text:style-name="P4">
Tags: ['Німеччина', 'Повітряна тривога', 'Медіафорум']</text:p>
      <text:p text:style-name="P4">
Type: Article</text:p>
      <!--METADATA-->
      <text:p text:style-name="P4">
<draw:frame draw:style-name="fr1" draw:name="Image78" text:anchor-type="as-char" svg:width="6.9236in" svg:height="3.956343in" draw:z-index="0">
<draw:image xlink:href="../Images/yкринформ/2023-06-20T16-38-00-03-00/630_360_1687268108-215.jpeg" xlink:type="simple" xlink:show="embed" xlink:actuate="onLoad" draw:mime-type="image/jpeg"/>
</draw:frame>
During the morning session on a global media forum, Deutsche Welle in Bonn in Bonn in a launch of air alarm and invitation to go to shelter with Ukrainian.</text:p>
      <text:p text:style-name="P4">
This, as the correspondent of Ukrinform reports from the scene, happened during the speech laureate, the editor -in -chief of the Russian "New Gazeta" Dmitamuratov.</text:p>
      <text:p text:style-name="P4">
Muratova was invited to speak in the panel "Russia in times of crisis. About the state -owned media. "</text:p>
      <text:p text:style-name="P4">
The siren was "organized" by Ukrainian participants. Muratov decided that it was "muffins". The organizers, although not immediately, managed to establish silence.</text:p>
      <text:p text:style-name="P4">
Muratov, meanwhile, urged to support the initiative of Ukrainian <text:a xlink:type="simple" xlink:href="https://www.ukrinform.ua/tag-zurnalist" text:style-name="Internet_20_link" text:visited-style-name="Visited_20_Internet_20_Link">
journalists</text:a>
Mstislav Chernov and Yevgeny Little Pay to Ukrainian Documenters who are now shooting at the front, the "tragedy of this hell", as well as to support Ukrainian refugees and the return of Ukrainian children to their homeland.</text:p>
      <text:p text:style-name="P4">
<text:span text:style-name="T4">
 Read also: </text:span>
 <text:a xlink:type="simple" xlink:href="https://www.ukrinform.ua/rubric-polytics/3721758-simmons-ziznalasa-so-pisla-atak-po-kievu-ii-lakaut-gucni-zvuki-navit-u-britanii.html" text:style-name="Internet_20_link" text:visited-style-name="Visited_20_Internet_20_Link">
<text:span text:style-name="T4">
 Simmons </text:span>
 She admitted that after attacks in Kiev, her frightening sounds even in Britain</text:a>
It was reported <text:a xlink:type="simple" xlink:href="https://www.ukrinform.ua/rubric-society/3724819-u-bonni-zurnalisti-zibralisa-na-globalnij-mediaforum.html" text:style-name="Internet_20_link" text:visited-style-name="Visited_20_Internet_20_Link">
the forum takes place in German Bonnaya June 19-20</text:a>
. Almost 2000 delegates from about 120 countries, including Ukraine, take part in it.</text:p>
      <text:p text:style-name="P4">
News Source: <text:a xlink:type="simple" xlink:href="https://www.ukrinform.ua/rubric-world/3725387-na-mediaforumi-v-bonni-pustili-zapis-povitranoi-trivogi.html" text:style-name="Internet_20_link" text:visited-style-name="Visited_20_Internet_20_Link">
https://www.ukrinform.ua/rubric-world/3725387-na-mediaforumi-v-bonni-pustili-zapis-povitranoi-trivogi.html</text:a>
</text:p>
      <!--NEWS-->
      <text:h text:style-name="P10" text:outline-level="1">
<text:span text:style-name="T4">
The SBU exposed a traitor who tried to lure military pilots to the side of</text:span>
</text:h>
      <text:p text:style-name="P4">
Authors: Ukrinform (Person)</text:p>
      <text:p text:style-name="P4">
Publisher: Укринформ (Organization)</text:p>
      <text:p text:style-name="P4">
Published Time: 2023-06-20T16:41:00+03:00</text:p>
      <text:p text:style-name="P4">
Modified Time: 2023-06-20T23:41:00+03:00</text:p>
      <text:p text:style-name="P4">
Description: Counterintelligence of the Security Service of Ukraine exposed the Russian agent - a former military pilot who collected intelligence on the Armed Forces airfields and personal data of Ukrainian military pilots. - Ukrinform.</text:p>
      <text:p text:style-name="P4">
Images: ['<text:a xlink:type="simple" xlink:href="https://static.ukrinform.com/photos/2020_10/thumb_files/630_360_1602851531-1154.jpeg" text:style-name="Internet_20_link" text:visited-style-name="Visited_20_Internet_20_Link">
630_360_16028...</text:a>
']</text:p>
      <text:p text:style-name="P4">
Tags: ['СБУ', 'Держзрада', 'Війна з Росією', 'Пілот']</text:p>
      <text:p text:style-name="P4">
Type: Article</text:p>
      <!--METADATA-->
      <text:p text:style-name="P4">
<draw:frame draw:style-name="fr1" draw:name="Image79" text:anchor-type="as-char" svg:width="6.9236in" svg:height="3.956343in" draw:z-index="0">
<draw:image xlink:href="../Images/yкринформ/2023-06-20T16-41-00-03-00/630_360_1602851531-1154.jpeg" xlink:type="simple" xlink:show="embed" xlink:actuate="onLoad" draw:mime-type="image/jpeg"/>
</draw:frame>
Counterintelligence of the Security Service of Ukraine exposed the Russian agent - a former military pilot, who collected intelligence on the airfields of the Armed Forces and personal data of Ukrainian military pilots.</text:p>
      <text:p text:style-name="P4">
According to Ukrinform, the SBU reports in <text:a xlink:type="simple" xlink:href="https://t.me/SBUkr/8703" text:style-name="Internet_20_link" text:visited-style-name="Visited_20_Internet_20_Link">
telegram</text:a>
.</text:p>
      <text:p text:style-name="P4">
The traitor was a retired military pilot, a resident of the temporarily captured Berdyansk Zaporizhzhya region.</text:p>
      <text:p text:style-name="P4">
“At the beginning of a full-scale invasion of the Russian Federation, he remotely went to one of the 52nd heavy bombing aviation regiment of the Armed Forces of the Russian Federation, with which he studied at the pilot school earlier. The man suggested his help in the war against Ukraine, ”the message reads.</text:p>
      <text:p text:style-name="P4">
It is established that the traitor was preparing lists of existing air pilots of the Armed Forces. Aggressor was interested in experts who have practical management experience <text:a xlink:type="simple" xlink:href="https://www.ukrinform.ua/tag-litak" text:style-name="Internet_20_link" text:visited-style-name="Visited_20_Internet_20_Link">
aircraft</text:a>
Mig-29, CU-24, Su-25, Su-27, An-26 and IL-76, as well as Mi-8 and Mi-24 helicopters.</text:p>
      <text:p text:style-name="P4">
“According to operational data, this information was planned to be used by the Rushists to try the Ukrainian pilots in favor of the aggressor country. For the collection of personal data, the traitor called the former classmates and "in the dark" questioned "the necessary" information, including additional contact data, places of residence and service ", - the SBU noted.</text:p>
      <text:p text:style-name="P4">
<text:span text:style-name="T4">
 Read also: </text:span>
 <text:a xlink:type="simple" xlink:href="https://www.ukrinform.ua/rubric-society/3719424-sbu-zatrimala-rosijskogo-agenta-akij-spiguvav-za-bojovou-aviacieu-zsu.html" text:style-name="Internet_20_link" text:visited-style-name="Visited_20_Internet_20_Link">
SBU detained the Russian agent who was spying by the Air Air Aviation</text:a>
On the basis of the evidence collected, the SBU investigators informed him of suspicion under Part 2 of Art. 111 of the Criminal Code of Ukraine(a state betrayal committed under conditions).</text:p>
      <text:p text:style-name="P4">
Фігурант переховується від правосуддя на тимчасово захопленій території півдняУкраїни. Втім, співробітники СБУ проводять комплексні заходи для притягненняйого до відповідальності.</text:p>
      <text:p text:style-name="P4">
Як повідомляв Укрінформ, СБУ повідомила про підозру жителю КостянтинівкиДонецької області, який <text:a xlink:type="simple" xlink:href="https://www.ukrinform.ua/rubric-society/3725183-sbu-zatrimala-rosijskogo-agenta-akij-zbirav-dani-pro-ruh-zsu-pid-bahmutom.html" text:style-name="Internet_20_link" text:visited-style-name="Visited_20_Internet_20_Link">
 передавав ФСБ РФ місця дислокації та напрямки рухупідрозділів Збройних сил України </text:a>
, involved in conducting counter -offensive operations in the district of Bakhmut.</text:p>
      <text:p text:style-name="P4">
News Source: <text:a xlink:type="simple" xlink:href="https://www.ukrinform.ua/rubric-ato/3725304-sbu-vikrila-zradnika-akij-namagavsa-peremaniti-vijskovih-pilotiv-na-bik-rosii.html" text:style-name="Internet_20_link" text:visited-style-name="Visited_20_Internet_20_Link">
https://www.ukrinform.ua/rubric-ato/3725304-sbu-vikrila-zradnika-akij-namagavsa-peremaniti-vijskovih-pilotiv-na-bik-rosii.html</text:a>
</text:p>
      <!--NEWS-->
      <text:h text:style-name="P10" text:outline-level="1">
<text:span text:style-name="T4">
In France, police searches the organizers of the 2024 Olympics</text:span>
</text:h>
      <text:p text:style-name="P4">
Authors: Ukrinform (Person)</text:p>
      <text:p text:style-name="P4">
Publisher: Укринформ (Organization)</text:p>
      <text:p text:style-name="P4">
Published Time: 2023-06-20T16:43:10+03:00</text:p>
      <text:p text:style-name="P4">
Modified Time: 2023-06-20T16:43:10+03:00</text:p>
      <text:p text:style-name="P4">
Description: The French police are searched at the headquarters of the organizers of the Summer Olympic Games in 2024 in Paris. - Ukrinform.</text:p>
      <text:p text:style-name="P4">
Images: ['<text:a xlink:type="simple" xlink:href="https://static.ukrinform.com/photos/2023_06/thumb_files/630_360_1687268478-882.png" text:style-name="Internet_20_link" text:visited-style-name="Visited_20_Internet_20_Link">
630_360_16872...</text:a>
']</text:p>
      <text:p text:style-name="P4">
Tags: ['Франція', 'Обшук', 'Олімпіада']</text:p>
      <text:p text:style-name="P4">
Type: Article</text:p>
      <!--METADATA-->
      <text:p text:style-name="P4">
<draw:frame draw:style-name="fr1" draw:name="Image81" text:anchor-type="as-char" svg:width="6.9236in" svg:height="3.956343in" draw:z-index="0">
<draw:image xlink:href="../Images/yкринформ/2023-06-20T16-43-10-03-00/630_360_1687268478-882.png" xlink:type="simple" xlink:show="embed" xlink:actuate="onLoad" draw:mime-type="image/png"/>
</draw:frame>
The French police searches at the headquarters of the organizers of the Summer Olympic Gigills in Paris in 2024.</text:p>
      <text:p text:style-name="P4">
As Ukrinform reports, it reports <text:a xlink:type="simple" xlink:href="https://www.bbc.com/news/world-europe-65961949" text:style-name="Internet_20_link" text:visited-style-name="Visited_20_Internet_20_Link">
BBC</text:a>
.</text:p>
      <text:p text:style-name="P4">
It is noted that these raids are part of the two preliminary investigations.</text:p>
      <text:p text:style-name="P4">
According to the BBC, investigations are related to the misuse of state components in the conclusion of contracts for the construction of facilities related to the ride games.</text:p>
      <text:p text:style-name="P4">
A representative of the organizing committee of Paris-2024 stated that the organization "fully cooperated with investigators".</text:p>
      <text:p text:style-name="P4">
On Tuesday, anti-corruption investigators arrived without warning to the headquarters(https://www.ukrinform.ua/tag-olimpiada)In Saint-Deny, Paris suburbs, as well as Solideo offices, a public body that responds for the construction of projects for games.</text:p>
      <text:p text:style-name="P4">
French law enforcement officers responsible for investigations of financial rates, PNFs later confirmed that they were searched in several places in two organizations.</text:p>
      <text:p text:style-name="P4">
<text:span text:style-name="T4">
 Read also: </text:span>
 <text:a xlink:type="simple" xlink:href="https://www.ukrinform.ua/rubric-sports/3724475-pare-rozglane-rezoluciu-pro-nedopusk-sportsmeniv-z-rosii-ta-bilorusi-na-olimpiadu.html" text:style-name="Internet_20_link" text:visited-style-name="Visited_20_Internet_20_Link">
PACE will consider the resolution on the failure of athletes from Russia Belarus to <text:span text:style-name="T4">
 Olympiad </text:span>
 U</text:a>
The Summer Olympiad-2024 will take place from July 26 to August 11, and the Paralympics will be laid.</text:p>
      <text:p text:style-name="P4">
As reported by Ukrinform, the Council of Europe supports the position on the need <text:a xlink:type="simple" xlink:href="https://www.ukrinform.ua/rubric-sports/3725280-u-radi-evropi-pidtrimuut-vidstoronenna-rosian-i-bilorusiv-vid-olimpiadi2024.html" text:style-name="Internet_20_link" text:visited-style-name="Visited_20_Internet_20_Link">
removal of athletes from Russia and Belarus</text:a>
from participation in the 2024 Olympics in Paris.  Photo: Getty Images</text:p>
      <text:p text:style-name="P4">
News Source: <text:a xlink:type="simple" xlink:href="https://www.ukrinform.ua/rubric-world/3725390-u-francii-policia-provodit-obsuki-v-organizatoriv-olimpiadi2024.html" text:style-name="Internet_20_link" text:visited-style-name="Visited_20_Internet_20_Link">
https://www.ukrinform.ua/rubric-world/3725390-u-francii-policia-provodit-obsuki-v-organizatoriv-olimpiadi2024.html</text:a>
</text:p>
      <!--NEWS-->
      <text:h text:style-name="P10" text:outline-level="1">
<text:span text:style-name="T4">
In the Russian Federation, mobilized will be released from criminal liability - the State Duma has passed the law</text:span>
</text:h>
      <text:p text:style-name="P4">
Authors: Ukrinform (Person)</text:p>
      <text:p text:style-name="P4">
Publisher: Укринформ (Organization)</text:p>
      <text:p text:style-name="P4">
Published Time: 2023-06-20T16:43:38+03:00</text:p>
      <text:p text:style-name="P4">
Modified Time: 2023-06-20T16:43:38+03:00</text:p>
      <text:p text:style-name="P4">
Description: In Russia, the State Duma adopted a law that establishes legal guarantees of release from criminal liability of persons who have concluded a contract for the passage of military service in the Armed Forces of the Russian Federation during the period of mobilization, martial law or in wartime. - Ukrinform.</text:p>
      <text:p text:style-name="P4">
Images: ['<text:a xlink:type="simple" xlink:href="https://static.ukrinform.com/photos/2022_10/thumb_files/630_360_1666611257-350.jpg" text:style-name="Internet_20_link" text:visited-style-name="Visited_20_Internet_20_Link">
630_360_16666...</text:a>
']</text:p>
      <text:p text:style-name="P4">
Tags: ['Мобілізація', 'Держдума РФ', 'Росія']</text:p>
      <text:p text:style-name="P4">
Type: Article</text:p>
      <!--METADATA-->
      <text:p text:style-name="P4">
<draw:frame draw:style-name="fr1" draw:name="Image82" text:anchor-type="as-char" svg:width="6.9236in" svg:height="3.956343in" draw:z-index="0">
<draw:image xlink:href="../Images/yкринформ/2023-06-20T16-43-38-03-00/630_360_1666611257-350.jpg" xlink:type="simple" xlink:show="embed" xlink:actuate="onLoad" draw:mime-type="image/jpeg"/>
</draw:frame>
In Russia, the state adopted a law that enshrines the legal guarantees of the release of the open liability of persons who have concluded a contract for the passage of the military service in the Armed Forces of the Russian Federation during the period of mobilization, martial law or wartime.</text:p>
      <text:p text:style-name="P4">
As Ukrinform reports, it reports <text:a xlink:type="simple" xlink:href="https://www.interfax.ru/russia/908205" text:style-name="Internet_20_link" text:visited-style-name="Visited_20_Internet_20_Link">
Interfax</text:a>
.</text:p>
      <text:p text:style-name="P4">
The guarantees will extend to persons who have committed the day of the entry intoment of the crimes of small or moderate severity, which are pre -investigated.(The exception is several articles of the Criminal Code for terrorism, extremism and actions with nuclear materials).</text:p>
      <text:p text:style-name="P4">
<text:span text:style-name="T4">
Читайте також:</text:span>
 <text:a xlink:type="simple" xlink:href="https://www.ukrinform.ua/rubric-crimea/3725081-do-armii-rf-z-2014-roku-prizvali-sonajmense-40-tisac-ziteliv-krimu-pravozahisnica.html" text:style-name="Internet_20_link" text:visited-style-name="Visited_20_Internet_20_Link">
 До армії РФ з 2014 року призвали щонайменше 40 тисячжителів Криму - правозахисниця </text:a>
Guarantees of criminal liability also apply to persons undergoing military service in the Armed Forces of the Russian Federation during the period of mobilization, martial law, or in wartime who committed crimes, which are preliminary investigation, according to the law.</text:p>
      <text:p text:style-name="P4">
Persons who have a criminal conviction who have entered into force before the day of the entry into force of the law, including persons who have served punishment or paroid, will also be released from criminal punishment.(There are also exceptions - terrorist and extremistatti, state council, espionage, encroachment on the life of a state or public activity, violent seizure or maintenance).</text:p>
      <text:p text:style-name="P4">
Передбачається, що якщо в період проходження військової служби особа, яка невідбула покарання та не звільнена від покарання, вчинить новий злочин, то судпризначить йому покарання за правилами, передбаченими ст.70 "Призначенняпокарання за сукупністю вироків" Кримінального кодексу РФ.</text:p>
      <text:p text:style-name="P4">
<text:span text:style-name="T4">
Читайте також:</text:span>
 <text:a xlink:type="simple" xlink:href="https://www.ukrinform.ua/rubric-ato/3723449-na-deakih-dilankah-frontu-vtrati-rf-do-devati-raziv-bilsi-za-ukrainski-malar.html" text:style-name="Internet_20_link" text:visited-style-name="Visited_20_Internet_20_Link">
 На деяких ділянках фронту втрати РФ до дев'яти разівбільші за українські - Маляр </text:a>
The law will come into force from the date of its official publication and extend the legal relationship related to the passage of military service of persons who have been criminal prosecution in temporarily occupied territories of Ukraine until September 30, 2022.</text:p>
      <text:p text:style-name="P4">
News Source: <text:a xlink:type="simple" xlink:href="https://www.ukrinform.ua/rubric-ato/3725391-u-rf-mobilizovanih-zvilnatimut-vid-kriminalnoi-vidpovidalnosti-derzduma-prijnala-zakon.html" text:style-name="Internet_20_link" text:visited-style-name="Visited_20_Internet_20_Link">
https://www.ukrinform.ua/rubric-ato/3725391-u-rf-mobilizovanih-zvilnatimut-vid-kriminalnoi-vidpovidalnosti-derzduma-prijnala-zakon.html</text:a>
</text:p>
      <!--NEWS-->
      <text:h text:style-name="P10" text:outline-level="1">
<text:span text:style-name="T4">
The EU will track import through third countries</text:span>
</text:h>
      <text:p text:style-name="P4">
Authors: Ukrinform (Person)</text:p>
      <text:p text:style-name="P4">
Publisher: Укринформ (Organization)</text:p>
      <text:p text:style-name="P4">
Published Time: 2023-06-20T16:44:25+03:00</text:p>
      <text:p text:style-name="P4">
Modified Time: 2023-06-20T16:44:25+03:00</text:p>
      <text:p text:style-name="P4">
Description: The European Union will constantly monitor trade statistics of countries that can re -export sub -goods to Russia. - Ukrinform.</text:p>
      <text:p text:style-name="P4">
Images: ['<text:a xlink:type="simple" xlink:href="https://static.ukrinform.com/photos/2023_06/thumb_files/630_360_1687252849-760.jpg" text:style-name="Internet_20_link" text:visited-style-name="Visited_20_Internet_20_Link">
630_360_16872...</text:a>
']</text:p>
      <text:p text:style-name="P4">
Tags: ['Антиросійські санкції', 'Євросоюз', 'Торгівля', 'Девід О’Салліван']</text:p>
      <text:p text:style-name="P4">
Type: Article</text:p>
      <!--METADATA-->
      <text:p text:style-name="P4">
<draw:frame draw:style-name="fr1" draw:name="Image83" text:anchor-type="as-char" svg:width="6.9236in" svg:height="3.956343in" draw:z-index="0">
<draw:image xlink:href="../Images/yкринформ/2023-06-20T16-44-25-03-00/630_360_1687252849-760.jpg" xlink:type="simple" xlink:show="embed" xlink:actuate="onLoad" draw:mime-type="image/jpeg"/>
</draw:frame>
The European Union will constantly monitor the trade statistics of countries that can re -export sub -goods to Russia.</text:p>
      <text:p text:style-name="P4">
About it in <text:a xlink:type="simple" xlink:href="https://www.ukrinform.ua/rubric-world/3725223-devid-osallivan-specpredstavnik-es-z-pitan-sankcij.html" text:style-name="Internet_20_link" text:visited-style-name="Visited_20_Internet_20_Link">
interview Ukrinform</text:a>
The EU Sanction Representative said David O'Sallivvan.</text:p>
      <text:p text:style-name="P4">
According to him, priority - goods that can be used for military purposes.</text:p>
      <text:p text:style-name="P4">
“They go beyond the traditional definition of dual -purpose products used in the civil and military spheres. Your government has identified them as they can be used in rockets of Ibastilitaries, ”O'Sallawna informed.</text:p>
      <text:p text:style-name="P4">
According to the Special Representative, he traveled to the countries from which the reext of these goods can occur to the Russian Federation, and met a "positive answer" there.</text:p>
      <text:p text:style-name="P4">
O'Sallawan noted that these countries do not want to be considered as a detour of sanctions, because "they do not want to be responsible for exporting goods that can potentially kill Ukrainians."</text:p>
      <text:p text:style-name="P4">
<text:span text:style-name="T4">
 Read also: </text:span>
 <text:a xlink:type="simple" xlink:href="https://www.ukrinform.ua/rubric-polytics/3725376-specpredstavnik-es-mi-blizki-do-uhvalenna-11go-paketa-sankcij.html" text:style-name="Internet_20_link" text:visited-style-name="Visited_20_Internet_20_Link">
EU Special Representative: We are close to the adoption of the 11th package</text:a>
According to the Special Representative, the EU has received clear obligations from these countries, so they will now follow trade statistics.</text:p>
      <text:p text:style-name="P4">
"This is a task that we will continue to perform daily, weekly and monthly: to check the statistics, to look at where this parallel trade can occur or re -export of sub -goods, and try to stop it," said Diplomat.</text:p>
      <text:p text:style-name="P4">
According to Politico, Georgia, Armenia and Kazakhstan, it was reported that Russia is actively overcoming Western <text:a xlink:type="simple" xlink:href="https://www.ukrinform.ua/tag-sankcii" text:style-name="Internet_20_link" text:visited-style-name="Visited_20_Internet_20_Link">
sanctions</text:a>
, imposed against Moscow because of its invasion of Ukraine.</text:p>
      <text:p text:style-name="P4">
News Source: <text:a xlink:type="simple" xlink:href="https://www.ukrinform.ua/rubric-economy/3725392-es-vidstezuvatime-import-cerez-treti-kraini-pidsankcijnih-tovariv-do-rosii-specpredstavnik.html" text:style-name="Internet_20_link" text:visited-style-name="Visited_20_Internet_20_Link">
https://www.ukrinform.ua/rubric-economy/3725392-es-vidstezuvatime-import-cerez-treti-kraini-pidsankcijnih-tovariv-do-rosii-specpredstavnik.html</text:a>
</text:p>
      <!--NEWS-->
      <text:h text:style-name="P10" text:outline-level="1">
<text:span text:style-name="T4">
On Bulgarian TV began to broadcast news in Ukrainian</text:span>
</text:h>
      <text:p text:style-name="P4">
Authors: Ukrinform (Person)</text:p>
      <text:p text:style-name="P4">
Publisher: Укринформ (Organization)</text:p>
      <text:p text:style-name="P4">
Published Time: 2023-06-20T16:47:00+03:00</text:p>
      <text:p text:style-name="P4">
Modified Time: 2023-06-20T16:47:00+03:00</text:p>
      <text:p text:style-name="P4">
Description: The Bulgarian National Television (BNT) public broadcaster has launched news in Ukrainian, as official government data indicate a steady growth in recent times the number of Ukrainians registered for temporary protection and placed in Bulgaria. - Ukrinform.</text:p>
      <text:p text:style-name="P4">
Images: ['<text:a xlink:type="simple" xlink:href="https://static.ukrinform.com/photos/2023_06/thumb_files/630_360_1687268408-884.jpg" text:style-name="Internet_20_link" text:visited-style-name="Visited_20_Internet_20_Link">
630_360_16872...</text:a>
']</text:p>
      <text:p text:style-name="P4">
Tags: ['Болгарія', 'Українська мова', 'Біженці', 'Телебачення']</text:p>
      <text:p text:style-name="P4">
Type: Article</text:p>
      <!--METADATA-->
      <text:p text:style-name="P4">
<draw:frame draw:style-name="fr1" draw:name="Image84" text:anchor-type="as-char" svg:width="6.9236in" svg:height="3.956343in" draw:z-index="0">
<draw:image xlink:href="../Images/yкринформ/2023-06-20T16-47-00-03-00/630_360_1687268408-884.jpg" xlink:type="simple" xlink:show="embed" xlink:actuate="onLoad" draw:mime-type="image/jpeg"/>
</draw:frame>
Public broadcaster of Bulgarian National Television(BNT)Increasing news in Ukrainian, as official government data show a constant increase in the number of Ukrainians registered for timely protection and placed in Bulgaria recently.</text:p>
      <text:p text:style-name="P4">
According to Ukrinform, it reports <text:a xlink:type="simple" xlink:href="https://sofiaglobe.com/2023/06/20/news-show-launched-for-ukrainians-in-bulgaria-as-number-of-ukrainian-refugees-increases/" text:style-name="Internet_20_link" text:visited-style-name="Visited_20_Internet_20_Link">
The Sofia Globe</text:a>
.</text:p>
      <text:p text:style-name="P4">
Official Government Statistics <text:a xlink:type="simple" xlink:href="https://www.ukrinform.ua/tag-bolgaria" text:style-name="Internet_20_link" text:visited-style-name="Visited_20_Internet_20_Link">
Bulgaria</text:a>
Recently, a steady increase in the number of Ukrainians who live in the status of temporary protection.</text:p>
      <text:p text:style-name="P4">
The Embassy of Ukraine yesterday expressed gratitude for the broadcasting of the BNT, calculated by the Ukrainian audience in the country.</text:p>
      <text:p text:style-name="P4">
<text:span text:style-name="T4">
 Read also: </text:span>
 [<text:span text:style-name="T4">
 Foreign Ministry </text:span>
 <text:span text:style-name="T4">
 Bulgaria </text:span>
 <text:span text:style-name="T4">
 </text:span>
 Critted <text:span text:style-name="T4">
 </text:span>
 <text:span text:style-name="T4">
 ambassadors </text:span>
<text:span text:style-name="T4">
 Russia </text:span>
 for <text:span text:style-name="T4">
 distribution </text:span>
 <text:span text:style-name="T4">
 </text:span>
 misinformation **(https://www.ukrinform.ua/rubric-world/3722880-mzs-bolgarii-rozkritikuvalo-posla-rosii-za-posirenna-dezinformacii.html)According to the Special Government Portal for Ukrainian Refugees in Bulgaria, since the illegal invasion of Russia in Ukraine in February 2022, 1 376 157 Ukrainians, 161 511 people, were temporarily protected in February 2022, and 13,775 refugees were dismissed According to the state support system.</text:p>
      <text:p text:style-name="P4">
The Bulgaria Government plans to continue the free placement program by the end of 20123 after the current program ended at the end of June, the Bulgaria tourism was noted.</text:p>
      <text:p text:style-name="P4">
As reported by Ukrinform, Minister of Foreign Affairs of Ukraine Dmytro Kuleba June 15 <text:a xlink:type="simple" xlink:href="https://www.ukrinform.ua/rubric-polytics/3723448-kuleba-zaprosiv-bolgariu-priednatisa-do-koalicii-zi-stvorenna-tribunalu-dla-rf.html" text:style-name="Internet_20_link" text:visited-style-name="Visited_20_Internet_20_Link">
spent a telephone conversation</text:a>
With the newly appointed Viceremier and MZBolgaria, Maria Gabriel and invited to join a coalition from creating a tribunal for the Russian Federation.</text:p>
      <text:p text:style-name="P4">
<text:span text:style-name="T5">
Foto: The Sofia Globe</text:span>
</text:p>
      <text:p text:style-name="P4">
News Source: <text:a xlink:type="simple" xlink:href="https://www.ukrinform.ua/rubric-diaspora/3725389-na-bolgarskomu-telebacenni-pocali-transluvati-novini-ukrainskou.html" text:style-name="Internet_20_link" text:visited-style-name="Visited_20_Internet_20_Link">
https://www.ukrinform.ua/rubric-diaspora/3725389-na-bolgarskomu-telebacenni-pocali-transluvati-novini-ukrainskou.html</text:a>
</text:p>
      <!--NEWS-->
      <text:h text:style-name="P10" text:outline-level="1">
<text:span text:style-name="T4">
The Ukrainian project "Shchedryk" received "silver" at the Creativity Festival "Cannes Lions 2023"</text:span>
</text:h>
      <text:p text:style-name="P4">
Authors: Ukrinform (Person)</text:p>
      <text:p text:style-name="P4">
Publisher: Укринформ (Organization)</text:p>
      <text:p text:style-name="P4">
Published Time: 2023-06-20T16:48:58+03:00</text:p>
      <text:p text:style-name="P4">
Modified Time: 2023-06-20T16:48:58+03:00</text:p>
      <text:p text:style-name="P4">
Description: The Project "Shchedryk", or Carol for Charity, received the first silver lion for Ukraine at the most prestigious festival of creativity "Cannes Lions 2023". - Ukrinform.</text:p>
      <text:p text:style-name="P4">
Images: ['<text:a xlink:type="simple" xlink:href="https://static.ukrinform.com/photos/2023_06/thumb_files/630_360_1687268851-724.png" text:style-name="Internet_20_link" text:visited-style-name="Visited_20_Internet_20_Link">
630_360_16872...</text:a>
']</text:p>
      <text:p text:style-name="P4">
Tags: ['Фестиваль', 'Дмитро Кулеба', 'МЗС', 'Щедрик']</text:p>
      <text:p text:style-name="P4">
Type: Article</text:p>
      <!--METADATA-->
      <text:p text:style-name="P4">
<draw:frame draw:style-name="fr1" draw:name="Image85" text:anchor-type="as-char" svg:width="6.9236in" svg:height="3.949462in" draw:z-index="0">
<draw:image xlink:href="../Images/yкринформ/2023-06-20T16-48-58-03-00/630_360_1687268851-724.png" xlink:type="simple" xlink:show="embed" xlink:actuate="onLoad" draw:mime-type="image/png"/>
</draw:frame>
The Project "Shchedryk", or Carol for Charity, received the first silver lion for Ukraine to be a more creativity "Cannes Lions 2023".</text:p>
      <text:p text:style-name="P4">
As Ukrinform reports with reference to <text:a xlink:type="simple" xlink:href="https://mfa.gov.ua/news/shchedrik-vid-mzs-ta-saatchi-saatchi-ukraine-otrimav-pershe-sriblo-na-najprestizhnishomu-festivali-kreativnosti-kannski-levi-2023" text:style-name="Internet_20_link" text:visited-style-name="Visited_20_Internet_20_Link">
the Ministry of Education of the Ministry of Foreign Affairs</text:a>
, In addition to this award in Radio &amp; Audio category(Not-for-profit /Charity / Government), this work came in 5 shorts.</text:p>
      <text:p text:style-name="P4">
“The first“ silver ”of the Cannes lions is an important award and recognition of success in Ukraine in the field of public diplomacy. I congratulate the team of the project, which has achieved the result due to the non -standard approach and rethinking of the world -famous work of Ukrainian composer Mykola Leontovich. We managed to fascinate the world not only with the beauty of the Shchedryk, but also his important manual mission - to help little Ukrainians in the conditions of full -scale Russian aggression, ”said the Minister of Foreign Affairs of Ukraine Dmitrykuleba.</text:p>
      <text:p text:style-name="P4">
In the foreign policy department, it was informed that on the eve of Christmas 2022, a team of representatives of the Ministry of Foreign Affairs of Ukraine, Satchi &amp; Saatchi Ukraine creative agency and the public organization Brand Ukraine actualized Nikolai Leontovich. Calol for Charity Christmas appeared, which in English told the wrestling and feelings of Ukrainians in English, and prompted to turn on Shazam to support Ukrainian children.</text:p>
      <text:p text:style-name="P4">
<text:span text:style-name="T4">
 Read also: </text:span>
 <text:a xlink:type="simple" xlink:href="https://www.ukrinform.ua/rubric-culture/3712929-muzicnij-proekt-sedrik-otrimav-nagorodu-na-miznarodnomu-festivali-the-one-show.html" text:style-name="Internet_20_link" text:visited-style-name="Visited_20_Internet_20_Link">
Music Project "<text:span text:style-name="T4">
 Shchedryk </text:span>
" received the International Festival of The One Show</text:a>
The carol was made by Taras Topol from the band "Antibodies", the ensemble. Grigoryverevka and children's folklore ensemble "Grain" during the next massive missile strike of the Russian Federation in Kiev in November 2022. The actualized "Shchedryk" was first heard before Christmas in December, and then sang lively on the harvest on national television in the presence of President of Ukraine Zelensky. Subsequently, the work came on 22 radio stations in 11 countries.</text:p>
      <text:p text:style-name="P4">
News Source: <text:a xlink:type="simple" xlink:href="https://www.ukrinform.ua/rubric-culture/3725396-ukrainskij-proekt-sedrik-otrimav-sriblo-na-festivali-kreativnosti-kannski-levi-2023.html" text:style-name="Internet_20_link" text:visited-style-name="Visited_20_Internet_20_Link">
https://www.ukrinform.ua/rubric-culture/3725396-ukrainskij-proekt-sedrik-otrimav-sriblo-na-festivali-kreativnosti-kannski-levi-2023.html</text:a>
</text:p>
      <!--NEWS-->
      <text:h text:style-name="P10" text:outline-level="1">
<text:span text:style-name="T4">
Suzuki with Skydrive startup next year will produce flying cars</text:span>
</text:h>
      <text:p text:style-name="P4">
Authors: Ukrinform (Person)</text:p>
      <text:p text:style-name="P4">
Publisher: Укринформ (Organization)</text:p>
      <text:p text:style-name="P4">
Published Time: 2023-06-20T16:54:32+03:00</text:p>
      <text:p text:style-name="P4">
Modified Time: 2023-06-20T16:54:32+03:00</text:p>
      <text:p text:style-name="P4">
Description: Suzuki Motor Corp. and Japanese startup Skydrive Inc. The joint production of volatile cars will begin approximately in the spring of 2024. - Ukrinform.</text:p>
      <text:p text:style-name="P4">
Images: ['<text:a xlink:type="simple" xlink:href="https://static.ukrinform.com/photos/2023_06/thumb_files/630_360_1687269256-979.png" text:style-name="Internet_20_link" text:visited-style-name="Visited_20_Internet_20_Link">
630_360_16872...</text:a>
']</text:p>
      <text:p text:style-name="P4">
Tags: ['Автомобіль', 'Suzuki', 'Виробництво']</text:p>
      <text:p text:style-name="P4">
Type: Article</text:p>
      <!--METADATA-->
      <text:p text:style-name="P4">
<draw:frame draw:style-name="fr1" draw:name="Image87" text:anchor-type="as-char" svg:width="6.9236in" svg:height="3.956343in" draw:z-index="0">
<draw:image xlink:href="../Images/yкринформ/2023-06-20T16-54-32-03-00/630_360_1687269256-979.png" xlink:type="simple" xlink:show="embed" xlink:actuate="onLoad" draw:mime-type="image/png"/>
</draw:frame>
SUZUKI MOROR CORP. and Japanese startup Skydrive Inc. The joint production of volatile cars will begin approximately in the spring of 2024.</text:p>
      <text:p text:style-name="P4">
About it reports <text:a xlink:type="simple" xlink:href="https://english.kyodonews.net/news/2023/06/3b60f9f9d6ba-suzuki-skydrive-to-jointly-start-producing-flying-cars-in-2024.html" text:style-name="Internet_20_link" text:visited-style-name="Visited_20_Internet_20_Link">
kyodo</text:a>
, reports Ukrinform.</text:p>
      <text:p text:style-name="P4">
As noted, Skydrive will create a subsidiary that will make up <text:a xlink:type="simple" xlink:href="https://www.ukrinform.ua/tag-avtomobil" text:style-name="Internet_20_link" text:visited-style-name="Visited_20_Internet_20_Link">
machines</text:a>
At the Suzuki group in prefecturiesidzoka.</text:p>
      <text:p text:style-name="P4">
Last March, a leading startup for the production of Skydrive and Suzuki of Skydrive and Suzuki announced cooperation, but its details were untreated. In September, a Japanese carmaker announced the purchase of a share in Skydrive.</text:p>
      <text:p text:style-name="P4">
Flying cars are a type of aircraft with the possibility of vertical lane and landing with several rotors.</text:p>
      <text:p text:style-name="P4">
<text:span text:style-name="T4">
 Read also: </text:span>
 <text:a xlink:type="simple" xlink:href="https://www.ukrinform.ua/rubric-technology/3660435-suzuki-vijde-z-elektromobilami-na-rinok-evropi.html" text:style-name="Internet_20_link" text:visited-style-name="Visited_20_Internet_20_Link">
<text:span text:style-name="T4">
 suzuki </text:span>
 will come out with electric vehicles on the European market</text:a>
Skydrives was created by former Toyota Motor Corp engineers. In 2018.</text:p>
      <text:p text:style-name="P4">
As reported by Ukrinform, Israel has started test flights for autonomous aircraft that can carry passengers and heavy loads.</text:p>
      <text:p text:style-name="P4">
News Source: <text:a xlink:type="simple" xlink:href="https://www.ukrinform.ua/rubric-technology/3725397-suzuki-zi-startapom-skydrive-nastupnogo-roku-spilno-viroblatimut-letuci-avto.html" text:style-name="Internet_20_link" text:visited-style-name="Visited_20_Internet_20_Link">
https://www.ukrinform.ua/rubric-technology/3725397-suzuki-zi-startapom-skydrive-nastupnogo-roku-spilno-viroblatimut-letuci-avto.html</text:a>
</text:p>
      <!--NEWS-->
      <text:h text:style-name="P10" text:outline-level="1">
<text:span text:style-name="T4">
Grain Corridor exports in a week decreased by a third - UKAB</text:span>
</text:h>
      <text:p text:style-name="P4">
Authors: Ukrinform (Person)</text:p>
      <text:p text:style-name="P4">
Publisher: Укринформ (Organization)</text:p>
      <text:p text:style-name="P4">
Published Time: 2023-06-20T16:55:46+03:00</text:p>
      <text:p text:style-name="P4">
Modified Time: 2023-06-20T16:55:46+03:00</text:p>
      <text:p text:style-name="P4">
Description: Over the 46 weeks of the Grain Corridor, from 12 to 18 June 2023, 438.1 thousand tons of agro -industrial products were exported through the seaports of the Odessa region, which is 33% less than in the previous week.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Експорт', 'зерновий коридор']</text:p>
      <text:p text:style-name="P4">
Type: Article</text:p>
      <!--METADATA-->
      <text:p text:style-name="P4">
<draw:frame draw:style-name="fr1" draw:name="Image88" text:anchor-type="as-char" svg:width="6.9236in" svg:height="3.956343in" draw:z-index="0">
<draw:image xlink:href="../Images/yкринформ/2023-06-20T16-55-46-03-00/630_360_1680511197-485.jpg" xlink:type="simple" xlink:show="embed" xlink:actuate="onLoad" draw:mime-type="image/jpeg"/>
</draw:frame>
During the 46th week of the Grain Corridor, from 12 to 18 June 2023, 33% less than in the previous week was exported through the sea ports of the Odessa region.</text:p>
      <text:p text:style-name="P4">
According to Ukrinform, it reports <text:a xlink:type="simple" xlink:href="https://www.ucab.ua/ua/pres_sluzhba/novosti/vidvantazhennya_zernovim_koridorom_znovu_znizhuyutsya" text:style-name="Internet_20_link" text:visited-style-name="Visited_20_Internet_20_Link">
press service of the Ukrainian Clubagrarian Business.</text:a>
It is noted that from June 12 to June 18, 9 Vuden was loaded in Ukrainian morts, which is 4 units less than in the previous week. The UCAB explains that the vessels are loaded, but have not yet passed the necessary inspection for continuing and waiting for it.</text:p>
      <text:p text:style-name="P4">
According to the Association, even worse indicators are expected next week, because last week only 5 vessels have passed.</text:p>
      <text:p text:style-name="P4">
Most during the 46 weeks of "grain corridor" was <text:a xlink:type="simple" xlink:href="https://www.ukrinform.ua/tag-eksport" text:style-name="Internet_20_link" text:visited-style-name="Visited_20_Internet_20_Link">
exported</text:a>
: corn(The share in the total export structure is 80%), wheat(7%)and sunflower cakes(7%).Українська продукція була відправлена в країни: Азії (China, Turkey)Taevrop(Spain, Italy, France).</text:p>
      <text:p text:style-name="P4">
Всього від початку роботи «зернового коридору» з 1 серпня 2022 року по 18червня 2023 року Україна експортувала 32 млн т продукції АПК.</text:p>
      <text:p text:style-name="P4">
<text:span text:style-name="T4">
Читайте також:</text:span>
 <text:a xlink:type="simple" xlink:href="https://www.ukrinform.ua/rubric-economy/3724964-kubrakov-pro-zupinku-zernovogo-koridoru-rosiani-vidkrito-sabotuut-inspekcii-suden.html" text:style-name="Internet_20_link" text:visited-style-name="Visited_20_Internet_20_Link">
 <text:span text:style-name="T4">
Кубраков</text:span>
 - про зупинку «зернового коридору»: Росіянивідкрито саботують інспекції суден </text:a>
As reported by Ukrinform, Ukraine, the United Nations and Turkey, 18, 2023, agreed on the continuation of the Initiatives for the Secure Transportation of Agricultural Products through the Black Sea. The agreement was extended for 120 days, but the Russians stated that the agreement would be in force until May 18, 2023.</text:p>
      <text:p text:style-name="P4">
Viceremier-Minister of Recovery-Minister of Community Development, Territories of Tainfrastructure Alexander Kubrakov reported on May 17 that the agreement would be in force until July 18, 2023.</text:p>
      <text:p text:style-name="P4">
<text:span text:style-name="T5">
Foto: Minagro Policy</text:span>
</text:p>
      <text:p text:style-name="P4">
News Source: <text:a xlink:type="simple" xlink:href="https://www.ukrinform.ua/rubric-economy/3725398-eksport-zernovim-koridorom-za-tizden-skorotivsa-na-tretinu-ukab.html" text:style-name="Internet_20_link" text:visited-style-name="Visited_20_Internet_20_Link">
https://www.ukrinform.ua/rubric-economy/3725398-eksport-zernovim-koridorom-za-tizden-skorotivsa-na-tretinu-ukab.html</text:a>
</text:p>
      <!--NEWS-->
      <text:h text:style-name="P10" text:outline-level="1">
<text:span text:style-name="T4">
Sanctions affect Yandex's activities and other Russian technological companies - ISW</text:span>
</text:h>
      <text:p text:style-name="P4">
Authors: Ukrinform (Person)</text:p>
      <text:p text:style-name="P4">
Publisher: Укринформ (Organization)</text:p>
      <text:p text:style-name="P4">
Published Time: 2023-06-20T16:56:11+03:00</text:p>
      <text:p text:style-name="P4">
Modified Time: 2023-06-20T16:56:11+03:00</text:p>
      <text:p text:style-name="P4">
Description: International sanctions imposed against the Russian Federation affect the activities of Russian technology companies, including Yandex. - Ukrinform.</text:p>
      <text:p text:style-name="P4">
Images: ['<text:a xlink:type="simple" xlink:href="https://static.ukrinform.com/photos/2017_05/thumb_files/630_360_1496055441-6687.jpg" text:style-name="Internet_20_link" text:visited-style-name="Visited_20_Internet_20_Link">
630_360_14960...</text:a>
']</text:p>
      <text:p text:style-name="P4">
Tags: ['Яндекс', 'Санкції', 'Росія']</text:p>
      <text:p text:style-name="P4">
Type: Article</text:p>
      <!--METADATA-->
      <text:p text:style-name="P4">
<draw:frame draw:style-name="fr1" draw:name="Image90" text:anchor-type="as-char" svg:width="6.9236in" svg:height="3.956343in" draw:z-index="0">
<draw:image xlink:href="../Images/yкринформ/2023-06-20T16-56-11-03-00/630_360_1496055441-6687.jpg" xlink:type="simple" xlink:show="embed" xlink:actuate="onLoad" draw:mime-type="image/jpeg"/>
</draw:frame>
International sanctions imposed against the Russian Federation affect the activities of Russian technological companies, including Yandex.</text:p>
      <text:p text:style-name="P4">
This conclusion was reached <text:a xlink:type="simple" xlink:href="https://www.understandingwar.org/backgrounder/russian-offensive-campaign-assessment-june-19-2023" text:style-name="Internet_20_link" text:visited-style-name="Visited_20_Internet_20_Link">
analytics of the Institute for Studying War(Isw)</text:a>
, reports Ukrinform.</text:p>
      <text:p text:style-name="P4">
According to ISW, on June 18, the Moscow Court imposed a fine of $ 23795 on the Yandex for the fact that the company did not provide the FSB with users in accordance with the dosacon on the National Security of the Russian Federation. In this regard, the company stated that it was imposed on her sanctions against Russia.</text:p>
      <text:p text:style-name="P4">
<text:span text:style-name="T4">
 Read also: </text:span>
 <text:a xlink:type="simple" xlink:href="https://www.ukrinform.ua/rubric-polytics/3725376-specpredstavnik-es-mi-blizki-do-uhvalenna-11go-paketa-sankcij.html" text:style-name="Internet_20_link" text:visited-style-name="Visited_20_Internet_20_Link">
EU Special Representative: We are close to the adoption of the 11th Package <text:span text:style-name="T4">
 Sanci </text:span>
 and</text:a>
According to the company representative, sanctions prevent Yandex from buying, installing and adjusting foreign hardware and software "that is required to comply with the laws of the Russian Federation.</text:p>
      <text:p text:style-name="P4">
"Although it is unclear how foreign technological products will help Yandexructure Russian legislation, the situation shows that international studies have influenced some aspects of the Russian technological sector and hardware safety," ISW said.</text:p>
      <text:p text:style-name="P4">
*!(https://www.ukrinform.ua/rubric-polytics/3724851-britania-zberigatime-sankcii-proti-rosii-do-viplati-moskvou-kompensacij-ukraini-mzs.html)As reported by Ukrinform, in March, Italy Prime Minister George Meloninaklakla veto on an agreement to absorb the supplier of cloud services with a company, having a link with the Russian Yandexm.</text:p>
      <text:p text:style-name="P4">
News Source: <text:a xlink:type="simple" xlink:href="https://www.ukrinform.ua/rubric-technology/3725399-sankcii-vplivaut-na-dialnist-andeksa-ta-insih-tehnologicnih-kompanij-rosii-isw.html" text:style-name="Internet_20_link" text:visited-style-name="Visited_20_Internet_20_Link">
https://www.ukrinform.ua/rubric-technology/3725399-sankcii-vplivaut-na-dialnist-andeksa-ta-insih-tehnologicnih-kompanij-rosii-isw.html</text:a>
</text:p>
      <!--NEWS-->
      <text:h text:style-name="P10" text:outline-level="1">
<text:span text:style-name="T4">
The first draw in the UEFA Conferences League of conferences took place</text:span>
</text:h>
      <text:p text:style-name="P4">
Authors: Ukrinform (Person)</text:p>
      <text:p text:style-name="P4">
Publisher: Укринформ (Organization)</text:p>
      <text:p text:style-name="P4">
Published Time: 2023-06-20T16:57:38+03:00</text:p>
      <text:p text:style-name="P4">
Modified Time: 2023-06-20T16:57:38+03:00</text:p>
      <text:p text:style-name="P4">
Description: In Nyon (Switzerland), the draw of the first qualifying round of the UEFA Conferences League of the season-2023/24 took place. - Ukrinform.</text:p>
      <text:p text:style-name="P4">
Images: ['<text:a xlink:type="simple" xlink:href="https://static.ukrinform.com/photos/2023_03/thumb_files/630_360_1679058067-823.jpg" text:style-name="Internet_20_link" text:visited-style-name="Visited_20_Internet_20_Link">
630_360_16790...</text:a>
']</text:p>
      <text:p text:style-name="P4">
Tags: ['Футбол', 'Ліга конференцій УЄФА']</text:p>
      <text:p text:style-name="P4">
Type: Article</text:p>
      <!--METADATA-->
      <text:p text:style-name="P4">
<draw:frame draw:style-name="fr1" draw:name="Image91" text:anchor-type="as-char" svg:width="6.9236in" svg:height="3.956343in" draw:z-index="0">
<draw:image xlink:href="../Images/yкринформ/2023-06-20T16-57-38-03-00/630_360_1679058067-823.jpg" xlink:type="simple" xlink:show="embed" xlink:actuate="onLoad" draw:mime-type="image/jpeg"/>
</draw:frame>
In Nyon(Switzerland)The drawing of the first qualifying round of the League conferences the season-2023/24 has passed.</text:p>
      <text:p text:style-name="P4">
The first matches will be held on July 13, and the matches in response - July 20, reports Ukrinform.</text:p>
      <text:p text:style-name="P4">
_Resses the draws: _</text:p>
      <text:p text:style-name="P4">
“Schweska”(Montenegro)- "Space"(San Marino)"AZASKER"(Armenia)- "Arsenal"(Tivat, Montenegro)"Dandolk"(Ireland)- "Megisses"(Gibraltar)"Skkendia"(Northern Macedonia)- "heverfordvest"(Vels)"Pyunik"(Armenia)- “Trans”(Estonia)"Baltsan"(Malta)- "Domzale"(Slovenia)"Vaduz"(Liechtenstein)- "Neman"(Grodno, Belarus)"Ararat-Warriors"(Armenia)- "Egnatius"(Albania)"Torpedo"(Kutaisi, Georgia)- "Sarajevo"(Bosnia and Herzegovina)"Railway"(Bosnia and Herzegovina)- "Dynamo"(Minsk, Belarus)“La Fioritus”(San Marino)- "IBBBBU"(Moldova)"Maribor"(Slovenia)- Birkirkara(Malta)"Tirana"(Albania)- "Dynamo"(Batumi, Georgia)“Vikingur”(Lirvik, Faroe Islands)- “Inter”(Eskaldes, Andorra)"Progress"(Luxembourg)- “Gilyani”(Kosovo)Lusfield(Northern Ireland)- “Vylania”(Albania)Akuriiri(Iceland)- "Connas-ki"(Vels)"Haka"(Finland)- "Cruzeers"(Northern Ireland)"Torshavn"(Faroe Islands)- "Derry City"(Ireland)“Riga”(Latvia)- “Vikingur”(Reykjavik, Iceland)“Zhilina”(Slovakia)- “Levadia”(Estonia)“Panevisis”(Lithuania)- "Mills"(Moldova)"Tobol"(Kazakhstan)- "Honka"(Finland)Dack-1904(Slovakia)- “works”(Georgia)"Macedonia"(Northern Macedonia)- RFE(Latvia)"DukaDegin"(Kosovo)- "Europe"(Gibraltar)“Penibont”(Vels)- FC "Santa-Color"(Andorra)"Hegelmann"(Lithuania)- “Shkup”(Northern Macedonia)"Dudelange"(Luxembourg)- "St. Patrix"(Ireland)B-36(Faroe Islands)- "Origin"(Estonia)"Gzira United"(Malta)- "Glentoran"(Northern Ireland).</text:p>
      <text:p text:style-name="P4">
<text:span text:style-name="T4">
Читайте також:</text:span>
 <text:a xlink:type="simple" xlink:href="https://www.ukrinform.ua/rubric-sports/3719785-vest-gem-peremig-fiorentinu-u-finali-ligi-konferencij-uefa.html" text:style-name="Internet_20_link" text:visited-style-name="Visited_20_Internet_20_Link">
 «Вест Гем» переміг «Фіорентину» у фіналі Ліги конференційУЄФА </text:a>
We will remind, the Poltava "Vorskla" starts in the league conferences from the second selection round, Kiev "Dynamo" - from the third.</text:p>
      <text:p text:style-name="P4">
News Source: <text:a xlink:type="simple" xlink:href="https://www.ukrinform.ua/rubric-sports/3725400-vidbulosa-perse-zerebkuvanna-u-vidbirkovomu-cikli-ligi-konferencij-uefa.html" text:style-name="Internet_20_link" text:visited-style-name="Visited_20_Internet_20_Link">
https://www.ukrinform.ua/rubric-sports/3725400-vidbulosa-perse-zerebkuvanna-u-vidbirkovomu-cikli-ligi-konferencij-uefa.html</text:a>
</text:p>
      <!--NEWS-->
      <text:h text:style-name="P10" text:outline-level="1">
<text:span text:style-name="T4">
The Association of Ukrainian Women in the British City of Coventry has chosen a new government</text:span>
</text:h>
      <text:p text:style-name="P4">
Authors: Ukrinform (Person)</text:p>
      <text:p text:style-name="P4">
Publisher: Укринформ (Organization)</text:p>
      <text:p text:style-name="P4">
Published Time: 2023-06-20T17:01:00+03:00</text:p>
      <text:p text:style-name="P4">
Modified Time: 2023-06-20T17:01:00+03:00</text:p>
      <text:p text:style-name="P4">
Description: The General Meeting of the Association of Ukrainian Women (OUG) was held in the British city of Coventry, where they elected a new government. - Ukrinform.</text:p>
      <text:p text:style-name="P4">
Images: ['<text:a xlink:type="simple" xlink:href="https://static.ukrinform.com/photos/2023_06/thumb_files/630_360_1687255604-946.jpg" text:style-name="Internet_20_link" text:visited-style-name="Visited_20_Internet_20_Link">
630_360_16872...</text:a>
']</text:p>
      <text:p text:style-name="P4">
Tags: ['Британія', 'Діаспора']</text:p>
      <text:p text:style-name="P4">
Type: Article</text:p>
      <!--METADATA-->
      <text:p text:style-name="P4">
<draw:frame draw:style-name="fr1" draw:name="Image92" text:anchor-type="as-char" svg:width="6.9236in" svg:height="3.956343in" draw:z-index="0">
<draw:image xlink:href="../Images/yкринформ/2023-06-20T17-01-00-03-00/630_360_1687255604-946.jpg" xlink:type="simple" xlink:show="embed" xlink:actuate="onLoad" draw:mime-type="image/jpeg"/>
</draw:frame>
There was a general meeting of the Association of Ukrainian Women(Ouž)In the British city, a new government was elected.</text:p>
      <text:p text:style-name="P4">
According to Ukrinform, Ouz Coventry - Association of Ukrainian Women Ingreat Britain reported on <text:a xlink:type="simple" xlink:href="https://www.facebook.com/CoventryOUZ/posts/pfbid0ZvbqzGATVUgNhft9JYNyfqRRzM1W6c7yzfJceYnrMpynYwiCbwhzm7PWT4JNYHWHl" text:style-name="Internet_20_link" text:visited-style-name="Visited_20_Internet_20_Link">
Facebook</text:a>
.</text:p>
      <text:p text:style-name="P4">
The event was attended by the Chairman of the Union of Ukrainians Maryan Kosmak, representatives of the Ukrainian Youth and the School of Ukrainian Studies, as well as the representative of the Central UDF in the United Kingdom, Ms. Maria Finv, who presented their membership tickets to new members of the organization.</text:p>
      <text:p text:style-name="P4">
The new government entered: Irina King(Head), Svetlana Havrylyuk(secretary), Zena Zvarych(treasurer), Maria Leshchyshyn(Household), Irena Barskaya(Public care), Oksana Trushkevich and Lesya Kovalenko(Cultural and educational), Anna Dyle that Larisa Young(Assistance of Ukraine), Lilia Onulak and Natalka Dutchak(Organizational)and Irina Hapuk.</text:p>
      <text:p text:style-name="P4">
At the same time, sincere thanks to Lubi Kosimak for eight years of fruitful work as head of the Association of Ukrainian Women in Coventra.</text:p>
      <text:p text:style-name="P4">
The new department wished creative inspiration, interesting work and successful realization of the projects for the benefit of Ukraine and support of Ukrainian culture of Ulcania Britain.</text:p>
      <text:p text:style-name="P4">
Recall that in May the Association of Ukrainian Women in the United Kingdom <text:a xlink:type="simple" xlink:href="https://www.ukrinform.ua/rubric-diaspora/3712512-asociacia-ukrainskih-zinok-u-velikij-britanii-vidsvatkuvala-svoe-75ricca.html" text:style-name="Internet_20_link" text:visited-style-name="Visited_20_Internet_20_Link">
celebrated</text:a>
its 75th anniversary at the Center of the Union of Ukrainian Youth "Tarasivka"(Veston-on-Trent, Derbishir)Where Ukrainians of different cities of England came from.</text:p>
      <text:p text:style-name="P4">
<text:span text:style-name="T5">
Foto: ouz coventry - Association of Ukrainian Women in Great Britain /Facebook</text:span>
</text:p>
      <text:p text:style-name="P4">
News Source: <text:a xlink:type="simple" xlink:href="https://www.ukrinform.ua/rubric-diaspora/3725254-asociacia-ukrainskih-zinok-u-britanskomu-misti-koventri-obrala-novu-upravu.html" text:style-name="Internet_20_link" text:visited-style-name="Visited_20_Internet_20_Link">
https://www.ukrinform.ua/rubric-diaspora/3725254-asociacia-ukrainskih-zinok-u-britanskomu-misti-koventri-obrala-novu-upravu.html</text:a>
</text:p>
      <!--NEWS-->
      <text:h text:style-name="P10" text:outline-level="1">
<text:span text:style-name="T4">
Danilov told about the military priority of the Defense Forces - "Artillery Extension" of the enemy</text:span>
</text:h>
      <text:p text:style-name="P4">
Authors: Ukrinform (Person)</text:p>
      <text:p text:style-name="P4">
Publisher: Укринформ (Organization)</text:p>
      <text:p text:style-name="P4">
Published Time: 2023-06-20T17:03:24+03:00</text:p>
      <text:p text:style-name="P4">
Modified Time: 2023-06-20T17:03:24+03:00</text:p>
      <text:p text:style-name="P4">
Description: The secretary of the National Security and Defense Council of Ukraine Alexey Danilov spoke about the military priority of the Defense Forces - the "artillery forces" of the enemy. - Ukrinform.</text:p>
      <text:p text:style-name="P4">
Images: ['<text:a xlink:type="simple" xlink:href="https://static.ukrinform.com/photos/2023_03/thumb_files/630_360_1677948274-404.jpg" text:style-name="Internet_20_link" text:visited-style-name="Visited_20_Internet_20_Link">
630_360_16779...</text:a>
']</text:p>
      <text:p text:style-name="P4">
Tags: ['РНБО', 'Данілов', 'Війна з Росією']</text:p>
      <text:p text:style-name="P4">
Type: Article</text:p>
      <!--METADATA-->
      <text:p text:style-name="P4">
<draw:frame draw:style-name="fr1" draw:name="Image96" text:anchor-type="as-char" svg:width="6.9236in" svg:height="3.956343in" draw:z-index="0">
<draw:image xlink:href="../Images/yкринформ/2023-06-20T17-03-24-03-00/630_360_1677948274-404.jpg" xlink:type="simple" xlink:show="embed" xlink:actuate="onLoad" draw:mime-type="image/jpeg"/>
</draw:frame>
The Secretaries of National Security and Defense of Ukraine Alexey Danilov told the leading priority of the Defense Forces - "Artillery Extension" of the enemy.</text:p>
      <text:p text:style-name="P4">
He noted this in <text:a xlink:type="simple" xlink:href="https://www.facebook.com/danilov.oleksiy/posts/pfbid0h7tmgf1JnkPXUh2rRYmtfEVTJFL8A1JpUNfU6PqvismwK8nuyQMWTRZpWNooCiBKl" text:style-name="Internet_20_link" text:visited-style-name="Visited_20_Internet_20_Link">
Facebook</text:a>
, reports Ukrinform.</text:p>
      <text:p text:style-name="P4">
He emphasized that “the forces of Ukraine's defense are both offensive and sobonic actions. The SUU is developed both their own offensive operations and reflecting the expensive offensive and counterattack. ”</text:p>
      <text:p text:style-name="P4">
<text:span text:style-name="T4">
 Read also: </text:span>
 [<text:span text:style-name="T4">
 Danilov </text:span>
: You need to create a mechanism that protects humanity from nuclear blackmail(https://www.ukrinform.ua/rubric-polytics/3723305-danilov-potribno-stvoriti-mehanizm-akij-zahistit-ludstvo-vid-adernogo-santazu-rf.html)Danilov also reported that Russian occupation troops are actively opposed to the SUU's resort by maximum intensification(In the area of Maryanka and Avdiivka)Tightening reserves, first, from the Airborne troops.</text:p>
      <text:p text:style-name="P4">
According to the Secretary of the NSDC, "the purpose is the full admiration of Donetsk and Lugansk region and delaying the forces and means of the SUU from other directions."</text:p>
      <text:p text:style-name="P4">
He emphasized that the enemy also concentrates additional forces in the south, "building at least a three-tier system of fortification with the conduct of a labeled territories in the most critical Kupyansk-Liman direction for the purpose of protecting the creation of conditions for" cutting ". Corridor "in Crimea".</text:p>
      <text:p text:style-name="P4">
<text:span text:style-name="T4">
 Read also: </text:span>
 <text:a xlink:type="simple" xlink:href="https://www.ukrinform.ua/rubric-ato/3720318-danilov-naslidki-pidrivu-kahovskoi-ges-dla-rosii-budut-katastroficnimi.html" text:style-name="Internet_20_link" text:visited-style-name="Visited_20_Internet_20_Link">
<text:span text:style-name="T4">
 Danilov </text:span>
: The consequences of Kakhovskaya hydroelectric power station for Russia will be catastrophic</text:a>
“The Sou step by step moves forward to the targets determined by the Supreme Command, having one of its main priorities for preserving the life of military servicemen and civilians. "Meat storms" is a Russian breeze of the Prigogin -Gerasimov style of war, " - emphasized Danilov.</text:p>
      <text:p text:style-name="P4">
He emphasized that "invaluable and important work is performed by Ukrainian Silapora in the temporary occupied Russian territories, preparing favorable assumption of further combat work of the SUU, facilitating the liberation of our territories."<text:span text:style-name="T4">
 Read also: </text:span>
 <text:a xlink:type="simple" xlink:href="https://www.ukrinform.ua/rubric-ato/3720303-danilov-ne-viklucae-mozlivosti-individualnih-dvostoronnih-ugod-z-krainami-nato.html" text:style-name="Internet_20_link" text:visited-style-name="Visited_20_Internet_20_Link">
<text:span text:style-name="T4">
 Danilov </text:span>
 does not exclude the possibility of individual two -sided agreements with NATO countries</text:a>
As it was reported, the secretary of the National Security and Defense Council of Ukraine Alexeydanilov stressed that today the work of defense is "excellent".</text:p>
      <text:p text:style-name="P4">
Photo: op</text:p>
      <text:p text:style-name="P4">
News Source: <text:a xlink:type="simple" xlink:href="https://www.ukrinform.ua/rubric-ato/3725402-danilov-rozpoviv-pro-voennij-prioritet-sil-oboroni-artilerijske-znekrovlenna-voroga.html" text:style-name="Internet_20_link" text:visited-style-name="Visited_20_Internet_20_Link">
https://www.ukrinform.ua/rubric-ato/3725402-danilov-rozpoviv-pro-voennij-prioritet-sil-oboroni-artilerijske-znekrovlenna-voroga.html</text:a>
</text:p>
      <!--NEWS-->
      <text:h text:style-name="P10" text:outline-level="1">
<text:span text:style-name="T4">
In the Ricovo in Kherson region, the Russians decided to blow up 20 tons of their ammunition - the media</text:span>
</text:h>
      <text:p text:style-name="P4">
Authors: Ukrinform (Person)</text:p>
      <text:p text:style-name="P4">
Publisher: Укринформ (Organization)</text:p>
      <text:p text:style-name="P4">
Published Time: 2023-06-20T17:11:32+03:00</text:p>
      <text:p text:style-name="P4">
Modified Time: 2023-06-20T17:11:32+03:00</text:p>
      <text:p text:style-name="P4">
Description: In the village of Rykove in Kherson region, Russian invaders are going to blow their ammunition left in the basement of the elevator and who have not yet been detonat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Боєприпаси', 'Війна з Росією']</text:p>
      <text:p text:style-name="P4">
Type: Article</text:p>
      <!--METADATA-->
      <text:p text:style-name="P4">
<draw:frame draw:style-name="fr1" draw:name="Image97" text:anchor-type="as-char" svg:width="6.9236in" svg:height="3.956343in" draw:z-index="0">
<draw:image xlink:href="../Images/yкринформ/2023-06-20T17-11-32-03-00/630_360_1669987737-966.jpg" xlink:type="simple" xlink:show="embed" xlink:actuate="onLoad" draw:mime-type="image/jpeg"/>
</draw:frame>
In the village in Kherson region, Russian invaders are going to blow up their own stops, which are left in the basement of the elevator and which are still unnecessary.</text:p>
      <text:p text:style-name="P4">
About it reports <text:a xlink:type="simple" xlink:href="https://t.me/genichua/12155" text:style-name="Internet_20_link" text:visited-style-name="Visited_20_Internet_20_Link">
Genichesk UA</text:a>
, reports Ukrinform.</text:p>
      <text:p text:style-name="P4">
It is noted that occupation troops are going to blow up 20 tons of their boobs.</text:p>
      <text:p text:style-name="P4">
According to the locals of the Rykov, everyone who is in the inhabitant in their homes was ordered <text:a xlink:type="simple" xlink:href="https://www.ukrinform.ua/tag-evakuacia" text:style-name="Internet_20_link" text:visited-style-name="Visited_20_Internet_20_Link">
evacuated</text:a>
From the village.</text:p>
      <text:p text:style-name="P4">
As it was reported, in the temporarily captured territory of Kherson region in the morning on June 18 <text:a xlink:type="simple" xlink:href="https://www.ukrinform.ua/rubric-regions/3724347-u-zagarbnikiv-na-hersonsini-rankova-bavovna-detonue-velikij-sklad-boepripasiv.html" text:style-name="Internet_20_link" text:visited-style-name="Visited_20_Internet_20_Link">
there were powerful explosions</text:a>
. In Rykok, the large composition of the ammunition of the Russians detonated.</text:p>
      <text:p text:style-name="P4">
<text:span text:style-name="T4">
 Read also: </text:span>
 [in the air forces confirmed the destruction(https://www.ukrinform.ua/rubric-ato/3724397-u-povitranih-silah-pidtverdili-znisenna-skladu-boepripasiv-zagarbnikiv-na-hersonsini.html)In the conquered territory of Kherson region in the Genichesky district of the Russian Federation, after harvesting in the village of Rykove, they installed enhanced posts, and they also conduct fertile bypasses.</text:p>
      <text:p text:style-name="P4">
News Source: <text:a xlink:type="simple" xlink:href="https://www.ukrinform.ua/rubric-ato/3725405-u-rikovomu-na-hersonsini-rosiani-virisili-pidirvati-20-tonn-svoih-boepripasiv-zmi.html" text:style-name="Internet_20_link" text:visited-style-name="Visited_20_Internet_20_Link">
https://www.ukrinform.ua/rubric-ato/3725405-u-rikovomu-na-hersonsini-rosiani-virisili-pidirvati-20-tonn-svoih-boepripasiv-zmi.html</text:a>
</text:p>
      <!--NEWS-->
      <text:h text:style-name="P10" text:outline-level="1">
<text:span text:style-name="T4">
Illegally detained Lenie Umerova wrote a letter from the Russian pre -trial detention center</text:span>
</text:h>
      <text:p text:style-name="P4">
Authors: Ukrinform (Person)</text:p>
      <text:p text:style-name="P4">
Publisher: Укринформ (Organization)</text:p>
      <text:p text:style-name="P4">
Published Time: 2023-06-20T17:12:18+03:00</text:p>
      <text:p text:style-name="P4">
Modified Time: 2023-06-20T17:12:18+03:00</text:p>
      <text:p text:style-name="P4">
Description: The Crimean Tartar Lenie Umerova wrote a letter from a detention center of the Russian Federation illegally detained on the Russian-Georgian border. - Ukrinform.</text:p>
      <text:p text:style-name="P4">
Images: ['<text:a xlink:type="simple" xlink:href="https://static.ukrinform.com/photos/2023_05/thumb_files/630_360_1682947322-289.jpg" text:style-name="Internet_20_link" text:visited-style-name="Visited_20_Internet_20_Link">
630_360_16829...</text:a>
']</text:p>
      <text:p text:style-name="P4">
Tags: ['ФСБ РФ', 'Крим', 'Кримські татари']</text:p>
      <text:p text:style-name="P4">
Type: Article</text:p>
      <!--METADATA-->
      <text:p text:style-name="P4">
<draw:frame draw:style-name="fr1" draw:name="Image99" text:anchor-type="as-char" svg:width="6.9236in" svg:height="3.956343in" draw:z-index="0">
<draw:image xlink:href="../Images/yкринформ/2023-06-20T17-12-18-03-00/630_360_1682947322-289.jpg" xlink:type="simple" xlink:show="embed" xlink:actuate="onLoad" draw:mime-type="image/jpeg"/>
</draw:frame>
The Crimean Tartar Lenie, the illegalrans on the Russian-Georgian border, Lennie wrote a letter from the Russian Department of Federation.</text:p>
      <text:p text:style-name="P4">
This was reported in <text:a xlink:type="simple" xlink:href="https://www.facebook.com/umerov.azeez/posts/pfbid02oCRTuePe8nZZsNsXUyWqHbNoW6jv8NMEWbe2JjLtpTMNEo6tmBUiwkJFoN5F2kbyl" text:style-name="Internet_20_link" text:visited-style-name="Visited_20_Internet_20_Link">
Facebook</text:a>
Her brother Aziz Umerov, reports Ukrinform.</text:p>
      <text:p text:style-name="P4">
He noted that he received a letter from Lenie, which she wrote on May 30. According to its words, the Lenie is deprived of the right to write in Ukrainian or Crimean Tatar language, the FSB checks its letters for a long time, so it is possible to obtain extremely minor information.</text:p>
      <text:p text:style-name="P4">
"From all my heart I want to thank for your support, faith and help during this complex time. A year ago I went to my parents to Crimea to visit and support. I went with peace and pure intentions. -How. Thank you great that you keep your hand napuli and do not leave one, help keep your head cold and warriotz. For me it is more than invaluable. I believe in justice and that any arbitrariness ends every arbitrariness!I will end!I hope, early!", - the letter reads.</text:p>
      <text:p text:style-name="P4">
<text:span text:style-name="T4">
 Read also: </text:span>
 <text:a xlink:type="simple" xlink:href="https://www.ukrinform.ua/rubric-crimea/3710952-rosiani-zasekretili-materiali-spravi-stosovno-nezakonno-zatrimanoi-lenie-umerovoi.html" text:style-name="Internet_20_link" text:visited-style-name="Visited_20_Internet_20_Link">
the Russians have classified the case files regarding illegalized <text:span text:style-name="T4">
 Lennie </text:span>
 <text:span text:style-name="T4">
 </text:span>
 Umerovo ** Ї</text:a>
As it was reported, on December 4, 2022, Russian security forces detained the 25-year-old Umerov after crossing the Georgian-Russian border, when it was coming to return to the temporarily occupied Crimea for the care of the traveling father. She was accused of alleged violation of the rules of the regime zone.</text:p>
      <text:p text:style-name="P4">
Umerov was placed at the Center for temporary maintenance of foreign nationals. The Russian court found it guilty of “violation of the state border regime”(Part 1 of Art. 18 of the Code of the Russian Federation on Administrative Offenses)and fined two thousand rubles. In the Russian Federation, she was arrested several times.</text:p>
      <text:p text:style-name="P4">
Photo: AZEEZ UMEROV</text:p>
      <text:p text:style-name="P4">
News Source: <text:a xlink:type="simple" xlink:href="https://www.ukrinform.ua/rubric-crimea/3725406-nezakonno-zatrimana-lenie-umerova-napisala-lista-iz-rosijskogo-sizo.html" text:style-name="Internet_20_link" text:visited-style-name="Visited_20_Internet_20_Link">
https://www.ukrinform.ua/rubric-crimea/3725406-nezakonno-zatrimana-lenie-umerova-napisala-lista-iz-rosijskogo-sizo.html</text:a>
</text:p>
      <!--NEWS-->
      <text:h text:style-name="P10" text:outline-level="1">
<text:span text:style-name="T4">
In Ukraine, the wings of revenge were presented in Ukraine</text:span>
</text:h>
      <text:p text:style-name="P4">
Authors: Ukrinform (Person)</text:p>
      <text:p text:style-name="P4">
Publisher: Укринформ (Organization)</text:p>
      <text:p text:style-name="P4">
Published Time: 2023-06-20T17:20:52+03:00</text:p>
      <text:p text:style-name="P4">
Modified Time: 2023-06-20T17:20:52+03:00</text:p>
      <text:p text:style-name="P4">
Description: In Ukraine, the project "Wings of revenge" was presented, the purpose of which is to produce 1000 autonomous Ukrainian unmanned bombers. - Ukrinform.</text:p>
      <text:p text:style-name="P4">
Images: ['<text:a xlink:type="simple" xlink:href="https://static.ukrinform.com/photos/2023_06/thumb_files/630_360_1687270680-508.jpg" text:style-name="Internet_20_link" text:visited-style-name="Visited_20_Internet_20_Link">
630_360_16872...</text:a>
']</text:p>
      <text:p text:style-name="P4">
Tags: ['Безпілотник', 'Дрон', 'крила помсти']</text:p>
      <text:p text:style-name="P4">
Type: Article</text:p>
      <!--METADATA-->
      <text:p text:style-name="P4">
<draw:frame draw:style-name="fr1" draw:name="Image101" text:anchor-type="as-char" svg:width="6.9236in" svg:height="3.956343in" draw:z-index="0">
<draw:image xlink:href="../Images/yкринформ/2023-06-20T17-20-52-03-00/630_360_1687270680-508.jpg" xlink:type="simple" xlink:show="embed" xlink:actuate="onLoad" draw:mime-type="image/jpeg"/>
</draw:frame>
In Ukraine, the project "Wings of revenge" was presented, the purpose of which is to produce 1000 autonomous Ukrainian unmanned bombers.</text:p>
      <text:p text:style-name="P4">
The presentation took place in <text:a xlink:type="simple" xlink:href="https://www.ukrinform.ua/rubric-presshall/3723635-krila-pomsti-dla-nastupu.html" text:style-name="Internet_20_link" text:visited-style-name="Visited_20_Internet_20_Link">
</text:a>
<text:a xlink:type="simple" xlink:href="https://www.ukrinform.ua/rubric-presshall/3723635-krila-pomsti-dla-nastupu.html" text:style-name="Internet_20_link" text:visited-style-name="Visited_20_Internet_20_Link">
Ukrinform</text:a>
 <text:a xlink:type="simple" xlink:href="https://www.ukrinform.ua/rubric-presshall/3723635-krila-pomsti-dla-nastupu.html" text:style-name="Internet_20_link" text:visited-style-name="Visited_20_Internet_20_Link">
 . </text:a>
As noted on <text:a xlink:type="simple" xlink:href="https://www.pomsta.org/" text:style-name="Internet_20_link" text:visited-style-name="Visited_20_Internet_20_Link">
</text:a>
<text:a xlink:type="simple" xlink:href="https://www.pomsta.org" text:style-name="Internet_20_link" text:visited-style-name="Visited_20_Internet_20_Link">
Project site</text:a>
, "Wings of revenge" is a complex of charitable action aimed at providing the Ukrainian army with forces and means necessary for the effective implementation of measures for defense and de -occupation of the territory of Ukraine.</text:p>
      <text:p text:style-name="P4">
The targets of the project are the production of 1000 autonomous <text:a xlink:type="simple" xlink:href="https://www.ukrinform.ua/tag-bezpilotnik" text:style-name="Internet_20_link" text:visited-style-name="Visited_20_Internet_20_Link">
unmanned</text:a>
Hunter Killer bombers(Khaki)which are developed in Ukraine and manufactured by the best Ukrainian enterprises. In addition, the project aims to equip special units with high -precision long -range weapons.</text:p>
      <text:p text:style-name="P4">
The production of the first series of shock bombers has already been launched, each of which will be named after one of the cities-heroes of Ukraine.</text:p>
      <text:p text:style-name="P4">
According to the developers, every Hunter Killer series aircraft is exclusively Ukrainian development and exclusively Ukrainian production. There is still a three -modification.</text:p>
      <text:p text:style-name="P4">
*!(https://www.ukrinform.ua/rubric-ato/3724776-zsu-otrimue-znacno-bilse-bezpilotnikiv-niz-piv-roku-tomu-minoboroni.html)Kamikadze Khaki AK-1000 is an autonomous Kamikadze, capable of destroying strategic objects of the enemy up to 1000 km-for units of the main management of intelligence.</text:p>
      <text:p text:style-name="P4">
Khaki KB-50 bomber-the world's first squadrons of unmanned tactical tacticals of battlefield, who perform tasks in the hottest zones, being in the air for up to 6 hours continuously, instantly striking any hostility and living force, according to the instructions bombing zones - for the units of the Armed Forces, SCO, TRO.</text:p>
      <text:p text:style-name="P4">
</text:p>
      <text:p text:style-name="P4">
The Khaki AB-500 bomber is an autonomous bomber that affects the basket of equipment and orc live power within 500 km-for the SBU's Centrus special special operations.</text:p>
      <text:p text:style-name="P4">
About 100 units are planned to produce a month. The first aircraft will be transmitted in the afternoon.</text:p>
      <text:p text:style-name="P4">
Kamikadze will cost about $ 40,000, the autonomous bomber - $ 45 thousand. The amount you need is about $ 20 million.</text:p>
      <text:p text:style-name="P4">
"Most of that amount will be provided by the budget. The Ministry of Defense, the Ministry of Defense will be connected here.</text:p>
      <text:p text:style-name="P4">
From the beginning of the project more than 150 thousand UAH have been collected.</text:p>
      <text:p text:style-name="P4">
"This product has very high export potential. There are already many European companies that offer the Ukrainian manufacturer to start exporting this product, but until the war is over, it will not be exported from Ukraine," Kodachigov said.</text:p>
      <text:p text:style-name="P4">
According to the developers, the project "Wings of Revenge" is a message from the whole Ukrainian people to the Russian military, which from that moment the war, which will come to them, will come to them, and will become their everyday life with the sounds of siren Tabombos.</text:p>
      <text:p text:style-name="P4">
"Our khaki is a regular and round-the-clock delivery(While 1000 - but we're working on that)!" - the developers of the project emphasize.</text:p>
      <text:p text:style-name="P4">
The project is implemented with the support of power structures, well -known trade networks, media holdings and showbusiness stars.</text:p>
      <text:p text:style-name="P4">
<text:span text:style-name="T4">
 Read also: </text:span>
 ["Army <text:span text:style-name="T4">
 Drones </text:span>
": At the expense of United24 purchased more(https://www.ukrinform.ua/rubric-technology/3723411-armia-droniv-za-kosti-united24-pridbali-ponad-38-tisaci-bezpilotnikiv.html)"Our task is to draw attention to this project to do everything as possible, and we could adequately respond to these threats that every night over Kiev," - said People's Artist of Ukraine Oleksandr Ponomaryov.</text:p>
      <text:p text:style-name="P4">
News Source: <text:a xlink:type="simple" xlink:href="https://www.ukrinform.ua/rubric-technology/3725409-v-ukraini-prezentuvali-proekt-krila-pomsti.html" text:style-name="Internet_20_link" text:visited-style-name="Visited_20_Internet_20_Link">
https://www.ukrinform.ua/rubric-technology/3725409-v-ukraini-prezentuvali-proekt-krila-pomsti.html</text:a>
</text:p>
      <!--NEWS-->
      <text:h text:style-name="P10" text:outline-level="1">
<text:span text:style-name="T4">
Nine outpatients destroyed in Balaklius Community</text:span>
</text:h>
      <text:p text:style-name="P4">
Authors: Ukrinform (Person)</text:p>
      <text:p text:style-name="P4">
Publisher: Укринформ (Organization)</text:p>
      <text:p text:style-name="P4">
Published Time: 2023-06-20T17:21:00+03:00</text:p>
      <text:p text:style-name="P4">
Modified Time: 2023-06-20T17:21:00+03:00</text:p>
      <text:p text:style-name="P4">
Description: In the Balakli community of Kharkiv region, 9 outpatients destroyed by Russian troops were restored. - Ukrinform.</text:p>
      <text:p text:style-name="P4">
Images: ['<text:a xlink:type="simple" xlink:href="https://static.ukrinform.com/photos/2023_06/thumb_files/630_360_1687270875-953.jpg" text:style-name="Internet_20_link" text:visited-style-name="Visited_20_Internet_20_Link">
630_360_16872...</text:a>
']</text:p>
      <text:p text:style-name="P4">
Tags: ['Харківщина', 'Балаклія', 'Амбулаторія', 'Війна з Росією', 'Відбудова']</text:p>
      <text:p text:style-name="P4">
Type: Article</text:p>
      <!--METADATA-->
      <text:p text:style-name="P4">
<draw:frame draw:style-name="fr1" draw:name="Image107" text:anchor-type="as-char" svg:width="6.9236in" svg:height="3.956343in" draw:z-index="0">
<draw:image xlink:href="../Images/yкринформ/2023-06-20T17-21-00-03-00/630_360_1687270875-953.jpg" xlink:type="simple" xlink:show="embed" xlink:actuate="onLoad" draw:mime-type="image/jpeg"/>
</draw:frame>
The Ublakli community of Kharkiv region restored 9 outpatients, destroyed by Russian troops.</text:p>
      <text:p text:style-name="P4">
This was reported in <text:a xlink:type="simple" xlink:href="https://t.me/balakleyamer/3898" text:style-name="Internet_20_link" text:visited-style-name="Visited_20_Internet_20_Link">
telegram</text:a>
Balakliyskaya Military Administration, Ukrinform reports.</text:p>
      <text:p text:style-name="P4">
“During the occupation and after the fighting in the territory <text:a xlink:type="simple" xlink:href="https://www.ukrinform.ua/tag-balaklia" text:style-name="Internet_20_link" text:visited-style-name="Visited_20_Internet_20_Link">
Balakliyskaya OTG</text:a>
Many outpatient clinics and paramedics and obstetric points of the Center for Primary Health Care have undergone damage and damage. This significantly limited the provision of primary health care to the population, ”the MBA said.</text:p>
      <text:p text:style-name="P4">
<text:span text:style-name="T4">
 Read also: </text:span>
 <text:a xlink:type="simple" xlink:href="https://www.ukrinform.ua/rubric-vidbudova/3725214-na-harkivsini-vidnovili-svitlo-v-seli-vesele-jogo-ne-bulo-z-pocatku-vtorgnenna.html" text:style-name="Internet_20_link" text:visited-style-name="Visited_20_Internet_20_Link">
in <text:span text:style-name="T4">
 Kharkiv region </text:span>
 <text:span text:style-name="T4">
 renewed </text:span>
 <text:span text:style-name="T4">
 </text:span>
 light <text:span text:style-name="T4">
 in </text:span>
 village <text:span text:style-name="T4">
<text:span text:style-name="T5">
* merry </text:span>
*: </text:span>
 its <text:span text:style-name="T4">
 not </text:span>
 was <text:span text:style-name="T4">
 with </text:span>
 start <text:span text:style-name="T4">
 </text:span>
 invasion **</text:a>
It is reported that the Patients of Ukraine Charitable Foundation proposed its aid. The Fund's team surveyed the objects, identified priority goals to work. Thanks to the efforts of the Fund, eight outpatients have already been restored(A outpatient clinic №1 and outpatient clinic # 4 in Balakliya city, outpatient clinic. Verbivka, outpatient clinic. Yakovenkovo, outpatient clinic of Petrovske and neighboring communities - outpatient clinic, outpatient clinic in the village of Vesele)And at the end of last week, work was completed in the outpatient clinic of Gusarivka, which was damaged by almost 50%.</text:p>
      <text:p text:style-name="P4">
All restored establishments are already working, added to the MBA.</text:p>
      <text:p text:style-name="P4">
It was reported that Balaklia and the surrounding villages were occupied from the beginning of the Berezn to September 2022. The village of Gusarivka was liberated on March 27, 2022.</text:p>
      <text:p text:style-name="P4">
<text:span text:style-name="T5">
Foto: slk.kh.ua</text:span>
</text:p>
      <text:p text:style-name="P4">
News Source: <text:a xlink:type="simple" xlink:href="https://www.ukrinform.ua/rubric-vidbudova/3725403-u-balaklijskij-gromadi-vidnovili-devat-zrujnovanih-zagarbnikami-ambulatorij.html" text:style-name="Internet_20_link" text:visited-style-name="Visited_20_Internet_20_Link">
https://www.ukrinform.ua/rubric-vidbudova/3725403-u-balaklijskij-gromadi-vidnovili-devat-zrujnovanih-zagarbnikami-ambulatorij.html</text:a>
</text:p>
      <!--NEWS-->
      <text:h text:style-name="P10" text:outline-level="1">
<text:span text:style-name="T4">
WhatsApp presented two new features</text:span>
</text:h>
      <text:p text:style-name="P4">
Authors: Ukrinform (Person)</text:p>
      <text:p text:style-name="P4">
Publisher: Укринформ (Organization)</text:p>
      <text:p text:style-name="P4">
Published Time: 2023-06-20T17:23:27+03:00</text:p>
      <text:p text:style-name="P4">
Modified Time: 2023-06-20T17:23:27+03:00</text:p>
      <text:p text:style-name="P4">
Description: The WhatsApp messenger presented on Tuesday, June 20, two new features associated with increasing the privacy of users. - Ukrinform.</text:p>
      <text:p text:style-name="P4">
Images: ['<text:a xlink:type="simple" xlink:href="https://static.ukrinform.com/photos/2020_02/thumb_files/630_360_1581576643-840.jpg" text:style-name="Internet_20_link" text:visited-style-name="Visited_20_Internet_20_Link">
630_360_15815...</text:a>
']</text:p>
      <text:p text:style-name="P4">
Tags: ['Технології', 'WhatsApp']</text:p>
      <text:p text:style-name="P4">
Type: Article</text:p>
      <!--METADATA-->
      <text:p text:style-name="P4">
<draw:frame draw:style-name="fr1" draw:name="Image108" text:anchor-type="as-char" svg:width="6.9236in" svg:height="3.956343in" draw:z-index="0">
<draw:image xlink:href="../Images/yкринформ/2023-06-20T17-23-27-03-00/630_360_1581576643-840.jpg" xlink:type="simple" xlink:show="embed" xlink:actuate="onLoad" draw:mime-type="image/jpeg"/>
</draw:frame>
The messengerWhatsapp presented on Tuesday, June 20, two new features related to the help of users' confidentiality.</text:p>
      <text:p text:style-name="P4">
According to Ukrinform, this is stated in <text:a xlink:type="simple" xlink:href="https://blog.whatsapp.com/new-privacy-features-silence-unknown-callers-and-privacy-checkup" text:style-name="Internet_20_link" text:visited-style-name="Visited_20_Internet_20_Link">
the company's blog</text:a>
.</text:p>
      <text:p text:style-name="P4">
"Today we add two updates: turning off the audio for calls from unknown contacts and checking the privacy that are already available to users," the company said.</text:p>
      <text:p text:style-name="P4">
<text:span text:style-name="T4">
 Read also: </text:span>
 <text:a xlink:type="simple" xlink:href="https://www.ukrinform.ua/rubric-technology/3719974-meta-predstavila-servis-dla-translacii-kanaliv-u-whatsapp.html" text:style-name="Internet_20_link" text:visited-style-name="Visited_20_Internet_20_Link">
Meta presented the channel broadcast service in <text:span text:style-name="T4">
 WhatsApp </text:span>
</text:a>
Warming for calls from unknown contacts is designed to give users a greater level of privacy and control of incoming calls. This function helps to automatically detect spam, fraud and calls of distinguished people for increased protection.</text:p>
      <text:p text:style-name="P4">
"Your phone will not reproduce the sound of these calls, but they will display the calls of calls, if suddenly it turns out to be someone important," the companies added.</text:p>
      <text:p text:style-name="P4">
It is noted that the confidentiality verification function is designed to ensure that all WhatsApp users are aware of protection options.</text:p>
      <text:p text:style-name="P4">
<text:span text:style-name="T4">
 Read also: </text:span>
 <text:a xlink:type="simple" xlink:href="https://www.ukrinform.ua/rubric-technology/3712741-u-whatsapp-dodali-mozlivist-redaguvati-povidomlenna.html" text:style-name="Internet_20_link" text:visited-style-name="Visited_20_Internet_20_Link">
in <text:span text:style-name="T4">
 WhatsApp </text:span>
 added to edit messages</text:a>
This feature provides step -by -step instructions for the use of important confidence settings to help users choose the level of protection according to their own needs - all in one location.</text:p>
      <text:p text:style-name="P4">
As reported by Ukrinform, in the WhatsApp messenger there was an option to edit messages within 15 minutes after sending.</text:p>
      <text:p text:style-name="P4">
News Source: <text:a xlink:type="simple" xlink:href="https://www.ukrinform.ua/rubric-technology/3725414-whatsapp-predstaviv-dvi-novi-funkcii.html" text:style-name="Internet_20_link" text:visited-style-name="Visited_20_Internet_20_Link">
https://www.ukrinform.ua/rubric-technology/3725414-whatsapp-predstaviv-dvi-novi-funkcii.html</text:a>
</text:p>
      <!--NEWS-->
      <text:h text:style-name="P10" text:outline-level="1">
<text:span text:style-name="T4">
Serbia President put forward a condition to continue talking with Kosovo Prime Minister in Brussels</text:span>
</text:h>
      <text:p text:style-name="P4">
Authors: Ukrinform (Person)</text:p>
      <text:p text:style-name="P4">
Publisher: Укринформ (Organization)</text:p>
      <text:p text:style-name="P4">
Published Time: 2023-06-20T17:25:24+03:00</text:p>
      <text:p text:style-name="P4">
Modified Time: 2023-06-20T17:25:24+03:00</text:p>
      <text:p text:style-name="P4">
Description: Serbia President Alexandrandar Vuchich said he would not go to Brussels to a meeting convened by European diplomacy by Josep Borrel, until Serbs were released, arrested in northern Kosovo. - Ukrinform.</text:p>
      <text:p text:style-name="P4">
Images: ['<text:a xlink:type="simple" xlink:href="https://static.ukrinform.com/photos/2019_03/thumb_files/630_360_1553473143-525.jpg" text:style-name="Internet_20_link" text:visited-style-name="Visited_20_Internet_20_Link">
630_360_15534...</text:a>
']</text:p>
      <text:p text:style-name="P4">
Tags: ['Брюссель', 'Косово', 'Сербія', 'Вучич', 'Боррель']</text:p>
      <text:p text:style-name="P4">
Type: Article</text:p>
      <!--METADATA-->
      <text:p text:style-name="P4">
<draw:frame draw:style-name="fr1" draw:name="Image109" text:anchor-type="as-char" svg:width="6.9236in" svg:height="3.953152in" draw:z-index="0">
<draw:image xlink:href="../Images/yкринформ/2023-06-20T17-25-24-03-00/630_360_1553473143-525.jpg" xlink:type="simple" xlink:show="embed" xlink:actuate="onLoad" draw:mime-type="image/jpeg"/>
</draw:frame>
Presidentserbia Aleksandar Vuchich stated that he would not go to Brussels for a meeting convened by European diplomacy Josep Borrel, until they were released, arrested in northern Kosovo.</text:p>
      <text:p text:style-name="P4">
As Ukrinform reports, it reports <text:a xlink:type="simple" xlink:href="https://n1info.rs/english/news/vucic-calls-for-release-of-kosovo-serbs-before-crisis-meeting/" text:style-name="Internet_20_link" text:visited-style-name="Visited_20_Internet_20_Link">
N1.</text:a>
It is noted that Borrel has invited Vuchich and Prime Minister Kosovo Albacurti to negotiate the current crisis in the north Kosovo aftercome between protesting Serbs, Kosovo police and military missions <text:a xlink:type="simple" xlink:href="https://www.ukrinform.ua/tag-nato" text:style-name="Internet_20_link" text:visited-style-name="Visited_20_Internet_20_Link">
NATO. </text:a>
Kurty said he would not go to Brussels until he learned about the condition of three police officers Kosovo arrested in Serbia.</text:p>
      <text:p text:style-name="P4">
Hungary Prime Minister Viktor Orban asked Vuchich to release three Kosovo police officers. Vuchich stated that Serbia was threatened if these police were not released.</text:p>
      <text:p text:style-name="P4">
“I won't talk to Kurty until every Serb is released, but fakeMers(municipalities in which most Serbs)They will not leave, ”Vuchich said.</text:p>
      <text:p text:style-name="P4">
<text:span text:style-name="T4">
 Read also: </text:span>
 <text:a xlink:type="simple" xlink:href="https://www.ukrinform.ua/rubric-world/3723299-kosovo-posilue-kontrol-na-kordoni-z-serbieu-pisla-incidentu-z-policejskimi.html" text:style-name="Internet_20_link" text:visited-style-name="Visited_20_Internet_20_Link">
<text:span text:style-name="T4">
 Kosov </text:span>
 O enhances control on the border with Serbia post -fertilizer with police</text:a>
It was reported that three Kosovo police officers were detained in the Wednesday forces, but the official representatives of Kosovo and Serbia call different places of arrest, accusing one another of illegally crossing the border.</text:p>
      <text:p text:style-name="P4">
In Kosovo there are clashes between local police and participants of the actions that protest against the arrival of mayors, which are ethnic Albanians, in the areas of the Serbian population.</text:p>
      <text:p text:style-name="P4">
<text:span text:style-name="T5">
Foto: tanjug</text:span>
</text:p>
      <text:p text:style-name="P4">
News Source: <text:a xlink:type="simple" xlink:href="https://www.ukrinform.ua/rubric-world/3725415-prezident-serbii-visunuv-umovu-dla-prodovzenna-peregovoriv-iz-premerom-kosova-u-brusseli.html" text:style-name="Internet_20_link" text:visited-style-name="Visited_20_Internet_20_Link">
https://www.ukrinform.ua/rubric-world/3725415-prezident-serbii-visunuv-umovu-dla-prodovzenna-peregovoriv-iz-premerom-kosova-u-brusseli.html</text:a>
</text:p>
      <!--NEWS-->
      <text:h text:style-name="P10" text:outline-level="1">
<text:span text:style-name="T4">
Bulets and Brazhko returned to Dynamo from rent</text:span>
</text:h>
      <text:p text:style-name="P4">
Authors: Ukrinform (Person)</text:p>
      <text:p text:style-name="P4">
Publisher: Укринформ (Organization)</text:p>
      <text:p text:style-name="P4">
Published Time: 2023-06-20T17:30:41+03:00</text:p>
      <text:p text:style-name="P4">
Modified Time: 2023-06-20T17:30:41+03:00</text:p>
      <text:p text:style-name="P4">
Description: Both players will be prepared for the season with the people of Kiev. - Ukrinform.</text:p>
      <text:p text:style-name="P4">
Images: ['<text:a xlink:type="simple" xlink:href="https://static.ukrinform.com/photos/2023_06/thumb_files/630_360_1687271374-715.jpg" text:style-name="Internet_20_link" text:visited-style-name="Visited_20_Internet_20_Link">
630_360_16872...</text:a>
']</text:p>
      <text:p text:style-name="P4">
Tags: ['Динамо', 'Футбол']</text:p>
      <text:p text:style-name="P4">
Type: Article</text:p>
      <!--METADATA-->
      <text:p text:style-name="P4">
<draw:frame draw:style-name="fr1" draw:name="Image110" text:anchor-type="as-char" svg:width="6.9236in" svg:height="3.956343in" draw:z-index="0">
<draw:image xlink:href="../Images/yкринформ/2023-06-20T17-30-41-03-00/630_360_1687271374-715.jpg" xlink:type="simple" xlink:show="embed" xlink:actuate="onLoad" draw:mime-type="image/jpeg"/>
</draw:frame>
Both futballists will be prepared for the season with the people of Kiev.</text:p>
      <text:p text:style-name="P4">
As the official [site] reports(https://fcdynamo.com/news/volodimir-brazhko-ta-sergij-buleca-povertayutsya-z-orendi)The capital's football club, "White -blue" returned from the lease of two football players - midfielders Vladimir Brazhko Tasergy Bulets, Ukrinform reports.</text:p>
      <text:p text:style-name="P4">
Last season-2022/23 Brazhko and Bulets were leased in Lugansk "Dawn", which complicated before the last rounds of the Ukrainian Premier League(UPL)They struggled in the championship with Shakhtar and Dnipro-1, having sat down the third.</text:p>
      <text:p text:style-name="P4">
Bulets's rent was designed for one season, but Brazhko was supposed to be Ulugan's club until the summer of 2024. However, Dynamo decided to turn this player ahead of time.</text:p>
      <text:p text:style-name="P4">
<text:span text:style-name="T4">
 Read also: </text:span>
 [30 years ago FC "<text:span text:style-name="T4">
 Dynamo </text:span>
" first won the "gold" of the Ukrainian Championships]](https://www.ukrinform.ua/rubric-sports/3725221-30-rokiv-tomu-fk-dinamo-vperse-vigrav-zoloto-cempionativ-ukraini.html)Dynamo players are scheduled for June 27. After restoration of the preparation of Kiev will be prepared for the beginning of the new season, in particular, for speeches in the third round of the UEFA League League.</text:p>
      <text:p text:style-name="P4">
Photo: fcDynamo.com.</text:p>
      <text:p text:style-name="P4">
News Source: <text:a xlink:type="simple" xlink:href="https://www.ukrinform.ua/rubric-sports/3725417-buleca-ta-brazko-povernulisa-v-dinamo-z-orendi.html" text:style-name="Internet_20_link" text:visited-style-name="Visited_20_Internet_20_Link">
https://www.ukrinform.ua/rubric-sports/3725417-buleca-ta-brazko-povernulisa-v-dinamo-z-orendi.html</text:a>
</text:p>
      <!--NEWS-->
      <text:h text:style-name="P10" text:outline-level="1">
<text:span text:style-name="T4">
The Supreme Court of Belarus confirmed a 15-year sentence of Tyanovskaya</text:span>
</text:h>
      <text:p text:style-name="P4">
Authors: Ukrinform (Person)</text:p>
      <text:p text:style-name="P4">
Publisher: Укринформ (Organization)</text:p>
      <text:p text:style-name="P4">
Published Time: 2023-06-20T17:32:11+03:00</text:p>
      <text:p text:style-name="P4">
Modified Time: 2023-06-20T17:32:11+03:00</text:p>
      <text:p text:style-name="P4">
Description: On June 20, the Belarusian Supreme Court considered the appeal of the leader of the Belarusian opposition Svetlana Tikhanovskaya, sentenced in absentia to 15 years in prison, and left the sentence unchanged. - Ukrinform.</text:p>
      <text:p text:style-name="P4">
Images: ['<text:a xlink:type="simple" xlink:href="https://static.ukrinform.com/photos/2021_07/thumb_files/630_360_1627378458-153.jpg" text:style-name="Internet_20_link" text:visited-style-name="Visited_20_Internet_20_Link">
630_360_16273...</text:a>
']</text:p>
      <text:p text:style-name="P4">
Tags: ['Білорусь', 'Суд', 'Тихановська']</text:p>
      <text:p text:style-name="P4">
Type: Article</text:p>
      <!--METADATA-->
      <text:p text:style-name="P4">
<draw:frame draw:style-name="fr1" draw:name="Image111" text:anchor-type="as-char" svg:width="6.9236in" svg:height="3.956343in" draw:z-index="0">
<draw:image xlink:href="../Images/yкринформ/2023-06-20T17-32-11-03-00/630_360_1627378458-153.jpg" xlink:type="simple" xlink:show="embed" xlink:actuate="onLoad" draw:mime-type="image/jpeg"/>
</draw:frame>
On June 20, the Belarusian Supreme Court considered the appeal of the leader of the Belarusian Opposition Svetlana Tikhanovskaya, condemned in absentia for up to 15 years deprivation, and left the sentence unchanged.</text:p>
      <text:p text:style-name="P4">
This was reported on the court's website, Ukrinform reports.</text:p>
      <text:p text:style-name="P4">
“The appeal definition of the judicial panel in criminal cases of the Supreme Court of the Republic <text:a xlink:type="simple" xlink:href="https://www.ukrinform.ua/tag-bilorus" text:style-name="Internet_20_link" text:visited-style-name="Visited_20_Internet_20_Link">
Belarus</text:a>
The Vrakommin City Court of March 6, 2023 on charges of Tyanovskaya In the crime ... left unchanged, and the appeal is unreasonable. The sentence has entered into force, ”the message reads.</text:p>
      <text:p text:style-name="P4">
As reported by Ukrinform, in early March, the Minsk City Court [in absent(https://www.ukrinform.ua/rubric-world/3678852-u-bilorusi-tihanovsku-zaocno-zasudili-do-15-rokiv-kolonii.html)up to 15 years of colony of general regime</text:p>
      <text:p text:style-name="P4">
Another leader of the Belarusian opposition - Pavel Latushka - the same court in absentia condemned 18 years of imprisonment. He was found guilty of the same articles that Tikanovsk(“A conspiracy committed to capture the state power constitutional; creation of extremist formation and guidance of such formation; Public calls for the seizure of state power ”).</text:p>
      <text:p text:style-name="P4">
<text:span text:style-name="T4">
Читайте також:</text:span>
 <text:a xlink:type="simple" xlink:href="https://www.ukrinform.ua/rubric-world/3716305-v-oon-vimagaut-vid-bilorusi-poklasti-represiam-so-vze-sagaut-bezprecedentnogo-rivna.html" text:style-name="Internet_20_link" text:visited-style-name="Visited_20_Internet_20_Link">
 В ООН вимагають від Білорусі покласти край репресіям</text:a>
In the elections held in August 2022, the CEC of Belarus recognized the winner of Lukashenko. Independent observers reported numerous disruptions and throwing during the elections, as well as the fact that Tikanovskaya was a real victorious.</text:p>
      <text:p text:style-name="P4">
News Source: <text:a xlink:type="simple" xlink:href="https://www.ukrinform.ua/rubric-world/3725418-verhovnij-sud-bilorusi-pidtverdiv-15ricnij-virok-tihanovskij.html" text:style-name="Internet_20_link" text:visited-style-name="Visited_20_Internet_20_Link">
https://www.ukrinform.ua/rubric-world/3725418-verhovnij-sud-bilorusi-pidtverdiv-15ricnij-virok-tihanovskij.html</text:a>
</text:p>
      <!--NEWS-->
      <text:h text:style-name="P10" text:outline-level="1">
<text:span text:style-name="T4">
More than ₴ 60 thousand for the treatment of wounded soldiers were collected in the Drohobych cathedral temple of Drohobych</text:span>
</text:h>
      <text:p text:style-name="P4">
Authors: Ukrinform (Person)</text:p>
      <text:p text:style-name="P4">
Publisher: Укринформ (Organization)</text:p>
      <text:p text:style-name="P4">
Published Time: 2023-06-20T17:34:00+03:00</text:p>
      <text:p text:style-name="P4">
Modified Time: 2023-06-20T17:34:00+03:00</text:p>
      <text:p text:style-name="P4">
Description: At a charity concert, the performer of the author's song Liliya Kobilnik in the cathedral temple of the Holy Trinity Drohobych, in Lviv region, raised more than 60 thousand UAH for the treatment of wounded Ukrainian fighters. - Ukrinform.</text:p>
      <text:p text:style-name="P4">
Images: ['<text:a xlink:type="simple" xlink:href="https://static.ukrinform.com/photos/2023_04/thumb_files/630_360_1680687417-941.jpg" text:style-name="Internet_20_link" text:visited-style-name="Visited_20_Internet_20_Link">
630_360_16806...</text:a>
', '<text:a xlink:type="simple" xlink:href="https://static.ukrinform.com/photos/2023_06/1687274523-556.jpg" text:style-name="Internet_20_link" text:visited-style-name="Visited_20_Internet_20_Link">
1687274523-55...</text:a>
']</text:p>
      <text:p text:style-name="P4">
Tags: ['Волонтери', 'Гроші', 'Співачка']</text:p>
      <text:p text:style-name="P4">
Type: Article</text:p>
      <!--METADATA-->
      <text:p text:style-name="P4">
<draw:frame draw:style-name="fr1" draw:name="Image113" text:anchor-type="as-char" svg:width="6.9236in" svg:height="3.956343in" draw:z-index="0">
<draw:image xlink:href="../Images/yкринформ/2023-06-20T17-34-00-03-00/630_360_1680687417-941.jpg" xlink:type="simple" xlink:show="embed" xlink:actuate="onLoad" draw:mime-type="image/jpeg"/>
</draw:frame>
A sophisticated concert of the author's song Liliya Kobilnik, the Blessed Trinity of Drohobych, which in Lviv region, raised more than 60 thousand UAH for the treatment of wounded Ukrainian fighters.</text:p>
      <text:p text:style-name="P4">
The event was organized by the Drohobych-West Volunteer Group, correspondenttukinform reports.</text:p>
      <text:p text:style-name="P4">
According to the singer, who is one of the coordinarians of the group, such charity concerts have been taking place since 2015.</text:p>
      <text:p text:style-name="P4">
*!(https://www.ukrinform.ua/rubric-regions/3724900-diti-iz-zakarpatta-zibrali-pivtora-miljona-griven-na-armiu-droniv.html)"Every Sunday in different temples of Lviv region, after the Liturgy, we organize short programs of speeches, where we announce the collection of funds for the Armed Forces or for treatment, the rehabilitation of our wounded soldiers. We have been working for the ninth year. More In the cathedral temple of Drohobych Trinity, it is a record amount for all years of activity of our Volontry Group, " - said the Kobilnik.</text:p>
      <text:p text:style-name="P4">
<draw:frame draw:style-name="fr1" draw:name="Image114" text:anchor-type="as-char" svg:width="6.9236in" svg:height="8.065818in" draw:z-index="0">
<draw:image xlink:href="../Images/yкринформ/2023-06-20T17-34-00-03-00/1687274523-556.jpg" xlink:type="simple" xlink:show="embed" xlink:actuate="onLoad" draw:mime-type="image/jpeg"/>
</draw:frame>
She added that charitable concerts were also held in the Canadian Winnipeg - the Uhram of Saints Vladimir and Olga and the Church of St. Vasily.</text:p>
      <text:p text:style-name="P4">
"We have raised considerable funds for which the medical equipment for the Vinnytsia Military Hospital named after Yuri Lipa was purchased, and Shchedron with a night vision for Oleg Borodyai-Kharkiv poet-Bard, who fought in Bakhmut,"-said Kohnik.</text:p>
      <text:p text:style-name="P4">
<text:span text:style-name="T4">
 Read also: </text:span>
 <text:a xlink:type="simple" xlink:href="https://www.ukrinform.ua/rubric-regions/3722854-na-prikarpatti-zibrali-se-20-tonn-gumanitarnoi-dopomogi-postrazdalim-na-hersonsini.html" text:style-name="Internet_20_link" text:visited-style-name="Visited_20_Internet_20_Link">
in the Carpathian region <text:span text:style-name="T4">
 gathered </text:span>
 another 20 tons of humanitarian aid to the victims in Kherson region</text:a>
The singer's programs play musical interpretations of the works of Oleniteligiga, songs on the words of the Ukrainian poetess Lina Kostenko and Ukrinformivka - poettes Taisia Shapovalenko.</text:p>
      <text:p text:style-name="P4">
In the near future, Ukrinform is planned to present the book of songs "Availability" on the words of Lina Kostenko with notes of songs by Lilia Kilnik.</text:p>
      <text:p text:style-name="P4">
Photo: Ministry of Defense, Telegrams</text:p>
      <text:p text:style-name="P4">
News Source: <text:a xlink:type="simple" xlink:href="https://www.ukrinform.ua/rubric-society/3725421-u-katedralnomu-hrami-drogobica-zibrali-ponad-60-tisac-na-likuvanna-poranenih-bijciv.html" text:style-name="Internet_20_link" text:visited-style-name="Visited_20_Internet_20_Link">
https://www.ukrinform.ua/rubric-society/3725421-u-katedralnomu-hrami-drogobica-zibrali-ponad-60-tisac-na-likuvanna-poranenih-bijciv.html</text:a>
</text:p>
      <!--NEWS-->
      <text:h text:style-name="P10" text:outline-level="1">
<text:span text:style-name="T4">
"White Angels" evacuated from Toretsky's father with four children</text:span>
</text:h>
      <text:p text:style-name="P4">
Authors: Ukrinform (Person)</text:p>
      <text:p text:style-name="P4">
Publisher: Укринформ (Organization)</text:p>
      <text:p text:style-name="P4">
Published Time: 2023-06-20T17:37:00+03:00</text:p>
      <text:p text:style-name="P4">
Modified Time: 2023-06-20T17:37:00+03:00</text:p>
      <text:p text:style-name="P4">
Description: In the Donetsk region, the White Angels police detachment evacuated from the Toretsky father with four children. - Ukrinform.</text:p>
      <text:p text:style-name="P4">
Images: ['<text:a xlink:type="simple" xlink:href="https://static.ukrinform.com/photos/2023_06/thumb_files/630_360_1687271161-6963.jpeg" text:style-name="Internet_20_link" text:visited-style-name="Visited_20_Internet_20_Link">
630_360_16872...</text:a>
']</text:p>
      <text:p text:style-name="P4">
Tags: ['Діти', 'Донеччина', 'Евакуація', 'Поліція', 'Торецьк']</text:p>
      <text:p text:style-name="P4">
Type: Article</text:p>
      <!--METADATA-->
      <text:p text:style-name="P4">
<draw:frame draw:style-name="fr1" draw:name="Image115" text:anchor-type="as-char" svg:width="6.9236in" svg:height="3.956343in" draw:z-index="0">
<draw:image xlink:href="../Images/yкринформ/2023-06-20T17-37-00-03-00/630_360_1687271161-6963.jpeg" xlink:type="simple" xlink:show="embed" xlink:actuate="onLoad" draw:mime-type="image/jpeg"/>
</draw:frame>
White angels were evacuated from the Toretsky father of the children of children from the Toretsky father.</text:p>
      <text:p text:style-name="P4">
This was reported in <text:a xlink:type="simple" xlink:href="https://dn.npu.gov.ua/news/bili-ianholy-evakuiuvaly-z-toretska-batka-z-chotyrma-ditmy" text:style-name="Internet_20_link" text:visited-style-name="Visited_20_Internet_20_Link">
police communication department of Donetsk region</text:a>
, reports Ukrinform.</text:p>
      <text:p text:style-name="P4">
“He chose a man who raises three daughters and son on his own for his family. Police took out a family from the shelling area to the Shelter. In the future, Vlad, Catherine, Lera and Yarik will go with the help of volunteers of the other region, ”the message reads.</text:p>
      <text:p text:style-name="P4">
Law enforcement officers reminded that last week they persuaded to <text:a xlink:type="simple" xlink:href="https://www.ukrinform.ua/tag-evakuacia" text:style-name="Internet_20_link" text:visited-style-name="Visited_20_Internet_20_Link">
evacuate</text:a>
A large father from Toretsk, Ichanolovik asked for time to collect things. Within a few days, the White Angel crew returned to his family.</text:p>
      <text:p text:style-name="P4">
*!(https://www.ukrinform.ua/rubric-regions/3725006-zi-zvilnenih-patihatok-na-zaporizzi-evakuuvali-rodinu-z-ditmi.html)Children Vlad, Catherine, Lera and Yarik were looking forward to the police. At night, on the eve of evacuation, the invaders covered the city with fire, and fortunately, no one was injured.</text:p>
      <text:p text:style-name="P4">
According to police, children seek to live without constant explosions around.</text:p>
      <text:p text:style-name="P4">
“I dream of going to the park, walking. When the war is over, we will return home and have a rest here, ”the six -year -old girl says.</text:p>
      <text:p text:style-name="P4">
</text:p>
      <text:p text:style-name="P4">
In order to encourage children, law enforcement officers brought them gifts. Special children's biblins and armored car helped keep your children's lives while traveling. Currently, the family is safe, the law enforcement officers stated.</text:p>
      <text:p text:style-name="P4">
It was reported to protect children in the area of conducting(combat)actions, in the conditions of martial law by the Government of Ukraine <text:a xlink:type="simple" xlink:href="https://www.ukrinform.ua/rubric-society/3679343-urad-shvaliv-primusovu-evakuaciu-ditej-iz-zon-bojovih-dij.html" text:style-name="Internet_20_link" text:visited-style-name="Visited_20_Internet_20_Link">
it was decided to carry out mandatory evacuation</text:a>
In the forced method of children with their parents, persons who replace them, or other legal representatives of in particular settlements of Donetsk region in the area where the fighting is conducted.</text:p>
      <text:p text:style-name="P4">
Forced evacuation of children together with one parent in Donetsk began on January 7, 2023. Recently, the Toretsky community has been included in the territories where the mandatory evacuation of children is underway.</text:p>
      <text:p text:style-name="P4">
News Source: <text:a xlink:type="simple" xlink:href="https://www.ukrinform.ua/rubric-regions/3725419-bili-angoli-evakuuvali-z-torecka-batka-z-cotirma-ditmi.html" text:style-name="Internet_20_link" text:visited-style-name="Visited_20_Internet_20_Link">
https://www.ukrinform.ua/rubric-regions/3725419-bili-angoli-evakuuvali-z-torecka-batka-z-cotirma-ditmi.html</text:a>
</text:p>
      <!--NEWS-->
      <text:h text:style-name="P10" text:outline-level="1">
<text:span text:style-name="T4">
Explosive Letters: The court in Spain accused the suspected pensioner of terrorism</text:span>
</text:h>
      <text:p text:style-name="P4">
Authors: Ukrinform (Person)</text:p>
      <text:p text:style-name="P4">
Publisher: Укринформ (Organization)</text:p>
      <text:p text:style-name="P4">
Published Time: 2023-06-20T17:48:12+03:00</text:p>
      <text:p text:style-name="P4">
Modified Time: 2023-06-20T17:48:12+03:00</text:p>
      <text:p text:style-name="P4">
Description: Investigating Judge Jose Luis Kalama, in a high court of Madrid, accused a 74-year-old suspect in sending several letters with explosives to government, diplomatic and defense institutions at the end of 2022, at two points of accusation of terrorism. - Ukrinform.</text:p>
      <text:p text:style-name="P4">
Images: ['<text:a xlink:type="simple" xlink:href="https://static.ukrinform.com/photos/2018_10/thumb_files/630_360_1540839872-223.jpg" text:style-name="Internet_20_link" text:visited-style-name="Visited_20_Internet_20_Link">
630_360_15408...</text:a>
']</text:p>
      <text:p text:style-name="P4">
Tags: ['Іспанія', 'Суд', 'Тероризм', 'Вибухівка', 'Лист']</text:p>
      <text:p text:style-name="P4">
Type: Article</text:p>
      <!--METADATA-->
      <text:p text:style-name="P4">
<draw:frame draw:style-name="fr1" draw:name="Image117" text:anchor-type="as-char" svg:width="6.9236in" svg:height="3.956343in" draw:z-index="0">
<draw:image xlink:href="../Images/yкринформ/2023-06-20T17-48-12-03-00/630_360_1540839872-223.jpg" xlink:type="simple" xlink:show="embed" xlink:actuate="onLoad" draw:mime-type="image/jpeg"/>
</draw:frame>
The investigator Jose Luis Kalama, speaking in the high court of Madrid, accused the74-year-old suspect of sending several letters from explosives to the regulation, diplomatic and defense institutions at the end of 2022, on two-piece accusations of terrorism in aggravating circumstances.</text:p>
      <text:p text:style-name="P4">
About it reports <text:a xlink:type="simple" xlink:href="https://www.reuters.com/world/spanish-court-charges-parcel-bomb-suspect-with-terrorism-offences-2023-06-20/" text:style-name="Internet_20_link" text:visited-style-name="Visited_20_Internet_20_Link">
Reuters</text:a>
, reports Ukrinform.</text:p>
      <text:p text:style-name="P4">
As it is noted, Pumplez Paskal was arrested in January after last year from November 24 to December 2, he sent six parcels to the Samamorobut explosives against Prime Minister Pedro Sanchez, Margarita Robles Ministers, Embassies of Ukraine and the United States in Madrid, military -air base and weapon manufacturer. Most of the ammunition was disposed of. The security worker of the Security Service of the Ukrainian Embassy suffered slight injuries during the detonation of one of them.</text:p>
      <text:p text:style-name="P4">
The investigating judge stated that both accusations of terrorism and manufacturing devices for terrorist purposes were substantiated, even if the evidence was not evidence that the suspect belonged to the organized terrorist group or joined it. Character and context of acts, the use of explosive devices, as well as political motifs - such as violations of public order and forcing the government to stop Ukraine's support in the war against Russia, are considered to be reasonable.</text:p>
      <text:p text:style-name="P4">
Both crimes were qualified as crimes with aggravating circumstances, since two parcels were addressed to high -ranking officials - Sanchez Irobles.</text:p>
      <text:p text:style-name="P4">
Gonzalez is a former state -owned retirement. He lives in Miranda Del-Ebar in the northern province of Burgos.</text:p>
      <text:p text:style-name="P4">
In the course of the investigation, police found traces of DNA on explosive devices that run from Gonzalez's DNA.</text:p>
      <text:p text:style-name="P4">
The records provided by Amazon's online store showed that Gonzalez was buying Precrurses for <text:a xlink:type="simple" xlink:href="https://www.ukrinform.ua/tag-vibuhivka" text:style-name="Internet_20_link" text:visited-style-name="Visited_20_Internet_20_Link">
explosives</text:a>
, Medidrots, adhesive tape and templates for inscriptions in June and July 2022.</text:p>
      <text:p text:style-name="P4">
In December, the Spanish media reported an explosion in the Ukrainian police in Madrid. Dipulast's commandant was minor injuries and was hosted - the envelope exploded in his hands. The rest of the employees were unmarried.<text:span text:style-name="T4">
 Read also: </text:span>
 <text:a xlink:type="simple" xlink:href="https://www.ukrinform.ua/rubric-world/3657265-postovou-rozsilkou-vibuhivok-v-ispanii-keruvali-rosijski-specsluzbi-nyt.html" text:style-name="Internet_20_link" text:visited-style-name="Visited_20_Internet_20_Link">
<text:span text:style-name="T4">
 by mail </text:span>
 <text:span text:style-name="T4">
 by a mailing </text:span>
 <text:span text:style-name="T4">
 explosives </text:span>
 in <text:span text:style-name="T4">
 Spain </text:span>
<text:span text:style-name="T4">
 managed </text:span>
 <text:span text:style-name="T4">
 </text:span>
 *</text:a>
In addition, the office of Spain Prime Minister Pedro Sanchez was a leaf from an explosive device similar to those mentioned. The US Embassy in Madrid received a similar letter.</text:p>
      <text:p text:style-name="P4">
January <text:a xlink:type="simple" xlink:href="https://www.ukrinform.ua/rubric-world/3660868-listi-z-vibuhivkou-sud-v-ispanii-obvinuvativ-pensionera-v-terorizmi.html" text:style-name="Internet_20_link" text:visited-style-name="Visited_20_Internet_20_Link">
a court in Spain sued a pensioner's terrorism</text:a>
, which is suspected of being involved in the mailing packages with explosives. The man put in custody because he believed that he "could escape to Russian territory by the help of Russian citizens."</text:p>
      <text:p text:style-name="P4">
In April, the judge of the National Court of Spain dismissed a 74-year-old pensioner who is suspected of sending letters with explosives by Spanish ministers, defense companies and Embassy of Ukraine. The court referred to his warrior, lack of convictions, and the fact that the stage of collecting evidence in the investigation had become.</text:p>
      <text:p text:style-name="P4">
He was seized a passport and banned from leaving the country. He is also obliged to appear in the nearest court every week and constantly inform the court of his location.</text:p>
      <text:p text:style-name="P4">
News Source: <text:a xlink:type="simple" xlink:href="https://www.ukrinform.ua/rubric-world/3725425-listi-z-vibuhivkou-sud-v-ispanii-zvinuvativ-pidozruvanogo-pensionera-u-terorizmi.html" text:style-name="Internet_20_link" text:visited-style-name="Visited_20_Internet_20_Link">
https://www.ukrinform.ua/rubric-world/3725425-listi-z-vibuhivkou-sud-v-ispanii-zvinuvativ-pidozruvanogo-pensionera-u-terorizmi.html</text:a>
</text:p>
      <!--NEWS-->
      <text:h text:style-name="P10" text:outline-level="1">
<text:span text:style-name="T4">
In Jerusalem opened an alley in honor of Ukrainians who saved the Jews from the Nazis - Zelensk</text:span>
</text:h>
      <text:p text:style-name="P4">
Authors: Ukrinform (Person)</text:p>
      <text:p text:style-name="P4">
Publisher: Укринформ (Organization)</text:p>
      <text:p text:style-name="P4">
Published Time: 2023-06-20T17:49:00+03:00</text:p>
      <text:p text:style-name="P4">
Modified Time: 2023-06-20T23:49:00+03:00</text:p>
      <text:p text:style-name="P4">
Description: The first lady Olena Zelenskaya in Jerusalem took part in the grand opening of the alley named after the couple of Ukrainians Shchepanyuk, who rescued Jews from the Nazis during the Second World War. - Ukrinform.</text:p>
      <text:p text:style-name="P4">
Images: ['<text:a xlink:type="simple" xlink:href="https://static.ukrinform.com/photos/2023_06/thumb_files/630_360_1687293906-930.jpg" text:style-name="Internet_20_link" text:visited-style-name="Visited_20_Internet_20_Link">
630_360_16872...</text:a>
']</text:p>
      <text:p text:style-name="P4">
Tags: ['Друга світова', 'Єрусалим', 'Ізраїль', "Пам'ять", 'Олена Зеленська']</text:p>
      <text:p text:style-name="P4">
Type: Article</text:p>
      <!--METADATA-->
      <text:p text:style-name="P4">
<draw:frame draw:style-name="fr1" draw:name="Image118" text:anchor-type="as-char" svg:width="6.9236in" svg:height="3.956343in" draw:z-index="0">
<draw:image xlink:href="../Images/yкринформ/2023-06-20T17-49-00-03-00/630_360_1687293906-930.jpg" xlink:type="simple" xlink:show="embed" xlink:actuate="onLoad" draw:mime-type="image/jpeg"/>
</draw:frame>
The first laviolet Zelensk in Jerusalem took part in the opening of the Alley of the name of the Ukrainians Shchepanyuk, who rescued the Jews of Vienna during the Second World War.</text:p>
      <text:p text:style-name="P4">
According to Ukrinform, Zelenska reported on <text:a xlink:type="simple" xlink:href="https://www.facebook.com/olenazelenska.official/posts/pfbid021a9oAoQeoxo7bAGzXr8APZbgg1Lej7UUFMUAfmAe6ABAKXaMVFkiocciZ3yiP2Ffl" text:style-name="Internet_20_link" text:visited-style-name="Visited_20_Internet_20_Link">
Facebook</text:a>
.</text:p>
      <text:p text:style-name="P4">
“Ця дивовижна історія порятунку почалася в 1941 році в місті БориславіЛьвівської області, коли подружжя Юлії та Романа Щепанюків сховало своїхсусідів-євреїв, родину Вайс: маму, тата й трьох дітей від нацистів. Так іжили, ризикуючи собою, багато місяців. Певно, саме такий вигляд і маєсправжній порятунок – не яскравий кіноефект, а буденна, щоденна праця зарадитого, щоб хтось жив. І їм вдалося!”, - написала перша леді.</text:p>
      <text:p text:style-name="P4">
<text:span text:style-name="T5">
Відео:<text:a xlink:type="simple" xlink:href="https://t.me/FirstLadyOfUkraine/3467" text:style-name="Internet_20_link" text:visited-style-name="Visited_20_Internet_20_Link">
 Олена Зеленська, Телеграм </text:a>
</text:span>
</text:p>
      <text:p text:style-name="P4">
Zelenskaya said that the Weiss family saved and after the liberation of the city moved to the newly created state <text:a xlink:type="simple" xlink:href="https://www.ukrinform.ua/tag-izrail" text:style-name="Internet_20_link" text:visited-style-name="Visited_20_Internet_20_Link">
Israel</text:a>
. One of the sons, Sheva Weiss, became a politician - he held the position of specracynes, was an ambassador of Israel in Poland.</text:p>
      <text:p text:style-name="P4">
According to the President's wife, the Weysi rescuers did not forget their rescuers. According to the decision of "Yad Vashem", Shchepanyuk was recognized as the righteous peoples of the world. This honorary title is given to people who were at risk of saving Jews from Nazi. "And now, according to the decision of the municipality of Jerusalem in the city, there will also be a alley of couple Shchepanyuk," she said.</text:p>
      <text:p text:style-name="P4">
<text:span text:style-name="T4">
 Read also: </text:span>
 [in the "Yad Vashem" complex launched Ukrainian -language audiohyd(https://www.ukrinform.ua/rubric-culture/3725479-u-kompleksi-ad-vasem-zapustili-ukrainomovnij-audiogid.html)Zelenskaya reminded that in Ukraine more than 2,600 families who are recognized as righteous people of the world: “And now some of them, like all Ukrainians, are experiencing a war of hip. Again".</text:p>
      <text:p text:style-name="P4">
The first lady added that when evil returns to the world, it is such simple human apparatus as the history of Shchepanyuk, they give hope - to the fact that in the darkest there is help, self -sacrifice, support.</text:p>
      <text:p text:style-name="P4">
It was reported that Elena Zelenska is visiting Israel.</text:p>
      <text:p text:style-name="P4">
News Source: <text:a xlink:type="simple" xlink:href="https://www.ukrinform.ua/rubric-society/3725553-u-erusalimi-vidkrili-aleu-na-cest-ukrainciv-aki-ratuvali-evreiv-vid-nacistiv-zelenska.html" text:style-name="Internet_20_link" text:visited-style-name="Visited_20_Internet_20_Link">
https://www.ukrinform.ua/rubric-society/3725553-u-erusalimi-vidkrili-aleu-na-cest-ukrainciv-aki-ratuvali-evreiv-vid-nacistiv-zelenska.html</text:a>
</text:p>
      <!--NEWS-->
      <text:h text:style-name="P10" text:outline-level="1">
<text:span text:style-name="T4">
Rothenberg's pod -Russian oligarchs retained foreign assets - journalistic investigation</text:span>
</text:h>
      <text:p text:style-name="P4">
Authors: Ukrinform (Person)</text:p>
      <text:p text:style-name="P4">
Publisher: Укринформ (Organization)</text:p>
      <text:p text:style-name="P4">
Published Time: 2023-06-20T17:52:00+03:00</text:p>
      <text:p text:style-name="P4">
Modified Time: 2023-06-20T17:52:00+03:00</text:p>
      <text:p text:style-name="P4">
Description: Russian oligarchs Brothers Arkady and Boris Rothenberg hide their foreign companies, real estate, yachts and planes, thanks to trusted persons, "frontmen" that help them to bypass Western sanctions. - Ukrinform.</text:p>
      <text:p text:style-name="P4">
Images: ['<text:a xlink:type="simple" xlink:href="https://static.ukrinform.com/photos/2023_06/thumb_files/630_360_1687272402-309.jpg" text:style-name="Internet_20_link" text:visited-style-name="Visited_20_Internet_20_Link">
630_360_16872...</text:a>
']</text:p>
      <text:p text:style-name="P4">
Tags: ['Ротенберг', 'Санкції', 'Росія']</text:p>
      <text:p text:style-name="P4">
Type: Article</text:p>
      <!--METADATA-->
      <text:p text:style-name="P4">
<draw:frame draw:style-name="fr1" draw:name="Image119" text:anchor-type="as-char" svg:width="6.9236in" svg:height="3.946312in" draw:z-index="0">
<draw:image xlink:href="../Images/yкринформ/2023-06-20T17-52-00-03-00/630_360_1687272402-309.jpg" xlink:type="simple" xlink:show="embed" xlink:actuate="onLoad" draw:mime-type="image/jpeg"/>
</draw:frame>
Russian Ooligers Brothers Arkady and Boris Rothenberg hide their foreign companies, real estate, yachts and planes, thanks to trusted persons, "frontmen", which are out of order for them to bypass Western sanctions.</text:p>
      <text:p text:style-name="P4">
According to Ukrinform, this is stated in a joint investigation, which is published on <text:a xlink:type="simple" xlink:href="https://istories.media/stories/2023/06/20/frontmen-dlya-priblizhennikh-putina/" text:style-name="Internet_20_link" text:visited-style-name="Visited_20_Internet_20_Link">
site</text:a>
and in <text:a xlink:type="simple" xlink:href="https://www.youtube.com/watch" text:style-name="Internet_20_link" text:visited-style-name="Visited_20_Internet_20_Link">
YouTube</text:a>
Important Stories.</text:p>
      <text:p text:style-name="P4">
It is noted that the archive of correspondence of one of the "frontmen" of Rothenberg Maxim Viktorov was at the disposal of the publication. After that, "important stories" shared documents with journalists OCCRP, Le Monde, Forbes, the Times of the world's media.</text:p>
      <text:p text:style-name="P4">
<text:span text:style-name="T4">
 Read also: </text:span>
 <text:a xlink:type="simple" xlink:href="https://www.ukrinform.ua/rubric-world/3710707-finlandia-konfiskuvala-aktivi-putinskogo-oligarha-na-323-000.html" text:style-name="Internet_20_link" text:visited-style-name="Visited_20_Internet_20_Link">
Finland has confiscated Putin oligarch's assets for € 323 000</text:a>
The Rothenberg Archive contains more than 50,000 files, including almost 30 thousand electronic sheets and about 12,000 documents. These materials demonstrate how Rothenbergs have retained their foreign assets for the assistance of trusted persons whose task is to conduct the financial and personal affairs of their patrons, an alletak, so that no one knows in whose interests it is done.</text:p>
      <text:p text:style-name="P4">
One of the "frontmen", Maxim Viktorov, is a former employee of the KGB of the USSR, who worked in 2012 by an adviser to the experts of defense of the Russian Federation Anatoly Serdyukov. . Also, according to the newspaper, Viktor Ebiznes-partner of British Prince Michael Kent.</text:p>
      <text:p text:style-name="P4">
Viktorov began helping Rothenberg in 2014 after being launched on the US and EU sanctions list. They gradually came out of the asset management, but the share in their companies, according to investigators, moved to various closed unit investment funds, which managed the Evocorpus, owned by Viktor.</text:p>
      <text:p text:style-name="P4">
<text:span text:style-name="T4">
 Read also: </text:span>
 <text:a xlink:type="simple" xlink:href="https://www.ukrinform.ua/rubric-polytics/3706663-vidpovid-na-agresiu-ak-ukraina-vilucae-rosijski-aktivi.html" text:style-name="Internet_20_link" text:visited-style-name="Visited_20_Internet_20_Link">
Reply to Aggression: How Ukraine seizes Russian assets</text:a>
</text:p>
      <text:p text:style-name="P4">
Helped brothers Rothenbergam by missing Western sanctions their wives: Doddanasha Karina Rothenberg and Latvia Citizen Maria Bordunova(Sources call her "not official wife" by Arcadia Rothenberg). Бородунова почала накопичуватиелітну нерухомість за кордоном у 2013 році після знайомства з олігархом.«Очевидно, що якби всі активи, які належали Марії Бородуновій та двом їїдочкам, перебували у володінні Аркадія Ротенберга, то їхню закордонну частинуточно чекала б замороження», - зробили висновок розслідувачі.</text:p>
      <text:p text:style-name="P4">
Своєю чергою дружина Бориса Ротенберга Каріна володіє, згідно з файлами з"архіву", половиною всієї західної нерухомості свого чоловіка. Таким чином,наприклад, оформлена її частка в маєтку площею 30 гектарів у Муан-Сарту, за 50кілометрів від Монако. Вартість маєтку за цінами 2014 року – понад 17 млнєвро. У сукупності активи Каріни та Бориса Ротенбергів лише у Монако таФранції становили понад 60 млн євро.</text:p>
      <text:p text:style-name="P4">
<text:span text:style-name="T4">
Читайте також:</text:span>
 <text:a xlink:type="simple" xlink:href="https://www.ukrinform.ua/rubric-kyiv/3684783-vaks-konfiskuvav-castku-rotenbergiv-u-ocean-plaza.html" text:style-name="Internet_20_link" text:visited-style-name="Visited_20_Internet_20_Link">
 ВАКС конфіскував частку <text:span text:style-name="T4">
Ротенберг</text:span>
 ів у Ocean Plaza</text:a>
Arkady and Boris Rothenberg are part of Putin's "near circle", they have been familiar with the time of Leningrad's youth. After Putin's arrival, brothers are sustained. Sometimes they themselves perform the functions of the Frontman for the President of the Russian Federation, Arkady Rothenberg called himself the owner of Putin's "Putin's Palace".</text:p>
      <text:p text:style-name="P4">
News Source: <text:a xlink:type="simple" xlink:href="https://www.ukrinform.ua/rubric-world/3725427-pidsankcijni-rosijski-oligarhi-rotenbergi-zberegli-zakordonni-aktivi-zurnalistske-rozsliduvanna.html" text:style-name="Internet_20_link" text:visited-style-name="Visited_20_Internet_20_Link">
https://www.ukrinform.ua/rubric-world/3725427-pidsankcijni-rosijski-oligarhi-rotenbergi-zberegli-zakordonni-aktivi-zurnalistske-rozsliduvanna.html</text:a>
</text:p>
      <!--NEWS-->
      <text:h text:style-name="P10" text:outline-level="1">
<text:span text:style-name="T4">
Blinken announced a new package of assistance to Ukraine</text:span>
</text:h>
      <text:p text:style-name="P4">
Authors: Ukrinform (Person)</text:p>
      <text:p text:style-name="P4">
Publisher: Укринформ (Organization)</text:p>
      <text:p text:style-name="P4">
Published Time: 2023-06-20T17:53:00+03:00</text:p>
      <text:p text:style-name="P4">
Modified Time: 2023-06-20T17:53:00+03:00</text:p>
      <text:p text:style-name="P4">
Description: US Secretary of State Anthony Blinken said it would announce the allocation of a new assistance package to Ukraine by the United States on Wednesday, at the Ukraine Restoration Conference. - Ukrinform.</text:p>
      <text:p text:style-name="P4">
Images: ['<text:a xlink:type="simple" xlink:href="https://static.ukrinform.com/photos/2022_09/thumb_files/630_360_1662653521-497.jpg" text:style-name="Internet_20_link" text:visited-style-name="Visited_20_Internet_20_Link">
630_360_16626...</text:a>
']</text:p>
      <text:p text:style-name="P4">
Tags: ['допомога', 'Блінкен', 'Війна з Росією']</text:p>
      <text:p text:style-name="P4">
Type: Article</text:p>
      <!--METADATA-->
      <text:p text:style-name="P4">
<draw:frame draw:style-name="fr1" draw:name="Image120" text:anchor-type="as-char" svg:width="6.9236in" svg:height="3.956343in" draw:z-index="0">
<draw:image xlink:href="../Images/yкринформ/2023-06-20T17-53-00-03-00/630_360_1662653521-497.jpg" xlink:type="simple" xlink:show="embed" xlink:actuate="onLoad" draw:mime-type="image/jpeg"/>
</draw:frame>
US Secretary of State Anthony Blinken said it would announce the allocation of a new package of assistance to Ukraine by the United States on Wednesday, at the Conference of Ukraine.</text:p>
      <text:p text:style-name="P4">
He said this during a press conference in common with the head of the Ministry of Foreign Affairs of the Britain, Ukrinform reports, citing <text:a xlink:type="simple" xlink:href="https://www.reuters.com/world/blinken-us-set-out-robust-assistance-package-ukraine-2023-06-20/" text:style-name="Internet_20_link" text:visited-style-name="Visited_20_Internet_20_Link">
</text:a>
<text:a xlink:type="simple" xlink:href="https://www.reuters.com/world/blinken-us-set-out-robust-assistance-package-ukraine-2023-06-20/" text:style-name="Internet_20_link" text:visited-style-name="Visited_20_Internet_20_Link">
 Reuters</text:a>
 <text:a xlink:type="simple" xlink:href="https://www.reuters.com/world/blinken-us-set-out-robust-assistance-package-ukraine-2023-06-20/" text:style-name="Internet_20_link" text:visited-style-name="Visited_20_Internet_20_Link">
 . </text:a>
"We will support Ukraine as much as you need, and both of our nurses are deeply devoted to this," the President's word reminded <text:a xlink:type="simple" xlink:href="https://www.ukrinform.ua/tag-bajden" text:style-name="Internet_20_link" text:visited-style-name="Visited_20_Internet_20_Link">
Baiden</text:a>
.</text:p>
      <text:p text:style-name="P4">
So, he continued, "we will continue to fulfill this obligation, including the allocation of a new powerful US assistance package, which I can be able to tomorrow."</text:p>
      <text:p text:style-name="P4">
*!(https://www.ukrinform.ua/rubric-ato/3723391-ssa-britania-dania-ta-niderlandi-nadadut-ukraini-sotni-raket-dla-ppo.html)As reported by Ukrinform, on June 21 in London there will be an international conference on the restoration of Ukraine, which will determine the primary, medium -term and promising tasks for post -war reconstruction of the country's tamodernization.</text:p>
      <text:p text:style-name="P4">
News Source: <text:a xlink:type="simple" xlink:href="https://www.ukrinform.ua/rubric-polytics/3725429-blinken-anonsuvav-novij-paket-dopomogi-ukraini.html" text:style-name="Internet_20_link" text:visited-style-name="Visited_20_Internet_20_Link">
https://www.ukrinform.ua/rubric-polytics/3725429-blinken-anonsuvav-novij-paket-dopomogi-ukraini.html</text:a>
</text:p>
      <!--NEWS-->
      <text:h text:style-name="P10" text:outline-level="1">
<text:span text:style-name="T4">
Young Ukrainian tennis players will play in the qualification of the summer Cup of Europe</text:span>
</text:h>
      <text:p text:style-name="P4">
Authors: Ukrinform (Person)</text:p>
      <text:p text:style-name="P4">
Publisher: Укринформ (Organization)</text:p>
      <text:p text:style-name="P4">
Published Time: 2023-06-20T17:55:00+03:00</text:p>
      <text:p text:style-name="P4">
Modified Time: 2023-06-20T17:55:00+03:00</text:p>
      <text:p text:style-name="P4">
Description: Ukrainian national teams (tennisters under the age of 14) will fight for the place in the final tournament of the summer Cup of Europe. - Ukrinform.</text:p>
      <text:p text:style-name="P4">
Images: ['<text:a xlink:type="simple" xlink:href="https://static.ukrinform.com/photos/2023_06/thumb_files/630_360_1687272853-998.jpg" text:style-name="Internet_20_link" text:visited-style-name="Visited_20_Internet_20_Link">
630_360_16872...</text:a>
']</text:p>
      <text:p text:style-name="P4">
Tags: ['Теніс']</text:p>
      <text:p text:style-name="P4">
Type: Article</text:p>
      <!--METADATA-->
      <text:p text:style-name="P4">
<draw:frame draw:style-name="fr1" draw:name="Image121" text:anchor-type="as-char" svg:width="6.9236in" svg:height="3.956343in" draw:z-index="0">
<draw:image xlink:href="../Images/yкринформ/2023-06-20T17-55-00-03-00/630_360_1687272853-998.jpg" xlink:type="simple" xlink:show="embed" xlink:actuate="onLoad" draw:mime-type="image/jpeg"/>
</draw:frame>
Ukrainian(tennis players under 14 years of age)They will fight for the place in the final tournament of the summer Cup of Europe.</text:p>
      <text:p text:style-name="P4">
As reports <text:a xlink:type="simple" xlink:href="https://btu.org.ua/news/ukrainskiy-tennis/45500-sbornye-ukrainy-v-vozraste-do-14-let-sygrajut-v-kvalifikacii-letnego-kubka-evropy.html" text:style-name="Internet_20_link" text:visited-style-name="Visited_20_Internet_20_Link">
BTU</text:a>
, the team of guys(Timur Chukanov, Andriy Maksimenko, Vladimirrevenko)will play their matches on July 2-4 in Valencia(Spain), reports Ukrinform.</text:p>
      <text:p text:style-name="P4">
Together with the Ukrainian team for two places in the final tournament, the Commands of Andorra, Cyprus, Finland, the United Kingdom, Greece, Spain, Portugal and Slovenia will fight for two places in the final tournament.</text:p>
      <text:p text:style-name="P4">
<text:span text:style-name="T4">
 Read also: </text:span>
 <text:a xlink:type="simple" xlink:href="https://www.ukrinform.ua/rubric-sports/3724518-sacko-vigrav-persij-u-kareri-turnir-rivna-atp-challenger.html" text:style-name="Internet_20_link" text:visited-style-name="Visited_20_Internet_20_Link">
Sachko won the first atp Challenger level in his career</text:a>
The team of girls(Sofia Kryvoruchko, Pauline Sklyar, Maria Cherchamp)will perform these days in Timisoari(Romania), together with the teams of Bulgaria, Greece, Moldova, Romania, Serbia, Sweden and Switzerland.</text:p>
      <text:p text:style-name="P4">
Photo: btu.org.ua.</text:p>
      <text:p text:style-name="P4">
News Source: <text:a xlink:type="simple" xlink:href="https://www.ukrinform.ua/rubric-sports/3725428-uni-ukrainski-tenisisti-zigraut-u-kvalifikacii-litnogo-kubka-evropi.html" text:style-name="Internet_20_link" text:visited-style-name="Visited_20_Internet_20_Link">
https://www.ukrinform.ua/rubric-sports/3725428-uni-ukrainski-tenisisti-zigraut-u-kvalifikacii-litnogo-kubka-evropi.html</text:a>
</text:p>
      <!--NEWS-->
      <text:h text:style-name="P10" text:outline-level="1">
<text:span text:style-name="T4">
Denmark approved another military assistance package to Ukraine for 2.95 billion euros</text:span>
</text:h>
      <text:p text:style-name="P4">
Author: ['АРМІЯINFORM']</text:p>
      <text:p text:style-name="P4">
Time: 2023-06-20T18:00:00-04:00</text:p>
      <text:p text:style-name="P4">
Description: About the Ministr Defense of Ukraine Oleksiy Reznikov, having written in his tweeter. Great News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fza_16owiam-w3u.jpg" text:style-name="Internet_20_link" text:visited-style-name="Visited_20_Internet_20_Link">
fza_16owiam-w3u.jpg</text:a>
']</text:p>
      <text:p text:style-name="P4">
Tags: ['ВІЙНА', 'ВІЙСЬКОВА ДОПОМОГА УКРАЇНІ', 'ВТОРГНЕННЯ РФ', 'ДАНІЯ', 'ОЛЕКСІЙ РЕЗНІКОВ']</text:p>
      <text:p text:style-name="P4">
Category: News</text:p>
      <!--METADATA-->
      <text:p text:style-name="P4">
<draw:frame draw:style-name="fr1" draw:name="Image122" text:anchor-type="as-char" svg:width="6.9236in" svg:height="3.030998in" draw:z-index="0">
<draw:image xlink:href="../Images/AРМІЯINFORM/2023-06-20T18-00-00-04-00/fza_16owiam-w3u.jpg" xlink:type="simple" xlink:show="embed" xlink:actuate="onLoad" draw:mime-type="image/jpeg"/>
</draw:frame>
The Minister of Defense of Ukraine Alexei Reznikov wrote about it in his tweet.</text:p>
      <text:p text:style-name="Quotations">

<text:p text:style-name="P4">
Great News from Copenhagen:&gt;
 <text:a xlink:type="simple" xlink:href="https://twitter.com/folketinget" text:style-name="Internet_20_link" text:visited-style-name="Visited_20_Internet_20_Link">
@folketingt</text:a>
approved&gt;
 another package of military assistance to Ukraine worth 2.95 billion euros&gt;
 for 2023 -2028.  &gt;
  Thank you to my dear friends&gt;
 <text:a xlink:type="simple" xlink:href="https://twitter.com/mfMorten" text:style-name="Internet_20_link" text:visited-style-name="Visited_20_Internet_20_Link">
@mfMorten</text:a>
&gt;
 <text:a xlink:type="simple" xlink:href="https://twitter.com/troelslundp" text:style-name="Internet_20_link" text:visited-style-name="Visited_20_Internet_20_Link">
@troelslundp</text:a>
and the&gt;
 Danish people.  &gt;
  Every growl of Leopard and salvo of CAESAR is a salute in your…&gt;
 <text:a xlink:type="simple" xlink:href="https://t.co/YMmLM0eqgu" text:style-name="Internet_20_link" text:visited-style-name="Visited_20_Internet_20_Link">
pic.twitter.com/YMmLM0eqgu</text:a>
&gt;
&gt;
 - Oleksiy Reznikov(@oleksireznikov)<text:a xlink:type="simple" xlink:href="https://twitter.com/oleksiireznikov/status/1670905661922721792" text:style-name="Internet_20_link" text:visited-style-name="Visited_20_Internet_20_Link">
June 19,&gt;
 2023</text:a>
“Wonderful news from Copenhagen: Approved the next package of military aid for 2.95 billion euros for 2023-2028. Thank you to my dear friends in Denmark. Every leopard growl and Caesar's volley is a salute in your honor. Avasha participates in the "Bird Coalition" will add to this orchestra sounds from the sky, which we will be Mipragne, " - the message reads.</text:p>

</text:p>
      <text:p text:style-name="P4">
News Source: <text:a xlink:type="simple" xlink:href="https://armyinform.com.ua/2023/06/20/daniya-shvalyla-chergovyj-paket-vijskovoyi-dopomogy-ukrayini-na-295-milyardiv-yevro/" text:style-name="Internet_20_link" text:visited-style-name="Visited_20_Internet_20_Link">
https://armyinform.com.ua/2023/06/20/daniya-shvalyla-chergovyj-paket-vijskovoyi-dopomogy-ukrayini-na-295-milyardiv-yevro/</text:a>
</text:p>
      <!--NEWS-->
      <text:h text:style-name="P10" text:outline-level="1">
<text:span text:style-name="T4">
In the Kyiv Digital application launched an e-card to pay the fare</text:span>
</text:h>
      <text:p text:style-name="P4">
Authors: Ukrinform (Person)</text:p>
      <text:p text:style-name="P4">
Publisher: Укринформ (Organization)</text:p>
      <text:p text:style-name="P4">
Published Time: 2023-06-20T18:01:00+03:00</text:p>
      <text:p text:style-name="P4">
Modified Time: 2023-06-20T18:01:00+03:00</text:p>
      <text:p text:style-name="P4">
Description: In the city application "Kiev digital" launched a digital card to pay for a smartphone. - Ukrinform.</text:p>
      <text:p text:style-name="P4">
Images: ['<text:a xlink:type="simple" xlink:href="https://static.ukrinform.com/photos/2021_01/thumb_files/630_360_1611888430-125.jpg" text:style-name="Internet_20_link" text:visited-style-name="Visited_20_Internet_20_Link">
630_360_16118...</text:a>
']</text:p>
      <text:p text:style-name="P4">
Tags: ['Транспорт', 'Карта', 'Київ Цифровий']</text:p>
      <text:p text:style-name="P4">
Type: Article</text:p>
      <!--METADATA-->
      <text:p text:style-name="P4">
<draw:frame draw:style-name="fr1" draw:name="Image123" text:anchor-type="as-char" svg:width="6.9236in" svg:height="3.956343in" draw:z-index="0">
<draw:image xlink:href="../Images/yкринформ/2023-06-20T18-01-00-03-00/630_360_1611888430-125.jpg" xlink:type="simple" xlink:show="embed" xlink:actuate="onLoad" draw:mime-type="image/jpeg"/>
</draw:frame>
The Kyiv Digital City Summark launched a digital card to pay for the roadmark.</text:p>
      <text:p text:style-name="P4">
This was reported <text:a xlink:type="simple" xlink:href="https://kyivcity.gov.ua/news/u_miskomu_zastosunku_kiv_tsifroviy_zapustili_tsifrovu_kartu_dlya_oplati_prozdu_smartfonom/" text:style-name="Internet_20_link" text:visited-style-name="Visited_20_Internet_20_Link">
press service of the Kyiv City State Administration</text:a>
, reports Ukrinform.</text:p>
      <text:p text:style-name="P4">
«In response to users' reviews, the team of KP" GIOC "added to the city support. <text:a xlink:type="simple" xlink:href="https://www.ukrinform.ua/tag-kiiv-cifrovij" text:style-name="Internet_20_link" text:visited-style-name="Visited_20_Internet_20_Link">
" Kiev digital "</text:a>
Ability to buy a transport card for contactless payment of the passage. Upon purchase, the digital card is attached to Apple or Googlewallet, ”the message reads.</text:p>
      <text:p text:style-name="P4">
It is noted that the release of this service is carried out by the team of KP "GIOC" in stages. The first starting version was opened for 10% of Android users and 1% of users' OS to observe the reviews and promptly make improvements. The contagious version with a digital card is available to a wider audience.</text:p>
      <text:p text:style-name="P4">
<text:span text:style-name="T4">
 Read also: </text:span>
 <text:a xlink:type="simple" xlink:href="https://www.ukrinform.ua/rubric-kyiv/3725336-u-kievi-ponovili-robotu-kompleksiv-samoobslugovuvanna-na-vsih-stanciah-metro.html" text:style-name="Internet_20_link" text:visited-style-name="Visited_20_Internet_20_Link">
in Kiev renewed the work of self -service complexes on the subway stations</text:a>
The developers explain that the digital map is integrated with the automatic travel system and created for users who do not want to wear a plastic.</text:p>
      <text:p text:style-name="P4">
Now in the "Transport Map" section in the city application you can add both a plastic card and buy a digital card.</text:p>
      <text:p text:style-name="P4">
As reported by Ukrinform, the service of traffic in the application "Kiev digital" now provides <text:a xlink:type="simple" xlink:href="https://www.ukrinform.ua/rubric-kyiv/3710724-u-zastosunku-kiiv-cifrovij-zavilisa-pidkazki-pro-robotu-vestibuliv-metro.html" text:style-name="Internet_20_link" text:visited-style-name="Visited_20_Internet_20_Link">
tips on closed lobes of the metro stations.</text:a>
</text:p>
      <text:p text:style-name="P4">
News Source: <text:a xlink:type="simple" xlink:href="https://www.ukrinform.ua/rubric-kyiv/3725436-u-zastosunku-kiiv-cifrovij-zapustili-ekartu-dla-oplati-proizdu.html" text:style-name="Internet_20_link" text:visited-style-name="Visited_20_Internet_20_Link">
https://www.ukrinform.ua/rubric-kyiv/3725436-u-zastosunku-kiiv-cifrovij-zapustili-ekartu-dla-oplati-proizdu.html</text:a>
</text:p>
      <!--NEWS-->
      <text:h text:style-name="P10" text:outline-level="1">
<text:span text:style-name="T4">
943 hectares of forests remain flooded in the Nikolaev area</text:span>
</text:h>
      <text:p text:style-name="P4">
Authors: Ukrinform (Person)</text:p>
      <text:p text:style-name="P4">
Publisher: Укринформ (Organization)</text:p>
      <text:p text:style-name="P4">
Published Time: 2023-06-20T18:01:06+03:00</text:p>
      <text:p text:style-name="P4">
Modified Time: 2023-06-20T18:01:06+03:00</text:p>
      <text:p text:style-name="P4">
Description: In the Nikolaev area two weeks after the blasting of the Kakhovka hydroelectric power station, 943 hectares of forests remain flooded. - Ukrinform.</text:p>
      <text:p text:style-name="P4">
Images: ['<text:a xlink:type="simple" xlink:href="https://static.ukrinform.com/photos/2023_06/thumb_files/630_360_1687273182-200.jpg" text:style-name="Internet_20_link" text:visited-style-name="Visited_20_Internet_20_Link">
630_360_16872...</text:a>
']</text:p>
      <text:p text:style-name="P4">
Tags: ['Ліс', 'Миколаївщина', 'Каховська ГЕС', 'Підтоплення']</text:p>
      <text:p text:style-name="P4">
Type: Article</text:p>
      <!--METADATA-->
      <text:p text:style-name="P4">
<draw:frame draw:style-name="fr1" draw:name="Image124" text:anchor-type="as-char" svg:width="6.9236in" svg:height="3.956343in" draw:z-index="0">
<draw:image xlink:href="../Images/yкринформ/2023-06-20T18-01-06-03-00/630_360_1687273182-200.jpg" xlink:type="simple" xlink:show="embed" xlink:actuate="onLoad" draw:mime-type="image/jpeg"/>
</draw:frame>
Two weeks after the blasting of the Kakhovskaya hydroelectric power station, 943 hectares of forests remain submitted two weeks after the blasting of the Kakhovka hydroelectric power station.</text:p>
      <text:p text:style-name="P4">
About it reports the Southern Forest Office in <text:a xlink:type="simple" xlink:href="https://www.facebook.com/permalink.php" text:style-name="Internet_20_link" text:visited-style-name="Visited_20_Internet_20_Link">
Facebook</text:a>
, reports Ukrinform.</text:p>
      <text:p text:style-name="P4">
"943 hectares of forests remain flooded in the Nikolaev area. Most of the Vinburne and Vasylivsky forestry of the Kinburn Spit, which is temporarily -occupied - 200 and 700 hectares, respectively," - the message reads.</text:p>
      <text:p text:style-name="P4">
It is noted that the water gradually departs from the Snigurov forest tracts. Naragia in the captivity of large water there are 43 hectares.</text:p>
      <text:p text:style-name="P4">
<text:span text:style-name="T4">
 Read also: </text:span>
 <text:a xlink:type="simple" xlink:href="https://www.ukrinform.ua/rubric-regions/3725354-na-hersonsini-riven-vodi-znizivsa-se-na-9-santimetriv.html" text:style-name="Internet_20_link" text:visited-style-name="Visited_20_Internet_20_Link">
in Kherson region the water level decreased by another 9 centimeters</text:a>
As it was reported, nearly 3,000 hectares of forest arrays were covered in the peak of water raising in the reservoirs of the Nikolaev area.</text:p>
      <text:p text:style-name="P4">
On June 6, the Russian army [blown up the Kakhovskaya hydroelect(https://www.ukrinform.ua/rubric-other_news/3723441-pidriv-rosianami-kahovskoi-ges-usi-novini.html).</text:p>
      <text:p text:style-name="P4">
On the fact of undermining the occupiers of the Kakhovka hydroelectric power station, law enforcement officers began investigation under the article "Ecocid".</text:p>
      <text:p text:style-name="P4">
<text:span text:style-name="T5">
Foto: Southern Forest Office/Facebook</text:span>
</text:p>
      <text:p text:style-name="P4">
News Source: <text:a xlink:type="simple" xlink:href="https://www.ukrinform.ua/rubric-regions/3725432-na-mikolaivsini-zalisautsa-pidtoplenimi-943-gektari-lisiv.html" text:style-name="Internet_20_link" text:visited-style-name="Visited_20_Internet_20_Link">
https://www.ukrinform.ua/rubric-regions/3725432-na-mikolaivsini-zalisautsa-pidtoplenimi-943-gektari-lisiv.html</text:a>
</text:p>
      <!--NEWS-->
      <text:h text:style-name="P10" text:outline-level="1">
<text:span text:style-name="T4">
In Kharkiv, a diary of the writer Volodymyr Vakulenko killed by the invaders was issued by the invaders</text:span>
</text:h>
      <text:p text:style-name="P4">
Authors: Ukrinform (Person)</text:p>
      <text:p text:style-name="P4">
Publisher: Укринформ (Organization)</text:p>
      <text:p text:style-name="P4">
Published Time: 2023-06-20T18:03:00+03:00</text:p>
      <text:p text:style-name="P4">
Modified Time: 2023-06-20T18:03:00+03:00</text:p>
      <text:p text:style-name="P4">
Description: In Kharkiv, a diary and selected poems by the invaders of the writer Vladimir Vakulenko were selected. - Ukrinform.</text:p>
      <text:p text:style-name="P4">
Images: ['<text:a xlink:type="simple" xlink:href="https://static.ukrinform.com/photos/2022_11/thumb_files/630_360_1669730086-256.png" text:style-name="Internet_20_link" text:visited-style-name="Visited_20_Internet_20_Link">
630_360_16697...</text:a>
']</text:p>
      <text:p text:style-name="P4">
Tags: ['Книги', 'Видавництво', 'Харків', 'Вбивство', 'Щоденник', 'Письменник', 'Війна з Росією']</text:p>
      <text:p text:style-name="P4">
Type: Article</text:p>
      <!--METADATA-->
      <text:p text:style-name="P4">
<draw:frame draw:style-name="fr1" draw:name="Image125" text:anchor-type="as-char" svg:width="6.9236in" svg:height="3.956343in" draw:z-index="0">
<draw:image xlink:href="../Images/yкринформ/2023-06-20T18-03-00-03-00/630_360_1669730086-256.png" xlink:type="simple" xlink:show="embed" xlink:actuate="onLoad" draw:mime-type="image/png"/>
</draw:frame>
Kharkiv has a diary and selected poems shot by the invaders of the writer Volodymyravakulenko.</text:p>
      <text:p text:style-name="P4">
This was reported in <text:a xlink:type="simple" xlink:href="https://www.facebook.com/yuliya.argument/posts/pfbid02XmLUSaaoDeXMimFzcrk3DFecS5gEpkWtsGd6a3z9qPH1GMmosxUTkNKNfwonkswFl" text:style-name="Internet_20_link" text:visited-style-name="Visited_20_Internet_20_Link">
Facebook</text:a>
Director of Vivat Publishing House Yulia Orlova, Ukrinform reports.</text:p>
      <text:p text:style-name="P4">
“... There are two important books in the Vivat publishing house. The first is “I am… I occupy a diary. Selected poems ”by Vladimir Vakulenko, which the Russians were killed in March last year. The publication appeared with the assistance of the Ukrainian PEN, Kharkiv Literary Museum, Vivat publishing house, public broadcasting with the support of the International Renaissance Foundation. The second is "between the siren. New Poems of War ”, which included poetry of 59 Ukrainian poets of poetry,” Orlova said.</text:p>
      <text:p text:style-name="P4">
<text:span text:style-name="T5">
Foto: Yulia Orlova/Facebook</text:span>
</text:p>
      <text:p text:style-name="P4">
The collection included the poetry of Sergei Zhadan, Kateryna Kalitko, Dmitry Lazutkin, Victoria Amelin, Yulia Musakovskaya and others.</text:p>
      <text:p text:style-name="P4">
Both books will be presented on the arsenal on June 22 and 24.</text:p>
      <text:p text:style-name="P4">
<text:span text:style-name="T4">
 Read also: </text:span>
 <text:a xlink:type="simple" xlink:href="https://www.ukrinform.ua/rubric-culture/3713853-pismennika-volodimira-vakulenka-posmertno-nagorodili-vidznakou-prix-voltaire.html" text:style-name="Internet_20_link" text:visited-style-name="Visited_20_Internet_20_Link">
<text:span text:style-name="T4">
 writer </text:span>
 <text:span text:style-name="T4">
 </text:span>
 Vladimir <text:span text:style-name="T4">
 </text:span>
 Vakulenka <text:span text:style-name="T4">
<text:span text:style-name="T5">
* posthumous </text:span>
* </text:span>
 <text:span text:style-name="T4">
 awarded </text:span>
 <text:span text:style-name="T4">
 </text:span>
 by distinction <text:span text:style-name="T4">
 </text:span>
 <text:span text:style-name="T4">
 prix </text:span>
 <text:span text:style-name="T4">
 Voltaire </text:span>
</text:a>
“This war had to dispense Ukrainian culture, but was the impetus for the new stage of its development - the pain is also hardened. I do not get tired of repeating that we have been able to publish as many books about this war as possible so that our pain does not dissolve participation. In order for our children to always remember the price of Ukraine for the second time and for a long time, ”Orlova said.On March 23, 2022, the writer at the writer conducted a search, the entrance of which was seized by Vladimir and his teenage son, who has autism. According to his relatives, Vladimir was questioned for several hours that day, he was tightly been questioned, but released home. And the next day the writer was taken away again. He was not seen in the way. Subsequently, police became aware that on May 12, 2022, the Russian Federation ordered the locals to dispose of a body that was after giving up for more than a month near the village. Capitol. It was Vakulenko. The expertise confirmed that the writer was shot dead from the pistolmakarov, two balls were found in the body.</text:p>
      <text:p text:style-name="P4">
On December 6, 2022 he was buried in <text:a xlink:type="simple" xlink:href="https://www.ukrinform.ua/tag-harkiv" text:style-name="Internet_20_link" text:visited-style-name="Visited_20_Internet_20_Link">
Kharkiv</text:a>
at the city cemetery №2.</text:p>
      <text:p text:style-name="P4">
_ First photo: Iryna Novitska/Facebook_</text:p>
      <text:p text:style-name="P4">
News Source: <text:a xlink:type="simple" xlink:href="https://www.ukrinform.ua/rubric-culture/3725431-u-harkovi-vidali-sodennik-vbitogo-zagarbnikami-pismennika-volodimira-vakulenka.html" text:style-name="Internet_20_link" text:visited-style-name="Visited_20_Internet_20_Link">
https://www.ukrinform.ua/rubric-culture/3725431-u-harkovi-vidali-sodennik-vbitogo-zagarbnikami-pismennika-volodimira-vakulenka.html</text:a>
</text:p>
      <!--NEWS-->
      <text:h text:style-name="P10" text:outline-level="1">
<text:span text:style-name="T4">
Zelensky congratulated the new premiere of Finland with appointments</text:span>
</text:h>
      <text:p text:style-name="P4">
Authors: Ukrinform (Person)</text:p>
      <text:p text:style-name="P4">
Publisher: Укринформ (Organization)</text:p>
      <text:p text:style-name="P4">
Published Time: 2023-06-20T18:03:20+03:00</text:p>
      <text:p text:style-name="P4">
Modified Time: 2023-06-20T18:03:20+03:00</text:p>
      <text:p text:style-name="P4">
Description: President of Ukraine Volodymyr Zelensky congratulated Petter ORPO on the appointment of Finland Prime Minister and noted that he was counting on the continuation of active interaction of countries. - Ukrinform.</text:p>
      <text:p text:style-name="P4">
Images: ['<text:a xlink:type="simple" xlink:href="https://static.ukrinform.com/photos/2023_06/thumb_files/630_360_1685626140-135.jpg" text:style-name="Internet_20_link" text:visited-style-name="Visited_20_Internet_20_Link">
630_360_16856...</text:a>
']</text:p>
      <text:p text:style-name="P4">
Tags: ['Фінляндія', 'Уряд', 'Зеленський']</text:p>
      <text:p text:style-name="P4">
Type: Article</text:p>
      <!--METADATA-->
      <text:p text:style-name="P4">
<draw:frame draw:style-name="fr1" draw:name="Image128" text:anchor-type="as-char" svg:width="6.9236in" svg:height="3.948443in" draw:z-index="0">
<draw:image xlink:href="../Images/yкринформ/2023-06-20T18-03-20-03-00/630_360_1685626140-135.jpg" xlink:type="simple" xlink:show="embed" xlink:actuate="onLoad" draw:mime-type="image/jpeg"/>
</draw:frame>
President of Ukraine Volodymyr Zelensky congratulated Petter ORPO on the appointment of Finland and said that he was counting on the continuation of the active development of the countries.</text:p>
      <text:p text:style-name="P4">
According to Ukrinform, Zelensky reported this in <text:a xlink:type="simple" xlink:href="https://twitter.com/ZelenskyyUa/status/1671163901239754755" text:style-name="Internet_20_link" text:visited-style-name="Visited_20_Internet_20_Link">
Twitter.</text:a>
“I congratulate Petter Orpo on the appointment of Prime Minister <text:a xlink:type="simple" xlink:href="https://www.ukrinform.ua/tag-finlandia" text:style-name="Internet_20_link" text:visited-style-name="Visited_20_Internet_20_Link">
Finland</text:a>
. I appreciate the special attention of the new Finnish government to Ukraine and our liberation struggle against the Russian aggressor, ”Zelensky wrote.</text:p>
      <text:p text:style-name="P4">
He added that he is counting on the continuation of the active Ukrainian-Finnish interaction of the approach of joint victory and the return of peace to Europe. The president also thanked the former Finnish Prime Minister Sanny Marin Sattlement and adamant support.</text:p>
      <text:p text:style-name="P4">
<text:span text:style-name="T4">
 Read also: </text:span>
 <text:a xlink:type="simple" xlink:href="https://www.ukrinform.ua/rubric-polytics/3704253-zelenskij-zustrivsa-zi-spikerom-parlamentu-finlandii-ta-glavou-uradu-norvegii.html" text:style-name="Internet_20_link" text:visited-style-name="Visited_20_Internet_20_Link">
Zelensky met with the Finland Parliament Speaker Taglava of the Government of Norway</text:a>
As reported by Ukrinform, on June 20, the Parliament of Finland <text:a xlink:type="simple" xlink:href="https://www.ukrinform.ua/rubric-world/3723710-u-finlandii-sformovana-pravlaca-uradova-koalicia-na-coli-z-petteri-orpo.html" text:style-name="Internet_20_link" text:visited-style-name="Visited_20_Internet_20_Link">
approved the candidate of ORPO</text:a>
to the post of new prime minister of the country.</text:p>
      <text:p text:style-name="P4">
News Source: <text:a xlink:type="simple" xlink:href="https://www.ukrinform.ua/rubric-polytics/3725434-zelenskij-privitav-novogo-premera-finlandii-iz-priznacennam.html" text:style-name="Internet_20_link" text:visited-style-name="Visited_20_Internet_20_Link">
https://www.ukrinform.ua/rubric-polytics/3725434-zelenskij-privitav-novogo-premera-finlandii-iz-priznacennam.html</text:a>
</text:p>
      <!--NEWS-->
      <text:h text:style-name="P10" text:outline-level="1">
<text:span text:style-name="T4">
The Ministry of Defense expects that the Council will consider the draft law on the DFRR in the near future</text:span>
</text:h>
      <text:p text:style-name="P4">
Authors: Ukrinform (Person)</text:p>
      <text:p text:style-name="P4">
Publisher: Укринформ (Organization)</text:p>
      <text:p text:style-name="P4">
Published Time: 2023-06-20T18:03:43+03:00</text:p>
      <text:p text:style-name="P4">
Modified Time: 2023-06-20T18:03:43+03:00</text:p>
      <text:p text:style-name="P4">
Description: The Ministry of Community Development, Territories and Infrastructure expect that Parliament will consider the Bill No. 9165 in the near future, which will allow Ukrainians to choose projections that will be funded by the FDR. - Ukrinform.</text:p>
      <text:p text:style-name="P4">
Images: ['<text:a xlink:type="simple" xlink:href="https://static.ukrinform.com/photos/2023_04/thumb_files/630_360_1682685211-525.jpg" text:style-name="Internet_20_link" text:visited-style-name="Visited_20_Internet_20_Link">
630_360_16826...</text:a>
']</text:p>
      <text:p text:style-name="P4">
Tags: ['Верховна Рада', 'Відбудова', 'Відновлення України']</text:p>
      <text:p text:style-name="P4">
Type: Article</text:p>
      <!--METADATA-->
      <text:p text:style-name="P4">
<draw:frame draw:style-name="fr1" draw:name="Image129" text:anchor-type="as-char" svg:width="6.9236in" svg:height="3.956343in" draw:z-index="0">
<draw:image xlink:href="../Images/yкринформ/2023-06-20T18-03-43-03-00/630_360_1682685211-525.jpg" xlink:type="simple" xlink:show="embed" xlink:actuate="onLoad" draw:mime-type="image/jpeg"/>
</draw:frame>
In the Ministry of Community Development, Territories and Infrastructure, the Parliament will be considered by the Parliament in the near future, the bill №9165, which will allow Ukrainian Ukrainians to choose with the help of "action" projects that will be funded by the DFRR.</text:p>
      <text:p text:style-name="P4">
About it in <text:a xlink:type="simple" xlink:href="https://www.ukrinform.ua/rubric-vidbudova/3724771-oleksandra-azarhina-zastupnica-ministra-rozvitku-gromad-teritorij-ta-infrastrukturi.html" text:style-name="Internet_20_link" text:visited-style-name="Visited_20_Internet_20_Link">
interview</text:a>
<text:a xlink:type="simple" xlink:href="https://www.ukrinform.ua/rubric-vidbudova/3724771-oleksandra-azarhina-zastupnica-ministra-rozvitku-gromad-teritorij-ta-infrastrukturi.html" text:style-name="Internet_20_link" text:visited-style-name="Visited_20_Internet_20_Link">
Ukrinform</text:a>
The Deputy Minister of Community Development, Territories and Infrastructure of Azarchin reported.</text:p>
      <text:p text:style-name="P4">
“The previous standards for the distribution of funds of the FDRs took into account the population of Uregion and an indicator of gross regional product, as well as in fact depending on the political component. Any MP is not always ethical to "promote" his own project or not to support another, since 50% of the composition of the Commission to coordinate are members of the budget committee. Therefore, it turned out that sometimes the projects were only pyar in nature, not contributed to the economic development of the region, ”the Deputy Minister said.</text:p>
      <text:p text:style-name="P4">
According to her, if the document is approved, 50% of the funds from UAH 2 billion, which are foresected by the SPDR in 2023, will be distributed in equal parts of the interrudama regions, the remaining 50% will be additionally equal to 11 regions, which were more affected by hostilities. Central and local executive authorities and local self -government bodies will be able to submit projects for the implementation of the SFRR's brash through a specialized platform - action.</text:p>
      <text:p text:style-name="P4">
The most criticized document for preferences allegedly will have projections of acquired cities that will receive all <text:a xlink:type="simple" xlink:href="https://www.ukrinform.ua/tag-grosi" text:style-name="Internet_20_link" text:visited-style-name="Visited_20_Internet_20_Link">
funds</text:a>
Azarchin emphasizes. But the vote will take place within the region, so every Ukrainian will be able to choose the option that suits him most, is not just about a separate city. Financing will also take place not only for one project, but also those for which the funds will be sufficient and which will get a UNIONAL Rating.</text:p>
      <text:p text:style-name="P4">
<text:span text:style-name="T4">
 Read also: </text:span>
 <text:a xlink:type="simple" xlink:href="https://www.ukrinform.ua/rubric-vidbudova/3725238-u-dream-zareestruvali-ponad-6-tisac-proektiv-ta-idej-vidbudovi.html" text:style-name="Internet_20_link" text:visited-style-name="Visited_20_Internet_20_Link">
DREAM has registered more than 6,000 projects and ideas <text:span text:style-name="T4">
 rebuildings </text:span>
 and</text:a>
</text:p>
      <text:p text:style-name="P4">
As it was reported, on April 11, the Verkhovna Rada approved in the first reading of the law No. 9165 on amendments to the Law of Ukraine "On the State Budget of Ukraine for 2023" on the use of funds of the State Fund of Regional Development.</text:p>
      <text:p text:style-name="P4">
News Source: <text:a xlink:type="simple" xlink:href="https://www.ukrinform.ua/rubric-vidbudova/3725435-u-minvidnovlenna-ocikuut-so-rada-najblizcim-casom-rozglane-zakonoproekt-pro-dfrr.html" text:style-name="Internet_20_link" text:visited-style-name="Visited_20_Internet_20_Link">
https://www.ukrinform.ua/rubric-vidbudova/3725435-u-minvidnovlenna-ocikuut-so-rada-najblizcim-casom-rozglane-zakonoproekt-pro-dfrr.html</text:a>
</text:p>
      <!--NEWS-->
      <text:h text:style-name="P10" text:outline-level="1">
<text:span text:style-name="T4">
The movie "Luxembourg, Luxembourg" will be shown at the Czech Republic Festival</text:span>
</text:h>
      <text:p text:style-name="P4">
Authors: Ukrinform (Person)</text:p>
      <text:p text:style-name="P4">
Publisher: Укринформ (Organization)</text:p>
      <text:p text:style-name="P4">
Published Time: 2023-06-20T18:07:27+03:00</text:p>
      <text:p text:style-name="P4">
Modified Time: 2023-06-20T18:07:27+03:00</text:p>
      <text:p text:style-name="P4">
Description: Antonio Lukich's tape "Luxembourg, Luxembourg" will be shown at the 57th Film Festival in Karlovy Vary. - Ukrinform.</text:p>
      <text:p text:style-name="P4">
Images: ['<text:a xlink:type="simple" xlink:href="https://static.ukrinform.com/photos/2022_07/thumb_files/630_360_1658855995-591.jpg" text:style-name="Internet_20_link" text:visited-style-name="Visited_20_Internet_20_Link">
630_360_16588...</text:a>
']</text:p>
      <text:p text:style-name="P4">
Tags: ['Чехія', 'Люксембург', 'фільм']</text:p>
      <text:p text:style-name="P4">
Type: Article</text:p>
      <!--METADATA-->
      <text:p text:style-name="P4">
<draw:frame draw:style-name="fr1" draw:name="Image130" text:anchor-type="as-char" svg:width="6.9236in" svg:height="3.956343in" draw:z-index="0">
<draw:image xlink:href="../Images/yкринформ/2023-06-20T18-07-27-03-00/630_360_1658855995-591.jpg" xlink:type="simple" xlink:show="embed" xlink:actuate="onLoad" draw:mime-type="image/jpeg"/>
</draw:frame>
Luxembourg, Luxembourg's Luxembourg, Luxembourg will be shown at the 57th Film Festival of Varlov Vary.</text:p>
      <text:p text:style-name="P4">
The press service of the State Cinema Agency on Page B [] informs about it(https://www.facebook.com/ukrainefilmagency/posts/pfbid0XGHcef5os4C3cJWH9HyPAJKnTsAsgyxf5cJL9LEVDBTihcxVNLrmuL2oJtZAofK7l)<text:a xlink:type="simple" xlink:href="https://www.facebook.com/ukrainefilmagency/posts/pfbid0XGHcef5os4C3cJWH9HyPAJKnTsAsgyxf5cJL9LEVDBTihcxVNLrmuL2oJtZAofK7l" text:style-name="Internet_20_link" text:visited-style-name="Visited_20_Internet_20_Link">
Facebook</text:a>
<text:a xlink:type="simple" xlink:href="https://www.facebook.com/ukrainefilmagency/posts/pfbid0XGHcef5os4C3cJWH9HyPAJKnTsAsgyxf5cJL9LEVDBTihcxVNLrmuL2oJtZAofK7l" text:style-name="Internet_20_link" text:visited-style-name="Visited_20_Internet_20_Link">
 ,</text:a>
He reports Ukrinform.</text:p>
      <text:p text:style-name="P4">
"The picture will be demonstrated within the framework of the Horizon Out -of -Competition Program on June 30, 9:00, July 6 at 6:00 pm and July 7 at 21:00," the message reads.</text:p>
      <text:p text:style-name="P4">
The film tells the story of twin brothers who learn that their ancient father got sick in <text:a xlink:type="simple" xlink:href="https://www.ukrinform.ua/tag-luksemburg" text:style-name="Internet_20_link" text:visited-style-name="Visited_20_Internet_20_Link">
Luxembourg</text:a>
. They go on a journey to see him last.</text:p>
      <text:p text:style-name="P4">
The leading roles in Luxembourg, Luxembourg were played by the participants of the Mound and Agregat rap band-Brothers Ramil and Amil Nasirov. The tape was created for the Cinema Agency of Ukraine.</text:p>
      <text:p text:style-name="P4">
<text:span text:style-name="T4">
 Read also: </text:span>
 <text:a xlink:type="simple" xlink:href="https://www.ukrinform.ua/rubric-culture/3723452-luksemburg-luksemburg-zibrav-v-ukrainskomu-prokati-vze-ponad-34-miljoni.html" text:style-name="Internet_20_link" text:visited-style-name="Visited_20_Internet_20_Link">
"<text:span text:style-name="T4">
 Luxembe </text:span>
 URG, <text:span text:style-name="T4">
 LUXEMB </text:span>
 URG" gathered in the Ukrainian rental already over ₴ 34 million</text:a>
In May 2022, the film became one of the five participants in the program of support for Ukrainian films "Promotion", started by the Ukrainian Institute. International promotion under the program is implemented with the help of the Göteborg Film Fund.</text:p>
      <text:p text:style-name="P4">
Karlovy Vary International Film Festival in the Czech Republic is one of the oldest causiness European Film Festivals of the class "A". It will take place this year from June 30 to July 8, 2023.</text:p>
      <text:p text:style-name="P4">
News Source: <text:a xlink:type="simple" xlink:href="https://www.ukrinform.ua/rubric-culture/3725437-film-luksemburg-luksemburg-pokazut-na-festivali-cehii.html" text:style-name="Internet_20_link" text:visited-style-name="Visited_20_Internet_20_Link">
https://www.ukrinform.ua/rubric-culture/3725437-film-luksemburg-luksemburg-pokazut-na-festivali-cehii.html</text:a>
</text:p>
      <!--NEWS-->
      <text:h text:style-name="P10" text:outline-level="1">
<text:span text:style-name="T4">
The Embassy exported from Hungary three Ukrainian prisoners of war</text:span>
</text:h>
      <text:p text:style-name="P4">
Authors: Ukrinform (Person)</text:p>
      <text:p text:style-name="P4">
Publisher: Укринформ (Organization)</text:p>
      <text:p text:style-name="P4">
Published Time: 2023-06-20T18:10:00+03:00</text:p>
      <text:p text:style-name="P4">
Modified Time: 2023-06-20T18:10:00+03:00</text:p>
      <text:p text:style-name="P4">
Description: The Embassy of Ukraine in Budapest exported three Ukrainian prisoners of war to the Ukrainian territory. - Ukrinform.</text:p>
      <text:p text:style-name="P4">
Images: ['<text:a xlink:type="simple" xlink:href="https://static.ukrinform.com/photos/2023_06/thumb_files/630_360_1687284846-464.jpg" text:style-name="Internet_20_link" text:visited-style-name="Visited_20_Internet_20_Link">
630_360_16872...</text:a>
']</text:p>
      <text:p text:style-name="P4">
Tags: ['Угорщина', 'Полонені']</text:p>
      <text:p text:style-name="P4">
Type: Article</text:p>
      <!--METADATA-->
      <text:p text:style-name="P4">
<draw:frame draw:style-name="fr1" draw:name="Image131" text:anchor-type="as-char" svg:width="6.9236in" svg:height="3.956343in" draw:z-index="0">
<draw:image xlink:href="../Images/yкринформ/2023-06-20T18-10-00-03-00/630_360_1687284846-464.jpg" xlink:type="simple" xlink:show="embed" xlink:actuate="onLoad" draw:mime-type="image/jpeg"/>
</draw:frame>
The Embassy of Ukraine in Budapest removed from Hungary three Ukrainian prisoners of war.</text:p>
      <text:p text:style-name="P4">
This was reported by the spokesman of the Ministry of Foreign Affairs of Ukraine Oleg Nikolenko <text:a xlink:type="simple" xlink:href="https://www.facebook.com/1090077030/posts/pfbid0vrudxVRSC2vKkfL1csGJKzWFuedydT3dxqt3fQYio6m84bhUvkEVfiL8JRzrzACol/" text:style-name="Internet_20_link" text:visited-style-name="Visited_20_Internet_20_Link">
on Facebook,</text:a>
He reports Ukrinform.</text:p>
      <text:p text:style-name="P4">
“Embassy of Ukraine in <text:a xlink:type="simple" xlink:href="https://www.ukrinform.ua/tag-poloneni" text:style-name="Internet_20_link" text:visited-style-name="Visited_20_Internet_20_Link">
Budapest</text:a>
It was possible to remove three Ukrainian prisoners of war from Hungary. They are already overwhelming in the Ukrainian territory, they are given all sorts of support, ”the spokesman said.</text:p>
      <text:p text:style-name="P4">
He added that Ukrainian diplomats, along with the coordination headquarters on the issue of prisoners of war and other involvement bodies of Ukraine, have to take active measures to return home the rest of the Ukrainian defenders exported to Hungary in Hungary.</text:p>
      <text:p text:style-name="P4">
<text:span text:style-name="T4">
 Read also: </text:span>
 [Kuleba: Ukrainian <text:span text:style-name="T4">
 captives </text:span>
 They were taken to Hungary of the Earban Interest]](https://www.ukrinform.ua/rubric-polytics/3725056-kuleba-ukrainskih-polonenih-vivezli-do-ugorsini-v-politicnih-interesah-orbana.html)As it was reported, on June 9, the Ministry of Foreign Affairs of Ukraine was invited to the Hungarian Attorney and submitted to him an appeal to demand detailed information about the Ukrainian -wave -watched Budapest transmitted by Russia and to provide consul access immediately.</text:p>
      <text:p text:style-name="P4">
It was also reported that the Ukrainian <text:a xlink:type="simple" xlink:href="https://www.ukrinform.ua/rubric-polytics/3720617-mzs-vimagae-v-ugorsini-detalnu-informaciu-pro-zvilnenih-polonenih-i-dostupu-do-nih-konsula.html" text:style-name="Internet_20_link" text:visited-style-name="Visited_20_Internet_20_Link">
the government was not informed</text:a>
Leading negotiations between Hungarian and Russian sides. The fact that Russia transmitted to Budapest eleven Ukrainians of Hungarian descent, the Ukrainian castor learned from the public statements of the Viceremier-Minister of Hungary Zolt Shemienna Hungarian media.</text:p>
      <text:p text:style-name="P4">
<text:span text:style-name="T5">
Foto: Coordination Staff</text:span>
</text:p>
      <text:p text:style-name="P4">
News Source: <text:a xlink:type="simple" xlink:href="https://www.ukrinform.ua/rubric-society/3725440-posolstvo-ukraini-vivezlo-z-ugorsini-troh-ukrainskih-vijskovopolonenih.html" text:style-name="Internet_20_link" text:visited-style-name="Visited_20_Internet_20_Link">
https://www.ukrinform.ua/rubric-society/3725440-posolstvo-ukraini-vivezlo-z-ugorsini-troh-ukrainskih-vijskovopolonenih.html</text:a>
</text:p>
      <!--NEWS-->
      <text:h text:style-name="P10" text:outline-level="1">
<text:span text:style-name="T4">
In Israel there was a shooting, four people were killed</text:span>
</text:h>
      <text:p text:style-name="P4">
Authors: Ukrinform (Person)</text:p>
      <text:p text:style-name="P4">
Publisher: Укринформ (Organization)</text:p>
      <text:p text:style-name="P4">
Published Time: 2023-06-20T18:18:18+03:00</text:p>
      <text:p text:style-name="P4">
Modified Time: 2023-06-20T18:18:18+03:00</text:p>
      <text:p text:style-name="P4">
Description: At the gas station near the settlement of Eli in the Israeli district, Benjamin had a shooting, which killed four people and four more were injured. - Ukrinform.</text:p>
      <text:p text:style-name="P4">
Images: ['<text:a xlink:type="simple" xlink:href="https://static.ukrinform.com/photos/2023_06/thumb_files/630_360_1687274061-606.jpg" text:style-name="Internet_20_link" text:visited-style-name="Visited_20_Internet_20_Link">
630_360_16872...</text:a>
']</text:p>
      <text:p text:style-name="P4">
Tags: ['Ізраїль', 'Поліція', 'Стрілянина']</text:p>
      <text:p text:style-name="P4">
Type: Article</text:p>
      <!--METADATA-->
      <text:p text:style-name="P4">
<draw:frame draw:style-name="fr1" draw:name="Image132" text:anchor-type="as-char" svg:width="6.9236in" svg:height="3.956343in" draw:z-index="0">
<draw:image xlink:href="../Images/yкринформ/2023-06-20T18-18-18-03-00/630_360_1687274061-606.jpg" xlink:type="simple" xlink:show="embed" xlink:actuate="onLoad" draw:mime-type="image/jpeg"/>
</draw:frame>
At the Azsbel Eli settlement in the Israeli district Benjamin, a shooting occurred, which was killed by four people and four more were injured.</text:p>
      <text:p text:style-name="P4">
According to Ukrinform, it reports <text:a xlink:type="simple" xlink:href="https://www.vesty.co.il/main/article/bjujyxk00n#autoplay" text:style-name="Internet_20_link" text:visited-style-name="Visited_20_Internet_20_Link">
Vesty.co.il</text:a>
.</text:p>
      <text:p text:style-name="P4">
One wounded is in serious condition, two - in a state of moderateness and one suffered slight injuries.</text:p>
      <text:p text:style-name="P4">
<text:span text:style-name="T4">
 Read also: </text:span>
 <text:a xlink:type="simple" xlink:href="https://www.ukrinform.ua/rubric-world/3722665-v-aponii-kursant-vidkriv-strilaninu-na-poligoni-dvoe-vijskovih-zaginuli.html" text:style-name="Internet_20_link" text:visited-style-name="Visited_20_Internet_20_Link">
in Japan the cadet opened <text:span text:style-name="T4">
 shoot </text:span>
 at on the landfill, two soldiers were killed</text:a>
One of those who fired was liquidated near the gas station itself. The rest of the attackers are searched.</text:p>
      <text:p text:style-name="P4">
It is noted that the great forces of the army and theisrael are charged to the site of the tragedy. Locals are ordered to be closed in homes and it is forbidden to leave the street.</text:p>
      <text:p text:style-name="P4">
Minister of Defense of the Country Joava Galant will hold an emergency meeting with the participation of the Head of the General Staff of Tsakhal and other heads of security services.</text:p>
      <text:p text:style-name="P4">
<text:span text:style-name="T4">
 Read also: </text:span>
 <text:a xlink:type="simple" xlink:href="https://www.ukrinform.ua/rubric-world/3724541-u-ssa-na-muzicnomu-festivali-stalasa-strilanina-dvoe-ludej-zaginuli.html" text:style-name="Internet_20_link" text:visited-style-name="Visited_20_Internet_20_Link">
in the US at the music festival there was <text:span text:style-name="T4">
 shoot </text:span>
 A, two people died</text:a>
As reported by Ukrinform, yesterday the Israeli military during the operation of the Nazakhid bank of the Jordan River killed three Palestinians and wounded at least29.</text:p>
      <text:p text:style-name="P4">
Photo: Goldstein, TPS</text:p>
      <text:p text:style-name="P4">
News Source: <text:a xlink:type="simple" xlink:href="https://www.ukrinform.ua/rubric-world/3725442-v-izraili-stalasa-strilanina-zaginuli-cetvero-ludej.html" text:style-name="Internet_20_link" text:visited-style-name="Visited_20_Internet_20_Link">
https://www.ukrinform.ua/rubric-world/3725442-v-izraili-stalasa-strilanina-zaginuli-cetvero-ludej.html</text:a>
</text:p>
      <!--NEWS-->
      <text:h text:style-name="P10" text:outline-level="1">
<text:span text:style-name="T4">
Ukraine plans to sign a Memorandum with the EBRD for reconstruction and recovery</text:span>
</text:h>
      <text:p text:style-name="P4">
Authors: Ukrinform (Person)</text:p>
      <text:p text:style-name="P4">
Publisher: Укринформ (Organization)</text:p>
      <text:p text:style-name="P4">
Published Time: 2023-06-20T18:25:44+03:00</text:p>
      <text:p text:style-name="P4">
Modified Time: 2023-06-20T18:25:44+03:00</text:p>
      <text:p text:style-name="P4">
Description: President Volodymyr Zelensky has authorized the Viceremier-Minister for the Restoration of Ukraine-Minister of Community Development, Territories and Infrastructure Alexander Kubrakov to sign a memorandum with the European Investment Bank. - Ukrinform.</text:p>
      <text:p text:style-name="P4">
Images: ['<text:a xlink:type="simple" xlink:href="https://static.ukrinform.com/photos/2018_04/thumb_files/630_360_1523609321-3785.jpg" text:style-name="Internet_20_link" text:visited-style-name="Visited_20_Internet_20_Link">
630_360_15236...</text:a>
']</text:p>
      <text:p text:style-name="P4">
Tags: ['ЄБРР', 'Зеленський', 'Кубраков']</text:p>
      <text:p text:style-name="P4">
Type: Article</text:p>
      <!--METADATA-->
      <text:p text:style-name="P4">
<draw:frame draw:style-name="fr1" draw:name="Image133" text:anchor-type="as-char" svg:width="6.9236in" svg:height="3.956343in" draw:z-index="0">
<draw:image xlink:href="../Images/yкринформ/2023-06-20T18-25-44-03-00/630_360_1523609321-3785.jpg" xlink:type="simple" xlink:show="embed" xlink:actuate="onLoad" draw:mime-type="image/jpeg"/>
</draw:frame>
The Presidential Lordimir Zelensky has authorized the Viceremier-Minister for the Restoration of Ukraine-Minister of Community Development, Territories and Infrastructure Alexander Kubrakov Nading a Memorandum with the European Investment Bank.</text:p>
      <text:p text:style-name="P4">
Appropriate order <text:a xlink:type="simple" xlink:href="https://www.president.gov.ua/documents/1102023-rp-47113" text:style-name="Internet_20_link" text:visited-style-name="Visited_20_Internet_20_Link">
No. 110/2023-rp</text:a>
Posted by the head of state, Ukrinform reports.</text:p>
      <text:p text:style-name="P4">
"To authorize the Viceremier -Minister of Ukraine - Minister of Development of Communities, Territories and Infrastructure of Ukraine Kubrakov Alexander Nikolaevich signing a memorandum on mutual understanding between Ukraine and the European -toning bank on cooperation within the framework of the reconstruction of the reconstruction."</text:p>
      <text:p text:style-name="P4">
*!(https://www.ukrinform.ua/rubric-economy/3724817-ebrr-pidpise-z-ukrainou-dokumenti-dla-zabezpecenna-realnogo-sektoru-ekonomiki.html)As reported, the European Bank for Reconstruction and Development(EBRD)<text:a xlink:type="simple" xlink:href="https://www.ukrinform.ua/rubric-economy/3724817-ebrr-pidpise-z-ukrainou-dokumenti-dla-zabezpecenna-realnogo-sektoru-ekonomiki.html" text:style-name="Internet_20_link" text:visited-style-name="Visited_20_Internet_20_Link">
Plans to sign up with Ukraine this week</text:a>
On the strengthening of energy security, agricultural and financial sector of the country.</text:p>
      <text:p text:style-name="P4">
News Source: <text:a xlink:type="simple" xlink:href="https://www.ukrinform.ua/rubric-vidbudova/3725444-ukraina-planue-pidpisati-memorandum-z-ebrr-dla-rekonstrukcii-i-vidnovlenna.html" text:style-name="Internet_20_link" text:visited-style-name="Visited_20_Internet_20_Link">
https://www.ukrinform.ua/rubric-vidbudova/3725444-ukraina-planue-pidpisati-memorandum-z-ebrr-dla-rekonstrukcii-i-vidnovlenna.html</text:a>
</text:p>
      <!--NEWS-->
      <text:h text:style-name="P10" text:outline-level="1">
<text:span text:style-name="T4">
The Russians were replaced by the cooler with the ZEP - Budanov</text:span>
</text:h>
      <text:p text:style-name="P4">
Authors: Ukrinform (Person)</text:p>
      <text:p text:style-name="P4">
Publisher: Укринформ (Organization)</text:p>
      <text:p text:style-name="P4">
Published Time: 2023-06-20T18:28:00+03:00</text:p>
      <text:p text:style-name="P4">
Modified Time: 2023-06-20T18:28:00+03:00</text:p>
      <text:p text:style-name="P4">
Description: The Russians have replaced the cooler at the Zaporizhzhya NPP, and if it is disrupted, there is a significant probability that there will be big problems. - Ukrinform.</text:p>
      <text:p text:style-name="P4">
Images: ['<text:a xlink:type="simple" xlink:href="https://static.ukrinform.com/photos/2022_05/thumb_files/630_360_1653983681-989.jpg" text:style-name="Internet_20_link" text:visited-style-name="Visited_20_Internet_20_Link">
630_360_16539...</text:a>
']</text:p>
      <text:p text:style-name="P4">
Tags: ['Запорізька АЕС', 'Буданов', 'Єдині новини']</text:p>
      <text:p text:style-name="P4">
Type: Article</text:p>
      <!--METADATA-->
      <text:p text:style-name="P4">
<draw:frame draw:style-name="fr1" draw:name="Image134" text:anchor-type="as-char" svg:width="6.9236in" svg:height="3.956343in" draw:z-index="0">
<draw:image xlink:href="../Images/yкринформ/2023-06-20T18-28-00-03-00/630_360_1653983681-989.jpg" xlink:type="simple" xlink:show="embed" xlink:actuate="onLoad" draw:mime-type="image/jpeg"/>
</draw:frame>
The cooler at the Zaporizhzhya NPP was Russian, and if it is disrupted, there is a significant likelihood that there will be big problems.</text:p>
      <text:p text:style-name="P4">
The head of the Main Defense Intelligence Administration Kirill Budanov informed about it in the Telectorhone "Unified News", Ukrinform reports.</text:p>
      <text:p text:style-name="P4">
Asked if there is a threat to the accident, he said that, unfortunately, as of now, there is really a certain threat.</text:p>
      <text:p text:style-name="P4">
“First of all <text:a xlink:type="simple" xlink:href="https://www.ukrinform.ua/tag-zaporizka-aes" text:style-name="Internet_20_link" text:visited-style-name="Visited_20_Internet_20_Link">
ZPP</text:a>
As it was and is under the temporary control of the occupation troops. However, when they destroy the dam, they destroyed the normal access of water -working water operating at the Zaporizhzhya NPP. But the second and the worst thing is that during this time the ZPP was additionally replaced. And what is the worst thing - the replacement of the cooler, ”said the head of the GUR.</text:p>
      <text:p text:style-name="P4">
<text:span text:style-name="T4">
 Read also: </text:span>
 <text:a xlink:type="simple" xlink:href="https://www.ukrinform.ua/rubric-polytics/3723729-gendirektor-magate-zaklikav-ne-peretvoruvati-zaes-na-vijskovu-bazu.html" text:style-name="Internet_20_link" text:visited-style-name="Visited_20_Internet_20_Link">
<text:span text:style-name="T4">
 CEO </text:span>
 <text:span text:style-name="T4">
 IAEA </text:span>
 <text:span text:style-name="T4">
 </text:span>
 <text:span text:style-name="T4">
 not </text:span>
 convert <text:span text:style-name="T4">
 </text:span>
 <text:span text:style-name="T4">
 </text:span>
 to <text:span text:style-name="T4">
 into </text:span>
 military <text:span text:style-name="T4">
 </text:span>
 <text:span text:style-name="T4">
 base </text:span>
</text:a>
According to the head of military intelligence, if the Russians bring out the cooler of the rylad by blasting, it is a great probability that there will be significant problems.</text:p>
      <text:p text:style-name="P4">
Asked whether he would associate the statement of US President Jobiden that Russians can use nuclear weapons, with the fact that he was giving up at the ZPP, Budanov said he was not.</text:p>
      <text:p text:style-name="P4">
<text:span text:style-name="T4">
 Read also: </text:span>
 <text:a xlink:type="simple" xlink:href="https://www.ukrinform.ua/rubric-ato/3725166-budanov-vismiav-rosijski-fejki-pro-nacebto-jogo-zagibel-ci-poranenna.html" text:style-name="Internet_20_link" text:visited-style-name="Visited_20_Internet_20_Link">
<text:span text:style-name="T4">
 Budanov </text:span>
 made fun of Russian fakes about it seemed to be his Zagibel or injury</text:a>
“I would not be linked personally. I believe that these factors are not intensified in any way. We are talking with you here about different things: the risk of use of a cortical weapon and an artificial man -made disaster, ”he informed.</text:p>
      <text:p text:style-name="P4">
It was reported that the GUR stated that <text:a xlink:type="simple" xlink:href="https://www.ukrinform.ua/rubric-economy/3724505-u-rozvidci-nazvali-dii-rosian-na-zaes-adernim-santazem.html" text:style-name="Internet_20_link" text:visited-style-name="Visited_20_Internet_20_Link">
Russia continues the tactics of nuclear switching, using the occupied Zaporizhzhya Nuclear Power Plant</text:a>
, as well as the territory of Belarus, where the development of Russian nuclear weapons is possible.</text:p>
      <text:p text:style-name="P4">
News Source: <text:a xlink:type="simple" xlink:href="https://www.ukrinform.ua/rubric-ato/3725447-rosiani-zaminuvali-oholodzuvac-na-zaes-budanov.html" text:style-name="Internet_20_link" text:visited-style-name="Visited_20_Internet_20_Link">
https://www.ukrinform.ua/rubric-ato/3725447-rosiani-zaminuvali-oholodzuvac-na-zaes-budanov.html</text:a>
</text:p>
      <!--NEWS-->
      <text:h text:style-name="P10" text:outline-level="1">
<text:span text:style-name="T4">
Baiden's son pleaded guilty of three offenses - concluded an agreement with prosecutors</text:span>
</text:h>
      <text:p text:style-name="P4">
Authors: Ukrinform (Person)</text:p>
      <text:p text:style-name="P4">
Publisher: Укринформ (Organization)</text:p>
      <text:p text:style-name="P4">
Published Time: 2023-06-20T18:29:00+03:00</text:p>
      <text:p text:style-name="P4">
Modified Time: 2023-06-20T18:29:00+03:00</text:p>
      <text:p text:style-name="P4">
Description: The son of US President Hanter Biden has concluded an agreement with federal prosecutors on charges of two episodes of non -payment of federal income tax, as well as in connection with the illegal storage of weapons, pleading guilty. - Ukrinform.</text:p>
      <text:p text:style-name="P4">
Images: ['<text:a xlink:type="simple" xlink:href="https://static.ukrinform.com/photos/2023_06/thumb_files/630_360_1687274184-567.jpeg" text:style-name="Internet_20_link" text:visited-style-name="Visited_20_Internet_20_Link">
630_360_16872...</text:a>
']</text:p>
      <text:p text:style-name="P4">
Tags: ['Махінації', 'Податки', 'США', 'Прокурори', 'Гантер Байден']</text:p>
      <text:p text:style-name="P4">
Type: Article</text:p>
      <!--METADATA-->
      <text:p text:style-name="P4">
<draw:frame draw:style-name="fr1" draw:name="Image135" text:anchor-type="as-char" svg:width="6.9236in" svg:height="3.956343in" draw:z-index="0">
<draw:image xlink:href="../Images/yкринформ/2023-06-20T18-29-00-03-00/630_360_1687274184-567.jpeg" xlink:type="simple" xlink:show="embed" xlink:actuate="onLoad" draw:mime-type="image/jpeg"/>
</draw:frame>
U.S. Biden Syrmate Hanter Biden has concluded an agreement with federal prosecutors on two episodes of non -payment of federal income tax, and in connection with the illegal storage of weapons, pleading guilty.</text:p>
      <text:p text:style-name="P4">
About it reports on Tuesday <text:a xlink:type="simple" xlink:href="https://edition.cnn.com/politics/live-news/hunter-biden-federal-investigation-06-20-23/index.html" text:style-name="Internet_20_link" text:visited-style-name="Visited_20_Internet_20_Link">
CNN</text:a>
, reports Ukrinform.</text:p>
      <text:p text:style-name="P4">
"Hanter Biden pleads guilty of two tax-related violations," the TV channel refers to the court documents.</text:p>
      <text:p text:style-name="P4">
According to the Ministry of Justice, he concluded an agreement with federal prosecutors. The lawyer of Hantter Baiden, for his part, stated that the agreement, which was reported by the Ministry of Justice, would be a "decision" in a long -term criminal investigation as a presidential son.</text:p>
      <text:p text:style-name="P4">
The Ministry of Justice is expected to recommend that the Ministry of Justice be recommended for two tax -related offenses. The accusations of the illegal storage of weapons will be "deferred". This means that it will be removed if Ganter is met with certain conditions during the established time.</text:p>
      <text:p text:style-name="P4">
<text:span text:style-name="T4">
 Read also: </text:span>
 <text:a xlink:type="simple" xlink:href="https://www.ukrinform.ua/rubric-world/3716679-amerikanka-aka-zvinuvacuvala-bajdena-u-domagannah-vtekla-do-moskvi.html" text:style-name="Internet_20_link" text:visited-style-name="Visited_20_Internet_20_Link">
American who accused Biden of harassment, fled to Moscow</text:a>
Regardless of the guilt agreement, the last word on the sentence is performed by the judge's decision.</text:p>
      <text:p text:style-name="P4">
Meanwhile, the White House spread the statement on Tuesday: "The President and the First Lady love her son and support him."</text:p>
      <text:p text:style-name="P4">
It was reported that Ganter Baiden is accused of non -payment of federal tax in 2017 and 2018. The tax was $ 1.2 million, which he later paid. Another accusation is due to the time, Hanter in 2018 kept the gun when he used drugs. Caesabored by the legislation <text:a xlink:type="simple" xlink:href="https://www.ukrinform.ua/tag-ssa" text:style-name="Internet_20_link" text:visited-style-name="Visited_20_Internet_20_Link">
USA</text:a>
.</text:p>
      <text:p text:style-name="P4">
<text:span text:style-name="T5">
Foto: wiremage</text:span>
</text:p>
      <text:p text:style-name="P4">
News Source: <text:a xlink:type="simple" xlink:href="https://www.ukrinform.ua/rubric-world/3725446-sin-bajdena-viznav-sebe-vinnim-u-nesplati-podatkiv-uklav-ugodu-z-prokurorami.html" text:style-name="Internet_20_link" text:visited-style-name="Visited_20_Internet_20_Link">
https://www.ukrinform.ua/rubric-world/3725446-sin-bajdena-viznav-sebe-vinnim-u-nesplati-podatkiv-uklav-ugodu-z-prokurorami.html</text:a>
</text:p>
      <!--NEWS-->
      <text:h text:style-name="P10" text:outline-level="1">
<text:span text:style-name="T4">
Flashmob on social networks: Zelensky urge to sign a law prohibiting the spread of Russian books</text:span>
</text:h>
      <text:p text:style-name="P4">
Authors: Ukrinform (Person)</text:p>
      <text:p text:style-name="P4">
Publisher: Укринформ (Organization)</text:p>
      <text:p text:style-name="P4">
Published Time: 2023-06-20T18:30:00+03:00</text:p>
      <text:p text:style-name="P4">
Modified Time: 2023-06-20T18:30:00+03:00</text:p>
      <text:p text:style-name="P4">
Description: On social networks, a flash mob #subscribing to the call to President Vladimir Zelensky to sign the Law No. 2309-I "On the Prohibition of Importation and Distribution of Russian Books". - Ukrinform.</text:p>
      <text:p text:style-name="P4">
Images: ['<text:a xlink:type="simple" xlink:href="https://static.ukrinform.com/photos/2022_09/thumb_files/630_360_1663862325-924.jpg" text:style-name="Internet_20_link" text:visited-style-name="Visited_20_Internet_20_Link">
630_360_16638...</text:a>
']</text:p>
      <text:p text:style-name="P4">
Tags: ['Забужко', 'Закон', 'Зеленський']</text:p>
      <text:p text:style-name="P4">
Type: Article</text:p>
      <!--METADATA-->
      <text:p text:style-name="P4">
<draw:frame draw:style-name="fr1" draw:name="Image136" text:anchor-type="as-char" svg:width="6.9236in" svg:height="3.956343in" draw:z-index="0">
<draw:image xlink:href="../Images/yкринформ/2023-06-20T18-30-00-03-00/630_360_1663862325-924.jpg" xlink:type="simple" xlink:show="embed" xlink:actuate="onLoad" draw:mime-type="image/jpeg"/>
</draw:frame>
Usocial networks continue the #signature of the pre-president Vladimir Zelensky to sign the Law No. 2309-II "On the prohibition and distribution of Russian books".</text:p>
      <text:p text:style-name="P4">
Public, political and cultural figures joined the action, reports Ukrinform.</text:p>
      <text:p text:style-name="P4">
In particular, writer Oksana Zabuzhko wrote on <text:a xlink:type="simple" xlink:href="https://www.facebook.com/100044444585917/posts/pfbid0fE2aamk2rFW8QUXYfPKiusCmdYQaDt1AYYtpMFwcqSnqNFRSjgMTAGFqWVp74jUAl/" text:style-name="Internet_20_link" text:visited-style-name="Visited_20_Internet_20_Link">
Facebook</text:a>
: "On June 19, the year from the adoption of the Law of 2309 on the prohibition and distribution of Russian books, which has not yet been signed.</text:p>
      <text:p text:style-name="P4">
The writer noted that <text:a xlink:type="simple" xlink:href="https://petition.president.gov.ua/petition/193132" text:style-name="Internet_20_link" text:visited-style-name="Visited_20_Internet_20_Link">
petition</text:a>
With the call immediately sign this law has already received 25 thousand signatures and is now under considering state.</text:p>
      <text:p text:style-name="P4">
“Mr. President, support the position of Parliament, the book community of the public society. Complete your constitutional duty. Protect the cultural space from the "Russian measure", - she said.</text:p>
      <text:p text:style-name="P4">
The flashmob was joined by Valery Pekar, Vladimir Vyatrovych, Tamara Hadhazern, Anna Gopko, Igor Kozlovsky, publishers Anton Martynov, Oleksandrkrasovitsky, Victor Kruglov, Yulia Orlova and others. They place Nikita Titov's drawing with a hashtag #signature.</text:p>
      <text:p text:style-name="P4">
As reported by Ukrinform, <text:a xlink:type="simple" xlink:href="https://www.ukrinform.ua/rubric-culture/3531385-vidavci-zaklikaut-zelenskogo-pidpisati-zakon-pro-zaboronu-vvezenna-knizok-z-rf-i-bilorusi.html" text:style-name="Internet_20_link" text:visited-style-name="Visited_20_Internet_20_Link">
publishers urged Zelensky to sign the law of prozabron importation of books from the Russian Federation and Belarus</text:a>
In July 2022, when the month passed the law.  Photo: op</text:p>
      <text:p text:style-name="P4">
News Source: <text:a xlink:type="simple" xlink:href="https://www.ukrinform.ua/rubric-culture/3725448-zabuzko-zaklikala-zelenskogo-pidpisati-zakon-so-zaboronae-rozpovsudzenna-rosijskih-knig.html" text:style-name="Internet_20_link" text:visited-style-name="Visited_20_Internet_20_Link">
https://www.ukrinform.ua/rubric-culture/3725448-zabuzko-zaklikala-zelenskogo-pidpisati-zakon-so-zaboronae-rozpovsudzenna-rosijskih-knig.html</text:a>
</text:p>
      <!--NEWS-->
      <text:h text:style-name="P10" text:outline-level="1">
<text:span text:style-name="T4">
UPL: Rusyn is the best player in May -June, Ponomarev is the best trainer</text:span>
</text:h>
      <text:p text:style-name="P4">
Authors: Ukrinform (Person)</text:p>
      <text:p text:style-name="P4">
Publisher: Укринформ (Organization)</text:p>
      <text:p text:style-name="P4">
Published Time: 2023-06-20T18:30:45+03:00</text:p>
      <text:p text:style-name="P4">
Modified Time: 2023-06-20T18:30:45+03:00</text:p>
      <text:p text:style-name="P4">
Description: The Ukrainian Premier League (UPL) has announced the names of the best football player and trainer in May-June in the country's championship. - Ukrinform.</text:p>
      <text:p text:style-name="P4">
Images: ['<text:a xlink:type="simple" xlink:href="https://static.ukrinform.com/photos/2023_06/thumb_files/630_360_1687275007-477.jpg" text:style-name="Internet_20_link" text:visited-style-name="Visited_20_Internet_20_Link">
630_360_16872...</text:a>
']</text:p>
      <text:p text:style-name="P4">
Tags: ['Футбол', "Прем'єр-ліга"]</text:p>
      <text:p text:style-name="P4">
Type: Article</text:p>
      <!--METADATA-->
      <text:p text:style-name="P4">
<draw:frame draw:style-name="fr1" draw:name="Image137" text:anchor-type="as-char" svg:width="6.9236in" svg:height="3.956343in" draw:z-index="0">
<draw:image xlink:href="../Images/yкринформ/2023-06-20T18-30-45-03-00/630_360_1687275007-477.jpg" xlink:type="simple" xlink:show="embed" xlink:actuate="onLoad" draw:mime-type="image/jpeg"/>
</draw:frame>
Ukrainian Premier League(UPL)She announced the names of the best football player and trainer in May-June in the country's championship.</text:p>
      <text:p text:style-name="P4">
The best player was the Lugansk Dawn Forward Nazarii Rusyn, in which 42.5% of respondents were attended by <text:a xlink:type="simple" xlink:href="https://upl.ua/ua/news/view/7513" text:style-name="Internet_20_link" text:visited-style-name="Visited_20_Internet_20_Link">
UPL</text:a>
, reports Ukrinform.</text:p>
      <text:p text:style-name="P4">
In the voting of Rusyn, Alexclar Poltava's midfielder of Poltava "Vorskla"(26,8%), Dynamo Kyiv striker Vladislav Vanata(22%)Shakhtar Donetsk Takhavbeck Artem Bondarenko(8,7%).</text:p>
      <text:p text:style-name="P4">
Найкращим тренером травня-червня став наставник львівського «Руха» ВіталійПономарьов (39.6% of the vote). Фахівець випередив Віктора Скрипника (Vorskla, 29.6%), Patrick Van Leuven(Zorya, 15.9%)and Igor Yovichevich(Shakhtar, 14.8%).</text:p>
      <text:p text:style-name="P4">
<text:span text:style-name="T4">
Читайте також:</text:span>
 <text:a xlink:type="simple" xlink:href="https://www.ukrinform.ua/rubric-sports/3723460-klubi-upl-blizki-do-stvorenna-edinogo-telepulu-zmi.html" text:style-name="Internet_20_link" text:visited-style-name="Visited_20_Internet_20_Link">
 Клуби <text:span text:style-name="T4">
УПЛ</text:span>
 близькі до створення єдиного телепулу – ЗМІ</text:a>
Shakhtar became the champion of Ukraine-2022/23. Pitmen on 5 points in front of Dnipro-1 and Zorya.</text:p>
      <text:p text:style-name="P4">
Photo: upl.ua.</text:p>
      <text:p text:style-name="P4">
News Source: <text:a xlink:type="simple" xlink:href="https://www.ukrinform.ua/rubric-sports/3725449-upl-rusin-najkrasij-gravec-travnacervna-ponomarov-najkrasij-trener.html" text:style-name="Internet_20_link" text:visited-style-name="Visited_20_Internet_20_Link">
https://www.ukrinform.ua/rubric-sports/3725449-upl-rusin-najkrasij-gravec-travnacervna-ponomarov-najkrasij-trener.html</text:a>
</text:p>
      <!--NEWS-->
      <text:h text:style-name="P10" text:outline-level="1">
<text:span text:style-name="T4">
Ukraine and Romania will exchange information about the ecological status of the Black Sea</text:span>
</text:h>
      <text:p text:style-name="P4">
Authors: Ukrinform (Person)</text:p>
      <text:p text:style-name="P4">
Publisher: Укринформ (Organization)</text:p>
      <text:p text:style-name="P4">
Published Time: 2023-06-20T18:32:00+03:00</text:p>
      <text:p text:style-name="P4">
Modified Time: 2023-06-20T18:32:00+03:00</text:p>
      <text:p text:style-name="P4">
Description: Ukraine and Romania have agreed on the constant exchange of information on the ecological status of the Black Sea - this will help Ukraine record its pollution as a result of a terrorist attack. - Ukrinform.</text:p>
      <text:p text:style-name="P4">
Images: ['<text:a xlink:type="simple" xlink:href="https://static.ukrinform.com/photos/2023_06/thumb_files/630_360_1686752276-155.jpeg" text:style-name="Internet_20_link" text:visited-style-name="Visited_20_Internet_20_Link">
630_360_16867...</text:a>
']</text:p>
      <text:p text:style-name="P4">
Tags: ['Екологія', 'Румунія', ' Чорне море', 'Каховська ГЕС']</text:p>
      <text:p text:style-name="P4">
Type: Article</text:p>
      <!--METADATA-->
      <text:p text:style-name="P4">
<draw:frame draw:style-name="fr1" draw:name="Image138" text:anchor-type="as-char" svg:width="6.9236in" svg:height="3.956343in" draw:z-index="0">
<draw:image xlink:href="../Images/yкринформ/2023-06-20T18-32-00-03-00/630_360_1686752276-155.jpeg" xlink:type="simple" xlink:show="embed" xlink:actuate="onLoad" draw:mime-type="image/jpeg"/>
</draw:frame>
Ukraineat Romania has agreed on a constant exchange of information on the ecological dancing of the sea - this will help Ukraine record its pollution as a result of the terract.</text:p>
      <text:p text:style-name="P4">
According to Ukrinform, the Ministry of Environmental Protection and Natural Resources of Ukraine reports in <text:a xlink:type="simple" xlink:href="https://t.me/mindovkillia/1156" text:style-name="Internet_20_link" text:visited-style-name="Visited_20_Internet_20_Link">
</text:a>
<text:a xlink:type="simple" xlink:href="https://t.me/mindovkillia/1156" text:style-name="Internet_20_link" text:visited-style-name="Visited_20_Internet_20_Link">
Telegram</text:a>
 <text:a xlink:type="simple" xlink:href="https://t.me/mindovkillia/1156" text:style-name="Internet_20_link" text:visited-style-name="Visited_20_Internet_20_Link">
 . </text:a>
The Minister of Environmental Protection and Natural Resources Ruslan Sagittarius during a scenic conversation with the Minister of Environment, Water Resources of Romania Mircea Finest stressed that Russia's terrorist act on <text:a xlink:type="simple" xlink:href="https://www.ukrinform.ua/tag-kahovska-ges" text:style-name="Internet_20_link" text:visited-style-name="Visited_20_Internet_20_Link">
Kakhovskaya hydroelectric power station</text:a>
They feel the Uzicrains that have access to the Black and Azov seas. But above all, the neighbors of Ukraine - the countries of the Black Sea region.</text:p>
      <text:p text:style-name="P4">
Sagittarius and Facet agreed on a constant exchange of information on the Black Sea. This will help Ukraine record its contamination as a result of the terract. Fhetate assured that all monitoring data of the Black Sea will be transmitted to Ukraine.</text:p>
      <text:p text:style-name="P4">
According to Fetch, Romania does not fix the pollution of the Black Sea waters of its shores. However, in the future, they will carry out appropriate monitoring measures.</text:p>
      <text:p text:style-name="P4">
<text:span text:style-name="T4">
 Read also: </text:span>
 [Khokhovskaya hydroelectric power plant(https://www.ukrinform.ua/rubric-regions/3725313-pidriv-rosianami-kahovskoi-ges-blizko-150-tonn-mastila-j-nafti-drejfuut-dniprom-do-mora.html)The shooter thanked the fade for solidarity with Ukraine and invited to participate and implement the further plan of restoration of our nature conservation terminations.</text:p>
      <text:p text:style-name="P4">
As reported by Ukrinform, on June 6, the Russian army <text:a xlink:type="simple" xlink:href="https://www.ukrinform.ua/rubric-other_news/3723441-pidriv-rosianami-kahovskoi-ges-usi-novini.html" text:style-name="Internet_20_link" text:visited-style-name="Visited_20_Internet_20_Link">
blown up the dam of Kakhovskaya HEP. </text:a>
In fact, the Kakhovskaya hydroelectric power station, law enforcement agencies were investigating the article "Ecocide".</text:p>
      <text:p text:style-name="P4">
News Source: <text:a xlink:type="simple" xlink:href="https://www.ukrinform.ua/rubric-society/3725456-ukraina-ta-rumunia-obminuvatimutsa-informacieu-pro-ekologicnij-stan-cornogo-mora.html" text:style-name="Internet_20_link" text:visited-style-name="Visited_20_Internet_20_Link">
https://www.ukrinform.ua/rubric-society/3725456-ukraina-ta-rumunia-obminuvatimutsa-informacieu-pro-ekologicnij-stan-cornogo-mora.html</text:a>
</text:p>
      <!--NEWS-->
      <text:h text:style-name="P10" text:outline-level="1">
<text:span text:style-name="T4">
No nuclear warhead of the Russian Federation has yet moved to Belarus - Budanov</text:span>
</text:h>
      <text:p text:style-name="P4">
Authors: Ukrinform (Person)</text:p>
      <text:p text:style-name="P4">
Publisher: Укринформ (Organization)</text:p>
      <text:p text:style-name="P4">
Published Time: 2023-06-20T18:36:00+03:00</text:p>
      <text:p text:style-name="P4">
Modified Time: 2023-06-20T18:36:00+03:00</text:p>
      <text:p text:style-name="P4">
Description: Currently, no nuclear warhead has been moved to Belarus. - Ukrinform.</text:p>
      <text:p text:style-name="P4">
Images: ['<text:a xlink:type="simple" xlink:href="https://static.ukrinform.com/photos/2022_12/thumb_files/630_360_1672044684-132.png" text:style-name="Internet_20_link" text:visited-style-name="Visited_20_Internet_20_Link">
630_360_16720...</text:a>
']</text:p>
      <text:p text:style-name="P4">
Tags: ['Ядерна зброя', 'Буданов', 'Війна з Росією', 'Єдині новини']</text:p>
      <text:p text:style-name="P4">
Type: Article</text:p>
      <!--METADATA-->
      <text:p text:style-name="P4">
<draw:frame draw:style-name="fr1" draw:name="Image139" text:anchor-type="as-char" svg:width="6.9236in" svg:height="3.956343in" draw:z-index="0">
<draw:image xlink:href="../Images/yкринформ/2023-06-20T18-36-00-03-00/630_360_1672044684-132.png" xlink:type="simple" xlink:show="embed" xlink:actuate="onLoad" draw:mime-type="image/png"/>
</draw:frame>
Currently, Russia has not moved to Belarus.</text:p>
      <text:p text:style-name="P4">
This was stated by the head of the Main Department of Intelligence of the Ministry of Defense Cyril Budanov in the Televahorphone "Unified News", Ukrinform correspondent reports.</text:p>
      <text:p text:style-name="P4">
“The process of preparing for possible movement(Russian <text:a xlink:type="simple" xlink:href="https://www.ukrinform.ua/tag-aderna-zbroa" text:style-name="Internet_20_link" text:visited-style-name="Visited_20_Internet_20_Link">
nuclear weapons</text:a>
to Belarus - ed.), he really continues. The repositories are prepared. But as of now, no warhead has been moved, ”Budanov assured.</text:p>
      <text:p text:style-name="P4">
<text:span text:style-name="T4">
 Read also: </text:span>
 <text:a xlink:type="simple" xlink:href="https://www.ukrinform.ua/rubric-ato/3725174-zagroza-vikoristanna-putinim-adernoi-zbroi-e-realnou-bajden.html" text:style-name="Internet_20_link" text:visited-style-name="Visited_20_Internet_20_Link">
threat of Putin's use of nuclear weapons is real - <text:span text:style-name="T4">
 Biden </text:span>
</text:a>
As it was reported, US President Joe Biden considers <text:a xlink:type="simple" xlink:href="https://www.ukrinform.ua/rubric-world/3724322-bajden-pro-peremisenna-adernoi-zbroi-rf-do-bilorusi-ce-absolutno-bezvidpovidalno.html" text:style-name="Internet_20_link" text:visited-style-name="Visited_20_Internet_20_Link">
"absolutely disadvantaged" movement of nuclear weapons of Russia</text:a>
to the territory of another state.</text:p>
      <text:p text:style-name="P4">
News Source: <text:a xlink:type="simple" xlink:href="https://www.ukrinform.ua/rubric-ato/3725455-zodnu-adernu-boegolovku-rf-se-ne-peremistila-u-bilorus-budanov.html" text:style-name="Internet_20_link" text:visited-style-name="Visited_20_Internet_20_Link">
https://www.ukrinform.ua/rubric-ato/3725455-zodnu-adernu-boegolovku-rf-se-ne-peremistila-u-bilorus-budanov.html</text:a>
</text:p>
      <!--NEWS-->
      <text:h text:style-name="P10" text:outline-level="1">
<text:span text:style-name="T4">
Russians are unable to break through Ukrainian defense on the Eastern Front - the Defense Ministry</text:span>
</text:h>
      <text:p text:style-name="P4">
Authors: Ukrinform (Person)</text:p>
      <text:p text:style-name="P4">
Publisher: Укринформ (Organization)</text:p>
      <text:p text:style-name="P4">
Published Time: 2023-06-20T18:41:05+03:00</text:p>
      <text:p text:style-name="P4">
Modified Time: 2023-06-20T18:41:05+03:00</text:p>
      <text:p text:style-name="P4">
Description: In the east, Russian occupation troops are trying to step, but they cannot break through the defense of Ukrainian troops. - Ukrinform.</text:p>
      <text:p text:style-name="P4">
Images: ['<text:a xlink:type="simple" xlink:href="https://static.ukrinform.com/photos/2023_06/thumb_files/630_360_1686844020-670.jpg" text:style-name="Internet_20_link" text:visited-style-name="Visited_20_Internet_20_Link">
630_360_16868...</text:a>
']</text:p>
      <text:p text:style-name="P4">
Tags: ['Міноборони', 'Схід України', 'Війна з Росією']</text:p>
      <text:p text:style-name="P4">
Type: Article</text:p>
      <!--METADATA-->
      <text:p text:style-name="P4">
<draw:frame draw:style-name="fr1" draw:name="Image140" text:anchor-type="as-char" svg:width="6.9236in" svg:height="3.956343in" draw:z-index="0">
<draw:image xlink:href="../Images/yкринформ/2023-06-20T18-41-05-03-00/630_360_1686844020-670.jpg" xlink:type="simple" xlink:show="embed" xlink:actuate="onLoad" draw:mime-type="image/jpeg"/>
</draw:frame>
At the east, occupation troops are trying to step, but they cannot break through the defense of Ukrainian troops.</text:p>
      <text:p text:style-name="P4">
According to Ukrinform, the united news reporter Anna Malyar reported on the air of the only news.</text:p>
      <text:p text:style-name="P4">
“If the main offensive actions for us occur in the south in several heads, then the enemy determines the East's main direction of its blow, and its basic offensive continues there. Despite the fact that the enemy must be in the defense of half a day, they still do not leave their plans to reach the borders of Donetsk, <text:a xlink:type="simple" xlink:href="https://www.ukrinform.ua/tag-lugansina" text:style-name="Internet_20_link" text:visited-style-name="Visited_20_Internet_20_Link">
Luhansk regions</text:a>
. It is possible to call it, even the large-scale, what is happening in the Liman Iptician direction, and the enemy really charges the units of landing troops in order to effectively break our defense. So far, the enemy manages to do it, ”the painter said.</text:p>
      <text:p text:style-name="P4">
<text:span text:style-name="T4">
 Read also: </text:span>
 <text:a xlink:type="simple" xlink:href="https://www.ukrinform.ua/rubric-ato/3725363-dvi-roti-za-dobu-cerevatij-rozpoviv-pro-vtrati-rosian-na-limanskokupanskomu-napramku.html" text:style-name="Internet_20_link" text:visited-style-name="Visited_20_Internet_20_Link">
Two Company a day: Cherevaty told about the loss of the Russians of Nalimansk-Kupyansky <text:span text:style-name="T4">
 direction </text:span>
</text:a>
She noted that the number of ammunition used there by the enemy, with the fact</text:p>
      <text:p text:style-name="P4">
According to the Deputy Minister, in Mariinsky and Avdiivsky directions, the war is also offset, Ukrainian troops are in defense.</text:p>
      <text:p text:style-name="P4">
"The enemy has not overcome any meters of our land there, it has not advanced, but it is only a way of courage and professionalism of our military," the painter said.</text:p>
      <text:p text:style-name="P4">
The deputy minister also noted that in the Zaporizhzhya direction there are bones, where the forces of defense occur, and the enemy - in the defense. At the same time, there are areas, the desitation is opposite: the enemy comes, and Ukrainian troops are defending.</text:p>
      <text:p text:style-name="P4">
*!(https://www.ukrinform.ua/rubric-ato/3725340-prosuvanna-sil-oboroni-na-tavrijskomu-napramku-vorog-za-dobu-vtrativ-pat-rot-i-13-tankiv.html)At the same time, the painter noted that Ukrainian defenders are moving forward: "Mifactically gradually, in small steps, but we are very confidently moving forward."<text:span text:style-name="T5">
Foto: General Staff of the Armed Forces</text:span>
</text:p>
      <text:p text:style-name="P4">
News Source: <text:a xlink:type="simple" xlink:href="https://www.ukrinform.ua/rubric-ato/3725457-rosianam-ne-vdaetsa-prorvati-ukrainsku-oboronu-na-shidnomu-fronti-minoboroni.html" text:style-name="Internet_20_link" text:visited-style-name="Visited_20_Internet_20_Link">
https://www.ukrinform.ua/rubric-ato/3725457-rosianam-ne-vdaetsa-prorvati-ukrainsku-oboronu-na-shidnomu-fronti-minoboroni.html</text:a>
</text:p>
      <!--NEWS-->
      <text:h text:style-name="P10" text:outline-level="1">
<text:span text:style-name="T4">
Photo exhibition of war in Ukraine was presented on a media forum in Germany</text:span>
</text:h>
      <text:p text:style-name="P4">
Authors: Ukrinform (Person)</text:p>
      <text:p text:style-name="P4">
Publisher: Укринформ (Organization)</text:p>
      <text:p text:style-name="P4">
Published Time: 2023-06-20T18:43:00+03:00</text:p>
      <text:p text:style-name="P4">
Modified Time: 2023-06-20T18:43:00+03:00</text:p>
      <text:p text:style-name="P4">
Description: The exhibition as part of the Deutsche Welle Global Media Forum in Bonn presents the works of Ukrainian photographer Georges Ivanchenko, who recorded the moments of war from the first days in different regions. - Ukrinform.</text:p>
      <text:p text:style-name="P4">
Images: ['<text:a xlink:type="simple" xlink:href="https://static.ukrinform.com/photos/2023_06/thumb_files/630_360_1687275680-5954.jpeg" text:style-name="Internet_20_link" text:visited-style-name="Visited_20_Internet_20_Link">
630_360_16872...</text:a>
']</text:p>
      <text:p text:style-name="P4">
Tags: ['Німеччина', 'Виставка', 'Фотовиставка', 'Війна з Росією']</text:p>
      <text:p text:style-name="P4">
Type: Article</text:p>
      <!--METADATA-->
      <text:p text:style-name="P4">
<draw:frame draw:style-name="fr1" draw:name="Image141" text:anchor-type="as-char" svg:width="6.9236in" svg:height="3.956343in" draw:z-index="0">
<draw:image xlink:href="../Images/yкринформ/2023-06-20T18-43-00-03-00/630_360_1687275680-5954.jpeg" xlink:type="simple" xlink:show="embed" xlink:actuate="onLoad" draw:mime-type="image/jpeg"/>
</draw:frame>
Damnutsche Welle in Bonn's Global Media Forum in Bonn presented works by Ukrainian photographer George Ivanchenko, who recorded the moments of war on her days in different regions.</text:p>
      <text:p text:style-name="P4">
This was reported by Ukrinform correspondent.</text:p>
      <text:p text:style-name="P4">
Colleagues-journalists were able to see photos from Bakhmut, Temporal Yar, Nikolaev, Lviv… The last footage show Kherson region after the Russian heating of the Kakhovski hydroelectric power plants.</text:p>
      <text:p text:style-name="P4">
Deutsche Welle reports from Kherson and video of Ukrainian wiccosters from different regions are also broadcasting on the exposition.</text:p>
      <text:p text:style-name="P4">
</text:p>
      <text:p text:style-name="P4">
<text:a xlink:type="simple" xlink:href="https://static.ukrinform.com/photos/2023_06/1687275681-5423.jpeg" text:style-name="Internet_20_link" text:visited-style-name="Visited_20_Internet_20_Link">
 </text:a>
 <text:a xlink:type="simple" xlink:href="https://static.ukrinform.com/photos/2023_06/1687275680-5954.jpeg" text:style-name="Internet_20_link" text:visited-style-name="Visited_20_Internet_20_Link">
<draw:frame draw:style-name="fr1" draw:name="Image144" text:anchor-type="as-char" svg:width="6.9236in" svg:height="3.956343in" draw:z-index="0">
<draw:image xlink:href="../Images/yкринформ/2023-06-20T18-43-00-03-00/630_360_1687275680-5954.jpeg" xlink:type="simple" xlink:show="embed" xlink:actuate="onLoad" draw:mime-type="image/jpeg"/>
</draw:frame>
</text:a>
 <text:a xlink:type="simple" xlink:href="https://static.ukrinform.com/photos/2023_06/1687275681-3435.jpeg" text:style-name="Internet_20_link" text:visited-style-name="Visited_20_Internet_20_Link">
</text:a>
 <text:a xlink:type="simple" xlink:href="https://static.ukrinform.com/photos/2023_06/1687275681-5945.jpeg" text:style-name="Internet_20_link" text:visited-style-name="Visited_20_Internet_20_Link">
</text:a>
 <text:a xlink:type="simple" xlink:href="https://static.ukrinform.com/photos/2023_06/1687275681-4887.jpeg" text:style-name="Internet_20_link" text:visited-style-name="Visited_20_Internet_20_Link">
</text:a>
 <text:a xlink:type="simple" xlink:href="https://static.ukrinform.com/photos/2023_06/1687275681-1444.jpeg" text:style-name="Internet_20_link" text:visited-style-name="Visited_20_Internet_20_Link">
</text:a>
 <text:a xlink:type="simple" xlink:href="https://static.ukrinform.com/photos/2023_06/1687275681-8499.jpeg" text:style-name="Internet_20_link" text:visited-style-name="Visited_20_Internet_20_Link">
</text:a>
 <text:a xlink:type="simple" xlink:href="https://static.ukrinform.com/photos/2023_06/1687275682-6071.jpeg" text:style-name="Internet_20_link" text:visited-style-name="Visited_20_Internet_20_Link">
</text:a>
“Here you can look at the work, you can scan the QR code and hear the description, as well as see the immersion(diving)Performance ”, - tell the exposition of the exposition Vladislav Misn.</text:p>
      <text:p text:style-name="P4">
<text:a xlink:type="simple" xlink:href="https://www.ukrinform.ua/tag-vistavka" text:style-name="Internet_20_link" text:visited-style-name="Visited_20_Internet_20_Link">
Exhibition</text:a>
, she said, specially prepared for the forum, but in the future it is planned to show it in other sites.</text:p>
      <text:p text:style-name="P4">
<text:span text:style-name="T4">
 Read also: </text:span>
 <text:a xlink:type="simple" xlink:href="https://www.ukrinform.ua/rubric-culture/3721425-u-francii-vidkrilasa-fotovistavka-korespondentki-ukrinformu.html" text:style-name="Internet_20_link" text:visited-style-name="Visited_20_Internet_20_Link">
in France opened <text:span text:style-name="T4">
 photo exhibition </text:span>
 correspondentkrukruginform</text:a>
Almost 2 thousand media representatives from about 120 countries take part in the forum held on June 19-20.</text:p>
      <text:p text:style-name="P4">
News Source: <text:a xlink:type="simple" xlink:href="https://www.ukrinform.ua/rubric-culture/3725451-fotovistavku-pro-vijnu-v-ukraini-predstavili-na-mediaforumi-v-nimeccini.html" text:style-name="Internet_20_link" text:visited-style-name="Visited_20_Internet_20_Link">
https://www.ukrinform.ua/rubric-culture/3725451-fotovistavku-pro-vijnu-v-ukraini-predstavili-na-mediaforumi-v-nimeccini.html</text:a>
</text:p>
      <!--NEWS-->
      <text:h text:style-name="P10" text:outline-level="1">
<text:span text:style-name="T4">
The military of the Russian Federation half an hour before Kakhovskaya hydroelectric power station was called to leave the station - Budanov</text:span>
</text:h>
      <text:p text:style-name="P4">
Authors: Ukrinform (Person)</text:p>
      <text:p text:style-name="P4">
Publisher: Укринформ (Organization)</text:p>
      <text:p text:style-name="P4">
Published Time: 2023-06-20T18:45:00+03:00</text:p>
      <text:p text:style-name="P4">
Modified Time: 2023-06-20T18:45:00+03:00</text:p>
      <text:p text:style-name="P4">
Description: There is currently information that the Russian military, which was located in the Kakhovka hydroelectric power station, has been called to leave the station an hour before the accident occurred. - Ukrinform.</text:p>
      <text:p text:style-name="P4">
Images: ['<text:a xlink:type="simple" xlink:href="https://static.ukrinform.com/photos/2023_06/thumb_files/630_360_1686406508-777.jpeg" text:style-name="Internet_20_link" text:visited-style-name="Visited_20_Internet_20_Link">
630_360_16864...</text:a>
']</text:p>
      <text:p text:style-name="P4">
Tags: ['Каховська ГЕС', 'Буданов', 'Війна з Росією']</text:p>
      <text:p text:style-name="P4">
Type: Article</text:p>
      <!--METADATA-->
      <text:p text:style-name="P4">
<draw:frame draw:style-name="fr1" draw:name="Image151" text:anchor-type="as-char" svg:width="6.9236in" svg:height="3.956343in" draw:z-index="0">
<draw:image xlink:href="../Images/yкринформ/2023-06-20T18-45-00-03-00/630_360_1686406508-777.jpeg" xlink:type="simple" xlink:show="embed" xlink:actuate="onLoad" draw:mime-type="image/jpeg"/>
</draw:frame>
Currently, it is an information that the Russian military, which was located in the territory of the Kakhovsk Hydroelectric Power Plant, has called to leave the station the station an hour before the accident occurred.</text:p>
      <text:p text:style-name="P4">
The head of the Ministry of Defense of Ukraine Cyril Budanov informed about it in the Telectorhone "Unified News".</text:p>
      <text:p text:style-name="P4">
“The most interesting thing is that in half an hour(Before the breakthrough occurred - ed.)The advice issues went to the Kakhovskaya Hydroelectric unit, and said it was quickly gathered and leave the territory. At the same time, a group -specific purpose arrived. And then what happened happened, ”Budanov said.</text:p>
      <text:p text:style-name="P4">
<text:span text:style-name="T4">
 Read also: </text:span>
 <text:a xlink:type="simple" xlink:href="https://www.ukrinform.ua/rubric-ato/3725455-zodnu-adernu-boegolovku-rf-se-ne-peremistila-u-bilorus-budanov.html" text:style-name="Internet_20_link" text:visited-style-name="Visited_20_Internet_20_Link">
no nuclear warhead of the Russian Federation has yet moved to Belarus - <text:span text:style-name="T4">
 Budanov </text:span>
</text:a>
According to him, all units of Russian troops, which were nearby, did not really know that it would happen, and this event caught them by surprise, like everyone else.</text:p>
      <text:p text:style-name="P4">
The head of the GUR said that undermining the Kakhovka hydroelectric power station was carried out by the Russians.</text:p>
      <text:p text:style-name="P4">
“All gossip, rumors that may have been different there - it is not reporting reality. There are quite many facts that directly show us what happened to us, ”he said.</text:p>
      <text:p text:style-name="P4">
*!(https://www.ukrinform.ua/rubric-ato/3725447-rosiani-zaminuvali-oholodzuvac-na-zaes-budanov.html)As it was reported, <text:a xlink:type="simple" xlink:href="https://www.ukrinform.ua/rubric-other_news/3723441-pidriv-rosianami-kahovskoi-ges-usi-novini.html" text:style-name="Internet_20_link" text:visited-style-name="Visited_20_Internet_20_Link">
on the night against June 6, the Russian army undermined the Greblyukakhov hydroelectric power station</text:a>
Having caused the flooding of the part of the Serson and Mykolaiv regions and critical shaking of the Kakhovsky water storage.</text:p>
      <text:p text:style-name="P4">
Photo: Ministry of Agrarian Policy</text:p>
      <text:p text:style-name="P4">
News Source: <text:a xlink:type="simple" xlink:href="https://www.ukrinform.ua/rubric-ato/3725460-vijskovih-rf-za-piv-godini-do-pidrivu-kahovskoi-ges-zaklikali-zalisiti-stanciu-budanov.html" text:style-name="Internet_20_link" text:visited-style-name="Visited_20_Internet_20_Link">
https://www.ukrinform.ua/rubric-ato/3725460-vijskovih-rf-za-piv-godini-do-pidrivu-kahovskoi-ges-zaklikali-zalisiti-stanciu-budanov.html</text:a>
</text:p>
      <!--NEWS-->
      <text:h text:style-name="P10" text:outline-level="1">
<text:span text:style-name="T4">
Archaeologists got into the entrance tower of the Halych Castle, which was under the rubble for 300 years</text:span>
</text:h>
      <text:p text:style-name="P4">
Authors: Ukrinform (Person)</text:p>
      <text:p text:style-name="P4">
Publisher: Укринформ (Organization)</text:p>
      <text:p text:style-name="P4">
Published Time: 2023-06-20T18:47:00+03:00</text:p>
      <text:p text:style-name="P4">
Modified Time: 2023-06-20T18:47:00+03:00</text:p>
      <text:p text:style-name="P4">
Description: In the Carpathian region, archaeologists got into the entrance tower of the Halych Castle, which has been under rubble for almost 300 years. - Ukrinform.</text:p>
      <text:p text:style-name="P4">
Images: ['<text:a xlink:type="simple" xlink:href="https://static.ukrinform.com/photos/2023_06/thumb_files/630_360_1687274539-581.jpg" text:style-name="Internet_20_link" text:visited-style-name="Visited_20_Internet_20_Link">
630_360_16872...</text:a>
', '<text:a xlink:type="simple" xlink:href="https://static.ukrinform.com/photos/2023_06/1687274539-378.jpg" text:style-name="Internet_20_link" text:visited-style-name="Visited_20_Internet_20_Link">
1687274539-37...</text:a>
', '<text:a xlink:type="simple" xlink:href="https://static.ukrinform.com/photos/2023_06/1687274539-951.jpg" text:style-name="Internet_20_link" text:visited-style-name="Visited_20_Internet_20_Link">
1687274539-95...</text:a>
', '<text:a xlink:type="simple" xlink:href="https://static.ukrinform.com/photos/2023_06/1687275951-478.jpg" text:style-name="Internet_20_link" text:visited-style-name="Visited_20_Internet_20_Link">
1687275951-47...</text:a>
', '<text:a xlink:type="simple" xlink:href="https://static.ukrinform.com/photos/2023_06/1687274539-504.jpg" text:style-name="Internet_20_link" text:visited-style-name="Visited_20_Internet_20_Link">
1687274539-50...</text:a>
']</text:p>
      <text:p text:style-name="P4">
Tags: ['Археологи', 'Прикарпаття', 'Замок', 'Заповідник «Давній Галич»']</text:p>
      <text:p text:style-name="P4">
Type: Article</text:p>
      <!--METADATA-->
      <text:p text:style-name="P4">
<draw:frame draw:style-name="fr1" draw:name="Image152" text:anchor-type="as-char" svg:width="6.9236in" svg:height="3.956343in" draw:z-index="0">
<draw:image xlink:href="../Images/yкринформ/2023-06-20T18-47-00-03-00/630_360_1687274539-581.jpg" xlink:type="simple" xlink:show="embed" xlink:actuate="onLoad" draw:mime-type="image/jpeg"/>
</draw:frame>
Archaeologists have been in the Galician Castle tower, which was under rubble.</text:p>
      <text:p text:style-name="P4">
Vladimir Oliynyk, the CEO of the National Reserve "Ancient Galich", told Ukrinform, Ukrinform reports.</text:p>
      <text:p text:style-name="P4">
“In the archeological season of 2022, the Vyzhnaya Tower of the Galician Zam was cleared. This week we resumed archaeological work and got a surprise - forgiven the dry cellars of the Galician Castle's entrance tower. In 1676, when the Turks attacked the Turks, the Galician Castle was blown up. The wall fell to the entrance. So we believe that no one has come into the dungeon of the castle since then, ”Oliynyk said.</text:p>
      <text:p text:style-name="P4">
<draw:frame draw:style-name="fr1" draw:name="Image153" text:anchor-type="as-char" svg:width="6.9236in" svg:height="9.231467in" draw:z-index="0">
<draw:image xlink:href="../Images/yкринформ/2023-06-20T18-47-00-03-00/1687274539-378.jpg" xlink:type="simple" xlink:show="embed" xlink:actuate="onLoad" draw:mime-type="image/jpeg"/>
</draw:frame>
<draw:frame draw:style-name="fr1" draw:name="Image154" text:anchor-type="as-char" svg:width="6.9236in" svg:height="9.231467in" draw:z-index="0">
<draw:image xlink:href="../Images/yкринформ/2023-06-20T18-47-00-03-00/1687274539-951.jpg" xlink:type="simple" xlink:show="embed" xlink:actuate="onLoad" draw:mime-type="image/jpeg"/>
</draw:frame>
According to him, under the tower, scientists expect to find ancient rooms that will help explore the history of the Galician castle in the princely day.</text:p>
      <text:p text:style-name="P4">
<text:span text:style-name="T4">
 Read also: </text:span>
 [<text:span text:style-name="T4">
 archaeologist </text:span>
 and are taken for excavations on Khortyts(https://www.ukrinform.ua/rubric-culture/3723161-arheologi-berutsa-za-rozkopki-na-hortici-zvidki-zijsla-voda.html)Oliynyk added that the entrance tower of Halych Castle was explored by Yurilukowski in his time(Ukrainian archaeologist, researcher of princely architecture - ed.), Izaszasna was that he managed to enter the wooden structures of Galician castle and to substantiate their existence. <text:a xlink:type="simple" xlink:href="Images/yкринформ/2023-06-20T18-47-00-03-00/1687275951-478.jpg" text:style-name="Internet_20_link" text:visited-style-name="Visited_20_Internet_20_Link">
</text:a>
</text:p>
      <text:p text:style-name="P4">
<draw:frame draw:style-name="fr1" draw:name="Image155" text:anchor-type="as-char" svg:width="6.9236in" svg:height="9.231467in" draw:z-index="0">
<draw:image xlink:href="../Images/yкринформ/2023-06-20T18-47-00-03-00/1687274539-504.jpg" xlink:type="simple" xlink:show="embed" xlink:actuate="onLoad" draw:mime-type="image/jpeg"/>
</draw:frame>
"We want to get to these findings and study them more," the scientist said.</text:p>
      <text:p text:style-name="P4">
Halytsky Castle or Starostinsky Castle - a castle in the city of Halych, built in the fourteenth century. However, his predecessor was first mentioned in 1119 by a culled citadel. Archaeologists believe that at first it was a wooden structure that later grew into a strong castle of Galician princes(Xi-Xiv ст.).</text:p>
      <text:p text:style-name="P4">
Як повідомлялося, у Херсонській області через підрив росіянами Каховської ГЕС<text:a xlink:type="simple" xlink:href="https://www.ukrinform.ua/rubric-regions/3723003-na-hersonsini-cerez-pidriv-kahovskoi-ges-z-kurganiv-vimivautsa-istoricni-artefakti.html" text:style-name="Internet_20_link" text:visited-style-name="Visited_20_Internet_20_Link">
 вимиваються із землі історичні артефакти з недосліджених курганів.</text:a>
<text:span text:style-name="T5">
Foto: peak</text:span>
</text:p>
      <text:p text:style-name="P4">
News Source: <text:a xlink:type="simple" xlink:href="https://www.ukrinform.ua/rubric-regions/3725445-arheologi-potrapili-u-viznu-vezu-galickogo-zamku-aka-300-rokiv-perebuvala-pid-zavalami.html" text:style-name="Internet_20_link" text:visited-style-name="Visited_20_Internet_20_Link">
https://www.ukrinform.ua/rubric-regions/3725445-arheologi-potrapili-u-viznu-vezu-galickogo-zamku-aka-300-rokiv-perebuvala-pid-zavalami.html</text:a>
</text:p>
      <!--NEWS-->
      <text:h text:style-name="P10" text:outline-level="1">
<text:span text:style-name="T4">
More than 200 Kherson, who disappeared after the Kakhovskaya hydroelectric power station was installed in Ukraine</text:span>
</text:h>
      <text:p text:style-name="P4">
Authors: Ukrinform (Person)</text:p>
      <text:p text:style-name="P4">
Publisher: Укринформ (Organization)</text:p>
      <text:p text:style-name="P4">
Published Time: 2023-06-20T18:52:00+03:00</text:p>
      <text:p text:style-name="P4">
Modified Time: 2023-06-20T18:52:00+03:00</text:p>
      <text:p text:style-name="P4">
Description: Ukraine has established a location of more than 200 inhabitants of the Kherson region, who have disappeared as a result of the exploration of the Russians of the Kakhovsky Hydroelectric power plant. - Ukrinform.</text:p>
      <text:p text:style-name="P4">
Images: ['<text:a xlink:type="simple" xlink:href="https://static.ukrinform.com/photos/2023_06/thumb_files/630_360_1686291425-692.jpg" text:style-name="Internet_20_link" text:visited-style-name="Visited_20_Internet_20_Link">
630_360_16862...</text:a>
']</text:p>
      <text:p text:style-name="P4">
Tags: ['Херсонщина', 'Зниклі безвісти', 'Каховська ГЕС']</text:p>
      <text:p text:style-name="P4">
Type: Article</text:p>
      <!--METADATA-->
      <text:p text:style-name="P4">
<draw:frame draw:style-name="fr1" draw:name="Image156" text:anchor-type="as-char" svg:width="6.9236in" svg:height="3.956343in" draw:z-index="0">
<draw:image xlink:href="../Images/yкринформ/2023-06-20T18-52-00-03-00/630_360_1686291425-692.jpg" xlink:type="simple" xlink:show="embed" xlink:actuate="onLoad" draw:mime-type="image/jpeg"/>
</draw:frame>
Ukraine has established the location of more than 200 inhabitants of the Kherson region, who disappeared as a result of the exploration of the Russians of the Kakhovsky Hydroelectric Stanition.</text:p>
      <text:p text:style-name="P4">
According to Ukrinform, the Ministry of Reintegration of the Temporary -Cup areas of Ukraine reports this in <text:a xlink:type="simple" xlink:href="https://t.me/minre_ua/3603" text:style-name="Internet_20_link" text:visited-style-name="Visited_20_Internet_20_Link">
</text:a>
<text:a xlink:type="simple" xlink:href="https://t.me/minre_ua/3603" text:style-name="Internet_20_link" text:visited-style-name="Visited_20_Internet_20_Link">
Telegram</text:a>
 <text:a xlink:type="simple" xlink:href="https://t.me/minre_ua/3603" text:style-name="Internet_20_link" text:visited-style-name="Visited_20_Internet_20_Link">
 . </text:a>
The Ministry of Reintegration stated that on the "hotline" of the Commissioner for Persons missing in special circumstances, they continue to receive the appeals of the public citizens, who have lost their connection through Russia's terrorist act on <text:a xlink:type="simple" xlink:href="https://www.ukrinform.ua/tag-kahovska-ges" text:style-name="Internet_20_link" text:visited-style-name="Visited_20_Internet_20_Link">
Kakhovskaya hydroelectric power plant. </text:a>
“There are currently 311 requests to the call center. About 90% of appeals relate to the temporarily occupied territories of the Kherson region. The state has now managed to establish the location of 202 inhabitants of Kherson region, ” -goes in the message.</text:p>
      <text:p text:style-name="P4">
The missing missing as a result of the blasting of the dam is still considered to be 109 people. Their laws were transferred to the National Police for search and investigative actions.</text:p>
      <text:p text:style-name="P4">
<text:span text:style-name="T4">
 Read also: </text:span>
 <text:a xlink:type="simple" xlink:href="https://www.ukrinform.ua/rubric-regions/3725210-na-hersonsini-zaversili-osnovni-roboti-z-evakuacii-dsns.html" text:style-name="Internet_20_link" text:visited-style-name="Visited_20_Internet_20_Link">
in Kherson region completed the main evacuation work - SES</text:a>
In the Ministry of Reintegration, they remind you that to report missing persons for a specialized “hotline” of the Commissioner for Persons, missing specialized special circumstances by number: 0 800 339 247. Inhabitants of temporarily captured by Russian troops can use Viber or WIBER.(095)896-04-21.</text:p>
      <text:p text:style-name="P4">
As reported by Ukrinform, <text:a xlink:type="simple" xlink:href="https://www.ukrinform.ua/rubric-regions/3724808-sotni-ziteliv-olesok-zaginuli-cerez-vidmovu-rosian-ih-evakuuvati-centr-nacsprotivu.html" text:style-name="Internet_20_link" text:visited-style-name="Visited_20_Internet_20_Link">
hundreds of residents of flooded oles of the Kherson region, according to preliminary data, died</text:a>
Due to the fact that the Russians refused evacuating who did not have a Russian passport.</text:p>
      <text:p text:style-name="P4">
News Source: <text:a xlink:type="simple" xlink:href="https://www.ukrinform.ua/rubric-regions/3725461-ukraina-vstanovila-misceperebuvanna-ponad-200-hersonciv-aki-znikli-pisla-pidrivu-kahovskoi-ges.html" text:style-name="Internet_20_link" text:visited-style-name="Visited_20_Internet_20_Link">
https://www.ukrinform.ua/rubric-regions/3725461-ukraina-vstanovila-misceperebuvanna-ponad-200-hersonciv-aki-znikli-pisla-pidrivu-kahovskoi-ges.html</text:a>
</text:p>
      <!--NEWS-->
      <text:h text:style-name="P10" text:outline-level="1">
<text:span text:style-name="T4">
Qualifications to the CHE: Belgium, Austria and Norway have won</text:span>
</text:h>
      <text:p text:style-name="P4">
Authors: Ukrinform (Person)</text:p>
      <text:p text:style-name="P4">
Publisher: Укринформ (Organization)</text:p>
      <text:p text:style-name="P4">
Published Time: 2023-06-20T18:55:20+03:00</text:p>
      <text:p text:style-name="P4">
Modified Time: 2023-06-20T23:55:20+03:00</text:p>
      <text:p text:style-name="P4">
Description: The fourth round of qualification to the European Football Championship has ended. - Ukrinform.</text:p>
      <text:p text:style-name="P4">
Images: ['<text:a xlink:type="simple" xlink:href="https://static.ukrinform.com/photos/2023_06/thumb_files/630_360_1687294422-270.jpg" text:style-name="Internet_20_link" text:visited-style-name="Visited_20_Internet_20_Link">
630_360_16872...</text:a>
']</text:p>
      <text:p text:style-name="P4">
Tags: ['Футбол']</text:p>
      <text:p text:style-name="P4">
Type: Article</text:p>
      <!--METADATA-->
      <text:p text:style-name="P4">
<draw:frame draw:style-name="fr1" draw:name="Image157" text:anchor-type="as-char" svg:width="6.9236in" svg:height="3.956343in" draw:z-index="0">
<draw:image xlink:href="../Images/yкринформ/2023-06-20T18-55-20-03-00/630_360_1687294422-270.jpg" xlink:type="simple" xlink:show="embed" xlink:actuate="onLoad" draw:mime-type="image/jpeg"/>
</draw:frame>
The four -fourth round of qualification to the European Football Championship.</text:p>
      <text:p text:style-name="P4">
The national teams played half of the matches of the qualification stage of the selection of European football domestic, Ukrinform reports.</text:p>
      <text:p text:style-name="P4">
In the fourth round, Belgium defeated Estonia - 3: 0. In the Belgians, a Bakayoco, a double on Lukaka account, was distinguished.</text:p>
      <text:p text:style-name="P4">
In a parallel match, Austria overcame Sweden - 2: 0. The goals to his activist recorded Baumgartner.</text:p>
      <text:p text:style-name="P4">
Otherwise, Norway won Cyprus - 3: 0. The victorious result was ensured by the accurate blow of Solbakken and Holland's double. The Cypriots responded with the only hole of Castanos.</text:p>
      <text:p text:style-name="P4">
<text:span text:style-name="T4">
 Read also: </text:span>
 <text:a xlink:type="simple" xlink:href="https://www.ukrinform.ua/rubric-sports/3725058-futbolisti-anglii-rozgromili-pivnicnih-makedonciv-u-kvalifikacii-evro2024.html" text:style-name="Internet_20_link" text:visited-style-name="Visited_20_Internet_20_Link">
<text:span text:style-name="T4">
 Football </text:span>
 of England's truths of the northern Macedonians of the Infighting Euro-2024</text:a>
Other Results of the Game Day of Qualification: Bulgaria - Serbia(1:1), Bosnia and Herzegovina - Luxembourg(0:2), Iceland - Portugal(0:1), Liechtenstein -Slovakia(0:1), Moldova - Poland(3:2), Hungary is Lithuania(2:0), Faerian Islands - Albania(1:3), Scotland - Georgia(1: 0, the match is ongoing).</text:p>
      <text:p text:style-name="P4">
<text:span text:style-name="T4">
Читайте також:</text:span>
 <text:a xlink:type="simple" xlink:href="https://www.ukrinform.ua/rubric-sports/3725153-golkiper-zbirnoi-ukraini-trubin-vzali-tri-ocki-ce-najgolovnise.html" text:style-name="Internet_20_link" text:visited-style-name="Visited_20_Internet_20_Link">
 Голкіпер збірної України Трубін: Взяли три очки - ценайголовніше </text:a>
As it was reported, the national team of Ukraine minimally overcome Malta(1:0)in the fourth study of the qualification to the European Championship-2024.</text:p>
      <text:p text:style-name="P4">
Photo: twitter.com/euro2024</text:p>
      <text:p text:style-name="P4">
News Source: <text:a xlink:type="simple" xlink:href="https://www.ukrinform.ua/rubric-sports/3725555-kvalifikacia-do-ce-belgia-avstria-i-norvegia-zdobuli-peremogi.html" text:style-name="Internet_20_link" text:visited-style-name="Visited_20_Internet_20_Link">
https://www.ukrinform.ua/rubric-sports/3725555-kvalifikacia-do-ce-belgia-avstria-i-norvegia-zdobuli-peremogi.html</text:a>
</text:p>
      <!--NEWS-->
      <text:h text:style-name="P10" text:outline-level="1">
<text:span text:style-name="T4">
Philip Morris invests $ 30 million in the construction of a new factory in Lviv region</text:span>
</text:h>
      <text:p text:style-name="P4">
Authors: Ukrinform (Person)</text:p>
      <text:p text:style-name="P4">
Publisher: Укринформ (Organization)</text:p>
      <text:p text:style-name="P4">
Published Time: 2023-06-20T18:56:00+03:00</text:p>
      <text:p text:style-name="P4">
Modified Time: 2023-06-20T18:56:00+03:00</text:p>
      <text:p text:style-name="P4">
Description: Philip Morris International will build a new tobacco factory. Investments in the project will be $ 30 million. - Ukrinform.</text:p>
      <text:p text:style-name="P4">
Images: ['<text:a xlink:type="simple" xlink:href="https://static.ukrinform.com/photos/2023_06/thumb_files/630_360_1687276398-139.jpg" text:style-name="Internet_20_link" text:visited-style-name="Visited_20_Internet_20_Link">
630_360_16872...</text:a>
']</text:p>
      <text:p text:style-name="P4">
Tags: ['Інвестиції', 'Львівщина', 'Тютюн', 'Виробництво']</text:p>
      <text:p text:style-name="P4">
Type: Article</text:p>
      <!--METADATA-->
      <text:p text:style-name="P4">
<draw:frame draw:style-name="fr1" draw:name="Image158" text:anchor-type="as-char" svg:width="6.9236in" svg:height="3.956343in" draw:z-index="0">
<draw:image xlink:href="../Images/yкринформ/2023-06-20T18-56-00-03-00/630_360_1687276398-139.jpg" xlink:type="simple" xlink:show="embed" xlink:actuate="onLoad" draw:mime-type="image/jpeg"/>
</draw:frame>
The Bilip Morris International will build a new tobacco factory. Investments in project will set $ 30 million.</text:p>
      <text:p text:style-name="P4">
As Ukrinform reports, it reports <text:a xlink:type="simple" xlink:href="https://www.pmi.com/markets/ukraine/uk/media-center/details/philip-morris-investment-in-Ukraine-2023" text:style-name="Internet_20_link" text:visited-style-name="Visited_20_Internet_20_Link">
press service</text:a>
Philip Morris Ukraine.</text:p>
      <text:p text:style-name="P4">
"Philip Morris International invests more than $ 30 million in launching new production in Lviv region," the statement said.</text:p>
      <text:p text:style-name="P4">
It is noted that the preparatory work will start in July 2023. The production of production is scheduled for the first quarter of 2024.</text:p>
      <text:p text:style-name="P4">
More than 250 people will be employed in the production, and the jobs will be offered primarily to employees of the Kharkiv company company. This will allow the company to fully meet the domestic demand and support Ukraine's economic growth today and in the future.</text:p>
      <text:p text:style-name="P4">
<text:span text:style-name="T4">
 Read also: </text:span>
 <text:a xlink:type="simple" xlink:href="https://www.ukrinform.ua/rubric-economy/3716417-ukraina-planue-zaluciti-inozemni-investicii-u-budivnictvo-elevatoriv-na-kordonah-z-es.html" text:style-name="Internet_20_link" text:visited-style-name="Visited_20_Internet_20_Link">
Ukraine plans to attract foreign <text:span text:style-name="T4">
 investments </text:span>
 Elevators' embankment at the EU borders</text:a>
According to the President of the European Region Philip Morris International Massima, this investment is a powerful signal for other international investors - confidence in the economy of Ukraine, the Ukrainian people of Tami -webage of Ukraine.</text:p>
      <text:p text:style-name="P4">
It was reported that the Nestlé company has started the construction of a new Vermicelli Custom Factory in Volyn. ](https://www.ukrinform.ua/rubric-economy/3632515-nestle-investue-majze-40-miljoniv-u-vidkritta-fabriki-na-volini.html)40 million Swiss francs will reach the new project.</text:p>
      <text:p text:style-name="P4">
<text:span text:style-name="T5">
Foto: Philip Morris</text:span>
</text:p>
      <text:p text:style-name="P4">
News Source: <text:a xlink:type="simple" xlink:href="https://www.ukrinform.ua/rubric-economy/3725462-philip-morris-investue-30-miljoniv-u-budivnictvo-novoi-fabriki-na-lvivsini.html" text:style-name="Internet_20_link" text:visited-style-name="Visited_20_Internet_20_Link">
https://www.ukrinform.ua/rubric-economy/3725462-philip-morris-investue-30-miljoniv-u-budivnictvo-novoi-fabriki-na-lvivsini.html</text:a>
</text:p>
      <!--NEWS-->
      <text:h text:style-name="P10" text:outline-level="1">
<text:span text:style-name="T4">
Giving NABU autonomous listening depends on the SBU - Krivonos</text:span>
</text:h>
      <text:p text:style-name="P4">
Authors: Ukrinform (Person)</text:p>
      <text:p text:style-name="P4">
Publisher: Укринформ (Organization)</text:p>
      <text:p text:style-name="P4">
Published Time: 2023-06-20T19:01:00+03:00</text:p>
      <text:p text:style-name="P4">
Modified Time: 2023-06-20T19:01:00+03:00</text:p>
      <text:p text:style-name="P4">
Description: The resolution of the issue of obtaining the National Anti -Corruption Bureau can autonomically listen to the defendants of cases depends on the Security Service of Ukraine. - Ukrinform.</text:p>
      <text:p text:style-name="P4">
Images: ['<text:a xlink:type="simple" xlink:href="https://static.ukrinform.com/photos/2023_06/thumb_files/630_360_1687276751-274.jpg" text:style-name="Internet_20_link" text:visited-style-name="Visited_20_Internet_20_Link">
630_360_16872...</text:a>
']</text:p>
      <text:p text:style-name="P4">
Tags: ['НАБУ', 'Прослуховування', 'СБУ', 'Кривонос']</text:p>
      <text:p text:style-name="P4">
Type: Article</text:p>
      <!--METADATA-->
      <text:p text:style-name="P4">
<draw:frame draw:style-name="fr1" draw:name="Image159" text:anchor-type="as-char" svg:width="6.9236in" svg:height="3.956343in" draw:z-index="0">
<draw:image xlink:href="../Images/yкринформ/2023-06-20T19-01-00-03-00/630_360_1687276751-274.jpg" xlink:type="simple" xlink:show="embed" xlink:actuate="onLoad" draw:mime-type="image/jpeg"/>
</draw:frame>
Deciding on the receipt of the National Anti -Corruption Bureau of the ability to autonomously listen to the persons involved depends on the Security Service of Ukraine.</text:p>
      <text:p text:style-name="P4">
This was stated by NABU Director Semen Krivonos in an interview with Ukrinform.</text:p>
      <text:p text:style-name="P4">
“Listening is implemented so that we carry it out through the technical infrastructure of the Security Service of Ukraine. In 2019, the changes of the dosecowns that grant NABU the right to autonomous listening were approved, but this issue was not resolved, ”he said.</text:p>
      <text:p text:style-name="P4">
"In my opinion, the solution to this issue depends on the Ukrainian Security Service," the bureau director added.</text:p>
      <text:p text:style-name="P4">
When asked if he discussed Krivonos this question with the head of the SBU Vasilmalyuk, he answered: "He has not discussed, but we have actively."</text:p>
      <text:p text:style-name="P4">
According to Krivonos, he also sent appropriate letters to other law enforcement agencies because independent listening <text:a xlink:type="simple" xlink:href="https://www.ukrinform.ua/tag-nabu" text:style-name="Internet_20_link" text:visited-style-name="Visited_20_Internet_20_Link">
NABU</text:a>
Provided by the State Anti -Corruption Program of Ukraine.</text:p>
      <text:p text:style-name="P4">
In addition, NABU operational and technical management staff produce technical solutions on how to implement independent auditions.</text:p>
      <text:p text:style-name="P4">
<text:span text:style-name="T4">
 Read also: </text:span>
 [NABU and Recovery Agency have agreed on the cooperation(https://www.ukrinform.ua/rubric-vidbudova/3684847-nabu-ta-agentstvo-vidnovlenna-domovilisa-pro-spivpracu-u-protidii-korupcii.html)“There are certain technical problems that the SBU voices. It seems that the second working group seems to have a second working group, which, as a result of its activity, to give us a technical opportunity to listen to the technical opportunity an autonomously, without the participation of the SBU, " - said the director of the bureau.</text:p>
      <text:p text:style-name="P4">
"I very much hope that we will resolve this issue in the shortest possible time, but unfortunately, it does not depend on NABU. As you can see, this issue is not advanced, although the legislation allows the Bureau of Autonomous Listening from 2019," Krivonos said.</text:p>
      <text:p text:style-name="P4">
Full version of interview with NABU Director Semen Krivonos Soon readiten <text:a xlink:type="simple" xlink:href="https://www.ukrinform.ua/block-interview" text:style-name="Internet_20_link" text:visited-style-name="Visited_20_Internet_20_Link">
Ukrinform site</text:a>
.</text:p>
      <text:p text:style-name="P4">
As reported by Ukrinform, on October 15, 2019, President Vladimir Zelensky signed a law, which gives the National Anti -Corruption Bureau and the State Bureau Investigation Autonomous Right to Listen.</text:p>
      <text:p text:style-name="P4">
News Source: <text:a xlink:type="simple" xlink:href="https://www.ukrinform.ua/rubric-society/3725464-nadanna-nabu-avtonomnogo-prosluhovuvanna-zalezit-vid-sbu-krivonos.html" text:style-name="Internet_20_link" text:visited-style-name="Visited_20_Internet_20_Link">
https://www.ukrinform.ua/rubric-society/3725464-nadanna-nabu-avtonomnogo-prosluhovuvanna-zalezit-vid-sbu-krivonos.html</text:a>
</text:p>
      <!--NEWS-->
      <text:h text:style-name="P10" text:outline-level="1">
<text:span text:style-name="T4">
The Slovak Parliament recognized the Holodomor with the genocide of the Ukrainian people</text:span>
</text:h>
      <text:p text:style-name="P4">
Authors: Ukrinform (Person)</text:p>
      <text:p text:style-name="P4">
Publisher: Укринформ (Organization)</text:p>
      <text:p text:style-name="P4">
Published Time: 2023-06-20T19:06:00+03:00</text:p>
      <text:p text:style-name="P4">
Modified Time: 2023-06-20T19:06:00+03:00</text:p>
      <text:p text:style-name="P4">
Description: The Parliament of Slovakia recognized the Holodomor of 1932-1933 with a genocide against the Ukrainian people. - Ukrinform.</text:p>
      <text:p text:style-name="P4">
Images: ['<text:a xlink:type="simple" xlink:href="https://static.ukrinform.com/photos/2023_06/thumb_files/630_360_1687278285-876.jpg" text:style-name="Internet_20_link" text:visited-style-name="Visited_20_Internet_20_Link">
630_360_16872...</text:a>
']</text:p>
      <text:p text:style-name="P4">
Tags: ['Геноцид', 'Голодомор', 'Парламент', 'Словаччина', 'Зеленський']</text:p>
      <text:p text:style-name="P4">
Type: Article</text:p>
      <!--METADATA-->
      <text:p text:style-name="P4">
<draw:frame draw:style-name="fr1" draw:name="Image160" text:anchor-type="as-char" svg:width="6.9236in" svg:height="3.956343in" draw:z-index="0">
<draw:image xlink:href="../Images/yкринформ/2023-06-20T19-06-00-03-00/630_360_1687278285-876.jpg" xlink:type="simple" xlink:show="embed" xlink:actuate="onLoad" draw:mime-type="image/jpeg"/>
</draw:frame>
Parliamentary region recognized the Holodomor of 1932-1933 with a genocide against the Ukrainian Narode.</text:p>
      <text:p text:style-name="P4">
President of Ukraine Volodymyr Zelensky thanked the Parliament of Slovakia, Ukrinform reports with reference to <text:a xlink:type="simple" xlink:href="https://twitter.com/ZelenskyyUa/status/1671183137978699777" text:style-name="Internet_20_link" text:visited-style-name="Visited_20_Internet_20_Link">
Twitter</text:a>
Heads of State.</text:p>
      <text:p text:style-name="P4">
“I am grateful to the Parliament of Slovakia for recognition of the Holodomor of 1932-1933 by the Genocide of the Ukrainian people. A timely decision, a significant contribution to the restoration of historical justice and honoring millions of innocent victims, ” - said the Glava of State.</text:p>
      <text:p text:style-name="P4">
Foreign Minister Dmytro Kuleba also thanked Slovakia for the recognition of the famous genocide of the Ukrainian people.</text:p>
      <text:p text:style-name="P4">
“Slovakia is joining more and more countries that recognize the 1932-1933 genocide of the Ukrainian people. This act of historical fairness is a vivid reminder of our responsibility for the abusers not to act impunity. Thank you, Slovakin!”, - said Kuleba in <text:a xlink:type="simple" xlink:href="https://twitter.com/DmytroKuleba/status/1671184916153876481" text:style-name="Internet_20_link" text:visited-style-name="Visited_20_Internet_20_Link">
Twitter</text:a>
.</text:p>
      <text:p text:style-name="P4">
<text:span text:style-name="T4">
 Read also: </text:span>
 <text:a xlink:type="simple" xlink:href="https://www.ukrinform.ua/rubric-polytics/3714229-parlament-britanii-viznav-golodomor-genocidom-ukrainskogo-narodu.html" text:style-name="Internet_20_link" text:visited-style-name="Visited_20_Internet_20_Link">
<text:span text:style-name="T4">
 Parliament </text:span>
 <text:span text:style-name="T4">
 </text:span>
 <text:span text:style-name="T4">
 </text:span>
 <text:span text:style-name="T4">
 recognized </text:span>
 <text:span text:style-name="T4">
 </text:span>
 Holodomor <text:span text:style-name="T4">
<text:span text:style-name="T5">
* Genocide </text:span>
* </text:span>
 <text:span text:style-name="T4">
 Ukrainian </text:span>
 <text:span text:style-name="T4">
 </text:span>
 people **</text:a>
The Human Rights Commissioner Dmitry Lubinets also congratulated the resolution in Ukraine in 1932-1933 by the genocide of the Ukrainian people in 1932-1933, which resulted in the died of innocent children, women and men.</text:p>
      <text:p text:style-name="P4">
“The authors of the resolution emphasize that in the context of the present war against Ukraine, Russia, Russia wants to physically eliminate Ukrainians as a nation again, it is necessary to clearly refer to Russia's past actions and to do everything possible to make it ever unless in Ukraine or in any other state of the world. . Grateful deputies for the affirmation of the truth, ”he said in <text:a xlink:type="simple" xlink:href="https://t.me/dmytro_lubinetzs/2759" text:style-name="Internet_20_link" text:visited-style-name="Visited_20_Internet_20_Link">
telegram</text:a>
.</text:p>
      <text:p text:style-name="P4">
Lubinets believes that this decision is important for every Ukrainian. Ombudsman has argued that punishment for all past and current crimes of Russia is none.<text:span text:style-name="T5">
Foto: Dmytro Kuleba, Twitter</text:span>
</text:p>
      <text:p text:style-name="P4">
News Source: <text:a xlink:type="simple" xlink:href="https://www.ukrinform.ua/rubric-polytics/3725469-parlament-slovaccini-viznav-golodomor-genocidom-ukrainskogo-narodu.html" text:style-name="Internet_20_link" text:visited-style-name="Visited_20_Internet_20_Link">
https://www.ukrinform.ua/rubric-polytics/3725469-parlament-slovaccini-viznav-golodomor-genocidom-ukrainskogo-narodu.html</text:a>
</text:p>
      <!--NEWS-->
      <text:h text:style-name="P10" text:outline-level="1">
<text:span text:style-name="T4">
The hot phase on the front generally does not affect the exchange of prisoners - GUR</text:span>
</text:h>
      <text:p text:style-name="P4">
Authors: Ukrinform (Person)</text:p>
      <text:p text:style-name="P4">
Publisher: Укринформ (Organization)</text:p>
      <text:p text:style-name="P4">
Published Time: 2023-06-20T19:08:00+03:00</text:p>
      <text:p text:style-name="P4">
Modified Time: 2023-06-20T19:08:00+03:00</text:p>
      <text:p text:style-name="P4">
Description: Exacerbation of events on the front generally does not affect the exchange of prisoners. - Ukrinform.</text:p>
      <text:p text:style-name="P4">
Images: ['<text:a xlink:type="simple" xlink:href="https://static.ukrinform.com/photos/2020_04/thumb_files/630_360_1587022517-3937.jpeg" text:style-name="Internet_20_link" text:visited-style-name="Visited_20_Internet_20_Link">
630_360_15870...</text:a>
']</text:p>
      <text:p text:style-name="P4">
Tags: ['Обмін', 'Розвідка', 'Полонені', 'Буданов', 'Єдині новини']</text:p>
      <text:p text:style-name="P4">
Type: Article</text:p>
      <!--METADATA-->
      <text:p text:style-name="P4">
<draw:frame draw:style-name="fr1" draw:name="Image161" text:anchor-type="as-char" svg:width="6.9236in" svg:height="3.956343in" draw:z-index="0">
<draw:image xlink:href="../Images/yкринформ/2023-06-20T19-08-00-03-00/630_360_1587022517-3937.jpeg" xlink:type="simple" xlink:show="embed" xlink:actuate="onLoad" draw:mime-type="image/jpeg"/>
</draw:frame>
Exacerbation of events on the front generally does not affect the exchange of prisoners.</text:p>
      <text:p text:style-name="P4">
The head of the Main Defense Intelligence Administration Kirill Budanov informed about it in the Telernahon "Unified News", correspondenttukinform reports.</text:p>
      <text:p text:style-name="P4">
“In principle, it does not affect. Only affects the number of <text:a xlink:type="simple" xlink:href="https://www.ukrinform.ua/tag-obmin" text:style-name="Internet_20_link" text:visited-style-name="Visited_20_Internet_20_Link">
exchange</text:a>
fund. No more on anything. Our process is more sustainable, it continues. Everything according to the schedule, ”he stressed.</text:p>
      <text:p text:style-name="P4">
<text:span text:style-name="T4">
 Read also: </text:span>
 <text:a xlink:type="simple" xlink:href="https://www.ukrinform.ua/rubric-ato/3725455-zodnu-adernu-boegolovku-rf-se-ne-peremistila-u-bilorus-budanov.html" text:style-name="Internet_20_link" text:visited-style-name="Visited_20_Internet_20_Link">
no nuclear warhead of the Russian Federation has yet moved to Belarus - <text:span text:style-name="T4">
 Budanov </text:span>
</text:a>
As it was reported, the Coordinating Staff on the treatment of Zaporozian -voiced stated that <text:a xlink:type="simple" xlink:href="https://www.ukrinform.ua/rubric-ato/3722823-rosiani-blokuut-nalagodzenna-regularnogo-telefonnogo-zvazku-z-polonenimi-koordstab.html" text:style-name="Internet_20_link" text:visited-style-name="Visited_20_Internet_20_Link">
the Russian side has blocked negotiations of regular telephone communication with the captives of Ukrainian. </text:a>
<text:span text:style-name="T5">
Foto: op</text:span>
</text:p>
      <text:p text:style-name="P4">
News Source: <text:a xlink:type="simple" xlink:href="https://www.ukrinform.ua/rubric-ato/3725465-garaca-faza-na-fronti-zagalom-ne-vplivae-na-obmin-polonenimi-gur.html" text:style-name="Internet_20_link" text:visited-style-name="Visited_20_Internet_20_Link">
https://www.ukrinform.ua/rubric-ato/3725465-garaca-faza-na-fronti-zagalom-ne-vplivae-na-obmin-polonenimi-gur.html</text:a>
</text:p>
      <!--NEWS-->
      <text:h text:style-name="P10" text:outline-level="1">
<text:span text:style-name="T4">
The Ministry of Finance has placed the T -bills for ₴ 31.4 billion</text:span>
</text:h>
      <text:p text:style-name="P4">
Authors: Ukrinform (Person)</text:p>
      <text:p text:style-name="P4">
Publisher: Укринформ (Organization)</text:p>
      <text:p text:style-name="P4">
Published Time: 2023-06-20T19:13:00+03:00</text:p>
      <text:p text:style-name="P4">
Modified Time: 2023-06-20T19:13:00+03:00</text:p>
      <text:p text:style-name="P4">
Description: On June 20, the Ministry of Finance on June 20, at an auction for the placement of internal state loan bonds (ATPP), attracted UAH 31.4 billion to the state budget. - Ukrinform.</text:p>
      <text:p text:style-name="P4">
Images: ['<text:a xlink:type="simple" xlink:href="https://static.ukrinform.com/photos/2019_02/thumb_files/630_360_1550576451-985.jpg" text:style-name="Internet_20_link" text:visited-style-name="Visited_20_Internet_20_Link">
630_360_15505...</text:a>
']</text:p>
      <text:p text:style-name="P4">
Tags: ['Мінфін', 'Облігації']</text:p>
      <text:p text:style-name="P4">
Type: Article</text:p>
      <!--METADATA-->
      <text:p text:style-name="P4">
<draw:frame draw:style-name="fr1" draw:name="Image162" text:anchor-type="as-char" svg:width="6.9236in" svg:height="3.956343in" draw:z-index="0">
<draw:image xlink:href="../Images/yкринформ/2023-06-20T19-13-00-03-00/630_360_1550576451-985.jpg" xlink:type="simple" xlink:show="embed" xlink:actuate="onLoad" draw:mime-type="image/jpeg"/>
</draw:frame>
Ministry of Finance on June 20 at auction for the placement of domestic government bonds(Towels)It attracted UAH 31.4 billion in the state budget.</text:p>
      <text:p text:style-name="P4">
According to Ukrinform, it reports <text:a xlink:type="simple" xlink:href="https://www.mof.gov.ua/uk/ogoloshennja-ta-rezultati-aukcioniv" text:style-name="Internet_20_link" text:visited-style-name="Visited_20_Internet_20_Link">
the Ministry of Finance's press service.</text:a>
"According to the results of the placement of bonds of the internal state loan on June 20, 2023, 31 405 320 082,01 UAH was attracted to the state budget.(NBU snacks)", - the message says.</text:p>
      <text:p text:style-name="P4">
The Ministry of Finance suggested investors of hryvnia <text:a xlink:type="simple" xlink:href="https://www.ukrinform.ua/tag-obligacii" text:style-name="Internet_20_link" text:visited-style-name="Visited_20_Internet_20_Link">
T -bills</text:a>
: UAH 10.25 billion at 18.2%; UAH 721.3 million at UAH 18.3%, UAH 1.4 billion at 19.3%and UAH 4.65 billion at 19.75%.</text:p>
      <text:p text:style-name="P4">
Also proposed by government bonds in dollars for $ 244.4 million. at 4.8% and 136 mlneurov at 3.25%.</text:p>
      <text:p text:style-name="P4">
<text:span text:style-name="T4">
 Read also: </text:span>
 <text:a xlink:type="simple" xlink:href="https://www.ukrinform.ua/rubric-economy/3716188-ukrainci-u-dii-vze-pridbali-obligacij-na-ponad-1-milard.html" text:style-name="Internet_20_link" text:visited-style-name="Visited_20_Internet_20_Link">
Ukrainians in "Actions" have already purchased bonds for more than 1 billion</text:a>
As reported by Ukrinform, in connection with Russian aggression, the Ukrainian government has taken a decision on a step -by -step issue of military bonds in the amount of up to 400 billion. The Ministry of Finance conducts auctions for the sale of government bonds every Tuesday, starting with the 1st 2022. According to the Prime Minister of Ukraine Denis Shmigal, almost UAH 600 billion was obtained.</text:p>
      <text:p text:style-name="P4">
<text:span text:style-name="T5">
Foto: NBU</text:span>
</text:p>
      <text:p text:style-name="P4">
News Source: <text:a xlink:type="simple" xlink:href="https://www.ukrinform.ua/rubric-economy/3725471-minfin-rozmistiv-ovdp-na-314-milarda.html" text:style-name="Internet_20_link" text:visited-style-name="Visited_20_Internet_20_Link">
https://www.ukrinform.ua/rubric-economy/3725471-minfin-rozmistiv-ovdp-na-314-milarda.html</text:a>
</text:p>
      <!--NEWS-->
      <text:h text:style-name="P10" text:outline-level="1">
<text:span text:style-name="T4">
Kakhovskaya hydroelectric power station: the Ministry of Health was told about volunteers in the affected areas</text:span>
</text:h>
      <text:p text:style-name="P4">
Authors: Ukrinform (Person)</text:p>
      <text:p text:style-name="P4">
Publisher: Укринформ (Organization)</text:p>
      <text:p text:style-name="P4">
Published Time: 2023-06-20T19:15:00+03:00</text:p>
      <text:p text:style-name="P4">
Modified Time: 2023-06-20T19:15:00+03:00</text:p>
      <text:p text:style-name="P4">
Description: The victims of the Kakhovsky Hydroelectric power plant will work in the near future 119 volunteers. - Ukrinform.</text:p>
      <text:p text:style-name="P4">
Images: ['<text:a xlink:type="simple" xlink:href="https://static.ukrinform.com/photos/2022_05/thumb_files/630_360_1653576338-700.jpg" text:style-name="Internet_20_link" text:visited-style-name="Visited_20_Internet_20_Link">
630_360_16535...</text:a>
']</text:p>
      <text:p text:style-name="P4">
Tags: ['Херсон', 'Каховська ГЕС']</text:p>
      <text:p text:style-name="P4">
Type: Article</text:p>
      <!--METADATA-->
      <text:p text:style-name="P4">
<draw:frame draw:style-name="fr1" draw:name="Image163" text:anchor-type="as-char" svg:width="6.9236in" svg:height="3.956343in" draw:z-index="0">
<draw:image xlink:href="../Images/yкринформ/2023-06-20T19-15-00-03-00/630_360_1653576338-700.jpg" xlink:type="simple" xlink:show="embed" xlink:actuate="onLoad" draw:mime-type="image/jpeg"/>
</draw:frame>
119 volunteers will work in the near future from the Kakhovka hydroelectric power plant.</text:p>
      <text:p text:style-name="P4">
According to Ukrinform, the Ministry of Health of Ukraine reports UV <text:a xlink:type="simple" xlink:href="https://www.facebook.com/moz.ukr/posts/pfbid0wD19q1w4rLFg92RpxNxovnCte7jDNutd7zoiNrkyJ8scBNQy4BptgWEAh51qc9BBl" text:style-name="Internet_20_link" text:visited-style-name="Visited_20_Internet_20_Link">
Facebook</text:a>
.</text:p>
      <text:p text:style-name="P4">
“119 медиків-добровольців долучаються до роботи у постраждалих від підривуКаховської ГЕС областях. Серед них 80 лікарів та 39 медичних сестер. Всі вонинайближчими днями посилять медичний фронт постраждалих від повені Херсонськоїта Миколаївської областей. Медики працюватимуть від 2 тижнів до 30 днів,” -ідеться в повідомленні.</text:p>
      <text:p text:style-name="P4">
<text:span text:style-name="T4">
Читайте також:</text:span>
 <text:a xlink:type="simple" xlink:href="https://www.ukrinform.ua/rubric-regions/3725481-troe-poranenih-u-hersoni-ratuvalnikiv-perebuvaut-u-vazkomu-stani-golova-ova.html" text:style-name="Internet_20_link" text:visited-style-name="Visited_20_Internet_20_Link">
 Троє поранених у <text:span text:style-name="T4">
Херсон</text:span>
 і рятувальників перебувають уважкому стані – голова ОВА </text:a>
The Ministry of Health calls for volunteers to join the strengthening of colleagues of Ucherson, Mykolaiv and Zaporizhzhya regions.</text:p>
      <text:p text:style-name="P4">
The following specialists can join the work: anesthesiologists, therapists, pediatric traumatologists, ophthalmologists, neuropathologists, phthisiologists, maxillofacial surgeons, neurosurgeons, hematologists, radiologists, oncologists, gynecologists, oocologists, and doctors.(emergency)Nurses, nurses.</text:p>
      <text:p text:style-name="P4">
Doctors can be involved in the reinforcement of medical institutions in several ways. Among the head of the hospital, who submits lists of volunteers for their business trips for medical care, or by calling on their own and leaving the application for participation at the number: 0- 0- 800-60-20-19.</text:p>
      <text:p text:style-name="P4">
<text:span text:style-name="T4">
 Read also: </text:span>
 <text:a xlink:type="simple" xlink:href="https://www.ukrinform.ua/rubric-ato/3725405-u-rikovomu-na-hersonsini-rosiani-virisili-pidirvati-20-tonn-svoih-boepripasiv-zmi.html" text:style-name="Internet_20_link" text:visited-style-name="Visited_20_Internet_20_Link">
in the river on <text:span text:style-name="T4">
 Kherson </text:span>
 Dozhni Russians decided to blow up 20 tons of their ammunition - the media</text:a>
Thanks to the support of the WHO office in Ukraine, volunteers will receive compensation for additional costs associated with a business trip.</text:p>
      <text:p text:style-name="P4">
According to Ukrinform, infectious hubs were launched in the Nikolaev, Kherson and Dnipropetrovsk region, where patients with acute and other infectious diseases will be taken. These hospitals have already detained infectious beds.</text:p>
      <text:p text:style-name="P4">
News Source: <text:a xlink:type="simple" xlink:href="https://www.ukrinform.ua/rubric-regions/3725483-pidriv-kahovskoi-ges-u-moz-rozpovili-pro-medikivdobrovolciv-u-postrazdalih-oblastah.html" text:style-name="Internet_20_link" text:visited-style-name="Visited_20_Internet_20_Link">
https://www.ukrinform.ua/rubric-regions/3725483-pidriv-kahovskoi-ges-u-moz-rozpovili-pro-medikivdobrovolciv-u-postrazdalih-oblastah.html</text:a>
</text:p>
      <!--NEWS-->
      <text:h text:style-name="P10" text:outline-level="1">
<text:span text:style-name="T4">
Stefanchuk discussed with the head of the Senate Italy's accession to Ukraine to NATO</text:span>
</text:h>
      <text:p text:style-name="P4">
Authors: Ukrinform (Person)</text:p>
      <text:p text:style-name="P4">
Publisher: Укринформ (Organization)</text:p>
      <text:p text:style-name="P4">
Published Time: 2023-06-20T19:20:40+03:00</text:p>
      <text:p text:style-name="P4">
Modified Time: 2023-06-20T19:20:40+03:00</text:p>
      <text:p text:style-name="P4">
Description: The Chairman of the Verkhovna Rada of Ukraine Ruslan Stefanchuk discussed with the chairman of the Senate of the Italian Republic of Inyadika La Rusza Ukraine's accession to NATO. - Ukrinform.</text:p>
      <text:p text:style-name="P4">
Images: ['<text:a xlink:type="simple" xlink:href="https://static.ukrinform.com/photos/2023_06/thumb_files/630_360_1687277998-377.jpg" text:style-name="Internet_20_link" text:visited-style-name="Visited_20_Internet_20_Link">
630_360_16872...</text:a>
']</text:p>
      <text:p text:style-name="P4">
Tags: ['Італія', 'НАТО', 'Стефанчук']</text:p>
      <text:p text:style-name="P4">
Type: Article</text:p>
      <!--METADATA-->
      <text:p text:style-name="P4">
<draw:frame draw:style-name="fr1" draw:name="Image164" text:anchor-type="as-char" svg:width="6.9236in" svg:height="3.956343in" draw:z-index="0">
<draw:image xlink:href="../Images/yкринформ/2023-06-20T19-20-40-03-00/630_360_1687277998-377.jpg" xlink:type="simple" xlink:show="embed" xlink:actuate="onLoad" draw:mime-type="image/jpeg"/>
</draw:frame>
Ruslan Stefanchuk, the head of the Senate of the Italian Republic of Invathian La Rusz, the NATO Annexation to NATO.</text:p>
      <text:p text:style-name="P4">
As Ukrinform reports, about it in <text:a xlink:type="simple" xlink:href="https://t.me/verkhovnaradaukrainy/52903" text:style-name="Internet_20_link" text:visited-style-name="Visited_20_Internet_20_Link">
telegram</text:a>
The press service of the Verkhovna Rada reports.</text:p>
      <text:p text:style-name="P4">
“An extremely important issue is Ukraine's accession to NATO. This topic was raised during a video conference format with the head of the Senate of the Italian Republic of La Rusa. A number of parliaments supported our membership in the Alliance. Therefore, the Parliament of Italy also made a decision in favor of the invitation of Ukraine to join NATO at the Alliance summit in Vilnius, ” - quotes Stefanchkhapress Service.</text:p>
      <text:p text:style-name="P4">
<text:span text:style-name="T4">
 Read also: </text:span>
 <text:a xlink:type="simple" xlink:href="https://www.ukrinform.ua/rubric-polytics/3724923-stefancuk-spodivaetsa-so-parlament-francii-pidtrimae-clenstvo-ukraini-v-nato.html" text:style-name="Internet_20_link" text:visited-style-name="Visited_20_Internet_20_Link">
<text:span text:style-name="T4">
 Stefanchuk </text:span>
 hopes that the French Parliament will support Ukraine's membership in NATO</text:a>
According to him, the Vilnius Summit should become a platform where the Alliance of Modernity and a clearly defined time framework of NATO joining the NATO will be presented.</text:p>
      <text:p text:style-name="P4">
As reported by Ukrinform, the day before in Berlin during a joint press conference with German Chancellor Olaf Scholtz, NATO Secretary General Jestoltenberg stated that NATO Allies agree that Ukraine will become an alliance, but will not be considered a summary.</text:p>
      <text:p text:style-name="P4">
Photo: Verkhovna Rada, Telegrams</text:p>
      <text:p text:style-name="P4">
News Source: <text:a xlink:type="simple" xlink:href="https://www.ukrinform.ua/rubric-polytics/3725474-stefancuk-obgovoriv-z-golovou-senatu-italii-priednanna-ukraini-do-nato.html" text:style-name="Internet_20_link" text:visited-style-name="Visited_20_Internet_20_Link">
https://www.ukrinform.ua/rubric-polytics/3725474-stefancuk-obgovoriv-z-golovou-senatu-italii-priednanna-ukraini-do-nato.html</text:a>
</text:p>
      <!--NEWS-->
      <text:h text:style-name="P10" text:outline-level="1">
<text:span text:style-name="T4">
In Complex "Yad Vasem" launched Ukrainian -language audiohyde</text:span>
</text:h>
      <text:p text:style-name="P4">
Authors: Ukrinform (Person)</text:p>
      <text:p text:style-name="P4">
Publisher: Укринформ (Organization)</text:p>
      <text:p text:style-name="P4">
Published Time: 2023-06-20T19:23:00+03:00</text:p>
      <text:p text:style-name="P4">
Modified Time: 2023-06-20T19:23:00+03:00</text:p>
      <text:p text:style-name="P4">
Description: The Memorial Complex of Holocaust History "Yad Vashem" launched Ukrainian -language audiohyde. - Ukrinform.</text:p>
      <text:p text:style-name="P4">
Images: ['<text:a xlink:type="simple" xlink:href="https://static.ukrinform.com/photos/2023_06/thumb_files/630_360_1687278099-171.jpg" text:style-name="Internet_20_link" text:visited-style-name="Visited_20_Internet_20_Link">
630_360_16872...</text:a>
']</text:p>
      <text:p text:style-name="P4">
Tags: ['Ізраїль', 'Олена Зеленська', 'Аудіогід', 'Яд Вашем']</text:p>
      <text:p text:style-name="P4">
Type: Article</text:p>
      <!--METADATA-->
      <text:p text:style-name="P4">
<draw:frame draw:style-name="fr1" draw:name="Image165" text:anchor-type="as-char" svg:width="6.9236in" svg:height="3.956343in" draw:z-index="0">
<draw:image xlink:href="../Images/yкринформ/2023-06-20T19-23-00-03-00/630_360_1687278099-171.jpg" xlink:type="simple" xlink:show="embed" xlink:actuate="onLoad" draw:mime-type="image/jpeg"/>
</draw:frame>
The Umemorial Complex of Holocaust History "Yad Vashem" launched a Ukrainian -language audiohyde.</text:p>
      <text:p text:style-name="P4">
This was reported by President's wife Olena Zelensk in <text:a xlink:type="simple" xlink:href="https://t.me/FirstLadyOfUkraine/3458" text:style-name="Internet_20_link" text:visited-style-name="Visited_20_Internet_20_Link">
telegram</text:a>
, reports Ukrinform.</text:p>
      <text:p text:style-name="P4">
"Holocaust Memorial Complex" Yad Vashem. , - the first lady.</text:p>
      <text:p text:style-name="P4">
<text:span text:style-name="T5">
Video: Elena Zelenska</text:span>
</text:p>
      <text:p text:style-name="P4">
According to her, the Ukrainian -language audio guide in "Yad Vashem" <text:a xlink:type="simple" xlink:href="https://t.me/FirstLadyOfUkraine/3457" text:style-name="Internet_20_link" text:visited-style-name="Visited_20_Internet_20_Link">
became the first in Israel.</text:a>
The president's wife thanked the Embassy of Ukraine in the State of Israel and the Ministry of Internal Affairs and emphasized that each of such guides not only about the convenience of tourists, but that the Ukrainian language is honorable in the list of world languages, which speak the most powerful cultural monuments, about what, about what that our language sounds louder, reminding the world of the people who are struggling for their right to exist.</text:p>
      <text:p text:style-name="P4">
Zelenskaya is also convinced that "Yad Vashem" should visit every person of the Education.</text:p>
      <text:p text:style-name="P4">
"A place that shows us how a whole people can be driven and repeated - the harsh it is. And at the same time a place ", - she stressed.</text:p>
      <text:p text:style-name="P4">
<text:span text:style-name="T4">
 Read also: </text:span>
 <text:a xlink:type="simple" xlink:href="https://www.ukrinform.ua/rubric-culture/3713956-u-finlandii-ta-niderlandah-zavilis-novi-ukrainomovni-audiogidi.html" text:style-name="Internet_20_link" text:visited-style-name="Visited_20_Internet_20_Link">
in Finland and the Netherlands new Ukrainian -language <text:span text:style-name="T4">
 audiogide </text:span>
 and</text:a>
The first lady noted that in "(https://www.ukrinform.ua/tag-ad-vasem)"The names of millions of Jews that have been destroyed and undergoing, hundreds of thousands of evidence to confirm one of the greatest crimes of Humanity's Vistoria. So, in her opinion, there is a worldview function: looking at the Jewish people, Ukrainians believe that they will find their faces and so The memory of every Ukrainian whose life has taken away the aggressor.</text:p>
      <text:p text:style-name="P4">
As it was reported, President's wife Olena Zelenskaya has been a junior in Israel since June 19.</text:p>
      <text:p text:style-name="P4">
<text:span text:style-name="T5">
Foto: Elena Zelenska</text:span>
</text:p>
      <text:p text:style-name="P4">
News Source: <text:a xlink:type="simple" xlink:href="https://www.ukrinform.ua/rubric-culture/3725479-u-kompleksi-ad-vasem-zapustili-ukrainomovnij-audiogid.html" text:style-name="Internet_20_link" text:visited-style-name="Visited_20_Internet_20_Link">
https://www.ukrinform.ua/rubric-culture/3725479-u-kompleksi-ad-vasem-zapustili-ukrainomovnij-audiogid.html</text:a>
</text:p>
      <!--NEWS-->
      <text:h text:style-name="P10" text:outline-level="1">
<text:span text:style-name="T4">
Budanov trumped the Russians and "Kivu Expert" for fake stories about his death</text:span>
</text:h>
      <text:p text:style-name="P4">
Authors: Ukrinform (Person)</text:p>
      <text:p text:style-name="P4">
Publisher: Укринформ (Organization)</text:p>
      <text:p text:style-name="P4">
Published Time: 2023-06-20T19:27:00+03:00</text:p>
      <text:p text:style-name="P4">
Modified Time: 2023-06-20T19:27:00+03:00</text:p>
      <text:p text:style-name="P4">
Description: Russian fakes are quite under -working, and fakes are fakes to cause a certain reaction in the audience. - Ukrinform.</text:p>
      <text:p text:style-name="P4">
Images: ['<text:a xlink:type="simple" xlink:href="https://static.ukrinform.com/photos/2023_04/thumb_files/630_360_1682089495-883.jpg" text:style-name="Internet_20_link" text:visited-style-name="Visited_20_Internet_20_Link">
630_360_16820...</text:a>
']</text:p>
      <text:p text:style-name="P4">
Tags: ['Буданов', 'Війна з Росією', 'Єдині новини']</text:p>
      <text:p text:style-name="P4">
Type: Article</text:p>
      <!--METADATA-->
      <text:p text:style-name="P4">
<draw:frame draw:style-name="fr1" draw:name="Image169" text:anchor-type="as-char" svg:width="6.9236in" svg:height="3.956343in" draw:z-index="0">
<draw:image xlink:href="../Images/yкринформ/2023-06-20T19-27-00-03-00/630_360_1682089495-883.jpg" xlink:type="simple" xlink:show="embed" xlink:actuate="onLoad" draw:mime-type="image/jpeg"/>
</draw:frame>
The Russian fathers are quite under -working, and fakes are fakes to cause some reaction in the audience.</text:p>
      <text:p text:style-name="P4">
This was reported in the Unified News Telelorphone by the head of the Main Department of Intelligence of the Ministry of Defense Kirill Budanov, answering the question of how he won the appearance of the fake that he was allegedly buried, reported by Ukrinform.</text:p>
      <text:p text:style-name="P4">
“I perceive it ridiculous enough and react the same. The fakes are fakes to call a certain reaction in the audience. But this is enough, let's just say, unfair fakes. All - those people who did it - realized that I was fine with me, ”he said.</text:p>
      <text:p text:style-name="P4">
<text:span text:style-name="T4">
 Read also: </text:span>
 <text:a xlink:type="simple" xlink:href="https://www.ukrinform.ua/rubric-ato/3725465-garaca-faza-na-fronti-zagalom-ne-vplivae-na-obmin-polonenimi-gur.html" text:style-name="Internet_20_link" text:visited-style-name="Visited_20_Internet_20_Link">
hot phase on the front generally does not affect the exchanged - GUR</text:a>
In his opinion, the Russians clearly understood that the fake would be debunk and they would give fools, in principle, themselves.</text:p>
      <text:p text:style-name="P4">
"But they caught on this hook of" world -famous "experts like Illikiv, who, directly with foam into my mouth, told that I had died first there, then rose, then in whom I fell. Let people play, why not, ”the head of the GUR.</text:p>
      <text:p text:style-name="P4">
Answering the question whether he sees the change of trends in the last half of the year before the Russian propaganda machine, Budanov said that this dynamic is visible, and it is a departure from the narrative that "they are all overwhelming."</text:p>
      <text:p text:style-name="P4">
<text:span text:style-name="T4">
 Read also: </text:span>
 <text:a xlink:type="simple" xlink:href="https://www.ukrinform.ua/rubric-ato/3725467-budanov-konflikt-prigozina-i-minoboroni-rf-e-cilkom-realnim.html" text:style-name="Internet_20_link" text:visited-style-name="Visited_20_Internet_20_Link">
<text:span text:style-name="T4">
 Budanov </text:span>
: Conflict of Prigogine and the Ministry of Defense of the Russian Federation is quite realistic</text:a>
"The only thing left is" everything goes according to the schedule and plan. " However, this plan, in principle, no one understands. But everything else is pushed into the background and more and more, even frank propagandists say something like "And what if we cannot win." And they will even say "what happens, if we lose," he said.</text:p>
      <text:p text:style-name="P4">
The head of the GUR is convinced that Russian society is preparing the reality in which they actually find themselves.</text:p>
      <text:p text:style-name="P4">
Budanov stated that the Russians are guilty of being "some strange things" throughout the RFF.(Like technogenic situations and explosions in Russian warehouses - ed.).</text:p>
      <text:p text:style-name="P4">
“What you sow, you reap. Moreover, we have a very simple analysis of a small chronology: before Russia began its aggressive actions, nothing happened, ”he said.</text:p>
      <text:p text:style-name="P4">
Commenting on the assassination of the Crimea on the representative of the occupying power of Zaporozhye, Budanized that "all the occupiers and collaborators, we have said many times - no one, let's say, will not be forgotten."</text:p>
      <text:p text:style-name="P4">
As it was reported, in the morning of June 19, a car with an assistant "Viceremier" of the temporarily occupied Zaporizhzhya region Vladimirimetfanov exploded in Simferopol.</text:p>
      <text:p text:style-name="P4">
Photo: GUR Ministry of Defense</text:p>
      <text:p text:style-name="P4">
News Source: <text:a xlink:type="simple" xlink:href="https://www.ukrinform.ua/rubric-ato/3725480-budanov-potroliv-rosian-i-eksperta-kivu-za-fejkovi-rozpovidi-pro-svou-smert.html" text:style-name="Internet_20_link" text:visited-style-name="Visited_20_Internet_20_Link">
https://www.ukrinform.ua/rubric-ato/3725480-budanov-potroliv-rosian-i-eksperta-kivu-za-fejkovi-rozpovidi-pro-svou-smert.html</text:a>
</text:p>
      <!--NEWS-->
      <text:h text:style-name="P10" text:outline-level="1">
<text:span text:style-name="T4">
In the Bakhmut direction of the Armed Forces continue moving forward on flanks - Syrsky</text:span>
</text:h>
      <text:p text:style-name="P4">
Authors: Ukrinform (Person)</text:p>
      <text:p text:style-name="P4">
Publisher: Укринформ (Organization)</text:p>
      <text:p text:style-name="P4">
Published Time: 2023-06-20T19:32:41+03:00</text:p>
      <text:p text:style-name="P4">
Modified Time: 2023-06-20T19:32:41+03:00</text:p>
      <text:p text:style-name="P4">
Description: In the Bakhmut direction, the Armed Forces of Ukraine continue moving forward on the flanks, the enemy gradually knocks out of standpoint. - Ukrinform.</text:p>
      <text:p text:style-name="P4">
Images: ['<text:a xlink:type="simple" xlink:href="https://static.ukrinform.com/photos/2023_06/thumb_files/630_360_1686488514-765.jpg" text:style-name="Internet_20_link" text:visited-style-name="Visited_20_Internet_20_Link">
630_360_16864...</text:a>
']</text:p>
      <text:p text:style-name="P4">
Tags: ['Бахмут', 'ЗСУ', 'Сирський', 'Війна з Росією']</text:p>
      <text:p text:style-name="P4">
Type: Article</text:p>
      <!--METADATA-->
      <text:p text:style-name="P4">
<draw:frame draw:style-name="fr1" draw:name="Image170" text:anchor-type="as-char" svg:width="6.9236in" svg:height="3.956343in" draw:z-index="0">
<draw:image xlink:href="../Images/yкринформ/2023-06-20T19-32-41-03-00/630_360_1686488514-765.jpg" xlink:type="simple" xlink:show="embed" xlink:actuate="onLoad" draw:mime-type="image/jpeg"/>
</draw:frame>
The Nabakhmut direction of the Armed Forces of Ukraine continue moving forward on the flanks, the enemy gradually knocks out of standpoint.</text:p>
      <text:p text:style-name="P4">
According to Ukrinform, the Commander of the Land Forces of the Armed Forces of Ukraine Alexander Syrsky reports in [telegram].(https://t.me/osirskiy/127).</text:p>
      <text:p text:style-name="P4">
"The Bakhmut direction. The work continues 24/7. Defense forces continue the movement of the flanks, the enemy gradually knocks out of standpoint, although it tries to stop the realization of our soldiers with the help of additional reserves," - said Sysirsky.</text:p>
      <text:p text:style-name="P4">
He also published a video with an example of night work <text:a xlink:type="simple" xlink:href="https://www.ukrinform.ua/tag-snajper" text:style-name="Internet_20_link" text:visited-style-name="Visited_20_Internet_20_Link">
snipers</text:a>
Special operations forces.</text:p>
      <text:p text:style-name="P4">
"The enemy's living power is successfully destroyed. Professional work," Syrsky commented.</text:p>
      <text:p text:style-name="P4">
<text:span text:style-name="T4">
 Read also: </text:span>
 <text:a xlink:type="simple" xlink:href="https://www.ukrinform.ua/rubric-ato/3725363-dvi-roti-za-dobu-cerevatij-rozpoviv-pro-vtrati-rosian-na-limanskokupanskomu-napramku.html" text:style-name="Internet_20_link" text:visited-style-name="Visited_20_Internet_20_Link">
Two Company a day: Cherevaty told about the loss of the Russians of Nalimansk-Kupyansky <text:span text:style-name="T4">
 direction </text:span>
</text:a>
According to Ukrinform, according to the Deputy Minister of Defense Gannymimar, in the east Russian occupation troops <text:a xlink:type="simple" xlink:href="https://www.ukrinform.ua/rubric-ato/3725457-rosianam-ne-vdaetsa-prorvati-ukrainsku-oboronu-na-shidnomu-fronti-minoboroni.html" text:style-name="Internet_20_link" text:visited-style-name="Visited_20_Internet_20_Link">
try to attack</text:a>
, however, [the gap of the Ukrainian troops they cannot be able to(https://www.ukrinform.ua/rubric-ato/3725457-rosianam-ne-vdaetsa-prorvati-ukrainsku-oboronu-na-shidnomu-fronti-minoboroni.html).</text:p>
      <text:p text:style-name="P4">
<text:span text:style-name="T5">
Foto: LIBKOS</text:span>
</text:p>
      <text:p text:style-name="P4">
News Source: <text:a xlink:type="simple" xlink:href="https://www.ukrinform.ua/rubric-ato/3725482-na-bahmutskomu-napramku-zsu-prodovzuut-ruh-vpered-na-flangah-sirskij.html" text:style-name="Internet_20_link" text:visited-style-name="Visited_20_Internet_20_Link">
https://www.ukrinform.ua/rubric-ato/3725482-na-bahmutskomu-napramku-zsu-prodovzuut-ruh-vpered-na-flangah-sirskij.html</text:a>
</text:p>
      <!--NEWS-->
      <text:h text:style-name="P10" text:outline-level="1">
<text:span text:style-name="T4">
Budanov: The Conflict of Prigogine and the Ministry of Defense of the Russian Federation is quite real</text:span>
</text:h>
      <text:p text:style-name="P4">
Authors: Ukrinform (Person)</text:p>
      <text:p text:style-name="P4">
Publisher: Укринформ (Organization)</text:p>
      <text:p text:style-name="P4">
Published Time: 2023-06-20T19:34:00+03:00</text:p>
      <text:p text:style-name="P4">
Modified Time: 2023-06-20T19:34:00+03:00</text:p>
      <text:p text:style-name="P4">
Description: The conflict of the head of the Wagner PEC Yevgeny Prigogine with the Russian Defense Ministry is not a fake, it is quite real. - Ukrinform.</text:p>
      <text:p text:style-name="P4">
Images: ['<text:a xlink:type="simple" xlink:href="https://static.ukrinform.com/photos/2022_12/thumb_files/630_360_1672044684-132.png" text:style-name="Internet_20_link" text:visited-style-name="Visited_20_Internet_20_Link">
630_360_16720...</text:a>
']</text:p>
      <text:p text:style-name="P4">
Tags: ['Розвідка', 'Росія', 'Пригожин', 'Буданов', 'Війна з Росією']</text:p>
      <text:p text:style-name="P4">
Type: Article</text:p>
      <!--METADATA-->
      <text:p text:style-name="P4">
<draw:frame draw:style-name="fr1" draw:name="Image171" text:anchor-type="as-char" svg:width="6.9236in" svg:height="3.956343in" draw:z-index="0">
<draw:image xlink:href="../Images/yкринформ/2023-06-20T19-34-00-03-00/630_360_1672044684-132.png" xlink:type="simple" xlink:show="embed" xlink:actuate="onLoad" draw:mime-type="image/png"/>
</draw:frame>
The conflictman of the Wagner PEC Yevgeny Prigogine with the Russian Defense Ministry is not a fake, it is quite real.</text:p>
      <text:p text:style-name="P4">
The head of the Ministry of Defense Cyril Budanov informed about it in the Telectorhone "Unified News".</text:p>
      <text:p text:style-name="P4">
“I do not name it to play the public and even a fake. It's absolutely not there. This conflict is quite real and they, in principle, do not hide it. Why it is a tail eye, in my personal look, because Prigogine is in principle - it is unlikely, it does not matter now - it tells more the truth.(RF - Ed.)To a greater extent, he says lies, ”said <text:a xlink:type="simple" xlink:href="https://www.ukrinform.ua/tag-budanov" text:style-name="Internet_20_link" text:visited-style-name="Visited_20_Internet_20_Link">
Budanov.</text:a>
He said that if you listen to the reports of the official speaker of the MoO of the Russian Federation Igor -Igor and the Russian Defense Ministry and in general their General Staff line, these are well, they win, they move somewhere and so on.</text:p>
      <text:p text:style-name="P4">
<text:span text:style-name="T4">
 Read also: </text:span>
 <text:a xlink:type="simple" xlink:href="https://www.ukrinform.ua/rubric-ato/3724533-iz-frontu-tila-vagnerivciv-vivozat-kamazami-perehoplenna.html" text:style-name="Internet_20_link" text:visited-style-name="Visited_20_Internet_20_Link">
from the Front of the Wagner's body export Kamazas - interception</text:a>
“Prigogine says that on the contrary: look around, it is definitely not a victorious war, in principle, we are no longer winning. See what the miscalculations, what does not understand the army at all, it is not trained and so on. So you will not call it a fake. It's just a counter -fight of truth with a lie, ”the head of GUR said.</text:p>
      <text:p text:style-name="P4">
He noted that it should be remembered that the first and the second is absolutely working.</text:p>
      <text:p text:style-name="P4">
It was reported that in intelligence of Britain stated that <text:a xlink:type="simple" xlink:href="https://www.ukrinform.ua/rubric-ato/3725147-prigozin-napraviv-rosijskomu-minoboroni-svij-variant-kontraktu-z-najmancami-rozvidka-britanii.html" text:style-name="Internet_20_link" text:visited-style-name="Visited_20_Internet_20_Link">
the owner of the Wagner PEC was handed over to the Russian Ministry of Defense "Contract" of its own development</text:a>
, under the conditions of which his mercenaries will be obeyed by orders of official military leadership.  Photo: liga.net_</text:p>
      <text:p text:style-name="P4">
News Source: <text:a xlink:type="simple" xlink:href="https://www.ukrinform.ua/rubric-ato/3725467-budanov-konflikt-prigozina-i-minoboroni-rf-e-cilkom-realnim.html" text:style-name="Internet_20_link" text:visited-style-name="Visited_20_Internet_20_Link">
https://www.ukrinform.ua/rubric-ato/3725467-budanov-konflikt-prigozina-i-minoboroni-rf-e-cilkom-realnim.html</text:a>
</text:p>
      <!--NEWS-->
      <text:h text:style-name="P10" text:outline-level="1">
<text:span text:style-name="T4">
Bepiicolombo probe made new photos of Mercury</text:span>
</text:h>
      <text:p text:style-name="P4">
Authors: Ukrinform (Person)</text:p>
      <text:p text:style-name="P4">
Publisher: Укринформ (Organization)</text:p>
      <text:p text:style-name="P4">
Published Time: 2023-06-20T19:38:00+03:00</text:p>
      <text:p text:style-name="P4">
Modified Time: 2023-06-20T19:38:00+03:00</text:p>
      <text:p text:style-name="P4">
Description: Bepicolombo, a joint automatic space mission of the European Space Agency (ESA) and the Japanese Aerospace Research Agency (Jaxa), has carried out her third of six gravitational spans near Mercury, making new photos. - Ukrinform.</text:p>
      <text:p text:style-name="P4">
Images: ['<text:a xlink:type="simple" xlink:href="https://static.ukrinform.com/photos/2023_06/thumb_files/630_360_1687279480-963.jpg" text:style-name="Internet_20_link" text:visited-style-name="Visited_20_Internet_20_Link">
630_360_16872...</text:a>
']</text:p>
      <text:p text:style-name="P4">
Tags: ['Космос', 'Меркурій']</text:p>
      <text:p text:style-name="P4">
Type: Article</text:p>
      <!--METADATA-->
      <text:p text:style-name="P4">
<draw:frame draw:style-name="fr1" draw:name="Image172" text:anchor-type="as-char" svg:width="6.9236in" svg:height="3.956343in" draw:z-index="0">
<draw:image xlink:href="../Images/yкринформ/2023-06-20T19-38-00-03-00/630_360_1687279480-963.jpg" xlink:type="simple" xlink:show="embed" xlink:actuate="onLoad" draw:mime-type="image/jpeg"/>
</draw:frame>
Bepicolombo, a common automatic space mission of European Space Agency(ESA)and Japanese Aerospace Agency(Jaxa), she made her third of six gravitational spans near Mercury, making a novelty.</text:p>
      <text:p text:style-name="P4">
According to Ukrinform, this is stated in the presents <text:a xlink:type="simple" xlink:href="https://www.esa.int/Science_Exploration/Space_Science/BepiColombo/A_trio_of_images_highlight_BepiColombo_s_third_Mercury_flyby" text:style-name="Internet_20_link" text:visited-style-name="Visited_20_Internet_20_Link">
ESA.</text:a>
“With spaning everything went very well and the images are made during phazinvilization(Bepicolombo to Mercury - ed.)During the span, I would be transferred, ” - said Ignosio Claryigo, a manager of operating space ship Bepicolombo.</text:p>
      <text:p text:style-name="P4">
It is noted that the probe was as close as possible to <text:a xlink:type="simple" xlink:href="https://www.ukrinform.ua/tag-merkurij" text:style-name="Internet_20_link" text:visited-style-name="Visited_20_Internet_20_Link">
Mercury</text:a>
At 10:34 pm on Monday, June 19, about 236 km above the planet's night side.</text:p>
      <text:p text:style-name="P4">
The spacecraft was able to make a number of new photographs, in particular, the crater, as well as tectonic and volcanic formations in Mercury. Black and white images have a disposal capacity of 1024 x 1024 pixels.</text:p>
      <text:p text:style-name="P4">
<text:span text:style-name="T4">
 Read also: </text:span>
 <text:a xlink:type="simple" xlink:href="https://www.ukrinform.ua/rubric-technology/3724835-hubble-pokazav-askrave-skupcenna-u-suziri-strilca.html" text:style-name="Internet_20_link" text:visited-style-name="Visited_20_Internet_20_Link">
Hubble showed a bright cluster in the constellation of Sagittarius</text:a>
"Although the next flight near Mercury will only take place in September 2024, there are still problems that need to be resolved in the intermediate time," Cleerigo said.</text:p>
      <text:p text:style-name="P4">
As reported by Ukrinform, in June last year Bepicolombo, a joint -automatic space mission of the European Space Agency(ESA)and Japanese Aerospace Agency(Jaxa), she made a new photo of the planeticcumen.</text:p>
      <text:p text:style-name="P4">
<text:span text:style-name="T5">
Foto: esa</text:span>
</text:p>
      <text:p text:style-name="P4">
News Source: <text:a xlink:type="simple" xlink:href="https://www.ukrinform.ua/rubric-technology/3725487-zond-bepicolombo-zrobiv-novi-svitlini-merkuria.html" text:style-name="Internet_20_link" text:visited-style-name="Visited_20_Internet_20_Link">
https://www.ukrinform.ua/rubric-technology/3725487-zond-bepicolombo-zrobiv-novi-svitlini-merkuria.html</text:a>
</text:p>
      <!--NEWS-->
      <text:h text:style-name="P10" text:outline-level="1">
<text:span text:style-name="T4">
In the Limano-Kupjian direction, the military was destroyed by Russian drone</text:span>
</text:h>
      <text:p text:style-name="P4">
Authors: Ukrinform (Person)</text:p>
      <text:p text:style-name="P4">
Publisher: Укринформ (Organization)</text:p>
      <text:p text:style-name="P4">
Published Time: 2023-06-20T19:43:00+03:00</text:p>
      <text:p text:style-name="P4">
Modified Time: 2023-06-20T19:43:00+03:00</text:p>
      <text:p text:style-name="P4">
Description: In the Limano-Kupjian direction, the military of the 92nd separate mechanized brigade was destroyed by a Russian drone. - Ukrinform.</text:p>
      <text:p text:style-name="P4">
Images: ['<text:a xlink:type="simple" xlink:href="https://static.ukrinform.com/photos/2023_06/thumb_files/630_360_1687279424-202.jpg" text:style-name="Internet_20_link" text:visited-style-name="Visited_20_Internet_20_Link">
630_360_16872...</text:a>
']</text:p>
      <text:p text:style-name="P4">
Tags: ['Безпілотник', 'Сирський', 'Війна з Росією']</text:p>
      <text:p text:style-name="P4">
Type: Article</text:p>
      <!--METADATA-->
      <text:p text:style-name="P4">
<draw:frame draw:style-name="fr1" draw:name="Image175" text:anchor-type="as-char" svg:width="6.9236in" svg:height="3.956343in" draw:z-index="0">
<draw:image xlink:href="../Images/yкринформ/2023-06-20T19-43-00-03-00/630_360_1687279424-202.jpg" xlink:type="simple" xlink:show="embed" xlink:actuate="onLoad" draw:mime-type="image/jpeg"/>
</draw:frame>
In the Limano-Kupjian direction, the military of the 92nd separate mechanized brigade destroyed the rose drone.</text:p>
      <text:p text:style-name="P4">
According to Ukrinform, the Commander of the Land Forces of the Armed Forces of Ukraine Alexander Syrsky reports in [telegram].(https://t.me/osirskiy/128).</text:p>
      <text:p text:style-name="P4">
“Limano-Kupjian direction. The enemy has intensified, attempts to assault, conducts intelligence. Defense forces reflect the attacks and destroy the enemy UAV. So, the 92nd OMBR hung up the Russian drone, ”he wrote.</text:p>
      <text:p text:style-name="P4">
<text:span text:style-name="T4">
 Read also: </text:span>
 <text:a xlink:type="simple" xlink:href="https://www.ukrinform.ua/rubric-ato/3725482-na-bahmutskomu-napramku-zsu-prodovzuut-ruh-vpered-na-flangah-sirskij.html" text:style-name="Internet_20_link" text:visited-style-name="Visited_20_Internet_20_Link">
in the Bakhmut Armed Forces continue to move forward Naflan - <text:span text:style-name="T4">
 Syrsky </text:span>
</text:a>
As reported by Ukrinform, <text:a xlink:type="simple" xlink:href="https://www.ukrinform.ua/rubric-ato/3724925-na-shodi-ukraini-skladna-situacia-vorog-pidtagnuv-svoi-sili-minoboroni.html" text:style-name="Internet_20_link" text:visited-style-name="Visited_20_Internet_20_Link">
the Russians tightened troops and try to attack Lyman and Kupyan directions</text:a>
. In addition, the enemy concentrated in the East a significant number of depository units.</text:p>
      <text:p text:style-name="P4">
Photo Illustrative, General Staff of the Armed Forces, Facebook</text:p>
      <text:p text:style-name="P4">
News Source: <text:a xlink:type="simple" xlink:href="https://www.ukrinform.ua/rubric-ato/3725485-na-limanokupanskomu-napramku-vijskovi-znisili-rosijskij-bezpilotnik.html" text:style-name="Internet_20_link" text:visited-style-name="Visited_20_Internet_20_Link">
https://www.ukrinform.ua/rubric-ato/3725485-na-limanokupanskomu-napramku-vijskovi-znisili-rosijskij-bezpilotnik.html</text:a>
</text:p>
      <!--NEWS-->
      <text:h text:style-name="P10" text:outline-level="1">
<text:span text:style-name="T4">
Residents of Kryvyi Rih district are asked to keep a three -day supply of water at home</text:span>
</text:h>
      <text:p text:style-name="P4">
Authors: Ukrinform (Person)</text:p>
      <text:p text:style-name="P4">
Publisher: Укринформ (Organization)</text:p>
      <text:p text:style-name="P4">
Published Time: 2023-06-20T19:53:35+03:00</text:p>
      <text:p text:style-name="P4">
Modified Time: 2023-06-20T19:53:35+03:00</text:p>
      <text:p text:style-name="P4">
Description: Residents of Kryvyi Rih district are urged to keep a minimum three -day water supply at home. There are three communities where there is no water supply completely, and in three - partially. - Ukrinform.</text:p>
      <text:p text:style-name="P4">
Images: ['<text:a xlink:type="simple" xlink:href="https://static.ukrinform.com/photos/2023_06/thumb_files/630_360_1686846699-5641.jpeg" text:style-name="Internet_20_link" text:visited-style-name="Visited_20_Internet_20_Link">
630_360_16868...</text:a>
']</text:p>
      <text:p text:style-name="P4">
Tags: ['Кривий Ріг', 'Вода', 'Каховська ГЕС']</text:p>
      <text:p text:style-name="P4">
Type: Article</text:p>
      <!--METADATA-->
      <text:p text:style-name="P4">
<draw:frame draw:style-name="fr1" draw:name="Image176" text:anchor-type="as-char" svg:width="6.9236in" svg:height="3.956343in" draw:z-index="0">
<draw:image xlink:href="../Images/yкринформ/2023-06-20T19-53-35-03-00/630_360_1686846699-5641.jpeg" xlink:type="simple" xlink:show="embed" xlink:actuate="onLoad" draw:mime-type="image/jpeg"/>
</draw:frame>
Residents of Kryvyi Rih district are urged to keep a minimum three -day stock at home. There are three communities where there is no water supply, and in three -part.</text:p>
      <text:p text:style-name="P4">
About it in <text:a xlink:type="simple" xlink:href="https://t.me/evgendoberman/1267" text:style-name="Internet_20_link" text:visited-style-name="Visited_20_Internet_20_Link">
telegram</text:a>
Informs the head of the Kryvyi Rih District Military Administration Yevgeny Sitnichenko, reports Ukrinform.</text:p>
      <text:p text:style-name="P4">
"Today, every community of Kryvyi Rih district has received flexible containers for drinking water, which have recently been transferred from the Dnipropetrovsk regional military administration. Also, the communities were delivered with drinking water of the IMukachiv District Military Administration," Sitnichenko wrote.</text:p>
      <text:p text:style-name="P4">
<text:span text:style-name="T4">
 Read also: </text:span>
 [in Nikolaev closed more(https://www.ukrinform.ua/rubric-regions/3725334-u-mikolaevi-zakrili-ponad-dva-desatki-tocok-vidaci-vodi-u-probah-znajsli-skidlivi-recovini.html)According to him, the capacity of 24 cubic meters should help communicate local residents with drinking water. To date, there are no centralized water supply in Hrushevskaya, Vakulivska and Sofiyiv communities, partly without water, settlements in the Zelenodolsk, Apostolic and Glevatsk communities remain without water.</text:p>
      <text:p text:style-name="P4">
"I ask everyone and each of you be sure to keep a minimum three -day stock at home," Sitnichenko called.</text:p>
      <text:p text:style-name="P4">
He assured that the authorities continue to look for options for providing communities with drinking tacating.</text:p>
      <text:p text:style-name="P4">
<text:span text:style-name="T4">
 Read also: </text:span>
 <text:a xlink:type="simple" xlink:href="https://www.ukrinform.ua/rubric-regions/3725301-u-krivomu-rozi-porusnikiv-rezimu-ekonomii-vodi-primusovo-vidklucaut-vid-postacanna.html" text:style-name="Internet_20_link" text:visited-style-name="Visited_20_Internet_20_Link">
in Kryvyi Rih of Violators of Water Savings Regime forcibly Discharged from Supply</text:a>
In addition to establishing cooperation with charitable and public organizations in Ukraine and abroad, they work to put into life the plans of alternative provision of water by the city of Kryvyi Rih and other public people.</text:p>
      <text:p text:style-name="P4">
Earlier it was reported that in order to solve problems with water after the Kakhovskaya hydroelectric power station, the Kryvyi Rih began to build the Ingulets -South. There are currently no centralized water supply in several inhabited pens of Nikopol and Kryvyi Rih districts.</text:p>
      <text:p text:style-name="P4">
News Source: <text:a xlink:type="simple" xlink:href="https://www.ukrinform.ua/rubric-regions/3725488-meskanciv-krivorizkogo-rajonu-prosat-trimati-vdoma-tridennij-zapas-vodi.html" text:style-name="Internet_20_link" text:visited-style-name="Visited_20_Internet_20_Link">
https://www.ukrinform.ua/rubric-regions/3725488-meskanciv-krivorizkogo-rajonu-prosat-trimati-vdoma-tridennij-zapas-vodi.html</text:a>
</text:p>
      <!--NEWS-->
      <text:h text:style-name="P10" text:outline-level="1">
<text:span text:style-name="T4">
The family of Hero of Ukraine Vladimir Rybak needs immediate help - human rights activist</text:span>
</text:h>
      <text:p text:style-name="P4">
Authors: Ukrinform (Person)</text:p>
      <text:p text:style-name="P4">
Publisher: Укринформ (Organization)</text:p>
      <text:p text:style-name="P4">
Published Time: 2023-06-20T19:56:25+03:00</text:p>
      <text:p text:style-name="P4">
Modified Time: 2023-06-20T19:56:25+03:00</text:p>
      <text:p text:style-name="P4">
Description: The family of Hero of Ukraine Volodymyr Rybak needs help - his daughter needs treatment abroad. - Ukrinform.</text:p>
      <text:p text:style-name="P4">
Images: ['<text:a xlink:type="simple" xlink:href="https://static.ukrinform.com/photos/2023_06/thumb_files/630_360_1687280076-208.jpg" text:style-name="Internet_20_link" text:visited-style-name="Visited_20_Internet_20_Link">
630_360_16872...</text:a>
']</text:p>
      <text:p text:style-name="P4">
Tags: ['Діти', 'Нобелівські лауреати', 'Війна з Росією']</text:p>
      <text:p text:style-name="P4">
Type: Article</text:p>
      <!--METADATA-->
      <text:p text:style-name="P4">
<draw:frame draw:style-name="fr1" draw:name="Image177" text:anchor-type="as-char" svg:width="6.9236in" svg:height="3.956343in" draw:z-index="0">
<draw:image xlink:href="../Images/yкринформ/2023-06-20T19-56-25-03-00/630_360_1687280076-208.jpg" xlink:type="simple" xlink:show="embed" xlink:actuate="onLoad" draw:mime-type="image/jpeg"/>
</draw:frame>
Vladimir Rybak's families of Ukraine need help - his daughter is needed abroad.</text:p>
      <text:p text:style-name="P4">
According to Ukrinform, the Nobel Peace Prize winner, the head of the civil freedoms of Alexander Matviychuk, reports in <text:a xlink:type="simple" xlink:href="https://www.facebook.com/531592303/posts/pfbid0yesG6HLJoWDjEgfL6FxWRU4JYK7KWukyMJsVRAepRnHcCB6F7dsSkM2dDKxWM2m8l/" text:style-name="Internet_20_link" text:visited-style-name="Visited_20_Internet_20_Link">
Facebook</text:a>
.</text:p>
      <text:p text:style-name="P4">
"Ситуація критична, тож отримала згоду на розголос. Родина Героя УкраїниВолодимира Рибака потребує негайної допомоги", - зазначила Матвійчук.</text:p>
      <text:p text:style-name="P4">
<text:span text:style-name="T4">
Читайте також:</text:span>
 <text:a xlink:type="simple" xlink:href="https://www.ukrinform.ua/rubric-society/3717460-nobelivska-laureatka-matvijcuk-peredast-papi-rimskomu-listi-vid-rodiciv-polonenih.html" text:style-name="Internet_20_link" text:visited-style-name="Visited_20_Internet_20_Link">
 Нобелівська лауреатка <text:span text:style-name="T4">
Матвійчук</text:span>
 передасть ПапіРимському листи від родичів полонених </text:a>
She recalled that the Rybak's family was one of the first victims of Russian aggression. It was abducted in April 2014.</text:p>
      <text:p text:style-name="P4">
"It was a pure Thursday just before Easter. The very kind before the angry Drownopwin demanded to return the state flag to the administrative building in Gorlovka. It was cruelly tortured. Then still alive, punching a hook with a trailer for the edge, thrown into the river. Student Yuri correction and25 -year -old Yuri Dyakovsky of Stryi, "Matviychuk said.</text:p>
      <text:p text:style-name="P4">
The daughter of a fisherman, at that time, a schoolgirl, had a hard time experiencing the loss of her father. Unlawful treatment led to a sharp deterioration of her condition. She got off from work to be with her daughter all the time. They live pumping.</text:p>
      <text:p text:style-name="P4">
<text:span text:style-name="T4">
 Read also: </text:span>
 <text:a xlink:type="simple" xlink:href="https://www.ukrinform.ua/rubric-society/3695450-time-nazvav-100-najvplivovisih-ludej-roku-sered-nih-zelenska-i-matvijcuk.html" text:style-name="Internet_20_link" text:visited-style-name="Visited_20_Internet_20_Link">
Time named 100 most influential people of the year, among them -Zelensk and <text:span text:style-name="T4">
 Matviychuk </text:span>
</text:a>
"The family has never asked for public assistance. All these years they themselves with this bid, only a few people know about this situation and support them. and residence abroad, "Matviychuk said.</text:p>
      <text:p text:style-name="P4">
She noted that she would be grateful for any ideas and advice.</text:p>
      <text:p text:style-name="P4">
"If you want to support the family financially, write me out, send a personal card of Elena Rybak(Vladimir's wife)", - added Matviychuk.</text:p>
      <text:p text:style-name="P4">
As it was reported, in 2015 the fisherman was given the title of Hero of Ukraine.</text:p>
      <text:p text:style-name="P4">
Photo: Alexander Matviychuk, Facebook</text:p>
      <text:p text:style-name="P4">
News Source: <text:a xlink:type="simple" xlink:href="https://www.ukrinform.ua/rubric-society/3725489-rodina-geroa-ukraini-volodimira-ribaka-potrebue-negajnoi-dopomogi-pravozahisnica.html" text:style-name="Internet_20_link" text:visited-style-name="Visited_20_Internet_20_Link">
https://www.ukrinform.ua/rubric-society/3725489-rodina-geroa-ukraini-volodimira-ribaka-potrebue-negajnoi-dopomogi-pravozahisnica.html</text:a>
</text:p>
      <!--NEWS-->
      <text:h text:style-name="P10" text:outline-level="1">
<text:span text:style-name="T4">
Oleshki on the verge of a humanitarian catastrophe - no sewer, no drinking water and light work</text:span>
</text:h>
      <text:p text:style-name="P4">
Authors: Ukrinform (Person)</text:p>
      <text:p text:style-name="P4">
Publisher: Укринформ (Organization)</text:p>
      <text:p text:style-name="P4">
Published Time: 2023-06-20T19:57:00+03:00</text:p>
      <text:p text:style-name="P4">
Modified Time: 2023-06-20T19:57:00+03:00</text:p>
      <text:p text:style-name="P4">
Description: In Oleshki in the Kherson region, due to flooding there is a stench - no sewage works, there is no drinking water and light, the occupying power is trying to hide the number of casualties and continues to export bodies without establishing the causes of death. - Ukrinform.</text:p>
      <text:p text:style-name="P4">
Images: ['<text:a xlink:type="simple" xlink:href="https://static.ukrinform.com/photos/2023_06/thumb_files/630_360_1686126836-826.jpg" text:style-name="Internet_20_link" text:visited-style-name="Visited_20_Internet_20_Link">
630_360_16861...</text:a>
']</text:p>
      <text:p text:style-name="P4">
Tags: ['Херсонщина', 'Гуманітарна катастрофа', 'Єдині новини', 'Затоплення', 'Олешки']</text:p>
      <text:p text:style-name="P4">
Type: Article</text:p>
      <!--METADATA-->
      <text:p text:style-name="P4">
<draw:frame draw:style-name="fr1" draw:name="Image178" text:anchor-type="as-char" svg:width="6.9236in" svg:height="3.956343in" draw:z-index="0">
<draw:image xlink:href="../Images/yкринформ/2023-06-20T19-57-00-03-00/630_360_1686126836-826.jpg" xlink:type="simple" xlink:show="embed" xlink:actuate="onLoad" draw:mime-type="image/jpeg"/>
</draw:frame>
In Oleshkivna Kherson region, due to flooding there is a stench - sewage does not work, there is no drinking water and light, the occupying power tries to hide the number of sacrifices and continues to export bodies without establishing the causes of death.</text:p>
      <text:p text:style-name="P4">
Oleksandr Proudin said this on the air of the All -Ukrainian Teleterna "Unified News" "The Unified News", Ukrinform reports.</text:p>
      <text:p text:style-name="P4">
“We understand that there(In the submerged and occupied settlements of the Khverson region - ed.)A huge number of casualties. In <text:a xlink:type="simple" xlink:href="https://www.ukrinform.ua/tag-oleski" text:style-name="Internet_20_link" text:visited-style-name="Visited_20_Internet_20_Link">
Oleshki</text:a>
Now there is a terrible stench - the sewage is not worked, almost everywhere there is no light and drinking water. The city is on the border of the humanitarian crisis. And we understand that people of their own homes have fallen dead people, ”Proudin said.</text:p>
      <text:p text:style-name="P4">
He noted that the persons were officially established and the cause of death was only 11 residents of the city.</text:p>
      <text:p text:style-name="P4">
“This figure is very low because Russia is trying to hide the fact of mass death. They introduced quarantine: the bodies of the dead are taken out, and doctors do not allow examination to establish the fact and causes of death, ”Proudin said.</text:p>
      <text:p text:style-name="P4">
<text:span text:style-name="T4">
 Read also: </text:span>
 <text:a xlink:type="simple" xlink:href="https://www.ukrinform.ua/rubric-regions/3725123-zagarbniki-privlasnuut-gumanitarnu-dopomogu-postrazdalim-u-pidtoplenih-oleskah.html" text:style-name="Internet_20_link" text:visited-style-name="Visited_20_Internet_20_Link">
invaders assign the humanitarian assistance to the victims of flooded <text:span text:style-name="T4">
 Oleshko </text:span>
 x</text:a>
According to the chief of Ova, the situation is also very difficult in the occupied head.</text:p>
      <text:p text:style-name="P4">
"Many streets still remain flooded, people cannot reach homes. Also there is no light and water," Proudin said.</text:p>
      <text:p text:style-name="P4">
As reported by Ukrinform, rescue work of Yivacation of the population from the flooding places caused by the Greblikakhovsky Hydroelectric Power Plant, which on the night of June 6, was carried out in the Kherson region.(https://www.ukrinform.ua/rubric-other_news/3723441-pidriv-rosianami-kahovskoi-ges-usi-novini.html)Ukraine has evacuated people from the Left Bank of Kherson region in regimenal silence.</text:p>
      <text:p text:style-name="P4">
Hundreds of residents of flooded Oleshok of Kherson region, according to preliminary data, were killed because the Russians were refused evacuated by those who did not have a Russian passport.</text:p>
      <text:p text:style-name="P4">
News Source: <text:a xlink:type="simple" xlink:href="https://www.ukrinform.ua/rubric-regions/3725490-oleski-na-mezi-gumanitarnoi-katastrofi-ne-pracue-kanalizacia-nemae-pitnoi-vodi-ta-svitla.html" text:style-name="Internet_20_link" text:visited-style-name="Visited_20_Internet_20_Link">
https://www.ukrinform.ua/rubric-regions/3725490-oleski-na-mezi-gumanitarnoi-katastrofi-ne-pracue-kanalizacia-nemae-pitnoi-vodi-ta-svitla.html</text:a>
</text:p>
      <!--NEWS-->
      <text:h text:style-name="P10" text:outline-level="1">
<text:span text:style-name="T4">
Tomorrow in Ukraine short -term rains and thunderstorms, in the afternoon to +29 °</text:span>
</text:h>
      <text:p text:style-name="P4">
Authors: Ukrinform (Person)</text:p>
      <text:p text:style-name="P4">
Publisher: Укринформ (Organization)</text:p>
      <text:p text:style-name="P4">
Published Time: 2023-06-20T19:58:00+03:00</text:p>
      <text:p text:style-name="P4">
Modified Time: 2023-06-20T23:58:00+03:00</text:p>
      <text:p text:style-name="P4">
Description: On Wednesday, June 21, short -term rains and thunderstorms are expected throughout Ukraine, except for most western and northern regions. - Ukrinform.</text:p>
      <text:p text:style-name="P4">
Images: ['<text:a xlink:type="simple" xlink:href="https://static.ukrinform.com/photos/2023_06/thumb_files/630_360_1687261600-676.jpg" text:style-name="Internet_20_link" text:visited-style-name="Visited_20_Internet_20_Link">
630_360_16872...</text:a>
']</text:p>
      <text:p text:style-name="P4">
Tags: ['Дощ', 'Погода', 'Спека', 'Прогноз']</text:p>
      <text:p text:style-name="P4">
Type: Article</text:p>
      <!--METADATA-->
      <text:p text:style-name="P4">
<draw:frame draw:style-name="fr1" draw:name="Image179" text:anchor-type="as-char" svg:width="6.9236in" svg:height="3.956343in" draw:z-index="0">
<draw:image xlink:href="../Images/yкринформ/2023-06-20T19-58-00-03-00/630_360_1687261600-676.jpg" xlink:type="simple" xlink:show="embed" xlink:actuate="onLoad" draw:mime-type="image/jpeg"/>
</draw:frame>
On Wednesday, June 21, short -term rains and thunderstorms are expected throughout Ukraine, except for most western and northern regions.</text:p>
      <text:p text:style-name="P4">
Ukrinform was reported at the Ukrainian Hydrometeorological Center.</text:p>
      <text:p text:style-name="P4">
In the western regions at night and in the morning, fog. The wind is mostly northwest, 5-10 m/s.</text:p>
      <text:p text:style-name="P4">
The temperature at night is 14-19 °, in the west of the country 10-15 °; during the day 24-29 °; In the Carpathian Mountains 8-13 °, in the afternoon 17-22 °.</text:p>
      <text:p text:style-name="P4">
In Kyiv and Kyiv region, June 21, changing cloudiness, short -lived at night, without precipitation. Temperature in the capital at night 16-18 °, in the afternoon 26-28 °; Pass at night 14-19 °, in the afternoon 24-29 °.</text:p>
      <text:p text:style-name="P4">
In the next two days, dry weather will remain in Ukraine, only in the day in the western, June 23 and in the northern regions, short -term rains, thunderstorms.</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climate</text:a>
Temperature at night 14-19 °, on the coast of the seas up to 23 °(In the east of the country 11-16 °); in the afternoon 25-30 °, in the southern and central regions up to 33 °, in the Eastern, June 22 in the western regions 22-27 °.</text:p>
      <text:p text:style-name="P4">
In the capital region on June 22-23 without precipitation, only in the afternoon of June 23, there is a rainfall, thunderstorms. The temperature in Kiev at night 17-19 °, in the afternoon 28-30 °; Pass at night 14-19 °, in the afternoon 25-30 °.</text:p>
      <text:p text:style-name="P4">
During June 24-25, forecasters forecast short-term rains in Ukraine, thunderstorms, on June 24 in the southeastern regions without precipitation.</text:p>
      <text:p text:style-name="P4">
Temperature at night 15-21 °, in the daytime 24-30 °, in the southern regions on June 24 to 33 °; in the western regions at night 12-17 °, in the afternoon 20-25 °.</text:p>
      <text:p text:style-name="P4">
In Kyiv and the region June 24-25, short-term <text:a xlink:type="simple" xlink:href="https://www.ukrinform.ua/tag-dos" text:style-name="Internet_20_link" text:visited-style-name="Visited_20_Internet_20_Link">
rain</text:a>
, thunderstorms. The air temperature in the capital is 17-19 °, in the afternoon 26-28 °; In the area at night 15-20 °, in the afternoon 24-29 °.</text:p>
      <text:p text:style-name="P4">
News Source: <text:a xlink:type="simple" xlink:href="https://www.ukrinform.ua/rubric-regions/3725320-zavtra-v-ukraini-korotkocasni-dosi-ta-grozi-vden-do-29.html" text:style-name="Internet_20_link" text:visited-style-name="Visited_20_Internet_20_Link">
https://www.ukrinform.ua/rubric-regions/3725320-zavtra-v-ukraini-korotkocasni-dosi-ta-grozi-vden-do-29.html</text:a>
</text:p>
      <!--NEWS-->
      <text:h text:style-name="P10" text:outline-level="1">
<text:span text:style-name="T4">
Ukrainian Nadiya Kichenok gave way to the starting tournament WTA 250</text:span>
</text:h>
      <text:p text:style-name="P4">
Authors: Ukrinform (Person)</text:p>
      <text:p text:style-name="P4">
Publisher: Укринформ (Organization)</text:p>
      <text:p text:style-name="P4">
Published Time: 2023-06-20T19:58:01+03:00</text:p>
      <text:p text:style-name="P4">
Modified Time: 2023-06-20T19:58:01+03:00</text:p>
      <text:p text:style-name="P4">
Description: The Ukrainian Nadiya Kichenok, together with Polka Alicia Rosolskaya, gave way to the WTA 250 paired tournament in Birmingham. - Ukrinform.</text:p>
      <text:p text:style-name="P4">
Images: ['<text:a xlink:type="simple" xlink:href="https://static.ukrinform.com/photos/2023_06/thumb_files/630_360_1687280212-835.jpg" text:style-name="Internet_20_link" text:visited-style-name="Visited_20_Internet_20_Link">
630_360_16872...</text:a>
']</text:p>
      <text:p text:style-name="P4">
Tags: ['Теніс']</text:p>
      <text:p text:style-name="P4">
Type: Article</text:p>
      <!--METADATA-->
      <text:p text:style-name="P4">
<draw:frame draw:style-name="fr1" draw:name="Image180" text:anchor-type="as-char" svg:width="6.9236in" svg:height="3.956343in" draw:z-index="0">
<draw:image xlink:href="../Images/yкринформ/2023-06-20T19-58-01-03-00/630_360_1687280212-835.jpg" xlink:type="simple" xlink:show="embed" xlink:actuate="onLoad" draw:mime-type="image/jpeg"/>
</draw:frame>
Ukrainian Kichenok, together with Polka Alicia Rosolskaya, gave way to the WTA 250 starting tournament in Birmingham.</text:p>
      <text:p text:style-name="P4">
The Ukrainian tennis player Nadiya Kichenok and Polka Alicia Rosolskaya lost a stubborn circle of paired WTA 250 in Birmingham, Ukrinform reports.</text:p>
      <text:p text:style-name="P4">
Kichenok and Rosolskaya lost Magdi Linett from Poland and Bernardi Peri from the United States –2: 6, 3: 6.</text:p>
      <text:p text:style-name="P4">
<text:span text:style-name="T4">
 Read also: </text:span>
(https://www.ukrinform.ua/rubric-sports/3724991-angelina-kalinina-vijsla-do-18-finalu-turniru-wta-u-birmingemi.html)The match lasted 1 hour 3 minutes. Nadiya and Alicia once gave out, made 5 double errors and sold 1/3 of the break-point.</text:p>
      <text:p text:style-name="P4">
Photo: Getty Images</text:p>
      <text:p text:style-name="P4">
News Source: <text:a xlink:type="simple" xlink:href="https://www.ukrinform.ua/rubric-sports/3725491-ukrainka-nadia-kicenok-postupilasa-na-starti-parnogo-turniru-wta-250.html" text:style-name="Internet_20_link" text:visited-style-name="Visited_20_Internet_20_Link">
https://www.ukrinform.ua/rubric-sports/3725491-ukrainka-nadia-kicenok-postupilasa-na-starti-parnogo-turniru-wta-250.html</text:a>
</text:p>
      <!--NEWS-->
      <text:h text:style-name="P10" text:outline-level="1">
<text:span text:style-name="T4">
A new water supply will be built to provide water to the residents of Nikopol region</text:span>
</text:h>
      <text:p text:style-name="P4">
Authors: Ukrinform (Person)</text:p>
      <text:p text:style-name="P4">
Publisher: Укринформ (Organization)</text:p>
      <text:p text:style-name="P4">
Published Time: 2023-06-20T1:06:12+03:00</text:p>
      <text:p text:style-name="P4">
Modified Time: 2023-06-20T22:06:12+03:00</text:p>
      <text:p text:style-name="P4">
Description: To solve problems with water supply, they plan to build a water supply from the city of Zaporozhye to the cities of manganese, Nikopol and Pokrov. - Ukrinform.</text:p>
      <text:p text:style-name="P4">
Images: ['<text:a xlink:type="simple" xlink:href="https://static.ukrinform.com/photos/2023_06/thumb_files/630_360_1686846699-5641.jpeg" text:style-name="Internet_20_link" text:visited-style-name="Visited_20_Internet_20_Link">
630_360_16868...</text:a>
']</text:p>
      <text:p text:style-name="P4">
Tags: ['Дніпропетровщина', 'Нікополь', 'Вода']</text:p>
      <text:p text:style-name="P4">
Type: Article</text:p>
      <!--METADATA-->
      <text:p text:style-name="P4">
<draw:frame draw:style-name="fr1" draw:name="Image181" text:anchor-type="as-char" svg:width="6.9236in" svg:height="3.956343in" draw:z-index="0">
<draw:image xlink:href="../Images/yкринформ/2023-06-20T1-06-12-03-00/630_360_1686846699-5641.jpeg" xlink:type="simple" xlink:show="embed" xlink:actuate="onLoad" draw:mime-type="image/jpeg"/>
</draw:frame>
To decompose problems with water supply, they plan to build a water supply from the city to the cities of manganese, Nikopol and Pokrov.</text:p>
      <text:p text:style-name="P4">
About it in <text:a xlink:type="simple" xlink:href="https://t.me/Yevtushenko_E/4242" text:style-name="Internet_20_link" text:visited-style-name="Visited_20_Internet_20_Link">
telegram</text:a>
Informs the Chief Nonikopol Rva Yevhen Yevtushenko, Ukrinform reports.</text:p>
      <text:p text:style-name="P4">
"Work on the implementation of two programs, which are water supply, is already underway in the territory .The pre -resident of Ukraine has been tasked with construction to the maximum time, "he wrote.</text:p>
      <text:p text:style-name="P4">
<text:span text:style-name="T4">
 Read also: </text:span>
 [the enemy fired again <text:span text:style-name="T4">
 Nikopol </text:span>
 bsky district, wounded civil(https://www.ukrinform.ua/rubric-ato/3725505-vorog-znovu-obstrilav-nikopolskij-rajon-poranenij-civilnij.html)At the local level, there is another program that involves the modernization of infrastructure to provide drinking water with residents of the district. According to the Cabinet of Ministers of Ukraine, UAH 159.7 million has been allocated for its implementation from the state budgeting of local. The purpose of the program is to restore centralized water supply in the territory of Nikopol district. The term of its performance depends on the safety situation. The project is implemented by local governments.</text:p>
      <text:p text:style-name="P4">
Yevtushenko added that by the time of restoration of the centralized water supply thegrad will be provided with a brought technical and drinking(bottling)with water. Together with representatives of local self -government bodies, the enforcement branch involves all available resources in such provision, the number of water issuance points.</text:p>
      <text:p text:style-name="P4">
Regarding the drilling of wells, experts have analyzed the situation on the territory of the district. The conclusion was obtained: the surface occurrence of granites and water with high mineralization and impurities of heavy metals, including manganese.</text:p>
      <text:p text:style-name="P4">
<text:span text:style-name="T4">
 Read also: </text:span>
 [undermining the Kakhovka hydroelectric power station: 35 settlements remain in Dnipropetrovsk.(https://www.ukrinform.ua/rubric-regions/3725247-pidriv-kahovskoi-ges-na-dnipropetrovsini-bez-vodopostacanna-zalisautsa-35-naselenih-punktiv.html)In addition, there are additional risks to reduce the waste of wells, which is associated with leaning of water levels in the reservoir.</text:p>
      <text:p text:style-name="P4">
News Source: <text:a xlink:type="simple" xlink:href="https://www.ukrinform.ua/rubric-regions/3725535-dla-zabezpecenna-vodou-meskanciv-nikopolsini-pobuduut-novij-vodogin.html" text:style-name="Internet_20_link" text:visited-style-name="Visited_20_Internet_20_Link">
https://www.ukrinform.ua/rubric-regions/3725535-dla-zabezpecenna-vodou-meskanciv-nikopolsini-pobuduut-novij-vodogin.html</text:a>
</text:p>
      <!--NEWS-->
      <text:h text:style-name="P10" text:outline-level="1">
<text:span text:style-name="T4">
The occupier tells his mother about drunkenness among Russian soldiers and fears about the possible offensive of the Armed Forces</text:span>
</text:h>
      <text:p text:style-name="P4">
Author: ['АРМІЯINFORM']</text:p>
      <text:p text:style-name="P4">
Time: 2023-06-20T20:00:00-04:00</text:p>
      <text:p text:style-name="P4">
Description: https://youtu.be/1mkmrivczg4 about the gur gur MOU. VIISKOVOVOVOVEV RF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STOPRUSSIA', 'АГРЕСІЯ РФ', 'ВІЙНА', 'ГУР МО УКРАЇНИ', 'ГУР ПЕРЕХОПЛЕННЯ']</text:p>
      <text:p text:style-name="P4">
Category: News</text:p>
      <!--METADATA-->
      <text:p text:style-name="P4">
About it <text:a xlink:type="simple" xlink:href="https://gur.gov.ua/content/muzhyk-zastrelytsia-zakhotel-strelnul-sebe-s-avtomata-v-podborodok-tak-u-neho-pulia-prosto-cherez-nos-vyshla-a-sam-to-vyzhyl.html" text:style-name="Internet_20_link" text:visited-style-name="Visited_20_Internet_20_Link">
reports</text:a>
GUR MOU.</text:p>
      <text:p text:style-name="P4">
The Russian serviceman is about tension in the unit and about his or her own offensive on the possible offensive of the Armed Forces.</text:p>
      <text:p text:style-name="P4">
"The man will shoot the assembly, fired himself with a machine gun in a pod, so uniformly came out through his nose, and he survived something!"(uncomplicated)- tells the buyer.</text:p>
      <text:p text:style-name="P4">
The occupier also worries that his platoon commander recently got his neck in his neck, which resulted in the died on the spot.</text:p>
      <text:p text:style-name="P4">
News Source: <text:a xlink:type="simple" xlink:href="https://armyinform.com.ua/2023/06/20/okupant-rozpovidaye-materi-pro-pyyacztvo-sered-soldati-rf-ta-poboyuvannya-shhodo-mozhlyvogo-nastupu-zsu/" text:style-name="Internet_20_link" text:visited-style-name="Visited_20_Internet_20_Link">
https://armyinform.com.ua/2023/06/20/okupant-rozpovidaye-materi-pro-pyyacztvo-sered-soldati-rf-ta-poboyuvannya-shhodo-mozhlyvogo-nastupu-zsu/</text:a>
</text:p>
      <!--NEWS-->
      <text:h text:style-name="P10" text:outline-level="1">
<text:span text:style-name="T4">
If Putin applies nuclear weapons, sanctions for Russia should become hellish - Danilov</text:span>
</text:h>
      <text:p text:style-name="P4">
Authors: Ukrinform (Person)</text:p>
      <text:p text:style-name="P4">
Publisher: Укринформ (Organization)</text:p>
      <text:p text:style-name="P4">
Published Time: 2023-06-20T20:03:42+03:00</text:p>
      <text:p text:style-name="P4">
Modified Time: 2023-06-20T20:03:42+03:00</text:p>
      <text:p text:style-name="P4">
Description: If the Russian Federation dares to use tactical nuclear weapons in the war with Ukraine, the world should respond very strictly, as it will be a completely different war, another responsibility of the Russian Federation and hellish sanctions for it. - Ukrinform.</text:p>
      <text:p text:style-name="P4">
Images: ['<text:a xlink:type="simple" xlink:href="https://static.ukrinform.com/photos/2023_04/thumb_files/630_360_1680783784-260.jpg" text:style-name="Internet_20_link" text:visited-style-name="Visited_20_Internet_20_Link">
630_360_16807...</text:a>
']</text:p>
      <text:p text:style-name="P4">
Tags: ['РНБО', 'Ядерна зброя', 'Данілов', 'Війна з Росією']</text:p>
      <text:p text:style-name="P4">
Type: Article</text:p>
      <!--METADATA-->
      <text:p text:style-name="P4">
<draw:frame draw:style-name="fr1" draw:name="Image182" text:anchor-type="as-char" svg:width="6.9236in" svg:height="3.956343in" draw:z-index="0">
<draw:image xlink:href="../Images/yкринформ/2023-06-20T20-03-42-03-00/630_360_1680783784-260.jpg" xlink:type="simple" xlink:show="embed" xlink:actuate="onLoad" draw:mime-type="image/jpeg"/>
</draw:frame>
If the Russian Federation dares to use tactical nuclear weapons in the war of Ukraine, the world must respond very rigidly, because it will be completely different, another responsibility of the Russian Federation and hellish sanctions for it.</text:p>
      <text:p text:style-name="P4">
According to Ukrinform, the Secretary of the NSDC of Ukraine Alexei Danilov said this on the national telephone "Unin", commenting on the statement of the US President Joe Biden about the reality of using tactical nuclear weapons.</text:p>
      <text:p text:style-name="P4">
“I think that everything had to be stopped in time. Because such an aggressor, such a saddle as Putin, had to be stopped in 2008, but unfortunately did not happen. We have a war in our territory today. The threat of using tactical nuclear weapons is in mind that they do not dare to do so, then the world has to respond completely differently. They then be sanctions, they must be hellish in order for it to end as much as possible, ”Danilov said.</text:p>
      <text:p text:style-name="P4">
<text:span text:style-name="T4">
 Read also: </text:span>
 [<text:span text:style-name="T4">
 Danilov </text:span>
 told about the military priority(https://www.ukrinform.ua/rubric-ato/3725402-danilov-rozpoviv-pro-voennij-prioritet-sil-oboroni-artilerijske-znekrovlenna-voroga.html)He noted that in the case of tactical nuclear weapons it will be "a completely different war, another responsibility, other actions of our partners."</text:p>
      <text:p text:style-name="P4">
The NSDC Secretary also noted that the terrorist act on the Kakhovskaya hydroelectric power station is this, the other is the use of tactical nuclear weapons. Danilov expressed that the Russian Federation will not succeed in such a crime.</text:p>
      <text:p text:style-name="P4">
“I can say that there will be nothing tragic, before I want to be sure that it will not happen. But if this happens, the world should respond completely differently, ”Danilov said.</text:p>
      <text:p text:style-name="P4">
<text:span text:style-name="T4">
 Read also: </text:span>
 <text:a xlink:type="simple" xlink:href="https://www.ukrinform.ua/rubric-ato/3725174-zagroza-vikoristanna-putinim-adernoi-zbroi-e-realnou-bajden.html" text:style-name="Internet_20_link" text:visited-style-name="Visited_20_Internet_20_Link">
threat of Putin's use <text:span text:style-name="T4">
 nuclear </text:span>
 weapons hereal - Biden</text:a>
According to Ukrinform, US President Joe Biden said on Monday that the extent of the President of the aggressor Vladimir Putin to use tactical nuclear weapons is "real".</text:p>
      <text:p text:style-name="P4">
News Source: <text:a xlink:type="simple" xlink:href="https://www.ukrinform.ua/rubric-ato/3725493-akso-putin-zastosue-adernu-zbrou-sankcii-dla-rosii-maut-stati-pekelnimi-danilov.html" text:style-name="Internet_20_link" text:visited-style-name="Visited_20_Internet_20_Link">
https://www.ukrinform.ua/rubric-ato/3725493-akso-putin-zastosue-adernu-zbrou-sankcii-dla-rosii-maut-stati-pekelnimi-danilov.html</text:a>
</text:p>
      <!--NEWS-->
      <text:h text:style-name="P10" text:outline-level="1">
<text:span text:style-name="T4">
Defense forces struck 17 art units, three management points and aircraft of Russians</text:span>
</text:h>
      <text:p text:style-name="P4">
Authors: Ukrinform (Person)</text:p>
      <text:p text:style-name="P4">
Publisher: Укринформ (Organization)</text:p>
      <text:p text:style-name="P4">
Published Time: 2023-06-20T20:07:00+03:00</text:p>
      <text:p text:style-name="P4">
Modified Time: 2023-06-20T20:07:00+03:00</text:p>
      <text:p text:style-name="P4">
Description: The forces of Ukraine's defense for the day were struck by 17 artillery units, three management points and a means of air defense of Russian troops. - Ukrinform.</text:p>
      <text:p text:style-name="P4">
Images: ['<text:a xlink:type="simple" xlink:href="https://static.ukrinform.com/photos/2023_06/thumb_files/630_360_1687280830-604.jpg" text:style-name="Internet_20_link" text:visited-style-name="Visited_20_Internet_20_Link">
630_360_16872...</text:a>
']</text:p>
      <text:p text:style-name="P4">
Tags: ['Генштаб', 'ЗСУ', 'Війна з Росією']</text:p>
      <text:p text:style-name="P4">
Type: Article</text:p>
      <!--METADATA-->
      <text:p text:style-name="P4">
<draw:frame draw:style-name="fr1" draw:name="Image183" text:anchor-type="as-char" svg:width="6.9236in" svg:height="3.956343in" draw:z-index="0">
<draw:image xlink:href="../Images/yкринформ/2023-06-20T20-07-00-03-00/630_360_1687280830-604.jpg" xlink:type="simple" xlink:show="embed" xlink:actuate="onLoad" draw:mime-type="image/jpeg"/>
</draw:frame>
For the day, 17 artillery units, three points of management and a means of air defense of the Russian troops were struck during the day.</text:p>
      <text:p text:style-name="P4">
According to Ukrinform, the General Staff of the Armed Forces of Ukraine reported on <text:a xlink:type="simple" xlink:href="https://www.facebook.com/GeneralStaff.ua/posts/pfbid02gqjE8CmQ81Mnys3GAnmhoSiFi5ds653prVDQXzE5Z2YLtBQcKZpQRUdQ5H6eojwzl" text:style-name="Internet_20_link" text:visited-style-name="Visited_20_Internet_20_Link">
Facebook</text:a>
.</text:p>
      <text:p text:style-name="P4">
“Підрозділи ракетних військ і артилерії протягом доби уразили три пунктиуправління, один район зосередження особового складу та військової технікипротивника, три станції РЕБ, 17 артилерійських підрозділів на вогневихпозиціях, один засіб протиповітряної оборони та ще один важливий об’єктворога”, - ідеться в повідомленні.</text:p>
      <text:p text:style-name="P4">
Авіація сил оборони за добу завдала 8 ударів по районах зосередження особовогоскладу росіян та два по зенітно-ракетних комплексах. Також українськізахисники знищили три розвідувальних безпілотних літальних апарати.</text:p>
      <text:p text:style-name="P4">
<text:span text:style-name="T4">
Читайте також:</text:span>
 <text:a xlink:type="simple" xlink:href="https://www.ukrinform.ua/rubric-ato/3725485-na-limanokupanskomu-napramku-vijskovi-znisili-rosijskij-bezpilotnik.html" text:style-name="Internet_20_link" text:visited-style-name="Visited_20_Internet_20_Link">
 На Лимано-Куп‘янському напрямку військові <text:span text:style-name="T4">
знищ</text:span>
 илиросійський безпілотник </text:a>
According to the General Staff, the enemy continues to concentrate _ <text:span text:style-name="T4">
 The main efforts of Nalimansk, Bakhmut, Avdiiv and Mariinsky directions </text:span>
 _ \ -the period of the day took place 35 combat clashes.</text:p>
      <text:p text:style-name="P4">
_ <text:span text:style-name="T4">
 In Volyn and Polissya directions </text:span>
 _ an operational situation of non -significant changes.</text:p>
      <text:p text:style-name="P4">
_ <text:span text:style-name="T4">
 In the Siversky and Slobozhansky directions </text:span>
 _ the Russians retain their military adventure in border areas with Ukraine. Russian troops were inflicted on Yanzhulivka and Leonivka of Chernihiv region. In addition, they carried out mortar and artillery shelling of Halaganivka, Karpovichi Chernihiv region; Kindrativka, bars, locks, Lokni, Yunnavka, Bachivska, Stepnoy, Sumy region, as well as Ivashok, Rozhkovich, Gurvyevkozakhka, Udov, Marino, High Yaruga, Morokhovka, Thorny, Hatcha, Vovchanskaya, Budyn, Ustinovka, Ustinovka, Ustinovka Ambarny, Grigorivka Kharkiv region.</text:p>
      <text:p text:style-name="P4">
_ <text:span text:style-name="T4">
 In the Kupyansk direction </text:span>
 _ artillery and mortar shelling of the opponent suffered Figolivka, two -year, Western, Kislivka and Berestovevetohakiv region.</text:p>
      <text:p text:style-name="P4">
<text:span text:style-name="T4">
 Read also: </text:span>
 <text:a xlink:type="simple" xlink:href="https://www.ukrinform.ua/rubric-ato/3725482-na-bahmutskomu-napramku-zsu-prodovzuut-ruh-vpered-na-flangah-sirskij.html" text:style-name="Internet_20_link" text:visited-style-name="Visited_20_Internet_20_Link">
in the Bakhmut Armed Forces continue to move forward to the Naflangs - Syrsky</text:a>
</text:p>
      <text:p text:style-name="P4">
_ <text:span text:style-name="T4">
 In the Bakhmut direction </text:span>
 _ the Russians carried out unsuccessful offensive actions of the Unapryamka of the Orikhovo-Vasilivka Donetsk region. Vasyukivka, Orikhovo-Vasylivka, Bogdanivka, Kalynivka, Yar, Ivanivska, Varyarivka, White Gora, Konstantinovka, Friendship and the North Nonodonetsk region were injured from enemy artillery.</text:p>
      <text:p text:style-name="P4">
_ <text:span text:style-name="T4">
 In the Avdeevsky direction </text:span>
 _ the aggressor struck in the districts of the Avdiivka and Severny, he carried out unsuccessful offensive actions near Avdiivka. He also carried out artillery shelling of Avdiivka, Pervomaisky and Nevel Donetsk region.</text:p>
      <text:p text:style-name="P4">
_ <text:span text:style-name="T4">
 In the Mariinsky direction </text:span>
 _ the enemy struck the area in the area. At the same time, he fired at the artillery Krasnogorivka, St. George, Marinkuta Victory of Donetsk region.</text:p>
      <text:p text:style-name="P4">
<text:span text:style-name="T4">
 Read also: </text:span>
 <text:a xlink:type="simple" xlink:href="https://www.ukrinform.ua/rubric-ato/3725447-rosiani-zaminuvali-oholodzuvac-na-zaes-budanov.html" text:style-name="Internet_20_link" text:visited-style-name="Visited_20_Internet_20_Link">
Russians have replaced the cooler with ZPP - Budanov</text:a>
_ <text:span text:style-name="T4">
 In the mineral direction </text:span>
 _ the Russians carried out offensive actions in the direction of the Nonovomikhailivka, did not have success. In addition, the enemy fired at the inhabited points of the sharp, Paraskovka and Novomikhailivka of Donetsk region.</text:p>
      <text:p text:style-name="P4">
_ <text:span text:style-name="T4">
 In the Zaporizhzhya and Kherson directions </text:span>
 _ the aggressor continues the Varioron actions. The enemy struck in the districts of Storozhev, Prechistivka, Golden Niva, Blessed and Makarivka, Donetsk region of Tazapore.</text:p>
      <text:p text:style-name="P4">
The Russians also made artillery shelling of settlements Blessed, Neskachny, Makarivka, Storozhevo, Vremivka, Green Field, Novopol Donetsk region; Novodarivka, Levadny, Red, Gulyaipol, Railway, Magic, Novoandriivka, Steppe, Five -Heaven, Pubkova, Kamyansky Zaporozhye Region; Golden beam, Mikhailivka, Novoalexandrivka, Dudchan, Kachkarakivka, Path, Cossack, Mykolaivka, Burguki, Ivanivka, Sadovyi, Prydniprovsky, Dnieper, Youth, Winter, Belozerka, Romashkov, Kherson, Dnipro, Dnipro, Dnipro. - Nikolaevskaya .</text:p>
      <text:p text:style-name="P4">
According to the General Staff, in the settlements in the temporarily captured territory of Zaporizhzhya region, Russian invaders have equipped additional checkpoints with tapons filtration. All civilian population, which leaves with a temporarily employed south of Ukraine, is forced to undergo filtration points located in Umangushi and Novoazovsk Donetsk region. During filtration measures, citizens carefully check things and documents, in addition, the fingerprints are selected.Also in the General Staff <text:a xlink:type="simple" xlink:href="https://www.facebook.com/GeneralStaff.ua/posts/pfbid02gqjE8CmQ81Mnys3GAnmhoSiFi5ds653prVDQXzE5Z2YLtBQcKZpQRUdQ5H6eojwzl" text:style-name="Internet_20_link" text:visited-style-name="Visited_20_Internet_20_Link">
specified</text:a>
that last night Russian invaders struck 35 Iranian UAVs of Shahd, 7 anti-aircraft guided missiles C-300 and 1 winged-mucosket of the Iskander-M ground-based landing on civil infrastructure.</text:p>
      <text:p text:style-name="P4">
As reported by Ukrinform, from February 24, 2022 to June 20, 2023, about 221 thousand 460 Russian invaders, which were over the past day - 1010 people were liquidated from February 24, 2023.</text:p>
      <text:p text:style-name="P4">
Photo: General Staff of the Armed Forces, Facebook</text:p>
      <text:p text:style-name="P4">
News Source: <text:a xlink:type="simple" xlink:href="https://www.ukrinform.ua/rubric-ato/3725494-sili-oboroni-urazili-17-artpidrozdiliv-tri-punkti-upravlinna-ta-zasib-ppo-rosian.html" text:style-name="Internet_20_link" text:visited-style-name="Visited_20_Internet_20_Link">
https://www.ukrinform.ua/rubric-ato/3725494-sili-oboroni-urazili-17-artpidrozdiliv-tri-punkti-upravlinna-ta-zasib-ppo-rosian.html</text:a>
</text:p>
      <!--NEWS-->
      <text:h text:style-name="P10" text:outline-level="1">
<text:span text:style-name="T4">
The ban on the import of publishing products of the Russian Federation: Zelensky reacted to a petition</text:span>
</text:h>
      <text:p text:style-name="P4">
Authors: Ukrinform (Person)</text:p>
      <text:p text:style-name="P4">
Publisher: Укринформ (Organization)</text:p>
      <text:p text:style-name="P4">
Published Time: 2023-06-20T20:18:12+03:00</text:p>
      <text:p text:style-name="P4">
Modified Time: 2023-06-20T20:18:12+03:00</text:p>
      <text:p text:style-name="P4">
Description: Zelensky responded to a petition to sign the law on the ban on the import of publishing products of the Russian Federation and Belarus. - Ukrinform.</text:p>
      <text:p text:style-name="P4">
Images: ['<text:a xlink:type="simple" xlink:href="https://static.ukrinform.com/photos/2023_06/thumb_files/630_360_1686937099-385.jpg" text:style-name="Internet_20_link" text:visited-style-name="Visited_20_Internet_20_Link">
630_360_16869...</text:a>
']</text:p>
      <text:p text:style-name="P4">
Tags: ['Петиція', 'Закон', 'Зеленський']</text:p>
      <text:p text:style-name="P4">
Type: Article</text:p>
      <!--METADATA-->
      <text:p text:style-name="P4">
<draw:frame draw:style-name="fr1" draw:name="Image184" text:anchor-type="as-char" svg:width="6.9236in" svg:height="3.956343in" draw:z-index="0">
<draw:image xlink:href="../Images/yкринформ/2023-06-20T20-18-12-03-00/630_360_1686937099-385.jpg" xlink:type="simple" xlink:show="embed" xlink:actuate="onLoad" draw:mime-type="image/jpeg"/>
</draw:frame>
Zelensky responded to a petition to sign the law on the ban on the import of publishing production of the Russian Federation and Belarus.</text:p>
      <text:p text:style-name="P4">
This is stated in the response of President Vladimir Zelensky to this petition, posted <text:a xlink:type="simple" xlink:href="https://petition.president.gov.ua/petition/193132" text:style-name="Internet_20_link" text:visited-style-name="Visited_20_Internet_20_Link">
on the OP site</text:a>
, reports Ukrinform.</text:p>
      <text:p text:style-name="P4">
"In particular, the Ministry of Justice of Ukraine was proposed to apply the law the right of veto, since it contains norms for the import of and distribution of publishing products, released into the world in the language he.</text:p>
      <text:p text:style-name="P4">
<text:span text:style-name="T4">
 Read also: </text:span>
 <text:a xlink:type="simple" xlink:href="https://www.ukrinform.ua/rubric-culture/3725448-zabuzko-zaklikala-zelenskogo-pidpisati-zakon-so-zaboronae-rozpovsudzenna-rosijskih-knig.html" text:style-name="Internet_20_link" text:visited-style-name="Visited_20_Internet_20_Link">
Flashmob on social networks: Zelensky urge to sign <text:span text:style-name="T4">
 Law </text:span>
 on the ban on the distribution of Russian books</text:a>
Zelensky noted that the Ministry of Foreign Affairs of Ukraine, supporting the need for the development of taza implementation of legislative mechanisms that would make it impossible for the spread of Ukrainian polltoria, which contains narratives of Russian propaganda as part He also considers it appropriate to apply the veto right.</text:p>
      <text:p text:style-name="P4">
"The Ministry of Foreign Affairs noted that in the existing version the law does not meet the norms and standards in the field of human rights, including freedom of thought, protection of the rights of national minorities, prohibition of discrimination on linguistic basis, and therefore may complicate the negotiation process on Ukraine's accession to the European Union," .</text:p>
      <text:p text:style-name="P4">
He noted that Olga Stephanyshyn Viceremier-Minister for European and Euro-Atlantic Integration of Ukraine informed about the direction of the EU party to give an additional assessment of the impact of its adoption of obligations in terms of protection of the rights of national minorities, including in the context Commission on the application of Ukraine for membership in the European Union.</text:p>
      <text:p text:style-name="P4">
<text:span text:style-name="T4">
 Read also: </text:span>
 [Parliament of Slovakia recognized the Holodomor(https://www.ukrinform.ua/rubric-polytics/3725469-parlament-slovaccini-viznav-golodomor-genocidom-ukrainskogo-narodu.html)</text:p>
      <text:p text:style-name="P4">
"In view of the above, I ordered the Cabinet of Ministers of Ukraine to work on the raised issue, taking into account the opinion of the interested parties, the EU position and to inform the results," Zelensky said.</text:p>
      <text:p text:style-name="P4">
As it was reported, on social networks there is a flashmob#signature-by-step law calling for President Vladimir Zelensky to sign the Law No. 2309-I "On the Prohibition of Importation and Distribution of Russian Books". Public, political and cultural figures joined the action.</text:p>
      <text:p text:style-name="P4">
Photo: op</text:p>
      <text:p text:style-name="P4">
News Source: <text:a xlink:type="simple" xlink:href="https://www.ukrinform.ua/rubric-culture/3725499-zaborona-vvezenna-vidavnicoi-produkcii-rf-zelenskij-vidreaguvav-na-peticiu.html" text:style-name="Internet_20_link" text:visited-style-name="Visited_20_Internet_20_Link">
https://www.ukrinform.ua/rubric-culture/3725499-zaborona-vvezenna-vidavnicoi-produkcii-rf-zelenskij-vidreaguvav-na-peticiu.html</text:a>
</text:p>
      <!--NEWS-->
      <text:h text:style-name="P10" text:outline-level="1">
<text:span text:style-name="T4">
The invaders prepare the deportation of another 750 children from the occupied Luhansk region - Ova</text:span>
</text:h>
      <text:p text:style-name="P4">
Authors: Ukrinform (Person)</text:p>
      <text:p text:style-name="P4">
Publisher: Укринформ (Organization)</text:p>
      <text:p text:style-name="P4">
Published Time: 2023-06-20T20:23:00+03:00</text:p>
      <text:p text:style-name="P4">
Modified Time: 2023-06-20T20:23:00+03:00</text:p>
      <text:p text:style-name="P4">
Description: Russian invaders are preparing the deportation of another 750 children from the occupied Luhansk region, and the formation of groups is currently underway. - Ukrinform.</text:p>
      <text:p text:style-name="P4">
Images: ['<text:a xlink:type="simple" xlink:href="https://static.ukrinform.com/photos/2023_02/thumb_files/630_360_1677507752-704.jpg" text:style-name="Internet_20_link" text:visited-style-name="Visited_20_Internet_20_Link">
630_360_16775...</text:a>
']</text:p>
      <text:p text:style-name="P4">
Tags: ['Депортація', 'Діти', 'Луганщина', 'Війна з Росією']</text:p>
      <text:p text:style-name="P4">
Type: Article</text:p>
      <!--METADATA-->
      <text:p text:style-name="P4">
<draw:frame draw:style-name="fr1" draw:name="Image185" text:anchor-type="as-char" svg:width="6.9236in" svg:height="3.956343in" draw:z-index="0">
<draw:image xlink:href="../Images/yкринформ/2023-06-20T20-23-00-03-00/630_360_1677507752-704.jpg" xlink:type="simple" xlink:show="embed" xlink:actuate="onLoad" draw:mime-type="image/jpeg"/>
</draw:frame>
Russian -enchantments prepare the deportation of another 750 children from the occupied Luhansk region, and the formation of groups is now being deployed.</text:p>
      <text:p text:style-name="P4">
This was reported in <text:a xlink:type="simple" xlink:href="https://t.me/luhanskaVTSA/11487" text:style-name="Internet_20_link" text:visited-style-name="Visited_20_Internet_20_Link">
telegram</text:a>
The head of the Luhansk Regional Military Administration Artem Lisogor, Ukrinform reports.</text:p>
      <text:p text:style-name="P4">
“Currently, we get information that the invaders are competing groups, as they say," pioneers ", for exporting another 750 children. There is no information about previously spent children. We are trying to document all children and to receive information about their return or place of residence, ”Lisogor said.</text:p>
      <text:p text:style-name="P4">
<text:span text:style-name="T4">
 Read also: </text:span>
 <text:a xlink:type="simple" xlink:href="https://www.ukrinform.ua/rubric-regions/3723339-zagarbniki-u-cervni-vivezli-z-lugansini-u-rf-pivtori-sotni-ditej-centr-nacsprotivu.html" text:style-name="Internet_20_link" text:visited-style-name="Visited_20_Internet_20_Link">
invaders in June took out from Luhansk region in the Russian Federation and a half hundred children - the center of the National Patriot</text:a>
According to him, the occupying "authorities" reported that 70% of students of the RFFZACs were "pathologies" to send them for treatment in Russia.</text:p>
      <text:p text:style-name="P4">
“In the village of Lugansk, they invite children to go to the camps of recreation with their mothers, frightening“ shelling from Ukraine ”. They are blackmailed by the fact that "if the child will not recover, we will not let in the school," - said Lisogor.</text:p>
      <text:p text:style-name="P4">
<text:span text:style-name="T4">
 Read also: </text:span>
 <text:a xlink:type="simple" xlink:href="https://www.ukrinform.ua/rubric-culture/3722887-vijsov-film-ponivecene-ditinstvo-pro-deportaciu-rosieu-ukrainskih-ditej.html" text:style-name="Internet_20_link" text:visited-style-name="Visited_20_Internet_20_Link">
The movie "Malified Childhood" about <text:span text:style-name="T4">
 Deportatts </text:span>
 Yurosia of Ukrainian Children</text:a>
As reported on June 8 this year, 150 children from the Starobilsky district of the Sulugansk region were illegally exported to the recreation centers of Lesna and Sosenko of the Pruban district of Karachayevo-Cherkesky Republic.</text:p>
      <text:p text:style-name="P4">
News Source: <text:a xlink:type="simple" xlink:href="https://www.ukrinform.ua/rubric-regions/3725501-zagarbniki-gotuut-deportaciu-se-750-ditej-z-okupovanoi-lugansini-ova.html" text:style-name="Internet_20_link" text:visited-style-name="Visited_20_Internet_20_Link">
https://www.ukrinform.ua/rubric-regions/3725501-zagarbniki-gotuut-deportaciu-se-750-ditej-z-okupovanoi-lugansini-ova.html</text:a>
</text:p>
      <!--NEWS-->
      <text:h text:style-name="P10" text:outline-level="1">
<text:span text:style-name="T4">
Austria will allocate more € 18 million to help Ukrainians</text:span>
</text:h>
      <text:p text:style-name="P4">
Authors: Ukrinform (Person)</text:p>
      <text:p text:style-name="P4">
Publisher: Укринформ (Organization)</text:p>
      <text:p text:style-name="P4">
Published Time: 2023-06-20T20:25:53+03:00</text:p>
      <text:p text:style-name="P4">
Modified Time: 2023-06-20T20:25:53+03:00</text:p>
      <text:p text:style-name="P4">
Description: The Federal Government of Austria will allocate an additional 18 million euros to help Ukrainians affected by Russian aggression. - Ukrinform.</text:p>
      <text:p text:style-name="P4">
Images: ['<text:a xlink:type="simple" xlink:href="https://static.ukrinform.com/photos/2020_05/thumb_files/630_360_1589983587-269.jpg" text:style-name="Internet_20_link" text:visited-style-name="Visited_20_Internet_20_Link">
630_360_15899...</text:a>
']</text:p>
      <text:p text:style-name="P4">
Tags: ['Австрія', 'Україна', 'допомога']</text:p>
      <text:p text:style-name="P4">
Type: Article</text:p>
      <!--METADATA-->
      <text:p text:style-name="P4">
<draw:frame draw:style-name="fr1" draw:name="Image186" text:anchor-type="as-char" svg:width="6.9236in" svg:height="3.956343in" draw:z-index="0">
<draw:image xlink:href="../Images/yкринформ/2023-06-20T20-25-53-03-00/630_360_1589983587-269.jpg" xlink:type="simple" xlink:show="embed" xlink:actuate="onLoad" draw:mime-type="image/jpeg"/>
</draw:frame>
The Federal Government of Austria will allocate an additional 18 million euros to help Ukrainian affected by Russian aggression.</text:p>
      <text:p text:style-name="P4">
About it reports Ukrinform with reference to <text:a xlink:type="simple" xlink:href="https://apa.at/" text:style-name="Internet_20_link" text:visited-style-name="Visited_20_Internet_20_Link">
Austria Presse Agentur.</text:a>
"Austria continues to increase financial assistance to Ukraine: the government will allocate another 18 million euro from the emergency fund abroad(ACE)Foreign Ministry, "the testimony reads.</text:p>
      <text:p text:style-name="P4">
It is noted that in this way, the bilateral financial support of Austria has already "exceeded the mark of 150 million euros".</text:p>
      <text:p text:style-name="P4">
According to the Austrian Foreign Ministry, 6 million euros will be received(UN UN)and the International Committee of the Chervonohrest(ICCH), another 4 million euros will receive the UN Children's Fund(UNICEF)and 2 million euros - UN -Population Fund(Yunfpa).</text:p>
      <text:p text:style-name="P4">
<text:span text:style-name="T4">
Читайте також:</text:span>
 <text:a xlink:type="simple" xlink:href="https://www.ukrinform.ua/rubric-regions/3723285-avstria-peredala-ukraini-obladnanna-dla-likvidacii-pidtoplen-ta-poratunku-ludej.html" text:style-name="Internet_20_link" text:visited-style-name="Visited_20_Internet_20_Link">
 <text:span text:style-name="T4">
Австрія</text:span>
 передала Україні обладнання для ліквідаціїпідтоплень та порятунку людей </text:a>
"This is aimed at supporting people in Ukraine and Moldova. The neighboring states of the state accepts the largest number of displaced persons from Ukraine relative to its population," the statement reads.</text:p>
      <text:p text:style-name="P4">
It is also noted that on Wednesday Austrian Foreign Minister Alexander Shalllenberg will also participate in the International Conference on the Restoration of Ukraine in London.</text:p>
      <text:p text:style-name="P4">
As reported by Ukrinform, in May it became known that the Federal Government <text:a xlink:type="simple" xlink:href="https://www.ukrinform.ua/tag-avstria" text:style-name="Internet_20_link" text:visited-style-name="Visited_20_Internet_20_Link">
Austria</text:a>
will provide the Slovenian organization "International Trust Fund"(ITF)2 million euros for humanitarian demining in Ukraine.</text:p>
      <text:p text:style-name="P4">
News Source: <text:a xlink:type="simple" xlink:href="https://www.ukrinform.ua/rubric-society/3725502-avstria-vidilit-se-18-miljoniv-dla-dopomogi-ukraincam.html" text:style-name="Internet_20_link" text:visited-style-name="Visited_20_Internet_20_Link">
https://www.ukrinform.ua/rubric-society/3725502-avstria-vidilit-se-18-miljoniv-dla-dopomogi-ukraincam.html</text:a>
</text:p>
      <!--NEWS-->
      <text:h text:style-name="P10" text:outline-level="1">
<text:span text:style-name="T4">
Possible blows to the Crimean Titan and ZPP will not stop the liberation of Ukraine - Danilov</text:span>
</text:h>
      <text:p text:style-name="P4">
Authors: Ukrinform (Person)</text:p>
      <text:p text:style-name="P4">
Publisher: Укринформ (Organization)</text:p>
      <text:p text:style-name="P4">
Published Time: 2023-06-20T20:30:38+03:00</text:p>
      <text:p text:style-name="P4">
Modified Time: 2023-06-20T20:30:38+03:00</text:p>
      <text:p text:style-name="P4">
Description: Crimean Titan and Zaporizhzhya NPPs are key objects where Russian occupation troops can strike, but this will not stop the process of liberation of Ukraine from the enemy. - Ukrinform.</text:p>
      <text:p text:style-name="P4">
Images: ['<text:a xlink:type="simple" xlink:href="https://static.ukrinform.com/photos/2023_03/thumb_files/630_360_1678825036-533.jpg" text:style-name="Internet_20_link" text:visited-style-name="Visited_20_Internet_20_Link">
630_360_16788...</text:a>
']</text:p>
      <text:p text:style-name="P4">
Tags: ['Крим', 'Завод "Титан"', 'Данілов', 'Запорізька АЕС', 'Війна з Росією']</text:p>
      <text:p text:style-name="P4">
Type: Article</text:p>
      <!--METADATA-->
      <text:p text:style-name="P4">
<draw:frame draw:style-name="fr1" draw:name="Image187" text:anchor-type="as-char" svg:width="6.9236in" svg:height="3.956343in" draw:z-index="0">
<draw:image xlink:href="../Images/yкринформ/2023-06-20T20-30-38-03-00/630_360_1678825036-533.jpg" xlink:type="simple" xlink:show="embed" xlink:actuate="onLoad" draw:mime-type="image/jpeg"/>
</draw:frame>
Crimean Titan and Zaporizhzhya NPPs are key objects where Russian Occidentiviva may strike, but this will not stop the process of liberation of Ukraine from the enemy.</text:p>
      <text:p text:style-name="P4">
According to Ukrinform, the Secretary of the National Security and Defense Council of Ukraine Alexei Danilov said this on the air of the nationwide telephone "Unin".</text:p>
      <text:p text:style-name="P4">
“To date, these two objects are key where they can propose, but keep in mind that it cannot be stopped in the question of releasing Ukraine from these terrorists. We will surely free our country, including <text:a xlink:type="simple" xlink:href="https://www.ukrinform.ua/tag-krim" text:style-name="Internet_20_link" text:visited-style-name="Visited_20_Internet_20_Link">
Crimea</text:a>
. There will now be such a month or two-three, which will put many dots in the end of the rest of other processes. I am more than confident that the process of fragmentation of Russia has already read on February 24, 2022, and now it will go to practical plane and we will witness this process with you, ”Danilov said.</text:p>
      <text:p text:style-name="P4">
<text:span text:style-name="T4">
 Read also: </text:span>
 <text:a xlink:type="simple" xlink:href="https://www.ukrinform.ua/rubric-economy/3724505-u-rozvidci-nazvali-dii-rosian-na-zaes-adernim-santazem.html" text:style-name="Internet_20_link" text:visited-style-name="Visited_20_Internet_20_Link">
in intelligence named the actions of the Russians on the NPP Nuclear blackmailing</text:a>
As reported by Ukrinform, the head of the Main Directorate of Intelligence Ministry of Defense Budanov said that [the Russians were replaced(https://www.ukrinform.ua/rubric-ato/3725447-rosiani-zaminuvali-oholodzuvac-na-zaes-budanov.html), and if it is derived from the Uzla, there is a significant likelihood that there will be big problems.</text:p>
      <text:p text:style-name="P4">
News Source: <text:a xlink:type="simple" xlink:href="https://www.ukrinform.ua/rubric-ato/3725504-mozlivi-udari-po-krimskomu-titanu-ta-zaes-ne-zupinat-zvilnenna-ukraini-danilov.html" text:style-name="Internet_20_link" text:visited-style-name="Visited_20_Internet_20_Link">
https://www.ukrinform.ua/rubric-ato/3725504-mozlivi-udari-po-krimskomu-titanu-ta-zaes-ne-zupinat-zvilnenna-ukraini-danilov.html</text:a>
</text:p>
      <!--NEWS-->
      <text:h text:style-name="P10" text:outline-level="1">
<text:span text:style-name="T4">
The US does not deny the roles of the third party in the process of establishing peace in Ukraine - White House</text:span>
</text:h>
      <text:p text:style-name="P4">
Authors: Ukrinform (Person)</text:p>
      <text:p text:style-name="P4">
Publisher: Укринформ (Organization)</text:p>
      <text:p text:style-name="P4">
Published Time: 2023-06-20T20:31:00+03:00</text:p>
      <text:p text:style-name="P4">
Modified Time: 2023-06-20T20:31:00+03:00</text:p>
      <text:p text:style-name="P4">
Description: States do not deny that a third party is involved in the process of establishing peace in Ukraine. - Ukrinform.</text:p>
      <text:p text:style-name="P4">
Images: ['<text:a xlink:type="simple" xlink:href="https://static.ukrinform.com/photos/2023_02/thumb_files/630_360_1676889540-944.jpg" text:style-name="Internet_20_link" text:visited-style-name="Visited_20_Internet_20_Link">
630_360_16768...</text:a>
']</text:p>
      <text:p text:style-name="P4">
Tags: ['США', 'Україна', 'Війна з Росією']</text:p>
      <text:p text:style-name="P4">
Type: Article</text:p>
      <!--METADATA-->
      <text:p text:style-name="P4">
<draw:frame draw:style-name="fr1" draw:name="Image188" text:anchor-type="as-char" svg:width="6.9236in" svg:height="3.956343in" draw:z-index="0">
<draw:image xlink:href="../Images/yкринформ/2023-06-20T20-31-00-03-00/630_360_1676889540-944.jpg" xlink:type="simple" xlink:show="embed" xlink:actuate="onLoad" draw:mime-type="image/jpeg"/>
</draw:frame>
The states do not make sure that a thirdman is involved in the establishment of peace in Ukraine.</text:p>
      <text:p text:style-name="P4">
This was stated on Tuesday at a pressing in Washington Coordinator of the White House Radin Security John Kirby, reports Ukrinform's own correspondent.</text:p>
      <text:p text:style-name="P4">
He stated that Washington did not deny the role of the third party in the process of peace in Ukraine.</text:p>
      <text:p text:style-name="P4">
"But again, in order for this role to be a steady and have a chance of success, it is a mentation with a complete understanding of the Ukrainian perspective and a complete devotion of the UN Charter, the idea of territorial integrity, sovereignty of Ukraine along its internationally recognized borders," - emphasized the representative of Baiden. .</text:p>
      <text:p text:style-name="P4">
He also stated that “the war in Ukraine is actually related to the idea of sovereignty of territorial integrity. In fact, it is a UN Statute. "</text:p>
      <text:p text:style-name="P4">
<text:span text:style-name="T4">
 Read also: </text:span>
 [USA does not see signs of moving nuclear weapons from(https://www.ukrinform.ua/rubric-world/3722034-ssa-ne-sposterigaut-oznak-peremisenna-adernoi-zbroi-z-rosii-u-bilorus-bilij-dim.html)According to him, it is important to maintain an order based on the rules that was established after the Second World War.</text:p>
      <text:p text:style-name="P4">
The US administration also expressed support for the Ukrainian formular.</text:p>
      <text:p text:style-name="P4">
“We have repeatedly said that we support the vision of President Zelensky in terms of fair peace. And we have said many times that any worthy discussion –Wh(The United States - Ed.), only if it is stable and such that it is confidence, ”the White House representative emphasized.</text:p>
      <text:p text:style-name="P4">
<text:span text:style-name="T4">
 Read also: </text:span>
 <text:a xlink:type="simple" xlink:href="https://www.ukrinform.ua/rubric-ato/3722014-bilij-dim-anonsuvav-novij-paket-vijskovoi-dopomogi-ukraini.html" text:style-name="Internet_20_link" text:visited-style-name="Visited_20_Internet_20_Link">
White House announced a new military aid package</text:a>
And this, he said, means that such discussions should be renewed sovereignty and territorial integrity of Ukraine, and they should be at least from discussing the proposal from 10 points offered by Zelensky.</text:p>
      <text:p text:style-name="P4">
<text:span text:style-name="T4">
 Read also: </text:span>
 <text:a xlink:type="simple" xlink:href="https://www.ukrinform.ua/rubric-world/3720682-iran-nadae-rosii-materiali-dla-budivnictva-zavodu-z-virobnictva-bezpilotnikiv-bilij-dim.html" text:style-name="Internet_20_link" text:visited-style-name="Visited_20_Internet_20_Link">
Iran provides Russian materials for the construction of the Unmanned Cathedral Plant - White House</text:a>
As reported by Ukrinform, US Secretary of State Anthony Blinken on Tuesdays about the preparation of a new package of assistance to Ukraine by the United States.</text:p>
      <text:p text:style-name="P4">
News Source: <text:a xlink:type="simple" xlink:href="https://www.ukrinform.ua/rubric-polytics/3725509-ssa-ne-zaperecuut-roli-tretoi-storoni-u-procesi-vstanovlenna-miru-v-ukraini-bilij-dim.html" text:style-name="Internet_20_link" text:visited-style-name="Visited_20_Internet_20_Link">
https://www.ukrinform.ua/rubric-polytics/3725509-ssa-ne-zaperecuut-roli-tretoi-storoni-u-procesi-vstanovlenna-miru-v-ukraini-bilij-dim.html</text:a>
</text:p>
      <!--NEWS-->
      <text:h text:style-name="P10" text:outline-level="1">
<text:span text:style-name="T4">
The enemy was fired again by the Nikopol district, wounded civilian</text:span>
</text:h>
      <text:p text:style-name="P4">
Authors: Ukrinform (Person)</text:p>
      <text:p text:style-name="P4">
Publisher: Укринформ (Organization)</text:p>
      <text:p text:style-name="P4">
Published Time: 2023-06-20T20:33:11+03:00</text:p>
      <text:p text:style-name="P4">
Modified Time: 2023-06-20T20:33:11+03:00</text:p>
      <text:p text:style-name="P4">
Description: The enemy hit the Nikopol district four times a day. - Ukrinform.</text:p>
      <text:p text:style-name="P4">
Images: ['<text:a xlink:type="simple" xlink:href="https://static.ukrinform.com/photos/2023_06/thumb_files/630_360_1687282332-945.jpg" text:style-name="Internet_20_link" text:visited-style-name="Visited_20_Internet_20_Link">
630_360_16872...</text:a>
']</text:p>
      <text:p text:style-name="P4">
Tags: ['Дніпропетровщина', 'Обстріл', 'Війна з Росією']</text:p>
      <text:p text:style-name="P4">
Type: Article</text:p>
      <!--METADATA-->
      <text:p text:style-name="P4">
<draw:frame draw:style-name="fr1" draw:name="Image189" text:anchor-type="as-char" svg:width="6.9236in" svg:height="3.956343in" draw:z-index="0">
<draw:image xlink:href="../Images/yкринформ/2023-06-20T20-33-11-03-00/630_360_1687282332-945.jpg" xlink:type="simple" xlink:show="embed" xlink:actuate="onLoad" draw:mime-type="image/jpeg"/>
</draw:frame>
The volatiles hit the Nikopol district times a day.</text:p>
      <text:p text:style-name="P4">
About it in <text:a xlink:type="simple" xlink:href="https://t.me/mykola_lukashuk/5164" text:style-name="Internet_20_link" text:visited-style-name="Visited_20_Internet_20_Link">
telegram</text:a>
The head of the Dnipropetrovsk Regional Council Mykola Lukashuk reports, Ukrinform reports.</text:p>
      <text:p text:style-name="P4">
"Due to artillery shelling, a resident of Nikopol was injured in 1949. He had a fragile wound and a concussion. The man was delivered.</text:p>
      <text:p text:style-name="P4">
4 objects, 8 private dwellings, 3 cars [car] have been damaged(https://www.ukrinform.ua/tag-avtomobil), 2 transmission lines.</text:p>
      <text:p text:style-name="P4">
In addition, the Russians attacked the manganese community. There was an artillery shelling and a drone was recorded.</text:p>
      <text:p text:style-name="P4">
<text:span text:style-name="T4">
 Read also: </text:span>
 <text:a xlink:type="simple" xlink:href="https://www.ukrinform.ua/rubric-ato/3725368-rosiani-obstrilali-komisuvahu-na-zaporizzi.html" text:style-name="Internet_20_link" text:visited-style-name="Visited_20_Internet_20_Link">
invaders struck the village in Zaporozhye</text:a>
As it became known, in other communities the day has passed calmly.</text:p>
      <text:p text:style-name="P4">
News Source: <text:a xlink:type="simple" xlink:href="https://www.ukrinform.ua/rubric-ato/3725505-vorog-znovu-obstrilav-nikopolskij-rajon-poranenij-civilnij.html" text:style-name="Internet_20_link" text:visited-style-name="Visited_20_Internet_20_Link">
https://www.ukrinform.ua/rubric-ato/3725505-vorog-znovu-obstrilav-nikopolskij-rajon-poranenij-civilnij.html</text:a>
</text:p>
      <!--NEWS-->
      <text:h text:style-name="P10" text:outline-level="1">
<text:span text:style-name="T4">
Archaeologists find fragments of eneolithic ceramics because of the fall of water.</text:span>
</text:h>
      <text:p text:style-name="P4">
Authors: Ukrinform (Person)</text:p>
      <text:p text:style-name="P4">
Publisher: Укринформ (Organization)</text:p>
      <text:p text:style-name="P4">
Published Time: 2023-06-20T20:34:00+03:00</text:p>
      <text:p text:style-name="P4">
Modified Time: 2023-06-20T20:34:00+03:00</text:p>
      <text:p text:style-name="P4">
Description: In Zaporozhye, due to a significant fall of water level near Khortytsia, archaeologists find fragments of ceramics of the eneolithic eneolite. - Ukrinform.</text:p>
      <text:p text:style-name="P4">
Images: ['<text:a xlink:type="simple" xlink:href="https://static.ukrinform.com/photos/2023_06/thumb_files/630_360_1687282229-975.jpg" text:style-name="Internet_20_link" text:visited-style-name="Visited_20_Internet_20_Link">
630_360_16872...</text:a>
', '<text:a xlink:type="simple" xlink:href="https://static.ukrinform.com/photos/2023_06/1687282229-385.jpg" text:style-name="Internet_20_link" text:visited-style-name="Visited_20_Internet_20_Link">
1687282229-38...</text:a>
', '<text:a xlink:type="simple" xlink:href="https://static.ukrinform.com/photos/2023_06/1687282227-483.jpg" text:style-name="Internet_20_link" text:visited-style-name="Visited_20_Internet_20_Link">
1687282227-48...</text:a>
', '<text:a xlink:type="simple" xlink:href="https://static.ukrinform.com/photos/2023_06/1687282230-692.jpg" text:style-name="Internet_20_link" text:visited-style-name="Visited_20_Internet_20_Link">
1687282230-69...</text:a>
', '<text:a xlink:type="simple" xlink:href="https://static.ukrinform.com/photos/2023_06/1687282228-205.jpg" text:style-name="Internet_20_link" text:visited-style-name="Visited_20_Internet_20_Link">
1687282228-20...</text:a>
', '<text:a xlink:type="simple" xlink:href="https://static.ukrinform.com/photos/2023_06/1687282228-390.jpg" text:style-name="Internet_20_link" text:visited-style-name="Visited_20_Internet_20_Link">
1687282228-39...</text:a>
']</text:p>
      <text:p text:style-name="P4">
Tags: ['Археологи', 'Хортиця', 'Запоріжжя']</text:p>
      <text:p text:style-name="P4">
Type: Article</text:p>
      <!--METADATA-->
      <text:p text:style-name="P4">
<draw:frame draw:style-name="fr1" draw:name="Image190" text:anchor-type="as-char" svg:width="6.9236in" svg:height="3.956343in" draw:z-index="0">
<draw:image xlink:href="../Images/yкринформ/2023-06-20T20-34-00-03-00/630_360_1687282229-975.jpg" xlink:type="simple" xlink:show="embed" xlink:actuate="onLoad" draw:mime-type="image/jpeg"/>
</draw:frame>
Uzoporzhi, due to the significant fall of water near the island of Khortytsia, archaeologists find fragments of ceramics of the eneolithic ene.</text:p>
      <text:p text:style-name="P4">
Anatoliy Volkov, a researcher of the department of guards, history, archeology and nature of the National Reserve of Khortytsa, told the correspondent of Ukrinform.</text:p>
      <text:p text:style-name="P4">
<draw:frame draw:style-name="fr1" draw:name="Image191" text:anchor-type="as-char" svg:width="6.9236in" svg:height="4.609323in" draw:z-index="0">
<draw:image xlink:href="../Images/yкринформ/2023-06-20T20-34-00-03-00/1687282229-385.jpg" xlink:type="simple" xlink:show="embed" xlink:actuate="onLoad" draw:mime-type="image/jpeg"/>
</draw:frame>
"After the construction of the cascade of dams, including the Dnieper hydroelectric power station, the water level in the Dnieper rose and all the monuments and what once flew to the bottom, found themselves underwater and in their conditions were consumed. But we draw the picture that all these objects go out. It is a prokromic, wet wood, metal objects. We are talking about findings of the period, starting with the eneolithic and ending with the twentieth century, "he said.</text:p>
      <text:p text:style-name="P4">
<draw:frame draw:style-name="fr1" draw:name="Image192" text:anchor-type="as-char" svg:width="6.9236in" svg:height="4.609323in" draw:z-index="0">
<draw:image xlink:href="../Images/yкринформ/2023-06-20T20-34-00-03-00/1687282227-483.jpg" xlink:type="simple" xlink:show="embed" xlink:actuate="onLoad" draw:mime-type="image/jpeg"/>
</draw:frame>
The scientist explains that for society, these findings have no value, because it is a navalcheology rather than jewelry. But from a historical point - they are important, he emphasized.</text:p>
      <text:p text:style-name="P4">
<draw:frame draw:style-name="fr1" draw:name="Image193" text:anchor-type="as-char" svg:width="6.9236in" svg:height="4.609323in" draw:z-index="0">
<draw:image xlink:href="../Images/yкринформ/2023-06-20T20-34-00-03-00/1687282230-692.jpg" xlink:type="simple" xlink:show="embed" xlink:actuate="onLoad" draw:mime-type="image/jpeg"/>
</draw:frame>
They have now found metal nails of the XVIII century. It can be said that they were used in construction, including ships. The oldest name is the fragments of ceramics dating from the eneolithic period - the IV -III millennium BC.</text:p>
      <text:p text:style-name="P4">
*!(https://www.ukrinform.ua/rubric-regions/3725445-arheologi-potrapili-u-viznu-vezu-galickogo-zamku-aka-300-rokiv-perebuvala-pid-zavalami.html)</text:p>
      <text:p text:style-name="P4">
<draw:frame draw:style-name="fr1" draw:name="Image194" text:anchor-type="as-char" svg:width="6.9236in" svg:height="4.609323in" draw:z-index="0">
<draw:image xlink:href="../Images/yкринформ/2023-06-20T20-34-00-03-00/1687282228-205.jpg" xlink:type="simple" xlink:show="embed" xlink:actuate="onLoad" draw:mime-type="image/jpeg"/>
</draw:frame>
"These findings are not a sensation. We are not found new monuments that would turn the ideas of proh -science. We are not found. We are examining different sections of the island every day.</text:p>
      <text:p text:style-name="P4">
<draw:frame draw:style-name="fr1" draw:name="Image195" text:anchor-type="as-char" svg:width="6.9236in" svg:height="4.609323in" draw:z-index="0">
<draw:image xlink:href="../Images/yкринформ/2023-06-20T20-34-00-03-00/1687282228-390.jpg" xlink:type="simple" xlink:show="embed" xlink:actuate="onLoad" draw:mime-type="image/jpeg"/>
</draw:frame>
As it was reported, scientists say that they are prevented by the so -called "black archaeologists" or "diggers". They urge to report such people to the police or the reserve.</text:p>
      <text:p text:style-name="P4">
News Source: <text:a xlink:type="simple" xlink:href="https://www.ukrinform.ua/rubric-regions/3725506-na-hortici-cerez-padinna-rivna-vodi-arheologi-znahodat-ulamki-keramiki-dobi-eneolitu.html" text:style-name="Internet_20_link" text:visited-style-name="Visited_20_Internet_20_Link">
https://www.ukrinform.ua/rubric-regions/3725506-na-hortici-cerez-padinna-rivna-vodi-arheologi-znahodat-ulamki-keramiki-dobi-eneolitu.html</text:a>
</text:p>
      <!--NEWS-->
      <text:h text:style-name="P10" text:outline-level="1">
<text:span text:style-name="T4">
The FSB released the detainees in Crimea Jafer and Alim Alustyev</text:span>
</text:h>
      <text:p text:style-name="P4">
Authors: Ukrinform (Person)</text:p>
      <text:p text:style-name="P4">
Publisher: Укринформ (Organization)</text:p>
      <text:p text:style-name="P4">
Published Time: 2023-06-20T20:40:26+03:00</text:p>
      <text:p text:style-name="P4">
Modified Time: 2023-06-20T20:40:26+03:00</text:p>
      <text:p text:style-name="P4">
Description: The FSB released the Crimean Tatars Jafer and Alim Alustyev, who were detained in Crimea on June 20 after searches. - Ukrinform.</text:p>
      <text:p text:style-name="P4">
Images: ['<text:a xlink:type="simple" xlink:href="https://static.ukrinform.com/photos/2021_12/thumb_files/630_360_1639473341-759.jpg" text:style-name="Internet_20_link" text:visited-style-name="Visited_20_Internet_20_Link">
630_360_16394...</text:a>
']</text:p>
      <text:p text:style-name="P4">
Tags: ['ФСБ РФ', 'Крим', 'Кримські татари']</text:p>
      <text:p text:style-name="P4">
Type: Article</text:p>
      <!--METADATA-->
      <text:p text:style-name="P4">
<draw:frame draw:style-name="fr1" draw:name="Image196" text:anchor-type="as-char" svg:width="6.9236in" svg:height="3.956343in" draw:z-index="0">
<draw:image xlink:href="../Images/yкринформ/2023-06-20T20-40-26-03-00/630_360_1639473341-759.jpg" xlink:type="simple" xlink:show="embed" xlink:actuate="onLoad" draw:mime-type="image/jpeg"/>
</draw:frame>
The FSB has released the Crimean Tatars Jafer and Alim Alustyev, who were detained in Crimea on June 20 after searches.</text:p>
      <text:p text:style-name="P4">
This was reported in <text:a xlink:type="simple" xlink:href="https://www.facebook.com/photo/" text:style-name="Internet_20_link" text:visited-style-name="Visited_20_Internet_20_Link">
Facebook</text:a>
Crimean Solidarity, Ukrinform reports.</text:p>
      <text:p text:style-name="P4">
According to the public association, as of 4 pm, the lawyer, at the agenda, was told to the FSB management and asked him to provide information about Alustyev. At 18.45 it became known that employees <text:a xlink:type="simple" xlink:href="https://www.ukrinform.ua/tag-fsb-rf" text:style-name="Internet_20_link" text:visited-style-name="Visited_20_Internet_20_Link">
FSB</text:a>
The brothers were released.</text:p>
      <text:p text:style-name="P4">
<text:span text:style-name="T5">
 Photo: Crimean solidarity</text:span>
</text:p>
      <text:p text:style-name="P4">
“They were taken out of the building, planted in a car, left on the ring Kuibyshevsky to all of Fheropol, we immediately began to call ours. We were greeted there by the boys, " -Crimean solidarity quotes Jafer Alyustayev.</text:p>
      <text:p text:style-name="P4">
<text:span text:style-name="T4">
 Read also: </text:span>
 <text:a xlink:type="simple" xlink:href="https://www.ukrinform.ua/rubric-crimea/3725406-nezakonno-zatrimana-lenie-umerova-napisala-lista-iz-rosijskogo-sizo.html" text:style-name="Internet_20_link" text:visited-style-name="Visited_20_Internet_20_Link">
illegally detained Lenie Umerova wrote a letter from the Island detention center</text:a>
As reported by Ukrinform, the Russian FSB today was searched to the Krymetsky Tatars in the Kirov district of the temporarily occupied Crimea, <text:a xlink:type="simple" xlink:href="https://www.ukrinform.ua/rubric-crimea/3725230-fsb-prijsla-z-obsukom-do-krimskih-tatar-u-kirovskomu-rajoni-zatrimali-dvoh-brativ.html" text:style-name="Internet_20_link" text:visited-style-name="Visited_20_Internet_20_Link">
delayed brothers</text:a>
 .</text:p>
      <text:p text:style-name="P4">
News Source: <text:a xlink:type="simple" xlink:href="https://www.ukrinform.ua/rubric-crimea/3725508-fsb-vidpustila-zatrimanih-u-krimu-dzafera-ta-alima-alustaevih.html" text:style-name="Internet_20_link" text:visited-style-name="Visited_20_Internet_20_Link">
https://www.ukrinform.ua/rubric-crimea/3725508-fsb-vidpustila-zatrimanih-u-krimu-dzafera-ta-alima-alustaevih.html</text:a>
</text:p>
      <!--NEWS-->
      <text:h text:style-name="P10" text:outline-level="1">
<text:span text:style-name="T4">
Negoda in the Kyiv region: Lightning hit a dwelling house</text:span>
</text:h>
      <text:p text:style-name="P4">
Authors: Ukrinform (Person)</text:p>
      <text:p text:style-name="P4">
Publisher: Укринформ (Organization)</text:p>
      <text:p text:style-name="P4">
Published Time: 2023-06-20T20:48:05+03:00</text:p>
      <text:p text:style-name="P4">
Modified Time: 2023-06-20T20:48:05+03:00</text:p>
      <text:p text:style-name="P4">
Description: In Gatny, Kyiv region, lightning hit a dwelling house, causing it to fire. - Ukrinform.</text:p>
      <text:p text:style-name="P4">
Images: ['<text:a xlink:type="simple" xlink:href="https://static.ukrinform.com/photos/2023_06/thumb_files/630_360_1687283209-966.jpg" text:style-name="Internet_20_link" text:visited-style-name="Visited_20_Internet_20_Link">
630_360_16872...</text:a>
']</text:p>
      <text:p text:style-name="P4">
Tags: ['Блискавка', 'Гроза', 'Пожежа', 'Київщина', 'Негода']</text:p>
      <text:p text:style-name="P4">
Type: Article</text:p>
      <!--METADATA-->
      <text:p text:style-name="P4">
<draw:frame draw:style-name="fr1" draw:name="Image198" text:anchor-type="as-char" svg:width="6.9236in" svg:height="3.956343in" draw:z-index="0">
<draw:image xlink:href="../Images/yкринформ/2023-06-20T20-48-05-03-00/630_360_1687283209-966.jpg" xlink:type="simple" xlink:show="embed" xlink:actuate="onLoad" draw:mime-type="image/jpeg"/>
</draw:frame>
In the Gatnokiv region, lightning struck in a dwelling house, causing it.</text:p>
      <text:p text:style-name="P4">
About it in <text:a xlink:type="simple" xlink:href="https://t.me/andrii_nebytov/1441" text:style-name="Internet_20_link" text:visited-style-name="Visited_20_Internet_20_Link">
telegram</text:a>
Informed the head of the police of the Kyiv region Andriy Nebitov, reports Ukrinform.</text:p>
      <text:p text:style-name="P4">
“Just in Gatny <text:a xlink:type="simple" xlink:href="https://www.ukrinform.ua/tag-bliskavka" text:style-name="Internet_20_link" text:visited-style-name="Visited_20_Internet_20_Link">
Lightning</text:a>
Vlchilav Residential building. The fire broke out. On the site of the police and SES. Rescuers are always alert, however, I turn to citizens: at home you should always be extinguished by fire extinguishing, ”he said.</text:p>
      <text:p text:style-name="P4">
As it was reported, in Ukraine on June 20 <text:a xlink:type="simple" xlink:href="https://www.ukrinform.ua/rubric-regions/3724874-ukraini-na-zavtra-prognozuut-speku-do-30-podekudi-dosi-ta-grozi.html" text:style-name="Internet_20_link" text:visited-style-name="Visited_20_Internet_20_Link">
short -term rains and threatening in the western and northern regions</text:a>
, the temperature of the day23-30 °.</text:p>
      <text:p text:style-name="P4">
News Source: <text:a xlink:type="simple" xlink:href="https://www.ukrinform.ua/rubric-regions/3725510-negoda-na-kiivsini-bliskavka-vlucila-v-zitlovij-budinok.html" text:style-name="Internet_20_link" text:visited-style-name="Visited_20_Internet_20_Link">
https://www.ukrinform.ua/rubric-regions/3725510-negoda-na-kiivsini-bliskavka-vlucila-v-zitlovij-budinok.html</text:a>
</text:p>
      <!--NEWS-->
      <text:h text:style-name="P10" text:outline-level="1">
<text:span text:style-name="T4">
Danilov urged the Russians to flee to the Russian Federation as soon as possible through the Kerch Bridge</text:span>
</text:h>
      <text:p text:style-name="P4">
Authors: Ukrinform (Person)</text:p>
      <text:p text:style-name="P4">
Publisher: Укринформ (Organization)</text:p>
      <text:p text:style-name="P4">
Published Time: 2023-06-20T20:51:44+03:00</text:p>
      <text:p text:style-name="P4">
Modified Time: 2023-06-20T20:51:44+03:00</text:p>
      <text:p text:style-name="P4">
Description: NSDC Secretary Alexei Danilov called on the Russians who are now in the temporarily occupied Crimea as soon as possible to use the Kerch Bridge as soon as possible to return to their homeland. - Ukrinform.</text:p>
      <text:p text:style-name="P4">
Images: ['<text:a xlink:type="simple" xlink:href="https://static.ukrinform.com/photos/2022_12/thumb_files/630_360_1669900229-896.jpg" text:style-name="Internet_20_link" text:visited-style-name="Visited_20_Internet_20_Link">
630_360_16699...</text:a>
']</text:p>
      <text:p text:style-name="P4">
Tags: ['Крим', 'РНБО', 'Данілов']</text:p>
      <text:p text:style-name="P4">
Type: Article</text:p>
      <!--METADATA-->
      <text:p text:style-name="P4">
<draw:frame draw:style-name="fr1" draw:name="Image199" text:anchor-type="as-char" svg:width="6.9236in" svg:height="3.956343in" draw:z-index="0">
<draw:image xlink:href="../Images/yкринформ/2023-06-20T20-51-44-03-00/630_360_1669900229-896.jpg" xlink:type="simple" xlink:show="embed" xlink:actuate="onLoad" draw:mime-type="image/jpeg"/>
</draw:frame>
Oleksiy Danilov, Secretarrnov, called on the Russians who are now in the temporary -mentioned Crimea, to use the Kerch Bridge as soon as possible, to turn to their homeland.</text:p>
      <text:p text:style-name="P4">
According to Ukrinform, the Secretary of the National Security and Defense Council of Ukraine Alexei Danilov said this on the air of the nationwide telephone "Unin".</text:p>
      <text:p text:style-name="P4">
“They understand that the question is only time - when we come, we will drive them. And I would advise everyone to use the services of that construction as soon as possible(Kerch Bridge - Ed.)What they have for today, in order to be safety. Because they will not return through our territory, and they will quench from there, let's just say, go home to their native homeland they came there, let them go there and go there. Because I can say: everyone who owned the property by 2014 will return this property, everyone who has been there will receive compensation for making a Russian Russian institution, ”Danilov said.</text:p>
      <text:p text:style-name="P4">
<text:span text:style-name="T4">
 Read also: </text:span>
 <text:a xlink:type="simple" xlink:href="https://www.ukrinform.ua/rubric-ato/3725504-mozlivi-udari-po-krimskomu-titanu-ta-zaes-ne-zupinat-zvilnenna-ukraini-danilov.html" text:style-name="Internet_20_link" text:visited-style-name="Visited_20_Internet_20_Link">
Possible strikes on Crimean Titan and NPP not stop Ukraine's release - <text:span text:style-name="T4">
 Danilov </text:span>
</text:a>
Responding to the question before or after the release of the Crimea from the occupiers, the Kerch Bridge, the NSDC Secretary stated: “Let's wait, we will not get worse in advance, how we will resolve this issue. Because it is our territory, and we will decide whether we need this building for those any things, whether it will be unnecessary to us. "</text:p>
      <text:p text:style-name="P4">
As reported by Ukrinform, at the points of entrance to the illegally built Kerchistamist the invaders check personal documents, phones, in particular the history of the internet browser, subscriptions in messengers.</text:p>
      <text:p text:style-name="P4">
News Source: <text:a xlink:type="simple" xlink:href="https://www.ukrinform.ua/rubric-crimea/3725511-danilov-zaklikav-rosian-aknajsvidse-tikati-do-rf-cerez-kercenskij-mist.html" text:style-name="Internet_20_link" text:visited-style-name="Visited_20_Internet_20_Link">
https://www.ukrinform.ua/rubric-crimea/3725511-danilov-zaklikav-rosian-aknajsvidse-tikati-do-rf-cerez-kercenskij-mist.html</text:a>
</text:p>
      <!--NEWS-->
      <text:h text:style-name="P10" text:outline-level="1">
<text:span text:style-name="T4">
The US is making efforts to prevent Russia from shattering - White House</text:span>
</text:h>
      <text:p text:style-name="P4">
Authors: Ukrinform (Person)</text:p>
      <text:p text:style-name="P4">
Publisher: Укринформ (Organization)</text:p>
      <text:p text:style-name="P4">
Published Time: 2023-06-20T20:57:02+03:00</text:p>
      <text:p text:style-name="P4">
Modified Time: 2023-06-20T20:57:02+03:00</text:p>
      <text:p text:style-name="P4">
Description: The United States Government is making international efforts to ensure the proper effect of sanctions imposed against Russia and preventing any evasion of the restrictions. - Ukrinform.</text:p>
      <text:p text:style-name="P4">
Images: ['<text:a xlink:type="simple" xlink:href="https://static.ukrinform.com/photos/2020_06/thumb_files/630_360_1591893289-695.jpg" text:style-name="Internet_20_link" text:visited-style-name="Visited_20_Internet_20_Link">
630_360_15918...</text:a>
']</text:p>
      <text:p text:style-name="P4">
Tags: ['Антиросійські санкції', 'США']</text:p>
      <text:p text:style-name="P4">
Type: Article</text:p>
      <!--METADATA-->
      <text:p text:style-name="P4">
<draw:frame draw:style-name="fr1" draw:name="Image200" text:anchor-type="as-char" svg:width="6.9236in" svg:height="3.956343in" draw:z-index="0">
<draw:image xlink:href="../Images/yкринформ/2023-06-20T20-57-02-03-00/630_360_1591893289-695.jpg" xlink:type="simple" xlink:show="embed" xlink:actuate="onLoad" draw:mime-type="image/jpeg"/>
</draw:frame>
Government-combined states are making international efforts to ensure the proper effect of sanctions imposed against Russia and preventing any scheme from imposed restrictions.</text:p>
      <text:p text:style-name="P4">
This was stated on Tuesday during a pressing in Washington Coordinator of the White House Radin Security John Kirby, Ukrinform correspondent reports.</text:p>
      <text:p text:style-name="P4">
“We do not want anyone to try to bypass these sanctions. We want the Kremlin to be held accountable, ”the US administration said.</text:p>
      <text:p text:style-name="P4">
He stressed that for this purpose, the United States is in a constant contact with allies, partners and friends in the region, as well as in the world, they are concerned about this connection. Kirby also noted that he would not be interested in diplomatic channels, however, according to his words, every nation makes these decisions on his own.</text:p>
      <text:p text:style-name="P4">
<text:span text:style-name="T4">
 Read also: </text:span>
 <text:a xlink:type="simple" xlink:href="https://www.ukrinform.ua/rubric-polytics/3725509-ssa-ne-zaperecuut-roli-tretoi-storoni-u-procesi-vstanovlenna-miru-v-ukraini-bilij-dim.html" text:style-name="Internet_20_link" text:visited-style-name="Visited_20_Internet_20_Link">
the US does not deny the role of the third party in the process of peace in Ukraine - White House</text:a>
"We want all international sanctions to be registered and fulfilled in a need that Putin could not benefit," the representative of the white house said.</text:p>
      <text:p text:style-name="P4">
As reported by Ukrinform, after the commencement of full -scale aggression of the Russian Federation, the United States, together with other countries, introduced unprecedented <text:a xlink:type="simple" xlink:href="https://www.ukrinform.ua/tag-antirosijski-sankcii" text:style-name="Internet_20_link" text:visited-style-name="Visited_20_Internet_20_Link">
sanctions and restrictions on the Russian Federation</text:a>
 .</text:p>
      <text:p text:style-name="P4">
News Source: <text:a xlink:type="simple" xlink:href="https://www.ukrinform.ua/rubric-world/3725513-ssa-dokladaut-zusil-abi-rosia-ne-mogla-uhilatisa-vid-sankcij-bilij-dim.html" text:style-name="Internet_20_link" text:visited-style-name="Visited_20_Internet_20_Link">
https://www.ukrinform.ua/rubric-world/3725513-ssa-dokladaut-zusil-abi-rosia-ne-mogla-uhilatisa-vid-sankcij-bilij-dim.html</text:a>
</text:p>
      <!--NEWS-->
      <text:h text:style-name="P10" text:outline-level="1">
<text:span text:style-name="T4">
The number of deaths after the Kakhovsk Hydroe Case increased to 21</text:span>
</text:h>
      <text:p text:style-name="P4">
Authors: Ukrinform (Person)</text:p>
      <text:p text:style-name="P4">
Publisher: Укринформ (Organization)</text:p>
      <text:p text:style-name="P4">
Published Time: 2023-06-20T20:59:00+03:00</text:p>
      <text:p text:style-name="P4">
Modified Time: 2023-06-20T20:59:00+03:00</text:p>
      <text:p text:style-name="P4">
Description: The death toll as a result of the accident at the Kakhovka hydroelectric power station has currently increased to 21 people, 5 of them have died due to sight shots of Russians. - Ukrinform.</text:p>
      <text:p text:style-name="P4">
Images: ['<text:a xlink:type="simple" xlink:href="https://static.ukrinform.com/photos/2023_06/thumb_files/630_360_1686291485-922.jpg" text:style-name="Internet_20_link" text:visited-style-name="Visited_20_Internet_20_Link">
630_360_16862...</text:a>
']</text:p>
      <text:p text:style-name="P4">
Tags: ['Загибель', 'Каховська ГЕС', 'Війна з Росією']</text:p>
      <text:p text:style-name="P4">
Type: Article</text:p>
      <!--METADATA-->
      <text:p text:style-name="P4">
<draw:frame draw:style-name="fr1" draw:name="Image201" text:anchor-type="as-char" svg:width="6.9236in" svg:height="3.956343in" draw:z-index="0">
<draw:image xlink:href="../Images/yкринформ/2023-06-20T20-59-00-03-00/630_360_1686291485-922.jpg" xlink:type="simple" xlink:show="embed" xlink:actuate="onLoad" draw:mime-type="image/jpeg"/>
</draw:frame>
The number of sizes at the Kakhovskaya hydroelectric power station has currently increased to 21 people, of which 5 citizens have died due to sight shots of Russians.</text:p>
      <text:p text:style-name="P4">
About it in <text:a xlink:type="simple" xlink:href="https://t.me/Klymenko_MVS/44" text:style-name="Internet_20_link" text:visited-style-name="Visited_20_Internet_20_Link">
telegram</text:a>
Igor Klimenko informed the Minister of Internal Affairs, Ukrinform reports.</text:p>
      <text:p text:style-name="P4">
“The 15th day of elimination of catastrophe at the Kakhovsky hydroelectric power station. The 595 houses in [Kherson region] remain flooded(https://www.ukrinform.ua/tag-hersonsina).Chid, unfortunately, the act of the enemy is increasing the number of dead and wounded. The Russian shelling of people. Currently, 21 people have died, including 5 - because of the social shots of the Russians. Another 28 received wounded, 16 of them were our hospitals, ”the minister said.</text:p>
      <text:p text:style-name="P4">
According to him, the epidemiological situation - stable and controlled, outbreaks of infectious diseases have not been recorded. The corresponding specialally selected water samples - both technical and drinking, the Glava of the Ministry of Internal Affairs.</text:p>
      <text:p text:style-name="P4">
“This is necessary to understand whether it can be safely served people. The apockets that continue to bring drinking and technical water to local residents, ”Klimenko said.</text:p>
      <text:p text:style-name="P4">
*!(https://www.ukrinform.ua/rubric-regions/3725461-ukraina-vstanovila-misceperebuvanna-ponad-200-hersonciv-aki-znikli-pisla-pidrivu-kahovskoi-ges.html)He focused on citizens' attention to the strict ban on catching and consumption of fish in the stated areas and stated that special patrios were working, which are tracking the cifacts.</text:p>
      <text:p text:style-name="P4">
As it was reported, rescue work and evacuation from the flood sites caused by the Kakhovskaya Hydroelectric Power Plant are continued in the Kherson region.(https://www.ukrinform.ua/rubric-other_news/3723441-pidriv-rosianami-kahovskoi-ges-usi-novini.html), which on the night of June 6 was made by the Russian.</text:p>
      <text:p text:style-name="P4">
News Source: <text:a xlink:type="simple" xlink:href="https://www.ukrinform.ua/rubric-regions/3725514-kilkist-zagiblih-pisla-avarii-na-kahovskij-ges-zrosla-do-21.html" text:style-name="Internet_20_link" text:visited-style-name="Visited_20_Internet_20_Link">
https://www.ukrinform.ua/rubric-regions/3725514-kilkist-zagiblih-pisla-avarii-na-kahovskij-ges-zrosla-do-21.html</text:a>
</text:p>
      <!--NEWS-->
      <text:h text:style-name="P10" text:outline-level="1">
<text:span text:style-name="T4">
Pavlyuk met with Stoltenberg Assist</text:span>
</text:h>
      <text:p text:style-name="P4">
Authors: Ukrinform (Person)</text:p>
      <text:p text:style-name="P4">
Publisher: Укринформ (Organization)</text:p>
      <text:p text:style-name="P4">
Published Time: 2023-06-20T21:02:00+03:00</text:p>
      <text:p text:style-name="P4">
Modified Time: 2023-06-20T21:02:00+03:00</text:p>
      <text:p text:style-name="P4">
Description: The Ministry of Defense held regular consultations of experts of Ukraine and NATO on defense planning. - Ukrinform.</text:p>
      <text:p text:style-name="P4">
Images: ['<text:a xlink:type="simple" xlink:href="https://static.ukrinform.com/photos/2023_06/thumb_files/630_360_1687284058-621.jpg" text:style-name="Internet_20_link" text:visited-style-name="Visited_20_Internet_20_Link">
630_360_16872...</text:a>
']</text:p>
      <text:p text:style-name="P4">
Tags: ['Міноборони', 'НАТО', 'Війна з Росією']</text:p>
      <text:p text:style-name="P4">
Type: Article</text:p>
      <!--METADATA-->
      <text:p text:style-name="P4">
<draw:frame draw:style-name="fr1" draw:name="Image202" text:anchor-type="as-char" svg:width="6.9236in" svg:height="3.956343in" draw:z-index="0">
<draw:image xlink:href="../Images/yкринформ/2023-06-20T21-02-00-03-00/630_360_1687284058-621.jpg" xlink:type="simple" xlink:show="embed" xlink:actuate="onLoad" draw:mime-type="image/jpeg"/>
</draw:frame>
The next consultations of Ukraine's experts and NATOs of defense planning took place in the Ministry of Defense.</text:p>
      <text:p text:style-name="P4">
According to Ukrinform, about it in <text:a xlink:type="simple" xlink:href="https://t.me/Pavliuk_KSV/4542" text:style-name="Internet_20_link" text:visited-style-name="Visited_20_Internet_20_Link">
telegram</text:a>
The First Deputy Minister of Defense of Ukraine Oleksandr Pavlyuk reported.</text:p>
      <text:p text:style-name="P4">
“The next consultations of experts of Ukraine and NATO on defense planning have begun. Together with NATO Secretary General Thomas Goffus, he opened another block of consultations of the Representative Defense of Ukraine, the General Staff of the Armed Forces of Ukraine, other components of defense forces with profile experts of the International Secretariat of NATO defense. It is a continuation of joint activities that have a work of allies to help Ukraine in the development of its own road picture of NATO standards and Western OVT in the context of the NATO Madrid Samite Decision in 2022, ”Pavlyuk said.</text:p>
      <text:p text:style-name="P4">
<text:span text:style-name="T4">
 Read also: </text:span>
 <text:a xlink:type="simple" xlink:href="https://www.ukrinform.ua/rubric-ato/3721776-pisla-pidrivu-kahovskoi-ges-rosiani-perekinuli-castinu-vijsk-na-zaporizkij-napramok-pavluk.html" text:style-name="Internet_20_link" text:visited-style-name="Visited_20_Internet_20_Link">
after the Kakhovski hydroelectric power station, the Russians threw part of the Zaporizhzhya direction - <text:span text:style-name="T4">
 Pavlyuk </text:span>
</text:a>
He stressed that last year in Lublin this format worked another joint platform to improve the procedures of defense planning in accordance with NATO approaches. He also discovered new unique cooperation through analytical tools that are used by the Alliance during the defense planning process and to test the results of the ability to inspect capabilities.</text:p>
      <text:p text:style-name="P4">
Pavlyuk thanked NATO representatives for the proposals for vision and approaches to the development of an interoperability roadmap.</text:p>
      <text:p text:style-name="P4">
The First Deputy Minister of Defense discussed with NATO Secretary General Assistant Thomas Goffus the issue of the transition of the Armed Forces of Ukraine and other components of defense forces to Western standards, the re -equipment of modern Western Western OVTs, as well as on the ways of accelerating Ukraine's integration.</text:p>
      <text:p text:style-name="P4">
<text:span text:style-name="T4">
 Read also: </text:span>
 <text:a xlink:type="simple" xlink:href="https://www.ukrinform.ua/rubric-regions/3712147-vijskovi-saperi-za-tizden-zneskodili-1448-vibuhonebezpecnih-predmetiv-pavluk.html" text:style-name="Internet_20_link" text:visited-style-name="Visited_20_Internet_20_Link">
Military sappers for a week neutralized 1448 extinguished items - <text:span text:style-name="T4">
 Pavlyuk </text:span>
</text:a>
</text:p>
      <text:p text:style-name="P4">
News Source: <text:a xlink:type="simple" xlink:href="https://www.ukrinform.ua/rubric-ato/3725515-pavluk-zustrivsa-z-pomicnikom-stoltenberga-govorili-pro-pereozbroenna-sil-oboroni.html" text:style-name="Internet_20_link" text:visited-style-name="Visited_20_Internet_20_Link">
https://www.ukrinform.ua/rubric-ato/3725515-pavluk-zustrivsa-z-pomicnikom-stoltenberga-govorili-pro-pereozbroenna-sil-oboroni.html</text:a>
</text:p>
      <!--NEWS-->
      <text:h text:style-name="P10" text:outline-level="1">
<text:span text:style-name="T4">
Oxygen is left for 40 hours: Titanic has been looking for a submarine with tourists for several days</text:span>
</text:h>
      <text:p text:style-name="P4">
Authors: Ukrinform (Person)</text:p>
      <text:p text:style-name="P4">
Publisher: Укринформ (Organization)</text:p>
      <text:p text:style-name="P4">
Published Time: 2023-06-20T21:09:56+03:00</text:p>
      <text:p text:style-name="P4">
Modified Time: 2023-06-20T21:09:56+03:00</text:p>
      <text:p text:style-name="P4">
Description: </text:p>
      <text:p text:style-name="P4">
Берегова Охорона Сша Заявила, Що На Підводному Човні, Що Зник В Районі Затоплення «Титаніка» В Атлантичному Океані, Повітря, Придатного Для Дихання, Залишилося Приблизно На 40 Годин. — Укрінформ.: </text:p>
      <text:p text:style-name="P4">
Images: ['<text:a xlink:type="simple" xlink:href="https://static.ukrinform.com/photos/2023_06/thumb_files/630_360_1687284448-238.jpg" text:style-name="Internet_20_link" text:visited-style-name="Visited_20_Internet_20_Link">
630_360_16872...</text:a>
']</text:p>
      <text:p text:style-name="P4">
Tags: ['США', 'Підводний човен', 'Атлантичний океан', 'Титанік']</text:p>
      <text:p text:style-name="P4">
Type: Article</text:p>
      <!--METADATA-->
      <text:p text:style-name="P4">
<draw:frame draw:style-name="fr1" draw:name="Image203" text:anchor-type="as-char" svg:width="6.9236in" svg:height="3.956343in" draw:z-index="0">
<draw:image xlink:href="../Images/yкринформ/2023-06-20T21-09-56-03-00/630_360_1687284448-238.jpg" xlink:type="simple" xlink:show="embed" xlink:actuate="onLoad" draw:mime-type="image/jpeg"/>
</draw:frame>
The US coastal protection said that on a submarine that disappeared in the Titanic flooding area in the Atlantic Ocean, the breathing air was left to 40 hours.</text:p>
      <text:p text:style-name="P4">
As Ukrinform reports, it reports <text:a xlink:type="simple" xlink:href="https://www.bbc.co.uk/news/live/world-us-canada-65953941" text:style-name="Internet_20_link" text:visited-style-name="Visited_20_Internet_20_Link">
BBC</text:a>
.</text:p>
      <text:p text:style-name="P4">
The coastal guard added that remotely controlled drone with the camera on the board was searching for a missing submarine in the area of his last known place to replace him.</text:p>
      <text:p text:style-name="P4">
“We will do everything in our power to save(people - ed.)», - said the coast guardian <text:a xlink:type="simple" xlink:href="https://www.ukrinform.ua/tag-ssa" text:style-name="Internet_20_link" text:visited-style-name="Visited_20_Internet_20_Link">
USA</text:a>
Jimifrederick.</text:p>
      <text:p text:style-name="P4">
The department called the rescue surgery "unique but very complicated."</text:p>
      <text:p text:style-name="P4">
"It is 1500 km east of the Cape Code and 640 km south of St. John. Logistically, it takes time and coordination, and we are dealing with the search for surface and underwater," Frederick explained.</text:p>
      <text:p text:style-name="P4">
<text:span text:style-name="T4">
 Read also: </text:span>
 [in the Atlantic, the search for the submarine, which drove tourists to "<text:span text:style-name="T4">
 Titanic </text:span>
"] continue(https://www.ukrinform.ua/rubric-world/3725083-v-atlantici-trivaut-posuki-pidvodnogo-aparata-akij-voziv-turistiv-do-titanika.html)It is noted that the operations of Canadian free protection, as well as other US Navy vessels will join the operation today. Private vessels are also involved in the search.</text:p>
      <text:p text:style-name="P4">
As <text:a xlink:type="simple" xlink:href="http://www.ukrinform.ua/rubric-world/3724932-pidvodnij-aparat-z-turistami-znik-dorogou-do-zatonulogo-titanika.html" text:style-name="Internet_20_link" text:visited-style-name="Visited_20_Internet_20_Link">
reported Ukrinform</text:a>
, underwater apparatus, which was used for transportation of tourists for the purpose of inspection of the sinking in 1912 "Titanic", <text:a xlink:type="simple" xlink:href="https://www.ukrinform.ua/rubric-world/3724932-pidvodnij-aparat-z-turistami-znik-dorogou-do-zatonulogo-titanika.html" text:style-name="Internet_20_link" text:visited-style-name="Visited_20_Internet_20_Link">
disappeared by the Vatlanteic Ocean</text:a>
.</text:p>
      <text:p text:style-name="P4">
Titanic remains lie at a depth of 3800 meters 600 km from the Newfoundland Canadian isad.</text:p>
      <text:p text:style-name="P4">
<text:span text:style-name="T5">
Foto: oceangate/facebook</text:span>
</text:p>
      <text:p text:style-name="P4">
News Source: <text:a xlink:type="simple" xlink:href="https://www.ukrinform.ua/rubric-world/3725517-kisnu-lisilosa-na-40-godin-bila-titanika-vze-kilka-dniv-sukaut-submarinu-z-turistami.html" text:style-name="Internet_20_link" text:visited-style-name="Visited_20_Internet_20_Link">
https://www.ukrinform.ua/rubric-world/3725517-kisnu-lisilosa-na-40-godin-bila-titanika-vze-kilka-dniv-sukaut-submarinu-z-turistami.html</text:a>
</text:p>
      <!--NEWS-->
      <text:h text:style-name="P10" text:outline-level="1">
<text:span text:style-name="T4">
The head of the International Commission on missing missing spoke about ways to support Ukraine</text:span>
</text:h>
      <text:p text:style-name="P4">
Authors: Ukrinform (Person)</text:p>
      <text:p text:style-name="P4">
Publisher: Укринформ (Organization)</text:p>
      <text:p text:style-name="P4">
Published Time: 2023-06-20T21:21:00+03:00</text:p>
      <text:p text:style-name="P4">
Modified Time: 2023-06-20T21:21:00+03:00</text:p>
      <text:p text:style-name="P4">
Description: The Chairman of the Board of the International Commission on missing (ICZB) Thomas Miller said that Ukraine's support was to ensure cooperation in finding missing and collecting high -level evidence that may be provided by the International Court. - Ukrinform.</text:p>
      <text:p text:style-name="P4">
Images: ['<text:a xlink:type="simple" xlink:href="https://static.ukrinform.com/photos/2023_06/thumb_files/630_360_1687287803-994.jpg" text:style-name="Internet_20_link" text:visited-style-name="Visited_20_Internet_20_Link">
630_360_16872...</text:a>
', '<text:a xlink:type="simple" xlink:href="https://static.ukrinform.com/photos/2023_06/1687287830-659.jpg" text:style-name="Internet_20_link" text:visited-style-name="Visited_20_Internet_20_Link">
1687287830-65...</text:a>
', '<text:a xlink:type="simple" xlink:href="https://static.ukrinform.com/photos/2023_06/1687287861-203.jpg" text:style-name="Internet_20_link" text:visited-style-name="Visited_20_Internet_20_Link">
1687287861-20...</text:a>
']</text:p>
      <text:p text:style-name="P4">
Tags: ['Зниклі безвісти', 'Малюська', 'Війна з Росією']</text:p>
      <text:p text:style-name="P4">
Type: Article</text:p>
      <!--METADATA-->
      <text:p text:style-name="P4">
<draw:frame draw:style-name="fr1" draw:name="Image204" text:anchor-type="as-char" svg:width="6.9236in" svg:height="3.956343in" draw:z-index="0">
<draw:image xlink:href="../Images/yкринформ/2023-06-20T21-21-00-03-00/630_360_1687287803-994.jpg" xlink:type="simple" xlink:show="embed" xlink:actuate="onLoad" draw:mime-type="image/jpeg"/>
</draw:frame>
The board of the Board of the International Commission on missing missing(Mkzb)Thomasmiller stated that Ukraine's support was to ensure cooperation in searching for high -level evidence that may be provided by the International Court.</text:p>
      <text:p text:style-name="P4">
He said this during a speech on a panel discussion at the headquarters of the International Commission on missing in Hague.</text:p>
      <text:p text:style-name="P4">
"Our support of Ukraine is to ensure cooperation in the investigation of the missions to find missing persons, regardless of the circumstances, to the level of Yacockas can be provided by the International Court," Miller said.</text:p>
      <text:p text:style-name="P4">
He noted that the ICZB has a unique many years of experience and seeks to help Ukraine: "We want to help responsible institutions to work more efficiently, more difficult conditions and we can do it because it has a good experience of finding and identifying missing."</text:p>
      <text:p text:style-name="P4">
<draw:frame draw:style-name="fr1" draw:name="Image205" text:anchor-type="as-char" svg:width="6.9236in" svg:height="4.615733in" draw:z-index="0">
<draw:image xlink:href="../Images/yкринформ/2023-06-20T21-21-00-03-00/1687287830-659.jpg" xlink:type="simple" xlink:show="embed" xlink:actuate="onLoad" draw:mime-type="image/jpeg"/>
</draw:frame>
According to Miller, the organization is now in the process of concluding an agreement with Ukraine.</text:p>
      <text:p text:style-name="P4">
<text:span text:style-name="T4">
 Read also: </text:span>
 <text:a xlink:type="simple" xlink:href="https://www.ukrinform.ua/rubric-society/3716265-sudovi-eksperti-moz-ta-minustu-pribuli-do-gaagi-obminuvatis-dosvidom-iz-mkzb.html" text:style-name="Internet_20_link" text:visited-style-name="Visited_20_Internet_20_Link">
Identification of missing persons: Ukrainian forensic exams to the Hague</text:a>
“We want to introduce a data collection in Ukraine to facilitate DNA -based identification and support investigations ... We also want to avenge the possibilities for continuous training and development in all aspects of the process of finding missing persons for key national institutions. We are to share our experiences, ” - said the Chairman of the ICZB Board.</text:p>
      <text:p text:style-name="P4">
<draw:frame draw:style-name="fr1" draw:name="Image206" text:anchor-type="as-char" svg:width="6.9236in" svg:height="4.615733in" draw:z-index="0">
<draw:image xlink:href="../Images/yкринформ/2023-06-20T21-21-00-03-00/1687287861-203.jpg" xlink:type="simple" xlink:show="embed" xlink:actuate="onLoad" draw:mime-type="image/jpeg"/>
</draw:frame>
In turn, the Minister of Justice of Ukraine Denis Masuska thanked the ICCC for the retention and struggle for the rule of law.</text:p>
      <text:p text:style-name="P4">
"The Ukrainian government cooperates with international partners in order to hold responsibility of military criminals," he said, a video video.</text:p>
      <text:p text:style-name="P4">
M. Masus added that it is very important to collect evidence that will be acceptable. He expressed his hope that the ICCC would help Ukraine with experts, including people on DNA examination.</text:p>
      <text:p text:style-name="P4">
<text:span text:style-name="T4">
 Read also: </text:span>
 [Katherine Bomberger, CEO(https://www.ukrinform.ua/rubric-world/3698818-ketrin-bomberger-generalna-direktorka-miznarodnoi-komisii-z-pitan-zniklih-bezvisti.html)</text:p>
      <text:p text:style-name="P4">
Photo: Getty images</text:p>
      <text:p text:style-name="P4">
News Source: <text:a xlink:type="simple" xlink:href="https://www.ukrinform.ua/rubric-society/3725521-kerivnik-miznarodnoi-komisii-z-pitan-zniklih-bezvisti-rozpoviv-pro-slahi-pidtrimki-ukraini.html" text:style-name="Internet_20_link" text:visited-style-name="Visited_20_Internet_20_Link">
https://www.ukrinform.ua/rubric-society/3725521-kerivnik-miznarodnoi-komisii-z-pitan-zniklih-bezvisti-rozpoviv-pro-slahi-pidtrimki-ukraini.html</text:a>
</text:p>
      <!--NEWS-->
      <text:h text:style-name="P10" text:outline-level="1">
<text:span text:style-name="T4">
USA expects India to continue to buy Russian oil at limited prices</text:span>
</text:h>
      <text:p text:style-name="P4">
Authors: Ukrinform (Person)</text:p>
      <text:p text:style-name="P4">
Publisher: Укринформ (Organization)</text:p>
      <text:p text:style-name="P4">
Published Time: 2023-06-20T21:24:00+03:00</text:p>
      <text:p text:style-name="P4">
Modified Time: 2023-06-20T21:24:00+03:00</text:p>
      <text:p text:style-name="P4">
Description: The United States believes that setting a limit on the price for Russian oil in the international market works effectively and expects India will continue to buy fuel from the Russians in accordance with the restrictions entered. - Ukrinform.</text:p>
      <text:p text:style-name="P4">
Images: ['<text:a xlink:type="simple" xlink:href="https://static.ukrinform.com/photos/2020_04/thumb_files/630_360_1587540254-431.jpg" text:style-name="Internet_20_link" text:visited-style-name="Visited_20_Internet_20_Link">
630_360_15875...</text:a>
']</text:p>
      <text:p text:style-name="P4">
Tags: ['Індія', 'нафта', 'США', 'Росія']</text:p>
      <text:p text:style-name="P4">
Type: Article</text:p>
      <!--METADATA-->
      <text:p text:style-name="P4">
<draw:frame draw:style-name="fr1" draw:name="Image207" text:anchor-type="as-char" svg:width="6.9236in" svg:height="3.956343in" draw:z-index="0">
<draw:image xlink:href="../Images/yкринформ/2023-06-20T21-24-00-03-00/630_360_1587540254-431.jpg" xlink:type="simple" xlink:show="embed" xlink:actuate="onLoad" draw:mime-type="image/jpeg"/>
</draw:frame>
The combination believes that setting a limit on the price for Russian oil in the international market works effectively and expect that India will continue the purchased from the Russians in accordance with the restrictions introduced.</text:p>
      <text:p text:style-name="P4">
This was stated on Tuesday during a pressing dedicated to the planned prime minister of India to Washington, a representative of the White House John Kirby, reports Ukrinform his own correspondent.</text:p>
      <text:p text:style-name="P4">
“Price limit(For Russian oil - ed.)He works, ”the US administration said.</text:p>
      <text:p text:style-name="P4">
He noted that the effectiveness of this instrument was proven, first of all, to preserve the availability of <text:a xlink:type="simple" xlink:href="https://www.ukrinform.ua/tag-nafta" text:style-name="Internet_20_link" text:visited-style-name="Visited_20_Internet_20_Link">
oil</text:a>
International markets, as well as the lack of profits in Russia.</text:p>
      <text:p text:style-name="P4">
<text:span text:style-name="T4">
 Read also: </text:span>
 <text:a xlink:type="simple" xlink:href="https://www.ukrinform.ua/rubric-economy/3717138-kitaj-ta-india-u-travni-otrimali-rekordni-obsagi-rosijskoi-nafti.html" text:style-name="Internet_20_link" text:visited-style-name="Visited_20_Internet_20_Link">
China and India in May received record volumes <text:span text:style-name="T4">
 Russian </text:span>
 <text:span text:style-name="T4">
 </text:span>
 oil **</text:a>
“We hope they(The Government of India - Ed.)continue to make purchases according to(established - ed.)Restriction, because it works and has its own influence to maintain the stability of offers in the market, but it does not allow possible to make money on it, ”Kirby said.</text:p>
      <text:p text:style-name="P4">
As reported by Ukrinform, <text:a xlink:type="simple" xlink:href="https://www.ukrinform.ua/rubric-economy/3724561-india-zbilsila-import-rosijskoi-nafti-v-10-raziv-zmi.html" text:style-name="Internet_20_link" text:visited-style-name="Visited_20_Internet_20_Link">
India increased imports of Russian oil</text:a>
Ten times and in the future plans to increase this figure.</text:p>
      <text:p text:style-name="P4">
News Source: <text:a xlink:type="simple" xlink:href="https://www.ukrinform.ua/rubric-economy/3725520-ssa-ocikuut-so-india-prodovzit-zakupati-rosijsku-naftu-za-obmezenimi-cinami.html" text:style-name="Internet_20_link" text:visited-style-name="Visited_20_Internet_20_Link">
https://www.ukrinform.ua/rubric-economy/3725520-ssa-ocikuut-so-india-prodovzit-zakupati-rosijsku-naftu-za-obmezenimi-cinami.html</text:a>
</text:p>
      <!--NEWS-->
      <text:h text:style-name="P10" text:outline-level="1">
<text:span text:style-name="T4">
Galushchenko met with the management of the British energy regulator</text:span>
</text:h>
      <text:p text:style-name="P4">
Authors: Ukrinform (Person)</text:p>
      <text:p text:style-name="P4">
Publisher: Укринформ (Organization)</text:p>
      <text:p text:style-name="P4">
Published Time: 2023-06-20T21:29:33+03:00</text:p>
      <text:p text:style-name="P4">
Modified Time: 2023-06-20T21:29:33+03:00</text:p>
      <text:p text:style-name="P4">
Description: At a meeting with the management of the UK Electricity and Natural Gas Regulator (ofgem), the Minister of Energy of Ukraine Herman Galushchenko declared interest in the British experience of building and development of modern distribution networks in the regions. - Ukrinform.</text:p>
      <text:p text:style-name="P4">
Images: ['<text:a xlink:type="simple" xlink:href="https://static.ukrinform.com/photos/2023_06/thumb_files/630_360_1687285569-155.jpg" text:style-name="Internet_20_link" text:visited-style-name="Visited_20_Internet_20_Link">
630_360_16872...</text:a>
']</text:p>
      <text:p text:style-name="P4">
Tags: ['Британія', 'Енергетика', 'Європа', 'Міненерго', 'Ринок', 'Галущенко']</text:p>
      <text:p text:style-name="P4">
Type: Article</text:p>
      <!--METADATA-->
      <text:p text:style-name="P4">
<draw:frame draw:style-name="fr1" draw:name="Image208" text:anchor-type="as-char" svg:width="6.9236in" svg:height="3.956343in" draw:z-index="0">
<draw:image xlink:href="../Images/yкринформ/2023-06-20T21-29-33-03-00/630_360_1687285569-155.jpg" xlink:type="simple" xlink:show="embed" xlink:actuate="onLoad" draw:mime-type="image/jpeg"/>
</draw:frame>
To meet with the management of the regulator of the electricity and natural gas markets(Ofgem)Energy Minister of Ukraine Herman Galushchenko has declared interest in the British experience of building and development of modern distribution networks in the regions.</text:p>
      <text:p text:style-name="P4">
According to Ukrinform, this was reported <text:a xlink:type="simple" xlink:href="https://mev.gov.ua/novyna/pryskorennya-intehratsiyi-ukrayiny-do-yevropeyskykh-rynkiv-hazu-ta-elektroenerhiyi-zustrich" text:style-name="Internet_20_link" text:visited-style-name="Visited_20_Internet_20_Link">
Ministry press service</text:a>
.</text:p>
      <text:p text:style-name="P4">
"Energy Minister of Ukraine Herman Galushchenko, during a working visit of Dalonon, met with the management of an independent state regulator of market electricity and natural gas of Great Britain - The Office of Gas andelectricity Markets(Ofgem). Участь у зустрічі, зокрема, взяв генеральнийдиректор компанії Джонатан Брірлі", - йдеться у повідомленні.</text:p>
      <text:p text:style-name="P4">
Зазначається, що сторони обговорили напрямки співпраці у процесі інтеграціїУкраїни до європейських ринків газу та <text:a xlink:type="simple" xlink:href="https://www.ukrinform.ua/tag-elektroenergia" text:style-name="Internet_20_link" text:visited-style-name="Visited_20_Internet_20_Link">
 електроенергії</text:a>
, as well as the help of British partners in enhancing the stability of the Ukrainian power system.</text:p>
      <text:p text:style-name="P4">
The head of the Ministry of Energy has outlined the current situation of the current situation in the energy sector of measures taken to balancing the system after the Russian terract of the Kakhovka hydroelectric power station. At the same time, Galushchenko emphasized the need to accept ENTSO-E to increase the capacity for commercial exchange of electricity and increase the capacity of imports up to 2 GW.</text:p>
      <text:p text:style-name="P4">
<text:span text:style-name="T4">
 Read also: </text:span>
 <text:a xlink:type="simple" xlink:href="https://www.ukrinform.ua/rubric-economy/3697565-entsoe-zbilsilo-tehnicni-mozlivosti-dla-importu-elektroenergii-v-ukrainu.html" text:style-name="Internet_20_link" text:visited-style-name="Visited_20_Internet_20_Link">
<text:span text:style-name="T4">
 ENTSO </text:span>
 -E has increased technical capabilities for importer -electricity in Ukraine</text:a>
The Ukrainian Minister emphasized the prospects of increasing cooperation in the gas -firmair. He recalled that our country proposes partners to use Ukrainian underground gas storage facilities for gas storage, the reliability of which confirms the certification of operator repositories under European rules.</text:p>
      <text:p text:style-name="P4">
The issue of restoration of energy infrastructure, in particular, was also discussed. The Minister stated that Ukraine is interested in the British experience of building modern distribution networks in the regions, especially the implementation of corresponding projections in de -industrial territories.Particular attention was paid to the meetings of the parties to the nuclear security and the influence of the Russian terrorist attack on the Kakhovskaya hydroelectric power station on the safety of the occupied ZPP. Galushchenko, the only response of the civilized world to the state-terrorist state, should become the exclusion of Russian nuclear technologies from the world market.</text:p>
      <text:p text:style-name="P4">
As reported by Ukrinform, the Ministry of Energy states that one of the following crops of support for the international community of Ukraine should be the exclusion(IRENA).</text:p>
      <text:p text:style-name="P4">
<text:span text:style-name="T5">
Фото: mev.gov.ua</text:span>
</text:p>
      <text:p text:style-name="P4">
News Source: <text:a xlink:type="simple" xlink:href="https://www.ukrinform.ua/rubric-economy/3725523-galusenko-zustrivsa-z-kerivnictvom-britanskogo-energeticnogo-regulatora.html" text:style-name="Internet_20_link" text:visited-style-name="Visited_20_Internet_20_Link">
https://www.ukrinform.ua/rubric-economy/3725523-galusenko-zustrivsa-z-kerivnictvom-britanskogo-energeticnogo-regulatora.html</text:a>
</text:p>
      <!--NEWS-->
      <text:h text:style-name="P10" text:outline-level="1">
<text:span text:style-name="T4">
Russian servicemen do not give information about losses in Ukraine - interception</text:span>
</text:h>
      <text:p text:style-name="P4">
Authors: Ukrinform (Person)</text:p>
      <text:p text:style-name="P4">
Publisher: Укринформ (Organization)</text:p>
      <text:p text:style-name="P4">
Published Time: 2023-06-20T21:35:33+03:00</text:p>
      <text:p text:style-name="P4">
Modified Time: 2023-06-20T21:35:33+03:00</text:p>
      <text:p text:style-name="P4">
Description: Russia's servicemen do not talk about the real loss of their troops in Ukraine, although they themselves are aware that these losses are very high.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Окупація', 'Росія', 'Війна з Росією']</text:p>
      <text:p text:style-name="P4">
Type: Article</text:p>
      <!--METADATA-->
      <text:p text:style-name="P4">
<draw:frame draw:style-name="fr1" draw:name="Image211" text:anchor-type="as-char" svg:width="6.9236in" svg:height="3.956343in" draw:z-index="0">
<draw:image xlink:href="../Images/yкринформ/2023-06-20T21-35-33-03-00/630_360_1680422407-224.png" xlink:type="simple" xlink:show="embed" xlink:actuate="onLoad" draw:mime-type="image/png"/>
</draw:frame>
Russia's servicemen do not talk about the real loss of their troops in Ukraine, although they themselves are aware that these losses are very high.</text:p>
      <text:p text:style-name="P4">
This is stated in the conversation of two Russian servicemen whose audio recording <text:a xlink:type="simple" xlink:href="https://gur.gov.ua/content/da-uzhe-b-po-kyevu-u-baly-by-bombochkoi-takoi-chtoby-hrybok-podnialsia-u-nykh-tam-y-opustylsia.html" text:style-name="Internet_20_link" text:visited-style-name="Visited_20_Internet_20_Link">
press service of the Main Directorate of Intelligence of the Ministry of Defense</text:a>
, reports Ukrinform.</text:p>
      <text:p text:style-name="P4">
“Petrukha was 4 months old. He knows where he was? In Donetsk and Luhansk regions. Well, the dead, says, a lot. Also ours is very sorry. We are not aware of how many dead, ”the first Russian said.</text:p>
      <text:p text:style-name="P4">
<text:span text:style-name="T4">
 Read also: </text:span>
 <text:a xlink:type="simple" xlink:href="https://www.ukrinform.ua/rubric-ato/3724533-iz-frontu-tila-vagnerivciv-vivozat-kamazami-perehoplenna.html" text:style-name="Internet_20_link" text:visited-style-name="Visited_20_Internet_20_Link">
from the Front of the Wagner Body, KAMAZ is taken out - <text:span text:style-name="T4">
 interception </text:span>
</text:a>
Another Russian military says that there are a lot of dead, and confirms that they don't say anything about it too, "We just see it all."</text:p>
      <text:p text:style-name="P4">
In the course of the conversation about the mobilization, the first Russian serviceman noted that his acquaintance, Alexander Cheshuin, was summoned to the military enlistment office.</text:p>
      <text:p text:style-name="P4">
“Now, they say, from April 1-mobilization seems to be. I do not know how much - no - no - here every week mobilization. Type, 400 people need to be dial.Koeve, his(Called - ed.)In the military enlistment office, I laugh… He is doing to the tamoda now, type protrusion(The initial stage of hernia formation in the spine - ed.)He, etc., ”he said.</text:p>
      <text:p text:style-name="P4">
<text:span text:style-name="T4">
 Read also: </text:span>
 <text:a xlink:type="simple" xlink:href="https://www.ukrinform.ua/rubric-ato/3720431-perehoplenna-sbu-pidtverdzue-so-kahovsku-ges-pidirvala-diversijna-grupa-rosian.html" text:style-name="Internet_20_link" text:visited-style-name="Visited_20_Internet_20_Link">
<text:span text:style-name="T4">
 interception </text:span>
 SBU confirms that the Kakhovsk Hese was undermined by a sabotage group of Russians</text:a>
In response, the Second Military Russian Federation said that if Cheshuin is in Russia, the town will be "swollen."</text:p>
      <text:p text:style-name="P4">
"When it comes here, it will be difficult," he says.</text:p>
      <text:p text:style-name="P4">
Answering the questions of the first Russian whether he passed the commission, the second replied that he was not.</text:p>
      <text:p text:style-name="P4">
They also discussed the issue of the Russian Federation in Kiev.</text:p>
      <text:p text:style-name="P4">
"Yes, they would be hit in Kiev with such a bomb that" the fungus rises in them there, " - said the first Russian military, to which the second told him:" Of course. "</text:p>
      <text:p text:style-name="P4">
GUR assured that for every military crime committed against Ukraine, the ricitive retribution.</text:p>
      <text:p text:style-name="P4">
As it was reported, the head of the GUR Kirill Budanov declared all the collaborators of Zagarbnik that no one will remain forgotten.</text:p>
      <text:p text:style-name="P4">
News Source: <text:a xlink:type="simple" xlink:href="https://www.ukrinform.ua/rubric-ato/3725526-vijskovosluzbovcam-rf-ne-daut-informacii-pro-vtrati-v-ukraini-perehoplenna.html" text:style-name="Internet_20_link" text:visited-style-name="Visited_20_Internet_20_Link">
https://www.ukrinform.ua/rubric-ato/3725526-vijskovosluzbovcam-rf-ne-daut-informacii-pro-vtrati-v-ukraini-perehoplenna.html</text:a>
</text:p>
      <!--NEWS-->
      <text:h text:style-name="P10" text:outline-level="1">
<text:span text:style-name="T4">
Lithuanian customs strengthens the rules of transportation of goods through the Russian Federation and Belarus</text:span>
</text:h>
      <text:p text:style-name="P4">
Authors: Ukrinform (Person)</text:p>
      <text:p text:style-name="P4">
Publisher: Укринформ (Organization)</text:p>
      <text:p text:style-name="P4">
Published Time: 2023-06-20T21:37:38+03:00</text:p>
      <text:p text:style-name="P4">
Modified Time: 2023-06-20T21:37:38+03:00</text:p>
      <text:p text:style-name="P4">
Description: Shipmen that carry some goods from Lithuania transit through the territory of the Russian Federation or RB, from July 3, will have to file a manufacturer's declaration. - Ukrinform.</text:p>
      <text:p text:style-name="P4">
Images: ['<text:a xlink:type="simple" xlink:href="https://static.ukrinform.com/photos/2023_06/thumb_files/630_360_1687286230-207.jpg" text:style-name="Internet_20_link" text:visited-style-name="Visited_20_Internet_20_Link">
630_360_16872...</text:a>
']</text:p>
      <text:p text:style-name="P4">
Tags: ['Білорусь', 'Литва', 'Митниця', 'Торгівля', 'Росія']</text:p>
      <text:p text:style-name="P4">
Type: Article</text:p>
      <!--METADATA-->
      <text:p text:style-name="P4">
<draw:frame draw:style-name="fr1" draw:name="Image212" text:anchor-type="as-char" svg:width="6.9236in" svg:height="3.956343in" draw:z-index="0">
<draw:image xlink:href="../Images/yкринформ/2023-06-20T21-37-38-03-00/630_360_1687286230-207.jpg" xlink:type="simple" xlink:show="embed" xlink:actuate="onLoad" draw:mime-type="image/jpeg"/>
</draw:frame>
Shipmen that carry some products from Lithuania transit through the territory of the Russian Federation or RB, from July 3, will have to file a manufacturer's declaration.</text:p>
      <text:p text:style-name="P4">
As Ukrinform reports, it reports <text:a xlink:type="simple" xlink:href="https://www.lrt.lt/ru/novosti/17/2017201/tamozhnia-litvy-vnov-uzhestochaet-pravila-provoza-tovarov-iz-litvy-cherez-rf-i-belarus#lg=2017201&amp;slide=496982" text:style-name="Internet_20_link" text:visited-style-name="Visited_20_Internet_20_Link">
LRT</text:a>
.</text:p>
      <text:p text:style-name="P4">
Перелік, затверджений Митним департаментом, включає декілька десятків товарівподвійного призначення, які можуть бути використані у військових цілях або длязбільшення потужностей російської промисловості.</text:p>
      <text:p text:style-name="P4">
У декларації виробник повинен буде підтвердити, що знає продавця та покупцясвого товару у третій країні, а також те, що вони перевозитимуться транзитомчерез Білорусь чи Росію, що вони не будуть перепродані чи перевалені у цихкраїнах, і хто їхній кінцевий споживач знаходиться у третій країні.</text:p>
      <text:p text:style-name="P4">
Декларації виробника будуть потрібні на литовській митниці з 3 липня придекларуванні товарів на експорт та реекспорт, а з 17 липня - і на митницях,які діють у пунктах прикордонного контролю.</text:p>
      <text:p text:style-name="P4">
З 5 червня Митний департамент застосовує суворіші перевірки для запобіганняможливому обходу санкцій та ввезення товарів до Росії — перевізники повинніподати документи, що підтверджують це. Проте статистика показує, щовідбувається паралельний імпорт деяких товарів до Росії та Білорусі.</text:p>
      <text:p text:style-name="P4">
<text:span text:style-name="T4">
Читайте також:</text:span>
 <text:a xlink:type="simple" xlink:href="https://www.ukrinform.ua/rubric-economy/3725392-es-vidstezuvatime-import-cerez-treti-kraini-pidsankcijnih-tovariv-do-rosii-specpredstavnik.html" text:style-name="Internet_20_link" text:visited-style-name="Visited_20_Internet_20_Link">
 ЄС відстежуватиме імпорт через треті країни підсанкційнихтоварів до Росії - <text:span text:style-name="T4">
спецпредставник</text:span>
 </text:a>
The Ministry of Economy and Innovation also proposes the government temporarily - for one year - to ban the transportation of dual -use goods through Lithuania from Lithuania, which can be used in the war against Ukraine. It is suggested to rest with 65 commodity codes, but this list may change.</text:p>
      <text:p text:style-name="P4">
According to the calculations of the Lithuanian Bank, last year since the beginning of the war, total export from <text:a xlink:type="simple" xlink:href="https://www.ukrinform.ua/tag-litva" text:style-name="Internet_20_link" text:visited-style-name="Visited_20_Internet_20_Link">
Lithuania</text:a>
to Russia decreased by 4%, but exports to other countries of the Independent State Commonwealth increased by 4.2%(CIS). Є припущення, що під реекспорт маскується ввезення до Росіїсанкційних товарів.</text:p>
      <text:p text:style-name="P4">
<text:span text:style-name="T5">
Фото: BNS</text:span>
</text:p>
      <text:p text:style-name="P4">
News Source: <text:a xlink:type="simple" xlink:href="https://www.ukrinform.ua/rubric-economy/3725527-mitnica-litvi-posilue-pravila-provezenna-tovariv-cerez-rf-ta-bilorus.html" text:style-name="Internet_20_link" text:visited-style-name="Visited_20_Internet_20_Link">
https://www.ukrinform.ua/rubric-economy/3725527-mitnica-litvi-posilue-pravila-provezenna-tovariv-cerez-rf-ta-bilorus.html</text:a>
</text:p>
      <!--NEWS-->
      <text:h text:style-name="P10" text:outline-level="1">
<text:span text:style-name="T4">
Rain in the capital: Kyivavtodor eliminates flooding</text:span>
</text:h>
      <text:p text:style-name="P4">
Authors: Ukrinform (Person)</text:p>
      <text:p text:style-name="P4">
Publisher: Укринформ (Organization)</text:p>
      <text:p text:style-name="P4">
Published Time: 2023-06-20T21:40:00+03:00</text:p>
      <text:p text:style-name="P4">
Modified Time: 2023-06-20T21:40:00+03:00</text:p>
      <text:p text:style-name="P4">
Description: Kyivavtodor hydraulic services work on the elimination of floods caused by the storm, which has covered the capital today. - Ukrinform.</text:p>
      <text:p text:style-name="P4">
Images: ['<text:a xlink:type="simple" xlink:href="https://static.ukrinform.com/photos/2023_06/thumb_files/630_360_1687286178-357.jpg" text:style-name="Internet_20_link" text:visited-style-name="Visited_20_Internet_20_Link">
630_360_16872...</text:a>
']</text:p>
      <text:p text:style-name="P4">
Tags: ['Дощ', 'КМДА', 'Київ', 'Київавтодор', 'Підтоплення']</text:p>
      <text:p text:style-name="P4">
Type: Article</text:p>
      <!--METADATA-->
      <text:p text:style-name="P4">
<draw:frame draw:style-name="fr1" draw:name="Image213" text:anchor-type="as-char" svg:width="6.9236in" svg:height="3.956343in" draw:z-index="0">
<draw:image xlink:href="../Images/yкринформ/2023-06-20T21-40-00-03-00/630_360_1687286178-357.jpg" xlink:type="simple" xlink:show="embed" xlink:actuate="onLoad" draw:mime-type="image/jpeg"/>
</draw:frame>
Kyivavtodor hydraulic services are conducted on the elimination of flooding, which is caused by the capital today.</text:p>
      <text:p text:style-name="P4">
As Ukrinform reports, about it in <text:a xlink:type="simple" xlink:href="http://t.me/KyivCityOfficial/7069" text:style-name="Internet_20_link" text:visited-style-name="Visited_20_Internet_20_Link">
telegram</text:a>
The KSCA press service reports.</text:p>
      <text:p text:style-name="P4">
“As a result of the rails, local floods occurred in several areas of the scene. The main reason for such flooding is the inability of the rainfall system to cope with instant large amounts of precipitation. The places of hydraulic services of Kyivavtodor, the special equipment of taspets equipment, ” - said in the message, - the message reads.</text:p>
      <text:p text:style-name="P4">
As noted, according to the Ukrhydromet Center, in the next hour, compliance will continue for the end of the day <text:a xlink:type="simple" xlink:href="https://www.ukrinform.ua/tag-dos" text:style-name="Internet_20_link" text:visited-style-name="Visited_20_Internet_20_Link">
rain</text:a>
.</text:p>
      <text:p text:style-name="P4">
<text:span text:style-name="T4">
 Read also: </text:span>
 [in Kiev through <text:span text:style-name="T4">
 drain </text:span>
 flooded several streets and district of the left -bank metro station]](https://www.ukrinform.ua/rubric-kyiv/3721083-u-kievi-cerez-zlivu-pidtopleni-kilka-vulic-ta-rajon-stancii-metro-livoberezna.html)The KSCA urged citizens in the event of flooding of the roadway or sidewalks to the dispatching Kievavtodor: 044 284 7419.</text:p>
      <text:p text:style-name="P4">
Today, Kiev covered a powerful downpour, a hail fell. Some streets are underwent, traffic jams were formed on the roads.</text:p>
      <text:p text:style-name="P4">
<text:span text:style-name="T5">
Foto: KSCA, Facebook</text:span>
</text:p>
      <text:p text:style-name="P4">
News Source: <text:a xlink:type="simple" xlink:href="https://www.ukrinform.ua/rubric-kyiv/3725529-zliva-u-stolici-kiivavtodor-likvidovue-pidtoplenna.html" text:style-name="Internet_20_link" text:visited-style-name="Visited_20_Internet_20_Link">
https://www.ukrinform.ua/rubric-kyiv/3725529-zliva-u-stolici-kiivavtodor-likvidovue-pidtoplenna.html</text:a>
</text:p>
      <!--NEWS-->
      <text:h text:style-name="P10" text:outline-level="1">
<text:span text:style-name="T4">
Kuleba met with Blinken - talked about the counter -offensive and the formula of peace</text:span>
</text:h>
      <text:p text:style-name="P4">
Authors: Ukrinform (Person)</text:p>
      <text:p text:style-name="P4">
Publisher: Укринформ (Organization)</text:p>
      <text:p text:style-name="P4">
Published Time: 2023-06-20T21:51:00+03:00</text:p>
      <text:p text:style-name="P4">
Modified Time: 2023-06-20T21:51:00+03:00</text:p>
      <text:p text:style-name="P4">
Description: Foreign Minister Dmytro Kuleba, at a meeting with US Secretary of State, Anthony Blinken in London, discussed the strengthening of Ukraine's counter -offensive capabilities. - Ukrinform.</text:p>
      <text:p text:style-name="P4">
Images: ['<text:a xlink:type="simple" xlink:href="https://static.ukrinform.com/photos/2023_06/thumb_files/630_360_1687287453-969.jpg" text:style-name="Internet_20_link" text:visited-style-name="Visited_20_Internet_20_Link">
630_360_16872...</text:a>
']</text:p>
      <text:p text:style-name="P4">
Tags: ['Дмитро Кулеба', 'Блінкен', 'Контрнаступ', 'Формула миру']</text:p>
      <text:p text:style-name="P4">
Type: Article</text:p>
      <!--METADATA-->
      <text:p text:style-name="P4">
<draw:frame draw:style-name="fr1" draw:name="Image214" text:anchor-type="as-char" svg:width="6.9236in" svg:height="3.956343in" draw:z-index="0">
<draw:image xlink:href="../Images/yкринформ/2023-06-20T21-51-00-03-00/630_360_1687287453-969.jpg" xlink:type="simple" xlink:show="embed" xlink:actuate="onLoad" draw:mime-type="image/jpeg"/>
</draw:frame>
At a meeting with US Secretary of State, Anthony Blinken in Londononic, the head of the US Secretary of State, Anthony Blinken in Londonnoni.</text:p>
      <text:p text:style-name="P4">
According to Ukrinform, Kuleba reported in <text:a xlink:type="simple" xlink:href="http://twitter.com/DmytroKuleba/status/1671221303041196044" text:style-name="Internet_20_link" text:visited-style-name="Visited_20_Internet_20_Link">
Twitter</text:a>
.</text:p>
      <text:p text:style-name="P4">
"In London, I met Anthony Blinken and thanked the US for her support," the minister wrote.</text:p>
      <text:p text:style-name="Quotations">

<text:p text:style-name="P4">
In London, I Met with <text:a xlink:type="simple" xlink:href="https://twitter.com/SecBlinken" text:style-name="Internet_20_link" text:visited-style-name="Visited_20_Internet_20_Link">
@secblinken&gt;
</text:a>
and thanked US for its&gt;
 support. We discussed next steps to bolster Ukraine's counter-offensive&gt;
 capabilities, preparing the Vilnius summit deliverables on Ukraine's NATO&gt;
 membership perspective, and growing the global support for the Peace&gt;
 Formula. <text:a xlink:type="simple" xlink:href="https://t.co/4B0gj3ygsk" text:style-name="Internet_20_link" text:visited-style-name="Visited_20_Internet_20_Link">
 pic.twitter.com/4B0gj3ygsk </text:a>
&gt;
&gt;
 - Dmytro Kuleba(Dmitrykuleba)<text:a xlink:type="simple" xlink:href="https://twitter.com/DmytroKuleba/status/1671221303041196044" text:style-name="Internet_20_link" text:visited-style-name="Visited_20_Internet_20_Link">
 June 20, 2023&gt;
 </text:a>
The Foreign Minister said that during the meeting the following steps were discussed for Ukraine's counter -offensive capabilities, preparation for the practical results of the Vilnius summit on the prospect of our country's membership in <text:a xlink:type="simple" xlink:href="https://www.ukrinform.ua/tag-nato" text:style-name="Internet_20_link" text:visited-style-name="Visited_20_Internet_20_Link">
NATO</text:a>
But the growth of global support has formed peace.</text:p>

</text:p>
      <text:p text:style-name="P4">
It was reported that on June 21 in London there will be an International Conference of Customs of Ukraine, which will determine the priority, medium -term and perspective tasks for post -war reconstruction and modernization of the country.</text:p>
      <text:p text:style-name="P4">
News Source: <text:a xlink:type="simple" xlink:href="https://www.ukrinform.ua/rubric-polytics/3725532-kuleba-zustrivsa-z-blinkenom-u-londoni-govorili-pro-kontrnastup-i-formulu-miru.html" text:style-name="Internet_20_link" text:visited-style-name="Visited_20_Internet_20_Link">
https://www.ukrinform.ua/rubric-polytics/3725532-kuleba-zustrivsa-z-blinkenom-u-londoni-govorili-pro-kontrnastup-i-formulu-miru.html</text:a>
</text:p>
      <!--NEWS-->
      <text:h text:style-name="P10" text:outline-level="1">
<text:span text:style-name="T4">
Shmigal: We start work in London to participate in the Conference on Recovery of Ukraine</text:span>
</text:h>
      <text:p text:style-name="P4">
Authors: Ukrinform (Person)</text:p>
      <text:p text:style-name="P4">
Publisher: Укринформ (Organization)</text:p>
      <text:p text:style-name="P4">
Published Time: 2023-06-20T21:53:00+03:00</text:p>
      <text:p text:style-name="P4">
Modified Time: 2023-06-20T21:53:00+03:00</text:p>
      <text:p text:style-name="P4">
Description: Representatives of the Ukrainian authorities begin work in London to participate in the Conference on the Restoration of Ukraine. - Ukrinform.</text:p>
      <text:p text:style-name="P4">
Images: ['<text:a xlink:type="simple" xlink:href="https://static.ukrinform.com/photos/2023_05/thumb_files/630_360_1684314967-865.jpeg" text:style-name="Internet_20_link" text:visited-style-name="Visited_20_Internet_20_Link">
630_360_16843...</text:a>
']</text:p>
      <text:p text:style-name="P4">
Tags: ['Лондон', 'Шмигаль', 'Конференція']</text:p>
      <text:p text:style-name="P4">
Type: Article</text:p>
      <!--METADATA-->
      <text:p text:style-name="P4">
<draw:frame draw:style-name="fr1" draw:name="Image215" text:anchor-type="as-char" svg:width="6.9236in" svg:height="3.956343in" draw:z-index="0">
<draw:image xlink:href="../Images/yкринформ/2023-06-20T21-53-00-03-00/630_360_1684314967-865.jpeg" xlink:type="simple" xlink:show="embed" xlink:actuate="onLoad" draw:mime-type="image/jpeg"/>
</draw:frame>
Representatives of the Ukrainian authorities begin work in London to participate in the reconstruction of Ukraine.</text:p>
      <text:p text:style-name="P4">
About it in <text:a xlink:type="simple" xlink:href="https://t.me/Denys_Smyhal/5432" text:style-name="Internet_20_link" text:visited-style-name="Visited_20_Internet_20_Link">
telegram</text:a>
Denis Shmigal wrote to Prime Minister of Ukraine, Ukrinform reports.</text:p>
      <text:p text:style-name="P4">
"Within the framework of the event we will present and discuss with international partners the basic reconstruction: rapid restoration, attraction of private investments in vibrant areas, intensification of interregional partnership," - stressed.</text:p>
      <text:p text:style-name="P4">
<text:span text:style-name="T4">
 Read also: </text:span>
 <text:a xlink:type="simple" xlink:href="https://www.ukrinform.ua/rubric-vidbudova/3725076-proekt-vidbudovi-ukraini-e-odnim-z-najbils-ambitnih-i-dorogih-z-casiv-drugoi-svitovoi-simmons.html" text:style-name="Internet_20_link" text:visited-style-name="Visited_20_Internet_20_Link">
Ukraine's project of Ukraine is one of the most ambitious Idoro's since World War II - Simmons</text:a>
Schmigal informed that the Ukrainian authorities, following the conference in Londonono, to sign a number of important agreements, memoranda, declarations that will promote the reconstruction and development of Ukraine.</text:p>
      <text:p text:style-name="P4">
As it was reported, on June 19, Shmigal spoke about key aspects at which the zinc at the London Conference on the Restoration of Ukraine.</text:p>
      <text:p text:style-name="P4">
Photo: Denis Shmigal, Telegrams</text:p>
      <text:p text:style-name="P4">
News Source: <text:a xlink:type="simple" xlink:href="https://www.ukrinform.ua/rubric-vidbudova/3725531-smigal-rozpocinaemo-robotu-v-londoni-dla-ucasti-v-konferencii-z-pitan-vidnovlenna-ukraini.html" text:style-name="Internet_20_link" text:visited-style-name="Visited_20_Internet_20_Link">
https://www.ukrinform.ua/rubric-vidbudova/3725531-smigal-rozpocinaemo-robotu-v-londoni-dla-ucasti-v-konferencii-z-pitan-vidnovlenna-ukraini.html</text:a>
</text:p>
      <!--NEWS-->
      <text:h text:style-name="P10" text:outline-level="1">
<text:span text:style-name="T4">
Yuri Maximov became the head coach of Zvyagel</text:span>
</text:h>
      <text:p text:style-name="P4">
Authors: Ukrinform (Person)</text:p>
      <text:p text:style-name="P4">
Publisher: Укринформ (Organization)</text:p>
      <text:p text:style-name="P4">
Published Time: 2023-06-20T21:59:12+03:00</text:p>
      <text:p text:style-name="P4">
Modified Time: 2023-06-20T21:59:12+03:00</text:p>
      <text:p text:style-name="P4">
Description: Yuri Maximov became the new head coach of Zvyagel. - Ukrinform.</text:p>
      <text:p text:style-name="P4">
Images: ['<text:a xlink:type="simple" xlink:href="https://static.ukrinform.com/photos/2023_06/thumb_files/630_360_1687287474-256.jpg" text:style-name="Internet_20_link" text:visited-style-name="Visited_20_Internet_20_Link">
630_360_16872...</text:a>
']</text:p>
      <text:p text:style-name="P4">
Tags: ['Футбол']</text:p>
      <text:p text:style-name="P4">
Type: Article</text:p>
      <!--METADATA-->
      <text:p text:style-name="P4">
<draw:frame draw:style-name="fr1" draw:name="Image216" text:anchor-type="as-char" svg:width="6.9236in" svg:height="3.956343in" draw:z-index="0">
<draw:image xlink:href="../Images/yкринформ/2023-06-20T21-59-12-03-00/630_360_1687287474-256.jpg" xlink:type="simple" xlink:show="embed" xlink:actuate="onLoad" draw:mime-type="image/jpeg"/>
</draw:frame>
Yuri Maximov became the new head coach of Zvyagel.</text:p>
      <text:p text:style-name="P4">
This was reported <text:a xlink:type="simple" xlink:href="https://www.facebook.com/pfczvyagel/posts/715945863872531" text:style-name="Internet_20_link" text:visited-style-name="Visited_20_Internet_20_Link">
press service</text:a>
Ufeysbook teams, Ukrinform reports.</text:p>
      <text:p text:style-name="P4">
“Yuri Maximov is a legend of Ukrainian football. As a player, he scored for Dynamo Barcelona in the Champions League. He broke the German Bundesliga. As a trainer won the Azerbaijan, the Poltava Vorskla was brought to the final of the Cup of Ukraine and the Vevrocubka. Each team under the leadership of Maximov became stronger. The taperator, which would be glad to see in everyone, emphasize - in everyone - the team of Ukrainian premiere. It is an honor for us that Maximov is now the chief trainer of Zvyagel, - said the club president Dmitry Kostyuk.</text:p>
      <text:p text:style-name="P4">
<text:span text:style-name="T4">
 Read also: </text:span>
 <text:a xlink:type="simple" xlink:href="https://www.ukrinform.ua/rubric-sports/3725449-upl-rusin-najkrasij-gravec-travnacervna-ponomarov-najkrasij-trener.html" text:style-name="Internet_20_link" text:visited-style-name="Visited_20_Internet_20_Link">
UPL: Rusyn is the best player in May-June, Ponomarev- Best Coach</text:a>
As it was reported, the last coaching place of work Yuri Maximov was Vorskla. In the 2019/2020 season, he brought Poltava to the finals of the Cup of Ukraine. Also in the premiere-League Maximov trained Kiev "Obolon", Kryvyi Rih "Kryvbas", Donetsk "Metallurg".</text:p>
      <text:p text:style-name="P4">
Zvyagel acts in the second league. Last season, the team took 5th place.</text:p>
      <text:p text:style-name="P4">
Maximov has been holding the position of Polesie's sports director since late April. He has not worked as a chief trainer since May 2022, when he left Vorskla.</text:p>
      <text:p text:style-name="P4">
Photo: facebook.com/pfczvyagel/</text:p>
      <text:p text:style-name="P4">
News Source: <text:a xlink:type="simple" xlink:href="https://www.ukrinform.ua/rubric-sports/3725533-urij-maksimov-stav-golovnim-trenerom-zvagela.html" text:style-name="Internet_20_link" text:visited-style-name="Visited_20_Internet_20_Link">
https://www.ukrinform.ua/rubric-sports/3725533-urij-maksimov-stav-golovnim-trenerom-zvagela.html</text:a>
</text:p>
      <!--NEWS-->
      <text:h text:style-name="P10" text:outline-level="1">
<text:span text:style-name="T4">
Requirement of the United Kingdom: Billions of Abramovich to help Ukraine</text:span>
</text:h>
      <text:p text:style-name="P4">
Author: ['АРМІЯINFORM']</text:p>
      <text:p text:style-name="P4">
Time: 2023-06-20T22:00:00-04:00</text:p>
      <text:p text:style-name="P4">
Description: Bank of China Z 13 Chervnya, mocking for the Kliyntiv Banking Banks in the South African Servic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7/krah_rf.jpeg" text:style-name="Internet_20_link" text:visited-style-name="Visited_20_Internet_20_Link">
krah_rf.jpeg</text:a>
']</text:p>
      <text:p text:style-name="P4">
Tags: []</text:p>
      <text:p text:style-name="P4">
Category: News</text:p>
      <!--METADATA-->
      <text:p text:style-name="P4">
<draw:frame draw:style-name="fr1" draw:name="Image217" text:anchor-type="as-char" svg:width="6.9236in" svg:height="3.63489in" draw:z-index="0">
<draw:image xlink:href="../Images/AРМІЯINFORM/2023-06-20T22-00-00-04-00/krah_rf.jpeg" xlink:type="simple" xlink:show="embed" xlink:actuate="onLoad" draw:mime-type="image/jpeg"/>
</draw:frame>
Bank of China has been restricted to the clients of Russian banks by Vuyani's clients to EU banks, USA, Switzerland and the United Kingdom since June 13.</text:p>
      <text:p text:style-name="P4">
The United Kingdom demands that the Russian billionaire Abramovich provide £ 2.3mlrd from the sale of Chelsea football club to help Ukraine.</text:p>
      <text:p text:style-name="P4">
Following the ban on the transit of Russian goods through the territory of the Lithuanian Litvikallingrad region, it loses 900-980 million rubles on a monthly basis: since 2022, Russia has lost its possibility to use the land transit of the Through the Republic of Philitov and should deliver the goods by the Baltic Sea on the vessels.</text:p>
      <text:p text:style-name="P4">
Moscow Sobiangin may have rejected the accusation that the capital of the Russian Federation was absorbing the finances of other regions of Russia, while stating that Moscow should be borrowed in 2025-2027, as it is "a phase of super high costs".</text:p>
      <text:p text:style-name="P4">
The head of the Central Bank Nabiullin stated that Russia is "there is a risk of returning the supplement economy."</text:p>
      <text:p text:style-name="P4">
<text:span text:style-name="T4">
 Jrel: </text:span>
 <text:a xlink:type="simple" xlink:href="https://www.facebook.com/SZRUkraine" text:style-name="Internet_20_link" text:visited-style-name="Visited_20_Internet_20_Link">
external intelligence service</text:a>
</text:p>
      <text:p text:style-name="P4">
News Source: <text:a xlink:type="simple" xlink:href="https://armyinform.com.ua/2023/06/20/vymoga-spoluchenogo-korolivstva-milyardy-abramovycha-skeruvaty-na-dopomogu-ukrayini/" text:style-name="Internet_20_link" text:visited-style-name="Visited_20_Internet_20_Link">
https://armyinform.com.ua/2023/06/20/vymoga-spoluchenogo-korolivstva-milyardy-abramovycha-skeruvaty-na-dopomogu-ukrayini/</text:a>
</text:p>
      <!--NEWS-->
      <text:h text:style-name="P10" text:outline-level="1">
<text:span text:style-name="T4">
A new water supply will be built to provide water to the residents of Nikopol region</text:span>
</text:h>
      <text:p text:style-name="P4">
Authors: Ukrinform (Person)</text:p>
      <text:p text:style-name="P4">
Publisher: Укринформ (Organization)</text:p>
      <text:p text:style-name="P4">
Published Time: 2023-06-20T22:06:12+03:00</text:p>
      <text:p text:style-name="P4">
Modified Time: 2023-06-20T22:06:12+03:00</text:p>
      <text:p text:style-name="P4">
Description: To solve problems with water supply, they plan to build a water supply from the city of Zaporozhye to the cities of manganese, Nikopol and Pokrov. - Ukrinform.</text:p>
      <text:p text:style-name="P4">
Images: ['<text:a xlink:type="simple" xlink:href="https://static.ukrinform.com/photos/2023_06/thumb_files/630_360_1686846699-5641.jpeg" text:style-name="Internet_20_link" text:visited-style-name="Visited_20_Internet_20_Link">
630_360_16868...</text:a>
']</text:p>
      <text:p text:style-name="P4">
Tags: ['Дніпропетровщина', 'Нікополь', 'Вода']</text:p>
      <text:p text:style-name="P4">
Type: Article</text:p>
      <!--METADATA-->
      <text:p text:style-name="P4">
<draw:frame draw:style-name="fr1" draw:name="Image218" text:anchor-type="as-char" svg:width="6.9236in" svg:height="3.956343in" draw:z-index="0">
<draw:image xlink:href="../Images/yкринформ/2023-06-20T22-06-12-03-00/630_360_1686846699-5641.jpeg" xlink:type="simple" xlink:show="embed" xlink:actuate="onLoad" draw:mime-type="image/jpeg"/>
</draw:frame>
To decompose problems with water supply, they plan to build a water supply from the city to the cities of manganese, Nikopol and Pokrov.</text:p>
      <text:p text:style-name="P4">
About it in <text:a xlink:type="simple" xlink:href="https://t.me/Yevtushenko_E/4242" text:style-name="Internet_20_link" text:visited-style-name="Visited_20_Internet_20_Link">
telegram</text:a>
Informs the Chief Nonikopol Rva Yevhen Yevtushenko, Ukrinform reports.</text:p>
      <text:p text:style-name="P4">
"Work on the implementation of two programs, which are water supply, is already underway in the territory .The pre -resident of Ukraine has been tasked with construction to the maximum time, "he wrote.</text:p>
      <text:p text:style-name="P4">
<text:span text:style-name="T4">
 Read also: </text:span>
 [the enemy fired again <text:span text:style-name="T4">
 Nikopol </text:span>
 bsky district, wounded civil(https://www.ukrinform.ua/rubric-ato/3725505-vorog-znovu-obstrilav-nikopolskij-rajon-poranenij-civilnij.html)At the local level, there is another program that involves the modernization of infrastructure to provide drinking water with residents of the district. According to the Cabinet of Ministers of Ukraine, UAH 159.7 million has been allocated for its implementation from the state budgeting of local. The purpose of the program is to restore centralized water supply in the territory of Nikopol district. The term of its performance depends on the safety situation. The project is implemented by local governments.</text:p>
      <text:p text:style-name="P4">
Yevtushenko added that by the time of restoration of the centralized water supply thegrad will be provided with a brought technical and drinking(bottling)with water. Together with representatives of local self -government bodies, the enforcement branch involves all available resources in such provision, the number of water issuance points.</text:p>
      <text:p text:style-name="P4">
Regarding the drilling of wells, experts have analyzed the situation on the territory of the district. The conclusion was obtained: the surface occurrence of granites and water with high mineralization and impurities of heavy metals, including manganese.</text:p>
      <text:p text:style-name="P4">
<text:span text:style-name="T4">
 Read also: </text:span>
 [undermining the Kakhovka hydroelectric power station: 35 settlements remain in Dnipropetrovsk.(https://www.ukrinform.ua/rubric-regions/3725247-pidriv-kahovskoi-ges-na-dnipropetrovsini-bez-vodopostacanna-zalisautsa-35-naselenih-punktiv.html)In addition, there are additional risks to reduce the waste of wells, which is associated with leaning of water levels in the reservoir.</text:p>
      <text:p text:style-name="P4">
News Source: <text:a xlink:type="simple" xlink:href="https://www.ukrinform.ua/rubric-regions/3725535-dla-zabezpecenna-vodou-meskanciv-nikopolsini-pobuduut-novij-vodogin.html" text:style-name="Internet_20_link" text:visited-style-name="Visited_20_Internet_20_Link">
https://www.ukrinform.ua/rubric-regions/3725535-dla-zabezpecenna-vodou-meskanciv-nikopolsini-pobuduut-novij-vodogin.html</text:a>
</text:p>
      <!--NEWS-->
      <text:h text:style-name="P10" text:outline-level="1">
<text:span text:style-name="T4">
President: Strengthened, rebuilt Ukraine is a protection against any forms of Russian terror</text:span>
</text:h>
      <text:p text:style-name="P4">
Authors: Ukrinform (Person)</text:p>
      <text:p text:style-name="P4">
Publisher: Укринформ (Organization)</text:p>
      <text:p text:style-name="P4">
Published Time: 2023-06-20T22:11:00+03:00</text:p>
      <text:p text:style-name="P4">
Modified Time: 2023-06-20T22:11:00+03:00</text:p>
      <text:p text:style-name="P4">
Description: The rebuilt, transformed and strengthened Ukraine is a carrier and a security guarantor, it is a security against any forms of Russian terror and protection against repetitions of Russian aggression.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Зеленський', 'Війна з Росією', 'Відбудова']</text:p>
      <text:p text:style-name="P4">
Type: Article</text:p>
      <!--METADATA-->
      <text:p text:style-name="P4">
<draw:frame draw:style-name="fr1" draw:name="Image219" text:anchor-type="as-char" svg:width="6.9236in" svg:height="3.956343in" draw:z-index="0">
<draw:image xlink:href="../Images/yкринформ/2023-06-20T22-11-00-03-00/630_360_1668631319-314.jpg" xlink:type="simple" xlink:show="embed" xlink:actuate="onLoad" draw:mime-type="image/jpeg"/>
</draw:frame>
The rebuilt, transformed and strengthened Ukraine is a carrier and a guarantor of safety, ossification from any forms of Russian terror and protection against recurrent Russian aggression.</text:p>
      <text:p text:style-name="P4">
Volodymyr Zelenskyy said this in <text:a xlink:type="simple" xlink:href="https://www.youtube.com/watch" text:style-name="Internet_20_link" text:visited-style-name="Visited_20_Internet_20_Link">
video message</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I wish health, dear Ukrainians!</text:span>
</text:p>
      <text:p text:style-name="P4">
A brief report for this day.</text:p>
      <text:p text:style-name="P4">
First of all, I thank our air forces and all defenders of the sky from other defense for every confused Russian rocket and for every shotgun. Just last night - more than 30 shotguns. These are hundreds of saved lives, this infrastructure. Thank you, warriors!</text:p>
      <text:p text:style-name="P4">
Second. Today in Kherson as a result of the shelling of the invaders victims ... They were engaged in the elimination of the consequences of the Russian terrorist attack by the Nakakhovsky hydroelectric power station and were fired by Russian artillery. Eight DSSNS employees were injured, one, unfortunately, died ... My condolences to their relatives and relatives!</text:p>
      <text:p text:style-name="P4">
Every such Russian blow, every Russian terrorist attack is an argument every time, and there will be no chance of staying on the Ukrainian land. There are no killers and terrorists here and will never be.</text:p>
      <text:p text:style-name="P4">
Now our warriors in the south, in the east are very actively destroying the enemy, physical purification of Ukraine. This will continue.</text:p>
      <text:p text:style-name="P4">
Terror protection is the destruction of terrorists. And this is a guarantee that the state-gun will never be able to bring evil to Ukraine. Actually about the cetretic point for today. The first meetings in London have already begun within a conference on the reconstruction of Ukraine, which we prepared with British dogs. Discussions in Switzerland and Germany, France and Italy have already taken place. There is a work of different levels for our restoration. And we direct this work that our reconstruction, our restoration becomes not only the construction of construction, but a global project of protection.</text:p>
      <text:p text:style-name="P4">
Ukraine, transformed Ukraine, reinforced Ukraine is a security and security guarantor, it is a protection against any forms of Russian terror protection against any repetitions of Russian aggression.</text:p>
      <text:p text:style-name="P4">
Tomorrow at the London Conference I will present some of the aspects of our philosophy of Ukraine. The full meaning will be represented later this month. And in Ukraine.I thank everyone who is fighting and working for Ukraine!I thank each of our warrior, who is now in battle, in combat posts and combat missions!Zaporizhzhia, Donetsk - you are good guys!</text:p>
      <text:p text:style-name="P4">
Thank you all who train our warriors and who helps us with weapons!Every unit, every projectile uses Ukraine as efficiently as possible and always - for the protection of life.</text:p>
      <text:p text:style-name="P4">
<text:span text:style-name="T4">
Glory to Ukraine!</text:span>
</text:p>
      <text:p text:style-name="P4">
<text:span text:style-name="T5">
Foto: op</text:span>
</text:p>
      <text:p text:style-name="P4">
News Source: <text:a xlink:type="simple" xlink:href="https://www.ukrinform.ua/rubric-vidbudova/3725538-prezident-vidbudovana-zmicnena-ukraina-ce-zahisenist-vid-budakih-form-rosijskogo-teroru.html" text:style-name="Internet_20_link" text:visited-style-name="Visited_20_Internet_20_Link">
https://www.ukrinform.ua/rubric-vidbudova/3725538-prezident-vidbudovana-zmicnena-ukraina-ce-zahisenist-vid-budakih-form-rosijskogo-teroru.html</text:a>
</text:p>
      <!--NEWS-->
      <text:h text:style-name="P10" text:outline-level="1">
<text:span text:style-name="T4">
The Austrian Strabag Contempoe Concern has deprived the derip -stake</text:span>
</text:h>
      <text:p text:style-name="P4">
Authors: Ukrinform (Person)</text:p>
      <text:p text:style-name="P4">
Publisher: Укринформ (Organization)</text:p>
      <text:p text:style-name="P4">
Published Time: 2023-06-20T22:16:00+03:00</text:p>
      <text:p text:style-name="P4">
Modified Time: 2023-06-20T22:16:00+03:00</text:p>
      <text:p text:style-name="P4">
Description: The shareholders of the largest Austrian construction company Strabag Group during the general meeting decided to reduce the fate of the Russian oligarch Oleg Deripaska MKAO Rasperia in the concern to a level below 25%. - Ukrinform.</text:p>
      <text:p text:style-name="P4">
Images: ['<text:a xlink:type="simple" xlink:href="https://static.ukrinform.com/photos/2017_05/thumb_files/630_360_1495875020-5193.jpg" text:style-name="Internet_20_link" text:visited-style-name="Visited_20_Internet_20_Link">
630_360_14958...</text:a>
']</text:p>
      <text:p text:style-name="P4">
Tags: ['Австрія', 'Дерипаска', 'Санкції']</text:p>
      <text:p text:style-name="P4">
Type: Article</text:p>
      <!--METADATA-->
      <text:p text:style-name="P4">
<draw:frame draw:style-name="fr1" draw:name="Image220" text:anchor-type="as-char" svg:width="6.9236in" svg:height="3.956343in" draw:z-index="0">
<draw:image xlink:href="../Images/yкринформ/2023-06-20T22-16-00-03-00/630_360_1495875020-5193.jpg" xlink:type="simple" xlink:show="embed" xlink:actuate="onLoad" draw:mime-type="image/jpeg"/>
</draw:frame>
The shareholder Austrian construction company Strabag Group made a decision to reduce the fate of the Russian oligarchmoleg -controlled Deripasca Mkao Rasperia in a concern to a level below 25%during the general buildings.</text:p>
      <text:p text:style-name="P4">
About it reports Ukrinform with reference to <text:a xlink:type="simple" xlink:href="https://apa.at/" text:style-name="Internet_20_link" text:visited-style-name="Visited_20_Internet_20_Link">
ARA</text:a>
.</text:p>
      <text:p text:style-name="P4">
"As expected, the annual General Meeting of the Viennese Strabag Construction Group took a step to reduce the proportion of the main Russian activist Oleg Deripaska below the blocking stake in 25%. The corresponding proposal was approved unanimously. The dissolution of the executive tank councils, " - the message reads.</text:p>
      <text:p text:style-name="P4">
<text:span text:style-name="T4">
 Read also: </text:span>
 <text:a xlink:type="simple" xlink:href="https://www.ukrinform.ua/rubric-economy/3708284-u-kievi-prezentuvali-reestr-rosijskih-oligarhiv-aki-maut-vlasnist-v-ukraini.html" text:style-name="Internet_20_link" text:visited-style-name="Visited_20_Internet_20_Link">
in Kiev presented a register of Russian oligarchs that have property in Ukraine</text:a>
It is noted that the Russian oligarch because of its company MKAO Rasperia had 27.8% of Strabag's shares. After a full -scale invasion of the Russian Federation into Ukraine and these sanctions in Strabag declared their intention to reduce the parties to the level below 25 percent. Rasperia was excluded from the intervals of the annual general meeting and deprived of the right of vote to them.</text:p>
      <text:p text:style-name="P4">
The CEO of Strabag Group Clemens Gazelsteiner emphasized that Rasperia's share is also concerned with the company's international reputation. In words, the construction concern is under close supervision, in particular, the daily market of Poland.</text:p>
      <text:p text:style-name="P4">
It is also reported that the main shareholder - Deripaska this year, as in 20122, will be refused to pay dividends. The money was a separate account that year. In addition, the Rasperia representative was resigned in the supervisory board. The Russian main shareholder challenges the trial in court.</text:p>
      <text:p text:style-name="P4">
<text:span text:style-name="T4">
 Read also: </text:span>
 <text:a xlink:type="simple" xlink:href="https://www.ukrinform.ua/rubric-economy/3702208-nazk-pidgotuvalo-spiski-z-24-tisac-povazanih-z-rf-pretendentiv-na-sankcii.html" text:style-name="Internet_20_link" text:visited-style-name="Visited_20_Internet_20_Link">
NAPC prepared lists of 24 thousand related "applicants" for sanctions</text:a>
According to the report, in 2022, Strabag earned significantly less than the year - 472.5 million euros, which was 19% less than 2021. At the same time, it was the second largest indicator since the establishment of the Strabag. Almost 74,000 people in the world of Austria operate in the largest construction group of Austria.</text:p>
      <text:p text:style-name="P4">
News Source: <text:a xlink:type="simple" xlink:href="https://www.ukrinform.ua/rubric-world/3725537-avstrijskij-budivelnij-koncern-strabag-pozbaviv-deripasku-blokuucogo-paketu-akcij.html" text:style-name="Internet_20_link" text:visited-style-name="Visited_20_Internet_20_Link">
https://www.ukrinform.ua/rubric-world/3725537-avstrijskij-budivelnij-koncern-strabag-pozbaviv-deripasku-blokuucogo-paketu-akcij.html</text:a>
</text:p>
      <!--NEWS-->
      <text:h text:style-name="P10" text:outline-level="1">
<text:span text:style-name="T4">
Ukraine and the UN will create a community recovery fund - Kubrakov</text:span>
</text:h>
      <text:p text:style-name="P4">
Authors: Ukrinform (Person)</text:p>
      <text:p text:style-name="P4">
Publisher: Укринформ (Organization)</text:p>
      <text:p text:style-name="P4">
Published Time: 2023-06-20T22:22:39+03:00</text:p>
      <text:p text:style-name="P4">
Modified Time: 2023-06-20T22:22:39+03:00</text:p>
      <text:p text:style-name="P4">
Description: On the eve of Ukraine Recovery Conference, Vice-Minister for Recovery of Ukraine-Minister of Community and Infrastructure Development Oleksandr Kubrakov and UN system coordinator in Ukraine Deniz Brown discussed the implementation of a joint approach to Ukraine's restoration. - Ukrinform.</text:p>
      <text:p text:style-name="P4">
Images: ['<text:a xlink:type="simple" xlink:href="https://static.ukrinform.com/photos/2022_09/thumb_files/630_360_1662630719-817.jpg" text:style-name="Internet_20_link" text:visited-style-name="Visited_20_Internet_20_Link">
630_360_16626...</text:a>
']</text:p>
      <text:p text:style-name="P4">
Tags: ['ООН', 'Україна', 'Олександр Кубраков']</text:p>
      <text:p text:style-name="P4">
Type: Article</text:p>
      <!--METADATA-->
      <text:p text:style-name="P4">
<draw:frame draw:style-name="fr1" draw:name="Image221" text:anchor-type="as-char" svg:width="6.9236in" svg:height="3.956343in" draw:z-index="0">
<draw:image xlink:href="../Images/yкринформ/2023-06-20T22-22-39-03-00/630_360_1662630719-817.jpg" xlink:type="simple" xlink:show="embed" xlink:actuate="onLoad" draw:mime-type="image/jpeg"/>
</draw:frame>
On the eve of Ukraine Recovery Conference, Vice-Minister for Reconnection of Ukraine-Minister of Community, Territories and Infrastructure Alexanderkubrakov and UN system coordinator in Ukraine Deniz Brown discussed a joint approach to Ukraine's reconstruction.</text:p>
      <text:p text:style-name="P4">
Informs this <text:a xlink:type="simple" xlink:href="https://www.kmu.gov.ua/news/oleksandr-kubrakov-ukraina-ta-oon-stvoriat-fond-vidnovlennia-hromad" text:style-name="Internet_20_link" text:visited-style-name="Visited_20_Internet_20_Link">
Government portal</text:a>
, reports Ukrinform.</text:p>
      <text:p text:style-name="P4">
“It envisages the creation of a community recovery fund, which is a key step in the afternoon to long -term reconstruction and resistance of communities. Its priorities will be the renewal of housing, critical, social infrastructure, as well as humanitarian design and support of local business, ”Viceremer said.</text:p>
      <text:p text:style-name="P4">
<text:span text:style-name="T4">
 Read also: </text:span>
 <text:a xlink:type="simple" xlink:href="https://www.ukrinform.ua/rubric-economy/3724964-kubrakov-pro-zupinku-zernovogo-koridoru-rosiani-vidkrito-sabotuut-inspekcii-suden.html" text:style-name="Internet_20_link" text:visited-style-name="Visited_20_Internet_20_Link">
<text:span text:style-name="T4">
 Kubrakov </text:span>
 - About the stop of the "grain corridor": the Russians are sabotaged by ship inspections</text:a>
It is noted that the Foundation's needs are planned to mobilize 300 million dollars over the next 5 years, and the initial starting financing will set $ 50 million.</text:p>
      <text:p text:style-name="P4">
Kubrakov said that successful recovery is impossible without continuing reform decentralization.</text:p>
      <text:p text:style-name="P4">
“We understand that today many communities do not have the ability to cope with the challenges. Our task is to provide all necessary institutional, financial and consulting support to strengthen communities. For this, we are already creating a regional structure of support teams that will help communities cope with the challenges of reconstruction, ”he said.</text:p>
      <text:p text:style-name="P4">
<text:span text:style-name="T4">
 Read also: </text:span>
 [<text:span text:style-name="T4">
 Kubrakov </text:span>
 urges communities(https://www.ukrinform.ua/rubric-regions/3722719-kubrakov-zaklikae-gromadi-fiksuvati-zbitki-vid-pidrivu-kahovskoi-ges-dla-otrimanna-reparacij.html)According to Brown, the UN and the Government of Ukraine already show the success of a social -centered approach on the example of the restoration of Kharkiv and deookupovin Izum in Kharkiv, where central and local authorities, the UN, the United Nations, jointly restoring damaged infrastructure.</text:p>
      <text:p text:style-name="P4">
It is noted that the UN helps the communities to mine, to disassemble the consequences of destruction, to restore housing, schools, medical institutions.As it was reported, the Office of the High Commissioner of the United Nations helped to restore 12,000 homes in different regions of Ukraine, and provided kits for restoring housing for almost 150 thousand people.</text:p>
      <text:p text:style-name="P4">
News Source: <text:a xlink:type="simple" xlink:href="https://www.ukrinform.ua/rubric-vidbudova/3725539-ukraina-ta-oon-stvorat-fond-vidnovlenna-gromad-kubrakov.html" text:style-name="Internet_20_link" text:visited-style-name="Visited_20_Internet_20_Link">
https://www.ukrinform.ua/rubric-vidbudova/3725539-ukraina-ta-oon-stvorat-fond-vidnovlenna-gromad-kubrakov.html</text:a>
</text:p>
      <!--NEWS-->
      <text:h text:style-name="P10" text:outline-level="1">
<text:span text:style-name="T4">
Zelensky promises to answer Russian terrorists for a blow to rescuers in Kherson</text:span>
</text:h>
      <text:p text:style-name="P4">
Authors: Ukrinform (Person)</text:p>
      <text:p text:style-name="P4">
Publisher: Укринформ (Organization)</text:p>
      <text:p text:style-name="P4">
Published Time: 2023-06-20T22:23:00+03:00</text:p>
      <text:p text:style-name="P4">
Modified Time: 2023-06-20T22:23:00+03:00</text:p>
      <text:p text:style-name="P4">
Description: The Ukrainian military will be response to Russian terrorists for a blow to rescuers in Kherson, who were engaged in the elimination of the consequences of the Russian Federation at the Kakhovka Hydroelectric Power Plant. - Ukrinform.</text:p>
      <text:p text:style-name="P4">
Images: ['<text:a xlink:type="simple" xlink:href="https://static.ukrinform.com/photos/2022_09/thumb_files/630_360_1662320715-951.png" text:style-name="Internet_20_link" text:visited-style-name="Visited_20_Internet_20_Link">
630_360_16623...</text:a>
']</text:p>
      <text:p text:style-name="P4">
Tags: ['Херсон', 'Тероризм', 'Зеленський', 'Війна з Росією']</text:p>
      <text:p text:style-name="P4">
Type: Article</text:p>
      <!--METADATA-->
      <text:p text:style-name="P4">
<draw:frame draw:style-name="fr1" draw:name="Image222" text:anchor-type="as-char" svg:width="6.9236in" svg:height="3.956343in" draw:z-index="0">
<draw:image xlink:href="../Images/yкринформ/2023-06-20T22-23-00-03-00/630_360_1662320715-951.png" xlink:type="simple" xlink:show="embed" xlink:actuate="onLoad" draw:mime-type="image/png"/>
</draw:frame>
The Ukrainian Ukrainian will be responsible for Russian terrorists for the impact of rescuers in Kherson, who were engaged in the elimination of the consequences of the terrorist attack of the Russian Federation of Nakakhovskaya hydroelectric power plants.</text:p>
      <text:p text:style-name="P4">
According to Ukrinform, about it in <text:a xlink:type="simple" xlink:href="https://www.youtube.com/watch" text:style-name="Internet_20_link" text:visited-style-name="Visited_20_Internet_20_Link">
video referral</text:a>
Volodymyr Zelenskyy said.</text:p>
      <text:p text:style-name="P4">
“Today, rescuers were injured in Kherson as a result of the shelling of the invaders ... They were engaged in eliminating the consequences of a Russian terrorist attack on the Kakhovka hydroelectric power station and fired by Russian artillery. Eight SESS employees were sold, one, unfortunately, died ... My condolences to my family and loved ones!Ukrainian abilities will be sure to answer the terrorists for all this meanness, ”Glava state said.</text:p>
      <text:p text:style-name="P4">
<text:span text:style-name="T5">
Video: <text:a xlink:type="simple" xlink:href="https://www.facebook.com/president.gov.ua" text:style-name="Internet_20_link" text:visited-style-name="Visited_20_Internet_20_Link">
Presidential Office</text:a>
</text:span>
</text:p>
      <text:p text:style-name="P4">
According to the President, every such Russian blow, every Russian terrorist attack is an argument that there is no and will not have any chances to stay on Ukrainian land.</text:p>
      <text:p text:style-name="P4">
“There are no killers and terrorists here and will never be. Now our soldiers are half a day, in the east very actively destroy the enemy, physically cleansing Ukraine. It will continue to continue, ”he assured <text:a xlink:type="simple" xlink:href="https://www.ukrinform.ua/tag-zelenskij" text:style-name="Internet_20_link" text:visited-style-name="Visited_20_Internet_20_Link">
Zelensky</text:a>
.</text:p>
      <text:p text:style-name="P4">
He thanked every warrior who is now in battle, at combat posts and combat operations, as well as anyone who trains Ukrainian soldiers and who helps Ukraine.</text:p>
      <text:p text:style-name="P4">
<text:span text:style-name="T4">
 Read also: </text:span>
 <text:a xlink:type="simple" xlink:href="https://www.ukrinform.ua/rubric-polytics/3725429-blinken-anonsuvav-novij-paket-dopomogi-ukraini.html" text:style-name="Internet_20_link" text:visited-style-name="Visited_20_Internet_20_Link">
Blinken announced a new <text:span text:style-name="T4">
 package </text:span>
 Assistance to Ukraine</text:a>
"Each unit of weapons, every projectile uses Ukraine as efficiently as possible, and always to protect life," the President stressed.</text:p>
      <text:p text:style-name="P4">
As reported by Ukrinform, <text:a xlink:type="simple" xlink:href="http://www.ukrinform.ua/rubric-ato/3725372-rosijska-armia-u-hersoni-obstrilala-ratuvalnikiv-odin-zagiblij-visim-poranenih.html" text:style-name="Internet_20_link" text:visited-style-name="Visited_20_Internet_20_Link">
June 20, troops of the Russian Federation were fired at the Khersonstators</text:a>
, which was cleaned. One SES employee was killed, eight more were injured. Rescuers are in serious condition in Kherson, and five more than moderate.</text:p>
      <text:p text:style-name="P4">
<text:span text:style-name="T5">
Foto: op</text:span>
</text:p>
      <text:p text:style-name="P4">
News Source: <text:a xlink:type="simple" xlink:href="https://www.ukrinform.ua/rubric-ato/3725542-zelenskij-obicae-vidpovid-rosijskim-teroristam-za-udar-po-ratuvalnikah-u-hersoni.html" text:style-name="Internet_20_link" text:visited-style-name="Visited_20_Internet_20_Link">
https://www.ukrinform.ua/rubric-ato/3725542-zelenskij-obicae-vidpovid-rosijskim-teroristam-za-udar-po-ratuvalnikah-u-hersoni.html</text:a>
</text:p>
      <!--NEWS-->
      <text:h text:style-name="P10" text:outline-level="1">
<text:span text:style-name="T4">
Kakhovskaya hydroelectric power station: Zelenskaya appealed to Israeli epidemiologists with a request for help</text:span>
</text:h>
      <text:p text:style-name="P4">
Authors: Ukrinform (Person)</text:p>
      <text:p text:style-name="P4">
Publisher: Укринформ (Organization)</text:p>
      <text:p text:style-name="P4">
Published Time: 2023-06-20T22:25:30+03:00</text:p>
      <text:p text:style-name="P4">
Modified Time: 2023-06-20T22:25:30+03:00</text:p>
      <text:p text:style-name="P4">
Description: The first lady of Ukraine Olena Zelenskaya appealed to Israeli epidemiologists with a request for help in overcoming the consequences of undermining the Kakhovsky Hydroelectric power plant. - Ukrinform.</text:p>
      <text:p text:style-name="P4">
Images: ['<text:a xlink:type="simple" xlink:href="https://static.ukrinform.com/photos/2023_06/thumb_files/630_360_1687289056-633.jpg" text:style-name="Internet_20_link" text:visited-style-name="Visited_20_Internet_20_Link">
630_360_16872...</text:a>
']</text:p>
      <text:p text:style-name="P4">
Tags: ['Ізраїль', 'Каховська ГЕС', 'Олена Зеленська']</text:p>
      <text:p text:style-name="P4">
Type: Article</text:p>
      <!--METADATA-->
      <text:p text:style-name="P4">
<draw:frame draw:style-name="fr1" draw:name="Image223" text:anchor-type="as-char" svg:width="6.9236in" svg:height="3.956343in" draw:z-index="0">
<draw:image xlink:href="../Images/yкринформ/2023-06-20T22-25-30-03-00/630_360_1687289056-633.jpg" xlink:type="simple" xlink:show="embed" xlink:actuate="onLoad" draw:mime-type="image/jpeg"/>
</draw:frame>
Olena Zelenskaya, the first lady of Ukraine, appealed to Israeli epidemiologists with a request in overcoming the consequences of the undermining of the Kakhovka Hydroelectric Stanition.</text:p>
      <text:p text:style-name="P4">
According to Ukrinform, Zelenskaya reports in <text:a xlink:type="simple" xlink:href="https://t.me/FirstLadyOfUkraine/3468" text:style-name="Internet_20_link" text:visited-style-name="Visited_20_Internet_20_Link">
telegram</text:a>
.</text:p>
      <text:p text:style-name="P4">
"She appealed to Israeli epidemiologists with a request for help from overcoming Kakhovskaya hydroelectric power plants, which threatens the whole country with an environmental cassattrophe," she wrote.</text:p>
      <text:p text:style-name="P4">
<text:span text:style-name="T4">
 Read also: </text:span>
 <text:a xlink:type="simple" xlink:href="https://www.ukrinform.ua/rubric-regions/3725334-u-mikolaevi-zakrili-ponad-dva-desatki-tocok-vidaci-vodi-u-probah-znajsli-skidlivi-recovini.html" text:style-name="Internet_20_link" text:visited-style-name="Visited_20_Internet_20_Link">
in Nikolaev closed more than two dozen points of water extraction -in samples found harmful substances</text:a>
In addition, the first Lady of Ukraine discussed with his wife Prime Minister Israelusa Netanyaga of the Israeli Early Alerting system, which makes it possible to inform people more exactly about danger without turning on the alarm every time the nation regions.</text:p>
      <text:p text:style-name="P4">
Zelenskaya noted that the wife of Israeli Prime Minister, a psychologist, has a specialty with the experience of working with children who have experienced terrorist attacks, the loss of parents and other events related to the war.</text:p>
      <text:p text:style-name="P4">
"So they did not miss the topic of our children injured by the aggressor psychological physically and ways of their rehabilitation," - said the First Lady of Ukraine.</text:p>
      <text:p text:style-name="P4">
<text:span text:style-name="T4">
 Read also: </text:span>
 <text:a xlink:type="simple" xlink:href="https://www.ukrinform.ua/rubric-regions/3725261-na-mikolaivsini-se-stoit-voda-pidtopleni-cotiri-sela.html" text:style-name="Internet_20_link" text:visited-style-name="Visited_20_Internet_20_Link">
in Mykolaiv region there is still water - flooded four villages</text:a>
Zelenskaya expressed gratitude to Netanyag for meeting and assurance of further support. The first lady of Ukraine hopes that discussed topics will turn out to cooperate at the level of governments.</text:p>
      <text:p text:style-name="P4">
As it was reported, President's wife Olena Zelenskaya has been a junior in Israel since June 19.</text:p>
      <text:p text:style-name="P4">
Photo: Elena Zelenskaya, telegram</text:p>
      <text:p text:style-name="P4">
News Source: <text:a xlink:type="simple" xlink:href="https://www.ukrinform.ua/rubric-society/3725541-pidriv-kahovskoi-ges-zelenska-zvernulasa-do-izrailskih-epidemiologiv-iz-zapitom-pro-dopomogu.html" text:style-name="Internet_20_link" text:visited-style-name="Visited_20_Internet_20_Link">
https://www.ukrinform.ua/rubric-society/3725541-pidriv-kahovskoi-ges-zelenska-zvernulasa-do-izrailskih-epidemiologiv-iz-zapitom-pro-dopomogu.html</text:a>
</text:p>
      <!--NEWS-->
      <text:h text:style-name="P10" text:outline-level="1">
<text:span text:style-name="T4">
The Russians have intensified the weapon switching to the Berdyansk direction</text:span>
</text:h>
      <text:p text:style-name="P4">
Authors: Ukrinform (Person)</text:p>
      <text:p text:style-name="P4">
Publisher: Укринформ (Organization)</text:p>
      <text:p text:style-name="P4">
Published Time: 2023-06-20T22:31:00+03:00</text:p>
      <text:p text:style-name="P4">
Modified Time: 2023-06-20T22:31:00+03:00</text:p>
      <text:p text:style-name="P4">
Description: Russian invaders supply trucks with a seaside municipal to Berdyansk, and the active movement of enemy screws in the direction of childbirth is also recorded. - Ukrinform.</text:p>
      <text:p text:style-name="P4">
Images: ['<text:a xlink:type="simple" xlink:href="https://static.ukrinform.com/photos/2022_06/thumb_files/630_360_1654245971-535.jpeg" text:style-name="Internet_20_link" text:visited-style-name="Visited_20_Internet_20_Link">
630_360_16542...</text:a>
']</text:p>
      <text:p text:style-name="P4">
Tags: ['Бердянськ', 'Маріуполь', 'Війна з Росією']</text:p>
      <text:p text:style-name="P4">
Type: Article</text:p>
      <!--METADATA-->
      <text:p text:style-name="P4">
<draw:frame draw:style-name="fr1" draw:name="Image224" text:anchor-type="as-char" svg:width="6.9236in" svg:height="3.93466in" draw:z-index="0">
<draw:image xlink:href="../Images/yкринформ/2023-06-20T22-31-00-03-00/630_360_1654245971-535.jpeg" xlink:type="simple" xlink:show="embed" xlink:actuate="onLoad" draw:mime-type="image/jpeg"/>
</draw:frame>
Russian -hemarbaders supply trucks with a seaside through the Primodansk, and also records the active movement of enemy screws in the direction of spirituals.</text:p>
      <text:p text:style-name="P4">
As Ukrinform reports, about it in <text:a xlink:type="simple" xlink:href="https://t.me/andriyshTime/10887" text:style-name="Internet_20_link" text:visited-style-name="Visited_20_Internet_20_Link">
telegram</text:a>
Advisor to Mariupol mayor Petro Andryushchenko reported the appropriate video.</text:p>
      <text:p text:style-name="P4">
"The supply of trucks from the BC Primorsky is gaining momentum to Berdyansk. It seems that it is such a road in priority," Andryushchenko wrote.</text:p>
      <text:p text:style-name="P4">
<text:span text:style-name="T4">
 Read also: </text:span>
 <text:a xlink:type="simple" xlink:href="https://www.ukrinform.ua/rubric-ato/3724738-na-metkombinati-imeni-illica-u-mariupoli-rosiani-remontuut-garmati-andrusenko.html" text:style-name="Internet_20_link" text:visited-style-name="Visited_20_Internet_20_Link">
at the Illich Methodombite in Mariupol, the guns will be repaired - <text:span text:style-name="T4">
 Andryushchenko </text:span>
</text:a>
He also noted that the very active movement of the screws in the direction of maidologists is recorded, the second day in a row is active aviation. Giftsrils come from Diremurostov, aviation also from the direction of the Primorsko-Akhtarsk, the adviser of the mayor said.</text:p>
      <text:p text:style-name="P4">
Also, according to him, the term of preparation of the mobilized Asian appearance from Russia has decreased from 3-4 weeks to a week, and they are mostly the skeletons of the Dnrivtsi units.</text:p>
      <text:p text:style-name="P4">
"In general, the road to Berdyansk and childbirth healed the front for the front," Andryushchenko summed up.</text:p>
      <text:p text:style-name="P4">
<text:span text:style-name="T4">
 Read also: </text:span>
 <text:a xlink:type="simple" xlink:href="https://www.ukrinform.ua/rubric-regions/3724605-smertnist-u-mariupoli-perevisila-pokazniki-casiv-covid19-u-26-raza-centr-nacsprotivu.html" text:style-name="Internet_20_link" text:visited-style-name="Visited_20_Internet_20_Link">
Mortality in Mariupol has exceeded the time of timecovid -19 by 2.6 times - the center of the National Patriot</text:a>
As it was reported, the invaders turn Mariupol and the surrounding settlements of Naswa military-logistics hub.</text:p>
      <text:p text:style-name="P4">
News Source: <text:a xlink:type="simple" xlink:href="https://www.ukrinform.ua/rubric-regions/3725279-rosiani-aktivizuvali-perekidanna-zbroi-na-berdanskij-napramok.html" text:style-name="Internet_20_link" text:visited-style-name="Visited_20_Internet_20_Link">
https://www.ukrinform.ua/rubric-regions/3725279-rosiani-aktivizuvali-perekidanna-zbroi-na-berdanskij-napramok.html</text:a>
</text:p>
      <!--NEWS-->
      <text:h text:style-name="P10" text:outline-level="1">
<text:span text:style-name="T4">
In Odesa region gradually stops the fire water</text:span>
</text:h>
      <text:p text:style-name="P4">
Authors: Ukrinform (Person)</text:p>
      <text:p text:style-name="P4">
Publisher: Укринформ (Organization)</text:p>
      <text:p text:style-name="P4">
Published Time: 2023-06-20T22:31:24+03:00</text:p>
      <text:p text:style-name="P4">
Modified Time: 2023-06-20T22:31:24+03:00</text:p>
      <text:p text:style-name="P4">
Description: In Odesa region, the burning of seawater stops, gradually salinity increases, but the microbiological parameters are exceeded. - Ukrinform.</text:p>
      <text:p text:style-name="P4">
Images: ['<text:a xlink:type="simple" xlink:href="https://static.ukrinform.com/photos/2023_06/thumb_files/630_360_1686682102-505.jpg" text:style-name="Internet_20_link" text:visited-style-name="Visited_20_Internet_20_Link">
630_360_16866...</text:a>
']</text:p>
      <text:p text:style-name="P4">
Tags: ['Одещина', 'Вода', 'Каховська ГЕС']</text:p>
      <text:p text:style-name="P4">
Type: Article</text:p>
      <!--METADATA-->
      <text:p text:style-name="P4">
<draw:frame draw:style-name="fr1" draw:name="Image225" text:anchor-type="as-char" svg:width="6.9236in" svg:height="3.956343in" draw:z-index="0">
<draw:image xlink:href="../Images/yкринформ/2023-06-20T22-31-24-03-00/630_360_1686682102-505.jpg" xlink:type="simple" xlink:show="embed" xlink:actuate="onLoad" draw:mime-type="image/jpeg"/>
</draw:frame>
At the union of seawater stops, the salinity increases gradually, and the same is exceeded.</text:p>
      <text:p text:style-name="P4">
This is reported by the results of research in <text:a xlink:type="simple" xlink:href="https://t.me/odeskaODA/1834" text:style-name="Internet_20_link" text:visited-style-name="Visited_20_Internet_20_Link">
telegram</text:a>
Odesa Regional Military Administration, Ukrinform reports.</text:p>
      <text:p text:style-name="P4">
“According to the State Environmental Inspectorate of the Southwestern District(Nikolaev and Odesa regions)Seawater desalination stops, salinity gradually increases. As of June 20. In the selected samples on the beach "Langeron" salinity increased to 5.3 g/dm³; at the 16th station of V. Fontan-up to 5,4g/dm3; In the village. New Daffinivka - up to 5.2 g/dm³. There are no dangerous and suspended substances in the selected samples, ”the message reads.</text:p>
      <text:p text:style-name="P4">
*!(https://www.ukrinform.ua/rubric-regions/3725535-dla-zabezpecenna-vodou-meskanciv-nikopolsini-pobuduut-novij-vodogin.html)It is also noted that according to the results of samples, which were selected on June 15 from 6 monitoring points, was distinguished: cholera vibrio of NAC and Groupheberg - from the reservoirs of the Odessa district; Choleroid vibrio of the Paragemolyticus-from the reservoirs of Belgorod-Dnestrovsky district. They are not cholera pathogens, but acute intestinal infections.</text:p>
      <text:p text:style-name="P4">
“On June 12, the five public beaches of Odessa were selected on June 12 by Seavore's samples for sanitary-microbiological indicators. According to the results of laboratory research, it was found that seawater does not meet hygienic requirements. Naragas have already recorded a significant excess of microbiological parameters, ”OVA was announced.</text:p>
      <text:p text:style-name="P4">
As reported by Ukrinform, the selected samples of seawater near the Odessa beaches showed that salinity is below the norm of 2.2 times.</text:p>
      <text:p text:style-name="P4">
<text:span text:style-name="T4">
 Read also: </text:span>
 <text:a xlink:type="simple" xlink:href="https://www.ukrinform.ua/rubric-regions/3724857-u-dnipri-ta-cornomu-mori-fiksuut-znacne-zabrudnenna-vodi-tretina-prob-ne-vidpovidae-normam.html" text:style-name="Internet_20_link" text:visited-style-name="Visited_20_Internet_20_Link">
in the Dnieper and the Black Sea fix significant water contamination- one third of the samples does not meet the standards</text:a>
As it was reported, after the blasting of the Russian occupants of the Kakhovka hydroelectric power station, the Black Sea Vacavatorium in the Odessa district revealed salmonella and intestinal infection. Therefore, it is forbidden to swim or use such water for processing food products. You can also not catch fish and seafood and eat their food.</text:p>
      <text:p text:style-name="P4">
News Source: <text:a xlink:type="simple" xlink:href="https://www.ukrinform.ua/rubric-regions/3725543-na-odesini-postupovo-pripinaetsa-oprisnenna-morskoi-vodi.html" text:style-name="Internet_20_link" text:visited-style-name="Visited_20_Internet_20_Link">
https://www.ukrinform.ua/rubric-regions/3725543-na-odesini-postupovo-pripinaetsa-oprisnenna-morskoi-vodi.html</text:a>
</text:p>
      <!--NEWS-->
      <text:h text:style-name="P10" text:outline-level="1">
<text:span text:style-name="T4">
Zelensky will tell about aspects of transformation of Ukraine at the London Conference on Reconstruction</text:span>
</text:h>
      <text:p text:style-name="P4">
Authors: Ukrinform (Person)</text:p>
      <text:p text:style-name="P4">
Publisher: Укринформ (Organization)</text:p>
      <text:p text:style-name="P4">
Published Time: 2023-06-20T22:40:00+03:00</text:p>
      <text:p text:style-name="P4">
Modified Time: 2023-06-20T22:40:00+03:00</text:p>
      <text:p text:style-name="P4">
Description: Within the framework of the Conference on Reconstruction of Ukraine, which will be held in London on June 21, President of Ukraine Volodymyr Zelensky will present part of the aspects of the philosophy of transformation of Ukraine. - Ukrinform.</text:p>
      <text:p text:style-name="P4">
Images: ['<text:a xlink:type="simple" xlink:href="https://static.ukrinform.com/photos/2023_06/thumb_files/630_360_1687029405-919.jpeg" text:style-name="Internet_20_link" text:visited-style-name="Visited_20_Internet_20_Link">
630_360_16870...</text:a>
']</text:p>
      <text:p text:style-name="P4">
Tags: ['Лондон', 'Зеленський', 'Конференція']</text:p>
      <text:p text:style-name="P4">
Type: Article</text:p>
      <!--METADATA-->
      <text:p text:style-name="P4">
<draw:frame draw:style-name="fr1" draw:name="Image226" text:anchor-type="as-char" svg:width="6.9236in" svg:height="3.956343in" draw:z-index="0">
<draw:image xlink:href="../Images/yкринформ/2023-06-20T22-40-00-03-00/630_360_1687029405-919.jpeg" xlink:type="simple" xlink:show="embed" xlink:actuate="onLoad" draw:mime-type="image/jpeg"/>
</draw:frame>
Within the framework of the Conference on Reconstruction of Ukraine, which will be held in London on June 21, President of Ukraine Volodymyr Zelensky will present part of aspects of philosophy of Ukraine.</text:p>
      <text:p text:style-name="P4">
According to Ukrinform, he reported this in <text:a xlink:type="simple" xlink:href="https://t.me/V_Zelenskiy_official/6648" text:style-name="Internet_20_link" text:visited-style-name="Visited_20_Internet_20_Link">
evening video</text:a>
.</text:p>
      <text:p text:style-name="P4">
“The first meetings in London have already begun within the reconstruction conference, which we prepared with British friends. There have already been discussions in Switzerland and Germany, France and Italy. There is a work of different levels for a better recovery. And we direct this work in such a way that our reconstruction is not only the projects of construction, but global prosect protection. Ukraine, transformed Ukraine, strengthened Ukraine is a security and security guarantor, it is a security against any form of Russian terror and protection against any repetitions of Russian aggression. Tomorrow the Holy Conference will present some of the aspects of our philosophy of Ukraine. The full meaning will be represented later this month. And in Ukraine, ”the President emphasized.</text:p>
      <text:p text:style-name="P4">
<text:span text:style-name="T4">
 Read also: </text:span>
 <text:a xlink:type="simple" xlink:href="https://www.ukrinform.ua/rubric-vidbudova/3725531-smigal-rozpocinaemo-robotu-v-londoni-dla-ucasti-v-konferencii-z-pitan-vidnovlenna-ukraini.html" text:style-name="Internet_20_link" text:visited-style-name="Visited_20_Internet_20_Link">
<text:span text:style-name="T4">
 Shmigal </text:span>
: We begin work in London to participate in the inconference on the restoration of Ukraine</text:a>
As reported by Ukrinform, the International Conference on Recovery of Ukraine, which should be expected on June 21 in London, will allow to coordinate the efforts of the Government of Ukraine, the European Commission and other international partners for rapid restoration of Ukraine, which should begin before the end of the war.</text:p>
      <text:p text:style-name="P4">
Photo: op</text:p>
      <text:p text:style-name="P4">
News Source: <text:a xlink:type="simple" xlink:href="https://www.ukrinform.ua/rubric-vidbudova/3725544-zelenskij-rozpovist-pro-aspekti-transformacii-ukraini-na-londonskij-konferencii-z-vidbudovi.html" text:style-name="Internet_20_link" text:visited-style-name="Visited_20_Internet_20_Link">
https://www.ukrinform.ua/rubric-vidbudova/3725544-zelenskij-rozpovist-pro-aspekti-transformacii-ukraini-na-londonskij-konferencii-z-vidbudovi.html</text:a>
</text:p>
      <!--NEWS-->
      <text:h text:style-name="P10" text:outline-level="1">
<text:span text:style-name="T4">
During the day the Russians were fired 14 times the border of Sumy region</text:span>
</text:h>
      <text:p text:style-name="P4">
Authors: Ukrinform (Person)</text:p>
      <text:p text:style-name="P4">
Publisher: Укринформ (Organization)</text:p>
      <text:p text:style-name="P4">
Published Time: 2023-06-20T22:47:00+03:00</text:p>
      <text:p text:style-name="P4">
Modified Time: 2023-06-20T22:47:00+03:00</text:p>
      <text:p text:style-name="P4">
Description: During the day, the Russians fired 14 times border communities in Sumy region.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227" text:anchor-type="as-char" svg:width="6.9236in" svg:height="3.956343in" draw:z-index="0">
<draw:image xlink:href="../Images/yкринформ/2023-06-20T22-47-00-03-00/630_360_1686425057-568.jpg" xlink:type="simple" xlink:show="embed" xlink:actuate="onLoad" draw:mime-type="image/jpeg"/>
</draw:frame>
During the day, the Russians fired 14 times border communities in Sumy region.</text:p>
      <text:p text:style-name="P4">
This was reported in <text:a xlink:type="simple" xlink:href="https://t.me/Sumy_news_ODA/17162" text:style-name="Internet_20_link" text:visited-style-name="Visited_20_Internet_20_Link">
telegram</text:a>
Sumy regional military administration, Ukrinform reports.</text:p>
      <text:p text:style-name="P4">
“During the day, the Russians carried out 14 border shelling. 109 explosions were recorded. The shelling was suffered by Yunakovskaya, Krasnopil, Khotinskaya, Belopilsk, Seredi -Buda, Novoslobidskaya, Velikopisariv communities, ” -is in the message.</text:p>
      <text:p text:style-name="P4">
<text:span text:style-name="T4">
 Read also: </text:span>
 <text:a xlink:type="simple" xlink:href="https://www.ukrinform.ua/rubric-ato/3725542-zelenskij-obicae-vidpovid-rosijskim-teroristam-za-udar-po-ratuvalnikah-u-hersoni.html" text:style-name="Internet_20_link" text:visited-style-name="Visited_20_Internet_20_Link">
Zelensky promises to response to Russian terrorists for the impact of rescuers in Kherson</text:a>
It is noted that in the Yunak community that has suffered a shelling(7 explosions)Tadva mortar shelling(5 explosions), 2 private households were damaged. In the Hotin community, the enemy dropped 10 mines. Ukrasnopilskaya - was a mortar fire(3 explosions)and firing with AGS(29 blades). Новослобідська громада зазнала мінометного обстрілу (5 explosions)What are the middle-Budskaya(12 explosions)and Velikopisariv communities(14 explosions).</text:p>
      <text:p text:style-name="P4">
У Білопільській громаді внаслідок артобстрілу (13 explosions)Private house and Civic car "Gazelle" were damaged. There were also mortar shelling(11 explosions).</text:p>
      <text:p text:style-name="P4">
<text:span text:style-name="T4">
Читайте також:</text:span>
 <text:a xlink:type="simple" xlink:href="https://www.ukrinform.ua/rubric-ato/3725505-vorog-znovu-obstrilav-nikopolskij-rajon-poranenij-civilnij.html" text:style-name="Internet_20_link" text:visited-style-name="Visited_20_Internet_20_Link">
 Ворог знову <text:span text:style-name="T4">
обстріл</text:span>
 яв Нікопольський район, пораненийцивільний </text:a>
As it was reported, the nights and morning on June 20, Russian troops fired at seven -border communities in Sumy region.</text:p>
      <text:p text:style-name="P4">
News Source: <text:a xlink:type="simple" xlink:href="https://www.ukrinform.ua/rubric-ato/3725545-protagom-dna-rosiani-14-raziv-obstrilali-prikordonna-sumsini.html" text:style-name="Internet_20_link" text:visited-style-name="Visited_20_Internet_20_Link">
https://www.ukrinform.ua/rubric-ato/3725545-protagom-dna-rosiani-14-raziv-obstrilali-prikordonna-sumsini.html</text:a>
</text:p>
      <!--NEWS-->
      <text:h text:style-name="P10" text:outline-level="1">
<text:span text:style-name="T4">
The National Bank promises to punish for refusal to exchange the "worn out" currency</text:span>
</text:h>
      <text:p text:style-name="P4">
Authors: Ukrinform (Person)</text:p>
      <text:p text:style-name="P4">
Publisher: Укринформ (Organization)</text:p>
      <text:p text:style-name="P4">
Published Time: 2023-06-20T22:53:00+03:00</text:p>
      <text:p text:style-name="P4">
Modified Time: 2023-06-20T22:53:00+03:00</text:p>
      <text:p text:style-name="P4">
Description: The National Bank of Ukraine has canceled the determination of minor banknotes and prohibited financial institutions to refuse customers in exchange of currency, if the detector at the cashier confirmed the authenticity of money. - Ukrinform.</text:p>
      <text:p text:style-name="P4">
Images: ['<text:a xlink:type="simple" xlink:href="https://static.ukrinform.com/photos/2020_01/thumb_files/630_360_1579022721-516.jpg" text:style-name="Internet_20_link" text:visited-style-name="Visited_20_Internet_20_Link">
630_360_15790...</text:a>
']</text:p>
      <text:p text:style-name="P4">
Tags: ['Нацбанк', 'Валюта', 'Гроші', 'Андрій Пишний']</text:p>
      <text:p text:style-name="P4">
Type: Article</text:p>
      <!--METADATA-->
      <text:p text:style-name="P4">
<draw:frame draw:style-name="fr1" draw:name="Image228" text:anchor-type="as-char" svg:width="6.9236in" svg:height="3.956343in" draw:z-index="0">
<draw:image xlink:href="../Images/yкринформ/2023-06-20T22-53-00-03-00/630_360_1579022721-516.jpg" xlink:type="simple" xlink:show="embed" xlink:actuate="onLoad" draw:mime-type="image/jpeg"/>
</draw:frame>
The National Bank of Ukraine has canceled the determination of a slight wear of the banknotes of tasabronically refused to refuse customers in exchange of currency, if the Detector Nakasi confirmed the authenticity of money.</text:p>
      <text:p text:style-name="P4">
About it in <text:a xlink:type="simple" xlink:href="https://www.facebook.com/pyshnyy/" text:style-name="Internet_20_link" text:visited-style-name="Visited_20_Internet_20_Link">
Facebook</text:a>
The head of the National Bank reports Andriy Pishny reports Ukrinform.</text:p>
      <text:p text:style-name="P4">
“Cash exchange in Ukraine is one with Toptm, which has rapidly flashed in recent weeks. Immediately gave the service to the services to work out complex: to find out the real reasons, the number of participants and to work the decision that would resolve the issue, ”he wrote.</text:p>
      <text:p text:style-name="P4">
According to the lush, the National Bank investigated the question: “We have held a number of meetings by banks of banks and non-banking financial institutions that carry out training and exchange operations, to analyze the situation in detail in detail. Tomorrow we will hold another meeting with market participants -we will get a decision that was made today!”</text:p>
      <text:p text:style-name="P4">
According to the head of the NBU, it is an artificially created hype, which, unfortunately, deliberately or unconsciously "played" some non -bank financial institutions. And which led to a wave of persons.</text:p>
      <text:p text:style-name="P4">
Pizhny noted that the National Bank did not set any restrictions on the exchange of currency basis of the year of issue of banknotes. NBU regulatory acts are explicitly imposed on any such restrictions.</text:p>
      <text:p text:style-name="P4">
<text:span text:style-name="T4">
 Read also: </text:span>
 <text:a xlink:type="simple" xlink:href="https://www.ukrinform.ua/rubric-economy/3723381-u-nacbanku-vvazaut-stucnou-situaciu-navkolo-obminu-znosenoi-valuti.html" text:style-name="Internet_20_link" text:visited-style-name="Visited_20_Internet_20_Link">
in the National Bank consider an artificial situation around the exchange of "worn out" currency</text:a>
"I would like to say separately about fraudulent proposals for the exchange of 100" white "dollars of 90" blue " - it is not just a gross violation, it is immoral and unacceptable, especially in the conditions of war," he emphasized.</text:p>
      <text:p text:style-name="P4">
In order to make it impossible to make such unfinished speculation and minimize understanding, today the National Bank has approved changes to its "normative" - the abolition of the determination of minor banknotes and prohibited financial institutions to refuse currency exchange, if the counter or detector on the cashier.</text:p>
      <text:p text:style-name="P4">
“This means that the cashier cannot" eye "evaluate the authenticity of banknotes or their standing and refuse to perform a foreign exchange transaction, because it seemed that it did not coincide the drawing or not that color. So, we are completely removing the human factor!” - Lush assured.The National Bank, depending on the level of offense committed, apply exposure to the exposure, which also provides for significant penalties of up to 400,000 UAH for <text:a xlink:type="simple" xlink:href="https://www.ukrinform.ua/tag-bank" text:style-name="Internet_20_link" text:visited-style-name="Visited_20_Internet_20_Link">
banks</text:a>
, "Which will soon increase for significant violations and up to 5% of the size of the institution's own capital, for non -banking institutions."</text:p>
      <text:p text:style-name="P4">
<text:span text:style-name="T4">
 Read also: </text:span>
 <text:a xlink:type="simple" xlink:href="https://www.ukrinform.ua/rubric-economy/3719616-banki-ta-obminniki-otrimaut-vid-nbu-poperedzenna-za-komisiu-zi-znosenoi-valuti-getmancev.html" text:style-name="Internet_20_link" text:visited-style-name="Visited_20_Internet_20_Link">
banks and <text:span text:style-name="T4">
 exchanger </text:span>
 and will receive from the NBU a warning of the "worn out" currency - Getmantsev</text:a>
The head of the NBU appealed to the citizens, emphasizing: the banknotes of previous years, which are a legitimate means in a foreign country, are valid, so they can be exchanged for hryvnia at any time.</text:p>
      <text:p text:style-name="P4">
“Do not lose your savings in the provoked panic of the pursuit of the exchange of" white "for" blue ". The phantom warnings you can hear or to read about such banknotes are unfounded, ”Pyshny said.</text:p>
      <text:p text:style-name="P4">
He assured that the National Bank is holding this issue on increased control and considering citizens' complaints about banks or non -banking financial institutions have a subjective refusal to exchange currency, properly responding to the violation of improvisability.</text:p>
      <text:p text:style-name="P4">
News Source: <text:a xlink:type="simple" xlink:href="https://www.ukrinform.ua/rubric-economy/3725547-nacbank-obicae-karati-za-vidmovu-v-obmini-znosenoi-valuti.html" text:style-name="Internet_20_link" text:visited-style-name="Visited_20_Internet_20_Link">
https://www.ukrinform.ua/rubric-economy/3725547-nacbank-obicae-karati-za-vidmovu-v-obmini-znosenoi-valuti.html</text:a>
</text:p>
      <!--NEWS-->
      <text:h text:style-name="P10" text:outline-level="1">
<text:span text:style-name="T4">
The White House hopes to continue the grain initiative</text:span>
</text:h>
      <text:p text:style-name="P4">
Authors: Ukrinform (Person)</text:p>
      <text:p text:style-name="P4">
Publisher: Укринформ (Organization)</text:p>
      <text:p text:style-name="P4">
Published Time: 2023-06-20T23:07:00+03:00</text:p>
      <text:p text:style-name="P4">
Modified Time: 2023-06-20T23:07:00+03:00</text:p>
      <text:p text:style-name="P4">
Description: The Black Sea Grain Initiative plays an important role in strengthening food security around the world, so the United States supports its mandatory continuation despite the fact that Russia is trying to block the agreement. - Ukrinform.</text:p>
      <text:p text:style-name="P4">
Images: ['<text:a xlink:type="simple" xlink:href="https://static.ukrinform.com/photos/2023_04/thumb_files/630_360_1680511197-485.jpg" text:style-name="Internet_20_link" text:visited-style-name="Visited_20_Internet_20_Link">
630_360_16805...</text:a>
']</text:p>
      <text:p text:style-name="P4">
Tags: None</text:p>
      <text:p text:style-name="P4">
Type: Article</text:p>
      <!--METADATA-->
      <text:p text:style-name="P4">
<draw:frame draw:style-name="fr1" draw:name="Image229" text:anchor-type="as-char" svg:width="6.9236in" svg:height="3.956343in" draw:z-index="0">
<draw:image xlink:href="../Images/yкринформ/2023-06-20T23-07-00-03-00/630_360_1680511197-485.jpg" xlink:type="simple" xlink:show="embed" xlink:actuate="onLoad" draw:mime-type="image/jpeg"/>
</draw:frame>
The Black Sea Grain Initiative plays an important role in strengthening food security around the world, so the United States supports its mandatory continuation that Russia is trying to block the agreement.</text:p>
      <text:p text:style-name="P4">
This was stated at the Washington pressing coordinator of the National Security Council John Kirby, reports Ukrinform.</text:p>
      <text:p text:style-name="P4">
“This initiative benefits people around the world, especially in the so -called global south, which have suffered from a lack of food security as a result of the Russian War in Ukraine. Therefore, we hope that the Black Sea Grain will be continued, ”the White House representative said.</text:p>
      <text:p text:style-name="P4">
He stressed that the United States will continue to maintain efforts <text:a xlink:type="simple" xlink:href="https://www.ukrinform.ua/tag-oon" text:style-name="Internet_20_link" text:visited-style-name="Visited_20_Internet_20_Link">
UN</text:a>
And Turkey, for the sake of prolonging the action of this assignment, "because it really matters to people outside the region."</text:p>
      <text:p text:style-name="P4">
<text:span text:style-name="T4">
 Read also: </text:span>
 <text:a xlink:type="simple" xlink:href="https://www.ukrinform.ua/rubric-economy/3725398-eksport-zernovim-koridorom-za-tizden-skorotivsa-na-tretinu-ukab.html" text:style-name="Internet_20_link" text:visited-style-name="Visited_20_Internet_20_Link">
export "<text:span text:style-name="T4">
 grain </text:span>
 m corridor" in a week reduced one third - UKAB</text:a>
As reported by Ukrinform, <text:a xlink:type="simple" xlink:href="http://www.ukrinform.ua/rubric-economy/3724964-kubrakov-pro-zupinku-zernovogo-koridoru-rosiani-vidkrito-sabotuut-inspekcii-suden.html" text:style-name="Internet_20_link" text:visited-style-name="Visited_20_Internet_20_Link">
in the Government of Ukraine stated</text:a>
Profactic blocking by the Russian side of the grain initiative. In particular, it was reported that the Russian Federation opened the inspections of ships, which reduced the capacity of the corridor to less than 20% of the possible.</text:p>
      <text:p text:style-name="P4">
Meanwhile, Russia is again declared the likelihood that the Black Sea Treasury will not continue.</text:p>
      <text:p text:style-name="P4">
<text:span text:style-name="T5">
Foto: Minagro</text:span>
</text:p>
      <text:p text:style-name="P4">
News Source: <text:a xlink:type="simple" xlink:href="https://www.ukrinform.ua/rubric-economy/3725549-bilij-dim-spodivaetsa-na-prodovzenna-zernovoi-iniciativi.html" text:style-name="Internet_20_link" text:visited-style-name="Visited_20_Internet_20_Link">
https://www.ukrinform.ua/rubric-economy/3725549-bilij-dim-spodivaetsa-na-prodovzenna-zernovoi-iniciativi.html</text:a>
</text:p>
      <!--NEWS-->
      <text:h text:style-name="P10" text:outline-level="1">
<text:span text:style-name="T4">
States aimed at supporting economic recovery in Ukraine - State Department</text:span>
</text:h>
      <text:p text:style-name="P4">
Authors: Ukrinform (Person)</text:p>
      <text:p text:style-name="P4">
Publisher: Укринформ (Organization)</text:p>
      <text:p text:style-name="P4">
Published Time: 2023-06-20T23:25:00+03:00</text:p>
      <text:p text:style-name="P4">
Modified Time: 2023-06-20T23:25:00+03:00</text:p>
      <text:p text:style-name="P4">
Description: The United States administration is aimed at supporting the process of reconstruction of Ukraine, as well as close interaction among donors to achieve this goal.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Дмитро Кулеба', 'США', 'Держдеп', 'Блінкен', 'Відбудова']</text:p>
      <text:p text:style-name="P4">
Type: Article</text:p>
      <!--METADATA-->
      <text:p text:style-name="P4">
<draw:frame draw:style-name="fr1" draw:name="Image230" text:anchor-type="as-char" svg:width="6.9236in" svg:height="3.956343in" draw:z-index="0">
<draw:image xlink:href="../Images/yкринформ/2023-06-20T23-25-00-03-00/630_360_1517552325-3537.jpg" xlink:type="simple" xlink:show="embed" xlink:actuate="onLoad" draw:mime-type="image/jpeg"/>
</draw:frame>
The United States Administration is aimed at supporting the process of rebuilding Ukraine, as well as close interaction among donors to achieve this goal.</text:p>
      <text:p text:style-name="P4">
This is stated in the State Department's message as a result of a meeting in Londonidmitmitra Kuleba and Anthony Blinken, Ukrinform reports.</text:p>
      <text:p text:style-name="P4">
"The Secretary of State Blinken emphasized the support of the US economic restoration of Ukraine, as well as the importance of continuing close cooperation through the interagency platform of donor coordination," the State Department indicates.</text:p>
      <text:p text:style-name="P4">
The head of American diplomacy also assured that the United States is committed to the cooperative sector, "to ensure the modernization and revival of Ukraine".</text:p>
      <text:p text:style-name="P4">
<text:span text:style-name="T4">
 Read also: </text:span>
 <text:a xlink:type="simple" xlink:href="https://www.ukrinform.ua/rubric-vidbudova/3725544-zelenskij-rozpovist-pro-aspekti-transformacii-ukraini-na-londonskij-konferencii-z-vidbudovi.html" text:style-name="Internet_20_link" text:visited-style-name="Visited_20_Internet_20_Link">
<text:span text:style-name="T4">
 Zelensky </text:span>
 will talk about aspects of transformation of Ukraine at the London Conference on Reconstruction</text:a>
The parties discussed the need for further reforms in Ukraine to create an investment environment as well as sustainable economic growth.</text:p>
      <text:p text:style-name="P4">
In addition, <text:a xlink:type="simple" xlink:href="https://www.ukrinform.ua/tag-blinken" text:style-name="Internet_20_link" text:visited-style-name="Visited_20_Internet_20_Link">
Blinken</text:a>
Informed the Corner about the results of his trip to the PRC, during which the Tempoints resolved by Russia against Ukraine were discussed.</text:p>
      <text:p text:style-name="P4">
<text:span text:style-name="T4">
 Read also: </text:span>
 [<text:span text:style-name="T4">
 Blinken </text:span>
 met with the head of the Ministry of Foreign Affairs of China, spokes of states and China and War in Ukraine have spoken]](https://www.ukrinform.ua/rubric-polytics/3724578-blinken-zustrivsa-z-glavou-mzs-kitau-govorili-pro-vidnosini-stativ-i-knr-ta-vijnu-v-ukraini.html)The parties also discussed the continuation of the United States of Economic and Energy Support, as well as assistance to Ukraine in the field of security. "</text:p>
      <text:p text:style-name="P4">
As <text:a xlink:type="simple" xlink:href="http://www.ukrinform.ua/rubric-polytics/3725532-kuleba-zustrivsa-z-blinkenom-u-londoni-govorili-pro-kontrnastup-i-formulu-miru.html" text:style-name="Internet_20_link" text:visited-style-name="Visited_20_Internet_20_Link">
reported Ukrinform</text:a>
, Foreign Minister Dmytro Kuleba and US Secretary of State Blinken met in London in the fields of the Ukrainian Recovery Conference.</text:p>
      <text:p text:style-name="P4">
News Source: <text:a xlink:type="simple" xlink:href="https://www.ukrinform.ua/rubric-vidbudova/3725552-ssa-nacileni-na-pidtrimku-ekonomicnogo-vidnovlenna-v-ukraini-derzdep.html" text:style-name="Internet_20_link" text:visited-style-name="Visited_20_Internet_20_Link">
https://www.ukrinform.ua/rubric-vidbudova/3725552-ssa-nacileni-na-pidtrimku-ekonomicnogo-vidnovlenna-v-ukraini-derzdep.html</text:a>
</text:p>
      <!--NEWS-->
      <text:h text:style-name="P10" text:outline-level="1">
<text:span text:style-name="T4">
Ronaldo spent a record 200th match for his career team</text:span>
</text:h>
      <text:p text:style-name="P4">
Authors: Ukrinform (Person)</text:p>
      <text:p text:style-name="P4">
Publisher: Укринформ (Organization)</text:p>
      <text:p text:style-name="P4">
Published Time: 2023-06-20T23:30:45+03:00</text:p>
      <text:p text:style-name="P4">
Modified Time: 2023-06-20T23:30:45+03:00</text:p>
      <text:p text:style-name="P4">
Description: The captain of the Portugal national team Cristiano Ronaldo in the midst of the national team and set the absolute record for the number of performances for the national team. - Ukrinform.</text:p>
      <text:p text:style-name="P4">
Images: ['<text:a xlink:type="simple" xlink:href="https://static.ukrinform.com/photos/2023_06/thumb_files/630_360_1687292965-389.jpg" text:style-name="Internet_20_link" text:visited-style-name="Visited_20_Internet_20_Link">
630_360_16872...</text:a>
']</text:p>
      <text:p text:style-name="P4">
Tags: ['Футбол', 'Роналду']</text:p>
      <text:p text:style-name="P4">
Type: Article</text:p>
      <!--METADATA-->
      <text:p text:style-name="P4">
<draw:frame draw:style-name="fr1" draw:name="Image231" text:anchor-type="as-char" svg:width="6.9236in" svg:height="3.956343in" draw:z-index="0">
<draw:image xlink:href="../Images/yкринформ/2023-06-20T23-30-45-03-00/630_360_1687292965-389.jpg" xlink:type="simple" xlink:show="embed" xlink:actuate="onLoad" draw:mime-type="image/jpeg"/>
</draw:frame>
Cristiano Ronaldo Cristiano Crist. Ronalda went to the field as part of the national team I set an absolute record for the number of speeches for the national team.</text:p>
      <text:p text:style-name="P4">
Cristiano Ronaldo, the Portugal Ronaldo, was a starting staff of Euro-2024 qualification against Iceland, Ukrinform reports.</text:p>
      <text:p text:style-name="P4">
The attacker spent the 200th team. He became the first in the history of football to play 200 matches for the national team.</text:p>
      <text:p text:style-name="P4">
<text:span text:style-name="T4">
 Read also: </text:span>
 <text:a xlink:type="simple" xlink:href="https://www.ukrinform.ua/rubric-sports/3725046-mudrik-rizikue-propustiti-molodiznij-evro2023-z-futbolu.html" text:style-name="Internet_20_link" text:visited-style-name="Visited_20_Internet_20_Link">
Mudryk risks missing youth Euro 2023 with <text:span text:style-name="T4">
 football </text:span>
 u</text:a>
The 38-year-old attacker scored 122 goals for the national team. Also in his asset43 goal gears.</text:p>
      <text:p text:style-name="P4">
Photo: Getty Images</text:p>
      <text:p text:style-name="P4">
News Source: <text:a xlink:type="simple" xlink:href="https://www.ukrinform.ua/rubric-sports/3725551-ronaldu-proviv-rekordnij-200j-poedinok-za-zbirnu-v-kareri.html" text:style-name="Internet_20_link" text:visited-style-name="Visited_20_Internet_20_Link">
https://www.ukrinform.ua/rubric-sports/3725551-ronaldu-proviv-rekordnij-200j-poedinok-za-zbirnu-v-kareri.html</text:a>
</text:p>
      <!--NEWS-->
      <text:h text:style-name="P10" text:outline-level="1">
<text:span text:style-name="T4">
The SBU exposed a traitor who tried to lure military pilots to the side of</text:span>
</text:h>
      <text:p text:style-name="P4">
Authors: Ukrinform (Person)</text:p>
      <text:p text:style-name="P4">
Publisher: Укринформ (Organization)</text:p>
      <text:p text:style-name="P4">
Published Time: 2023-06-20T23:41:00+03:00</text:p>
      <text:p text:style-name="P4">
Modified Time: 2023-06-20T23:41:00+03:00</text:p>
      <text:p text:style-name="P4">
Description: Counterintelligence of the Security Service of Ukraine exposed the Russian agent - a former military pilot who collected intelligence on the Armed Forces airfields and personal data of Ukrainian military pilots. - Ukrinform.</text:p>
      <text:p text:style-name="P4">
Images: ['<text:a xlink:type="simple" xlink:href="https://static.ukrinform.com/photos/2020_10/thumb_files/630_360_1602851531-1154.jpeg" text:style-name="Internet_20_link" text:visited-style-name="Visited_20_Internet_20_Link">
630_360_16028...</text:a>
']</text:p>
      <text:p text:style-name="P4">
Tags: ['СБУ', 'Держзрада', 'Війна з Росією', 'Пілот']</text:p>
      <text:p text:style-name="P4">
Type: Article</text:p>
      <!--METADATA-->
      <text:p text:style-name="P4">
<draw:frame draw:style-name="fr1" draw:name="Image232" text:anchor-type="as-char" svg:width="6.9236in" svg:height="3.956343in" draw:z-index="0">
<draw:image xlink:href="../Images/yкринформ/2023-06-20T23-41-00-03-00/630_360_1602851531-1154.jpeg" xlink:type="simple" xlink:show="embed" xlink:actuate="onLoad" draw:mime-type="image/jpeg"/>
</draw:frame>
Counterintelligence of the Security Service of Ukraine exposed the Russian agent - a former military pilot, who collected intelligence on the airfields of the Armed Forces and personal data of Ukrainian military pilots.</text:p>
      <text:p text:style-name="P4">
According to Ukrinform, the SBU reports in <text:a xlink:type="simple" xlink:href="https://t.me/SBUkr/8703" text:style-name="Internet_20_link" text:visited-style-name="Visited_20_Internet_20_Link">
telegram</text:a>
.</text:p>
      <text:p text:style-name="P4">
The traitor was a retired military pilot, a resident of the temporarily captured Berdyansk Zaporizhzhya region.</text:p>
      <text:p text:style-name="P4">
“At the beginning of a full-scale invasion of the Russian Federation, he remotely went to one of the 52nd heavy bombing aviation regiment of the Armed Forces of the Russian Federation, with which he studied at the pilot school earlier. The man suggested his help in the war against Ukraine, ”the message reads.</text:p>
      <text:p text:style-name="P4">
It is established that the traitor was preparing lists of existing air pilots of the Armed Forces. Aggressor was interested in experts who have practical management experience <text:a xlink:type="simple" xlink:href="https://www.ukrinform.ua/tag-litak" text:style-name="Internet_20_link" text:visited-style-name="Visited_20_Internet_20_Link">
aircraft</text:a>
Mig-29, CU-24, Su-25, Su-27, An-26 and IL-76, as well as Mi-8 and Mi-24 helicopters.</text:p>
      <text:p text:style-name="P4">
“According to operational data, this information was planned to be used by the Rushists to try the Ukrainian pilots in favor of the aggressor country. For the collection of personal data, the traitor called the former classmates and "in the dark" questioned "the necessary" information, including additional contact data, places of residence and service ", - the SBU noted.</text:p>
      <text:p text:style-name="P4">
<text:span text:style-name="T4">
 Read also: </text:span>
 <text:a xlink:type="simple" xlink:href="https://www.ukrinform.ua/rubric-society/3719424-sbu-zatrimala-rosijskogo-agenta-akij-spiguvav-za-bojovou-aviacieu-zsu.html" text:style-name="Internet_20_link" text:visited-style-name="Visited_20_Internet_20_Link">
SBU detained the Russian agent who was spying by the Air Air Aviation</text:a>
On the basis of the evidence collected, the SBU investigators informed him of suspicion under Part 2 of Art. 111 of the Criminal Code of Ukraine(a state betrayal committed under conditions).</text:p>
      <text:p text:style-name="P4">
Фігурант переховується від правосуддя на тимчасово захопленій території півдняУкраїни. Втім, співробітники СБУ проводять комплексні заходи для притягненняйого до відповідальності.</text:p>
      <text:p text:style-name="P4">
Як повідомляв Укрінформ, СБУ повідомила про підозру жителю КостянтинівкиДонецької області, який <text:a xlink:type="simple" xlink:href="https://www.ukrinform.ua/rubric-society/3725183-sbu-zatrimala-rosijskogo-agenta-akij-zbirav-dani-pro-ruh-zsu-pid-bahmutom.html" text:style-name="Internet_20_link" text:visited-style-name="Visited_20_Internet_20_Link">
 передавав ФСБ РФ місця дислокації та напрямки рухупідрозділів Збройних сил України </text:a>
, involved in conducting counter -offensive operations in the district of Bakhmut.</text:p>
      <text:p text:style-name="P4">
News Source: <text:a xlink:type="simple" xlink:href="https://www.ukrinform.ua/rubric-ato/3725304-sbu-vikrila-zradnika-akij-namagavsa-peremaniti-vijskovih-pilotiv-na-bik-rosii.html" text:style-name="Internet_20_link" text:visited-style-name="Visited_20_Internet_20_Link">
https://www.ukrinform.ua/rubric-ato/3725304-sbu-vikrila-zradnika-akij-namagavsa-peremaniti-vijskovih-pilotiv-na-bik-rosii.html</text:a>
</text:p>
      <!--NEWS-->
      <text:h text:style-name="P10" text:outline-level="1">
<text:span text:style-name="T4">
In Jerusalem opened an alley in honor of Ukrainians who saved the Jews from the Nazis - Zelensk</text:span>
</text:h>
      <text:p text:style-name="P4">
Authors: Ukrinform (Person)</text:p>
      <text:p text:style-name="P4">
Publisher: Укринформ (Organization)</text:p>
      <text:p text:style-name="P4">
Published Time: 2023-06-20T23:49:00+03:00</text:p>
      <text:p text:style-name="P4">
Modified Time: 2023-06-20T23:49:00+03:00</text:p>
      <text:p text:style-name="P4">
Description: The first lady Olena Zelenskaya in Jerusalem took part in the grand opening of the alley named after the couple of Ukrainians Shchepanyuk, who rescued Jews from the Nazis during the Second World War. - Ukrinform.</text:p>
      <text:p text:style-name="P4">
Images: ['<text:a xlink:type="simple" xlink:href="https://static.ukrinform.com/photos/2023_06/thumb_files/630_360_1687293906-930.jpg" text:style-name="Internet_20_link" text:visited-style-name="Visited_20_Internet_20_Link">
630_360_16872...</text:a>
']</text:p>
      <text:p text:style-name="P4">
Tags: ['Друга світова', 'Єрусалим', 'Ізраїль', "Пам'ять", 'Олена Зеленська']</text:p>
      <text:p text:style-name="P4">
Type: Article</text:p>
      <!--METADATA-->
      <text:p text:style-name="P4">
<draw:frame draw:style-name="fr1" draw:name="Image234" text:anchor-type="as-char" svg:width="6.9236in" svg:height="3.956343in" draw:z-index="0">
<draw:image xlink:href="../Images/yкринформ/2023-06-20T23-49-00-03-00/630_360_1687293906-930.jpg" xlink:type="simple" xlink:show="embed" xlink:actuate="onLoad" draw:mime-type="image/jpeg"/>
</draw:frame>
The first laviolet Zelensk in Jerusalem took part in the opening of the Alley of the name of the Ukrainians Shchepanyuk, who rescued the Jews of Vienna during the Second World War.</text:p>
      <text:p text:style-name="P4">
According to Ukrinform, Zelenska reported on <text:a xlink:type="simple" xlink:href="https://www.facebook.com/olenazelenska.official/posts/pfbid021a9oAoQeoxo7bAGzXr8APZbgg1Lej7UUFMUAfmAe6ABAKXaMVFkiocciZ3yiP2Ffl" text:style-name="Internet_20_link" text:visited-style-name="Visited_20_Internet_20_Link">
Facebook</text:a>
.</text:p>
      <text:p text:style-name="P4">
“Ця дивовижна історія порятунку почалася в 1941 році в місті БориславіЛьвівської області, коли подружжя Юлії та Романа Щепанюків сховало своїхсусідів-євреїв, родину Вайс: маму, тата й трьох дітей від нацистів. Так іжили, ризикуючи собою, багато місяців. Певно, саме такий вигляд і маєсправжній порятунок – не яскравий кіноефект, а буденна, щоденна праця зарадитого, щоб хтось жив. І їм вдалося!”, - написала перша леді.</text:p>
      <text:p text:style-name="P4">
<text:span text:style-name="T5">
Відео:<text:a xlink:type="simple" xlink:href="https://t.me/FirstLadyOfUkraine/3467" text:style-name="Internet_20_link" text:visited-style-name="Visited_20_Internet_20_Link">
 Олена Зеленська, Телеграм </text:a>
</text:span>
</text:p>
      <text:p text:style-name="P4">
Zelenskaya said that the Weiss family saved and after the liberation of the city moved to the newly created state <text:a xlink:type="simple" xlink:href="https://www.ukrinform.ua/tag-izrail" text:style-name="Internet_20_link" text:visited-style-name="Visited_20_Internet_20_Link">
Israel</text:a>
. One of the sons, Sheva Weiss, became a politician - he held the position of specracynes, was an ambassador of Israel in Poland.</text:p>
      <text:p text:style-name="P4">
According to the President's wife, the Weysi rescuers did not forget their rescuers. According to the decision of "Yad Vashem", Shchepanyuk was recognized as the righteous peoples of the world. This honorary title is given to people who were at risk of saving Jews from Nazi. "And now, according to the decision of the municipality of Jerusalem in the city, there will also be a alley of couple Shchepanyuk," she said.</text:p>
      <text:p text:style-name="P4">
<text:span text:style-name="T4">
 Read also: </text:span>
 [in the "Yad Vashem" complex launched Ukrainian -language audiohyd(https://www.ukrinform.ua/rubric-culture/3725479-u-kompleksi-ad-vasem-zapustili-ukrainomovnij-audiogid.html)Zelenskaya reminded that in Ukraine more than 2,600 families who are recognized as righteous people of the world: “And now some of them, like all Ukrainians, are experiencing a war of hip. Again".</text:p>
      <text:p text:style-name="P4">
The first lady added that when evil returns to the world, it is such simple human apparatus as the history of Shchepanyuk, they give hope - to the fact that in the darkest there is help, self -sacrifice, support.</text:p>
      <text:p text:style-name="P4">
It was reported that Elena Zelenska is visiting Israel.</text:p>
      <text:p text:style-name="P4">
News Source: <text:a xlink:type="simple" xlink:href="https://www.ukrinform.ua/rubric-society/3725553-u-erusalimi-vidkrili-aleu-na-cest-ukrainciv-aki-ratuvali-evreiv-vid-nacistiv-zelenska.html" text:style-name="Internet_20_link" text:visited-style-name="Visited_20_Internet_20_Link">
https://www.ukrinform.ua/rubric-society/3725553-u-erusalimi-vidkrili-aleu-na-cest-ukrainciv-aki-ratuvali-evreiv-vid-nacistiv-zelenska.html</text:a>
</text:p>
      <!--NEWS-->
      <text:h text:style-name="P10" text:outline-level="1">
<text:span text:style-name="T4">
Qualifications to the CHE: Belgium, Austria and Norway have won</text:span>
</text:h>
      <text:p text:style-name="P4">
Authors: Ukrinform (Person)</text:p>
      <text:p text:style-name="P4">
Publisher: Укринформ (Organization)</text:p>
      <text:p text:style-name="P4">
Published Time: 2023-06-20T23:55:20+03:00</text:p>
      <text:p text:style-name="P4">
Modified Time: 2023-06-20T23:55:20+03:00</text:p>
      <text:p text:style-name="P4">
Description: The fourth round of qualification to the European Football Championship has ended. - Ukrinform.</text:p>
      <text:p text:style-name="P4">
Images: ['<text:a xlink:type="simple" xlink:href="https://static.ukrinform.com/photos/2023_06/thumb_files/630_360_1687294422-270.jpg" text:style-name="Internet_20_link" text:visited-style-name="Visited_20_Internet_20_Link">
630_360_16872...</text:a>
']</text:p>
      <text:p text:style-name="P4">
Tags: ['Футбол']</text:p>
      <text:p text:style-name="P4">
Type: Article</text:p>
      <!--METADATA-->
      <text:p text:style-name="P4">
<draw:frame draw:style-name="fr1" draw:name="Image235" text:anchor-type="as-char" svg:width="6.9236in" svg:height="3.956343in" draw:z-index="0">
<draw:image xlink:href="../Images/yкринформ/2023-06-20T23-55-20-03-00/630_360_1687294422-270.jpg" xlink:type="simple" xlink:show="embed" xlink:actuate="onLoad" draw:mime-type="image/jpeg"/>
</draw:frame>
The four -fourth round of qualification to the European Football Championship.</text:p>
      <text:p text:style-name="P4">
The national teams played half of the matches of the qualification stage of the selection of European football domestic, Ukrinform reports.</text:p>
      <text:p text:style-name="P4">
In the fourth round, Belgium defeated Estonia - 3: 0. In the Belgians, a Bakayoco, a double on Lukaka account, was distinguished.</text:p>
      <text:p text:style-name="P4">
In a parallel match, Austria overcame Sweden - 2: 0. The goals to his activist recorded Baumgartner.</text:p>
      <text:p text:style-name="P4">
Otherwise, Norway won Cyprus - 3: 0. The victorious result was ensured by the accurate blow of Solbakken and Holland's double. The Cypriots responded with the only hole of Castanos.</text:p>
      <text:p text:style-name="P4">
<text:span text:style-name="T4">
 Read also: </text:span>
 <text:a xlink:type="simple" xlink:href="https://www.ukrinform.ua/rubric-sports/3725058-futbolisti-anglii-rozgromili-pivnicnih-makedonciv-u-kvalifikacii-evro2024.html" text:style-name="Internet_20_link" text:visited-style-name="Visited_20_Internet_20_Link">
<text:span text:style-name="T4">
 Football </text:span>
 of England's truths of the northern Macedonians of the Infighting Euro-2024</text:a>
Other Results of the Game Day of Qualification: Bulgaria - Serbia(1:1), Bosnia and Herzegovina - Luxembourg(0:2), Iceland - Portugal(0:1), Liechtenstein -Slovakia(0:1), Moldova - Poland(3:2), Hungary is Lithuania(2:0), Faerian Islands - Albania(1:3), Scotland - Georgia(1: 0, the match is ongoing).</text:p>
      <text:p text:style-name="P4">
<text:span text:style-name="T4">
Читайте також:</text:span>
 <text:a xlink:type="simple" xlink:href="https://www.ukrinform.ua/rubric-sports/3725153-golkiper-zbirnoi-ukraini-trubin-vzali-tri-ocki-ce-najgolovnise.html" text:style-name="Internet_20_link" text:visited-style-name="Visited_20_Internet_20_Link">
 Голкіпер збірної України Трубін: Взяли три очки - ценайголовніше </text:a>
As it was reported, the national team of Ukraine minimally overcome Malta(1:0)in the fourth study of the qualification to the European Championship-2024.</text:p>
      <text:p text:style-name="P4">
Photo: twitter.com/euro2024</text:p>
      <text:p text:style-name="P4">
News Source: <text:a xlink:type="simple" xlink:href="https://www.ukrinform.ua/rubric-sports/3725555-kvalifikacia-do-ce-belgia-avstria-i-norvegia-zdobuli-peremogi.html" text:style-name="Internet_20_link" text:visited-style-name="Visited_20_Internet_20_Link">
https://www.ukrinform.ua/rubric-sports/3725555-kvalifikacia-do-ce-belgia-avstria-i-norvegia-zdobuli-peremogi.html</text:a>
</text:p>
      <!--NEWS-->
      <text:h text:style-name="P10" text:outline-level="1">
<text:span text:style-name="T4">
Tomorrow in Ukraine short -term rains and thunderstorms, in the afternoon to +29 °</text:span>
</text:h>
      <text:p text:style-name="P4">
Authors: Ukrinform (Person)</text:p>
      <text:p text:style-name="P4">
Publisher: Укринформ (Organization)</text:p>
      <text:p text:style-name="P4">
Published Time: 2023-06-20T23:58:00+03:00</text:p>
      <text:p text:style-name="P4">
Modified Time: 2023-06-20T23:58:00+03:00</text:p>
      <text:p text:style-name="P4">
Description: On Wednesday, June 21, short -term rains and thunderstorms are expected throughout Ukraine, except for most western and northern regions. - Ukrinform.</text:p>
      <text:p text:style-name="P4">
Images: ['<text:a xlink:type="simple" xlink:href="https://static.ukrinform.com/photos/2023_06/thumb_files/630_360_1687261600-676.jpg" text:style-name="Internet_20_link" text:visited-style-name="Visited_20_Internet_20_Link">
630_360_16872...</text:a>
']</text:p>
      <text:p text:style-name="P4">
Tags: ['Дощ', 'Погода', 'Спека', 'Прогноз']</text:p>
      <text:p text:style-name="P4">
Type: Article</text:p>
      <!--METADATA-->
      <text:p text:style-name="P4">
<draw:frame draw:style-name="fr1" draw:name="Image236" text:anchor-type="as-char" svg:width="6.9236in" svg:height="3.956343in" draw:z-index="0">
<draw:image xlink:href="../Images/yкринформ/2023-06-20T23-58-00-03-00/630_360_1687261600-676.jpg" xlink:type="simple" xlink:show="embed" xlink:actuate="onLoad" draw:mime-type="image/jpeg"/>
</draw:frame>
On Wednesday, June 21, short -term rains and thunderstorms are expected throughout Ukraine, except for most western and northern regions.</text:p>
      <text:p text:style-name="P4">
Ukrinform was reported at the Ukrainian Hydrometeorological Center.</text:p>
      <text:p text:style-name="P4">
In the western regions at night and in the morning, fog. The wind is mostly northwest, 5-10 m/s.</text:p>
      <text:p text:style-name="P4">
The temperature at night is 14-19 °, in the west of the country 10-15 °; during the day 24-29 °; In the Carpathian Mountains 8-13 °, in the afternoon 17-22 °.</text:p>
      <text:p text:style-name="P4">
In Kyiv and Kyiv region, June 21, changing cloudiness, short -lived at night, without precipitation. Temperature in the capital at night 16-18 °, in the afternoon 26-28 °; Pass at night 14-19 °, in the afternoon 24-29 °.</text:p>
      <text:p text:style-name="P4">
In the next two days, dry weather will remain in Ukraine, only in the day in the western, June 23 and in the northern regions, short -term rains, thunderstorms.</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climate</text:a>
Temperature at night 14-19 °, on the coast of the seas up to 23 °(In the east of the country 11-16 °); in the afternoon 25-30 °, in the southern and central regions up to 33 °, in the Eastern, June 22 in the western regions 22-27 °.</text:p>
      <text:p text:style-name="P4">
In the capital region on June 22-23 without precipitation, only in the afternoon of June 23, there is a rainfall, thunderstorms. The temperature in Kiev at night 17-19 °, in the afternoon 28-30 °; Pass at night 14-19 °, in the afternoon 25-30 °.</text:p>
      <text:p text:style-name="P4">
During June 24-25, forecasters forecast short-term rains in Ukraine, thunderstorms, on June 24 in the southeastern regions without precipitation.</text:p>
      <text:p text:style-name="P4">
Temperature at night 15-21 °, in the daytime 24-30 °, in the southern regions on June 24 to 33 °; in the western regions at night 12-17 °, in the afternoon 20-25 °.</text:p>
      <text:p text:style-name="P4">
In Kyiv and the region June 24-25, short-term <text:a xlink:type="simple" xlink:href="https://www.ukrinform.ua/tag-dos" text:style-name="Internet_20_link" text:visited-style-name="Visited_20_Internet_20_Link">
rain</text:a>
, thunderstorms. The air temperature in the capital is 17-19 °, in the afternoon 26-28 °; In the area at night 15-20 °, in the afternoon 24-29 °.</text:p>
      <text:p text:style-name="P4">
News Source: <text:a xlink:type="simple" xlink:href="https://www.ukrinform.ua/rubric-regions/3725320-zavtra-v-ukraini-korotkocasni-dosi-ta-grozi-vden-do-29.html" text:style-name="Internet_20_link" text:visited-style-name="Visited_20_Internet_20_Link">
https://www.ukrinform.ua/rubric-regions/3725320-zavtra-v-ukraini-korotkocasni-dosi-ta-grozi-vden-do-29.html</text:a>
</text:p>
      <!--NEWS-->
      <text:h text:style-name="P10" text:outline-level="1">
<text:span text:style-name="T4">
Destroyed Russian Mur-M Station and 6 enemy armored vehicles</text:span>
</text:h>
      <text:p text:style-name="P4">
Author: ['АРМІЯINFORM']</text:p>
      <text:p text:style-name="P4">
Time: 2023-06-20T24:00:00-04:00</text:p>
      <text:p text:style-name="P4">
Description: About the cereal service of the nonsense of Ukraine. “SBU SBU SBU SBU were Rosіyska Station ... The war with Ukraine 2022, the war with Ukraine is the latest news today, the News War with Ukraine 2022 is the last for today, will there be a war between Ukraine and Russia and when, the war with Ukraine will be or not, it will be, Will there be a war with Ukraine in the near future, they say, the war with Ukraine, Ukrainian news today, Ukrainian news in Ukrainian media in Russian</text:p>
      <text:p text:style-name="P4">
Images: []</text:p>
      <text:p text:style-name="P4">
Tags: ['STOPRUSSIA', 'АГРЕСІЯ РФ', 'ВТОРГНЕННЯ РФ', 'СБУ']</text:p>
      <text:p text:style-name="P4">
Category: News</text:p>
      <!--METADATA-->
      <text:p text:style-name="P4">
About it <text:a xlink:type="simple" xlink:href="https://www.facebook.com/SecurSerUkraine/videos/3238558146435446/" text:style-name="Internet_20_link" text:visited-style-name="Visited_20_Internet_20_Link">
reports</text:a>
Security Service of Ukraine.</text:p>
      <text:p text:style-name="P4">
“The SBU staff destroyed the Russian Mur-M station and 6 units. The goals were worked out by the SBU Operational Group in Donetsk Talugansk regions. Radio -electronic intelligence complex occupies the collision lines to track the movement of the Ukrainian military around the clock, ”the message reads.</text:p>
      <text:p text:style-name="P4">
It is noted that our warriors also "unrelated" four more enemy BMP-2, twoMTLB together with 16 crew members and a mortar calculation.</text:p>
      <text:p text:style-name="P4">
News Source: <text:a xlink:type="simple" xlink:href="https://armyinform.com.ua/2023/06/20/znyshheno-rosijsku-stancziyu-murom-m-i-6-odynycz-bronetehniky-protyvnyka/" text:style-name="Internet_20_link" text:visited-style-name="Visited_20_Internet_20_Link">
https://armyinform.com.ua/2023/06/20/znyshheno-rosijsku-stancziyu-murom-m-i-6-odynycz-bronetehniky-protyvnyka/</text:a>
</text:p>
      <!--NEWS-->
      <text:h text:style-name="P10" text:outline-level="1">
<text:span text:style-name="T4">
Aviation of Defense Forces made 15 beats in the areas of focus of enemy personnel</text:span>
</text:h>
      <text:p text:style-name="P4">
Author: ['АРМІЯINFORM']</text:p>
      <text:p text:style-name="P4">
Time: 2023-06-20T26:00:00-04:00</text:p>
      <text:p text:style-name="P4">
Description: About the General Headquarters of the ZSU. “The AvIACII for the defense forces for Dob was headed by 15 strokes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 'ГШ ЗСУ', 'ХРОНІКА ОБОРОНИ', 'ХРОНІКА ОБОРОНИ УКРАЇНИ']</text:p>
      <text:p text:style-name="P4">
Category: News</text:p>
      <!--METADATA-->
      <text:p text:style-name="P4">
<draw:frame draw:style-name="fr1" draw:name="Image237" text:anchor-type="as-char" svg:width="6.9236in" svg:height="5.385022in" draw:z-index="0">
<draw:image xlink:href="../Images/AРМІЯINFORM/2023-06-20T26-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AxtfjEkHqdvLDN2ZnDvzj2fQdKuu9vSnv5z8psXiFQqMKtM3JCADgrH67dC9XmEwl" text:style-name="Internet_20_link" text:visited-style-name="Visited_20_Internet_20_Link">
reports</text:a>
The General Staff of the Armed Forces.</text:p>
      <text:p text:style-name="P4">
“Aviation of defense forces per day made 15 beats in the areas of concentration of the personal staff of the enemy.</text:p>
      <text:p text:style-name="P4">
The missile troops and artillery units were struck by 3 points of management, 10 areas of concentration of personnel and military equipment, 2 warehouses of ammunition, 1 composition It is in the message.</text:p>
      <text:p text:style-name="P4">
News Source: <text:a xlink:type="simple" xlink:href="https://armyinform.com.ua/2023/06/20/aviacziya-syl-oborony-zavdala-15-udariv-po-rajonah-zoseredzhennya-osobovogo-skladu-protyvnyka-2/" text:style-name="Internet_20_link" text:visited-style-name="Visited_20_Internet_20_Link">
https://armyinform.com.ua/2023/06/20/aviacziya-syl-oborony-zavdala-15-udariv-po-rajonah-zoseredzhennya-osobovogo-skladu-protyvnyka-2/</text:a>
</text:p>
      <!--NEWS-->
      <text:h text:style-name="P10" text:outline-level="1">
<text:span text:style-name="T4">
Defense forces eliminated more than 1000 invaders, destroyed 23 artsystems and 15 BBM</text:span>
</text:h>
      <text:p text:style-name="P4">
Author: ['АРМІЯINFORM']</text:p>
      <text:p text:style-name="P4">
Time: 2023-06-20T28:00:00-04:00</text:p>
      <text:p text:style-name="P4">
Description: Zagalni Boyov, take the enemy on 02.24.22 to 06/20/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94ffd31-8968-4390-97c4-eddfdaaf45ad.jpg" text:style-name="Internet_20_link" text:visited-style-name="Visited_20_Internet_20_Link">
394ffd31-8968-4390-97c4-eddfdaaf45ad.jpg</text:a>
']</text:p>
      <text:p text:style-name="P4">
Tags: ['АГРЕСІЯ РФ', 'ВТОРГНЕННЯ РФ', 'ВТРАТИ ВОРОГА', 'ГШ ЗСУ']</text:p>
      <text:p text:style-name="P4">
Category: News</text:p>
      <!--METADATA-->
      <text:p text:style-name="P4">
<draw:frame draw:style-name="fr1" draw:name="Image238" text:anchor-type="as-char" svg:width="6.9236in" svg:height="6.981297in" draw:z-index="0">
<draw:image xlink:href="../Images/AРМІЯINFORM/2023-06-20T28-00-00-04-00/394ffd31-8968-4390-97c4-eddfdaaf45ad.jpg" xlink:type="simple" xlink:show="embed" xlink:actuate="onLoad" draw:mime-type="image/jpeg"/>
</draw:frame>
The total combat loss of the enemy from 24.02.22 to 20.06.23 will be orientated:</text:p>
      <text:p text:style-name="P4">
<text:span text:style-name="T4">
<text:span text:style-name="T5">
 Personnel - </text:span>
* 221460(+1010)persons eliminated</text:span>
<text:span text:style-name="T5">
 tanks - </text:span>
<text:span text:style-name="T5">
 3997(+8)</text:span>
<text:span text:style-name="T4">
 Battle armored vehicles - </text:span>
 7750(+15)<text:span text:style-name="T4">
<text:span text:style-name="T5">
 Artillery systems - </text:span>
<text:span text:style-name="T5">
 3888(+23)</text:span>
 </text:span>
 RSZV - <text:span text:style-name="T4">
 614(+4)</text:span>
<text:span text:style-name="T5">
 air defense - </text:span>
<text:span text:style-name="T5">
 372(+2)</text:span>
<text:span text:style-name="T4">
 aircraft - </text:span>
 314(0)<text:span text:style-name="T4">
<text:span text:style-name="T5">
 helicopters - </text:span>
* 306(+1)</text:span>
<text:span text:style-name="T5">
 UAV Operative Tactical Level-</text:span>
<text:span text:style-name="T5">
 3393(+10)</text:span>
<text:span text:style-name="T4">
 Winged missiles - </text:span>
 1214(+3)<text:span text:style-name="T4">
<text:span text:style-name="T5">
 ships / boats - </text:span>
* 18(0)</text:span>
<text:span text:style-name="T5">
 Automobile equipment and tanks - </text:span>
<text:span text:style-name="T5">
 6645(+32)</text:span>
<text:span text:style-name="T4">
 Special equipment - </text:span>
 531(+5)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0.06.23.</text:p>
      <text:p text:style-name="P4">
News Source: <text:a xlink:type="simple" xlink:href="https://armyinform.com.ua/2023/06/20/syly-oborony-likviduvaly-ponad-1000-okupantiv-znyshhyly-23-artsystem-i-15-bbm/" text:style-name="Internet_20_link" text:visited-style-name="Visited_20_Internet_20_Link">
https://armyinform.com.ua/2023/06/20/syly-oborony-likviduvaly-ponad-1000-okupantiv-znyshhyly-23-artsystem-i-15-bbm/</text:a>
</text:p>
      <!--NEWS-->
      <text:h text:style-name="P10" text:outline-level="1">
<text:span text:style-name="T4">
President: Strengthened, rebuilt Ukraine is a protection against any forms of Russian terror</text:span>
</text:h>
      <text:p text:style-name="P4">
Authors: Ukrinform (Person)</text:p>
      <text:p text:style-name="P4">
Publisher: Укринформ (Organization)</text:p>
      <text:p text:style-name="P4">
Published Time: 2023-06-20T2:11:00+03:00</text:p>
      <text:p text:style-name="P4">
Modified Time: 2023-06-20T22:11:00+03:00</text:p>
      <text:p text:style-name="P4">
Description: The rebuilt, transformed and strengthened Ukraine is a carrier and a security guarantor, it is a security against any forms of Russian terror and protection against repetitions of Russian aggression.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Зеленський', 'Війна з Росією', 'Відбудова']</text:p>
      <text:p text:style-name="P4">
Type: Article</text:p>
      <!--METADATA-->
      <text:p text:style-name="P4">
<draw:frame draw:style-name="fr1" draw:name="Image239" text:anchor-type="as-char" svg:width="6.9236in" svg:height="3.956343in" draw:z-index="0">
<draw:image xlink:href="../Images/yкринформ/2023-06-20T2-11-00-03-00/630_360_1668631319-314.jpg" xlink:type="simple" xlink:show="embed" xlink:actuate="onLoad" draw:mime-type="image/jpeg"/>
</draw:frame>
The rebuilt, transformed and strengthened Ukraine is a carrier and a guarantor of safety, ossification from any forms of Russian terror and protection against recurrent Russian aggression.</text:p>
      <text:p text:style-name="P4">
Volodymyr Zelenskyy said this in <text:a xlink:type="simple" xlink:href="https://www.youtube.com/watch" text:style-name="Internet_20_link" text:visited-style-name="Visited_20_Internet_20_Link">
video message</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I wish health, dear Ukrainians!</text:span>
</text:p>
      <text:p text:style-name="P4">
A brief report for this day.</text:p>
      <text:p text:style-name="P4">
First of all, I thank our air forces and all defenders of the sky from other defense for every confused Russian rocket and for every shotgun. Just last night - more than 30 shotguns. These are hundreds of saved lives, this infrastructure. Thank you, warriors!</text:p>
      <text:p text:style-name="P4">
Second. Today in Kherson as a result of the shelling of the invaders victims ... They were engaged in the elimination of the consequences of the Russian terrorist attack by the Nakakhovsky hydroelectric power station and were fired by Russian artillery. Eight DSSNS employees were injured, one, unfortunately, died ... My condolences to their relatives and relatives!</text:p>
      <text:p text:style-name="P4">
Every such Russian blow, every Russian terrorist attack is an argument every time, and there will be no chance of staying on the Ukrainian land. There are no killers and terrorists here and will never be.</text:p>
      <text:p text:style-name="P4">
Now our warriors in the south, in the east are very actively destroying the enemy, physical purification of Ukraine. This will continue.</text:p>
      <text:p text:style-name="P4">
Terror protection is the destruction of terrorists. And this is a guarantee that the state-gun will never be able to bring evil to Ukraine. Actually about the cetretic point for today. The first meetings in London have already begun within a conference on the reconstruction of Ukraine, which we prepared with British dogs. Discussions in Switzerland and Germany, France and Italy have already taken place. There is a work of different levels for our restoration. And we direct this work that our reconstruction, our restoration becomes not only the construction of construction, but a global project of protection.</text:p>
      <text:p text:style-name="P4">
Ukraine, transformed Ukraine, reinforced Ukraine is a security and security guarantor, it is a protection against any forms of Russian terror protection against any repetitions of Russian aggression.</text:p>
      <text:p text:style-name="P4">
Tomorrow at the London Conference I will present some of the aspects of our philosophy of Ukraine. The full meaning will be represented later this month. And in Ukraine.I thank everyone who is fighting and working for Ukraine!I thank each of our warrior, who is now in battle, in combat posts and combat missions!Zaporizhzhia, Donetsk - you are good guys!</text:p>
      <text:p text:style-name="P4">
Thank you all who train our warriors and who helps us with weapons!Every unit, every projectile uses Ukraine as efficiently as possible and always - for the protection of life.</text:p>
      <text:p text:style-name="P4">
<text:span text:style-name="T4">
Glory to Ukraine!</text:span>
</text:p>
      <text:p text:style-name="P4">
<text:span text:style-name="T5">
Foto: op</text:span>
</text:p>
      <text:p text:style-name="P4">
News Source: <text:a xlink:type="simple" xlink:href="https://www.ukrinform.ua/rubric-vidbudova/3725538-prezident-vidbudovana-zmicnena-ukraina-ce-zahisenist-vid-budakih-form-rosijskogo-teroru.html" text:style-name="Internet_20_link" text:visited-style-name="Visited_20_Internet_20_Link">
https://www.ukrinform.ua/rubric-vidbudova/3725538-prezident-vidbudovana-zmicnena-ukraina-ce-zahisenist-vid-budakih-form-rosijskogo-teroru.html</text:a>
</text:p>
      <!--NEWS-->
      <text:h text:style-name="P10" text:outline-level="1">
<text:span text:style-name="T4">
At night the air defense forces destroyed 32 of 35 shock drones Shahd-136/131</text:span>
</text:h>
      <text:p text:style-name="P4">
Author: ['АРМІЯINFORM']</text:p>
      <text:p text:style-name="P4">
Time: 2023-06-20T30:00:00-04:00</text:p>
      <text:p text:style-name="P4">
Description: The NICH has 20 chervye enemy shots by the impact of іrani lamb boat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87990_obstril-ppo_reuters_new_960x380_0.jpg" text:style-name="Internet_20_link" text:visited-style-name="Visited_20_Internet_20_Link">
287990_obstril-ppo_reuters_new_960x380_0.jpg</text:a>
']</text:p>
      <text:p text:style-name="P4">
Tags: ['SHAHED-136/131', 'АГРЕСІЯ РФ', 'ВТОРГНЕННЯ РФ', 'КОМАНДУВАННЯ ПОВІТРЯНИХ СИЛ ЗСУ']</text:p>
      <text:p text:style-name="P4">
Category: News</text:p>
      <!--METADATA-->
      <text:p text:style-name="P4">
<draw:frame draw:style-name="fr1" draw:name="Image240" text:anchor-type="as-char" svg:width="6.9236in" svg:height="3.606042in" draw:z-index="0">
<draw:image xlink:href="../Images/AРМІЯINFORM/2023-06-20T30-00-00-04-00/287990_obstril-ppo_reuters_new_960x380_0.jpg" xlink:type="simple" xlink:show="embed" xlink:actuate="onLoad" draw:mime-type="image/jpeg"/>
</draw:frame>
On the night of June 20, the enemy struck the Iranian barrading ammunitionhad-136/131 on military and infrastructure sites of Ukraine. Puskiv was from the northern and southern directions: the Bryansk region and the east coast of the Azov Sea.</text:p>
      <text:p text:style-name="P4">
About it <text:a xlink:type="simple" xlink:href="https://t.me/kpszsu/2672" text:style-name="Internet_20_link" text:visited-style-name="Visited_20_Internet_20_Link">
reports</text:a>
Armed Forces Command.</text:p>
      <text:p text:style-name="P4">
In total, the invaders used 35 shock drones. 32 was able to destroy the response.</text:p>
      <text:p text:style-name="P4">
30 Shahanedov was destroyed by the Air Force forces and means, two more by subdivisions.</text:p>
      <text:p text:style-name="P4">
Air defense today worked in most regions of Ukraine, the consolation direction of the attack of Iranian drones - Kyiv region. More than twenty Shahanedov was destroyed here.</text:p>
      <text:p text:style-name="P4">
In addition, at night the Russian invaders struck by Zaporizhzhia Balticism-Prats of Iskander-M/S-300.</text:p>
      <text:p text:style-name="P4">
The assault, bombing and fighter aircraft aircraft continues to strike the positions, equipment and the rear of the occupying troops.</text:p>
      <text:p text:style-name="P4">
News Source: <text:a xlink:type="simple" xlink:href="https://armyinform.com.ua/2023/06/20/vnochi-syly-ppo-znyshhyly-32-iz-35-udarnyh-droniv-shahed-136-131/" text:style-name="Internet_20_link" text:visited-style-name="Visited_20_Internet_20_Link">
https://armyinform.com.ua/2023/06/20/vnochi-syly-ppo-znyshhyly-32-iz-35-udarnyh-droniv-shahed-136-131/</text:a>
</text:p>
      <!--NEWS-->
      <text:h text:style-name="P10" text:outline-level="1">
<text:span text:style-name="T4">
In Ukraine a moment of silence</text:span>
</text:h>
      <text:p text:style-name="P4">
Author: ['АРМІЯINFORM']</text:p>
      <text:p text:style-name="P4">
Time: 2023-06-20T32: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1" text:anchor-type="as-char" svg:width="6.9236in" svg:height="3.895992in" draw:z-index="0">
<draw:image xlink:href="../Images/AРМІЯINFORM/2023-06-20T32-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20/v-ukrayini-hvylyna-movchannya/" text:style-name="Internet_20_link" text:visited-style-name="Visited_20_Internet_20_Link">
https://armyinform.com.ua/2023/06/20/v-ukrayini-hvylyna-movchannya/</text:a>
</text:p>
      <!--NEWS-->
      <text:h text:style-name="P10" text:outline-level="1">
<text:span text:style-name="T4">
Ukrainian defenders destroyed the Russian Aligator helicopter</text:span>
</text:h>
      <text:p text:style-name="P4">
Author: ['АРМІЯINFORM']</text:p>
      <text:p text:style-name="P4">
Time: 2023-06-20T34:00:00-04:00</text:p>
      <text:p text:style-name="P4">
Description: Ukrainian Zahisniki knocked one Ka-52, Vidomius PID for the aligator.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photo_2023-06-17_07-57-23-1.jpg" text:style-name="Internet_20_link" text:visited-style-name="Visited_20_Internet_20_Link">
photo_2023-06-17_07-57-23-1.jpg</text:a>
']</text:p>
      <text:p text:style-name="P4">
Tags: ['STOPRUSSIA', 'АГРЕСІЯ РФ', 'ВТОРГНЕННЯ РФ', 'КА-52 «АЛІГАТОР»', 'ПС ЗСУ', 'ХРОНІКА ОБОРОНИ']</text:p>
      <text:p text:style-name="P4">
Category: News</text:p>
      <!--METADATA-->
      <text:p text:style-name="P4">
<draw:frame draw:style-name="fr1" draw:name="Image242" text:anchor-type="as-char" svg:width="6.9236in" svg:height="4.454183in" draw:z-index="0">
<draw:image xlink:href="../Images/AРМІЯINFORM/2023-06-20T34-00-00-04-00/photo_2023-06-17_07-57-23-1.jpg" xlink:type="simple" xlink:show="embed" xlink:actuate="onLoad" draw:mime-type="image/jpeg"/>
</draw:frame>
Ukrainian defenders destroyed another KA-52, known as Aligator.</text:p>
      <text:p text:style-name="P4">
About it <text:a xlink:type="simple" xlink:href="https://t.me/kpszsu/2674" text:style-name="Internet_20_link" text:visited-style-name="Visited_20_Internet_20_Link">
report</text:a>
Air Force of the Armed Forces of Ukraine.</text:p>
      <text:p text:style-name="P4">
"Around 23.00 on June 19, a shock helicopter Ka-52 was destroyed in the Donetsk Donetsk direction by the Air Force.</text:p>
      <text:p text:style-name="P4">
News Source: <text:a xlink:type="simple" xlink:href="https://armyinform.com.ua/2023/06/20/ukrayinski-zahysnyky-znyshhyly-rosijskyj-vertolit-aligator/" text:style-name="Internet_20_link" text:visited-style-name="Visited_20_Internet_20_Link">
https://armyinform.com.ua/2023/06/20/ukrayinski-zahysnyky-znyshhyly-rosijskyj-vertolit-aligator/</text:a>
</text:p>
      <!--NEWS-->
      <text:h text:style-name="P10" text:outline-level="1">
<text:span text:style-name="T4">
Coordinating Staff: The exchanges returned some of the defenders who were considered missing</text:span>
</text:h>
      <text:p text:style-name="P4">
Author: ['АРМІЯINFORM']</text:p>
      <text:p text:style-name="P4">
Time: 2023-06-20T36:00:00-04:00</text:p>
      <text:p text:style-name="P4">
Description: For the INITITITITITITITS OF ACHOMARICA “Zhinki Zi Stali” at the Coordinating headquarters ... War with Ukraine 2022, War with Ukraine Latest News today,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ksh3-6.jpg" text:style-name="Internet_20_link" text:visited-style-name="Visited_20_Internet_20_Link">
ksh3-6.jpg</text:a>
']</text:p>
      <text:p text:style-name="P4">
Tags: ['КООРДИНАЦІЙНИЙ ШТАБ З ПИТАНЬ ПОВОДЖЕННЯ З ВІЙСЬКОВОПОЛОНЕНИМИ', 'ОБМІН ПОЛОНЕНИМИ']</text:p>
      <text:p text:style-name="P4">
Category: News</text:p>
      <!--METADATA-->
      <text:p text:style-name="P4">
<draw:frame draw:style-name="fr1" draw:name="Image243" text:anchor-type="as-char" svg:width="6.9236in" svg:height="4.823441in" draw:z-index="0">
<draw:image xlink:href="../Images/AРМІЯINFORM/2023-06-20T36-00-00-04-00/ksh3-6.jpg" xlink:type="simple" xlink:show="embed" xlink:actuate="onLoad" draw:mime-type="image/jpeg"/>
</draw:frame>
On the initiative of the NGO "Women made of steel", an online meeting with the families of servicemen of a separate mechanical university named after Prince Vladimir Monomakh was held at the coordination staff.</text:p>
      <text:p text:style-name="P4">
About it <text:a xlink:type="simple" xlink:href="https://t.me/Koord_shtab/1273" text:style-name="Internet_20_link" text:visited-style-name="Visited_20_Internet_20_Link">
reports</text:a>
Coordinating headquarters of inquiries for the treatment of prisoners of war.</text:p>
      <text:p text:style-name="P4">
The staff representative stressed that Ukraine submits to the exchange of all, including persons who are missing missing, regardless of whether the captive is being confirmed by Russia or an underwenting committee of the Chervonolas. Therefore, during the exchange of home, much of the defenders returned to the missing missing.</text:p>
      <text:p text:style-name="P4">
“We try to pick up seriously wounded and sick. As well as those who are more than a year, - said the headquarters. "The Russians are not very interested in reprimanding their people."</text:p>
      <text:p text:style-name="P4">
They also raised the question of finding the bodies of fallen heroes.</text:p>
      <text:p text:style-name="P4">
“If you can check the position to find the body, they do it. This is a holy one, ”the headquarters representative assured. - When a certainudyanka is being committed, a team of the Office of the Commissioner for Persons is working there, missing in special circumstances. She is engaged in search and initial identification. "</text:p>
      <text:p text:style-name="P4">
They also discussed the establishment of communication of relatives with the military unit of the missing missing and captured defenders.</text:p>
      <text:p text:style-name="P4">
News Source: <text:a xlink:type="simple" xlink:href="https://armyinform.com.ua/2023/06/20/koordynaczijnyj-shtab-pid-chas-obminiv-povertayetsya-chastyna-oboroncziv-yaki-vvazhalysya-znyklymy-bezvisty/" text:style-name="Internet_20_link" text:visited-style-name="Visited_20_Internet_20_Link">
https://armyinform.com.ua/2023/06/20/koordynaczijnyj-shtab-pid-chas-obminiv-povertayetsya-chastyna-oboroncziv-yaki-vvazhalysya-znyklymy-bezvisty/</text:a>
</text:p>
      <!--NEWS-->
      <text:h text:style-name="P10" text:outline-level="1">
<text:span text:style-name="T4">
Russia brought out a rocket launcher in the Black Sea without "calibers"</text:span>
</text:h>
      <text:p text:style-name="P4">
Author: ['АРМІЯINFORM']</text:p>
      <text:p text:style-name="P4">
Time: 2023-06-20T38:00:00-04:00</text:p>
      <text:p text:style-name="P4">
Description: The village for 20 worms at the Boyal Cherguvanni from Chorny Morin is released three Rosіyskі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595745.jpg" text:style-name="Internet_20_link" text:visited-style-name="Visited_20_Internet_20_Link">
595745.jpg</text:a>
']</text:p>
      <text:p text:style-name="P4">
Tags: ['ВІЙНА', 'ВМС ЗС УКРАЇНИ', 'РАКЕТИ «КАЛІБР»', 'ЧОРНЕ МОРЕ']</text:p>
      <text:p text:style-name="P4">
Category: News</text:p>
      <!--METADATA-->
      <text:p text:style-name="P4">
<draw:frame draw:style-name="fr1" draw:name="Image244" text:anchor-type="as-char" svg:width="6.9236in" svg:height="3.494254in" draw:z-index="0">
<draw:image xlink:href="../Images/AРМІЯINFORM/2023-06-20T38-00-00-04-00/595745.jpg" xlink:type="simple" xlink:show="embed" xlink:actuate="onLoad" draw:mime-type="image/jpeg"/>
</draw:frame>
As of June 20, there are three -Russian ships in the Black Sea, among them one carpet carrier of the Caliber rockets. In this case, the rocket launcher is not equipped with "calibers".</text:p>
      <text:p text:style-name="P4">
About it <text:a xlink:type="simple" xlink:href="https://t.me/ukrainian_navy/3370" text:style-name="Internet_20_link" text:visited-style-name="Visited_20_Internet_20_Link">
reports</text:a>
Navy of the Armed Forces.</text:p>
      <text:p text:style-name="P4">
There is one enemy ship in the Sea, but there is no missile. The Middle Earth is eight Russian ships, including one knitting missiles with 16 calibers on board.</text:p>
      <text:p text:style-name="P4">
During the day in the interests of the Russian Federation the passage of the Kerch-Yenikhal Strait made:</text:p>
      <ul>
        <li>
to the Azov Sea - 10 vessels, of which 1 continued movement with the Bosphorus Strait; * To the Black Sea - 15 vessels, 5 of them continued the movement in the direction of the Bosphorus.</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6/20/rosiya-vyvela-v-chorne-more-raketonosij-bez-kalibriv/" text:style-name="Internet_20_link" text:visited-style-name="Visited_20_Internet_20_Link">
https://armyinform.com.ua/2023/06/20/rosiya-vyvela-v-chorne-more-raketonosij-bez-kalibriv/</text:a>
</text:p>
      <!--NEWS-->
      <text:h text:style-name="P10" text:outline-level="1">
<text:span text:style-name="T4">
The Austrian Strabag Contempoe Concern has deprived the derip -stake</text:span>
</text:h>
      <text:p text:style-name="P4">
Authors: Ukrinform (Person)</text:p>
      <text:p text:style-name="P4">
Publisher: Укринформ (Organization)</text:p>
      <text:p text:style-name="P4">
Published Time: 2023-06-20T3:16:00+03:00</text:p>
      <text:p text:style-name="P4">
Modified Time: 2023-06-20T22:16:00+03:00</text:p>
      <text:p text:style-name="P4">
Description: The shareholders of the largest Austrian construction company Strabag Group during the general meeting decided to reduce the fate of the Russian oligarch Oleg Deripaska MKAO Rasperia in the concern to a level below 25%. - Ukrinform.</text:p>
      <text:p text:style-name="P4">
Images: ['<text:a xlink:type="simple" xlink:href="https://static.ukrinform.com/photos/2017_05/thumb_files/630_360_1495875020-5193.jpg" text:style-name="Internet_20_link" text:visited-style-name="Visited_20_Internet_20_Link">
630_360_14958...</text:a>
']</text:p>
      <text:p text:style-name="P4">
Tags: ['Австрія', 'Дерипаска', 'Санкції']</text:p>
      <text:p text:style-name="P4">
Type: Article</text:p>
      <!--METADATA-->
      <text:p text:style-name="P4">
<draw:frame draw:style-name="fr1" draw:name="Image245" text:anchor-type="as-char" svg:width="6.9236in" svg:height="3.956343in" draw:z-index="0">
<draw:image xlink:href="../Images/yкринформ/2023-06-20T3-16-00-03-00/630_360_1495875020-5193.jpg" xlink:type="simple" xlink:show="embed" xlink:actuate="onLoad" draw:mime-type="image/jpeg"/>
</draw:frame>
The shareholder Austrian construction company Strabag Group made a decision to reduce the fate of the Russian oligarchmoleg -controlled Deripasca Mkao Rasperia in a concern to a level below 25%during the general buildings.</text:p>
      <text:p text:style-name="P4">
About it reports Ukrinform with reference to <text:a xlink:type="simple" xlink:href="https://apa.at/" text:style-name="Internet_20_link" text:visited-style-name="Visited_20_Internet_20_Link">
ARA</text:a>
.</text:p>
      <text:p text:style-name="P4">
"As expected, the annual General Meeting of the Viennese Strabag Construction Group took a step to reduce the proportion of the main Russian activist Oleg Deripaska below the blocking stake in 25%. The corresponding proposal was approved unanimously. The dissolution of the executive tank councils, " - the message reads.</text:p>
      <text:p text:style-name="P4">
<text:span text:style-name="T4">
 Read also: </text:span>
 <text:a xlink:type="simple" xlink:href="https://www.ukrinform.ua/rubric-economy/3708284-u-kievi-prezentuvali-reestr-rosijskih-oligarhiv-aki-maut-vlasnist-v-ukraini.html" text:style-name="Internet_20_link" text:visited-style-name="Visited_20_Internet_20_Link">
in Kiev presented a register of Russian oligarchs that have property in Ukraine</text:a>
It is noted that the Russian oligarch because of its company MKAO Rasperia had 27.8% of Strabag's shares. After a full -scale invasion of the Russian Federation into Ukraine and these sanctions in Strabag declared their intention to reduce the parties to the level below 25 percent. Rasperia was excluded from the intervals of the annual general meeting and deprived of the right of vote to them.</text:p>
      <text:p text:style-name="P4">
The CEO of Strabag Group Clemens Gazelsteiner emphasized that Rasperia's share is also concerned with the company's international reputation. In words, the construction concern is under close supervision, in particular, the daily market of Poland.</text:p>
      <text:p text:style-name="P4">
It is also reported that the main shareholder - Deripaska this year, as in 20122, will be refused to pay dividends. The money was a separate account that year. In addition, the Rasperia representative was resigned in the supervisory board. The Russian main shareholder challenges the trial in court.</text:p>
      <text:p text:style-name="P4">
<text:span text:style-name="T4">
 Read also: </text:span>
 <text:a xlink:type="simple" xlink:href="https://www.ukrinform.ua/rubric-economy/3702208-nazk-pidgotuvalo-spiski-z-24-tisac-povazanih-z-rf-pretendentiv-na-sankcii.html" text:style-name="Internet_20_link" text:visited-style-name="Visited_20_Internet_20_Link">
NAPC prepared lists of 24 thousand related "applicants" for sanctions</text:a>
According to the report, in 2022, Strabag earned significantly less than the year - 472.5 million euros, which was 19% less than 2021. At the same time, it was the second largest indicator since the establishment of the Strabag. Almost 74,000 people in the world of Austria operate in the largest construction group of Austria.</text:p>
      <text:p text:style-name="P4">
News Source: <text:a xlink:type="simple" xlink:href="https://www.ukrinform.ua/rubric-world/3725537-avstrijskij-budivelnij-koncern-strabag-pozbaviv-deripasku-blokuucogo-paketu-akcij.html" text:style-name="Internet_20_link" text:visited-style-name="Visited_20_Internet_20_Link">
https://www.ukrinform.ua/rubric-world/3725537-avstrijskij-budivelnij-koncern-strabag-pozbaviv-deripasku-blokuucogo-paketu-akcij.html</text:a>
</text:p>
      <!--NEWS-->
      <text:h text:style-name="P10" text:outline-level="1">
<text:span text:style-name="T4">
Applying "Shahda" at night, the enemy tries to explore our air defense system and complicate the work of mobile fire groups - Yuri Ignat</text:span>
</text:h>
      <text:p text:style-name="P4">
Author: ['Андрій Агєєв']</text:p>
      <text:p text:style-name="P4">
Time: 2023-06-20T40:00:00-04:00</text:p>
      <text:p text:style-name="P4">
Description: Porting was attacked by the Ukrainian drones of the Shahed-136/131, the NICHIC HOUSE, ShO Vesaznnya ... War with Ukraine 2022, War with Ukraine Latest news today, News War with Ukraine 2022 Last today, there will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SHAHED', 'АТАКИ ВОРОГА', 'ВТОРГНЕННЯ РФ', 'ЄДИНІ НОВИНИ', 'ППО ЗСУ', 'ЮРІЙ ІГНАТ']</text:p>
      <text:p text:style-name="P4">
Category: News</text:p>
      <!--METADATA-->
      <text:p text:style-name="P4">
<draw:frame draw:style-name="fr1" draw:name="Image246" text:anchor-type="as-char" svg:width="6.9236in" svg:height="4.612849in" draw:z-index="0">
<draw:image xlink:href="../Images/AРМІЯINFORM/2023-06-20T40-00-00-04-00/rechnyk-ps-zsu-yurij-ignat.jpg" xlink:type="simple" xlink:show="embed" xlink:actuate="onLoad" draw:mime-type="image/jpeg"/>
</draw:frame>
Colonel Ignatius Ignatius Colonel. Illustrative photo</text:p>
      <text:p text:style-name="P4">
The invaders attacked Ukraine by the Iranian drones of ShahED-136/131 at night, which compiles the work of mobile firearms, because not all means for their removal are radar binding to the target, so you have to use more powerful anti-aircraft missile systems, because the threat is quite serious —To today Colonel Yuriy Ignat reported on the air of the unified information telephony of the Armed Forces of the Armed Forces of Ukraine.</text:p>
      <ul>
        <li>
Actually, 35 drones were hit today from the seat airfield of the Ugric region and from the Azov Sea. 32 out of 35 <text:a xlink:type="simple" xlink:href="https://armyinform.com.ua/2023/06/20/vnochi-syly-ppo-znyshhyly-32-iz-35-udarnyh-droniv-shahed-136-131/" text:style-name="Internet_20_link" text:visited-style-name="Visited_20_Internet_20_Link">
destroyed</text:a>
Forces and means of defense forces of Ukraine. The enemy also had Shahheda's attack throughout the country, so in most regions this night was announced by the Air Authority.</li>
      </ul>
      <text:p text:style-name="P4">
In particular, in Zaporizhzhia, the occupier hit rockets flying on the ballistic worktoe-"Iskander-M", as well as C300-anti-aircraft missiles, which the enemy considers for terrestrial purposes. The losses are currently being specified.</text:p>
      <ul>
        <li>
The hit of enemy drones were recorded in Lviv region, they flew visited regions. In this way, the enemy tries to confuse our air defense, laying new routes almost by all regions, and to dispose of our forces and companies to spend at least our anti -aircraft guided missiles. Taxama they aim to detect the system of our air defense to use the collected information when planning the next strokes, - said Yuri Ignat.</li>
      </ul>
      <text:p text:style-name="P4">
News Source: <text:a xlink:type="simple" xlink:href="https://armyinform.com.ua/2023/06/20/zastosovuyuchy-shahedy-vnochi-vorog-namagayetsya-rozvidaty-nashu-systemu-ppo-i-uskladnyty-robotu-mobilnyh-vognevyh-grup-yurij-ignat/" text:style-name="Internet_20_link" text:visited-style-name="Visited_20_Internet_20_Link">
https://armyinform.com.ua/2023/06/20/zastosovuyuchy-shahedy-vnochi-vorog-namagayetsya-rozvidaty-nashu-systemu-ppo-i-uskladnyty-robotu-mobilnyh-vognevyh-grup-yurij-ignat/</text:a>
</text:p>
      <!--NEWS-->
      <text:h text:style-name="P10" text:outline-level="1">
<text:span text:style-name="T4">
In Kherson region, 21 settlements remain flooded due to Kakhovskaya hydroelectric power station</text:span>
</text:h>
      <text:p text:style-name="P4">
Author: ['АРМІЯINFORM']</text:p>
      <text:p text:style-name="P4">
Time: 2023-06-20T42:00:00-04:00</text:p>
      <text:p text:style-name="P4">
Description: Through Pіdriv Kakhovo Ges Seredveni Rіven, the water is in the Kherson region,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oto-33574-e1687243856873.jpg" text:style-name="Internet_20_link" text:visited-style-name="Visited_20_Internet_20_Link">
foto-33574-e1687243856873.jpg</text:a>
']</text:p>
      <text:p text:style-name="P4">
Tags: ['КАХОВСЬКА ГЕС']</text:p>
      <text:p text:style-name="P4">
Category: News</text:p>
      <!--METADATA-->
      <text:p text:style-name="P4">
<draw:frame draw:style-name="fr1" draw:name="Image247" text:anchor-type="as-char" svg:width="6.9236in" svg:height="3.97196in" draw:z-index="0">
<draw:image xlink:href="../Images/AРМІЯINFORM/2023-06-20T42-00-00-04-00/foto-33574-e1687243856873.jpg" xlink:type="simple" xlink:show="embed" xlink:actuate="onLoad" draw:mime-type="image/jpeg"/>
</draw:frame>
Due to the blast <text:a xlink:type="simple" xlink:href="https://armyinform.com.ua/tag/kahovska-ges/" text:style-name="Internet_20_link" text:visited-style-name="Visited_20_Internet_20_Link">
Kakhovskaya hydroelectric power station</text:a>
The average water level in the Kherson region continues to decline, now the mark is 0.31 m. Over the past day, the average water level in the region has decreased by 8 cm.</text:p>
      <text:p text:style-name="P4">
About it <text:a xlink:type="simple" xlink:href="https://t.me/shtab_kakhovska_hes/1043" text:style-name="Internet_20_link" text:visited-style-name="Visited_20_Internet_20_Link">
reports</text:a>
Headquarters for the elimination of consequences of Kakhovskaya hydroelectric power station.</text:p>
      <text:p text:style-name="P4">
Flored are left 4 settlements(818 houses)On the right bank of the Dnipro River, and in the temporarily occupied territory of the Left Bank there are 17 populated points.</text:p>
      <text:p text:style-name="P4">
Last day, SES rescuers pumped more than 24,000 tons of water. From the beginning of work - more than 156 thousand tons of 572 houses and basements.</text:p>
      <text:p text:style-name="P4">
More than 47 tons of water for citizens have been brought, and from the beginning of the work 489 tons of water and36 thousand 597 kg of food and essential.</text:p>
      <text:p text:style-name="P4">
News Source: <text:a xlink:type="simple" xlink:href="https://armyinform.com.ua/2023/06/20/na-hersonshhyni-cherez-pidryv-kahovskoyi-ges-pidtoplenymy-zalyshayetsya-21-naselenyj-punkt/" text:style-name="Internet_20_link" text:visited-style-name="Visited_20_Internet_20_Link">
https://armyinform.com.ua/2023/06/20/na-hersonshhyni-cherez-pidryv-kahovskoyi-ges-pidtoplenymy-zalyshayetsya-21-naselenyj-punkt/</text:a>
</text:p>
      <!--NEWS-->
      <text:h text:style-name="P10" text:outline-level="1">
<text:span text:style-name="T4">
The President celebrated 158 military awards, 59 of them - posthumously</text:span>
</text:h>
      <text:p text:style-name="P4">
Author: ['АРМІЯINFORM']</text:p>
      <text:p text:style-name="P4">
Time: 2023-06-20T44:00:00-04:00</text:p>
      <text:p text:style-name="P4">
Description: President of Ukraine Volodymyr Zelensky Vidniy by the sovereign Nagorods Zakhisnikiv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2/04/6_o.jpg" text:style-name="Internet_20_link" text:visited-style-name="Visited_20_Internet_20_Link">
6_o.jpg</text:a>
']</text:p>
      <text:p text:style-name="P4">
Tags: ['УКАЗ ПРЕЗИДЕНТА УКРАЇНИ']</text:p>
      <text:p text:style-name="P4">
Category: News</text:p>
      <!--METADATA-->
      <text:p text:style-name="P4">
<draw:frame draw:style-name="fr1" draw:name="Image248" text:anchor-type="as-char" svg:width="6.9236in" svg:height="4.621503in" draw:z-index="0">
<draw:image xlink:href="../Images/AРМІЯINFORM/2023-06-20T44-00-00-04-00/6_o.jpg" xlink:type="simple" xlink:show="embed" xlink:actuate="onLoad" draw:mime-type="image/jpeg"/>
</draw:frame>
President of Ukraine Volodymyr Zelensky celebrated state awards from Ukraine.</text:p>
      <text:p text:style-name="P4">
This is stated in <text:a xlink:type="simple" xlink:href="https://www.president.gov.ua/documents/3362023-47073" text:style-name="Internet_20_link" text:visited-style-name="Visited_20_Internet_20_Link">
Decree336/2023</text:a>
, published by the Presidential Office website.</text:p>
      <text:p text:style-name="P4">
The awards were awarded "for personal courage, revealed in the protection of state -sevotory and territorial integrity of Ukraine, selfless fulfillment of a military duty."</text:p>
      <text:p text:style-name="P4">
<text:span text:style-name="T4">
 To award the Order of Bohdan Khmelnitsky II degree </text:span>
</text:p>
      <text:p text:style-name="P4">
Oleg Sergeyevich Gichko(posthumously)- Captain</text:p>
      <text:p text:style-name="P4">
<text:span text:style-name="T4">
 To award the Order of Bohdan Khmelnitsky III degree </text:span>
</text:p>
      <text:p text:style-name="P4">
Mikola Viktorovich(posthumously)- Captain</text:p>
      <text:p text:style-name="P4">
<text:span text:style-name="T4">
 reward the Order </text:span>
 <text:span text:style-name="T4">
 "</text:span>
 <text:span text:style-name="T4">
 for courage </text:span>
 <text:span text:style-name="T4">
" </text:span>
 <text:span text:style-name="T4">
 </text:span>
 II degree **</text:p>
      <text:p text:style-name="P4">
Garashchuk Sergey Nikolaevich(posthumously)- Senior soldier</text:p>
      <text:p text:style-name="P4">
<text:span text:style-name="T4">
 reward the Order </text:span>
 <text:span text:style-name="T4">
 "</text:span>
 <text:span text:style-name="T4">
 for courage </text:span>
 <text:span text:style-name="T4">
" </text:span>
 <text:span text:style-name="T4">
 </text:span>
 III degree **</text:p>
      <text:p text:style-name="P4">
Akimova Vasily Viktorovich(posthumously)- Soldier</text:p>
      <text:p text:style-name="P4">
Antonevsky Anatoly Viktorovich(posthumously)- Soldier</text:p>
      <text:p text:style-name="P4">
Antonov Maxim Alexandrovich - Senior Soldier</text:p>
      <text:p text:style-name="P4">
Arslanov Alexei Ildarovich - soldier</text:p>
      <text:p text:style-name="P4">
Yuri Baschuk - Soldier</text:p>
      <text:p text:style-name="P4">
Bilyachenko Artem Petrovich(posthumously)- Junior Sergeant</text:p>
      <text:p text:style-name="P4">
Buchinsky Sergey Anatolyevich - Senior Sergeant</text:p>
      <text:p text:style-name="P4">
Vilchinsky Pavel Nikolaevich(posthumously)- Senior soldier</text:p>
      <text:p text:style-name="P4">
Pumpkin Anton Olegovich(posthumously)- Junior Sergeant</text:p>
      <text:p text:style-name="P4">
Gnapa Ivan Anatolyevich(posthumously)- Junior Sergeant</text:p>
      <text:p text:style-name="P4">
Homonova Maxim Sergeyevich - Soldier</text:p>
      <text:p text:style-name="P4">
Vladimir Goncharenko(posthumously)- Junior Sergeant</text:p>
      <text:p text:style-name="P4">
Alexander Goncharov(posthumously)-headquarters</text:p>
      <text:p text:style-name="P4">
Gorbatyuk Ruslan Alexandrovich(posthumously)- Sergeant</text:p>
      <text:p text:style-name="P4">
Gorodniuk Peter Ivanovich(posthumously)- Soldier</text:p>
      <text:p text:style-name="P4">
Alexei Ruslanovich Grebinichenko - Senior Lieutenant</text:p>
      <text:p text:style-name="P4">
Grechishkina Alexei Andreevich(posthumously)- Soldier</text:p>
      <text:p text:style-name="P4">
Gritsenko Gennady Borisovich - Sergeant</text:p>
      <text:p text:style-name="P4">
Demidenko Vadim Mikhailovich(posthumously)- Senior soldier</text:p>
      <text:p text:style-name="P4">
Denysyuk Valery Vladimirovich - Captain</text:p>
      <text:p text:style-name="P4">
Yevtushka Igor Nikolaevich(posthumously)- Soldier</text:p>
      <text:p text:style-name="P4">
Oleksiy Stanislavovich - Senior Soldier</text:p>
      <text:p text:style-name="P4">
Crane Sergiy Yurievich(posthumously)- Senior soldier</text:p>
      <text:p text:style-name="P4">
Zakharchuk Alexander Yurievich(posthumously)- Senior Sergeant</text:p>
      <text:p text:style-name="P4">
Zubenko Pavel Valeryevich(posthumously)- Soldier</text:p>
      <text:p text:style-name="P4">
Kabanets Yuri Ivanovich(posthumously)- Soldier</text:p>
      <text:p text:style-name="P4">
Kalinsky Edward Nikolaevich(posthumously)- Senior Sergeant</text:p>
      <text:p text:style-name="P4">
Alexander Kalchutsky - Sergeant</text:p>
      <text:p text:style-name="P4">
Kapralenko Vitaliy Vladimirovich - soldier</text:p>
      <text:p text:style-name="P4">
Nikita Alexandrovich Kiryanova - soldierKovalchuk Dmitry Leonidovich(posthumously)- Soldier</text:p>
      <text:p text:style-name="P4">
Yuri Kovalchuk(posthumously)- Soldier</text:p>
      <text:p text:style-name="P4">
Kovin Stanislav Nikolaevich - soldier</text:p>
      <text:p text:style-name="P4">
Kovnira Andriy Sergeyevich - soldier</text:p>
      <text:p text:style-name="P4">
Korobovik Sergey Alekseevich(posthumously)- Junior Sergeant</text:p>
      <text:p text:style-name="P4">
King Fyodor Grigorovich(posthumously)-headquarters</text:p>
      <text:p text:style-name="P4">
Korchmlyuk Oleg Olegovich(posthumously)- Soldier</text:p>
      <text:p text:style-name="P4">
Kostenko Andrei Nikolaevich - soldier</text:p>
      <text:p text:style-name="P4">
Kotyuk Alexei Alexandrovich(posthumously)- Senior soldier</text:p>
      <text:p text:style-name="P4">
Kubatsky Igor Yaroslavovich(posthumously)- Soldier</text:p>
      <text:p text:style-name="P4">
Alexander Kuch(posthumously)- Junior Sergeant</text:p>
      <text:p text:style-name="P4">
Leontiev Grigory Anatolyevich(posthumously)-headquarters</text:p>
      <text:p text:style-name="P4">
Liman Nikolai Ivanovich(posthumously)- Junior Sergeant</text:p>
      <text:p text:style-name="P4">
Litvinenko Vitaliy Alexandrovich - junior sergeant</text:p>
      <text:p text:style-name="P4">
Loputsk Yevgeny Nikolaevich(posthumously)- Soldier</text:p>
      <text:p text:style-name="P4">
Alexander Loseva - Soldier</text:p>
      <text:p text:style-name="P4">
Lukianiv Ivan Vasilyevich - Junior Sergeant</text:p>
      <text:p text:style-name="P4">
Lyubitsky Alexander Nikolaevich - junior sergeant</text:p>
      <text:p text:style-name="P4">
Lyudichenko Alexander Vladimirovich(posthumously)- Junior Sergeant</text:p>
      <text:p text:style-name="P4">
Marinina Viktor Petrovich(posthumously)- Senior soldier</text:p>
      <text:p text:style-name="P4">
Alexander Martyniuk(posthumously)- Senior soldier</text:p>
      <text:p text:style-name="P4">
Ivan Petrovich Medukov - Soldier</text:p>
      <text:p text:style-name="P4">
Mosiychuk Sergey Vasilyevich(posthumously)- Senior soldier</text:p>
      <text:p text:style-name="P4">
Mukharovsky Alexander Borisovich(posthumously)- Soldier</text:p>
      <text:p text:style-name="P4">
Myasnikov Eugene Ivanovich - Senior Sergeant</text:p>
      <text:p text:style-name="P4">
Oliynyk Anatoly Alexandrovich - Senior Soldier</text:p>
      <text:p text:style-name="P4">
Vladimir Pavitsky(posthumously)- Senior soldier</text:p>
      <text:p text:style-name="P4">
Pilkevich Sergey Pavlovich(posthumously)- Chief Sergeant</text:p>
      <text:p text:style-name="P4">
Denis Anatoliyovych(posthumously)- Soldier</text:p>
      <text:p text:style-name="P4">
Egor Sergeyevich - Sergeant</text:p>
      <text:p text:style-name="P4">
Andrei Vasilyevich's elder(posthumously)- Sergeant</text:p>
      <text:p text:style-name="P4">
The receiver Mykola Viktorovich(posthumously)- Senior Sergeant</text:p>
      <text:p text:style-name="P4">
Sergei Viktorovich Prikhodko(posthumously)- Senior soldier</text:p>
      <text:p text:style-name="P4">
Recretion Vadim Anatoliyovych(posthumously)- Soldier</text:p>
      <text:p text:style-name="P4">
Romanenko Nicholas Ivanovich - Senior Sergeant</text:p>
      <text:p text:style-name="P4">
Sergienko Alexander Anatolyevich(posthumously)- Senior soldier</text:p>
      <text:p text:style-name="P4">
Serdyuk Alexander Alexandrovich(posthumously)- Soldier</text:p>
      <text:p text:style-name="P4">
Smirny Alexei Alekseevich - soldier</text:p>
      <text:p text:style-name="P4">
Snutka Vadim Valeryevich(посмертно)- Junior Sergeant</text:p>
      <text:p text:style-name="P4">
Storokuk Edward Ruslanovich(посмертно)- Senior soldier</text:p>
      <text:p text:style-name="P4">
Dmitry Ivanovich's Teture - Lieutenant</text:p>
      <text:p text:style-name="P4">
Trenkovsky Ruslan Vladimirovich - soldier</text:p>
      <text:p text:style-name="P4">
Oleg Nikolaevich Trohimenko(posthumously)- Soldier</text:p>
      <text:p text:style-name="P4">
Furman Vitaliy Pavlovich(posthumously)- Junior Sergeant</text:p>
      <text:p text:style-name="P4">
Khomchenko Sergey Vladimirovich(posthumously)- Senior soldierVladimir Tsinovsky Valentinovich(posthumously)- Soldier</text:p>
      <text:p text:style-name="P4">
Sergey Alexandrovich Chaplin(posthumously)- Soldier</text:p>
      <text:p text:style-name="P4">
Yatsenko Alexander Viktorovich(posthumously)- Soldier</text:p>
      <text:p text:style-name="P4">
<text:span text:style-name="T4">
 Reward Medal </text:span>
 <text:span text:style-name="T4">
 "</text:span>
 <text:span text:style-name="T4">
 for military service to Ukraine </text:span>
 <text:span text:style-name="T4">
" </text:span>
 **</text:p>
      <text:p text:style-name="P4">
Alexandrov Sergey Leonidovich - Soldier</text:p>
      <text:p text:style-name="P4">
Yuri Nikolaevich Bedareva(posthumously)- Senior soldier</text:p>
      <text:p text:style-name="P4">
Alexander Bomka-Headquarters Sentence</text:p>
      <text:p text:style-name="P4">
Alexander Denysenko - Senior Soldier</text:p>
      <text:p text:style-name="P4">
Vasily Igorovich Oak - Junior Lieutenant</text:p>
      <text:p text:style-name="P4">
EUSU Sergei Leonidovich - Sergeant</text:p>
      <text:p text:style-name="P4">
Zheleznyak Ivan Viktorovich - Sergeant</text:p>
      <text:p text:style-name="P4">
Taras Petrovich - junior sergeant</text:p>
      <text:p text:style-name="P4">
Kostyuk Vladislav Vladimirovich(posthumously)- Soldier</text:p>
      <text:p text:style-name="P4">
Sergei Vasilyevich Kucheruka - Soldier</text:p>
      <text:p text:style-name="P4">
Maltseva Alexander Viktorovich - soldier</text:p>
      <text:p text:style-name="P4">
Valentin Oyvych Anatoliyevich - Sergeant</text:p>
      <text:p text:style-name="P4">
Olkhovsky Dmitry Yevgenyevich - soldier</text:p>
      <text:p text:style-name="P4">
Nikolai Pattenka-Headquarters</text:p>
      <text:p text:style-name="P4">
Andrei Anatolyevich Pisalovets - Senior Soldier</text:p>
      <text:p text:style-name="P4">
Prokopenko Andrei Valeryevich - Lieutenant</text:p>
      <text:p text:style-name="P4">
Sergei Sergiyevich - Soldier</text:p>
      <text:p text:style-name="P4">
Silence Sergei Kazimirovich is a junior sergeant</text:p>
      <text:p text:style-name="P4">
Tilin Konstantin Nikolaevich - Soldier</text:p>
      <text:p text:style-name="P4">
Filippova Andrei Sergiyevich - Soldier</text:p>
      <text:p text:style-name="P4">
Kryshcha Nazariy Grigorovich - Captain</text:p>
      <text:p text:style-name="P4">
Mikhail Mikhailovich Chervonovsky - Senior Soldier</text:p>
      <text:p text:style-name="P4">
Sergey Viktorovich is a soldier</text:p>
      <text:p text:style-name="P4">
Yarmolyuk Oleksandr Alexandrovich(posthumously)- Senior Lieutenant</text:p>
      <text:p text:style-name="P4">
<text:span text:style-name="T4">
 reward the medal </text:span>
 <text:span text:style-name="T4">
 "</text:span>
 <text:span text:style-name="T4">
 </text:span>
 Defender of the Fatherland <text:span text:style-name="T4">
 </text:span>
" <text:span text:style-name="T4">
 </text:span>
</text:p>
      <text:p text:style-name="P4">
Bespalov Andriy Oleksiyovych - Sergeant</text:p>
      <text:p text:style-name="P4">
Bondarenko Sergey Vladimirovich - soldier</text:p>
      <text:p text:style-name="P4">
Borik Nikolai Ivanovich - Chief Sergeant</text:p>
      <text:p text:style-name="P4">
Butenko Oleg Yurievich-Headquarters</text:p>
      <text:p text:style-name="P4">
Vasylchenko Oleg Viktorovich - Senior Soldier</text:p>
      <text:p text:style-name="P4">
Vashchenko Dmitry Nikolaevich - Soldier</text:p>
      <text:p text:style-name="P4">
Great Sergei Ivanovich - Soldier</text:p>
      <text:p text:style-name="P4">
Galushka Alexander Sergeyevich - junior sergeant</text:p>
      <text:p text:style-name="P4">
Gladyshev Igor Nikolaevich - Sergeant</text:p>
      <text:p text:style-name="P4">
Glushka Yevgeny Vladimirovich - Senior Soldier</text:p>
      <text:p text:style-name="P4">
Gonchar Yevgeny Ivanovich - soldier</text:p>
      <text:p text:style-name="P4">
Andrei Vladimirovich Gromenko - soldier</text:p>
      <text:p text:style-name="P4">
Maxim Nikolaevich - Senior Sailor</text:p>
      <text:p text:style-name="P4">
Victor Ivanovich Dobrovolsky - Soldier</text:p>
      <text:p text:style-name="P4">
Ivan Olegovich's Dolgikh is a 3 -rank captain</text:p>
      <text:p text:style-name="P4">
Donchenko Ivan Ivanovich - soldier</text:p>
      <text:p text:style-name="P4">
Jasmbina Jasulan - Soldier</text:p>
      <text:p text:style-name="P4">
Zakharova Taras Vladimirovich - Soldier</text:p>
      <text:p text:style-name="P4">
Alexander Kobzeva - Junior Sergeant</text:p>
      <text:p text:style-name="P4">
Vitaliy Kobtsev - Junior Sergeant</text:p>
      <text:p text:style-name="P4">
Alexei Anatolyevich Kolomiyts - Senior Soldier</text:p>
      <text:p text:style-name="P4">
Krulikovsky Viktor Olegovich - Soldier</text:p>
      <text:p text:style-name="P4">
Kulachinsky Alexander Pavlovich - Sergeant</text:p>
      <text:p text:style-name="P4">
Litvinenko Sergey Alexandrovich - Junior SergeantLukinov Sergey Nikolaevich - Soldier</text:p>
      <text:p text:style-name="P4">
Lukyanenko Yevgeny Olegovich - Soldier</text:p>
      <text:p text:style-name="P4">
Mammeev Kurban Aidenbkovich - Soldier</text:p>
      <text:p text:style-name="P4">
Okhrimenko Andriy Vasilyevich - Sergeant</text:p>
      <text:p text:style-name="P4">
Pinigina Sergey Alexandrovich - Senior Soldier</text:p>
      <text:p text:style-name="P4">
Vladislav Peschansky Vitaliyovich - Senior Soldier</text:p>
      <text:p text:style-name="P4">
Profatilov Andriy Vladimirovich - Senior Soldier</text:p>
      <text:p text:style-name="P4">
Pyadik Andrei Vladimirovich - junior sergeant</text:p>
      <text:p text:style-name="P4">
Symonenko Dmitry Borisovich - Soldier</text:p>
      <text:p text:style-name="P4">
Demian Ivanovich Syiba - Senior Soldier</text:p>
      <text:p text:style-name="P4">
Skorik Alexei Alexandrovich - junior sergeant</text:p>
      <text:p text:style-name="P4">
Sosnovsky Dmitry Vladimirovich - Chief Sergeant</text:p>
      <text:p text:style-name="P4">
Sergiy Igorevich Tang - Soldier</text:p>
      <text:p text:style-name="P4">
Vladimir Tarabanka - soldier</text:p>
      <text:p text:style-name="P4">
Tacia Valery Stanislavovich - Soldier</text:p>
      <text:p text:style-name="P4">
Tereshchenko Sergey Alexandrovich - Junior Sergeant</text:p>
      <text:p text:style-name="P4">
Tyurina Artem Vitaliyevich - Senior Lieutenant</text:p>
      <text:p text:style-name="P4">
Faly Maxim Alexandrovich is the chief officer</text:p>
      <text:p text:style-name="P4">
Shapoval Leonid Vladimirovich - soldier</text:p>
      <text:p text:style-name="P4">
Schwanova Anatoly Nikolaevich - Chief Sergeant</text:p>
      <text:p text:style-name="P4">
Dmitry Yavorsky - Junior Sergeant</text:p>
      <text:p text:style-name="P4">
Yakimovich Oleg Viktorovich - Soldier</text:p>
      <text:p text:style-name="P4">
<text:span text:style-name="T4">
 reward the medal </text:span>
 <text:span text:style-name="T4">
 "</text:span>
 <text:span text:style-name="T4">
 for saved life </text:span>
 <text:span text:style-name="T4">
" </text:span>
</text:p>
      <text:p text:style-name="P4">
Samarets Yuri Vladimirovich - soldier</text:p>
      <text:p text:style-name="P4">
Sukhareva Mikhail Vladimirovich - soldier</text:p>
      <text:p text:style-name="P4">
Taranchenko Yevgeny Sergiyevna - soldier</text:p>
      <text:p text:style-name="P4">
Tymoshenko Nikolai Igorevich is a senior soldier.</text:p>
      <text:p text:style-name="P4">
News Source: <text:a xlink:type="simple" xlink:href="https://armyinform.com.ua/2023/06/20/prezydent-vidznachyv-derzhavnymy-nagorodamy-158-vijskovyh-59-z-nyh-posmertno/" text:style-name="Internet_20_link" text:visited-style-name="Visited_20_Internet_20_Link">
https://armyinform.com.ua/2023/06/20/prezydent-vidznachyv-derzhavnymy-nagorodamy-158-vijskovyh-59-z-nyh-posmertno/</text:a>
</text:p>
      <!--NEWS-->
      <text:h text:style-name="P10" text:outline-level="1">
<text:span text:style-name="T4">
At night, the army of the Russian Federation with unmanaged airlines fired at the border of Chernihiv region</text:span>
</text:h>
      <text:p text:style-name="P4">
Author: ['АРМІЯINFORM']</text:p>
      <text:p text:style-name="P4">
Time: 2023-06-20T46:00:00-04:00</text:p>
      <text:p text:style-name="P4">
Description: Vnochi 20 worm -osiyski pupt pay -in -tsyskovas were sheltered in primensidnnas ... War with Ukraine 2022, war with Ukraine Latest news today, News War with Ukraine 2022 Last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aviaudar-1.jpg" text:style-name="Internet_20_link" text:visited-style-name="Visited_20_Internet_20_Link">
aviaudar-1.jpg</text:a>
']</text:p>
      <text:p text:style-name="P4">
Tags: ['АГРЕСІЯ РФ', 'ВТОРГНЕННЯ РФ', 'ОБСТРІЛИ ПРИКОРДОННЯ', 'ОК «ПІВНІЧ»', 'ХАРКІВСЬКИЙ ТРИБУНАЛ']</text:p>
      <text:p text:style-name="P4">
Category: News</text:p>
      <!--METADATA-->
      <text:p text:style-name="P4">
<draw:frame draw:style-name="fr1" draw:name="Image249" text:anchor-type="as-char" svg:width="6.9236in" svg:height="3.894525in" draw:z-index="0">
<draw:image xlink:href="../Images/AРМІЯINFORM/2023-06-20T46-00-00-04-00/aviaudar-1.jpg" xlink:type="simple" xlink:show="embed" xlink:actuate="onLoad" draw:mime-type="image/jpeg"/>
</draw:frame>
Illustrative photo</text:p>
      <text:p text:style-name="P4">
On the night of June 20, Russian occupation troops once again fired at the borderlines of Chernihiv and Sumy regions. The enemy applied Nar(Unmanaged aviation missiles).</text:p>
      <text:p text:style-name="P4">
Про це <text:a xlink:type="simple" xlink:href="https://t.me/ok_pivnich1/3340" text:style-name="Internet_20_link" text:visited-style-name="Visited_20_Internet_20_Link">
повідомляє</text:a>
Operational Command "North".</text:p>
      <text:p text:style-name="P4">
In the Chernihiv region:</text:p>
      <ul>
        <li>
from 00:55 to 01:00 there were 2 parishes, probably from a mortar 120 mm, in the area of the settlement of Galaganivka; * Around 08:51 6 parishes have been recorded, probably now released from the screw, in the area of Yangulivka settlement; * From 08:50 to 08:55 5 parishes have been recorded, probably now released from the screw, in the area of the settlement of Leonivka.</li>
      </ul>
      <text:p text:style-name="P4">
There was no information about losses among the local population or damage to civilian infrastructure.</text:p>
      <text:p text:style-name="P4">
In the Sumy region from 04:25 to 04:35 there were 9 parishes, probably 120 mmminomet, in the area of the settlement of Rozhkovichi. There was no information about the loss of local population or damage to civilian infrastructure.</text:p>
      <text:p text:style-name="P4">
News Source: <text:a xlink:type="simple" xlink:href="https://armyinform.com.ua/2023/06/20/vnochi-armiya-rf-nekerovanymy-aviaraketamy-obstrilyala-prykordonnya-chernigivshhyny/" text:style-name="Internet_20_link" text:visited-style-name="Visited_20_Internet_20_Link">
https://armyinform.com.ua/2023/06/20/vnochi-armiya-rf-nekerovanymy-aviaraketamy-obstrilyala-prykordonnya-chernigivshhyny/</text:a>
</text:p>
      <!--NEWS-->
      <text:h text:style-name="P10" text:outline-level="1">
<text:span text:style-name="T4">
Cyril Budanov about his death: Zaluzhny, I, Bandera, Petliura - "Special Treatment</text:span>
</text:h>
      <text:p text:style-name="P4">
Author: ['АРМІЯINFORM']</text:p>
      <text:p text:style-name="P4">
Time: 2023-06-20T48: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230620-1.jpg" text:style-name="Internet_20_link" text:visited-style-name="Visited_20_Internet_20_Link">
20230620-1.jpg</text:a>
']</text:p>
      <text:p text:style-name="P4">
Tags: ['ГУР МОУ', 'КИРИЛО БУДАНОВ', 'РОСФЕЙКИ']</text:p>
      <text:p text:style-name="P4">
Category: News</text:p>
      <!--METADATA-->
      <text:p text:style-name="P4">
<draw:frame draw:style-name="fr1" draw:name="Image250" text:anchor-type="as-char" svg:width="6.9236in" svg:height="3.894525in" draw:z-index="0">
<draw:image xlink:href="../Images/AРМІЯINFORM/2023-06-20T48-00-00-04-00/20230620-1.jpg" xlink:type="simple" xlink:show="embed" xlink:actuate="onLoad" draw:mime-type="image/jpeg"/>
</draw:frame>
The head of the Main Directorate of Intelligence of the Ministry of Defense of Ukraine Major-General Kirill Budanov ridiculed Russian propaganda fakes about his "death/injury/to whom".</text:p>
      <text:p text:style-name="P4">
About it <text:a xlink:type="simple" xlink:href="https://gur.gov.ua/content/zaluzhnyi-budanov-bandera-petliura-mazepa-spetszahin-bezsmertnykh-dlia-koshmarinhu-rosiiskykh-zaharbnykiv.html" text:style-name="Internet_20_link" text:visited-style-name="Visited_20_Internet_20_Link">
reports</text:a>
Main Directorate of Intelligence of the Ministry of Defense of Ukraine.</text:p>
      <text:p text:style-name="P4">
“A special detachment of immortal commander is being created in Ukraine - Valery Zaluzhny, I, Stepan Bandera, Simon Petliura, Ivan Mazepa. It will be detached in the middle of the night to the dreams of Russian inhabitants who have made to capture Ukraine and their nightmares, ” - said the head of the IUU with sarcasm.</text:p>
      <text:p text:style-name="P4">
Cyril Budanov said that the Ukrainian "Special War of the Immortal" guarantees the creation of a nervous, hysterical working situation for Russians and their propagandists.</text:p>
      <text:p text:style-name="P4">
News Source: <text:a xlink:type="simple" xlink:href="https://armyinform.com.ua/2023/06/20/kyrylo-budanov-shhodo-svoyeyi-zagybeli-zaluzhnyj-ya-bandera-petlyura-%e2%80%95-speczzagin-bezsmertnyh-dlya-koshmaringu-okupantiv/" text:style-name="Internet_20_link" text:visited-style-name="Visited_20_Internet_20_Link">
https://armyinform.com.ua/2023/06/20/kyrylo-budanov-shhodo-svoyeyi-zagybeli-zaluzhnyj-ya-bandera-petlyura-%e2%80%95-speczzagin-bezsmertnyh-dlya-koshmaringu-okupantiv/</text:a>
</text:p>
      <!--NEWS-->
      <text:h text:style-name="P10" text:outline-level="1">
<text:span text:style-name="T4">
Ukraine and the UN will create a community recovery fund - Kubrakov</text:span>
</text:h>
      <text:p text:style-name="P4">
Authors: Ukrinform (Person)</text:p>
      <text:p text:style-name="P4">
Publisher: Укринформ (Organization)</text:p>
      <text:p text:style-name="P4">
Published Time: 2023-06-20T4:22:39+03:00</text:p>
      <text:p text:style-name="P4">
Modified Time: 2023-06-20T22:22:39+03:00</text:p>
      <text:p text:style-name="P4">
Description: On the eve of Ukraine Recovery Conference, Vice-Minister for Recovery of Ukraine-Minister of Community and Infrastructure Development Oleksandr Kubrakov and UN system coordinator in Ukraine Deniz Brown discussed the implementation of a joint approach to Ukraine's restoration. - Ukrinform.</text:p>
      <text:p text:style-name="P4">
Images: ['<text:a xlink:type="simple" xlink:href="https://static.ukrinform.com/photos/2022_09/thumb_files/630_360_1662630719-817.jpg" text:style-name="Internet_20_link" text:visited-style-name="Visited_20_Internet_20_Link">
630_360_16626...</text:a>
']</text:p>
      <text:p text:style-name="P4">
Tags: ['ООН', 'Україна', 'Олександр Кубраков']</text:p>
      <text:p text:style-name="P4">
Type: Article</text:p>
      <!--METADATA-->
      <text:p text:style-name="P4">
<draw:frame draw:style-name="fr1" draw:name="Image251" text:anchor-type="as-char" svg:width="6.9236in" svg:height="3.956343in" draw:z-index="0">
<draw:image xlink:href="../Images/yкринформ/2023-06-20T4-22-39-03-00/630_360_1662630719-817.jpg" xlink:type="simple" xlink:show="embed" xlink:actuate="onLoad" draw:mime-type="image/jpeg"/>
</draw:frame>
On the eve of UKRAINE CONFERENCE, Vice-Minister for Recovery of Ukraine-Minister of Community and Infrastructure Development Oleksandr Kubrakov Oleksandr Kubrakov Tainer UN system in Ukraine Deniz Brown discussed the implementation of a joint approach to Ukraine's restoration.</text:p>
      <text:p text:style-name="P4">
Informs this <text:a xlink:type="simple" xlink:href="https://www.kmu.gov.ua/news/oleksandr-kubrakov-ukraina-ta-oon-stvoriat-fond-vidnovlennia-hromad" text:style-name="Internet_20_link" text:visited-style-name="Visited_20_Internet_20_Link">
Government portal</text:a>
, reports Ukrinform.</text:p>
      <text:p text:style-name="P4">
“It envisages the creation of a community recovery fund, which is a key step in the afternoon to long -term reconstruction and resistance of communities. Its priorities will be the renewal of housing, critical, social infrastructure, as well as humanitarian design and support of local business, ”Viceremer said.</text:p>
      <text:p text:style-name="P4">
<text:span text:style-name="T4">
 Read also: </text:span>
 <text:a xlink:type="simple" xlink:href="https://www.ukrinform.ua/rubric-economy/3724964-kubrakov-pro-zupinku-zernovogo-koridoru-rosiani-vidkrito-sabotuut-inspekcii-suden.html" text:style-name="Internet_20_link" text:visited-style-name="Visited_20_Internet_20_Link">
<text:span text:style-name="T4">
 Kubrakov </text:span>
 - About the stop of the "grain corridor": the Russians are sabotaged by ship inspections</text:a>
It is noted that the Foundation's needs are planned to mobilize 300 million dollars over the next 5 years, and the initial starting financing will set $ 50 million.</text:p>
      <text:p text:style-name="P4">
Kubrakov said that successful recovery is impossible without continuing reform decentralization.</text:p>
      <text:p text:style-name="P4">
“We understand that today many communities do not have the ability to cope with the challenges. Our task is to provide all necessary institutional, financial and consulting support to strengthen communities. For this, we are already creating a regional structure of support teams that will help communities cope with the challenges of reconstruction, ”he said.</text:p>
      <text:p text:style-name="P4">
<text:span text:style-name="T4">
 Read also: </text:span>
 [<text:span text:style-name="T4">
 Kubrakov </text:span>
 urges communities(https://www.ukrinform.ua/rubric-regions/3722719-kubrakov-zaklikae-gromadi-fiksuvati-zbitki-vid-pidrivu-kahovskoi-ges-dla-otrimanna-reparacij.html)According to Brown, the UN and the Government of Ukraine already show the success of a social -centered approach on the example of the restoration of Kharkiv and deookupovin Izum in Kharkiv, where central and local authorities, the UN, the United Nations, jointly restoring damaged infrastructure.</text:p>
      <text:p text:style-name="P4">
It is noted that the UN helps the communities to mine, to disassemble the consequences of destruction, to restore housing, schools, medical institutions.As it was reported, the Office of the High Commissioner of the United Nations helped to restore 12,000 homes in different regions of Ukraine, and provided kits for restoring housing for almost 150 thousand people.</text:p>
      <text:p text:style-name="P4">
News Source: <text:a xlink:type="simple" xlink:href="https://www.ukrinform.ua/rubric-vidbudova/3725539-ukraina-ta-oon-stvorat-fond-vidnovlenna-gromad-kubrakov.html" text:style-name="Internet_20_link" text:visited-style-name="Visited_20_Internet_20_Link">
https://www.ukrinform.ua/rubric-vidbudova/3725539-ukraina-ta-oon-stvorat-fond-vidnovlenna-gromad-kubrakov.html</text:a>
</text:p>
      <!--NEWS-->
      <text:h text:style-name="P10" text:outline-level="1">
<text:span text:style-name="T4">
Currently one of the main tasks of the SESA forces and means is to pump water</text:span>
</text:h>
      <text:p text:style-name="P4">
Author: ['Дмитро Чалий']</text:p>
      <text:p text:style-name="P4">
Time: 2023-06-20T50:00:00-04:00</text:p>
      <text:p text:style-name="P4">
Description: About the PID Hour Briffing at the Military Media Center Rosnikov, the Hold Service of Ukraine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20-11.05.34.jpg" text:style-name="Internet_20_link" text:visited-style-name="Visited_20_Internet_20_Link">
photo_2023-06-20-11.05.34.jpg</text:a>
']</text:p>
      <text:p text:style-name="P4">
Tags: ['MILITARY MEDIA CENTER', 'ВТОРГНЕННЯ РФ', 'ДСНС', 'КАХОВСЬКА ГЕС', 'МИКОЛАЇВСЬКА ОБЛАСТЬ', 'ОЛЕКСАНДР ХОРУНЖИЙ', 'ХЕРСОНСЬКА ОБЛАСТЬ']</text:p>
      <text:p text:style-name="P4">
Category: News</text:p>
      <!--METADATA-->
      <text:p text:style-name="P4">
<draw:frame draw:style-name="fr1" draw:name="Image252" text:anchor-type="as-char" svg:width="6.9236in" svg:height="4.615733in" draw:z-index="0">
<draw:image xlink:href="../Images/AРМІЯINFORM/2023-06-20T50-00-00-04-00/photo_2023-06-20-11.05.34.jpg" xlink:type="simple" xlink:show="embed" xlink:actuate="onLoad" draw:mime-type="image/jpeg"/>
</draw:frame>
Oleksandr Khorunzhi. Photo: Andriy Suvorov / Armyinform</text:p>
      <text:p text:style-name="P4">
Oleksandr Khorunzh, a spokesman for the State Service of Ukraine for Emergency Situations during a briefing at Military Media Center.</text:p>
      <ul>
        <li>
The main evacuation measures have already been carried out. During the day, the SESA forces pumping 24 tons of water from 81 basements. Since the beginning of the work, it is already 150 thousand tons of water 572 houses, - said Alexander Khorunzhi.</li>
      </ul>
      <text:p text:style-name="P4">
He also added that with two filtering stations well -cleaning of water. In the last day, 3 tons of water were purified, and from the beginning of work - 37 tons of water. In addition, SESS units are cleansing the territory of the fading materials that have leaked as a result of an explosion at the Kakhovka hydroelectric power station. 240 meters of square territory have been cleared.</text:p>
      <ul>
        <li>
Since June 19, we have additionally attracted 6 mobile installations for water purification, which are located in different settlements of Kherson region. Also, the Mimikov region remains flooded 4 settlements. In 7 painters, centralized water supply and suspended operation of 6 artesian wells are stopped, which is 939 subscribers, - the SES reporter. - Almost 2700 cubic meters of 159 households have been pumped out of the beginning of work in the region. The works continue.</li>
      </ul>
      <text:p text:style-name="P4">
It should be added that in the Dnipropetrovsk region, due to the disaster, work stations in the cities of Pokrov and Nikopol have been stopped. As a result, there are 35 settlements, of which 14, part of which are unparalleled water supply. To provide water to the population, the SES units attract car. At this time, about 7 thousand tons of water have already been brought, from which 400 tonnes are drinking water.</text:p>
      <text:p text:style-name="P4">
<text:span text:style-name="T5">
Foto: Andriy Suvorov</text:span>
</text:p>
      <text:p text:style-name="P4">
News Source: <text:a xlink:type="simple" xlink:href="https://armyinform.com.ua/2023/06/20/narazi-odne-z-osnovnyh-zavdan-syl-ta-zasobiv-dsns-cze-vidkachka-vody/" text:style-name="Internet_20_link" text:visited-style-name="Visited_20_Internet_20_Link">
https://armyinform.com.ua/2023/06/20/narazi-odne-z-osnovnyh-zavdan-syl-ta-zasobiv-dsns-cze-vidkachka-vody/</text:a>
</text:p>
      <!--NEWS-->
      <text:h text:style-name="P10" text:outline-level="1">
<text:span text:style-name="T4">
The street was renamed in Kiev in honor of Hero of Ukraine Andrei Verkhogdat</text:span>
</text:h>
      <text:p text:style-name="P4">
Author: ['АРМІЯINFORM']</text:p>
      <text:p text:style-name="P4">
Time: 2023-06-20T52:00:00-04:00</text:p>
      <text:p text:style-name="P4">
Description: Syogodnі, 20 worms, on the plenary igidanni іі seshovsko sake for the sake of the sake of the sake of the sake of the sake of the sake ... War with Ukraine 2022, the war with Ukraine is the latest news today, the news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290003331_344691164501799_336827794001633274_n-1200x630-c-1_0.jpg" text:style-name="Internet_20_link" text:visited-style-name="Visited_20_Internet_20_Link">
290003331_344691164501799_336827794001633274_n-1200x630-c-1_0.jpg</text:a>
']</text:p>
      <text:p text:style-name="P4">
Tags: ['АНДРІЙ ВЕРХОГЛЯД', 'ГЕРОЙ УКРАЇНИ', 'КИЇВ', 'ПЕРЕЙМЕНУВАННЯ ВУЛИЦЬ']</text:p>
      <text:p text:style-name="P4">
Category: News</text:p>
      <!--METADATA-->
      <text:p text:style-name="P4">
<draw:frame draw:style-name="fr1" draw:name="Image253" text:anchor-type="as-char" svg:width="6.9236in" svg:height="3.63489in" draw:z-index="0">
<draw:image xlink:href="../Images/AРМІЯINFORM/2023-06-20T52-00-00-04-00/290003331_344691164501799_336827794001633274_n-1200x630-c-1_0.jpg" xlink:type="simple" xlink:show="embed" xlink:actuate="onLoad" draw:mime-type="image/jpeg"/>
</draw:frame>
Today, on June 20, at the plenary session of the second session of the Kyiv City Council of convocation, 68 deputies voted for renaming in the Pechersk district of Mikhail Dragomyrov in honor(the call sign "Left").</text:p>
      <text:p text:style-name="P4">
Про це <text:a xlink:type="simple" xlink:href="https://kmr.gov.ua/uk/content/vulycyu-myhayla-dragomyrova-pereymenovano-na-chest-viyskovosluzhbovcya-geroya-ukrayiny" text:style-name="Internet_20_link" text:visited-style-name="Visited_20_Internet_20_Link">
повідомляє</text:a>
press service of the city council.</text:p>
      <text:p text:style-name="P4">
According to the Deputy Mayor - Secretary of the Kyiv City Radvolodir Bondarenko, in the capital city objects should be named names that are related to Ukraine, our history, heroes and well -known figures. And it is definitely necessary to get rid of all the names that the Soviet Union and Russia imposed.</text:p>
      <text:p text:style-name="P4">
“Time for justice. Together with the residents, they made the choice that the metropolitan names of our heroes. The people of Kiev cast 16,682 votes for renaming Mikhail Drahomirov's victims in honor of the dead Ukrainian serviceman, lieutenant colonel, commander of the battalion of a separate mechanized brigade named after the Black Country, Hero of Ukraine Andriy Verkhogda, ”Vladimirbondarenko stressed.</text:p>
      <text:p text:style-name="P4">
Since the beginning of a large -scale invasion in 2022, the Hero of Ukraine Andriyverchmay has defended their approaches to the cities of Boryspil and Brovary. A year ago, on June 222022 at the age of 27 <text:a xlink:type="simple" xlink:href="https://armyinform.com.ua/2022/06/23/zagynuv-legendarnyj-kombat-andrij-verhoglyad/" text:style-name="Internet_20_link" text:visited-style-name="Visited_20_Internet_20_Link">
died</text:a>
In battle against Russian militants on the Svitlodar Arc.</text:p>
      <text:p text:style-name="P4">
News Source: <text:a xlink:type="simple" xlink:href="https://armyinform.com.ua/2023/06/20/u-kyyevi-perejmenuvaly-vulyczyu-na-chest-geroya-ukrayiny-andriya-verhoglyada/" text:style-name="Internet_20_link" text:visited-style-name="Visited_20_Internet_20_Link">
https://armyinform.com.ua/2023/06/20/u-kyyevi-perejmenuvaly-vulyczyu-na-chest-geroya-ukrayiny-andriya-verhoglyada/</text:a>
</text:p>
      <!--NEWS-->
      <text:h text:style-name="P10" text:outline-level="1">
<text:span text:style-name="T4">
People return to the territory from where the water has departed. What they should beware of - SES's advice</text:span>
</text:h>
      <text:p text:style-name="P4">
Author: ['Володимир Поліщук']</text:p>
      <text:p text:style-name="P4">
Time: 2023-06-20T54:00:00-04:00</text:p>
      <text:p text:style-name="P4">
Description: Basic Evakuaciyinі come in zones of flooding at the result of the Rosiysky terrorist attack 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2023-06-20_12-23-06.jpg" text:style-name="Internet_20_link" text:visited-style-name="Visited_20_Internet_20_Link">
photo_2023-06-20_12-23-06.jpg</text:a>
']</text:p>
      <text:p text:style-name="P4">
Tags: ['КАХОВСЬКА ГЕС', 'ОЛЕКСАНДР ХОРУНЖИЙ']</text:p>
      <text:p text:style-name="P4">
Category: News</text:p>
      <!--METADATA-->
      <text:p text:style-name="P4">
<draw:frame draw:style-name="fr1" draw:name="Image254" text:anchor-type="as-char" svg:width="6.9236in" svg:height="4.390716in" draw:z-index="0">
<draw:image xlink:href="../Images/AРМІЯINFORM/2023-06-20T54-00-00-04-00/photo_2023-06-20_12-23-06.jpg" xlink:type="simple" xlink:show="embed" xlink:actuate="onLoad" draw:mime-type="image/jpeg"/>
</draw:frame>
The main evacuation measures in the area of the Russian terract of the Kakhovka hydroelectric power station of the ecological disaster have already been completed. Moreover, people may start returning to their homes.</text:p>
      <text:p text:style-name="P4">
About this during a briefing in Military Media Center <text:a xlink:type="simple" xlink:href="https://www.youtube.com/watch" text:style-name="Internet_20_link" text:visited-style-name="Visited_20_Internet_20_Link">
reported</text:a>
A spokesman of the State Service of Ukraine for Emergency Situations Alexander Khorunzh.</text:p>
      <text:p text:style-name="P4">
He also gave such citizens useful advice in order not to become a victim of floods:</text:p>
      <ul>
        <li>
A lot of explosive objects, mines, shells can be muddy. If you saw a suspicious object - do not touch it, but urgently report the finding of the SES, representatives of the defense forces, national police or local authorities; * If the house has been flooded before you enter there, make sure that it is not threatened with blockage, there are no dangerous fragments, broken glass. Dry the flooded basements; * do not use electricity until the home is completely drained; * Do not bathe or even approach water bodies - reservoirs and beaches; * drink water only with sealed packaging; * do not consume food, even canned food if they have been flooded with water; * Disinfect all clothing and property that was underwater; * All these safety measures should be told for children.</li>
      </ul>
      <text:p text:style-name="P4">
News Source: <text:a xlink:type="simple" xlink:href="https://armyinform.com.ua/2023/06/20/lyudy-povertayutsya-na-terytoriyi-zvidky-vidijshla-voda-chogo-yim-slid-osterigatysya-porady-dsns/" text:style-name="Internet_20_link" text:visited-style-name="Visited_20_Internet_20_Link">
https://armyinform.com.ua/2023/06/20/lyudy-povertayutsya-na-terytoriyi-zvidky-vidijshla-voda-chogo-yim-slid-osterigatysya-porady-dsns/</text:a>
</text:p>
      <!--NEWS-->
      <text:h text:style-name="P10" text:outline-level="1">
<text:span text:style-name="T4">
The Institute of Assistant Veteran is being introduced in Ukraine</text:span>
</text:h>
      <text:p text:style-name="P4">
Author: ['АРМІЯINFORM']</text:p>
      <text:p text:style-name="P4">
Time: 2023-06-20T56:00:00-04:00</text:p>
      <text:p text:style-name="P4">
Description: Z 1 Lipnya INTITTTITITITITION OF THE VETARAN LETTER with Lvivsky, Vinnitziy, Dnipropetrovskiy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depositphotos_227043390_s-e1660907540234.jpg" text:style-name="Internet_20_link" text:visited-style-name="Visited_20_Internet_20_Link">
depositphotos_227043390_s-e1660907540234.jpg</text:a>
']</text:p>
      <text:p text:style-name="P4">
Tags: ['ІНСТИТУТ ПОМІЧНИКА ВЕТЕРАНА', 'МІНВЕТЕРАНІВ']</text:p>
      <text:p text:style-name="P4">
Category: News</text:p>
      <!--METADATA-->
      <text:p text:style-name="P4">
<draw:frame draw:style-name="fr1" draw:name="Image255" text:anchor-type="as-char" svg:width="6.9236in" svg:height="3.956343in" draw:z-index="0">
<draw:image xlink:href="../Images/AРМІЯINFORM/2023-06-20T56-00-00-04-00/depositphotos_227043390_s-e1660907540234.jpg" xlink:type="simple" xlink:show="embed" xlink:actuate="onLoad" draw:mime-type="image/jpeg"/>
</draw:frame>
From July 1, the veteran assistant institute will start in Lviv, Vinnytsia, Dnipropetrovsk and Mykolaiv regions. The relevant project of the Ministers of Ukraine “On the implementation of the experimental project on the implementation of the veteran assistant institute in the system of transition from a military service to civil life” was adopted at a government meeting on June 19.</text:p>
      <text:p text:style-name="P4">
About it <text:a xlink:type="simple" xlink:href="https://mva.gov.ua/ua/news/uryad-dav-start-pilotnomu-proyektu-minveteraniv-shchodo-zaprovadzhennya-v-ukrayini-institutu-pomichnika-veterana" text:style-name="Internet_20_link" text:visited-style-name="Visited_20_Internet_20_Link">
reports</text:a>
Ministry of Veterans.</text:p>
      <text:p text:style-name="P4">
The project on the introduction of a veteran assistant in Ukraine functioning in Ukraine is functioning "Rivne - Rivne", and the duties of the assistant include the individual individual professional support of veterans and their families within the transition from military service to civil life.</text:p>
      <text:p text:style-name="P4">
Future veteran assistants will be prepared in the veterans development of Nabaazi defined higher education institutions. In the partnership with the Ministry of Education, specialist training programs were developed for the training of specialists in the support of veterans and members of their families.</text:p>
      <text:p text:style-name="P4">
"It is about coordination or direction, assistance to our defenders and defenders in receiving certificates, assistance in where and how to undergo advanced training programs or, for example, get a confirmation of the traffic of available skills, where to work and many other services. Veterans will occur - should be supported and supported by such assistant. It will respond with a certain number of veterans in the community, ”said the head of the Ministry of December Yulialaputin.</text:p>
      <text:p text:style-name="P4">
Requirements for candidates for veteran assistants: it should be a citizen of Ukraine who speaks Ukrainian, has an education not lower than the junior bachelor. Uriority - veterans and veterans who will show such a desire, as well as members of the family and families of fallen soldiers.</text:p>
      <text:p text:style-name="P4">
The financing of the veteran assistant institute is provided at the expense of the State Budget, local budgets and at the expense of development partners.</text:p>
      <text:p text:style-name="P4">
News Source: <text:a xlink:type="simple" xlink:href="https://armyinform.com.ua/2023/06/20/v-ukrayini-zaprovadzhuyetsya-instytut-pomichnyka-veterana/" text:style-name="Internet_20_link" text:visited-style-name="Visited_20_Internet_20_Link">
https://armyinform.com.ua/2023/06/20/v-ukrayini-zaprovadzhuyetsya-instytut-pomichnyka-veterana/</text:a>
</text:p>
      <!--NEWS-->
      <text:h text:style-name="P10" text:outline-level="1">
<text:span text:style-name="T4">
It is quite difficult for our defenders to move, because the enemy threw all the strength to stop the offensive - Anna Malyar</text:span>
</text:h>
      <text:p text:style-name="P4">
Author: ['АРМІЯINFORM']</text:p>
      <text:p text:style-name="P4">
Time: 2023-06-20T57:00:00-04:00</text:p>
      <text:p text:style-name="P4">
Description: About Ts, the intercessor of the Ministra of the defense of Ukraine wrote in her telegram. “The enemy is not ... the war with Ukraine 2022, the war with Ukraine is the latest news today, the news war with Ukraine 2022 is the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malyar-1-960x540-1.jpg" text:style-name="Internet_20_link" text:visited-style-name="Visited_20_Internet_20_Link">
malyar-1-960x540-1.jpg</text:a>
']</text:p>
      <text:p text:style-name="P4">
Tags: []</text:p>
      <text:p text:style-name="P4">
Category: News</text:p>
      <!--METADATA-->
      <text:p text:style-name="P4">
<draw:frame draw:style-name="fr1" draw:name="Image256" text:anchor-type="as-char" svg:width="6.9236in" svg:height="3.894525in" draw:z-index="0">
<draw:image xlink:href="../Images/AРМІЯINFORM/2023-06-20T57-00-00-04-00/malyar-1-960x540-1.jpg" xlink:type="simple" xlink:show="embed" xlink:actuate="onLoad" draw:mime-type="image/jpeg"/>
</draw:frame>
About this Deputy Minister of Defense of Ukraine <text:a xlink:type="simple" xlink:href="https://www.facebook.com/GeneralStaff.ua/posts/pfbid02AxtfjEkHqdvLDN2ZnDvzj2fQdKuu9vSnv5z8psXiFQqMKtM3JCADgrH67dC9XmEwl" text:style-name="Internet_20_link" text:visited-style-name="Visited_20_Internet_20_Link">
wrote</text:a>
In his telegram.</text:p>
      <text:p text:style-name="P4">
“The enemy will not take the position easily and we must set up to be a hard duel. Actually what is happening now. It is not necessary to measure the result of the work of the defense forces exclusively by settlements and informed kilometers. Because the criteria for the efficiency of hostilities are much more. The ongoing surgery has several tasks and these tasks make these tasks. They move as they had to move. And the biggest blow to the first time, ”the message reads.</text:p>
      <text:p text:style-name="P4">
Also, Anna Malyar noted that despite the fact that our troops are coming in the harsh directions of the south, the enemy concentrates a lot of efforts in the East, it continues to step there. Because for the enemy the main direction of the offensive is there, because the aggressor does not leave the purpose to reach the borders of Donetsk and Lugansk region. So, now hot in the east and south.</text:p>
      <text:p text:style-name="P4">
News Source: <text:a xlink:type="simple" xlink:href="https://armyinform.com.ua/2023/06/20/nashym-oboronczyam-dovoli-skladno-prosuvatys-adzhe-vorog-kynuv-usi-syly-shhob-zupynyty-nastup-ganna-malyar/" text:style-name="Internet_20_link" text:visited-style-name="Visited_20_Internet_20_Link">
https://armyinform.com.ua/2023/06/20/nashym-oboronczyam-dovoli-skladno-prosuvatys-adzhe-vorog-kynuv-usi-syly-shhob-zupynyty-nastup-ganna-malyar/</text:a>
</text:p>
      <!--NEWS-->
      <text:h text:style-name="P10" text:outline-level="1">
<text:span text:style-name="T4">
VAT and import duty on drones - Mikhail Fedorov was canceled</text:span>
</text:h>
      <text:p text:style-name="P4">
Author: ['АРМІЯINFORM']</text:p>
      <text:p text:style-name="P4">
Time: 2023-06-20T58:00:00-04:00</text:p>
      <text:p text:style-name="P4">
Description: President of Ukraine Volodymyr Zelensky Piding the bills about the Skasuvannya PDV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dron-1-golovna.jpg" text:style-name="Internet_20_link" text:visited-style-name="Visited_20_Internet_20_Link">
dron-1-golovna.jpg</text:a>
']</text:p>
      <text:p text:style-name="P4">
Tags: ['STOPRUSSIA', 'АГРЕСІЯ РФ', 'ВІЙНА', 'ВТОРГНЕННЯ РФ', 'ДРОНИ', 'КОМПЛЕКТУЮЧІ ДЛЯ ДРОНІВ', 'МИХАЙЛО ФЕДОРОВ']</text:p>
      <text:p text:style-name="P4">
Category: News</text:p>
      <!--METADATA-->
      <text:p text:style-name="P4">
<draw:frame draw:style-name="fr1" draw:name="Image257" text:anchor-type="as-char" svg:width="6.9236in" svg:height="4.615733in" draw:z-index="0">
<draw:image xlink:href="../Images/AРМІЯINFORM/2023-06-20T58-00-00-04-00/dron-1-golovna.jpg" xlink:type="simple" xlink:show="embed" xlink:actuate="onLoad" draw:mime-type="image/jpeg"/>
</draw:frame>
President of Ukraine Volodymyr Zelensky has signed draft laws on the abolition of the APD and import duties on accessories for drones.</text:p>
      <text:p text:style-name="P4">
About it in your Telegram channel <text:a xlink:type="simple" xlink:href="https://t.me/zedigital/3278" text:style-name="Internet_20_link" text:visited-style-name="Visited_20_Internet_20_Link">
reported</text:a>
Vice Prime Minister of Ukraine for Innovation, Development of Education, Science and Technologies-Digital Transformation of Ukraine Mikhail Fedorov.</text:p>
      <text:p text:style-name="P4">
“Now importers are released from payment of materials, units, units, equipment and components for <text:a xlink:type="simple" xlink:href="https://uk.wikipedia.org/wiki/%D0%91%D0%B5%D0%B7%D0%BF%D1%96%D0%BB%D0%BE%D1%82%D0%BD%D0%B8%D0%B9_%D0%BB%D1%96%D1%82%D0%B0%D0%BB%D1%8C%D0%BD%D0%B8%D0%B9_%D0%B0%D0%BF%D0%B0%D1%80%D0%B0%D1%82" text:style-name="Internet_20_link" text:visited-style-name="Visited_20_Internet_20_Link">
UAV</text:a>
At the time of martial law. This is the next step towards the scale of drones production. Thousands of drones are needed now. We continue to do that our warriors receive more drones on the front, ”Michaelfedorov said.</text:p>
      <text:p text:style-name="P4">
News Source: <text:a xlink:type="simple" xlink:href="https://armyinform.com.ua/2023/06/20/skasovano-pdv-ta-vvizne-myto-na-komplektuyuchi-dlya-droniv-myhajlo-fedorov/" text:style-name="Internet_20_link" text:visited-style-name="Visited_20_Internet_20_Link">
https://armyinform.com.ua/2023/06/20/skasovano-pdv-ta-vvizne-myto-na-komplektuyuchi-dlya-droniv-myhajlo-fedorov/</text:a>
</text:p>
      <!--NEWS-->
      <text:h text:style-name="P10" text:outline-level="1">
<text:span text:style-name="T4">
The world supports Ukraine: US and EU politicians' statements</text:span>
</text:h>
      <text:p text:style-name="P4">
Author: ['АРМІЯINFORM']</text:p>
      <text:p text:style-name="P4">
Time: 2023-06-20T59:00:00-04:00</text:p>
      <text:p text:style-name="P4">
Description: The General Secretary of NATO єns Stoltenberg was Vyslovannya, Sho at Maybutnom Ukraini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27bfcf48d884.jpeg" text:style-name="Internet_20_link" text:visited-style-name="Visited_20_Internet_20_Link">
627bfcf48d884.jpeg</text:a>
']</text:p>
      <text:p text:style-name="P4">
Tags: ['ВЕЛИКА БРИТАНІЯ', 'ЄНС СТОЛТЕНБЕРГ', 'ПРЕЗИДЕНТ США']</text:p>
      <text:p text:style-name="P4">
Category: News</text:p>
      <!--METADATA-->
      <text:p text:style-name="P4">
<draw:frame draw:style-name="fr1" draw:name="Image258" text:anchor-type="as-char" svg:width="6.9236in" svg:height="4.32725in" draw:z-index="0">
<draw:image xlink:href="../Images/AРМІЯINFORM/2023-06-20T59-00-00-04-00/627bfcf48d884.jpeg" xlink:type="simple" xlink:show="embed" xlink:actuate="onLoad" draw:mime-type="image/jpeg"/>
</draw:frame>
NATO Secretary General Jens Stoltenberg expressed his belief that Ukraine would become a member of the Alliance. He said that a package of assistance would be approved at the enemy summit, which for several years would bring Ukraine closer to NATO standards. Stoltenberg also warned against the hurry in peaceful communities between Ukraine and the Russian Federation and stressed that only Ukraine should determine the conditions for itself to end the war.</text:p>
      <text:p text:style-name="P4">
“Tell this to people in Bucha. I cannot tell them about non -violent resistance, tears of rage are converted to my eyes, ” - so the German defense Minister Boryspistorius reacted to the proposal of Bishop Vicar Osnabryutsky Dioceseo Paul" to resist Russian aggression. "</text:p>
      <text:p text:style-name="P4">
The European Union intends to accelerate the supply of weapons to Ukraine to support the counter -offensive forces of defense, the European Commissioner for Internal Trade and Services Tierry Breton said.</text:p>
      <text:p text:style-name="P4">
UK Prime Minister Risha Sunak at Ukraine Recovery Conference Ollodoni will call for investors and business leaders to join the struggle of Ukraine. In his opinion, the financial struggle for Ukraine to be able to build and recover is a kind of counter -offensive for Russia. “Again, Ukraine demonstrates its ability to quickly use innovations, and I know that its restoration will be no exception. The illegalization to Ukraine destroyed business and livelihoods throughout the country, but it did not destroy the ingenuity and determination of the Ukrainian people. Financing, technologically developed Ukraine will strengthen its ability to displacement of its borders and build a bright future for the sovereign and modern Ukraine of the future, ”Sunak said.</text:p>
      <text:p text:style-name="P4">
US President Joe Biden named Putin's statements about the placement of the first units of tactic nuclear weapons in Belarus "absolutely irresponsible."</text:p>
      <text:p text:style-name="P4">
The EU has condemned Russia's plans to hold elections on temporarily occupied territories of Ukraine. The Chief Spoor of the European Commission on Foreign Policy, Peter, the status of the Stamps that such intentions were a serious violation of the UN Charter, as well as non -volatility, sovereignty and territorial integrity of Ukraine.</text:p>
      <text:p text:style-name="P4">
<text:span text:style-name="T4">
 Source: </text:span>
 <text:a xlink:type="simple" xlink:href="https://www.facebook.com/SZRUkraine" text:style-name="Internet_20_link" text:visited-style-name="Visited_20_Internet_20_Link">
external intelligence service</text:a>
</text:p>
      <text:p text:style-name="P4">
News Source: <text:a xlink:type="simple" xlink:href="https://armyinform.com.ua/2023/06/20/svit-pidtrymuye-ukrayinu-zayavy-politykiv-ssha-ta-yes/" text:style-name="Internet_20_link" text:visited-style-name="Visited_20_Internet_20_Link">
https://armyinform.com.ua/2023/06/20/svit-pidtrymuye-ukrayinu-zayavy-politykiv-ssha-ta-yes/</text:a>
</text:p>
      <!--NEWS-->
      <text:h text:style-name="P10" text:outline-level="1">
<text:span text:style-name="T4">
Zelensky promises to answer Russian terrorists for a blow to rescuers in Kherson</text:span>
</text:h>
      <text:p text:style-name="P4">
Authors: Ukrinform (Person)</text:p>
      <text:p text:style-name="P4">
Publisher: Укринформ (Organization)</text:p>
      <text:p text:style-name="P4">
Published Time: 2023-06-20T5:23:00+03:00</text:p>
      <text:p text:style-name="P4">
Modified Time: 2023-06-20T22:23:00+03:00</text:p>
      <text:p text:style-name="P4">
Description: The Ukrainian military will be response to Russian terrorists for a blow to rescuers in Kherson, who were engaged in the elimination of the consequences of the Russian Federation at the Kakhovka Hydroelectric Power Plant. - Ukrinform.</text:p>
      <text:p text:style-name="P4">
Images: ['<text:a xlink:type="simple" xlink:href="https://static.ukrinform.com/photos/2022_09/thumb_files/630_360_1662320715-951.png" text:style-name="Internet_20_link" text:visited-style-name="Visited_20_Internet_20_Link">
630_360_16623...</text:a>
']</text:p>
      <text:p text:style-name="P4">
Tags: ['Херсон', 'Тероризм', 'Зеленський', 'Війна з Росією']</text:p>
      <text:p text:style-name="P4">
Type: Article</text:p>
      <!--METADATA-->
      <text:p text:style-name="P4">
<draw:frame draw:style-name="fr1" draw:name="Image259" text:anchor-type="as-char" svg:width="6.9236in" svg:height="3.956343in" draw:z-index="0">
<draw:image xlink:href="../Images/yкринформ/2023-06-20T5-23-00-03-00/630_360_1662320715-951.png" xlink:type="simple" xlink:show="embed" xlink:actuate="onLoad" draw:mime-type="image/png"/>
</draw:frame>
The Ukrainian Ukrainian will be responsible for Russian terrorists for the impact of rescuers in Kherson, who were engaged in the elimination of the consequences of the terrorist attack of the Russian Federation of Nakakhovskaya hydroelectric power plants.</text:p>
      <text:p text:style-name="P4">
According to Ukrinform, about it in <text:a xlink:type="simple" xlink:href="https://www.youtube.com/watch" text:style-name="Internet_20_link" text:visited-style-name="Visited_20_Internet_20_Link">
video referral</text:a>
Volodymyr Zelenskyy said.</text:p>
      <text:p text:style-name="P4">
“Today, rescuers were injured in Kherson as a result of the shelling of the invaders ... They were engaged in eliminating the consequences of a Russian terrorist attack on the Kakhovka hydroelectric power station and fired by Russian artillery. Eight SESS employees were sold, one, unfortunately, died ... My condolences to my family and loved ones!Ukrainian abilities will be sure to answer the terrorists for all this meanness, ”Glava state said.</text:p>
      <text:p text:style-name="P4">
<text:span text:style-name="T5">
Video: <text:a xlink:type="simple" xlink:href="https://www.facebook.com/president.gov.ua" text:style-name="Internet_20_link" text:visited-style-name="Visited_20_Internet_20_Link">
Presidential Office</text:a>
</text:span>
</text:p>
      <text:p text:style-name="P4">
According to the President, every such Russian blow, every Russian terrorist attack is an argument that there is no and will not have any chances to stay on Ukrainian land.</text:p>
      <text:p text:style-name="P4">
“There are no killers and terrorists here and will never be. Now our soldiers are half a day, in the east very actively destroy the enemy, physically cleansing Ukraine. It will continue to continue, ”he assured <text:a xlink:type="simple" xlink:href="https://www.ukrinform.ua/tag-zelenskij" text:style-name="Internet_20_link" text:visited-style-name="Visited_20_Internet_20_Link">
Zelensky</text:a>
.</text:p>
      <text:p text:style-name="P4">
He thanked every warrior who is now in battle, at combat posts and combat operations, as well as anyone who trains Ukrainian soldiers and who helps Ukraine.</text:p>
      <text:p text:style-name="P4">
<text:span text:style-name="T4">
 Read also: </text:span>
 <text:a xlink:type="simple" xlink:href="https://www.ukrinform.ua/rubric-polytics/3725429-blinken-anonsuvav-novij-paket-dopomogi-ukraini.html" text:style-name="Internet_20_link" text:visited-style-name="Visited_20_Internet_20_Link">
Blinken announced a new <text:span text:style-name="T4">
 package </text:span>
 Assistance to Ukraine</text:a>
"Each unit of weapons, every projectile uses Ukraine as efficiently as possible, and always to protect life," the President stressed.</text:p>
      <text:p text:style-name="P4">
As reported by Ukrinform, <text:a xlink:type="simple" xlink:href="http://www.ukrinform.ua/rubric-ato/3725372-rosijska-armia-u-hersoni-obstrilala-ratuvalnikiv-odin-zagiblij-visim-poranenih.html" text:style-name="Internet_20_link" text:visited-style-name="Visited_20_Internet_20_Link">
June 20, troops of the Russian Federation were fired at the Khersonstators</text:a>
, which was cleaned. One SES employee was killed, eight more were injured. Rescuers are in serious condition in Kherson, and five more than moderate.</text:p>
      <text:p text:style-name="P4">
<text:span text:style-name="T5">
Foto: op</text:span>
</text:p>
      <text:p text:style-name="P4">
News Source: <text:a xlink:type="simple" xlink:href="https://www.ukrinform.ua/rubric-ato/3725542-zelenskij-obicae-vidpovid-rosijskim-teroristam-za-udar-po-ratuvalnikah-u-hersoni.html" text:style-name="Internet_20_link" text:visited-style-name="Visited_20_Internet_20_Link">
https://www.ukrinform.ua/rubric-ato/3725542-zelenskij-obicae-vidpovid-rosijskim-teroristam-za-udar-po-ratuvalnikah-u-hersoni.html</text:a>
</text:p>
      <!--NEWS-->
      <text:h text:style-name="P10" text:outline-level="1">
<text:span text:style-name="T4">
This year, the EU mission is planned to prepare 30 thousand Ukrainian servicemen</text:span>
</text:h>
      <text:p text:style-name="P4">
Author: ['АРМІЯINFORM']</text:p>
      <text:p text:style-name="P4">
Time: 2023-06-20T60:00:00-04:00</text:p>
      <text:p text:style-name="P4">
Description: In 2023, the framework of the MISIA є є є єsovo dopomi Ukrainian (EU Military Assistance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idgotovka.jpg" text:style-name="Internet_20_link" text:visited-style-name="Visited_20_Internet_20_Link">
pidgotovka.jpg</text:a>
']</text:p>
      <text:p text:style-name="P4">
Tags: ['EU\xa0MILITARY ASSISTANCE MISSION FOR UKRAINE', 'ВІЙСЬКОВА ДОПОМОГА УКРАЇНІ', 'ДОПОМОГА ЄС', 'МІНІСТЕРСТВО ОБОРОНИ', 'ПІДГОТОВКА ВІЙСЬКОВОСЛУЖБОВЦІВ']</text:p>
      <text:p text:style-name="P4">
Category: News</text:p>
      <!--METADATA-->
      <text:p text:style-name="P4">
<draw:frame draw:style-name="fr1" draw:name="Image260" text:anchor-type="as-char" svg:width="6.9236in" svg:height="4.565249in" draw:z-index="0">
<draw:image xlink:href="../Images/AРМІЯINFORM/2023-06-20T60-00-00-04-00/pidgotovka.jpg" xlink:type="simple" xlink:show="embed" xlink:actuate="onLoad" draw:mime-type="image/jpeg"/>
</draw:frame>
In 2023, as part of the EU Mission for Military Assistance to Ukraine(EU Military Assistance Mission for Ukraine)The preparation of 30 thousand servicemen of the Armed Forces, including the soldiers of the forces of TRO, is planned.</text:p>
      <text:p text:style-name="P4">
About it <text:a xlink:type="simple" xlink:href="https://xn--80affa3aj0al.xn--80asehdb/#@ministry_of_defense_ua" text:style-name="Internet_20_link" text:visited-style-name="Visited_20_Internet_20_Link">
reports</text:a>
Ministry of Defense of Ukraine in its office Telegram channel.</text:p>
      <text:p text:style-name="P4">
The EU mission unites 28 states. The strategic goal is to enhance the capacity of the Ukrainian for:</text:p>
      <ul>
        <li>
effective operations; * protection of the sovereignty of Turnous of Ukraine's territorial integrity; * protection of civilian population.</li>
      </ul>
      <text:p text:style-name="P4">
In 2022, at the initial stage, the EU mission purchased the necessary military property, equipment and ammunition for the preparation of Ukrainian servicemen.</text:p>
      <text:p text:style-name="P4">
In 2023, preparation measures will take place in the territory of the Member of the European Union.</text:p>
      <text:p text:style-name="P4">
The Ministry of Defense of Ukraine processes the expansion of ways of assistance from the European Union.</text:p>
      <text:p text:style-name="P4">
News Source: <text:a xlink:type="simple" xlink:href="https://armyinform.com.ua/2023/06/20/czogo-roku-v-ramkah-misiyi-yes-planuyetsya-pidgotovka-30-tys-ukrayinskyh-vijskovosluzhbovcziv/" text:style-name="Internet_20_link" text:visited-style-name="Visited_20_Internet_20_Link">
https://armyinform.com.ua/2023/06/20/czogo-roku-v-ramkah-misiyi-yes-planuyetsya-pidgotovka-30-tys-ukrayinskyh-vijskovosluzhbovcziv/</text:a>
</text:p>
      <!--NEWS-->
      <text:h text:style-name="P10" text:outline-level="1">
<text:span text:style-name="T4">
Every second hryvnia from the state budget in 2023 is directed to defense - Roxolana Podlas</text:span>
</text:h>
      <text:p text:style-name="P4">
Author: ['АРМІЯINFORM']</text:p>
      <text:p text:style-name="P4">
Time: 2023-06-20T61:00:00-04:00</text:p>
      <text:p text:style-name="P4">
Description: For the sinki-grass 2023, the rock of the dinisial budget was chosen 1.4 trillion hryvnias, the Mayzhe ... war with Ukraine 2022, the war with Ukraine is the latest news today, the war with Ukraine 2022 is the last today, whether there will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2023-06-19-11-10-28.jpg" text:style-name="Internet_20_link" text:visited-style-name="Visited_20_Internet_20_Link">
photo-2023-06-19-11-10-28.jpg</text:a>
']</text:p>
      <text:p text:style-name="P4">
Tags: ['STOPRUSSIA', 'АГРЕСІЯ РФ', 'ВЕРХОВНА РАДА УКРАЇНИ', 'ВІЙНА']</text:p>
      <text:p text:style-name="P4">
Category: News</text:p>
      <!--METADATA-->
      <text:p text:style-name="P4">
<draw:frame draw:style-name="fr1" draw:name="Image261" text:anchor-type="as-char" svg:width="6.9236in" svg:height="4.615733in" draw:z-index="0">
<draw:image xlink:href="../Images/AРМІЯINFORM/2023-06-20T61-00-00-04-00/photo-2023-06-19-11-10-28.jpg" xlink:type="simple" xlink:show="embed" xlink:actuate="onLoad" draw:mime-type="image/jpeg"/>
</draw:frame>
In January-May 2023, the state budget expenditures amounted to 1.4 trillivations, which is almost 2 times higher than the volume in the same period of 2022 is 3 times higher than the expenditures in 5 months of 2021. The Verkhovna Rada Committee on Roksolana Pidlas told about it.</text:p>
      <text:p text:style-name="P4">
“This year, more than every second hryvnia of the state budget is directed to the defense. It is UAH 745.4 billion or 52.9% of total expenditures, ” - emphasized Laroclaroclana Podlas.</text:p>
      <text:p text:style-name="P4">
Also, the deputy drew attention to the fact that before the large -scale intensification of the main items of expenditures of the state budget were social paid payments and expenditures on health care, as well as expenditures on support of economic activity, first of all(uncomplicated)road economy, tank financial support to local budgets. And now - expenditures on defense national security, social payments and elimination of the consequences of armed aggression.</text:p>
      <text:p text:style-name="P4">
With "If compared to the same period in the past years, the volume of the NABORON in the current year by more than 3 times exceeded the amount of such expenditures in 2022 and more than 16 times - in the pre -war 2021. However, the increase in defense expenditures did not prevent it from saving and even even To increase the state budget expenditures for social protection and social disabilities against the pre -war period, so in five months of this year, UAH 195.7 billion was directed, which is by 17.6% more than in the same period last year. Nevertheless, their share of the general volume has decreased significantly from 21.2% to 13.9%, ”Roksolanidlas explained.</text:p>
      <text:p text:style-name="P4">
The Chairman of the Committee added that during a large -scale war, expenditures on public order and security border and fire protection were significantly increasing: for five months of this year, such a year increased 1.5 and 1.4 times, respectively, against the same period.</text:p>
      <text:p text:style-name="P4">
Source: <text:a xlink:type="simple" xlink:href="https://www.rada.gov.ua/news/news_kom/237845.html" text:style-name="Internet_20_link" text:visited-style-name="Visited_20_Internet_20_Link">
press service of the Verkhovna Rada of Ukraine.</text:a>
</text:p>
      <text:p text:style-name="P4">
News Source: <text:a xlink:type="simple" xlink:href="https://armyinform.com.ua/2023/06/20/kozhna-druga-gryvnya-z-derzhavnogo-byudzhetu-u-2023-spryamovuyetsya-na-oboronu-roksolana-pidlasa/" text:style-name="Internet_20_link" text:visited-style-name="Visited_20_Internet_20_Link">
https://armyinform.com.ua/2023/06/20/kozhna-druga-gryvnya-z-derzhavnogo-byudzhetu-u-2023-spryamovuyetsya-na-oboronu-roksolana-pidlasa/</text:a>
</text:p>
      <!--NEWS-->
      <text:h text:style-name="P10" text:outline-level="1">
<text:span text:style-name="T4">
The Kiev IT Company, which planned to "drain" the occupiers from the electronic systems of Donetsk Ova, was exposed</text:span>
</text:h>
      <text:p text:style-name="P4">
Author: ['АРМІЯINFORM']</text:p>
      <text:p text:style-name="P4">
Time: 2023-06-20T62:00:00-04:00</text:p>
      <text:p text:style-name="P4">
Description: For the proprietary Kerivnitvva Office of the General Prosecutor to one Kerivnikiv capital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sbu-1.jpg" text:style-name="Internet_20_link" text:visited-style-name="Visited_20_Internet_20_Link">
sbu-1.jpg</text:a>
']</text:p>
      <text:p text:style-name="P4">
Tags: ['STOPRUSSIA', 'АГРЕСІЯ РФ', 'ВІЙНА', 'КОЛАБОРАНТИ', 'ОФІС ГЕНЕРАЛЬНОГО ПРОКУРОРА', 'СБУ']</text:p>
      <text:p text:style-name="P4">
Category: News</text:p>
      <!--METADATA-->
      <text:p text:style-name="P4">
<draw:frame draw:style-name="fr1" draw:name="Image262" text:anchor-type="as-char" svg:width="6.9236in" svg:height="5.1927in" draw:z-index="0">
<draw:image xlink:href="../Images/AРМІЯINFORM/2023-06-20T62-00-00-04-00/sbu-1.jpg" xlink:type="simple" xlink:show="embed" xlink:actuate="onLoad" draw:mime-type="image/jpeg"/>
</draw:frame>
Under the procedural guidance of the Prosecutor General's office, one of the heads of the Central IT company and five by his accomplices, who are hiding in temporary-heated territories, reported suspicion of assisting the activity of a terrorist organization(Part 1 of Art. 258-3 of the Criminal Code of Ukraine).</text:p>
      <text:p text:style-name="P4">
За даними слідства, службові особи київської ІТ-компанії, яка встановлювалапрограмне забезпечення в держустанові, надали віддалений доступ представникамтерористичної організації «днр», які перебувають на тимчасово окупованійтериторії.</text:p>
      <text:p text:style-name="P4">
Поро це Офіс Генерального прокурора<text:a xlink:type="simple" xlink:href="https://t.me/pgo_gov_ua/13607" text:style-name="Internet_20_link" text:visited-style-name="Visited_20_Internet_20_Link">
повідомляє</text:a>
In his official Telegram channel.</text:p>
      <text:p text:style-name="P4">
Thanks to the online access received, the suspects planned regularly to "drain" information from the E-Document circulation of one of the regional military administrations of the Russian representatives of special services of the Russian Federation. First of all, they were interested in the information of Russian air strikes on the energy infrastructure of the region.</text:p>
      <text:p text:style-name="P4">
The occupiers also wanted to know the exact coordinates of electrical substations, which were carried out or continued repair and restoration work after shelling. The enemy would be tedded to plan and perform repeated air attacks on them.</text:p>
      <text:p text:style-name="P4">
During searches in the office premises of the IT company and at the place of residence, computers and mobile phones were found in Kyiv, the seals of idocuments that indicate the conduct of "joint business" with Donetsk "branch".</text:p>
      <text:p text:style-name="P4">
Currently, law enforcement officers have detained one of the heads of the said company. The issue of election of a preventive measure is being raised.</text:p>
      <text:p text:style-name="P4">
Pre -trial investigation - SBU GSU, operational support - Department of SBU Department.</text:p>
      <text:p text:style-name="P4">
News Source: <text:a xlink:type="simple" xlink:href="https://armyinform.com.ua/2023/06/20/vykryto-kyyivsku-it-kompaniyu-yaka-planuvala-zlyvaty-okupantam-informacziyu-z-elektronnyh-system-doneczkoyi-ova/" text:style-name="Internet_20_link" text:visited-style-name="Visited_20_Internet_20_Link">
https://armyinform.com.ua/2023/06/20/vykryto-kyyivsku-it-kompaniyu-yaka-planuvala-zlyvaty-okupantam-informacziyu-z-elektronnyh-system-doneczkoyi-ova/</text:a>
</text:p>
      <!--NEWS-->
      <text:h text:style-name="P10" text:outline-level="1">
<text:span text:style-name="T4">
In Mariinsky, our defenders reflected all the attacks of the enemy</text:span>
</text:h>
      <text:p text:style-name="P4">
Author: ['АРМІЯINFORM']</text:p>
      <text:p text:style-name="P4">
Time: 2023-06-20T63:00:00-04:00</text:p>
      <text:p text:style-name="P4">
Description: Opponent I did ZoServilu Zuill at the Limansky, Bakhmu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vidbyly-nastup.jpg" text:style-name="Internet_20_link" text:visited-style-name="Visited_20_Internet_20_Link">
vidbyly-nastup.jpg</text:a>
']</text:p>
      <text:p text:style-name="P4">
Tags: ['STOPRUSSIA', 'АГРЕСІЯ РФ', 'БАХМУТ', 'ВІЙНА', 'ГШ ЗС УКРАЇНИ']</text:p>
      <text:p text:style-name="P4">
Category: News</text:p>
      <!--METADATA-->
      <text:p text:style-name="P4">
<draw:frame draw:style-name="fr1" draw:name="Image263" text:anchor-type="as-char" svg:width="6.9236in" svg:height="4.615733in" draw:z-index="0">
<draw:image xlink:href="../Images/AРМІЯINFORM/2023-06-20T63-00-00-04-00/vidbyly-nastup.jpg" xlink:type="simple" xlink:show="embed" xlink:actuate="onLoad" draw:mime-type="image/jpeg"/>
</draw:frame>
Illustrative Photo <text:span text:style-name="T4">
 🔥 Situation on Russian invasion </text:span>
</text:p>
      <text:p text:style-name="P4">
The enemy continues to focus on the Bakhmut, Avdeev and Marinsky directions in the Liman, Bakhmut, Avdiiv and Mariin directions. There were 45 combat clashes during the past.</text:p>
      <text:p text:style-name="P4">
About it <text:a xlink:type="simple" xlink:href="https://www.facebook.com/GeneralStaff.ua/posts/pfbid02AxtfjEkHqdvLDN2ZnDvzj2fQdKuu9vSnv5z8psXiFQqMKtM3JCADgrH67dC9XmEwl" text:style-name="Internet_20_link" text:visited-style-name="Visited_20_Internet_20_Link">
reports</text:a>
The General Staff of the Armed Forces.</text:p>
      <text:p text:style-name="P4">
“In the Mary's direction, over the passing day, our defenders repelled all the ways of the enemy in the districts of Krasnogorivka, Marinka and Victory. Near the two -way - the enemy struck. At the same time, he made artillery units in the areas of settlements of Krasnogorivka, St. George, Marinka Ipobedda, Donetsk region, ”the message reads.</text:p>
      <text:p text:style-name="P4">
It is noted that in the Bakhmut direction, the enemy performed unsuccessful procedures in the direction of Orikhovo-Vasilivka of Donetsk region. The northern and Toretsk points were struck. The districts of settlements of Vasyukivka, Orikhovo-Vasylivka, Bogdanivka, Kalinovka, Yar, Ivanivske, Varyarivka, White Gora, Konstantinovka, Friendship and North Donetsk region were injured from the hostile shellings.</text:p>
      <text:p text:style-name="P4">
News Source: <text:a xlink:type="simple" xlink:href="https://armyinform.com.ua/2023/06/20/na-maryinskomu-napryamku-nashi-zahysnyky-vidbyly-usi-ataky-protyvnyka/" text:style-name="Internet_20_link" text:visited-style-name="Visited_20_Internet_20_Link">
https://armyinform.com.ua/2023/06/20/na-maryinskomu-napryamku-nashi-zahysnyky-vidbyly-usi-ataky-protyvnyka/</text:a>
</text:p>
      <!--NEWS-->
      <text:h text:style-name="P10" text:outline-level="1">
<text:span text:style-name="T4">
More than 94 thousand military crimes have documented the Office of the Prosecutor General of Ukraine</text:span>
</text:h>
      <text:p text:style-name="P4">
Author: ['АРМІЯINFORM']</text:p>
      <text:p text:style-name="P4">
Time: 2023-06-20T64:00:00-04:00</text:p>
      <text:p text:style-name="P4">
Description: OFIC OFFICEAL OF Ukrainian POSEMOMELAS AND COARSENTY AND DOCH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67.jpg" text:style-name="Internet_20_link" text:visited-style-name="Visited_20_Internet_20_Link">
1-67.jpg</text:a>
', '<text:a xlink:type="simple" xlink:href="https://armyinform.com.ua/wp-content/uploads/2023/06/2-67.jpg" text:style-name="Internet_20_link" text:visited-style-name="Visited_20_Internet_20_Link">
2-67.jpg</text:a>
']</text:p>
      <text:p text:style-name="P4">
Tags: ['АГРЕСІЯ РФ', 'ВІЙСЬКОВІ ЗЛОЧИНИ РФ', 'ВТОРГНЕННЯ РФ', 'ОФІС ГЕНЕРАЛЬНОГО ПРОКУРОРА УКРАЇНИ']</text:p>
      <text:p text:style-name="P4">
Category: News</text:p>
      <!--METADATA-->
      <text:p text:style-name="P4">
<draw:frame draw:style-name="fr1" draw:name="Image264" text:anchor-type="as-char" svg:width="6.9236in" svg:height="4.448413in" draw:z-index="0">
<draw:image xlink:href="../Images/AРМІЯINFORM/2023-06-20T64-00-00-04-00/1-67.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20, it is registered:</text:p>
      <ul>
        <li>
94 458 Military Crimes, * 17 329 crimes against national security of Ukraine.</li>
      </ul>
      <text:p text:style-name="P4">
In addition, according to the official data of juvenile prosecutors, 1517 children were affected by the aggression of the Russian Federation, of which:</text:p>
      <ul>
        <li>
490 children were killed, * 1027 children were injured in varying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5" text:anchor-type="as-char" svg:width="6.9236in" svg:height="4.448413in" draw:z-index="0">
<draw:image xlink:href="../Images/AРМІЯINFORM/2023-06-20T64-00-00-04-00/2-67.jpg" xlink:type="simple" xlink:show="embed" xlink:actuate="onLoad" draw:mime-type="image/jpeg"/>
</draw:frame>
</text:p>
      <text:p text:style-name="P4">
News Source: <text:a xlink:type="simple" xlink:href="https://armyinform.com.ua/2023/06/20/ponad-94-tysyachi-voyennyh-zlochyniv-zadokumentuvav-ofis-genprokurora-ukrayiny/" text:style-name="Internet_20_link" text:visited-style-name="Visited_20_Internet_20_Link">
https://armyinform.com.ua/2023/06/20/ponad-94-tysyachi-voyennyh-zlochyniv-zadokumentuvav-ofis-genprokurora-ukrayiny/</text:a>
</text:p>
      <!--NEWS-->
      <text:h text:style-name="P10" text:outline-level="1">
<text:span text:style-name="T4">
Every day artillery ammunition and armored vehicles come to Ukraine - Dmytro Kuleba</text:span>
</text:h>
      <text:p text:style-name="P4">
Author: ['АРМІЯINFORM']</text:p>
      <text:p text:style-name="P4">
Time: 2023-06-20T65:00:00-04:00</text:p>
      <text:p text:style-name="P4">
Description: Support of VIISKOVO DUDOMOGE in Ukrainian VID Kraina-Partnerv Vidbuv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kuleba.jpg" text:style-name="Internet_20_link" text:visited-style-name="Visited_20_Internet_20_Link">
kuleba.jpg</text:a>
']</text:p>
      <text:p text:style-name="P4">
Tags: ['STOPRUSSIA', 'ВТОРГНЕННЯ РФ', 'ДМИТРО КУЛЕБА', 'ПОСТАВКИ ЗБРОЇ']</text:p>
      <text:p text:style-name="P4">
Category: News</text:p>
      <!--METADATA-->
      <text:p text:style-name="P4">
<draw:frame draw:style-name="fr1" draw:name="Image266" text:anchor-type="as-char" svg:width="6.9236in" svg:height="3.891564in" draw:z-index="0">
<draw:image xlink:href="../Images/AРМІЯINFORM/2023-06-20T65-00-00-04-00/kuleba.jpg" xlink:type="simple" xlink:show="embed" xlink:actuate="onLoad" draw:mime-type="image/jpeg"/>
</draw:frame>
The supply of military assistance to Ukraine from partner countries is in constant.</text:p>
      <text:p text:style-name="P4">
About it <text:a xlink:type="simple" xlink:href="https://t.me/Ukraine_MFA/1825" text:style-name="Internet_20_link" text:visited-style-name="Visited_20_Internet_20_Link">
stated</text:a>
Minister of Foreign Affairs Dmitry Kuleb.</text:p>
      <text:p text:style-name="P4">
“The military and diplomatic bloc of the President Vladimir Zelensky Zelenskyi team works primarily on the supply of artillery ammunition; The relevant assistance parties come to Ukraine every day, ”he said.</text:p>
      <text:p text:style-name="P4">
News Source: <text:a xlink:type="simple" xlink:href="https://armyinform.com.ua/2023/06/20/shhodnya-artylerijski-boyeprypasy-i-bronetehnika-prybuvayut-v-ukrayinu-dmytro-kuleba/" text:style-name="Internet_20_link" text:visited-style-name="Visited_20_Internet_20_Link">
https://armyinform.com.ua/2023/06/20/shhodnya-artylerijski-boyeprypasy-i-bronetehnika-prybuvayut-v-ukrayinu-dmytro-kuleba/</text:a>
</text:p>
      <!--NEWS-->
      <text:h text:style-name="P10" text:outline-level="1">
<text:span text:style-name="T4">
The President of Ukraine appointed Deputy Minister of Defense Alexander Polishchuk Ambassador of Ukraine to India</text:span>
</text:h>
      <text:p text:style-name="P4">
Author: ['АРМІЯINFORM']</text:p>
      <text:p text:style-name="P4">
Time: 2023-06-20T66:00:00-04:00</text:p>
      <text:p text:style-name="P4">
Description: President of Ukraine Volodymyr Zelensky recognizing the new Ukrainian ambassador to Resbublaitsi Indі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0/01/ukaz.jpg" text:style-name="Internet_20_link" text:visited-style-name="Visited_20_Internet_20_Link">
ukaz.jpg</text:a>
']</text:p>
      <text:p text:style-name="P4">
Tags: ['ОЛЕКСАНДР ПОЛІЩУК', 'РЕСПУБЛІКА ІНДІЯ', 'УКАЗ']</text:p>
      <text:p text:style-name="P4">
Category: News</text:p>
      <!--METADATA-->
      <text:p text:style-name="P4">
<draw:frame draw:style-name="fr1" draw:name="Image267" text:anchor-type="as-char" svg:width="6.9236in" svg:height="4.615733in" draw:z-index="0">
<draw:image xlink:href="../Images/AРМІЯINFORM/2023-06-20T66-00-00-04-00/ukaz.jpg" xlink:type="simple" xlink:show="embed" xlink:actuate="onLoad" draw:mime-type="image/jpeg"/>
</draw:frame>
President of Ukraine Volodymyr Zelensky has appointed a new ambassador of Ukraine to India's land.</text:p>
      <text:p text:style-name="P4">
This is stated in the corresponding <text:a xlink:type="simple" xlink:href="https://www.president.gov.ua/documents/3392023-47097" text:style-name="Internet_20_link" text:visited-style-name="Visited_20_Internet_20_Link">
Decree # 339/2023</text:a>
, posted by the Presidential Office website.</text:p>
      <text:p text:style-name="P4">
"To appoint <text:span text:style-name="T4">
 Alexander Polishchuk </text:span>
 Extraordinary and Plenipotentiary of Ukraine in the Republic of India," - said in the text of the decree.</text:p>
      <text:p text:style-name="P4">
News Source: <text:a xlink:type="simple" xlink:href="https://armyinform.com.ua/2023/06/20/prezydent-ukrayiny-pryznachyv-zastupnyka-ministra-oborony-oleksandra-polishhuka-poslom-ukrayiny-v-indiyi/" text:style-name="Internet_20_link" text:visited-style-name="Visited_20_Internet_20_Link">
https://armyinform.com.ua/2023/06/20/prezydent-ukrayiny-pryznachyv-zastupnyka-ministra-oborony-oleksandra-polishhuka-poslom-ukrayiny-v-indiyi/</text:a>
</text:p>
      <!--NEWS-->
      <text:h text:style-name="P10" text:outline-level="1">
<text:span text:style-name="T4">
Norway is allocated to support nuclear security in Ukraine over $ 23 million</text:span>
</text:h>
      <text:p text:style-name="P4">
Author: ['АРМІЯINFORM']</text:p>
      <text:p text:style-name="P4">
Time: 2023-06-20T67:00:00-04:00</text:p>
      <text:p text:style-name="P4">
Description: Norwegia Zbilishchi of nuclear non -lappers in Ukrainian for 250 million Norwegian crowns (23 million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r.jpg" text:style-name="Internet_20_link" text:visited-style-name="Visited_20_Internet_20_Link">
r.jpg</text:a>
']</text:p>
      <text:p text:style-name="P4">
Tags: ['КОРОЛІВСТВО НОРВЕГІЯ', 'ПІДТРИМКА УКРАЇНИ', 'ЯДЕРНА БЕЗПЕКА']</text:p>
      <text:p text:style-name="P4">
Category: News</text:p>
      <!--METADATA-->
      <text:p text:style-name="P4">
<draw:frame draw:style-name="fr1" draw:name="Image268" text:anchor-type="as-char" svg:width="6.9236in" svg:height="4.61188in" draw:z-index="0">
<draw:image xlink:href="../Images/AРМІЯINFORM/2023-06-20T67-00-00-04-00/r.jpg" xlink:type="simple" xlink:show="embed" xlink:actuate="onLoad" draw:mime-type="image/jpeg"/>
</draw:frame>
</text:p>
      <text:p text:style-name="P4">
Норвегія збільшить підтримку ядерної безпеки в Україні на 250 млн норвезькихкрон ($ 23 million)in 2023.</text:p>
      <text:p text:style-name="P4">
About this <text:a xlink:type="simple" xlink:href="https://www.regjeringen.no/no/aktuelt/250-millioner-til-atomsikkerhet-i-ukraina/id2985926/" text:style-name="Internet_20_link" text:visited-style-name="Visited_20_Internet_20_Link">
it is referred</text:a>
 на сайті Міністерства закордонних справНорвегії.</text:p>
      <text:p text:style-name="P4">
«Війна росії і порушення міжнародного права поставила ядерну безпеку в Україніпід серйозний тиск. Ядерна аварія в Україні може мати наслідки поза межамивласних кордонів країни», — йдеться у повідомленні.</text:p>
      <text:p text:style-name="P4">
Норвегія також виділить 100 млн норвезьких крон для підтримки роботиМіжнародного агентства з атомної енергії (IDA).</text:p>
      <text:p text:style-name="P4">
«Це гарантує, що експерти агентства все ще можуть бути присутніми в Україні.Сьогодні МАГАТЕ присутнє на Чорнобильській атомній станції, ЗАЕС та трьохінших діючих атомних електростанціях країни», — наголосили у міністерстві.</text:p>
      <text:p text:style-name="P4">
Ще 150 млн крон виділять на фінансування співпраці Норвегії з Україною у сферіядерної безпеки.</text:p>
      <text:p text:style-name="P4">
«Ці кошти будуть спрямовані на зменшення ризиків аварій та інцидентів,пов'язаних із вивільненням радіоактивних речовин. А також на зменшення ризикупотрапляння радіоактивних матеріалів до чужих рук», — зазначили у відомстві.</text:p>
      <text:p text:style-name="P4">
News Source: <text:a xlink:type="simple" xlink:href="https://armyinform.com.ua/2023/06/20/norvegiya-vydilyaye-na-pidtrymku-yadernoyi-bezpeky-v-ukrayini-ponad-23-mln/" text:style-name="Internet_20_link" text:visited-style-name="Visited_20_Internet_20_Link">
https://armyinform.com.ua/2023/06/20/norvegiya-vydilyaye-na-pidtrymku-yadernoyi-bezpeky-v-ukrayini-ponad-23-mln/</text:a>
</text:p>
      <!--NEWS-->
      <text:h text:style-name="P10" text:outline-level="1">
<text:span text:style-name="T4">
The anti -aircraftmen that have already destroyed 13 "daggers" received awards from the Air Force Commander</text:span>
</text:h>
      <text:p text:style-name="P4">
Author: ['Анастасія Олехнович']</text:p>
      <text:p text:style-name="P4">
Time: 2023-06-20T68:00:00-04:00</text:p>
      <text:p text:style-name="P4">
Description: Already 13 “non-transformed” aerobalistic missiles of the X-47 “Kingal” knocked out Ukrainian Zenitniki ... War with Ukraine 2022, war with Ukraine Latest news today, News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e4ef7716-4208-4230-bdcd-96bef75a9194.jpg" text:style-name="Internet_20_link" text:visited-style-name="Visited_20_Internet_20_Link">
e4ef7716-4208-4230-bdcd-96bef75a9194.jpg</text:a>
', '<text:a xlink:type="simple" xlink:href="https://armyinform.com.ua/wp-content/uploads/2023/06/2a680dbe-4698-4699-a7ce-f1fefc206c96-150x150.jpg" text:style-name="Internet_20_link" text:visited-style-name="Visited_20_Internet_20_Link">
2a680dbe-4698-4699-a7ce-f1fefc206c96-150x150.jpg</text:a>
', '<text:a xlink:type="simple" xlink:href="https://armyinform.com.ua/wp-content/uploads/2023/06/1223fef3-1001-4c25-a3cf-9598d06ab239-150x150.jpg" text:style-name="Internet_20_link" text:visited-style-name="Visited_20_Internet_20_Link">
1223fef3-1001-4c25-a3cf-9598d06ab239-150x150.jpg</text:a>
', '<text:a xlink:type="simple" xlink:href="https://armyinform.com.ua/wp-content/uploads/2023/06/0c179ff9-0fdd-4d37-9c20-95f911015162-150x150.jpg" text:style-name="Internet_20_link" text:visited-style-name="Visited_20_Internet_20_Link">
0c179ff9-0fdd-4d37-9c20-95f911015162-150x150.jpg</text:a>
', '<text:a xlink:type="simple" xlink:href="https://armyinform.com.ua/wp-content/uploads/2023/06/d27a472f-bd63-49db-9a74-7c56378cfa15-150x150.jpg" text:style-name="Internet_20_link" text:visited-style-name="Visited_20_Internet_20_Link">
d27a472f-bd63-49db-9a74-7c56378cfa15-150x150.jpg</text:a>
', '<text:a xlink:type="simple" xlink:href="https://armyinform.com.ua/wp-content/uploads/2023/06/1c908c40-9e17-4fbc-9dfc-8c955171b6c5-150x150.jpg" text:style-name="Internet_20_link" text:visited-style-name="Visited_20_Internet_20_Link">
1c908c40-9e17-4fbc-9dfc-8c955171b6c5-150x150.jpg</text:a>
', '<text:a xlink:type="simple" xlink:href="https://armyinform.com.ua/wp-content/uploads/2023/06/2d226f1f-a6ce-4d3e-8bb9-cd0a135c816f-150x150.jpg" text:style-name="Internet_20_link" text:visited-style-name="Visited_20_Internet_20_Link">
2d226f1f-a6ce-4d3e-8bb9-cd0a135c816f-150x150.jpg</text:a>
', '<text:a xlink:type="simple" xlink:href="https://armyinform.com.ua/wp-content/uploads/2023/06/2e1dc20f-3c94-4c50-9cb4-14b3f1bc3f20-150x150.jpg" text:style-name="Internet_20_link" text:visited-style-name="Visited_20_Internet_20_Link">
2e1dc20f-3c94-4c50-9cb4-14b3f1bc3f20-150x150.jpg</text:a>
']</text:p>
      <text:p text:style-name="P4">
Tags: ['ВТОРГНЕННЯ РФ', 'НАГОРОДЖЕННЯ', 'ПС ЗСУ']</text:p>
      <text:p text:style-name="P4">
Category: News</text:p>
      <!--METADATA-->
      <text:p text:style-name="P4">
<draw:frame draw:style-name="fr1" draw:name="Image269" text:anchor-type="as-char" svg:width="6.9236in" svg:height="4.615733in" draw:z-index="0">
<draw:image xlink:href="../Images/AРМІЯINFORM/2023-06-20T68-00-00-04-00/e4ef7716-4208-4230-bdcd-96bef75a9194.jpg" xlink:type="simple" xlink:show="embed" xlink:actuate="onLoad" draw:mime-type="image/jpeg"/>
</draw:frame>
Already, 13 "invincible" aerobalist missiles X-47 "dagger" have destroyed Ukrainian-classrooms over the sky of the capital. After the historical moment on May 4, when the first Army was recorded the fact of the destruction of the Russian "dagger", the Russians twice and dwell in Kiev "daggers" - May 16 and June 16. Every time - to no avail, the air defense coped with all the purposes.</text:p>
      <text:p text:style-name="P4">
<text:a xlink:type="simple" xlink:href="https://armyinform.com.ua/wp-content/uploads/2023/06/2a680dbe-4698-4699-a7ce-f1fefc206c96.jpg" text:style-name="Internet_20_link" text:visited-style-name="Visited_20_Internet_20_Link">
!(Images/AРМІЯINFORM/2023-06-20T68-00-00-04-00/2a680dbe-4698-4699-a7ce-f1fefc206c96-150x150.jpg)</text:a>
</text:p>
      <text:p text:style-name="P4">
<text:a xlink:type="simple" xlink:href="https://armyinform.com.ua/wp-content/uploads/2023/06/1223fef3-1001-4c25-a3cf-9598d06ab239.jpg" text:style-name="Internet_20_link" text:visited-style-name="Visited_20_Internet_20_Link">
<draw:frame draw:style-name="fr1" draw:name="Image270" text:anchor-type="as-char" svg:width="6.9236in" svg:height="6.9236in" draw:z-index="0">
<draw:image xlink:href="../Images/AРМІЯINFORM/2023-06-20T68-00-00-04-00/1223fef3-1001-4c25-a3cf-9598d06ab239-150x150.jpg" xlink:type="simple" xlink:show="embed" xlink:actuate="onLoad" draw:mime-type="image/jpeg"/>
</draw:frame>
</text:a>
</text:p>
      <text:p text:style-name="P4">
<text:a xlink:type="simple" xlink:href="https://armyinform.com.ua/wp-content/uploads/2023/06/0c179ff9-0fdd-4d37-9c20-95f911015162.jpg" text:style-name="Internet_20_link" text:visited-style-name="Visited_20_Internet_20_Link">
<draw:frame draw:style-name="fr1" draw:name="Image271" text:anchor-type="as-char" svg:width="6.9236in" svg:height="6.9236in" draw:z-index="0">
<draw:image xlink:href="../Images/AРМІЯINFORM/2023-06-20T68-00-00-04-00/0c179ff9-0fdd-4d37-9c20-95f911015162-150x150.jpg" xlink:type="simple" xlink:show="embed" xlink:actuate="onLoad" draw:mime-type="image/jpeg"/>
</draw:frame>
</text:a>
</text:p>
      <text:p text:style-name="P4">
<text:a xlink:type="simple" xlink:href="https://armyinform.com.ua/wp-content/uploads/2023/06/d27a472f-bd63-49db-9a74-7c56378cfa15.jpg" text:style-name="Internet_20_link" text:visited-style-name="Visited_20_Internet_20_Link">
<draw:frame draw:style-name="fr1" draw:name="Image272" text:anchor-type="as-char" svg:width="6.9236in" svg:height="6.9236in" draw:z-index="0">
<draw:image xlink:href="../Images/AРМІЯINFORM/2023-06-20T68-00-00-04-00/d27a472f-bd63-49db-9a74-7c56378cfa15-150x150.jpg" xlink:type="simple" xlink:show="embed" xlink:actuate="onLoad" draw:mime-type="image/jpeg"/>
</draw:frame>
</text:a>
</text:p>
      <text:p text:style-name="P4">
<text:a xlink:type="simple" xlink:href="https://armyinform.com.ua/wp-content/uploads/2023/06/1c908c40-9e17-4fbc-9dfc-8c955171b6c5.jpg" text:style-name="Internet_20_link" text:visited-style-name="Visited_20_Internet_20_Link">
<draw:frame draw:style-name="fr1" draw:name="Image273" text:anchor-type="as-char" svg:width="6.9236in" svg:height="6.9236in" draw:z-index="0">
<draw:image xlink:href="../Images/AРМІЯINFORM/2023-06-20T68-00-00-04-00/1c908c40-9e17-4fbc-9dfc-8c955171b6c5-150x150.jpg" xlink:type="simple" xlink:show="embed" xlink:actuate="onLoad" draw:mime-type="image/jpeg"/>
</draw:frame>
</text:a>
</text:p>
      <text:p text:style-name="P4">
<text:a xlink:type="simple" xlink:href="https://armyinform.com.ua/wp-content/uploads/2023/06/2d226f1f-a6ce-4d3e-8bb9-cd0a135c816f.jpg" text:style-name="Internet_20_link" text:visited-style-name="Visited_20_Internet_20_Link">
<draw:frame draw:style-name="fr1" draw:name="Image274" text:anchor-type="as-char" svg:width="6.9236in" svg:height="6.9236in" draw:z-index="0">
<draw:image xlink:href="../Images/AРМІЯINFORM/2023-06-20T68-00-00-04-00/2d226f1f-a6ce-4d3e-8bb9-cd0a135c816f-150x150.jpg" xlink:type="simple" xlink:show="embed" xlink:actuate="onLoad" draw:mime-type="image/jpeg"/>
</draw:frame>
</text:a>
</text:p>
      <text:p text:style-name="P4">
<text:a xlink:type="simple" xlink:href="https://armyinform.com.ua/wp-content/uploads/2023/06/2e1dc20f-3c94-4c50-9cb4-14b3f1bc3f20.jpg" text:style-name="Internet_20_link" text:visited-style-name="Visited_20_Internet_20_Link">
<draw:frame draw:style-name="fr1" draw:name="Image275" text:anchor-type="as-char" svg:width="6.9236in" svg:height="6.9236in" draw:z-index="0">
<draw:image xlink:href="../Images/AРМІЯINFORM/2023-06-20T68-00-00-04-00/2e1dc20f-3c94-4c50-9cb4-14b3f1bc3f20-150x150.jpg" xlink:type="simple" xlink:show="embed" xlink:actuate="onLoad" draw:mime-type="image/jpeg"/>
</draw:frame>
</text:a>
To repel powerful attacks, because in parallel with the "daggers" only in the last two of the Kyiv region attacked several dozens of ballistic goals, winged and drones, it was possible <text:a xlink:type="simple" xlink:href="https://armyinform.com.ua/2023/06/15/kombryg-granit-nihto-u-sviti-ne-buv-peven-shho-kyndzhal-mozhlyvo-znyshhyty-a-my-dovely-cze-na-praktyczi/" text:style-name="Internet_20_link" text:visited-style-name="Visited_20_Internet_20_Link">
anti -aircraft</text:a>
96th Anti-aircraft missile brigade of the Center Air Command. Excellent results have been achieved through the weapons and skills of the anti -aircraft stiators, which practically never act template.</text:p>
      <text:p text:style-name="P4">
News Source: <text:a xlink:type="simple" xlink:href="https://armyinform.com.ua/2023/06/20/zenitnyky-yaki-znyshhyly-vzhe-13-kyndzhaliv-otrymaly-nagorody-vid-komanduvacha-povitryanyh-syl/" text:style-name="Internet_20_link" text:visited-style-name="Visited_20_Internet_20_Link">
https://armyinform.com.ua/2023/06/20/zenitnyky-yaki-znyshhyly-vzhe-13-kyndzhaliv-otrymaly-nagorody-vid-komanduvacha-povitryanyh-syl/</text:a>
</text:p>
      <!--NEWS-->
      <text:h text:style-name="P10" text:outline-level="1">
<text:span text:style-name="T4">
Briefing at Military Media Center on Eliminating the Consequences</text:span>
</text:h>
      <text:p text:style-name="P4">
Author: ['АРМІЯINFORM']</text:p>
      <text:p text:style-name="P4">
Time: 2023-06-20T69:00:00-04:00</text:p>
      <text:p text:style-name="P4">
Description: https://www.youtube.com/watch?v=ilgwf7jrroy Brereging of the Merch of the Holding Service of Ukraine W ... War with Ukraine 2022, War with Ukraine Latest News today, War with Ukraine 2022 Last for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БРИФІНГ', 'ДСНС УКРАЇНИ', 'ЛІКВІДАЦІЯ']</text:p>
      <text:p text:style-name="P4">
Category: News</text:p>
      <!--METADATA-->
      <text:p text:style-name="P4">
Briefing of the spokesman of the State Emergency Service of Ukraine Alexanderrunzhi on the elimination of the consequences of the undermining of the Kakhovka hydroelectric power station and providing assistance to the population.</text:p>
      <text:p text:style-name="P4">
News Source: <text:a xlink:type="simple" xlink:href="https://armyinform.com.ua/2023/06/20/bryfing-u-military-media-center-shhodo-likvidacziyi-naslidkiv-pidryvu-kahovskoyi-ges/" text:style-name="Internet_20_link" text:visited-style-name="Visited_20_Internet_20_Link">
https://armyinform.com.ua/2023/06/20/bryfing-u-military-media-center-shhodo-likvidacziyi-naslidkiv-pidryvu-kahovskoyi-ges/</text:a>
</text:p>
      <!--NEWS-->
      <text:h text:style-name="P10" text:outline-level="1">
<text:span text:style-name="T4">
Kakhovskaya hydroelectric power station: Zelenskaya appealed to Israeli epidemiologists with a request for help</text:span>
</text:h>
      <text:p text:style-name="P4">
Authors: Ukrinform (Person)</text:p>
      <text:p text:style-name="P4">
Publisher: Укринформ (Organization)</text:p>
      <text:p text:style-name="P4">
Published Time: 2023-06-20T6:25:30+03:00</text:p>
      <text:p text:style-name="P4">
Modified Time: 2023-06-20T22:25:30+03:00</text:p>
      <text:p text:style-name="P4">
Description: The first lady of Ukraine Olena Zelenskaya appealed to Israeli epidemiologists with a request for help in overcoming the consequences of undermining the Kakhovsky Hydroelectric power plant. - Ukrinform.</text:p>
      <text:p text:style-name="P4">
Images: ['<text:a xlink:type="simple" xlink:href="https://static.ukrinform.com/photos/2023_06/thumb_files/630_360_1687289056-633.jpg" text:style-name="Internet_20_link" text:visited-style-name="Visited_20_Internet_20_Link">
630_360_16872...</text:a>
']</text:p>
      <text:p text:style-name="P4">
Tags: ['Ізраїль', 'Каховська ГЕС', 'Олена Зеленська']</text:p>
      <text:p text:style-name="P4">
Type: Article</text:p>
      <!--METADATA-->
      <text:p text:style-name="P4">
<draw:frame draw:style-name="fr1" draw:name="Image276" text:anchor-type="as-char" svg:width="6.9236in" svg:height="3.956343in" draw:z-index="0">
<draw:image xlink:href="../Images/yкринформ/2023-06-20T6-25-30-03-00/630_360_1687289056-633.jpg" xlink:type="simple" xlink:show="embed" xlink:actuate="onLoad" draw:mime-type="image/jpeg"/>
</draw:frame>
Olena Zelenskaya, the first lady of Ukraine, appealed to Israeli epidemiologists with a request in overcoming the consequences of the undermining of the Kakhovka Hydroelectric Stanition.</text:p>
      <text:p text:style-name="P4">
According to Ukrinform, Zelenskaya reports in <text:a xlink:type="simple" xlink:href="https://t.me/FirstLadyOfUkraine/3468" text:style-name="Internet_20_link" text:visited-style-name="Visited_20_Internet_20_Link">
telegram</text:a>
.</text:p>
      <text:p text:style-name="P4">
"She appealed to Israeli epidemiologists with a request for help from overcoming Kakhovskaya hydroelectric power plants, which threatens the whole country with an environmental cassattrophe," she wrote.</text:p>
      <text:p text:style-name="P4">
<text:span text:style-name="T4">
 Read also: </text:span>
 <text:a xlink:type="simple" xlink:href="https://www.ukrinform.ua/rubric-regions/3725334-u-mikolaevi-zakrili-ponad-dva-desatki-tocok-vidaci-vodi-u-probah-znajsli-skidlivi-recovini.html" text:style-name="Internet_20_link" text:visited-style-name="Visited_20_Internet_20_Link">
in Nikolaev closed more than two dozen points of water extraction -in samples found harmful substances</text:a>
In addition, the first Lady of Ukraine discussed with his wife Prime Minister Israelusa Netanyaga of the Israeli Early Alerting system, which makes it possible to inform people more exactly about danger without turning on the alarm every time the nation regions.</text:p>
      <text:p text:style-name="P4">
Zelenskaya noted that the wife of Israeli Prime Minister, a psychologist, has a specialty with the experience of working with children who have experienced terrorist attacks, the loss of parents and other events related to the war.</text:p>
      <text:p text:style-name="P4">
"So they did not miss the topic of our children injured by the aggressor psychological physically and ways of their rehabilitation," - said the First Lady of Ukraine.</text:p>
      <text:p text:style-name="P4">
<text:span text:style-name="T4">
 Read also: </text:span>
 <text:a xlink:type="simple" xlink:href="https://www.ukrinform.ua/rubric-regions/3725261-na-mikolaivsini-se-stoit-voda-pidtopleni-cotiri-sela.html" text:style-name="Internet_20_link" text:visited-style-name="Visited_20_Internet_20_Link">
in Mykolaiv region there is still water - flooded four villages</text:a>
Zelenskaya expressed gratitude to Netanyag for meeting and assurance of further support. The first lady of Ukraine hopes that discussed topics will turn out to cooperate at the level of governments.</text:p>
      <text:p text:style-name="P4">
As it was reported, President's wife Olena Zelenskaya has been a junior in Israel since June 19.</text:p>
      <text:p text:style-name="P4">
Photo: Elena Zelenskaya, telegram</text:p>
      <text:p text:style-name="P4">
News Source: <text:a xlink:type="simple" xlink:href="https://www.ukrinform.ua/rubric-society/3725541-pidriv-kahovskoi-ges-zelenska-zvernulasa-do-izrailskih-epidemiologiv-iz-zapitom-pro-dopomogu.html" text:style-name="Internet_20_link" text:visited-style-name="Visited_20_Internet_20_Link">
https://www.ukrinform.ua/rubric-society/3725541-pidriv-kahovskoi-ges-zelenska-zvernulasa-do-izrailskih-epidemiologiv-iz-zapitom-pro-dopomogu.html</text:a>
</text:p>
      <!--NEWS-->
      <text:h text:style-name="P10" text:outline-level="1">
<text:span text:style-name="T4">
Occasion of the "Dirty Bomb": The Ministry of Defense of Ukraine evaluates all risks and takes measures to counteract Russian threat</text:span>
</text:h>
      <text:p text:style-name="P4">
Author: ['АРМІЯINFORM']</text:p>
      <text:p text:style-name="P4">
Time: 2023-06-20T70:00:00-04:00</text:p>
      <text:p text:style-name="P4">
Description: NIKCHENIS є Zvinuvachennya Rosiysko federals at the alien address of the Sudo Rusheni Miversit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censor_social-e1683610187532.jpg" text:style-name="Internet_20_link" text:visited-style-name="Visited_20_Internet_20_Link">
censor_social-e1683610187532.jpg</text:a>
']</text:p>
      <text:p text:style-name="P4">
Tags: ['АГРЕСІЯ РФ', 'БРУДНА БОМБА', 'ВТОРГНЕННЯ РФ', 'КРАЇНА-ТЕРОРИСТ РФ', 'МОУ']</text:p>
      <text:p text:style-name="P4">
Category: News</text:p>
      <!--METADATA-->
      <text:p text:style-name="P4">
<draw:frame draw:style-name="fr1" draw:name="Image277" text:anchor-type="as-char" svg:width="6.9236in" svg:height="3.584808in" draw:z-index="0">
<draw:image xlink:href="../Images/AРМІЯINFORM/2023-06-20T70-00-00-04-00/censor_social-e1683610187532.jpg" xlink:type="simple" xlink:show="embed" xlink:actuate="onLoad" draw:mime-type="image/jpeg"/>
</draw:frame>
The accusations of the Russian Federation against a foreign humanitarian law, the creation of "dirty bombs", the use of stored methods and means of warfare are void. Similar statements from the mouth of the Russian power sounded last fall, when the Russian invaders were defeated by the Front around Kherson.</text:p>
      <text:p text:style-name="P4">
About it <text:a xlink:type="simple" xlink:href="https://t.me/ministry_of_defense_ua/7702" text:style-name="Internet_20_link" text:visited-style-name="Visited_20_Internet_20_Link">
reports</text:a>
Ministry of Defence Ukraine.</text:p>
      <text:p text:style-name="P4">
"The goal is quite clear: the authorities of Russia wants to distract from the obvious malesty of occupation troops at the front and to create distrust of Western allies of Ukraine," - said in the report.</text:p>
      <text:p text:style-name="P4">
Recall:</text:p>
      <ul>
        <li>
It is Russia that unjustifiably invaded the territory of Ukraine; * In 2022, Russia seized the Chernobyl and Zaporizhzhya NPP, placed weapons and ammunition there, shelling. The occupied Zaporizhzhya NPP is still used by the Russians as a blackmail factor.</li>
      </ul>
      <text:p text:style-name="P4">
“The Kakhovskaya hydroelectric power station was undermined by the Russians led to environmental and humanitarian -carastrophe. On the conscience of Russia - shelling of settlements of Ukraine, mass muddy of civilians, torture and execution of prisoners of war. If Russia speaks of the danger of war from someone - then it solves it itself. If Russia speaks of a "dirty bomb", it can be a real threat to its use by the Russians, " - said in the text of the message.</text:p>
      <text:p text:style-name="P4">
For its part, the Ministry of Defense of Ukraine evaluates all scenarios and interconnections and together with other agencies and military administrations use measures to counteract the Russian threat.</text:p>
      <text:p text:style-name="P4">
News Source: <text:a xlink:type="simple" xlink:href="https://armyinform.com.ua/2023/06/20/vkydy-pro-brudnu-bombu-minoborony-ukrayiny-oczinyuye-vsi-ryzyky-i-vzhyvaye-zahodiv-dlya-protydiyi-rosijskij-zagrozi/" text:style-name="Internet_20_link" text:visited-style-name="Visited_20_Internet_20_Link">
https://armyinform.com.ua/2023/06/20/vkydy-pro-brudnu-bombu-minoborony-ukrayiny-oczinyuye-vsi-ryzyky-i-vzhyvaye-zahodiv-dlya-protydiyi-rosijskij-zagrozi/</text:a>
</text:p>
      <!--NEWS-->
      <text:h text:style-name="P10" text:outline-level="1">
<text:span text:style-name="T4">
Volodymyr Zelenskyy discussed financial support and sanctions against the Russian Commission with the President of the European Commission</text:span>
</text:h>
      <text:p text:style-name="P4">
Author: ['АРМІЯINFORM']</text:p>
      <text:p text:style-name="P4">
Time: 2023-06-20T71:00:00-04:00</text:p>
      <text:p text:style-name="P4">
Description: President of Ukraine Volodymyr Zelensky Zelensmov Rozmov with president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image-4-scaled.jpg" text:style-name="Internet_20_link" text:visited-style-name="Visited_20_Internet_20_Link">
image-4-scaled.jpg</text:a>
']</text:p>
      <text:p text:style-name="P4">
Tags: ['ПРЕЗИДЕНТ УКРАЇНИ', 'САНКЦІЇ РФ', 'УРСУЛА ФОН ДЕР ЛЯЄН', 'ФІНАНСОВА ПІДТРИМКА']</text:p>
      <text:p text:style-name="P4">
Category: News</text:p>
      <!--METADATA-->
      <text:p text:style-name="P4">
<draw:frame draw:style-name="fr1" draw:name="Image278" text:anchor-type="as-char" svg:width="6.9236in" svg:height="4.615733in" draw:z-index="0">
<draw:image xlink:href="../Images/AРМІЯINFORM/2023-06-20T71-00-00-04-00/image-4-scaled.jpg" xlink:type="simple" xlink:show="embed" xlink:actuate="onLoad" draw:mime-type="image/jpeg"/>
</draw:frame>
President of Ukraine Volodymyr Zelensky has a telephone conversation with the Presidential Commission by Ursula von Der Lyen.</text:p>
      <text:p text:style-name="P4">
The Head of State <text:a xlink:type="simple" xlink:href="https://twitter.com/ZelenskyyUa/status/1670853448005296128" text:style-name="Internet_20_link" text:visited-style-name="Visited_20_Internet_20_Link">
reported</text:a>
In his Twitter.</text:p>
      <text:p text:style-name="P4">
On the eve of the Conference on the Restoration of Ukraine in London, Vladimirzelensky and Ursula von Der Lien discussed further financial support for Ukraine and the prospects for approval of the 11th EU sanctions package against Russia.</text:p>
      <text:p text:style-name="P4">
"We are awaiting the publication of the intermediate oral evaluation of Ukraine's progress this week to comply with the recommendations of the European Commission," Vladimirzelensky wrote.</text:p>
      <text:p text:style-name="P4">
In turn, Ursula von der Lyen <text:a xlink:type="simple" xlink:href="https://twitter.com/vonderleyen/status/1670837579606900753" text:style-name="Internet_20_link" text:visited-style-name="Visited_20_Internet_20_Link">
noticed</text:a>
who discussed with the President of Ukraine "Financial Support for Eliper 2023 and the progress made by Ukraine in its reforms."</text:p>
      <text:p text:style-name="P4">
News Source: <text:a xlink:type="simple" xlink:href="https://armyinform.com.ua/2023/06/20/volodymyr-zelenskyj-obgovoryv-iz-prezydentom-yevrokomisiyi-finansovu-pidtrymku-j-sankcziyi-proty-rf/" text:style-name="Internet_20_link" text:visited-style-name="Visited_20_Internet_20_Link">
https://armyinform.com.ua/2023/06/20/volodymyr-zelenskyj-obgovoryv-iz-prezydentom-yevrokomisiyi-finansovu-pidtrymku-j-sankcziyi-proty-rf/</text:a>
</text:p>
      <!--NEWS-->
      <text:h text:style-name="P10" text:outline-level="1">
<text:span text:style-name="T4">
Alexei Reznikov thanked Denmark and France for the Caesar SAU, who terrify the occupiers</text:span>
</text:h>
      <text:p text:style-name="P4">
Author: ['АРМІЯINFORM']</text:p>
      <text:p text:style-name="P4">
Time: 2023-06-20T72:00:00-04:00</text:p>
      <text:p text:style-name="P4">
Description: Ministra of the defense of Ukraine Oleksiy Reznikov, which was in the other hand of the same franzi for the transfe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06f7f689912c681bac939bd87f8fc04.jpg" text:style-name="Internet_20_link" text:visited-style-name="Visited_20_Internet_20_Link">
606f7f689912c681bac939bd87f8fc04.jpg</text:a>
']</text:p>
      <text:p text:style-name="P4">
Tags: ['ДОПОМОГА УКРАЇНІ', 'КОРОЛІВСТВО ДАНІЯ', 'ОЛЕКСІЙ РЕЗНІКОВ', 'ОФІЦІЙНО', 'ФРАНЦІЯ', 'ФРАНЦУЗЬКА 155-ММ САМОХІДНА АРТИЛЕРІЙСЬКА УСТАНОВКА CAESAR']</text:p>
      <text:p text:style-name="P4">
Category: News</text:p>
      <!--METADATA-->
      <text:p text:style-name="P4">
<draw:frame draw:style-name="fr1" draw:name="Image279" text:anchor-type="as-char" svg:width="6.9236in" svg:height="3.894525in" draw:z-index="0">
<draw:image xlink:href="../Images/AРМІЯINFORM/2023-06-20T72-00-00-04-00/606f7f689912c681bac939bd87f8fc04.jpg" xlink:type="simple" xlink:show="embed" xlink:actuate="onLoad" draw:mime-type="image/jpeg"/>
</draw:frame>
The Minister of Defense of Ukraine Oleksiy Reznikov expressed his gratitude to Denmark and France to transfer to Ukraine 155 mm self-propelled CAESAR artillery units.</text:p>
      <text:p text:style-name="P4">
About it the head of the defense department of Ukraine <text:a xlink:type="simple" xlink:href="https://twitter.com/oleksiireznikov/status/1671126277888065536" text:style-name="Internet_20_link" text:visited-style-name="Visited_20_Internet_20_Link">
wrote</text:a>
Twitter.</text:p>
      <text:p text:style-name="P4">
“When the Russian occupier goes to bed, he does not know that Caesar has gone on a nightlife that will be successful. But he is scared. And the cowards die many times in a real death. Thank you, Denmark and France!” - says in the post.</text:p>
      <text:p text:style-name="P4">
Recall, <text:span text:style-name="T4">
 Caesar </text:span>
 is self -propelled artillery <text:a xlink:type="simple" xlink:href="https://armyinform.com.ua/2022/05/24/gaubyczi-caesar-vzhe-na-peredovij-valerij-zaluzhnyj/" text:style-name="Internet_20_link" text:visited-style-name="Visited_20_Internet_20_Link">
installation</text:a>
new generation. It gives the opportunity to impress the enemy at a distance of 20 km or more from the front line with high accuracy. At this distance there is artillery, reserves, enemy management points. They reduce the offensive potential of the enemy.</text:p>
      <text:p text:style-name="P4">
April 28, 2023 Alexei Reznikov <text:a xlink:type="simple" xlink:href="https://armyinform.com.ua/2023/04/28/na-bojove-cherguvannya-v-ukrayini-zastupyly-danski-sau-caesar-oleksij-reznikov/" text:style-name="Internet_20_link" text:visited-style-name="Visited_20_Internet_20_Link">
reported</text:a>
that the Danish Sau Caesar launched in Ukraine and stopped for combat duty.</text:p>
      <text:p text:style-name="P4">
News Source: <text:a xlink:type="simple" xlink:href="https://armyinform.com.ua/2023/06/20/oleksij-reznikov-podyakuvav-daniyi-ta-francziyi-za-sau-caesar-yaki-navodyat-zhah-na-okupantiv/" text:style-name="Internet_20_link" text:visited-style-name="Visited_20_Internet_20_Link">
https://armyinform.com.ua/2023/06/20/oleksij-reznikov-podyakuvav-daniyi-ta-francziyi-za-sau-caesar-yaki-navodyat-zhah-na-okupantiv/</text:a>
</text:p>
      <!--NEWS-->
      <text:h text:style-name="P10" text:outline-level="1">
<text:span text:style-name="T4">
President of Ukraine: Source of this cruel war - outside the borders of Ukraine</text:span>
</text:h>
      <text:p text:style-name="P4">
Author: ['АРМІЯINFORM']</text:p>
      <text:p text:style-name="P4">
Time: 2023-06-20T73:00:00-04:00</text:p>
      <text:p text:style-name="P4">
Description: President of Ukraine Volodymyr Zelensky is attached, Kho Ukrainian Nikoli is not Bula Jere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29007805845981907_y.jpg" text:style-name="Internet_20_link" text:visited-style-name="Visited_20_Internet_20_Link">
photo_5229007805845981907_y.jpg</text:a>
', '<text:a xlink:type="simple" xlink:href="https://armyinform.com.ua/wp-content/uploads/2023/06/photo_5229007805845981899_y-150x150.jpg" text:style-name="Internet_20_link" text:visited-style-name="Visited_20_Internet_20_Link">
photo_5229007805845981899_y-150x150.jpg</text:a>
', '<text:a xlink:type="simple" xlink:href="https://armyinform.com.ua/wp-content/uploads/2023/06/photo_5229007805845981904_x-150x150.jpg" text:style-name="Internet_20_link" text:visited-style-name="Visited_20_Internet_20_Link">
photo_5229007805845981904_x-150x150.jpg</text:a>
', '<text:a xlink:type="simple" xlink:href="https://armyinform.com.ua/wp-content/uploads/2023/06/photo_5229007805845981906_y-150x150.jpg" text:style-name="Internet_20_link" text:visited-style-name="Visited_20_Internet_20_Link">
photo_5229007805845981906_y-150x150.jpg</text:a>
', '<text:a xlink:type="simple" xlink:href="https://armyinform.com.ua/wp-content/uploads/2023/06/photo_5229007805845981903_y-150x150.jpg" text:style-name="Internet_20_link" text:visited-style-name="Visited_20_Internet_20_Link">
photo_5229007805845981903_y-150x150.jpg</text:a>
']</text:p>
      <text:p text:style-name="P4">
Tags: ['ВІЙНА', 'ВОЛОДИМИР ЗЕЛЕНСЬКИЙ', 'ПРЕЗИДЕНТ УКРАЇНИ']</text:p>
      <text:p text:style-name="P4">
Category: News</text:p>
      <!--METADATA-->
      <text:p text:style-name="P4">
<draw:frame draw:style-name="fr1" draw:name="Image280" text:anchor-type="as-char" svg:width="6.9236in" svg:height="4.608521in" draw:z-index="0">
<draw:image xlink:href="../Images/AРМІЯINFORM/2023-06-20T73-00-00-04-00/photo_5229007805845981907_y.jpg" xlink:type="simple" xlink:show="embed" xlink:actuate="onLoad" draw:mime-type="image/jpeg"/>
</draw:frame>
President of Ukraine Volodymyr Zelensky noted that Ukraine has never been a booener of invaders.</text:p>
      <text:p text:style-name="P4">
The head of state [wrote] about it(https://t.me/V_Zelenskiy_official/6647)DISTRIBUTE telegram channel.</text:p>
      <text:p text:style-name="P4">
“There is no absolutely nothing in this cruel war on our land that it would have been producing our Ukraine with the source of war or the territory of those who want something in another people. We protect the lives of our people, our freedom, our low -voice, our values. Peace for Ukrainian children!” - says in his report.</text:p>
      <text:p text:style-name="P4">
<text:a xlink:type="simple" xlink:href="https://armyinform.com.ua/wp-content/uploads/2023/06/photo_5229007805845981899_y.jpg" text:style-name="Internet_20_link" text:visited-style-name="Visited_20_Internet_20_Link">
!(Images/AРМІЯINFORM/2023-06-20T73-00-00-04-00/photo_5229007805845981899_y-150x150.jpg)</text:a>
</text:p>
      <text:p text:style-name="P4">
<text:a xlink:type="simple" xlink:href="https://armyinform.com.ua/wp-content/uploads/2023/06/photo_5229007805845981904_x.jpg" text:style-name="Internet_20_link" text:visited-style-name="Visited_20_Internet_20_Link">
<draw:frame draw:style-name="fr1" draw:name="Image281" text:anchor-type="as-char" svg:width="6.9236in" svg:height="6.9236in" draw:z-index="0">
<draw:image xlink:href="../Images/AРМІЯINFORM/2023-06-20T73-00-00-04-00/photo_5229007805845981904_x-150x150.jpg" xlink:type="simple" xlink:show="embed" xlink:actuate="onLoad" draw:mime-type="image/jpeg"/>
</draw:frame>
</text:a>
</text:p>
      <text:p text:style-name="P4">
<text:a xlink:type="simple" xlink:href="https://armyinform.com.ua/wp-content/uploads/2023/06/photo_5229007805845981906_y.jpg" text:style-name="Internet_20_link" text:visited-style-name="Visited_20_Internet_20_Link">
<draw:frame draw:style-name="fr1" draw:name="Image282" text:anchor-type="as-char" svg:width="6.9236in" svg:height="6.9236in" draw:z-index="0">
<draw:image xlink:href="../Images/AРМІЯINFORM/2023-06-20T73-00-00-04-00/photo_5229007805845981906_y-150x150.jpg" xlink:type="simple" xlink:show="embed" xlink:actuate="onLoad" draw:mime-type="image/jpeg"/>
</draw:frame>
</text:a>
</text:p>
      <text:p text:style-name="P4">
<text:a xlink:type="simple" xlink:href="https://armyinform.com.ua/wp-content/uploads/2023/06/photo_5229007805845981903_y.jpg" text:style-name="Internet_20_link" text:visited-style-name="Visited_20_Internet_20_Link">
<draw:frame draw:style-name="fr1" draw:name="Image283" text:anchor-type="as-char" svg:width="6.9236in" svg:height="6.9236in" draw:z-index="0">
<draw:image xlink:href="../Images/AРМІЯINFORM/2023-06-20T73-00-00-04-00/photo_5229007805845981903_y-150x150.jpg" xlink:type="simple" xlink:show="embed" xlink:actuate="onLoad" draw:mime-type="image/jpeg"/>
</draw:frame>
</text:a>
</text:p>
      <text:p text:style-name="P4">
News Source: <text:a xlink:type="simple" xlink:href="https://armyinform.com.ua/2023/06/20/prezydent-ukrayiny-dzherelo-cziyeyi-zhorstokoyi-vijny-poza-kordonamy-ukrayiny/" text:style-name="Internet_20_link" text:visited-style-name="Visited_20_Internet_20_Link">
https://armyinform.com.ua/2023/06/20/prezydent-ukrayiny-dzherelo-cziyeyi-zhorstokoyi-vijny-poza-kordonamy-ukrayiny/</text:a>
</text:p>
      <!--NEWS-->
      <text:h text:style-name="P10" text:outline-level="1">
<text:span text:style-name="T4">
Up to 1 cm per hour: water level in the Dnieper at the Kherson mark slowly decreases</text:span>
</text:h>
      <text:p text:style-name="P4">
Author: ['АРМІЯINFORM']</text:p>
      <text:p text:style-name="P4">
Time: 2023-06-20T74:00:00-04:00</text:p>
      <text:p text:style-name="P4">
Description: RIVEN DRAIT AT THE DNIPRI on the Udinchi "Kherson" is all 0.5-1 cm per year I ... War with Ukraine 2022, War with Ukraine Latest news today, News War with Ukraine 2022 Last today, there will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oip-1.jpg" text:style-name="Internet_20_link" text:visited-style-name="Visited_20_Internet_20_Link">
oip-1.jpg</text:a>
']</text:p>
      <text:p text:style-name="P4">
Tags: ['ДНІПРО', 'КАХОВСЬКА ГЕС', 'КАХОВСЬКА ГЕС/ШТАБ INFO']</text:p>
      <text:p text:style-name="P4">
Category: News</text:p>
      <!--METADATA-->
      <text:p text:style-name="P4">
<draw:frame draw:style-name="fr1" draw:name="Image284" text:anchor-type="as-char" svg:width="6.9236in" svg:height="4.025349in" draw:z-index="0">
<draw:image xlink:href="../Images/AРМІЯINFORM/2023-06-20T74-00-00-04-00/oip-1.jpg" xlink:type="simple" xlink:show="embed" xlink:actuate="onLoad" draw:mime-type="image/jpeg"/>
</draw:frame>
The water level in the Dnieper at the Kherson mark is slowly reduced by 0.5-1 cm of the burden and is now <text:span text:style-name="T4">
 0.61 m. </text:span>
</text:p>
      <text:p text:style-name="P4">
About it <text:a xlink:type="simple" xlink:href="https://t.me/shtab_kakhovska_hes/1046" text:style-name="Internet_20_link" text:visited-style-name="Visited_20_Internet_20_Link">
reports</text:a>
Headquarters for the elimination of consequences of Kakhovskaya hydroelectric power station.</text:p>
      <text:p text:style-name="P4">
“Before the blast of Kakhovskaya hydroelectric power station, the water level in the Dnieper at Kherson was 0.31 meters. In general, since June 8, the water level from 5.68 meters has decreased with a watering 5.07 m, ”the message reads.</text:p>
      <text:p text:style-name="P4">
In the area of the Natnodniprovsky Nature Park, the water gradually goes down. Currently, the level is about 0.61 m.</text:p>
      <text:p text:style-name="P4">
The water area at the Great Meadow National Park continues. At the Kamyanska Sich National Park, the level decreased approximately by almost 13 m.</text:p>
      <text:p text:style-name="P4">
News Source: <text:a xlink:type="simple" xlink:href="https://armyinform.com.ua/2023/06/20/do-1-sm-za-godynu-riven-vody-u-dnipri-na-poznachczi-herson-povilno-znyzhuyetsya/" text:style-name="Internet_20_link" text:visited-style-name="Visited_20_Internet_20_Link">
https://armyinform.com.ua/2023/06/20/do-1-sm-za-godynu-riven-vody-u-dnipri-na-poznachczi-herson-povilno-znyzhuyetsya/</text:a>
</text:p>
      <!--NEWS-->
      <text:h text:style-name="P10" text:outline-level="1">
<text:span text:style-name="T4">
The SESS told how many settlements have been flooded in the de -industrial and occupied territories</text:span>
</text:h>
      <text:p text:style-name="P4">
Author: ['Володимир Поліщук']</text:p>
      <text:p text:style-name="P4">
Time: 2023-06-20T75:00:00-04:00</text:p>
      <text:p text:style-name="P4">
Description: PIDRIV DAMBI KAKHOVSKO GIDOLECTROSTSIA - TS NUIBILSHA EKOLICHNA DIASTROPH in єvropi ... War with Ukraine 2022, War with Ukraine Latest News today, News War with Ukraine 2022 Last for Ukraine and Russia and when,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01956740311140880_y.jpg" text:style-name="Internet_20_link" text:visited-style-name="Visited_20_Internet_20_Link">
photo_5201956740311140880_y.jpg</text:a>
']</text:p>
      <text:p text:style-name="P4">
Tags: ['MILITARY MEDIA CENTER', 'КАХОВСЬКА ГЕС', 'ОЛЕКСАНДР ХОРУЖНИЙ']</text:p>
      <text:p text:style-name="P4">
Category: News</text:p>
      <!--METADATA-->
      <text:p text:style-name="P4">
<draw:frame draw:style-name="fr1" draw:name="Image285" text:anchor-type="as-char" svg:width="6.9236in" svg:height="4.116297in" draw:z-index="0">
<draw:image xlink:href="../Images/AРМІЯINFORM/2023-06-20T75-00-00-04-00/photo_5201956740311140880_y.jpg" xlink:type="simple" xlink:show="embed" xlink:actuate="onLoad" draw:mime-type="image/jpeg"/>
</draw:frame>
The blasting of the Kakhovka hydroelectric power plants is the largest environmental tape in Europe over the last decade. Soil pollution and surface water toxins cause problems with water supply of the southern regions, azatop the territories of the nature reserve fund leads to the disappearance of their flora and fauna.</text:p>
      <text:p text:style-name="P4">
At the same time, large -scale flooding of agricultural lands and subsequent treatment of field irrigation can lead to no crops and will affect the food safety.</text:p>
      <text:p text:style-name="P4">
Flooding of landfills and death of animals causes complications of epidemic situations. There is also a threat of detonation of annual anchor mines and ammunition.</text:p>
      <text:p text:style-name="P4">
A spokesman for the State Service of Ukraine for Emergency Situations Alexander Horuzhny announced this during a briefing at the Military Media Center.</text:p>
      <ul>
        <li>
As a result of the managed undermination of the Armed Forces of the Russian Federation, the Kakakhovsky Hydroelectric Power Plant was destroyed, which numbered 27 spans and, with a preferential information, 11 spans were destroyed. Water leakage was, of course, uncontrollable and negative consequences of man -made catastrophilic reserved into the territory of four regions of Ukraine. These are Kherson, Mykolaiv, Zaporizhzhia and Dnipropetrovsk regions, - said Alexander Khorozhzh. - At the time of the event 600 square meters were flooded. kilometers of the Kherson region. Of these, 32% are the territory and 68% are temporarily occupying.</li>
      </ul>
      <text:p text:style-name="P4">
There were 46 settlements immediately reached the flood area.</text:p>
      <text:p text:style-name="P4">
As a result of the coordinated actions of all civil protection forces, 14evkopunts have been created, where the registration of the victims is carried out, psychological and humanitarian assistance is provided, and the issuance of product sets of and hydroelect water is issued.</text:p>
      <text:p text:style-name="P4">
Trains and more than one hundred buses were involved in the evacuation events. About 1,400 people 136 vehicles were involved in the consequences of the environmental disaster.</text:p>
      <text:p text:style-name="P4">
In total, 2783 persons were evacuated in the Kherson region, of which 309 children and 80 small mobile citizens were evacuated. 284 animals were evacuated.</text:p>
      <text:p text:style-name="P4">
716 people were rescued from water captivity, of which 30 children and 40 low -mobility people were rescued. About four hundred people received psychological assistance.</text:p>
      <ul>
        <li>
At the same time, grossly violating the rules of international law, the Russian occupying fired at the evacuation of people from flooded regions. Two employees of the National Police were injured during the conduct of emergency and rescue work, - said the rescuers spokesman.There are four settlements on the right bank of the Dnieper - these are 818 houses and 17 settlements remain flooded in the temporary and -employed territory.</li>
      </ul>
      <text:p text:style-name="P4">
According to the National Police, 17 citizens were killed in the flood zone, 20 were injured, many people are considered missing. How many people have been in the occupied territories - it is not yet known.</text:p>
      <ul>
        <li>
in what is there(in temporarily occupied territories. - <text:span text:style-name="T5">
at.</text:span>
)Castrophic situation - this is certainly such signals. Since the beginning of the SESA and all the security and defense forces helped people, they did not happen to people ... It did not happen there and, unfortunately, I think the losses of our name there are significant, - summarized Alexander Khorunzhi.</li>
      </ul>
      <text:p text:style-name="P4">
News Source: <text:a xlink:type="simple" xlink:href="https://armyinform.com.ua/2023/06/20/u-dsns-rozpovily-skilky-naselenyh-punktiv-zalyshayetsya-pidtoplenymy-na-deokupovanij-ta-okupovanij-terytoriyah/" text:style-name="Internet_20_link" text:visited-style-name="Visited_20_Internet_20_Link">
https://armyinform.com.ua/2023/06/20/u-dsns-rozpovily-skilky-naselenyh-punktiv-zalyshayetsya-pidtoplenymy-na-deokupovanij-ta-okupovanij-terytoriyah/</text:a>
</text:p>
      <!--NEWS-->
      <text:h text:style-name="P10" text:outline-level="1">
<text:span text:style-name="T4">
The Russian agent who was collected for the occupiers gathered information about Ukrainian military pilots for the occupiers</text:span>
</text:h>
      <text:p text:style-name="P4">
Author: ['АРМІЯINFORM']</text:p>
      <text:p text:style-name="P4">
Time: 2023-06-20T76:00:00-04:00</text:p>
      <text:p text:style-name="P4">
Description: Vikrit Rosіyki agent, Yakiy, having grown Rosviddani about Aerodromi ZSU Ta Personal Danі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2409303_629330002627247_6571874303808974335_n.jpg" text:style-name="Internet_20_link" text:visited-style-name="Visited_20_Internet_20_Link">
352409303_629330002627247_6571874303808974335_n.jpg</text:a>
']</text:p>
      <text:p text:style-name="P4">
Tags: ['АГРЕСІЯ РФ', 'ВТОРГНЕННЯ РФ', 'ДЕРЖАВНА ЗРАДА', 'СБУ']</text:p>
      <text:p text:style-name="P4">
Category: News</text:p>
      <!--METADATA-->
      <text:p text:style-name="P4">
<draw:frame draw:style-name="fr1" draw:name="Image286" text:anchor-type="as-char" svg:width="6.9236in" svg:height="4.586885in" draw:z-index="0">
<draw:image xlink:href="../Images/AРМІЯINFORM/2023-06-20T76-00-00-04-00/352409303_629330002627247_6571874303808974335_n.jpg" xlink:type="simple" xlink:show="embed" xlink:actuate="onLoad" draw:mime-type="image/jpeg"/>
</draw:frame>
The Russian agent was revealed, who collected intelligence on the airfields of the Armed Forces and Personal data of Ukrainian military pilots. A traitor was a retired pilot, a resident of the temporarily occupied Berdyansk.</text:p>
      <text:p text:style-name="P4">
About it <text:a xlink:type="simple" xlink:href="https://ssu.gov.ua/novyny/sbu-vykryla-zradnyka-yakyi-khotiv-peremanyty-ukrainskykh-viiskovykh-pilotiv-na-storonu-rf" text:style-name="Internet_20_link" text:visited-style-name="Visited_20_Internet_20_Link">
reports</text:a>
Security Service of Ukraine.</text:p>
      <text:p text:style-name="P4">
At the beginning of a large-scale invasion of the Russian Federation, he remotely went out to one of the 52nd heavy bombing aviation regiment of the Armed Forces of the Russian Federation, with which he studied at the pilot school earlier. The man offered his help in the war against Ukraine.</text:p>
      <text:p text:style-name="P4">
It is established that the traitor prepared lists of existing air forces of the Armed Forces. Aggressor was interested in experts who have practical experience in managing the Mig-29, CU-24, Su-25, Su-27, An-26 and IL-76, as well as helicopters 8 and Mi-24.</text:p>
      <text:p text:style-name="P4">
According to operational data, the occupiers planned to use this information to try the Ukrainian pilots in favor of the aggressor country.</text:p>
      <text:p text:style-name="P4">
To collect personal data, the traitor called the former classmates and "Tremny" asked them "the necessary" information, including additional contacts, places of residence and service.</text:p>
      <text:p text:style-name="P4">
On the basis of the evidence collected, he was informed about suspicion of treason, committed in martial law. Currently, the person involved is hiding from justice in the temporarily occupied territory in the south of Ukraine. However, the staff are comprehensive measures to be held accountable.</text:p>
      <text:p text:style-name="P4">
News Source: <text:a xlink:type="simple" xlink:href="https://armyinform.com.ua/2023/06/20/vykryto-agenta-rf-yakyj-dlya-okupantiv-zbyrav-informacziyu-pro-ukrayinskyh-vijskovyh-pilotiv/" text:style-name="Internet_20_link" text:visited-style-name="Visited_20_Internet_20_Link">
https://armyinform.com.ua/2023/06/20/vykryto-agenta-rf-yakyj-dlya-okupantiv-zbyrav-informacziyu-pro-ukrayinskyh-vijskovyh-pilotiv/</text:a>
</text:p>
      <!--NEWS-->
      <text:h text:style-name="P10" text:outline-level="1">
<text:span text:style-name="T4">
More than 350 explosive items have been neutralized per day</text:span>
</text:h>
      <text:p text:style-name="P4">
Author: ['АРМІЯINFORM']</text:p>
      <text:p text:style-name="P4">
Time: 2023-06-20T77: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626bf4da61ec9-1-1.jpeg" text:style-name="Internet_20_link" text:visited-style-name="Visited_20_Internet_20_Link">
626bf4da61ec9-1-1.jpeg</text:a>
']</text:p>
      <text:p text:style-name="P4">
Tags: ['АГРЕСІЯ РФ', 'ВТОРГНЕННЯ РФ', 'ДСНС УКРАЇНИ', 'РОЗМІНУВАННЯ']</text:p>
      <text:p text:style-name="P4">
Category: News</text:p>
      <!--METADATA-->
      <text:p text:style-name="P4">
<draw:frame draw:style-name="fr1" draw:name="Image287" text:anchor-type="as-char" svg:width="6.9236in" svg:height="4.32725in" draw:z-index="0">
<draw:image xlink:href="../Images/AРМІЯINFORM/2023-06-20T77-00-00-04-00/626bf4da61ec9-1-1.jpeg" xlink:type="simple" xlink:show="embed" xlink:actuate="onLoad" draw:mime-type="image/jpeg"/>
</draw:frame>
During the last day, the pyrotechnic units of the State Service of Ukraine of Uncertain Situations <text:span text:style-name="T4">
 127 times </text:span>
 were involved in the implementation of the defense tasks.</text:p>
      <text:p text:style-name="P4">
About it <text:a xlink:type="simple" xlink:href="https://dsns.gov.ua/uk/news/nadzvicaini-podiyi/operativna-informaciia-shhodo-roboti-pirotexnicnix-pidrozdiliv-dsns-ukrayini-73" text:style-name="Internet_20_link" text:visited-style-name="Visited_20_Internet_20_Link">
reports</text:a>
SESU of Ukraine.</text:p>
      <text:p text:style-name="P4">
Pyrotechnical units revealed, seized and disposed of <text:span text:style-name="T4">
 352 -minute objects </text:span>
, surveyed with an area of 55.31 hectares.</text:p>
      <text:p text:style-name="P4">
Most often pyrotechnic units worked: in the Kharkiv region 19 428 times, Kyiv region - 7 986, Donetsk region - 6 159, Mykolaiv region - 5 204, Kherson region - 5 679, Chernihiv - 4 727, Sumy - 2 211, Cherkasy region - 1 121.</text:p>
      <text:p text:style-name="P4">
Reference: In total since the beginning of a large -scale military invasion of the Russian Federation, the territory of Ukraine has been disposed of <text:span text:style-name="T4">
 402 776 extinguishing objects </text:span>
 and <text:span text:style-name="T4">
 2 891 kg of explosive </text:span>
, in particular <text:span text:style-name="T4">
 3001 Aviation bomb </text:span>
. The territory of more than 90 257 hectares was surveyed.</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20/za-dobu-pirotehniky-dsns-zneshkodyly-ponad-350-vybuhonebezpechnyh-predmetiv/" text:style-name="Internet_20_link" text:visited-style-name="Visited_20_Internet_20_Link">
https://armyinform.com.ua/2023/06/20/za-dobu-pirotehniky-dsns-zneshkodyly-ponad-350-vybuhonebezpechnyh-predmetiv/</text:a>
</text:p>
      <!--NEWS-->
      <text:h text:style-name="P10" text:outline-level="1">
<text:span text:style-name="T4">
In Dnipro and Ingulians, the exceeding the concentration of suspended substances is recorded</text:span>
</text:h>
      <text:p text:style-name="P4">
Author: ['АРМІЯINFORM']</text:p>
      <text:p text:style-name="P4">
Time: 2023-06-20T78:00:00-04:00</text:p>
      <text:p text:style-name="P4">
Description: Ekologiychna Ispskiye Vidiylat, Taiyu was a distortion of concentrates of the horsem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636350.jpg" text:style-name="Internet_20_link" text:visited-style-name="Visited_20_Internet_20_Link">
636350.jpg</text:a>
']</text:p>
      <text:p text:style-name="P4">
Tags: ['КАХОВСЬКА ГЕС', 'КАХОВСЬКА ГЕС/ШТАБ INFO']</text:p>
      <text:p text:style-name="P4">
Category: News</text:p>
      <!--METADATA-->
      <text:p text:style-name="P4">
<draw:frame draw:style-name="fr1" draw:name="Image288" text:anchor-type="as-char" svg:width="6.9236in" svg:height="4.54589in" draw:z-index="0">
<draw:image xlink:href="../Images/AРМІЯINFORM/2023-06-20T78-00-00-04-00/636350.jpg" xlink:type="simple" xlink:show="embed" xlink:actuate="onLoad" draw:mime-type="image/jpeg"/>
</draw:frame>
The ecological inspection seized samples and found an excess of concentrations of deposited substances in the Dnieper near the Antonov Railway Bridge.</text:p>
      <text:p text:style-name="P4">
About it <text:a xlink:type="simple" xlink:href="https://t.me/shtab_kakhovska_hes/1045" text:style-name="Internet_20_link" text:visited-style-name="Visited_20_Internet_20_Link">
reports</text:a>
Headquarters for the elimination of consequences of Kakhovskaya hydroelectric power station.</text:p>
      <text:p text:style-name="P4">
“This figure is 32.0 mg/dm3, which is more than the norm of 1.28 times. The iron is 0.26 mg/dm3, which exceeds the norm by 2.6 times. Solve acidification is 6.30 mg/dm3 for no less than 4.00 mg/dm3, ”the testimony reads.</text:p>
      <text:p text:style-name="P4">
Ecologists also selected samples near Darivka for the study of water waters.</text:p>
      <text:p text:style-name="P4">
“The exceeding of the suspended substances is recorded in the water 1.44 times, and iron -tsing 2 times. Dissolved oxygen, respectively - 2.20 mg/dm3, ”the headquarters noted.</text:p>
      <text:p text:style-name="P4">
It is reported that no oxygen consumption was exceeded in the river. No petroleum products were detected in the Dnieper.</text:p>
      <text:p text:style-name="P4">
News Source: <text:a xlink:type="simple" xlink:href="https://armyinform.com.ua/2023/06/20/u-dnipri-ta-ingulczi-zafiksuvaly-perevyshhennya-konczentracziyi-zavyslyh-rechovyn/" text:style-name="Internet_20_link" text:visited-style-name="Visited_20_Internet_20_Link">
https://armyinform.com.ua/2023/06/20/u-dnipri-ta-ingulczi-zafiksuvaly-perevyshhennya-konczentracziyi-zavyslyh-rechovyn/</text:a>
</text:p>
      <!--NEWS-->
      <text:h text:style-name="P10" text:outline-level="1">
<text:span text:style-name="T4">
"The activity of the enemy in the Limano-Kupyan direction is an attempt to succeed against the background of considerable losses"-Sergey Cherevaty</text:span>
</text:h>
      <text:p text:style-name="P4">
Author: ['Андрій Агєєв']</text:p>
      <text:p text:style-name="P4">
Time: 2023-06-20T79:00:00-04:00</text:p>
      <text:p text:style-name="P4">
Description: -For the remains of Dob Rosiyani, more than 20 times the attack of the Liman-Ku'yansky tension ... War with Ukraine 2022, war with Ukraine Latest news today,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222cherevatyj.jpg" text:style-name="Internet_20_link" text:visited-style-name="Visited_20_Internet_20_Link">
222cherevatyj.jpg</text:a>
']</text:p>
      <text:p text:style-name="P4">
Tags: ['STOPRUSSIA', 'АГРЕСІЯ РФ', 'ВІЙНА', 'ВТОРГНЕННЯ РФ', 'ЛИМАНО-КУП’ЯНСЬКИЙ НАПРЯМОК', 'СЕРГІЙ ЧЕРЕВАТИЙ']</text:p>
      <text:p text:style-name="P4">
Category: News</text:p>
      <!--METADATA-->
      <text:p text:style-name="P4">
<draw:frame draw:style-name="fr1" draw:name="Image289" text:anchor-type="as-char" svg:width="6.9236in" svg:height="4.613552in" draw:z-index="0">
<draw:image xlink:href="../Images/AРМІЯINFORM/2023-06-20T79-00-00-04-00/222cherevatyj.jpg" xlink:type="simple" xlink:show="embed" xlink:actuate="onLoad" draw:mime-type="image/jpeg"/>
</draw:frame>
-In the last day, the Russians have more than 20 times to attack the Limano-Kupyana Oriental Front. This is a record number in recent times, which is evidenced by the activity of hostile forces and their attempt to achieve some intermediate success of the Naphoni's considerable losses in living strength and technology, - said the deputy team of eastern direction from strategic communications Colonel Sergeychrievaty on the air of a single information telephone.</text:p>
      <text:p text:style-name="P4">
He also added that the key strike force of the enemy is the assault detachment, for the nearby battle, the so-called "storm-Z" company, which they specifically recruited from the clerical, that is, those citizens who have problems with the law. In addition, the enemy tightens additional forces from the composition of the military reserve and units of their airborne troops. The invaders actively used the artillery of various calibers and jet fire systems - 560 times were beaten in our positions, made 8 aviation raids.</text:p>
      <ul>
        <li>
The result of such assault was a considerable loss of the enemy - 146 invaders destroyed 190 wounded - two mouths a day, roughly counting. If you use the head shock element of living power, not the best prepared, then you will have such losses. Their actions in the Limano-Kupyan direction are very similar to how they acted in the Bakhmut direction. One tank T-72, four infantry vehicles, one self-propelled acacia, a warehouse with ammunition and two trucks, which were transported, said, said the Deputy Commander.</li>
      </ul>
      <text:p text:style-name="P4">
Sergei Cherevaty also stressed that there were three fighting collisions on the Bakhmut Eastern Frontuz. The enemy has applied the article of various calibers and systems more than 300 times, inflicted air auditors with the use of mudboy aviation.</text:p>
      <text:p text:style-name="P4">
-Despite such a small, compared to the Limano-Kupyansky direction, hostility, our warriors destroyed 99 invaders, in 191 191 were injured, destroyed6 guns and one SAU, two warehouses with ammunition and the same number He added that the main advantage over the enemy-high motivation, practical learning of the commanders of the level of the brigade-battalion and the sergeant. "People are our most important weapons!" He summed up.</text:p>
      <text:p text:style-name="P4">
News Source: <text:a xlink:type="simple" xlink:href="https://armyinform.com.ua/2023/06/20/aktyvnist-voroga-na-lymano-kupyanskomu-napryamku-cze-sproba-dosyagty-uspihu-na-foni-chymalyh-vtrat-cherevatyj/" text:style-name="Internet_20_link" text:visited-style-name="Visited_20_Internet_20_Link">
https://armyinform.com.ua/2023/06/20/aktyvnist-voroga-na-lymano-kupyanskomu-napryamku-cze-sproba-dosyagty-uspihu-na-foni-chymalyh-vtrat-cherevatyj/</text:a>
</text:p>
      <!--NEWS-->
      <text:h text:style-name="P10" text:outline-level="1">
<text:span text:style-name="T4">
The Russians have intensified the weapon switching to the Berdyansk direction</text:span>
</text:h>
      <text:p text:style-name="P4">
Authors: Ukrinform (Person)</text:p>
      <text:p text:style-name="P4">
Publisher: Укринформ (Organization)</text:p>
      <text:p text:style-name="P4">
Published Time: 2023-06-20T7:31:00+03:00</text:p>
      <text:p text:style-name="P4">
Modified Time: 2023-06-20T22:31:00+03:00</text:p>
      <text:p text:style-name="P4">
Description: Russian invaders supply trucks with a seaside municipal to Berdyansk, and the active movement of enemy screws in the direction of childbirth is also recorded. - Ukrinform.</text:p>
      <text:p text:style-name="P4">
Images: ['<text:a xlink:type="simple" xlink:href="https://static.ukrinform.com/photos/2022_06/thumb_files/630_360_1654245971-535.jpeg" text:style-name="Internet_20_link" text:visited-style-name="Visited_20_Internet_20_Link">
630_360_16542...</text:a>
']</text:p>
      <text:p text:style-name="P4">
Tags: ['Бердянськ', 'Маріуполь', 'Війна з Росією']</text:p>
      <text:p text:style-name="P4">
Type: Article</text:p>
      <!--METADATA-->
      <text:p text:style-name="P4">
<draw:frame draw:style-name="fr1" draw:name="Image290" text:anchor-type="as-char" svg:width="6.9236in" svg:height="3.951288in" draw:z-index="0">
<draw:image xlink:href="../Images/yкринформ/2023-06-20T7-31-00-03-00/630_360_1654245971-535.jpeg" xlink:type="simple" xlink:show="embed" xlink:actuate="onLoad" draw:mime-type="image/jpeg"/>
</draw:frame>
Russian -hemarbaders supply trucks with a seaside through the Primodansk, and also records the active movement of enemy screws in the direction of spirituals.</text:p>
      <text:p text:style-name="P4">
As Ukrinform reports, about it in <text:a xlink:type="simple" xlink:href="https://t.me/andriyshTime/10887" text:style-name="Internet_20_link" text:visited-style-name="Visited_20_Internet_20_Link">
telegram</text:a>
Advisor to Mariupol mayor Petro Andryushchenko reported the appropriate video.</text:p>
      <text:p text:style-name="P4">
"The supply of trucks from the BC Primorsky is gaining momentum to Berdyansk. It seems that it is such a road in priority," Andryushchenko wrote.</text:p>
      <text:p text:style-name="P4">
<text:span text:style-name="T4">
 Read also: </text:span>
 <text:a xlink:type="simple" xlink:href="https://www.ukrinform.ua/rubric-ato/3724738-na-metkombinati-imeni-illica-u-mariupoli-rosiani-remontuut-garmati-andrusenko.html" text:style-name="Internet_20_link" text:visited-style-name="Visited_20_Internet_20_Link">
at the Illich Methodombite in Mariupol, the guns will be repaired - <text:span text:style-name="T4">
 Andryushchenko </text:span>
</text:a>
He also noted that the very active movement of the screws in the direction of maidologists is recorded, the second day in a row is active aviation. Giftsrils come from Diremurostov, aviation also from the direction of the Primorsko-Akhtarsk, the adviser of the mayor said.</text:p>
      <text:p text:style-name="P4">
Also, according to him, the term of preparation of the mobilized Asian appearance from Russia has decreased from 3-4 weeks to a week, and they are mostly the skeletons of the Dnrivtsi units.</text:p>
      <text:p text:style-name="P4">
"In general, the road to Berdyansk and childbirth healed the front for the front," Andryushchenko summed up.</text:p>
      <text:p text:style-name="P4">
<text:span text:style-name="T4">
 Read also: </text:span>
 <text:a xlink:type="simple" xlink:href="https://www.ukrinform.ua/rubric-regions/3724605-smertnist-u-mariupoli-perevisila-pokazniki-casiv-covid19-u-26-raza-centr-nacsprotivu.html" text:style-name="Internet_20_link" text:visited-style-name="Visited_20_Internet_20_Link">
Mortality in Mariupol has exceeded the time of timecovid -19 by 2.6 times - the center of the National Patriot</text:a>
As it was reported, the invaders turn Mariupol and the surrounding settlements of Naswa military-logistics hub.</text:p>
      <text:p text:style-name="P4">
News Source: <text:a xlink:type="simple" xlink:href="https://www.ukrinform.ua/rubric-regions/3725279-rosiani-aktivizuvali-perekidanna-zbroi-na-berdanskij-napramok.html" text:style-name="Internet_20_link" text:visited-style-name="Visited_20_Internet_20_Link">
https://www.ukrinform.ua/rubric-regions/3725279-rosiani-aktivizuvali-perekidanna-zbroi-na-berdanskij-napramok.html</text:a>
</text:p>
      <!--NEWS-->
      <text:h text:style-name="P10" text:outline-level="1">
<text:span text:style-name="T4">
The President noted the state awards of 111 defenders and defenders of Ukraine</text:span>
</text:h>
      <text:p text:style-name="P4">
Author: ['АРМІЯINFORM']</text:p>
      <text:p text:style-name="P4">
Time: 2023-06-20T80:00:00-04:00</text:p>
      <text:p text:style-name="P4">
Description: President of Ukraine Volodymyr Zelensky Vidniy by the sovereign Nagorods Zakhisnikiv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2/04/35ba8246793fede_759x425-1.jpg" text:style-name="Internet_20_link" text:visited-style-name="Visited_20_Internet_20_Link">
35ba8246793fede_759x425-1.jpg</text:a>
']</text:p>
      <text:p text:style-name="P4">
Tags: ['УКАЗ ПРЕЗИДЕНТА УКРАЇНИ']</text:p>
      <text:p text:style-name="P4">
Category: News</text:p>
      <!--METADATA-->
      <text:p text:style-name="P4">
<draw:frame draw:style-name="fr1" draw:name="Image291" text:anchor-type="as-char" svg:width="6.9236in" svg:height="3.876851in" draw:z-index="0">
<draw:image xlink:href="../Images/AРМІЯINFORM/2023-06-20T80-00-00-04-00/35ba8246793fede_759x425-1.jpg" xlink:type="simple" xlink:show="embed" xlink:actuate="onLoad" draw:mime-type="image/jpeg"/>
</draw:frame>
Illustrative photo</text:p>
      <text:p text:style-name="P4">
President of Ukraine Volodymyr Zelensky celebrated state awards from Ukraine.</text:p>
      <text:p text:style-name="P4">
This is stated in <text:a xlink:type="simple" xlink:href="https://www.president.gov.ua/documents/3372023-47077" text:style-name="Internet_20_link" text:visited-style-name="Visited_20_Internet_20_Link">
Decree337/2023</text:a>
, published by the Presidential Office website.</text:p>
      <text:p text:style-name="P4">
The awards were awarded "for personal courage, revealed in the protection of state -sevotory and territorial integrity of Ukraine, selfless fulfillment of a military duty."</text:p>
      <text:p text:style-name="P4">
<text:span text:style-name="T4">
 reward the Order </text:span>
 <text:span text:style-name="T4">
 "</text:span>
 <text:span text:style-name="T4">
 for courage </text:span>
 <text:span text:style-name="T4">
" </text:span>
 <text:span text:style-name="T4">
 </text:span>
 II degree **</text:p>
      <text:p text:style-name="P4">
Earth Yaroslav Valentinovich - Senior Soldier</text:p>
      <text:p text:style-name="P4">
Yuri Kuzmenko - Senior Sergeant</text:p>
      <text:p text:style-name="P4">
Maxim Lukyanova - Senior Soldier</text:p>
      <text:p text:style-name="P4">
Eugene Grigorovich - soldier</text:p>
      <text:p text:style-name="P4">
<text:span text:style-name="T4">
 reward the Order </text:span>
 <text:span text:style-name="T4">
 "</text:span>
 <text:span text:style-name="T4">
 for courage </text:span>
 <text:span text:style-name="T4">
" </text:span>
 <text:span text:style-name="T4">
 </text:span>
 III degree **</text:p>
      <text:p text:style-name="P4">
Bondar Viktor Viktorovich - Senior Soldier</text:p>
      <text:p text:style-name="P4">
Bordachev Eugene Sergiyevich - Soldier</text:p>
      <text:p text:style-name="P4">
Andriy Brigotsky - Senior Sergeant</text:p>
      <text:p text:style-name="P4">
Alexander Valterovich's Bryl - Chief Sergeant</text:p>
      <text:p text:style-name="P4">
Great Alexei Anatolyevich - Chief Sergeant</text:p>
      <text:p text:style-name="P4">
Velichka Konstantin Yurievich - soldier</text:p>
      <text:p text:style-name="P4">
Stanislav Okhlelyaeva - Sergeant</text:p>
      <text:p text:style-name="P4">
Visheratina Artem Yevgenyevich - Soldier</text:p>
      <text:p text:style-name="P4">
Voitenko Andrei Leonidovich - Chief Sergeant</text:p>
      <text:p text:style-name="P4">
Vorotnichenko Konstantin Leonidovich - Senior Soldier</text:p>
      <text:p text:style-name="P4">
Gavrilenko Mykola Viktorovich - Senior Soldier</text:p>
      <text:p text:style-name="P4">
Gaidai Denis Olegovich - Junior Sergeant</text:p>
      <text:p text:style-name="P4">
Galushka Sergey Yurievich - Junior Sergeant</text:p>
      <text:p text:style-name="P4">
Garder Roman Vladimirovich - Senior Sergeant</text:p>
      <text:p text:style-name="P4">
Hasanova Amida Freddis Ogli - Soldier</text:p>
      <text:p text:style-name="P4">
Alexander Gerasimenko - junior sergeant</text:p>
      <text:p text:style-name="P4">
Glazova Oleg Viktorovich - Junior Sergeant</text:p>
      <text:p text:style-name="P4">
Gontu Andrei Methodiyovych - Senior Sergeant</text:p>
      <text:p text:style-name="P4">
Goncharov Vadim Viktorovich - Soldier</text:p>
      <text:p text:style-name="P4">
Gorbachev Maxim Sergeyevich - junior sergeant</text:p>
      <text:p text:style-name="P4">
Gorlatov Oleg Vladimirovich - junior sergeant</text:p>
      <text:p text:style-name="P4">
Datsik Alexander Ivanovich - Senior Sergeant</text:p>
      <text:p text:style-name="P4">
Donets Sergey Anatolievich - Sergeant</text:p>
      <text:p text:style-name="P4">
Vladislav Dmitrovich's Driga - Senior Soldier</text:p>
      <text:p text:style-name="P4">
Andrei Mikhailovich - Major</text:p>
      <text:p text:style-name="P4">
Eremenko Igor Ivanovich - Sergeant</text:p>
      <text:p text:style-name="P4">
Victor Viktorovich - junior sergeant</text:p>
      <text:p text:style-name="P4">
Victor Valentinovich - Soldier</text:p>
      <text:p text:style-name="P4">
Earth Anton Sergeyevich - Senior Soldier</text:p>
      <text:p text:style-name="P4">
Krepky Andrei Sergeyevich - soldier</text:p>
      <text:p text:style-name="P4">
Sergei Yuriyevich Krota - Captain</text:p>
      <text:p text:style-name="P4">
Kudlaya Denis Mikhailovich - Senior Soldier</text:p>
      <text:p text:style-name="P4">
Kuzmenko Roman Valeriyovich - Soldier</text:p>
      <text:p text:style-name="P4">
Kulagina Vasily Nikolaevich - Junior Sergeant</text:p>
      <text:p text:style-name="P4">
Alexei Mikhailovich Kulbachny - Soldier</text:p>
      <text:p text:style-name="P4">
Kuprikov Yevgeny Valentinovich - Senior SoldierAlexander Petrovich Kusika - Chief Sergeant</text:p>
      <text:p text:style-name="P4">
Yuri Kucherenko - Senior Sergeant</text:p>
      <text:p text:style-name="P4">
Lagutin Alexei Alexandrovich - Senior Soldier</text:p>
      <text:p text:style-name="P4">
Lazarev Sergey Dmitrovich - Soldier</text:p>
      <text:p text:style-name="P4">
Lastovenko Alexander Vladimirovich - junior sergeant</text:p>
      <text:p text:style-name="P4">
Lashchenko Vyacheslav Vladimirovich - Captain</text:p>
      <text:p text:style-name="P4">
Lebedev Roman Sergeyevich - soldier</text:p>
      <text:p text:style-name="P4">
Levkovets Vitaliy Alexandrovich - soldier</text:p>
      <text:p text:style-name="P4">
Lesnik Arthur Vasilyevich - Soldier</text:p>
      <text:p text:style-name="P4">
Sergei Petrovich - Sergeant</text:p>
      <text:p text:style-name="P4">
Andriy Lisnyak - Junior Sergeant</text:p>
      <text:p text:style-name="P4">
Litvinov Vitaliy Vyacheslavovich - Senior Soldier</text:p>
      <text:p text:style-name="P4">
Loboda Semen Yurievich - Senior Soldier</text:p>
      <text:p text:style-name="P4">
Lyasha Illya Vadimovich - soldier</text:p>
      <text:p text:style-name="P4">
Makarenko Yevgeny Alexandrovich - junior sergeant</text:p>
      <text:p text:style-name="P4">
Makeev Kirill Dmitrovich - Junior Sergeant</text:p>
      <text:p text:style-name="P4">
Mikhail Stepanovich - Sergeant</text:p>
      <text:p text:style-name="P4">
Martsenyuk Sergey Vladimirovich - Junior Sergeant</text:p>
      <text:p text:style-name="P4">
Matsaka Vitaliy Sergeyevich - Senior Soldier</text:p>
      <text:p text:style-name="P4">
Medveda Vadim Mikhailovich - Soldier</text:p>
      <text:p text:style-name="P4">
Menklebey Yevgeny Alexandrovich - Sergeant</text:p>
      <text:p text:style-name="P4">
Mykolenko Irina Anatoliivna - Sergeant</text:p>
      <text:p text:style-name="P4">
Mironenko Mikhail Sergeyevich - soldier</text:p>
      <text:p text:style-name="P4">
Moiseenkov Cyril Alekseevich - Senior Soldier</text:p>
      <text:p text:style-name="P4">
Denis Mokrushina - Lieutenant</text:p>
      <text:p text:style-name="P4">
Alexander Naumchik - Senior Soldier</text:p>
      <text:p text:style-name="P4">
Unrelated Vladimir Ivanovich - Senior Soldier</text:p>
      <text:p text:style-name="P4">
Nesmiyan Vladimir Sergeyevich - soldier</text:p>
      <text:p text:style-name="P4">
Nechiporenko Vitaliy Alexandrovich - soldier</text:p>
      <text:p text:style-name="P4">
Nikolaev Artem Sergeyevich - Senior Soldier</text:p>
      <text:p text:style-name="P4">
Nikulin Yuri Valeryevich - Soldier</text:p>
      <text:p text:style-name="P4">
Novitsky Sergey Alexandrovich - Senior Soldier</text:p>
      <text:p text:style-name="P4">
Oganya Artem Viktorovich - Junior Sergeant</text:p>
      <text:p text:style-name="P4">
Ogurtsov Viktor Viktorovich - Soldier</text:p>
      <text:p text:style-name="P4">
Sidorenko Nikita Andreevich - Junior Sergeant</text:p>
      <text:p text:style-name="P4">
Roman Adamovich's Sizonenko - Soldier</text:p>
      <text:p text:style-name="P4">
Sytnik Demetrius Nikolaevich - soldier</text:p>
      <text:p text:style-name="P4">
Sivakova Yevgeny Nikolaevich - soldier</text:p>
      <text:p text:style-name="P4">
Sidorov Yuri Anatolyevich - Soldier</text:p>
      <text:p text:style-name="P4">
Dmitry Alexandrovich Smolk - Senior Soldier</text:p>
      <text:p text:style-name="P4">
Sokolova Alexei Vladimirovich - soldier</text:p>
      <text:p text:style-name="P4">
Sorokina Anton Pavlovich - Senior Soldier</text:p>
      <text:p text:style-name="P4">
Stelmakh Alexander Tikhonovich - Senior Sergeant</text:p>
      <text:p text:style-name="P4">
Oleg Oleksandrovych - Captain</text:p>
      <text:p text:style-name="P4">
Tereshchenko Alexander Alexandrovich - junior sergeant</text:p>
      <text:p text:style-name="P4">
Tolstoy Dmitry Igorovich - Major</text:p>
      <text:p text:style-name="P4">
Topal Andriy Andreevich - Senior Soldier</text:p>
      <text:p text:style-name="P4">
<text:span text:style-name="T4">
 Reward Medal </text:span>
 <text:span text:style-name="T4">
 "</text:span>
 <text:span text:style-name="T4">
 for military service to Ukraine </text:span>
 <text:span text:style-name="T4">
" </text:span>
 **</text:p>
      <text:p text:style-name="P4">
Oleg Mikhailovich's Orlova-Master-Satent</text:p>
      <text:p text:style-name="P4">
Ostapenko Alexander Vasilyevich - soldier</text:p>
      <text:p text:style-name="P4">
Petrenko Mykola Vitaliyevich - Lieutenant Colonel</text:p>
      <text:p text:style-name="P4">
Pustovgar Sergei Viktorovich - soldier</text:p>
      <text:p text:style-name="P4">
Ruban Petr Vasilyevich - Senior Lieutenant</text:p>
      <text:p text:style-name="P4">
Siladi Mikhail Nikolaevich - SoldierAlexander Terrnykov - Soldier</text:p>
      <text:p text:style-name="P4">
Valentina Sulavuk - Sergeant</text:p>
      <text:p text:style-name="P4">
Surkova Oleg Igorovich - Captain</text:p>
      <text:p text:style-name="P4">
Dark Denis Leonidovich - junior sergeant</text:p>
      <text:p text:style-name="P4">
Yuri Tekutova - Junior Sergeant</text:p>
      <text:p text:style-name="P4">
Dmitry Tupilenko - Senior Soldier</text:p>
      <text:p text:style-name="P4">
Fedorenko Alexei Nikolaevich - soldier</text:p>
      <text:p text:style-name="P4">
Fedorov Roman Sergeyevich - soldier</text:p>
      <text:p text:style-name="P4">
Chlopov Yevgeny Gennadyevich - Soldier</text:p>
      <text:p text:style-name="P4">
Dmitry Vyacheslavovich - soldier</text:p>
      <text:p text:style-name="P4">
Nicholas of Cherepinsky - Junior Sergeant</text:p>
      <text:p text:style-name="P4">
Chernobay Alexander Ivanovich - Senior Soldier</text:p>
      <text:p text:style-name="P4">
<text:span text:style-name="T4">
 reward the medal </text:span>
 <text:span text:style-name="T4">
 "</text:span>
 <text:span text:style-name="T4">
 </text:span>
 Defender of the Fatherland <text:span text:style-name="T4">
 </text:span>
" <text:span text:style-name="T4">
 </text:span>
</text:p>
      <text:p text:style-name="P4">
Victor Andreevich-headquarters</text:p>
      <text:p text:style-name="P4">
<text:span text:style-name="T4">
 reward the medal </text:span>
 <text:span text:style-name="T4">
 "</text:span>
 <text:span text:style-name="T4">
 for saved life </text:span>
 <text:span text:style-name="T4">
" </text:span>
</text:p>
      <text:p text:style-name="P4">
Burlak Ivan Vladimirovich - Sergeant</text:p>
      <text:p text:style-name="P4">
Svyatkovskaya-Danilenko Oksana Vasylivna-Senior Sergeant</text:p>
      <text:p text:style-name="P4">
Smolyan Karolina Vadimivna - Senior Sergeant.</text:p>
      <text:p text:style-name="P4">
News Source: <text:a xlink:type="simple" xlink:href="https://armyinform.com.ua/2023/06/20/prezydent-vidznachyv-derzhavnymy-nagorodamy-111-zahysnykiv-ta-zahysnycz-ukrayiny/" text:style-name="Internet_20_link" text:visited-style-name="Visited_20_Internet_20_Link">
https://armyinform.com.ua/2023/06/20/prezydent-vidznachyv-derzhavnymy-nagorodamy-111-zahysnykiv-ta-zahysnycz-ukrayiny/</text:a>
</text:p>
      <!--NEWS-->
      <text:h text:style-name="P10" text:outline-level="1">
<text:span text:style-name="T4">
The Russian informant was detained who wanted to disrupt the contradictions of the Armed Forces of the Armed Forces under Bakhmut</text:span>
</text:h>
      <text:p text:style-name="P4">
Author: ['АРМІЯINFORM']</text:p>
      <text:p text:style-name="P4">
Time: 2023-06-20T81:00:00-04:00</text:p>
      <text:p text:style-name="P4">
Description: PID Hour of the counter -persons of Vykhriki Vikriti Vikriki alon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e4b22f6455b7747c377a13be8563fc82-e1687245879253.jpeg" text:style-name="Internet_20_link" text:visited-style-name="Visited_20_Internet_20_Link">
e4b22f6455b7747c377a13be8563fc82-e1687245879253.jpeg</text:a>
']</text:p>
      <text:p text:style-name="P4">
Tags: ['АГРЕСІЯ РФ', 'ВТОРГНЕННЯ РФ', 'КОЛАБОРАНТ', 'СБУ']</text:p>
      <text:p text:style-name="P4">
Category: News</text:p>
      <!--METADATA-->
      <text:p text:style-name="P4">
<draw:frame draw:style-name="fr1" draw:name="Image292" text:anchor-type="as-char" svg:width="6.9236in" svg:height="5.325846in" draw:z-index="0">
<draw:image xlink:href="../Images/AРМІЯINFORM/2023-06-20T81-00-00-04-00/e4b22f6455b7747c377a13be8563fc82-e1687245879253.jpeg" xlink:type="simple" xlink:show="embed" xlink:actuate="onLoad" draw:mime-type="image/jpeg"/>
</draw:frame>
During the counter -prideration measures in the front areas of Donetsk region, a ward of a collaborator - a resident of Konstantinovka. The attacker transferred to the FSB location and directions of movement of the units of the Armed Forces of Ukraine, which were involved in the reconciliation of counter -offensive operations in the Bakhmut area.</text:p>
      <text:p text:style-name="P4">
About it <text:a xlink:type="simple" xlink:href="https://ssu.gov.ua/novyny/sbu-zatrymala-rosiiskoho-informatora-yakyi-khotiv-zirvaty-kontrudary-3i-shturmovoi-bryhady-zsu-pid-bakhmutom" text:style-name="Internet_20_link" text:visited-style-name="Visited_20_Internet_20_Link">
informs</text:a>
SBU.</text:p>
      <text:p text:style-name="P4">
The Russian informant reported the aggressor about the locations of warehouses with fuel and lubricants and the number of military columns of defense forces that pass through Ukrainian posts. Especially the enemy was interested in coordinate positions and routes of moving a separate assault brigade of the Armed Forces.</text:p>
      <text:p text:style-name="P4">
Intelligence was needed by occupiers to plan their own actions aimed at restraining the contractors of the Armed Forces on the Eastern Front, in particular the encroachment of sighting shelling.</text:p>
      <text:p text:style-name="P4">
Security staff detained the enemy associate on hot "during an attempt to transmit information to the invaders.</text:p>
      <text:p text:style-name="P4">
Investigators of the SBU have now reported the detainee of a suspicion of collaboration activity.</text:p>
      <text:p text:style-name="P4">
The attacker is in custody. He faces up to 15 years in prison.</text:p>
      <text:p text:style-name="P4">
News Source: <text:a xlink:type="simple" xlink:href="https://armyinform.com.ua/2023/06/20/zatrymano-rosijskogo-informatora-yakyj-hotiv-zirvaty-kontrudary-shturmovoyi-brygady-zsu-pid-bahmutom/" text:style-name="Internet_20_link" text:visited-style-name="Visited_20_Internet_20_Link">
https://armyinform.com.ua/2023/06/20/zatrymano-rosijskogo-informatora-yakyj-hotiv-zirvaty-kontrudary-shturmovoyi-brygady-zsu-pid-bahmutom/</text:a>
</text:p>
      <!--NEWS-->
      <text:h text:style-name="P10" text:outline-level="1">
<text:span text:style-name="T4">
There is a threat of undermining the ZPP, the invaders were replaced by the station cooler - the head of the GUR</text:span>
</text:h>
      <text:p text:style-name="P4">
Author: ['АРМІЯINFORM']</text:p>
      <text:p text:style-name="P4">
Time: 2023-06-20T82:00:00-04:00</text:p>
      <text:p text:style-name="P4">
Description: About Tse in Efirin Telemarafon “єini News” Rozovov, the head of the head management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zaes.webp" text:style-name="Internet_20_link" text:visited-style-name="Visited_20_Internet_20_Link">
zaes.webp</text:a>
']</text:p>
      <text:p text:style-name="P4">
Tags: ['STOPRUSSIA', 'АГРЕСІЯ РФ', 'ВІЙНА', 'ВТОРГНЕННЯ РФ', 'ЗАПОРІЗЬКА АЕС', 'КИРИЛО БУДАНОВ', 'НЕБЕЗПЕКА ПІДРИВУ ЗАЕС', 'ТЕЛЕМАРАФОН "ЄДИНІ НОВИНИ"']</text:p>
      <text:p text:style-name="P4">
Category: News</text:p>
      <!--METADATA-->
      <text:p text:style-name="P4">
<draw:frame draw:style-name="fr1" draw:name="Image293" text:anchor-type="as-char" svg:width="6.9236in" svg:height="3.894525in" draw:z-index="0">
<draw:image xlink:href="../ConvertedIMGs/AРМІЯINFORM/2023-06-20T82-00-00-04-00/zaes.png" xlink:type="simple" xlink:show="embed" xlink:actuate="onLoad" draw:mime-type="image/png"/>
</draw:frame>
Photo: ICTV Facts</text:p>
      <text:p text:style-name="P4">
About it in <text:a xlink:type="simple" xlink:href="https://www.youtube.com/watch" text:style-name="Internet_20_link" text:visited-style-name="Visited_20_Internet_20_Link">
ether</text:a>
The Chief of Intelligence of the Ministry of Defense of Ukraine, Major-General Kirill Budanov, told the Telelorphone "Unified News".</text:p>
      <text:p text:style-name="P4">
“The Zaporizhzhya Nuclear Power Plant is under temporary control troops, and the truth is that, having destroyed the dam, they destroyed the noorial access of water to the ZPP coolers, which is the first. Adrug - that during this time the station was additionally replaced. And the worst thing - was a substitute cooler. If they disable it by blasting, it is likely that there will be significant problems, ”Kirill Budanov said.</text:p>
      <text:p text:style-name="P4">
News Source: <text:a xlink:type="simple" xlink:href="https://armyinform.com.ua/2023/06/20/isnuye-zagroza-pidryvu-zaes-okupanty-zaminuvaly-oholodzhuvach-stancziyi-kyrylo-budanov/" text:style-name="Internet_20_link" text:visited-style-name="Visited_20_Internet_20_Link">
https://armyinform.com.ua/2023/06/20/isnuye-zagroza-pidryvu-zaes-okupanty-zaminuvaly-oholodzhuvach-stancziyi-kyrylo-budanov/</text:a>
</text:p>
      <!--NEWS-->
      <text:h text:style-name="P10" text:outline-level="1">
<text:span text:style-name="T4">
Litpoluskrbrig continues preparation of Ukrainian soldiers according to NATO standards - Lithuanian Ministry of Defense</text:span>
</text:h>
      <text:p text:style-name="P4">
Author: ['АРМІЯINFORM']</text:p>
      <text:p text:style-name="P4">
Time: 2023-06-20T83:00:00-04:00</text:p>
      <text:p text:style-name="P4">
Description: At the Minіsteniy defense of Lithuania, Lithuania was attached, the Litov-Polsko-Ukraanka brigade,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fy-6rezwcae3iub.jpg" text:style-name="Internet_20_link" text:visited-style-name="Visited_20_Internet_20_Link">
fy-6rezwcae3iub.jpg</text:a>
', '<text:a xlink:type="simple" xlink:href="https://armyinform.com.ua/wp-content/uploads/2023/06/fy-6rfhxoaacd2t.jpg" text:style-name="Internet_20_link" text:visited-style-name="Visited_20_Internet_20_Link">
fy-6rfhxoaacd2t.jpg</text:a>
', '<text:a xlink:type="simple" xlink:href="https://armyinform.com.ua/wp-content/uploads/2023/06/fy-6rfkxsaecqn0-150x150.jpg" text:style-name="Internet_20_link" text:visited-style-name="Visited_20_Internet_20_Link">
fy-6rfkxsaecqn0-150x150.jpg</text:a>
', '<text:a xlink:type="simple" xlink:href="https://armyinform.com.ua/wp-content/uploads/2023/06/fy-6rfdwwaa6fy6-150x150.jpg" text:style-name="Internet_20_link" text:visited-style-name="Visited_20_Internet_20_Link">
fy-6rfdwwaa6fy6-150x150.jpg</text:a>
']</text:p>
      <text:p text:style-name="P4">
Tags: ['ЛИТВА', 'ЛИТПОЛУКРБРИГ', 'ПІДГОТОВКА ЗС УКРАЇНИ', 'СТАНДАРТИ НАТО']</text:p>
      <text:p text:style-name="P4">
Category: News</text:p>
      <!--METADATA-->
      <text:p text:style-name="P4">
<draw:frame draw:style-name="fr1" draw:name="Image294" text:anchor-type="as-char" svg:width="6.9236in" svg:height="4.615733in" draw:z-index="0">
<draw:image xlink:href="../Images/AРМІЯINFORM/2023-06-20T83-00-00-04-00/fy-6rezwcae3iub.jpg" xlink:type="simple" xlink:show="embed" xlink:actuate="onLoad" draw:mime-type="image/jpeg"/>
</draw:frame>
The Lithuanian Ministry of Defense noted that the Lithuanian-Polish-Ukrainian mining, contrary to the war, has adapted and continues to train the units of Ukraine's Siloborov in NATO standards.</text:p>
      <text:p text:style-name="P4">
About this <text:a xlink:type="simple" xlink:href="https://twitter.com/Lithuanian_MoD/status/1670762674467008515" text:style-name="Internet_20_link" text:visited-style-name="Visited_20_Internet_20_Link">
it is referred</text:a>
on their Twitter.</text:p>
      <text:p text:style-name="P4">
<draw:frame draw:style-name="fr1" draw:name="Image295" text:anchor-type="as-char" svg:width="6.9236in" svg:height="4.615733in" draw:z-index="0">
<draw:image xlink:href="../Images/AРМІЯINFORM/2023-06-20T83-00-00-04-00/fy-6rfhxoaacd2t.jpg" xlink:type="simple" xlink:show="embed" xlink:actuate="onLoad" draw:mime-type="image/jpeg"/>
</draw:frame>
“We are glad that the war did not interrupt the activity of the Lithuanian-Polish-Ukrainian brigade. It has adapted to new realities and continues to train the Ukrainian units by NATO standards, which contributes to Ukraine's desire for Euro -Atlantic integration, ”the Lithuanian defense department said.</text:p>
      <text:p text:style-name="P4">
<text:a xlink:type="simple" xlink:href="https://armyinform.com.ua/wp-content/uploads/2023/06/fy-6rfkxsaecqn0.jpg" text:style-name="Internet_20_link" text:visited-style-name="Visited_20_Internet_20_Link">
!(Images/AРМІЯINFORM/2023-06-20T83-00-00-04-00/fy-6rfkxsaecqn0-150x150.jpg)</text:a>
</text:p>
      <text:p text:style-name="P4">
<text:a xlink:type="simple" xlink:href="https://armyinform.com.ua/wp-content/uploads/2023/06/fy-6rfdwwaa6fy6.jpg" text:style-name="Internet_20_link" text:visited-style-name="Visited_20_Internet_20_Link">
<draw:frame draw:style-name="fr1" draw:name="Image296" text:anchor-type="as-char" svg:width="6.9236in" svg:height="6.9236in" draw:z-index="0">
<draw:image xlink:href="../Images/AРМІЯINFORM/2023-06-20T83-00-00-04-00/fy-6rfdwwaa6fy6-150x150.jpg" xlink:type="simple" xlink:show="embed" xlink:actuate="onLoad" draw:mime-type="image/jpeg"/>
</draw:frame>
</text:a>
</text:p>
      <text:p text:style-name="P4">
News Source: <text:a xlink:type="simple" xlink:href="https://armyinform.com.ua/2023/06/20/lytpolukrbryg-prodovzhuye-pidgotovku-ukrayinskyh-voyiniv-za-standartamy-nato-minoborony-lytvy/" text:style-name="Internet_20_link" text:visited-style-name="Visited_20_Internet_20_Link">
https://armyinform.com.ua/2023/06/20/lytpolukrbryg-prodovzhuye-pidgotovku-ukrayinskyh-voyiniv-za-standartamy-nato-minoborony-lytvy/</text:a>
</text:p>
      <!--NEWS-->
      <text:h text:style-name="P10" text:outline-level="1">
<text:span text:style-name="T4">
The SBU reported suspicion to three more officials: among them-the head of the occupation "Donbassgaz"</text:span>
</text:h>
      <text:p text:style-name="P4">
Author: ['АРМІЯINFORM']</text:p>
      <text:p text:style-name="P4">
Time: 2023-06-20T84:00:00-04:00</text:p>
      <text:p text:style-name="P4">
Description: The Service of the Bezpeques was documented by the cries of Shcheryokh of the Grumads of the Russian Federation, Yaki were prololi Zagarbnitz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5327599_629417005951880_854876179498847699_n.jpg" text:style-name="Internet_20_link" text:visited-style-name="Visited_20_Internet_20_Link">
355327599_629417005951880_854876179498847699_n.jpg</text:a>
']</text:p>
      <text:p text:style-name="P4">
Tags: ['STOPRUSSIA', 'АГРЕСІЯ РФ', 'ВІЙНА', 'ВТОРГНЕННЯ РФ', 'ПРОПАГАНДА РФ', 'СБУ']</text:p>
      <text:p text:style-name="P4">
Category: News</text:p>
      <!--METADATA-->
      <text:p text:style-name="P4">
<draw:frame draw:style-name="fr1" draw:name="Image297" text:anchor-type="as-char" svg:width="6.9236in" svg:height="7.358892in" draw:z-index="0">
<draw:image xlink:href="../Images/AРМІЯINFORM/2023-06-20T84-00-00-04-00/355327599_629417005951880_854876179498847699_n.jpg" xlink:type="simple" xlink:show="embed" xlink:actuate="onLoad" draw:mime-type="image/jpeg"/>
</draw:frame>
The Security Service has documented crimes of three more Russian citizens who headed the Zagarbnitsky bodies in temporarily captured areas of Ukraine, and also publicly identified Russian armed aggression.</text:p>
      <text:p text:style-name="P4">
The SBU <text:a xlink:type="simple" xlink:href="https://www.facebook.com/SecurSerUkraine/" text:style-name="Internet_20_link" text:visited-style-name="Visited_20_Internet_20_Link">
reports</text:a>
on your Facebook page.</text:p>
      <text:p text:style-name="P4">
Thus, in Donetsk region, the so -called "CEO of Concernudonbasgaz" was reported by Andriy Ichenko.</text:p>
      <text:p text:style-name="P4">
According to the investigation, the Russian was appointed "position" in 2018 under the personal protection of terrorist Pushilin.</text:p>
      <text:p text:style-name="P4">
Since then, Ichenko has fulfilled Moscow's task for providing supplical gas to the leaders of the DNR terrorist organization.</text:p>
      <text:p text:style-name="P4">
In addition, the attacker performed the "discharging" of the aggressor country to replenish the occupying groups of the Russian Federation at the expense of Donbassgaz employees.</text:p>
      <text:p text:style-name="P4">
In Zaporozhye, a Russian propagandist was identified, who headed the "Rosiv settlement administration". He was Russian Andriymarkin.</text:p>
      <text:p text:style-name="P4">
The person involved became known as the author of books on the tactics of fighting in urban conditions Iorganizer of a number of reconstructions of the Second World War.</text:p>
      <text:p text:style-name="P4">
At the beginning of a full -scale invasion, he publicly supported armed aggression against Ukraine.</text:p>
      <text:p text:style-name="P4">
He was appointed by Gaulayter Balytsky, who is a supporter of Markin's "creativity".</text:p>
      <text:p text:style-name="P4">
In the ranks of the occupying body, he organized a pseudo -referendum of a timely captured village.</text:p>
      <text:p text:style-name="P4">
On the basis of the evidence collected by both defendants, investigators of the Security Service informed about suspicion under Part 2 of Art. 110 of the Criminal Code of Ukraine(encroachment).</text:p>
      <text:p text:style-name="P4">
Крім того, задокументовано підривну діяльність громадянина рф Сергія Савчука —пропагандиста російських інформресурсів «РИА Новости» і «Звезда».</text:p>
      <text:p text:style-name="P4">
На власних багатотисячних каналах в Телеграм та Ютуб він поширював фейки проситуацію на фронті, героїзував рашистів та виступав за продовження мобілізаціїв росії.</text:p>
      <text:p text:style-name="P4">
Зловмиснику повідомлено про підозру за ст. 436 Кримінального кодексу України(Propaganda of war).</text:p>
      <text:p text:style-name="P4">
Наразі фігуранти переховуються від правосуддя на території країни-агресора і утимчасово захоплених регіонах України. Тривають процесуальні дії дляпритягнення їх до відповідальності.</text:p>
      <text:p text:style-name="P4">
Комплексні заходи проводили співробітники СБУ в Запорізькій, Хмельницькій,Донецькій та Луганській областях за процесуального керівництва органівпрокуратури.</text:p>
      <text:p text:style-name="P4">
News Source: <text:a xlink:type="simple" xlink:href="https://armyinform.com.ua/2023/06/20/sbu-povidomyla-pro-pidozru-shhe-trom-posadovczyam-rashystam-sered-nyh-ochilnyk-okupaczijnogo-donbasgaz/" text:style-name="Internet_20_link" text:visited-style-name="Visited_20_Internet_20_Link">
https://armyinform.com.ua/2023/06/20/sbu-povidomyla-pro-pidozru-shhe-trom-posadovczyam-rashystam-sered-nyh-ochilnyk-okupaczijnogo-donbasgaz/</text:a>
</text:p>
      <!--NEWS-->
      <text:h text:style-name="P10" text:outline-level="1">
<text:span text:style-name="T4">
The Defense Forces of Ukraine were eliminated more than five 8217;</text:span>
</text:h>
      <text:p text:style-name="P4">
Author: ['АРМІЯINFORM']</text:p>
      <text:p text:style-name="P4">
Time: 2023-06-20T85:00:00-04:00</text:p>
      <text:p text:style-name="P4">
Description: Ukrainian viiSkovi to stick to the Tavriyskoye, for the remains of Doba to back up the vogu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e6860e4605965dd1-1024x681-2.jpg" text:style-name="Internet_20_link" text:visited-style-name="Visited_20_Internet_20_Link">
e6860e4605965dd1-1024x681-2.jpg</text:a>
']</text:p>
      <text:p text:style-name="P4">
Tags: ['ОЛЕКСАНДР ТАРНАВСЬКИЙ', 'ТАВРІЙСЬКИЙ НАПРЯМОК']</text:p>
      <text:p text:style-name="P4">
Category: News</text:p>
      <!--METADATA-->
      <text:p text:style-name="P4">
<draw:frame draw:style-name="fr1" draw:name="Image298" text:anchor-type="as-char" svg:width="6.9236in" svg:height="4.604464in" draw:z-index="0">
<draw:image xlink:href="../Images/AРМІЯINFORM/2023-06-20T85-00-00-04-00/e6860e4605965dd1-1024x681-2.jpg" xlink:type="simple" xlink:show="embed" xlink:actuate="onLoad" draw:mime-type="image/jpeg"/>
</draw:frame>
The Ukrainian military progresses in the Tavriysk direction, and more than five mouths were killed and wounded.</text:p>
      <text:p text:style-name="P4">
About it <text:a xlink:type="simple" xlink:href="https://t.me/otarnavskiy/127" text:style-name="Internet_20_link" text:visited-style-name="Visited_20_Internet_20_Link">
reported</text:a>
Commander of the operational-strategic group of Tavriya troops Brigadny General Alexandernavsky.</text:p>
      <text:p text:style-name="P4">
He added that Ukraine's defense forces destroyed and damaged 46 units of enemy military equipment: 13 tanks, 7 units of BMP, APC, Supercam UAV, UAV "ShahED-136", 4 howitzers 2C19 "MSTU-C", howitzer 2a65 "Msta-65 B ", anti-aircraft missile complex" Beech ", 2 anti-tank guns MT-12" Rapira ", radar" Zoo ", heavy flamethrowing system" Sunpsy ".</text:p>
      <text:p text:style-name="P4">
5 places of storage of ammunition of the enemy were also destroyed.</text:p>
      <text:p text:style-name="P4">
News Source: <text:a xlink:type="simple" xlink:href="https://armyinform.com.ua/2023/06/20/syly-oborony-ukrayiny-likviduvaly-ponad-pyat-rot-rosiyan-na-tavrijskomu-napryamku-oleksandr-tarnavskyj/" text:style-name="Internet_20_link" text:visited-style-name="Visited_20_Internet_20_Link">
https://armyinform.com.ua/2023/06/20/syly-oborony-ukrayiny-likviduvaly-ponad-pyat-rot-rosiyan-na-tavrijskomu-napryamku-oleksandr-tarnavskyj/</text:a>
</text:p>
      <!--NEWS-->
      <text:h text:style-name="P10" text:outline-level="1">
<text:span text:style-name="T4">
Already 20,000 Russians have turned to the hotlines of the project of the coordination headquarters "I want to live"</text:span>
</text:h>
      <text:p text:style-name="P4">
Author: ['АРМІЯINFORM']</text:p>
      <text:p text:style-name="P4">
Time: 2023-06-20T86:00:00-04:00</text:p>
      <text:p text:style-name="P4">
Description: For the remaining two Mysyatsi on “I want to live”, the Mayzhe was posted, the applications, yak for Pershi PIV ... War with Ukraine 2022, war with Ukraine Latest news today, News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hochu-zhyt.jpg" text:style-name="Internet_20_link" text:visited-style-name="Visited_20_Internet_20_Link">
hochu-zhyt.jpg</text:a>
']</text:p>
      <text:p text:style-name="P4">
Tags: ['STOPRUSSIA', 'АГРЕСІЯ РФ', 'ВІЙНА', 'ВТОРГНЕННЯ РФ', 'КООРДИНАЦІЙНИЙ ШТАБ З ПИТАНЬ ПОВОДЖЕННЯ З ВІЙСЬКОВОПОЛОНЕНИМИ', 'ПОЛОНЕНІ РОСІЯНИ', 'УТРИМАННЯ ВІЙСЬКОВОПОЛОНЕНИХ']</text:p>
      <text:p text:style-name="P4">
Category: News</text:p>
      <!--METADATA-->
      <text:p text:style-name="P4">
<draw:frame draw:style-name="fr1" draw:name="Image299" text:anchor-type="as-char" svg:width="6.9236in" svg:height="3.890725in" draw:z-index="0">
<draw:image xlink:href="../Images/AРМІЯINFORM/2023-06-20T86-00-00-04-00/hochu-zhyt.jpg" xlink:type="simple" xlink:show="embed" xlink:actuate="onLoad" draw:mime-type="image/jpeg"/>
</draw:frame>
Over the past two months, I want to live almost the same number of applications as one half a year of work of the project.</text:p>
      <text:p text:style-name="P4">
This is stated in <text:a xlink:type="simple" xlink:href="https://t.me/Koord_shtab/1278" text:style-name="Internet_20_link" text:visited-style-name="Visited_20_Internet_20_Link">
publication</text:a>
on the telegram-channel of the coordination headquarters on the management of prisoners of war.</text:p>
      <text:p text:style-name="P4">
In total, since the launch of the project in September 2022, I would like to live 20014 of appeals by all channels: Telegram, WhatsApp, Chat Bot and on a hotline. During the 9 months of operation, the site of the project visited 45 million people from the country-reactor.</text:p>
      <text:p text:style-name="P4">
The number of applications for the previous delivery from those Russians who gave up mobilization and who do not want to become the Kremlin's cannon meat. It is also possible to "twist the nuts" by the authorities of the Russian Federation: conducting hidden mobilization, introduction of online stories and permission to remove foreign passports from conscripts.</text:p>
      <text:p text:style-name="P4">
All who voluntarily surrendered are designed as captured in battle. This means that while the serviceman is in Ukrainian captivity, the Urals will continue to pay him.</text:p>
      <text:p text:style-name="P4">
News Source: <text:a xlink:type="simple" xlink:href="https://armyinform.com.ua/2023/06/20/uzhe-20-tysyach-rosiyan-zvernulysya-na-garyachi-liniyi-proyektu-koordynaczijnogo-shtabu-hochu-zhyt/" text:style-name="Internet_20_link" text:visited-style-name="Visited_20_Internet_20_Link">
https://armyinform.com.ua/2023/06/20/uzhe-20-tysyach-rosiyan-zvernulysya-na-garyachi-liniyi-proyektu-koordynaczijnogo-shtabu-hochu-zhyt/</text:a>
</text:p>
      <!--NEWS-->
      <text:h text:style-name="P10" text:outline-level="1">
<text:span text:style-name="T4">
The occupiers fired the rescuers in Kherson: one died, seven wounded</text:span>
</text:h>
      <text:p text:style-name="P4">
Author: ['АРМІЯINFORM']</text:p>
      <text:p text:style-name="P4">
Time: 2023-06-20T87:00:00-04:00</text:p>
      <text:p text:style-name="P4">
Description: Rosiyska Armia washed at the Ryatuvalnikiv at Kherson, the yaki was emerging a mule. Vnaslikovo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630_360_1677169599-750.jpg" text:style-name="Internet_20_link" text:visited-style-name="Visited_20_Internet_20_Link">
630_360_1677169599-750.jpg</text:a>
']</text:p>
      <text:p text:style-name="P4">
Tags: ['ДСНС УКРАЇНИ', 'КАХОВСЬКА ГЕС']</text:p>
      <text:p text:style-name="P4">
Category: News</text:p>
      <!--METADATA-->
      <text:p text:style-name="P4">
<draw:frame draw:style-name="fr1" draw:name="Image300" text:anchor-type="as-char" svg:width="6.9236in" svg:height="3.956343in" draw:z-index="0">
<draw:image xlink:href="../Images/AРМІЯINFORM/2023-06-20T87-00-00-04-00/630_360_1677169599-750.jpg" xlink:type="simple" xlink:show="embed" xlink:actuate="onLoad" draw:mime-type="image/jpeg"/>
</draw:frame>
Illustrative photo</text:p>
      <text:p text:style-name="P4">
The Russian army fired the rescuers in Kherson, who cleared the mul. As a result of the shelling, 1 employee of the SES was killed, 7 more employees were surprised.</text:p>
      <text:p text:style-name="P4">
About it <text:a xlink:type="simple" xlink:href="https://t.me/shtab_kakhovska_hes/1060" text:style-name="Internet_20_link" text:visited-style-name="Visited_20_Internet_20_Link">
reports</text:a>
Headquarters for the elimination of consequences of Kakhovskaya hydroelectric power station.</text:p>
      <text:p text:style-name="P4">
“Our heroes without weapons carried out restorative work when Russian terrorists began a heavy fire. The wounded is given an emergency media. The family and loved ones of the deceased are sincere condolences. To kill rescuers during the elimination of one of the greatest man -made disasters is a vigor. And the enemy is afraid. Because we will take revenge for all our killed, tortured, crippled people. This time will come, ”the Kakhovka Hydroelectric Power Staff said.</text:p>
      <text:p text:style-name="P4">
News Source: <text:a xlink:type="simple" xlink:href="https://armyinform.com.ua/2023/06/20/okupanty-obstrilyaly-ryatuvalnykiv-u-hersoni-odyn-zagynuv-semero-poraneni/" text:style-name="Internet_20_link" text:visited-style-name="Visited_20_Internet_20_Link">
https://armyinform.com.ua/2023/06/20/okupanty-obstrilyaly-ryatuvalnykiv-u-hersoni-odyn-zagynuv-semero-poraneni/</text:a>
</text:p>
      <!--NEWS-->
      <text:h text:style-name="P10" text:outline-level="1">
<text:span text:style-name="T4">
Defense forces struck nine areas of focus of enemy and 17 art units</text:span>
</text:h>
      <text:p text:style-name="P4">
Author: ['АРМІЯINFORM']</text:p>
      <text:p text:style-name="P4">
Time: 2023-06-20T88:00:00-04:00</text:p>
      <text:p text:style-name="P4">
Description: Авіація Сил оборони за добу завдала вісім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ВІАЦІЯ ЗСУ', 'АГРЕСІЯ РФ', 'ВЕЧІРНЄ ЗВЕДЕННЯ', 'ВТОРГНЕННЯ РФ', 'ГЕНЕРАЛЬНИЙ ШТАБ ЗС УКРАЇНИ']</text:p>
      <text:p text:style-name="P4">
Category: News</text:p>
      <!--METADATA-->
      <text:p text:style-name="P4">
<draw:frame draw:style-name="fr1" draw:name="Image301" text:anchor-type="as-char" svg:width="6.9236in" svg:height="4.615733in" draw:z-index="0">
<draw:image xlink:href="../Images/AРМІЯINFORM/2023-06-20T88-00-00-04-00/artyleriya.jpg" xlink:type="simple" xlink:show="embed" xlink:actuate="onLoad" draw:mime-type="image/jpeg"/>
</draw:frame>
Illustrative photo</text:p>
      <text:p text:style-name="P4">
<text:span text:style-name="T4">
 🔥 Situation on Russian invasion </text:span>
</text:p>
      <text:p text:style-name="P4">
The aviation of the defense forces per day struck eight strokes in the focus of the personal staff of the enemy and two by its anti-aircraft missile complexes. Also, our defenders were destroyed by three reconnaissance UAVs.</text:p>
      <text:p text:style-name="P4">
About it in your evening summary <text:a xlink:type="simple" xlink:href="https://www.facebook.com/GeneralStaff.ua/posts/pfbid02gqjE8CmQ81Mnys3GAnmhoSiFi5ds653prVDQXzE5Z2YLtBQcKZpQRUdQ5H6eojwzl" text:style-name="Internet_20_link" text:visited-style-name="Visited_20_Internet_20_Link">
reports</text:a>
General Staff of the Armed Forces of Ukraine.</text:p>
      <text:p text:style-name="P4">
The missile troops and artillery units were struck by three points of management, one area of concentration of personnel and the military technician, three stations of the IP, 17 artillery units at fire -making, one air defense tool and another important object.</text:p>
      <text:p text:style-name="P4">
News Source: <text:a xlink:type="simple" xlink:href="https://armyinform.com.ua/2023/06/20/syly-oborony-urazyly-devyat-rajoniv-zoseredzhennya-protyvnyka-ta-17-artpidrozdiliv/" text:style-name="Internet_20_link" text:visited-style-name="Visited_20_Internet_20_Link">
https://armyinform.com.ua/2023/06/20/syly-oborony-urazyly-devyat-rajoniv-zoseredzhennya-protyvnyka-ta-17-artpidrozdiliv/</text:a>
</text:p>
      <!--NEWS-->
      <text:h text:style-name="P10" text:outline-level="1">
<text:span text:style-name="T4">
"Underwarming Kakhovskaya hydroelectric power station - a terrorist act of ecocide, made by the Russian Federation consciously" - Kirill Budanov</text:span>
</text:h>
      <text:p text:style-name="P4">
Author: ['Андрій Агєєв']</text:p>
      <text:p text:style-name="P4">
Time: 2023-06-20T89:00:00-04:00</text:p>
      <text:p text:style-name="P4">
Description: About the Tse in the direct Efіrі Telemarafon “єini News”, the head of the head head of the hea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6/photo_2022-06-25_12-15-33.jpg" text:style-name="Internet_20_link" text:visited-style-name="Visited_20_Internet_20_Link">
photo_2022-06-25_12-15-33.jpg</text:a>
']</text:p>
      <text:p text:style-name="P4">
Tags: ['КАХОВСЬКА ГЕС', 'КИРИЛО БУДАНОВ', 'РОЗВІДКА']</text:p>
      <text:p text:style-name="P4">
Category: News</text:p>
      <!--METADATA-->
      <text:p text:style-name="P4">
<draw:frame draw:style-name="fr1" draw:name="Image302" text:anchor-type="as-char" svg:width="6.9236in" svg:height="3.894525in" draw:z-index="0">
<draw:image xlink:href="../Images/AРМІЯINFORM/2023-06-20T89-00-00-04-00/photo_2022-06-25_12-15-33.jpg" xlink:type="simple" xlink:show="embed" xlink:actuate="onLoad" draw:mime-type="image/jpeg"/>
</draw:frame>
This was announced on the live broadcast of the only news by the Main Department of Intelligence of the Ministry of Defense of Ukraine, Major-General Kirill Budanov.</text:p>
      <ul>
        <li>
There are many facts that directly demonstrate to us, as it all happened. It is more interesting that half an hour before the explosion is a fixed exit of the occupiers in the Efirpo radio network to their unit, which was at that time at Kakhovskaya Heso, with a clear team, order immediately, quickly, quickly, quickly, quickly. gather and leave the territory of the object. At the same time, a special purpose group arrived in place, and what happened happened. Also interesting is the fact that all units of Russian troops, which were near the Kakhovka hydroelectric power station, did not really know what it would happen, - said Kirill Budanov.</li>
      </ul>
      <text:p text:style-name="P4">
He also stressed that undermining the HPP dam was a completely conscious action of Russian terrorists, which has no two -digit interpretation.</text:p>
      <text:p text:style-name="P4">
News Source: <text:a xlink:type="simple" xlink:href="https://armyinform.com.ua/2023/06/20/pidryv-grebli-kahovskoyi-ges-terorystychnyj-akt-ekoczydu-zdijsnenyj-rosijskoyu-federacziyeyu-svidomo-kyrylo-budanov/" text:style-name="Internet_20_link" text:visited-style-name="Visited_20_Internet_20_Link">
https://armyinform.com.ua/2023/06/20/pidryv-grebli-kahovskoyi-ges-terorystychnyj-akt-ekoczydu-zdijsnenyj-rosijskoyu-federacziyeyu-svidomo-kyrylo-budanov/</text:a>
</text:p>
      <!--NEWS-->
      <text:h text:style-name="P10" text:outline-level="1">
<text:span text:style-name="T4">
In Odesa region gradually stops the fire water</text:span>
</text:h>
      <text:p text:style-name="P4">
Authors: Ukrinform (Person)</text:p>
      <text:p text:style-name="P4">
Publisher: Укринформ (Organization)</text:p>
      <text:p text:style-name="P4">
Published Time: 2023-06-20T8:31:24+03:00</text:p>
      <text:p text:style-name="P4">
Modified Time: 2023-06-20T22:31:24+03:00</text:p>
      <text:p text:style-name="P4">
Description: In Odesa region, the burning of seawater stops, gradually salinity increases, but the microbiological parameters are exceeded. - Ukrinform.</text:p>
      <text:p text:style-name="P4">
Images: ['<text:a xlink:type="simple" xlink:href="https://static.ukrinform.com/photos/2023_06/thumb_files/630_360_1686682102-505.jpg" text:style-name="Internet_20_link" text:visited-style-name="Visited_20_Internet_20_Link">
630_360_16866...</text:a>
']</text:p>
      <text:p text:style-name="P4">
Tags: ['Одещина', 'Вода', 'Каховська ГЕС']</text:p>
      <text:p text:style-name="P4">
Type: Article</text:p>
      <!--METADATA-->
      <text:p text:style-name="P4">
<draw:frame draw:style-name="fr1" draw:name="Image303" text:anchor-type="as-char" svg:width="6.9236in" svg:height="3.956343in" draw:z-index="0">
<draw:image xlink:href="../Images/yкринформ/2023-06-20T8-31-24-03-00/630_360_1686682102-505.jpg" xlink:type="simple" xlink:show="embed" xlink:actuate="onLoad" draw:mime-type="image/jpeg"/>
</draw:frame>
At the union of seawater stops, the salinity increases gradually, and the same is exceeded.</text:p>
      <text:p text:style-name="P4">
This is reported by the results of research in <text:a xlink:type="simple" xlink:href="https://t.me/odeskaODA/1834" text:style-name="Internet_20_link" text:visited-style-name="Visited_20_Internet_20_Link">
telegram</text:a>
Odesa Regional Military Administration, Ukrinform reports.</text:p>
      <text:p text:style-name="P4">
“According to the State Environmental Inspectorate of the Southwestern District(Nikolaev and Odesa regions)Seawater desalination stops, salinity gradually increases. As of June 20. In the selected samples on the beach "Langeron" salinity increased to 5.3 g/dm³; at the 16th station of V. Fontan-up to 5,4g/dm3; In the village. New Daffinivka - up to 5.2 g/dm³. There are no dangerous and suspended substances in the selected samples, ”the message reads.</text:p>
      <text:p text:style-name="P4">
*!(https://www.ukrinform.ua/rubric-regions/3725535-dla-zabezpecenna-vodou-meskanciv-nikopolsini-pobuduut-novij-vodogin.html)It is also noted that according to the results of samples, which were selected on June 15 from 6 monitoring points, was distinguished: cholera vibrio of NAC and Groupheberg - from the reservoirs of the Odessa district; Choleroid vibrio of the Paragemolyticus-from the reservoirs of Belgorod-Dnestrovsky district. They are not cholera pathogens, but acute intestinal infections.</text:p>
      <text:p text:style-name="P4">
“On June 12, the five public beaches of Odessa were selected on June 12 by Seavore's samples for sanitary-microbiological indicators. According to the results of laboratory research, it was found that seawater does not meet hygienic requirements. Naragas have already recorded a significant excess of microbiological parameters, ”OVA was announced.</text:p>
      <text:p text:style-name="P4">
As reported by Ukrinform, the selected samples of seawater near the Odessa beaches showed that salinity is below the norm of 2.2 times.</text:p>
      <text:p text:style-name="P4">
<text:span text:style-name="T4">
 Read also: </text:span>
 <text:a xlink:type="simple" xlink:href="https://www.ukrinform.ua/rubric-regions/3724857-u-dnipri-ta-cornomu-mori-fiksuut-znacne-zabrudnenna-vodi-tretina-prob-ne-vidpovidae-normam.html" text:style-name="Internet_20_link" text:visited-style-name="Visited_20_Internet_20_Link">
in the Dnieper and the Black Sea fix significant water contamination- one third of the samples does not meet the standards</text:a>
As it was reported, after the blasting of the Russian occupants of the Kakhovka hydroelectric power station, the Black Sea Vacavatorium in the Odessa district revealed salmonella and intestinal infection. Therefore, it is forbidden to swim or use such water for processing food products. You can also not catch fish and seafood and eat their food.</text:p>
      <text:p text:style-name="P4">
News Source: <text:a xlink:type="simple" xlink:href="https://www.ukrinform.ua/rubric-regions/3725543-na-odesini-postupovo-pripinaetsa-oprisnenna-morskoi-vodi.html" text:style-name="Internet_20_link" text:visited-style-name="Visited_20_Internet_20_Link">
https://www.ukrinform.ua/rubric-regions/3725543-na-odesini-postupovo-pripinaetsa-oprisnenna-morskoi-vodi.html</text:a>
</text:p>
      <!--NEWS-->
      <text:h text:style-name="P10" text:outline-level="1">
<text:span text:style-name="T4">
The next consultations of experts of Ukraine and NATO on defense planning began</text:span>
</text:h>
      <text:p text:style-name="P4">
Author: ['АРМІЯINFORM']</text:p>
      <text:p text:style-name="P4">
Time: 2023-06-20T90:00:00-04:00</text:p>
      <text:p text:style-name="P4">
Description: The Chergovs of consumers of the Miniyan defense of Ukraine, the general ... War with Ukraine 2022, the war with Ukraine latter news today, the war with Ukraine 2022, the last ones for today, will there be a war between Ukraine and Russia and when the war with Ukraine in 2022 Or not, will there be a war with Ukraine in the near future, they say, the war with Ukraine, Ukraine’s news today, Ukrainian news in Ukrainian media in Russian</text:p>
      <text:p text:style-name="P4">
Images: ['<text:a xlink:type="simple" xlink:href="https://armyinform.com.ua/wp-content/uploads/2023/06/pavlyuk.jpeg" text:style-name="Internet_20_link" text:visited-style-name="Visited_20_Internet_20_Link">
pavlyuk.jpeg</text:a>
', '<text:a xlink:type="simple" xlink:href="https://armyinform.com.ua/wp-content/uploads/2023/06/pavlyuk-2.jpeg" text:style-name="Internet_20_link" text:visited-style-name="Visited_20_Internet_20_Link">
pavlyuk-2.jpeg</text:a>
']</text:p>
      <text:p text:style-name="P4">
Tags: ['STOPRUSSIA', 'АГРЕСІЯ РФ', 'ВТОРГНЕННЯ РФ', 'МІНІСТЕРСТВО ОБОРОНИ УКРАЇНИ', 'НАТО', 'ОБОРОННЕ ПЛАНУВАННЯ', 'ОЛЕКСАНДР ПАВЛЮК']</text:p>
      <text:p text:style-name="P4">
Category: News</text:p>
      <!--METADATA-->
      <text:p text:style-name="P4">
<draw:frame draw:style-name="fr1" draw:name="Image304" text:anchor-type="as-char" svg:width="6.9236in" svg:height="4.615733in" draw:z-index="0">
<draw:image xlink:href="../Images/AРМІЯINFORM/2023-06-20T90-00-00-04-00/pavlyuk.jpeg" xlink:type="simple" xlink:show="embed" xlink:actuate="onLoad" draw:mime-type="image/jpeg"/>
</draw:frame>
The next consultations of representatives of the Ministry of Defense of Ukraine, the General Staff of the Armed Forces of Ukraine, and other components of defense forces by the NATO International Secretariat on Defense Planning have begun. They were opened by the First Deputy Minister of Defense of Ukraine Lieutenant General Oleksandr Pavlyuk and NATO Secretary General with Operations Tomas Goffus.</text:p>
      <text:p text:style-name="P4">
This is stated in <text:a xlink:type="simple" xlink:href="https://www.mil.gov.ua/news/2023/06/20/rozpochalis-chergovi-konsultaczii-ekspertiv-ukraini-ta-nato-z-pitan-oboronnogo-planuvannya/" text:style-name="Internet_20_link" text:visited-style-name="Visited_20_Internet_20_Link">
publication</text:a>
Departmental website of the Ministry of Defense of Ukraine.</text:p>
      <text:p text:style-name="P4">
According to Lieutenant General Oleksandr Pavlyuk, it is a continuation of the commonality of the Allies' readiness to help Ukraine in the development of its own path map of the transition to NATO standards and the Western OVT in the context of the NATO-Paddrid Supreme Summit in 2022.</text:p>
      <ul>
        <li>
Last year in Lublin, the format of work became another of our joint platform to improve the procedures of defense planning in accordance with NATO approaches. He also opened new unique opportunities for cooperation through analytical tools used by the Aliang during the defense planning process and to test the results of the ability to review capabilities, - said Alexander Pavlyuk.</li>
      </ul>
      <text:p text:style-name="P4">
The First Deputy Minister of Defense of Ukraine thanked NATO representatives for visions and approaches to the development of road compatibility. He, in particular, emphasized the level of expertise of expert existence on the exchange of knowledge, experience and information, which created the necessary atmosphere of openness and mutual trust to achieve the expected result of the joint work.</text:p>
      <text:p text:style-name="P4">
As part of the event, a separate bilateral meeting of Alexander Pavlyuk Tomatoas Goffus took place. The main attention was focused on the transition of the Armed Forces of Ukraine and other components of defense forces into Western standards, re -equipment by modern Western OWT models, as well as on the ways of achieving compatibility in order to accelerate Ukraine's integration into the Euro -Atlantic security community.</text:p>
      <text:p text:style-name="P4">
<draw:frame draw:style-name="fr1" draw:name="Image305" text:anchor-type="as-char" svg:width="6.9236in" svg:height="4.615733in" draw:z-index="0">
<draw:image xlink:href="../Images/AРМІЯINFORM/2023-06-20T90-00-00-04-00/pavlyuk-2.jpeg" xlink:type="simple" xlink:show="embed" xlink:actuate="onLoad" draw:mime-type="image/jpeg"/>
</draw:frame>
</text:p>
      <text:p text:style-name="P4">
News Source: <text:a xlink:type="simple" xlink:href="https://armyinform.com.ua/2023/06/20/rozpochalys-chergovi-konsultacziyi-ekspertiv-ukrayiny-ta-nato-z-pytan-oboronnogo-planuvannya/" text:style-name="Internet_20_link" text:visited-style-name="Visited_20_Internet_20_Link">
https://armyinform.com.ua/2023/06/20/rozpochalys-chergovi-konsultacziyi-ekspertiv-ukrayiny-ta-nato-z-pytan-oboronnogo-planuvannya/</text:a>
</text:p>
      <!--NEWS-->
      <text:h text:style-name="P10" text:outline-level="1">
<text:span text:style-name="T4">
In the southern direction, Russian invaders are tightly changing fields, even whole settlements - Anna Malyar</text:span>
</text:h>
      <text:p text:style-name="P4">
Author: ['Андрій Агєєв']</text:p>
      <text:p text:style-name="P4">
Time: 2023-06-20T91:00:00-04:00</text:p>
      <text:p text:style-name="P4">
Description: On Kilkhokhi Pivnosa Front Trivoye, є singing our force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БОЙОВІ ДІЇ', 'ВТОРГНЕННЯ РФ', 'ГАННА МАЛЯР', 'ПІВДЕННИЙ ФРОНТ']</text:p>
      <text:p text:style-name="P4">
Category: News</text:p>
      <!--METADATA-->
      <text:p text:style-name="P4">
<draw:frame draw:style-name="fr1" draw:name="Image306" text:anchor-type="as-char" svg:width="6.9236in" svg:height="3.890725in" draw:z-index="0">
<draw:image xlink:href="../Images/AРМІЯINFORM/2023-06-20T91-00-00-04-00/sili-oboroni-ukraini-prodovzhuyut-vedennya-nastupalnoi-operacii.jpg" xlink:type="simple" xlink:show="embed" xlink:actuate="onLoad" draw:mime-type="image/jpeg"/>
</draw:frame>
In several directions of the Southern Front there is an offensive, there are some promotion of our defense. Everything goes according to the plan of the highest military leadership of the armed force of Ukraine. The Deputy Minister of Defense of Ukraine Anna Malyar informed about it on the air of the unified information telephone "Yedinovina".</text:p>
      <ul>
        <li>
It is clear that the enemy does not want to simply give him a previously occupied position, but we literally bite every meter, so in these areas of the front there is a lot of battle and heavy fighting. In addition, Russian invaders are tightly changed by fields, even the settlements of settlements, not warning about it by local residents, which is approved by the fact that Russia is fighting here with the civilian population, - the Minister of Defense of Ukraine said.</li>
      </ul>
      <text:p text:style-name="P4">
News Source: <text:a xlink:type="simple" xlink:href="https://armyinform.com.ua/2023/06/20/na-pivdennomu-napryamku-rosijski-okupanty-shhilno-minuyut-polya-navit-czili-naseleni-punkty-ganna-malyar/" text:style-name="Internet_20_link" text:visited-style-name="Visited_20_Internet_20_Link">
https://armyinform.com.ua/2023/06/20/na-pivdennomu-napryamku-rosijski-okupanty-shhilno-minuyut-polya-navit-czili-naseleni-punkty-ganna-malyar/</text:a>
</text:p>
      <!--NEWS-->
      <text:h text:style-name="P10" text:outline-level="1">
<text:span text:style-name="T4">
The occupiers intensified filtration measures in the temporarily occupied territory of Zaporizhzhya region</text:span>
</text:h>
      <text:p text:style-name="P4">
Author: ['АРМІЯINFORM']</text:p>
      <text:p text:style-name="P4">
Time: 2023-06-20T92:00:00-04:00</text:p>
      <text:p text:style-name="P4">
Description: At the settlements on Timchasovo, the Teritori Terita -Rastei Rosіyskі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iltraczijni-zahody.jpeg" text:style-name="Internet_20_link" text:visited-style-name="Visited_20_Internet_20_Link">
filtraczijni-zahody.jpeg</text:a>
']</text:p>
      <text:p text:style-name="P4">
Tags: []</text:p>
      <text:p text:style-name="P4">
Category: News</text:p>
      <!--METADATA-->
      <text:p text:style-name="P4">
<draw:frame draw:style-name="fr1" draw:name="Image307" text:anchor-type="as-char" svg:width="6.9236in" svg:height="4.32725in" draw:z-index="0">
<draw:image xlink:href="../Images/AРМІЯINFORM/2023-06-20T92-00-00-04-00/filtraczijni-zahody.jpeg" xlink:type="simple" xlink:show="embed" xlink:actuate="onLoad" draw:mime-type="image/jpeg"/>
</draw:frame>
Illustrative Photo Photo: Slovoidilo.ua</text:p>
      <text:p text:style-name="P4">
In settlements in the temporarily captured territory of Zaporizhzhya region, Russian invaders have equipped additional checkpoints and filtration points.</text:p>
      <text:p text:style-name="P4">
About it <text:a xlink:type="simple" xlink:href="https://www.facebook.com/GeneralStaff.ua/posts/pfbid02gqjE8CmQ81Mnys3GAnmhoSiFi5ds653prVDQXzE5Z2YLtBQcKZpQRUdQ5H6eojwzl" text:style-name="Internet_20_link" text:visited-style-name="Visited_20_Internet_20_Link">
reports</text:a>
The General Staff of the Armed Forces of Ukraine in its evening summary.</text:p>
      <text:p text:style-name="P4">
All civilian population, which leaves from a temporarily employed enemy of the south of Ukraine, is forced to pass the filtration points located in Mangusha Tanovoazovsk Donetsk region. During filtration measures, citizens and documents are checked in citizens, in addition, the prints are selected.</text:p>
      <text:p text:style-name="P4">
News Source: <text:a xlink:type="simple" xlink:href="https://armyinform.com.ua/2023/06/20/okupanty-posylyly-filtraczijni-zahody-na-tymchasovo-okupovanij-terytoriyi-zaporizkoyi-oblasti/" text:style-name="Internet_20_link" text:visited-style-name="Visited_20_Internet_20_Link">
https://armyinform.com.ua/2023/06/20/okupanty-posylyly-filtraczijni-zahody-na-tymchasovo-okupovanij-terytoriyi-zaporizkoyi-oblasti/</text:a>
</text:p>
      <!--NEWS-->
      <text:h text:style-name="P10" text:outline-level="1">
<text:span text:style-name="T4">
The occupiers still want to enter the administrative borders of Donetsk and Luhansk regions - Anna Malyar</text:span>
</text:h>
      <text:p text:style-name="P4">
Author: ['Андрій Агєєв']</text:p>
      <text:p text:style-name="P4">
Time: 2023-06-20T93:00:00-04:00</text:p>
      <text:p text:style-name="P4">
Description: Rosiyski Porpanti, Yak I Ranhe, the mainness of his head in the head of his head of the Vreknishchi CCID ... War with Ukraine 2022, War with Ukraine Latest News today,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malyar-e1685980532284.jpeg" text:style-name="Internet_20_link" text:visited-style-name="Visited_20_Internet_20_Link">
malyar-e1685980532284.jpeg</text:a>
']</text:p>
      <text:p text:style-name="P4">
Tags: ['STOP RUSSIA', 'БОЙОВІ ДІЇ', 'ВТОРГНЕННЯ РФ', 'ГАННА МАЛЯР']</text:p>
      <text:p text:style-name="P4">
Category: News</text:p>
      <!--METADATA-->
      <text:p text:style-name="P4">
<draw:frame draw:style-name="fr1" draw:name="Image308" text:anchor-type="as-char" svg:width="6.9236in" svg:height="3.813847in" draw:z-index="0">
<draw:image xlink:href="../Images/AРМІЯINFORM/2023-06-20T93-00-00-04-00/malyar-e1685980532284.jpeg" xlink:type="simple" xlink:show="embed" xlink:actuate="onLoad" draw:mime-type="image/jpeg"/>
</draw:frame>
Russian invaders, as before, are the main direction of their main strikes to determine the East of Ukraine, where they do not leave their plans to enter the administrative border of Donetsk and Luhansk regions, today the Deputy Ministers of Ukraine Anna Malyar informed about it on the air of the Unified Information TEMACHPON "Single News".</text:p>
      <text:p text:style-name="P4">
-In particular, in the Limano-Kupian direction, the enemy tightens the reserves of its airborne units and units, infantry of regular troops, mercenaries. Nargas. The enemy has no success there, all attempts of assault and attack are reflected. Regarding the bondness of hostile fire in our positions, the number of artillery used and reactive artillery used, and most importantly, those killed and wounded in the last day of the occupiers, these figures are very reminiscent of Bakhmut on his most difficult days, - said the Deputy Minister of Ukraine.</text:p>
      <text:p text:style-name="P4">
She also added that despite the change of the main vectors of activation of hostilities in other areas of the front, the occupiers continue to consider Bakhmut as one of the main goals.</text:p>
      <text:p text:style-name="P4">
With regard to Marinsky and Avdiivskyi, Anna Malyar, in particular, noted that the occupiers use all the available forces and means here to break through the positions of defense forces: combat aviation, tanks, jet and barrel artillery, mortars, grenade launchers of different systems.</text:p>
      <ul>
        <li>
Our brave and strong warriors hold their positions firmly here, they have not lost any metrademli and, despite the powerful hostile pressure, lead an active defense, - said Anna Malyar.</li>
      </ul>
      <text:p text:style-name="P4">
News Source: <text:a xlink:type="simple" xlink:href="https://armyinform.com.ua/2023/06/20/okupanty-yak-i-ranishe-hochut-vyjty-na-administratyvni-kordony-doneczkoyi-j-luganskoyi-oblastej-ganna-malyar/" text:style-name="Internet_20_link" text:visited-style-name="Visited_20_Internet_20_Link">
https://armyinform.com.ua/2023/06/20/okupanty-yak-i-ranishe-hochut-vyjty-na-administratyvni-kordony-doneczkoyi-j-luganskoyi-oblastej-ganna-malyar/</text:a>
</text:p>
      <!--NEWS-->
      <text:h text:style-name="P10" text:outline-level="1">
<text:span text:style-name="T4">
During the day, the enemy has caused more than 70 air strikes and made 36 shelling of the RSZV</text:span>
</text:h>
      <text:p text:style-name="P4">
Author: ['АРМІЯINFORM']</text:p>
      <text:p text:style-name="P4">
Time: 2023-06-20T94:00:00-04:00</text:p>
      <text:p text:style-name="P4">
Description: Behind the clarified of the іnformasyu, the extracts were searched by the impact on Ukrainian 35 іantsky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400_0_1687250310-8011.webp" text:style-name="Internet_20_link" text:visited-style-name="Visited_20_Internet_20_Link">
400_0_1687250310-8011.webp</text:a>
']</text:p>
      <text:p text:style-name="P4">
Tags: ['STOPRUSSIA', 'АГРЕСІЯ РФ', 'ВЕЧІРНЄ ЗВЕДЕННЯ', 'ВІЙНА', 'ВТОРГНЕННЯ РФ', 'ГШ ЗСУ']</text:p>
      <text:p text:style-name="P4">
Category: News</text:p>
      <!--METADATA-->
      <text:p text:style-name="P4">
<draw:frame draw:style-name="fr1" draw:name="Image309" text:anchor-type="as-char" svg:width="6.9236in" svg:height="3.894525in" draw:z-index="0">
<draw:image xlink:href="../ConvertedIMGs/AРМІЯINFORM/2023-06-20T94-00-00-04-00/400_0_1687250310-8011.png" xlink:type="simple" xlink:show="embed" xlink:actuate="onLoad" draw:mime-type="image/png"/>
</draw:frame>
According to the information, Russian invaders struck in Ukraine 35 Iranian UAVs of the type "Shahd", seven anti-aircraft guided missiles-300 and one winged rocket launcher "Iskander-M" on objects of the civilian infrastructure of Zaporizhzhia.</text:p>
      <text:p text:style-name="P4">
About it <text:a xlink:type="simple" xlink:href="https://www.facebook.com/GeneralStaff.ua/posts/pfbid02gqjE8CmQ81Mnys3GAnmhoSiFi5ds653prVDQXzE5Z2YLtBQcKZpQRUdQ5H6eojwzl" text:style-name="Internet_20_link" text:visited-style-name="Visited_20_Internet_20_Link">
reports</text:a>
The General Staff of the Armed Forces on its official Facebook page.</text:p>
      <text:p text:style-name="P4">
Forces and means of air defense of the Air Force of Armed Forces, in cooperation with the air defense of other components of defense forces of Ukraine, 32 shock UAVs "Shahd" were destroyed.</text:p>
      <text:p text:style-name="P4">
In addition, the enemy caused more than 72 aviation strikes, carried out 36 shelling of the reactive volley fire systems at the positions of our troops and inhabited points. Peaceful people were injured.</text:p>
      <text:p text:style-name="P4">
In the General Staff warn - the probability of missile and aviation tasks throughout Ukraine remains very high.</text:p>
      <text:p text:style-name="P4">
News Source: <text:a xlink:type="simple" xlink:href="https://armyinform.com.ua/2023/06/20/protyagom-doby-vorog-zavdav-ponad-70-aviaudariv-i-zdijsnyv-36-obstriliv-z-rszv/" text:style-name="Internet_20_link" text:visited-style-name="Visited_20_Internet_20_Link">
https://armyinform.com.ua/2023/06/20/protyagom-doby-vorog-zavdav-ponad-70-aviaudariv-i-zdijsnyv-36-obstriliv-z-rszv/</text:a>
</text:p>
      <!--NEWS-->
      <text:h text:style-name="P10" text:outline-level="1">
<text:span text:style-name="T4">
35 combat clashes took place during the day</text:span>
</text:h>
      <text:p text:style-name="P4">
Author: ['АРМІЯINFORM']</text:p>
      <text:p text:style-name="P4">
Time: 2023-06-20T95:00:00-04:00</text:p>
      <text:p text:style-name="P4">
Description: Opponent I did ZoServilu Zuill at the Limansky, Bakhmu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5638539_609090718070677_504977048801678478_n.jpg" text:style-name="Internet_20_link" text:visited-style-name="Visited_20_Internet_20_Link">
355638539_609090718070677_504977048801678478_n.jpg</text:a>
']</text:p>
      <text:p text:style-name="P4">
Tags: ['STOPRUSSIA', 'АГРЕСІЯ РФ', 'БОЙОВІ ЗІТКНЕННЯ', 'ВЕЧІРНЄ ЗВЕДЕННЯ', 'ВІЙНА', 'ВТОРГНЕННЯ РФ', 'ГЕНЕРАЛЬНИЙ ШТАБ ЗС УКРАЇНИ', 'ГШ ЗСУ']</text:p>
      <text:p text:style-name="P4">
Category: News</text:p>
      <!--METADATA-->
      <text:p text:style-name="P4">
<draw:frame draw:style-name="fr1" draw:name="Image310" text:anchor-type="as-char" svg:width="6.9236in" svg:height="3.444491in" draw:z-index="0">
<draw:image xlink:href="../Images/AРМІЯINFORM/2023-06-20T95-00-00-04-00/355638539_609090718070677_504977048801678478_n.jpg" xlink:type="simple" xlink:show="embed" xlink:actuate="onLoad" draw:mime-type="image/jpeg"/>
</draw:frame>
<text:span text:style-name="T4">
 🔥 Situation on Russian invasion </text:span>
</text:p>
      <text:p text:style-name="P4">
The enemy continues to focus on the Bakhmut, Avdiiv and Marinsky directions in the Liman, Bakhmut, Avdiiv and Mariinsky directions.</text:p>
      <text:p text:style-name="P4">
About this <text:a xlink:type="simple" xlink:href="https://www.facebook.com/GeneralStaff.ua/posts/pfbid02gqjE8CmQ81Mnys3GAnmhoSiFi5ds653prVDQXzE5Z2YLtBQcKZpQRUdQ5H6eojwzl" text:style-name="Internet_20_link" text:visited-style-name="Visited_20_Internet_20_Link">
it is referred</text:a>
In the evening summarizing the General Staff of the Armed Forces of Ukraine.</text:p>
      <text:p text:style-name="P4">
On these, and in Shakhtarsky, the enemy conducted unsuccessful offensive. In the Zaporizhzhya and Kherson directions, the enemy continues to be conducted.</text:p>
      <text:p text:style-name="P4">
News Source: <text:a xlink:type="simple" xlink:href="https://armyinform.com.ua/2023/06/20/protyagom-doby-vidbulosya-35-bojovyh-zitknen/" text:style-name="Internet_20_link" text:visited-style-name="Visited_20_Internet_20_Link">
https://armyinform.com.ua/2023/06/20/protyagom-doby-vidbulosya-35-bojovyh-zitknen/</text:a>
</text:p>
      <!--NEWS-->
      <text:h text:style-name="P10" text:outline-level="1">
<text:span text:style-name="T4">
Built-in, strengthened Ukraine is the protection against any forms of Russian terror-the appeal of Vladimir Zelensky</text:span>
</text:h>
      <text:p text:style-name="P4">
Author: ['АРМІЯINFORM']</text:p>
      <text:p text:style-name="P4">
Time: 2023-06-20T96:00:00-04:00</text:p>
      <text:p text:style-name="P4">
Description: I am healthy, Shanovna Ukrainian!Short star for a day. Before Usim, I will do our own ... War with Ukraine 2022, War with Ukraine Latest news today, News War with Ukraine 2022 The last for today, will there be a war between Ukraine and Russia and when, the war with Ukraine in 2022 will be or not, will there be whether there will be, whether it will be, will there be The war with Ukraine in the near future says, the war with Ukraine, Ukrainian news today, Ukrainian news in Ukrainian media in Russian</text:p>
      <text:p text:style-name="P4">
Images: ['<text:a xlink:type="simple" xlink:href="https://armyinform.com.ua/wp-content/uploads/2023/06/zelenskyj.png" text:style-name="Internet_20_link" text:visited-style-name="Visited_20_Internet_20_Link">
zelenskyj.png</text:a>
']</text:p>
      <text:p text:style-name="P4">
Tags: ['STOPRUSSIA', 'АГРЕСІЯ РФ', 'ВІДЕОЗВЕРНЕННЯ ПРЕЗИДЕНТА УКРАЇНИ', 'ВІЙНА', 'ВОЄННІ ЗЛОЧИНИ ЗС РФ', 'ВТОРГНЕННЯ РФ']</text:p>
      <text:p text:style-name="P4">
Category: News</text:p>
      <!--METADATA-->
      <text:p text:style-name="P4">
<draw:frame draw:style-name="fr1" draw:name="Image311" text:anchor-type="as-char" svg:width="6.9236in" svg:height="3.882986in" draw:z-index="0">
<draw:image xlink:href="../Images/AРМІЯINFORM/2023-06-20T96-00-00-04-00/zelenskyj.png" xlink:type="simple" xlink:show="embed" xlink:actuate="onLoad" draw:mime-type="image/png"/>
</draw:frame>
I wish health, dear Ukrainians!</text:p>
      <text:p text:style-name="P4">
A brief report for this day.</text:p>
      <text:p text:style-name="P4">
First of all, I thank our air forces and all defenders of the sky from other defense for every confused Russian rocket and for every shotgun. Just last night - more than 30 shotguns. These are hundreds of saved lives, this infrastructure. Thank you, warriors!</text:p>
      <text:p text:style-name="P4">
Second. Today in Kherson as a result of the shelling of the invaders victims ... They were engaged in the elimination of the consequences of the Russian terrorist attack by the Nakakhovsky hydroelectric power station and were fired by Russian artillery. Eight DSSNS employees were injured, one, unfortunately, died ... My condolences to their relatives and relatives!</text:p>
      <text:p text:style-name="P4">
Every such Russian blow, every Russian terrorist attack is an argument every time, and there will be no chance of staying on the Ukrainian land. There are no killers and terrorists here and will never be.</text:p>
      <text:p text:style-name="P4">
Now our warriors in the south, in the east are very actively destroying the enemy, physical purification of Ukraine. This will continue.</text:p>
      <text:p text:style-name="P4">
Terror protection is the destruction of terrorists. And this is a guarantee that the state-gun will never be able to bring evil to Ukraine. Actually about the cetretic point for today. The first meetings in London have already begun within a conference on the reconstruction of Ukraine, which we prepared with British dogs. Discussions in Switzerland and Germany, France and Italy have already taken place. There is a work of different levels for our restoration. And we direct this work that our reconstruction, our restoration becomes not only construction projects, but a global protection project.</text:p>
      <text:p text:style-name="P4">
Ukraine, transformed Ukraine, reinforced Ukraine is a security and security guarantor, it is a security against any form of Russian terror protection against any repetitions of Russian aggression.</text:p>
      <text:p text:style-name="P4">
Tomorrow at the London Conference I will present some of the aspects of our philosophy of Ukraine. The full meaning will be represented later this month. And in Ukraine.</text:p>
      <text:p text:style-name="P4">
Together with partners and all together here, at home, in Ukraine, we must guarantee that after us for Ukraine - only safety, only freedom, only peace.</text:p>
      <text:p text:style-name="P4">
I thank everyone who is fighting and working for Ukraine!I thank each of our warrior, who is now in battle, in combat posts and combat missions!Zaporizhzhia, Donetsk - you are young guys!Glory to Ukraine!</text:p>
      <text:p text:style-name="P4">
News Source: <text:a xlink:type="simple" xlink:href="https://armyinform.com.ua/2023/06/20/vidbudovana-zmicznena-ukrayina-cze-zahyshhenist-vid-bud-yakyh-form-rosijskogo-teroru-zvernennya-prezydenta-volodymyra-zelenskogo/" text:style-name="Internet_20_link" text:visited-style-name="Visited_20_Internet_20_Link">
https://armyinform.com.ua/2023/06/20/vidbudovana-zmicznena-ukrayina-cze-zahyshhenist-vid-bud-yakyh-form-rosijskogo-teroru-zvernennya-prezydenta-volodymyra-zelenskogo/</text:a>
</text:p>
      <!--NEWS-->
      <text:h text:style-name="P10" text:outline-level="1">
<text:span text:style-name="T4">
The European Commission proposes to allocate € 50 billion financial assistance to Ukraine</text:span>
</text:h>
      <text:p text:style-name="P4">
Author: ['АРМІЯINFORM']</text:p>
      <text:p text:style-name="P4">
Time: 2023-06-20T97:00:00-04:00</text:p>
      <text:p text:style-name="P4">
Description: Єvrokomіsya Proponita Ukrainian € 50 billion of the fіnanovo dupom is from Vighimi Grants ... War with Ukraine 2022, War with Ukraine Latest News Today, News War with Ukraine 2022 Last for Ukraine and Russia, and when, the war with Ukraine in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yevrokomisiya_ukrayina.jpg" text:style-name="Internet_20_link" text:visited-style-name="Visited_20_Internet_20_Link">
yevrokomisiya_ukrayina.jpg</text:a>
']</text:p>
      <text:p text:style-name="P4">
Tags: ['STOPRUSSIA', 'ВЕРХОВНА РАДА УКРАЇНИ', 'ГРАНТОВА ДОПОМОГА', 'ЄВРОКОМІСІЯ']</text:p>
      <text:p text:style-name="P4">
Category: News</text:p>
      <!--METADATA-->
      <text:p text:style-name="P4">
<draw:frame draw:style-name="fr1" draw:name="Image312" text:anchor-type="as-char" svg:width="6.9236in" svg:height="6.9236in" draw:z-index="0">
<draw:image xlink:href="../Images/AРМІЯINFORM/2023-06-20T97-00-00-04-00/yevrokomisiya_ukrayina.jpg" xlink:type="simple" xlink:show="embed" xlink:actuate="onLoad" draw:mime-type="image/jpeg"/>
</draw:frame>
The European Commission proposes to allocate € 50 billion financial assistance in the form of grants and borrowings to Ukraine.</text:p>
      <text:p text:style-name="P4">
About it with reference to the first deputy chairman of the Verkhovna Rada of Ukraine Oleksandra Klimenko <text:a xlink:type="simple" xlink:href="https://www.facebook.com/verkhovna.rada.ukraine/posts/pfbid0uQ3zxFdegqrfR2EECXDSyEv8akt3BLEbpP1RjX89X33YQfRY7kFkvfHg48ivnUzRl" text:style-name="Internet_20_link" text:visited-style-name="Visited_20_Internet_20_Link">
reports</text:a>
Our country's parliament on its official Facebook page.</text:p>
      <text:p text:style-name="P4">
That is, to reserve these funds for our country for the next four years will be able to adjust financial support according to the development of the situation. It will also stimulate other donors to activate.</text:p>
      <text:p text:style-name="P4">
In the report, Alexander Klimenko thanks the President of the European Commission Von Der Lyen for the support of Ukraine and our people.</text:p>
      <text:p text:style-name="P4">
News Source: <text:a xlink:type="simple" xlink:href="https://armyinform.com.ua/2023/06/20/yevrokomisiya-proponuye-vydilyty-ukrayini-e50-mlrd-finansovoyi-dopomogy/" text:style-name="Internet_20_link" text:visited-style-name="Visited_20_Internet_20_Link">
https://armyinform.com.ua/2023/06/20/yevrokomisiya-proponuye-vydilyty-ukrayini-e50-mlrd-finansovoyi-dopomogy/</text:a>
</text:p>
      <!--NEWS-->
      <text:h text:style-name="P10" text:outline-level="1">
<text:span text:style-name="T4">
Equal-Rivne: Ministry of Veterans invites veterans and their families to the role of veteran assistant</text:span>
</text:h>
      <text:p text:style-name="P4">
Author: ['АРМІЯINFORM']</text:p>
      <text:p text:style-name="P4">
Time: 2023-06-20T98:00:00-04:00</text:p>
      <text:p text:style-name="P4">
Description: Minіtystvo at the right of the veteran of Ukrainian, 26 wormcrylers Elekriva Elekronn, the application was the applicati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879343fe5d0c74c6082e4c306bb66aa27640d23.jpg" text:style-name="Internet_20_link" text:visited-style-name="Visited_20_Internet_20_Link">
3879343fe5d0c74c6082e4c306bb66aa27640d23.jpg</text:a>
', '<text:a xlink:type="simple" xlink:href="https://armyinform.com.ua/wp-content/uploads/2023/06/instrukcziya.jpg" text:style-name="Internet_20_link" text:visited-style-name="Visited_20_Internet_20_Link">
instrukcziya.jpg</text:a>
']</text:p>
      <text:p text:style-name="P4">
Tags: ['STOPRUSSIA', 'ВЕТЕРАН ВІЙНИ', 'ВІЙНА', 'ВТОРГНЕННЯ РФ', 'ІНСТИТУТ ПОМІЧНИКА ВЕТЕРАНА', 'МІНВЕТЕРАНІВ', 'СОЦІАЛЬНИЙ ЗАХИСТ ПІД ЧАС ВІЙНИ']</text:p>
      <text:p text:style-name="P4">
Category: News</text:p>
      <!--METADATA-->
      <text:p text:style-name="P4">
<draw:frame draw:style-name="fr1" draw:name="Image313" text:anchor-type="as-char" svg:width="6.9236in" svg:height="4.450886in" draw:z-index="0">
<draw:image xlink:href="../Images/AРМІЯINFORM/2023-06-20T98-00-00-04-00/3879343fe5d0c74c6082e4c306bb66aa27640d23.jpg" xlink:type="simple" xlink:show="embed" xlink:actuate="onLoad" draw:mime-type="image/jpeg"/>
</draw:frame>
Photo: suud.ua</text:p>
      <text:p text:style-name="P4">
The Ministry of Veterans of Ukraine has opened electronic applications for competitive selection of candidates for veteran assistants from June 26 from June 26 from the introduction of a veteran assistant in Ukraine.</text:p>
      <text:p text:style-name="P4">
This is stated in <text:a xlink:type="simple" xlink:href="https://mva.gov.ua/ua/news/rivnij-rivnomu-minveteraniv-zaproshuye-veteraniv-ta-chleniv-yihnih-simej-na-rol-pomichnika-veterana" text:style-name="Internet_20_link" text:visited-style-name="Visited_20_Internet_20_Link">
publication</text:a>
on the official website of the Ministry of Veterans of Ukraine.</text:p>
      <text:p text:style-name="P4">
Veterans and veterans, as well as members of their rodins, who are ready to assist other defenders of Ukraine, can easily and dignity go through the military service of civil life, get proper services and social guarantees, undergo advanced training programs, can participate in the competition. and employment and more.</text:p>
      <text:p text:style-name="P4">
After the competitive selection of applications, successful candidates will be specialized and will be employed in the service office for water veterans from the regions involved in the pilot project - Vinnytsia, Dnipropetrovsk, Lviv, Mykolaiv.</text:p>
      <text:p text:style-name="P4">
Application for participation in the competition starting on June 26 and will take place via the E-Vetran information portal(https://eveteran.gov.ua).</text:p>
      <text:p text:style-name="P4">
У Мінветеранів зазначили, що чекають на заяву потенційного кандидата, якщовін:</text:p>
      <ul>
        <li>
ветеран війни, член сім’ї ветерана, постраждалий учасник Революції Гідності, член сім’ї загиблого (deceased)veteran, a member of the family of the deceased(deceased)Defender of the Chiza defender of Ukraine and are registered in the Unified State Register of War Veterans; * has a degree of formation of the junior bachelor; * has a taxpayer's account registration number(Render); * feels the strength of become the center of veterans life in its territorial community.</li>
      </ul>
      <text:p text:style-name="P4">
You must have:</text:p>
      <ul>
        <li>
Electronic signature: file key, hardware key or action. * document on education; * Veteran family members are a document confirming family ties.</li>
      </ul>
      <text:p text:style-name="P4">
Then you should be authorized in the office at eveteran.gov.ua using electronic signature, step by step fill out the online application form and undergo online certification. Sign the application using an electronic signature.</text:p>
      <text:p text:style-name="P4">
<draw:frame draw:style-name="fr1" draw:name="Image314" text:anchor-type="as-char" svg:width="6.9236in" svg:height="4.897806in" draw:z-index="0">
<draw:image xlink:href="../Images/AРМІЯINFORM/2023-06-20T98-00-00-04-00/instrukcziya.jpg" xlink:type="simple" xlink:show="embed" xlink:actuate="onLoad" draw:mime-type="image/jpeg"/>
</draw:frame>
If the application is submitted by a family member, the veteran must agree on it by imposing its electronic signature. The applicant is responsible for the accuracy of the information contained in the statement. The application will be sent to the Ministry of Veterans, where the status will be verified. You can submit no more than one statement from a person. The referred application cannot be edited.</text:p>
      <text:p text:style-name="P4">
News Source: <text:a xlink:type="simple" xlink:href="https://armyinform.com.ua/2023/06/20/rivnyj-rivnomu-minveteraniv-zaproshuye-veteraniv-ta-chleniv-yihnih-simej-na-rol-pomichnyka-veterana/" text:style-name="Internet_20_link" text:visited-style-name="Visited_20_Internet_20_Link">
https://armyinform.com.ua/2023/06/20/rivnyj-rivnomu-minveteraniv-zaproshuye-veteraniv-ta-chleniv-yihnih-simej-na-rol-pomichnyka-veterana/</text:a>
</text:p>
      <!--NEWS-->
      <text:h text:style-name="P10" text:outline-level="1">
<text:span text:style-name="T4">
Short. War. Day 482. Videoodigest</text:span>
</text:h>
      <text:p text:style-name="P4">
Author: ['АРМІЯINFORM']</text:p>
      <text:p text:style-name="P4">
Time: 2023-06-20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text:span text:style-name="T4">
 Source: </text:span>
 <text:a xlink:type="simple" xlink:href="https://www.facebook.com/GeneralStaff.ua/videos/6737721979593146" text:style-name="Internet_20_link" text:visited-style-name="Visited_20_Internet_20_Link">
GSZSU</text:a>
</text:p>
      <text:p text:style-name="P4">
News Source: <text:a xlink:type="simple" xlink:href="https://armyinform.com.ua/2023/06/20/korotko-vijna-den-482-videodajdzhest/" text:style-name="Internet_20_link" text:visited-style-name="Visited_20_Internet_20_Link">
https://armyinform.com.ua/2023/06/20/korotko-vijna-den-482-videodajdzhest/</text:a>
</text:p>
      <!--NEWS-->
      <text:h text:style-name="P10" text:outline-level="1">
<text:span text:style-name="T4">
Zelensky will tell about aspects of transformation of Ukraine at the London Conference on Reconstruction</text:span>
</text:h>
      <text:p text:style-name="P4">
Authors: Ukrinform (Person)</text:p>
      <text:p text:style-name="P4">
Publisher: Укринформ (Organization)</text:p>
      <text:p text:style-name="P4">
Published Time: 2023-06-20T9:40:00+03:00</text:p>
      <text:p text:style-name="P4">
Modified Time: 2023-06-20T22:40:00+03:00</text:p>
      <text:p text:style-name="P4">
Description: Within the framework of the Conference on Reconstruction of Ukraine, which will be held in London on June 21, President of Ukraine Volodymyr Zelensky will present part of the aspects of the philosophy of transformation of Ukraine. - Ukrinform.</text:p>
      <text:p text:style-name="P4">
Images: ['<text:a xlink:type="simple" xlink:href="https://static.ukrinform.com/photos/2023_06/thumb_files/630_360_1687029405-919.jpeg" text:style-name="Internet_20_link" text:visited-style-name="Visited_20_Internet_20_Link">
630_360_16870...</text:a>
']</text:p>
      <text:p text:style-name="P4">
Tags: ['Лондон', 'Зеленський', 'Конференція']</text:p>
      <text:p text:style-name="P4">
Type: Article</text:p>
      <!--METADATA-->
      <text:p text:style-name="P4">
<draw:frame draw:style-name="fr1" draw:name="Image315" text:anchor-type="as-char" svg:width="6.9236in" svg:height="3.956343in" draw:z-index="0">
<draw:image xlink:href="../Images/yкринформ/2023-06-20T9-40-00-03-00/630_360_1687029405-919.jpeg" xlink:type="simple" xlink:show="embed" xlink:actuate="onLoad" draw:mime-type="image/jpeg"/>
</draw:frame>
Within the framework of the Conference on Reconstruction of Ukraine, which will be held in London on June 21, President of Ukraine Volodymyr Zelensky will present part of aspects of philosophy of Ukraine.</text:p>
      <text:p text:style-name="P4">
According to Ukrinform, he reported this in <text:a xlink:type="simple" xlink:href="https://t.me/V_Zelenskiy_official/6648" text:style-name="Internet_20_link" text:visited-style-name="Visited_20_Internet_20_Link">
evening video</text:a>
.</text:p>
      <text:p text:style-name="P4">
“The first meetings in London have already begun within the reconstruction conference, which we prepared with British friends. There have already been discussions in Switzerland and Germany, France and Italy. There is a work of different levels for a better recovery. And we direct this work in such a way that our reconstruction is not only the projects of construction, but global prosect protection. Ukraine, transformed Ukraine, strengthened Ukraine is a security and security guarantor, it is a security against any form of Russian terror and protection against any repetitions of Russian aggression. Tomorrow the Holy Conference will present some of the aspects of our philosophy of Ukraine. The full meaning will be represented later this month. And in Ukraine, ”the President emphasized.</text:p>
      <text:p text:style-name="P4">
<text:span text:style-name="T4">
 Read also: </text:span>
 <text:a xlink:type="simple" xlink:href="https://www.ukrinform.ua/rubric-vidbudova/3725531-smigal-rozpocinaemo-robotu-v-londoni-dla-ucasti-v-konferencii-z-pitan-vidnovlenna-ukraini.html" text:style-name="Internet_20_link" text:visited-style-name="Visited_20_Internet_20_Link">
<text:span text:style-name="T4">
 Shmigal </text:span>
: We begin work in London to participate in the inconference on the restoration of Ukraine</text:a>
As reported by Ukrinform, the International Conference on Recovery of Ukraine, which should be expected on June 21 in London, will allow to coordinate the efforts of the Government of Ukraine, the European Commission and other international partners for rapid restoration of Ukraine, which should begin before the end of the war.</text:p>
      <text:p text:style-name="P4">
Photo: op</text:p>
      <text:p text:style-name="P4">
News Source: <text:a xlink:type="simple" xlink:href="https://www.ukrinform.ua/rubric-vidbudova/3725544-zelenskij-rozpovist-pro-aspekti-transformacii-ukraini-na-londonskij-konferencii-z-vidbudovi.html" text:style-name="Internet_20_link" text:visited-style-name="Visited_20_Internet_20_Link">
https://www.ukrinform.ua/rubric-vidbudova/3725544-zelenskij-rozpovist-pro-aspekti-transformacii-ukraini-na-londonskij-konferencii-z-vidbudovi.html</text:a>
</text:p>
      <!--NEWS-->
      <text:h text:style-name="P10" text:outline-level="1">
<text:span text:style-name="T4">
Russia does not provide any official information about Ukrainian prisoners - a coordination</text:span>
</text:h>
      <text:p text:style-name="P4">
Authors: Ukrinform (Person)</text:p>
      <text:p text:style-name="P4">
Publisher: Укринформ (Organization)</text:p>
      <text:p text:style-name="P4">
Published Time: 2023-06-21T-1:32:00+03:00</text:p>
      <text:p text:style-name="P4">
Modified Time: 2023-06-21T00:32:00+03:00</text:p>
      <text:p text:style-name="P4">
Description: The background of the dead Ukrainian defenders, the Russians are usually returned during exchanges, but there are times when they can negotiate without prior conditions. - Ukrinform.</text:p>
      <text:p text:style-name="P4">
Images: ['<text:a xlink:type="simple" xlink:href="https://static.ukrinform.com/photos/2023_03/thumb_files/630_360_1680170436-658.jpg" text:style-name="Internet_20_link" text:visited-style-name="Visited_20_Internet_20_Link">
630_360_16801...</text:a>
']</text:p>
      <text:p text:style-name="P4">
Tags: ['Обмін', 'Полонені', 'Зниклі безвісти', 'Війна з Росією']</text:p>
      <text:p text:style-name="P4">
Type: Article</text:p>
      <!--METADATA-->
      <text:p text:style-name="P4">
<draw:frame draw:style-name="fr1" draw:name="Image316" text:anchor-type="as-char" svg:width="6.9236in" svg:height="3.956343in" draw:z-index="0">
<draw:image xlink:href="../Images/yкринформ/2023-06-21T-1-32-00-03-00/630_360_1680170436-658.jpg" xlink:type="simple" xlink:show="embed" xlink:actuate="onLoad" draw:mime-type="image/jpeg"/>
</draw:frame>
Talazags of Ukrainian defenders are usually returned by Russians during exchanges, but there are times when they can negotiate without prior conditions.</text:p>
      <text:p text:style-name="P4">
As Ukrinform reports, it reports in <text:a xlink:type="simple" xlink:href="http://t.me/Koord_shtab/1276" text:style-name="Internet_20_link" text:visited-style-name="Visited_20_Internet_20_Link">
telegram</text:a>
Coordinating headquarters on prisoners of war.</text:p>
      <text:p text:style-name="P4">
The headquarters met with the association of families of servicemen of the 77th separate-aeromobile brigade, which is part of the Airborne assault troops.</text:p>
      <text:p text:style-name="P4">
The event was attended by representatives of the coordination and office of the Commissioner for the missing issues in special circumstances.</text:p>
      <text:p text:style-name="P4">
According to the headquarters, the Russian side does not provide any official information about captive servicemen. The only official source is the confirmation of the Ministry of Defense of the Russian Federation through the International Committee of the Chervonolace.</text:p>
      <text:p text:style-name="P4">
*!(https://www.ukrinform.ua/rubric-ato/3722546-u-koordstabi-rozpovili-aki-dani-moze-nadati-mkch-ridnim-ukrainskih-polonenih.html)“However, there are information obtained from unofficial sources- for example, photographs of open resources, testimonies of released from captivity- such immobility is accumulated and used in work on dismissal <text:a xlink:type="simple" xlink:href="https://www.ukrinform.ua/tag-poloneni" text:style-name="Internet_20_link" text:visited-style-name="Visited_20_Internet_20_Link">
prisoners</text:a>
”, - he added.</text:p>
      <text:p text:style-name="P4">
The representative of the Office of the Ombudsman missing persons, Ivan Angelinelins reported that the bodies of dead defenders are usually returned during exchanges. Alabes cases where it is possible to agree on a return without prior conditions. He added that the Russians return bodies from different directions, but do not indicate specific locations.</text:p>
      <text:p text:style-name="P4">
*!(https://www.ukrinform.ua/rubric-ato/3725074-u-koordstabi-poasnili-comu-ne-nadsilaut-do-rf-zapitiv-pro-konkretnih-polonenih.html)In addition, during the meeting, the coordination lawyer provided consultations on the maintenance of documents from the military unit, financial support for family persons or captive servicemen and communication with investigators.</text:p>
      <text:p text:style-name="P4">
As reported by Ukrinform, on May 30 Ukraine <text:a xlink:type="simple" xlink:href="http://www.ukrinform.ua/rubric-ato/3715966-ukraina-povernula-tila-se-79-poleglih-zahisnikiv.html" text:style-name="Internet_20_link" text:visited-style-name="Visited_20_Internet_20_Link">
managed to return home bodies</text:a>
 ще 79 загиблих оборонців.</text:p>
      <text:p text:style-name="P4">
News Source: <text:a xlink:type="simple" xlink:href="https://www.ukrinform.ua/rubric-ato/3725558-rosia-ne-nadae-zodnoi-oficijnoi-informacii-pro-ukrainskih-polonenih-koordstab.html" text:style-name="Internet_20_link" text:visited-style-name="Visited_20_Internet_20_Link">
https://www.ukrinform.ua/rubric-ato/3725558-rosia-ne-nadae-zodnoi-oficijnoi-informacii-pro-ukrainskih-polonenih-koordstab.html</text:a>
</text:p>
      <!--NEWS-->
      <text:h text:style-name="P10" text:outline-level="1">
<text:span text:style-name="T4">
The 92nd Brigade's mouthpiece's mouth has destroyed Russian appliances for millions of dollars in two days</text:span>
</text:h>
      <text:p text:style-name="P4">
Authors: Ukrinform (Person)</text:p>
      <text:p text:style-name="P4">
Publisher: Укринформ (Organization)</text:p>
      <text:p text:style-name="P4">
Published Time: 2023-06-21T-2:16:00+03:00</text:p>
      <text:p text:style-name="P4">
Modified Time: 2023-06-21T00:16:00+03:00</text:p>
      <text:p text:style-name="P4">
Description: The mouth of shock unmanned aviation complexes "Achilles" of the 92nd OMBR them. Ivan Sirko's cat chieftain destroyed in the Luhansk region, the TOR-M2K SFC, an armored personnel carrier, the Urals and the Kuchetka-B command-staff machine. - Ukrinform.</text:p>
      <text:p text:style-name="P4">
Images: ['<text:a xlink:type="simple" xlink:href="https://static.ukrinform.com/photos/2022_09/thumb_files/630_360_1663863283-975.jpg" text:style-name="Internet_20_link" text:visited-style-name="Visited_20_Internet_20_Link">
630_360_16638...</text:a>
']</text:p>
      <text:p text:style-name="P4">
Tags: ['Безпілотник', 'ЗСУ', 'Російські військові', 'Військова техніка']</text:p>
      <text:p text:style-name="P4">
Type: Article</text:p>
      <!--METADATA-->
      <text:p text:style-name="P4">
<draw:frame draw:style-name="fr1" draw:name="Image317" text:anchor-type="as-char" svg:width="6.9236in" svg:height="3.956343in" draw:z-index="0">
<draw:image xlink:href="../Images/yкринформ/2023-06-21T-2-16-00-03-00/630_360_1663863283-975.jpg" xlink:type="simple" xlink:show="embed" xlink:actuate="onLoad" draw:mime-type="image/jpeg"/>
</draw:frame>
Rotaudar unmanned aircraft complexes "Achilles" of the 92nd OMBR them. Ivan Sirko Koshovoam, for two days, destroyed in the Luhansk region the SCR-M2K, armored personnel carrier, Urals and command-staff car Kuchetka-B.</text:p>
      <text:p text:style-name="P4">
This was reported in <text:a xlink:type="simple" xlink:href="https://t.me/luhanskaVTSA/11488" text:style-name="Internet_20_link" text:visited-style-name="Visited_20_Internet_20_Link">
telegram</text:a>
The head of the Luhansk Regional Military Administration Artem Lisogor, Ukrinform reports.</text:p>
      <text:p text:style-name="P4">
“The army of drones in Luhansk region has destroyed Russian equipment into millions of doolar. This is the result of the work of the Achilles UAVs of the 92nd OMB named after Koshov's chieftain Ivan Sirko Droam-Kamikadze in Luhansk region. Among the affected engineering of the invaders-a tank, anti-aircraft missile complex "Thor-M2K", armored personnel carrier, "Urals" and command-staff machine "Kuchetka-B",-the presentation reads.</text:p>
      <text:p text:style-name="P4">
In Achilles, they specified <text:a xlink:type="simple" xlink:href="http://t.me/s/fedorenkoys" text:style-name="Internet_20_link" text:visited-style-name="Visited_20_Internet_20_Link">
reported</text:a>
that the hostile "Thor" was destroyed in Swativ direction with the help of Dron-Kamikadze.</text:p>
      <text:p text:style-name="P4">
<text:span text:style-name="T5">
Viso: <text:a xlink:type="simple" xlink:href="https://t.me/AFUStratCom/18525" text:style-name="Internet_20_link" text:visited-style-name="Visited_20_Internet_20_Link">
Stratkiv Armed Forces</text:a>
</text:span>
</text:p>
      <text:p text:style-name="P4">
«Warled with a drone-Kamikadze enemy SCR" Thor-2M "-a duty-a-enemy, aimed at combating Ukrainian aviation and <text:a xlink:type="simple" xlink:href="https://www.ukrinform.ua/tag-bezpilotnik" text:style-name="Internet_20_link" text:visited-style-name="Visited_20_Internet_20_Link">
drones</text:a>
. One of the most priority targeted operations, ”the military said.</text:p>
      <text:p text:style-name="P4">
<text:span text:style-name="T4">
 Read also: </text:span>
 <text:a xlink:type="simple" xlink:href="https://www.ukrinform.ua/rubric-ato/3725485-na-limanokupanskomu-napramku-vijskovi-znisili-rosijskij-bezpilotnik.html" text:style-name="Internet_20_link" text:visited-style-name="Visited_20_Internet_20_Link">
in the Limano-Kupjian direction military <text:span text:style-name="T4">
 destroyed </text:span>
 Russian drone</text:a>
As it was reported, the forces of Ukraine's defense during the day <text:a xlink:type="simple" xlink:href="https://www.ukrinform.ua/rubric-ato/3725494-sili-oboroni-urazili-17-artpidrozdiliv-tri-punkti-upravlinna-ta-zasib-ppo-rosian.html" text:style-name="Internet_20_link" text:visited-style-name="Visited_20_Internet_20_Link">
struck</text:a>
17 Artillery units, three management points and a means of air defense of Russian troops.</text:p>
      <text:p text:style-name="P4">
_ Photo illustrative: General Staff of the Armed Forces_</text:p>
      <text:p text:style-name="P4">
News Source: <text:a xlink:type="simple" xlink:href="https://www.ukrinform.ua/rubric-ato/3725557-rota-bezpilotnikiv-92i-brigadi-za-dva-dni-znisila-rosijskoi-tehniki-na-miljoni-dolariv.html" text:style-name="Internet_20_link" text:visited-style-name="Visited_20_Internet_20_Link">
https://www.ukrinform.ua/rubric-ato/3725557-rota-bezpilotnikiv-92i-brigadi-za-dva-dni-znisila-rosijskoi-tehniki-na-miljoni-dolariv.html</text:a>
</text:p>
      <!--NEWS-->
      <text:h text:style-name="P10" text:outline-level="1">
<text:span text:style-name="T4">
The 92nd Brigade's mouthpiece's mouth has destroyed Russian appliances for millions of dollars in two days</text:span>
</text:h>
      <text:p text:style-name="P4">
Authors: Ukrinform (Person)</text:p>
      <text:p text:style-name="P4">
Publisher: Укринформ (Organization)</text:p>
      <text:p text:style-name="P4">
Published Time: 2023-06-21T00:16:00+03:00</text:p>
      <text:p text:style-name="P4">
Modified Time: 2023-06-21T00:16:00+03:00</text:p>
      <text:p text:style-name="P4">
Description: The mouth of shock unmanned aviation complexes "Achilles" of the 92nd OMBR them. Ivan Sirko's cat chieftain destroyed in the Luhansk region, the TOR-M2K SFC, an armored personnel carrier, the Urals and the Kuchetka-B command-staff machine. - Ukrinform.</text:p>
      <text:p text:style-name="P4">
Images: ['<text:a xlink:type="simple" xlink:href="https://static.ukrinform.com/photos/2022_09/thumb_files/630_360_1663863283-975.jpg" text:style-name="Internet_20_link" text:visited-style-name="Visited_20_Internet_20_Link">
630_360_16638...</text:a>
']</text:p>
      <text:p text:style-name="P4">
Tags: ['Безпілотник', 'ЗСУ', 'Російські військові', 'Військова техніка']</text:p>
      <text:p text:style-name="P4">
Type: Article</text:p>
      <!--METADATA-->
      <text:p text:style-name="P4">
<draw:frame draw:style-name="fr1" draw:name="Image318" text:anchor-type="as-char" svg:width="6.9236in" svg:height="3.956343in" draw:z-index="0">
<draw:image xlink:href="../Images/yкринформ/2023-06-21T00-16-00-03-00/630_360_1663863283-975.jpg" xlink:type="simple" xlink:show="embed" xlink:actuate="onLoad" draw:mime-type="image/jpeg"/>
</draw:frame>
Rotaudar unmanned aircraft complexes "Achilles" of the 92nd OMBR them. Ivan Sirko Koshovoam, for two days, destroyed in the Luhansk region the SCR-M2K, armored personnel carrier, Urals and command-staff car Kuchetka-B.</text:p>
      <text:p text:style-name="P4">
This was reported in <text:a xlink:type="simple" xlink:href="https://t.me/luhanskaVTSA/11488" text:style-name="Internet_20_link" text:visited-style-name="Visited_20_Internet_20_Link">
telegram</text:a>
The head of the Luhansk Regional Military Administration Artem Lisogor, Ukrinform reports.</text:p>
      <text:p text:style-name="P4">
“The army of drones in Luhansk region has destroyed Russian equipment into millions of doolar. This is the result of the work of the Achilles UAVs of the 92nd OMB named after Koshov's chieftain Ivan Sirko Droam-Kamikadze in Luhansk region. Among the affected engineering of the invaders-a tank, anti-aircraft missile complex "Thor-M2K", armored personnel carrier, "Urals" and command-staff machine "Kuchetka-B",-the presentation reads.</text:p>
      <text:p text:style-name="P4">
In Achilles, they specified <text:a xlink:type="simple" xlink:href="http://t.me/s/fedorenkoys" text:style-name="Internet_20_link" text:visited-style-name="Visited_20_Internet_20_Link">
reported</text:a>
that the hostile "Thor" was destroyed in Swativ direction with the help of Dron-Kamikadze.</text:p>
      <text:p text:style-name="P4">
<text:span text:style-name="T5">
Viso: <text:a xlink:type="simple" xlink:href="https://t.me/AFUStratCom/18525" text:style-name="Internet_20_link" text:visited-style-name="Visited_20_Internet_20_Link">
Stratkiv Armed Forces</text:a>
</text:span>
</text:p>
      <text:p text:style-name="P4">
«Warled with a drone-Kamikadze enemy SCR" Thor-2M "-a duty-a-enemy, aimed at combating Ukrainian aviation and <text:a xlink:type="simple" xlink:href="https://www.ukrinform.ua/tag-bezpilotnik" text:style-name="Internet_20_link" text:visited-style-name="Visited_20_Internet_20_Link">
drones</text:a>
. One of the most priority targeted operations, ”the military said.</text:p>
      <text:p text:style-name="P4">
<text:span text:style-name="T4">
 Read also: </text:span>
 <text:a xlink:type="simple" xlink:href="https://www.ukrinform.ua/rubric-ato/3725485-na-limanokupanskomu-napramku-vijskovi-znisili-rosijskij-bezpilotnik.html" text:style-name="Internet_20_link" text:visited-style-name="Visited_20_Internet_20_Link">
in the Limano-Kupjian direction military <text:span text:style-name="T4">
 destroyed </text:span>
 Russian drone</text:a>
As it was reported, the forces of Ukraine's defense during the day <text:a xlink:type="simple" xlink:href="https://www.ukrinform.ua/rubric-ato/3725494-sili-oboroni-urazili-17-artpidrozdiliv-tri-punkti-upravlinna-ta-zasib-ppo-rosian.html" text:style-name="Internet_20_link" text:visited-style-name="Visited_20_Internet_20_Link">
struck</text:a>
17 Artillery units, three management points and a means of air defense of Russian troops.</text:p>
      <text:p text:style-name="P4">
_ Photo illustrative: General Staff of the Armed Forces_</text:p>
      <text:p text:style-name="P4">
News Source: <text:a xlink:type="simple" xlink:href="https://www.ukrinform.ua/rubric-ato/3725557-rota-bezpilotnikiv-92i-brigadi-za-dva-dni-znisila-rosijskoi-tehniki-na-miljoni-dolariv.html" text:style-name="Internet_20_link" text:visited-style-name="Visited_20_Internet_20_Link">
https://www.ukrinform.ua/rubric-ato/3725557-rota-bezpilotnikiv-92i-brigadi-za-dva-dni-znisila-rosijskoi-tehniki-na-miljoni-dolariv.html</text:a>
</text:p>
      <!--NEWS-->
      <text:h text:style-name="P10" text:outline-level="1">
<text:span text:style-name="T4">
Russia does not provide any official information about Ukrainian prisoners - a coordination</text:span>
</text:h>
      <text:p text:style-name="P4">
Authors: Ukrinform (Person)</text:p>
      <text:p text:style-name="P4">
Publisher: Укринформ (Organization)</text:p>
      <text:p text:style-name="P4">
Published Time: 2023-06-21T00:32:00+03:00</text:p>
      <text:p text:style-name="P4">
Modified Time: 2023-06-21T00:32:00+03:00</text:p>
      <text:p text:style-name="P4">
Description: The background of the dead Ukrainian defenders, the Russians are usually returned during exchanges, but there are times when they can negotiate without prior conditions. - Ukrinform.</text:p>
      <text:p text:style-name="P4">
Images: ['<text:a xlink:type="simple" xlink:href="https://static.ukrinform.com/photos/2023_03/thumb_files/630_360_1680170436-658.jpg" text:style-name="Internet_20_link" text:visited-style-name="Visited_20_Internet_20_Link">
630_360_16801...</text:a>
']</text:p>
      <text:p text:style-name="P4">
Tags: ['Обмін', 'Полонені', 'Зниклі безвісти', 'Війна з Росією']</text:p>
      <text:p text:style-name="P4">
Type: Article</text:p>
      <!--METADATA-->
      <text:p text:style-name="P4">
<draw:frame draw:style-name="fr1" draw:name="Image319" text:anchor-type="as-char" svg:width="6.9236in" svg:height="3.956343in" draw:z-index="0">
<draw:image xlink:href="../Images/yкринформ/2023-06-21T00-32-00-03-00/630_360_1680170436-658.jpg" xlink:type="simple" xlink:show="embed" xlink:actuate="onLoad" draw:mime-type="image/jpeg"/>
</draw:frame>
Talazags of Ukrainian defenders are usually returned by Russians during exchanges, but there are times when they can negotiate without prior conditions.</text:p>
      <text:p text:style-name="P4">
As Ukrinform reports, it reports in <text:a xlink:type="simple" xlink:href="http://t.me/Koord_shtab/1276" text:style-name="Internet_20_link" text:visited-style-name="Visited_20_Internet_20_Link">
telegram</text:a>
Coordinating headquarters on prisoners of war.</text:p>
      <text:p text:style-name="P4">
The headquarters met with the association of families of servicemen of the 77th separate-aeromobile brigade, which is part of the Airborne assault troops.</text:p>
      <text:p text:style-name="P4">
The event was attended by representatives of the coordination and office of the Commissioner for the missing issues in special circumstances.</text:p>
      <text:p text:style-name="P4">
According to the headquarters, the Russian side does not provide any official information about captive servicemen. The only official source is the confirmation of the Ministry of Defense of the Russian Federation through the International Committee of the Chervonolace.</text:p>
      <text:p text:style-name="P4">
*!(https://www.ukrinform.ua/rubric-ato/3722546-u-koordstabi-rozpovili-aki-dani-moze-nadati-mkch-ridnim-ukrainskih-polonenih.html)“However, there are information obtained from unofficial sources- for example, photographs of open resources, testimonies of released from captivity- such immobility is accumulated and used in work on dismissal <text:a xlink:type="simple" xlink:href="https://www.ukrinform.ua/tag-poloneni" text:style-name="Internet_20_link" text:visited-style-name="Visited_20_Internet_20_Link">
prisoners</text:a>
”, - he added.</text:p>
      <text:p text:style-name="P4">
The representative of the Office of the Ombudsman missing persons, Ivan Angelinelins reported that the bodies of dead defenders are usually returned during exchanges. Alabes cases where it is possible to agree on a return without prior conditions. He added that the Russians return bodies from different directions, but do not indicate specific locations.</text:p>
      <text:p text:style-name="P4">
*!(https://www.ukrinform.ua/rubric-ato/3725074-u-koordstabi-poasnili-comu-ne-nadsilaut-do-rf-zapitiv-pro-konkretnih-polonenih.html)In addition, during the meeting, the coordination lawyer provided consultations on the maintenance of documents from the military unit, financial support for family persons or captive servicemen and communication with investigators.</text:p>
      <text:p text:style-name="P4">
As reported by Ukrinform, on May 30 Ukraine <text:a xlink:type="simple" xlink:href="http://www.ukrinform.ua/rubric-ato/3715966-ukraina-povernula-tila-se-79-poleglih-zahisnikiv.html" text:style-name="Internet_20_link" text:visited-style-name="Visited_20_Internet_20_Link">
managed to return home bodies</text:a>
Another 79 dead defenders.</text:p>
      <text:p text:style-name="P4">
News Source: <text:a xlink:type="simple" xlink:href="https://www.ukrinform.ua/rubric-ato/3725558-rosia-ne-nadae-zodnoi-oficijnoi-informacii-pro-ukrainskih-polonenih-koordstab.html" text:style-name="Internet_20_link" text:visited-style-name="Visited_20_Internet_20_Link">
https://www.ukrinform.ua/rubric-ato/3725558-rosia-ne-nadae-zodnoi-oficijnoi-informacii-pro-ukrainskih-polonenih-koordstab.html</text:a>
</text:p>
      <!--NEWS-->
      <text:h text:style-name="P10" text:outline-level="1">
<text:span text:style-name="T4">
The UN Secretary General called on to continue the grain agreement blocked by Russia</text:span>
</text:h>
      <text:p text:style-name="P4">
Authors: Ukrinform (Person)</text:p>
      <text:p text:style-name="P4">
Publisher: Укринформ (Organization)</text:p>
      <text:p text:style-name="P4">
Published Time: 2023-06-21T00:51:00+03:00</text:p>
      <text:p text:style-name="P4">
Modified Time: 2023-06-21T00:51:00+03:00</text:p>
      <text:p text:style-name="P4">
Description: The UN Secretary -General was disappointed with the slowdown in the pace of inspection of ships as part of the Black Sea initiative and the unilateral exception of Russia by the port of "Southern" from the Grain Agreement. - Ukrinform.</text:p>
      <text:p text:style-name="P4">
Images: ['<text:a xlink:type="simple" xlink:href="https://static.ukrinform.com/photos/2023_05/thumb_files/630_360_1684868783-238.jpg" text:style-name="Internet_20_link" text:visited-style-name="Visited_20_Internet_20_Link">
630_360_16848...</text:a>
']</text:p>
      <text:p text:style-name="P4">
Tags: ['Гутерреш', 'ООН', 'Блокування', 'Війна з Росією', 'Продовольча безпека', 'зерновий коридор']</text:p>
      <text:p text:style-name="P4">
Type: Article</text:p>
      <!--METADATA-->
      <text:p text:style-name="P4">
<draw:frame draw:style-name="fr1" draw:name="Image320" text:anchor-type="as-char" svg:width="6.9236in" svg:height="3.956343in" draw:z-index="0">
<draw:image xlink:href="../Images/yкринформ/2023-06-21T00-51-00-03-00/630_360_1684868783-238.jpg" xlink:type="simple" xlink:show="embed" xlink:actuate="onLoad" draw:mime-type="image/jpeg"/>
</draw:frame>
The UN Secretary -General was disappointed with the slowdown in the Inspectorate of the Black Sea Initiative and the unilateral exception of Russia by the port of "Southern" from the Grain Agreement.</text:p>
      <text:p text:style-name="P4">
According to Ukrinform correspondent in New York, the state-deputy speaker of Secretary General Farhan Gak said it.</text:p>
      <text:p text:style-name="P4">
He indicated that these factors led to the inhibition of the movement of ships through Ukrainian seaports and the fall of food supplies to the world markets.</text:p>
      <text:p text:style-name="P4">
"The export of food through the Marine Humanitarian Corridor has significantly decreased 4.2 million tonnes in October 2022 to 1.3 million in May, which is the lowest indicator from the beginning of the initiative," GAK said.</text:p>
      <text:p text:style-name="P4">
According to him, the UN Secretary -General calls for the parties to accelerate the operations and persistently asks them to "make every effort to ensure the extension of this vital agreement, the validity of which passes on July 17."</text:p>
      <text:p text:style-name="P4">
<text:span text:style-name="T4">
 Read also: </text:span>
 <text:a xlink:type="simple" xlink:href="https://www.ukrinform.ua/rubric-economy/3725549-bilij-dim-spodivaetsa-na-prodovzenna-zernovoi-iniciativi.html" text:style-name="Internet_20_link" text:visited-style-name="Visited_20_Internet_20_Link">
White House hopes to continue <text:span text:style-name="T4">
 grain </text:span>
 military initiative</text:a>
HACK also recalled that, in addition to the Grain Agreement, a "Memorandum of Understanding on Russian [Exports] was concluded between the Russian Federation and the UN.(https://www.ukrinform.ua/tag-eksport)food and fertilizers, ”which is required by Moscow to soften the results of Western sanctions.</text:p>
      <text:p text:style-name="P4">
As it was reported, Russia threatens to withdraw from the grain agreement, if it does not succeed in the pumping of the ammonia pipeline "Togliatti - Odesa" and partially removing restriction on its own export.</text:p>
      <text:p text:style-name="P4">
<text:a xlink:type="simple" xlink:href="http://www.ukrinform.ua/rubric-economy/3724964-kubrakov-pro-zupinku-zernovogo-koridoru-rosiani-vidkrito-sabotuut-inspekcii-suden.html" text:style-name="Internet_20_link" text:visited-style-name="Visited_20_Internet_20_Link">
In the Government of Ukraine stated</text:a>
About the actual blocking of the Russian side of the Grave Initiative. The Russian Federation has openly sabotifies the inspection of ships, which reduced the capacity of the corridor to less than 20% of the possible.</text:p>
      <text:p text:style-name="P4">
<text:span text:style-name="T4">
 Read also: </text:span>
 <text:a xlink:type="simple" xlink:href="https://www.ukrinform.ua/rubric-economy/3725398-eksport-zernovim-koridorom-za-tizden-skorotivsa-na-tretinu-ukab.html" text:style-name="Internet_20_link" text:visited-style-name="Visited_20_Internet_20_Link">
export "grain corridor" in a week decreased datin - UKAB</text:a>
Russia was taught in the agreement at the end of May, extending its effect for 60 days - until July 17.<text:span text:style-name="T5">
Фото: Jason Szenes / Epa</text:span>
</text:p>
      <text:p text:style-name="P4">
News Source: <text:a xlink:type="simple" xlink:href="https://www.ukrinform.ua/rubric-economy/3725559-gensek-oon-zaklikav-prodovziti-zernovu-ugodu-aku-blokue-rosia.html" text:style-name="Internet_20_link" text:visited-style-name="Visited_20_Internet_20_Link">
https://www.ukrinform.ua/rubric-economy/3725559-gensek-oon-zaklikav-prodovziti-zernovu-ugodu-aku-blokue-rosia.html</text:a>
</text:p>
      <!--NEWS-->
      <text:h text:style-name="P10" text:outline-level="1">
<text:span text:style-name="T4">
The enemy brought out a combat duty of the overwarf rocket launcher</text:span>
</text:h>
      <text:p text:style-name="P4">
Author: ['АРМІЯINFORM']</text:p>
      <text:p text:style-name="P4">
Time: 2023-06-21T98:00:00-04:00</text:p>
      <text:p text:style-name="P4">
Description: About Tslodomlya at his own company Storinzi at Facebook, the commanding of the commanding ... War with Ukraine 2022, the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admiral-makarov-fregat.jpg" text:style-name="Internet_20_link" text:visited-style-name="Visited_20_Internet_20_Link">
admiral-makarov-fregat.jpg</text:a>
']</text:p>
      <text:p text:style-name="P4">
Tags: ['STOPRUSSIA', 'АГРЕСІЯ РФ', 'ВІЙНА', 'ОК «ПІВДЕНЬ»', 'РАКЕТИ «КАЛІБР»', 'ЧОРНЕ МОРЕ']</text:p>
      <text:p text:style-name="P4">
Category: News</text:p>
      <!--METADATA-->
      <text:p text:style-name="P4">
<draw:frame draw:style-name="fr1" draw:name="Image321" text:anchor-type="as-char" svg:width="6.9236in" svg:height="3.871446in" draw:z-index="0">
<draw:image xlink:href="../Images/AРМІЯINFORM/2023-06-21T98-00-00-04-00/admiral-makarov-fregat.jpg" xlink:type="simple" xlink:show="embed" xlink:actuate="onLoad" draw:mime-type="image/jpeg"/>
</draw:frame>
About it <text:a xlink:type="simple" xlink:href="https://www.facebook.com/OperationalCommandSouth/posts/pfbid036B4VGu5gKK7v7yuSGn3W9BCPzw9gtCt5fFvgGGTa3ZaxQci7tUyBPtapcwu5xJ5cl" text:style-name="Internet_20_link" text:visited-style-name="Visited_20_Internet_20_Link">
reports</text:a>
On its official Facebook page, the Operational Command of the South.</text:p>
      <text:p text:style-name="P4">
"As of now, the ship group in the Black Sea has increased to 8 units: it was joined by the Admiral Makarov frigate, equipped with eight" caliber ", - the message reads.</text:p>
      <text:p text:style-name="P4">
The level of rocket danger is increased!Air alarm signals are not aware, go to the shelter - calls OK "South".</text:p>
      <text:p text:style-name="P4">
News Source: <text:a xlink:type="simple" xlink:href="https://armyinform.com.ua/2023/06/21/vorog-vyviv-na-bojove-cherguvannya-nadvodnyj-raketonosij/" text:style-name="Internet_20_link" text:visited-style-name="Visited_20_Internet_20_Link">
https://armyinform.com.ua/2023/06/21/vorog-vyviv-na-bojove-cherguvannya-nadvodnyj-raketonosi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